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953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Sp. Atk</text:p>
          </table:table-cell>
          <table:table-cell table:style-name="ce2" office:value-type="string" calcext:value-type="string">
            <text:p>Sp. Def</text:p>
          </table:table-cell>
          <table:table-cell table:style-name="ce2" office:value-type="string" calcext:value-type="string">
            <text:p>Speed</text:p>
          </table:table-cell>
          <table:table-cell/>
          <table:table-cell table:style-name="Default" office:value-type="string" calcext:value-type="string">
            <text:p>Name</text:p>
          </table:table-cell>
        </table:table-row>
        <table:table-row table:style-name="ro1">
          <table:table-cell table:formula="of:=COM.MICROSOFT.CONCAT(SUBSTITUTE(LOWER([.B2]);&quot; &quot;;&quot;_&quot;);&quot; = Enemy(name = '&quot;;[.B2];&quot;', type = '&quot;;[.C2];&quot;', total = &quot;;[.D2];&quot;, hp = &quot;;[.E2];&quot;, attack = &quot;;[.F2];&quot;, defense = &quot;;[.G2];&quot;, spatk = &quot;;[.H2];&quot;, spdef = &quot;;[.I2];&quot;, speed = &quot;;[.J2]; &quot;)&quot;)" office:value-type="string" office:string-value="bulbasaur = Enemy(name = 'Bulbasaur', type = 'GRASS POISON', total = 318, hp = 45, attack = 49, defense = 49, spatk = 65, spdef = 65, speed = 45)" calcext:value-type="string">
            <text:p>bulbasaur = Enemy(name = 'Bulbasaur', type = 'GRASS POISON', total = 318, hp = 45, attack = 49, defense = 49, spatk = 65, spdef = 65, speed = 45)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 POISON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]);&quot; &quot;;&quot;_&quot;)" office:value-type="string" office:string-value="bulbasaur" calcext:value-type="string">
            <text:p>bulbasaur</text:p>
          </table:table-cell>
        </table:table-row>
        <table:table-row table:style-name="ro1">
          <table:table-cell table:formula="of:=COM.MICROSOFT.CONCAT(SUBSTITUTE(LOWER([.B3]);&quot; &quot;;&quot;_&quot;);&quot; = Enemy(name = '&quot;;[.B3];&quot;', type = '&quot;;[.C3];&quot;', total = &quot;;[.D3];&quot;, hp = &quot;;[.E3];&quot;, attack = &quot;;[.F3];&quot;, defense = &quot;;[.G3];&quot;, spatk = &quot;;[.H3];&quot;, spdef = &quot;;[.I3];&quot;, speed = &quot;;[.J3]; &quot;)&quot;)" office:value-type="string" office:string-value="ivysaur = Enemy(name = 'Ivysaur', type = 'GRASS POISON', total = 405, hp = 60, attack = 62, defense = 63, spatk = 80, spdef = 80, speed = 60)" calcext:value-type="string">
            <text:p>ivysaur = Enemy(name = 'Ivysaur', type = 'GRASS POISON', total = 405, hp = 60, attack = 62, defense = 63, spatk = 80, spdef = 80, speed = 60)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 POISON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]);&quot; &quot;;&quot;_&quot;)" office:value-type="string" office:string-value="ivysaur" calcext:value-type="string">
            <text:p>ivysaur</text:p>
          </table:table-cell>
        </table:table-row>
        <table:table-row table:style-name="ro1">
          <table:table-cell table:formula="of:=COM.MICROSOFT.CONCAT(SUBSTITUTE(LOWER([.B4]);&quot; &quot;;&quot;_&quot;);&quot; = Enemy(name = '&quot;;[.B4];&quot;', type = '&quot;;[.C4];&quot;', total = &quot;;[.D4];&quot;, hp = &quot;;[.E4];&quot;, attack = &quot;;[.F4];&quot;, defense = &quot;;[.G4];&quot;, spatk = &quot;;[.H4];&quot;, spdef = &quot;;[.I4];&quot;, speed = &quot;;[.J4]; &quot;)&quot;)" office:value-type="string" office:string-value="venusaur = Enemy(name = 'Venusaur', type = 'GRASS POISON', total = 525, hp = 80, attack = 82, defense = 83, spatk = 100, spdef = 100, speed = 80)" calcext:value-type="string">
            <text:p>venusaur = Enemy(name = 'Venusaur', type = 'GRASS POISON', total = 525, hp = 80, attack = 82, defense = 83, spatk = 100, spdef = 100, speed = 80)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 POISON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]);&quot; &quot;;&quot;_&quot;)" office:value-type="string" office:string-value="venusaur" calcext:value-type="string">
            <text:p>venusaur</text:p>
          </table:table-cell>
        </table:table-row>
        <table:table-row table:style-name="ro1">
          <table:table-cell table:formula="of:=COM.MICROSOFT.CONCAT(SUBSTITUTE(LOWER([.B5]);&quot; &quot;;&quot;_&quot;);&quot; = Enemy(name = '&quot;;[.B5];&quot;', type = '&quot;;[.C5];&quot;', total = &quot;;[.D5];&quot;, hp = &quot;;[.E5];&quot;, attack = &quot;;[.F5];&quot;, defense = &quot;;[.G5];&quot;, spatk = &quot;;[.H5];&quot;, spdef = &quot;;[.I5];&quot;, speed = &quot;;[.J5]; &quot;)&quot;)" office:value-type="string" office:string-value="venusaur_mega_venusaur = Enemy(name = 'Venusaur Mega Venusaur', type = 'GRASS POISON', total = 625, hp = 80, attack = 100, defense = 123, spatk = 122, spdef = 120, speed = 80)" calcext:value-type="string">
            <text:p>venusaur_mega_venusaur = Enemy(name = 'Venusaur Mega Venusaur', type = 'GRASS POISON', total = 625, hp = 80, attack = 100, defense = 123, spatk = 122, spdef = 120, speed = 80)</text:p>
          </table:table-cell>
          <table:table-cell office:value-type="string" calcext:value-type="string">
            <text:p>Venusaur Mega Venusaur</text:p>
          </table:table-cell>
          <table:table-cell office:value-type="string" calcext:value-type="string">
            <text:p>GRASS POISON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]);&quot; &quot;;&quot;_&quot;)" office:value-type="string" office:string-value="venusaur_mega_venusaur" calcext:value-type="string">
            <text:p>venusaur_mega_venusaur</text:p>
          </table:table-cell>
        </table:table-row>
        <table:table-row table:style-name="ro1">
          <table:table-cell table:formula="of:=COM.MICROSOFT.CONCAT(SUBSTITUTE(LOWER([.B6]);&quot; &quot;;&quot;_&quot;);&quot; = Enemy(name = '&quot;;[.B6];&quot;', type = '&quot;;[.C6];&quot;', total = &quot;;[.D6];&quot;, hp = &quot;;[.E6];&quot;, attack = &quot;;[.F6];&quot;, defense = &quot;;[.G6];&quot;, spatk = &quot;;[.H6];&quot;, spdef = &quot;;[.I6];&quot;, speed = &quot;;[.J6]; &quot;)&quot;)" office:value-type="string" office:string-value="charmander = Enemy(name = 'Charmander', type = 'FIRE', total = 309, hp = 39, attack = 52, defense = 43, spatk = 60, spdef = 50, speed = 65)" calcext:value-type="string">
            <text:p>charmander = Enemy(name = 'Charmander', type = 'FIRE', total = 309, hp = 39, attack = 52, defense = 43, spatk = 60, spdef = 50, speed = 65)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]);&quot; &quot;;&quot;_&quot;)" office:value-type="string" office:string-value="charmander" calcext:value-type="string">
            <text:p>charmander</text:p>
          </table:table-cell>
        </table:table-row>
        <table:table-row table:style-name="ro1">
          <table:table-cell table:formula="of:=COM.MICROSOFT.CONCAT(SUBSTITUTE(LOWER([.B7]);&quot; &quot;;&quot;_&quot;);&quot; = Enemy(name = '&quot;;[.B7];&quot;', type = '&quot;;[.C7];&quot;', total = &quot;;[.D7];&quot;, hp = &quot;;[.E7];&quot;, attack = &quot;;[.F7];&quot;, defense = &quot;;[.G7];&quot;, spatk = &quot;;[.H7];&quot;, spdef = &quot;;[.I7];&quot;, speed = &quot;;[.J7]; &quot;)&quot;)" office:value-type="string" office:string-value="charmeleon = Enemy(name = 'Charmeleon', type = 'FIRE', total = 405, hp = 58, attack = 64, defense = 58, spatk = 80, spdef = 65, speed = 80)" calcext:value-type="string">
            <text:p>charmeleon = Enemy(name = 'Charmeleon', type = 'FIRE', total = 405, hp = 58, attack = 64, defense = 58, spatk = 80, spdef = 65, speed = 80)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 office:value-type="float" office:value="405" calcext:value-type="float">
            <text:p>40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7]);&quot; &quot;;&quot;_&quot;)" office:value-type="string" office:string-value="charmeleon" calcext:value-type="string">
            <text:p>charmeleon</text:p>
          </table:table-cell>
        </table:table-row>
        <table:table-row table:style-name="ro1">
          <table:table-cell table:formula="of:=COM.MICROSOFT.CONCAT(SUBSTITUTE(LOWER([.B8]);&quot; &quot;;&quot;_&quot;);&quot; = Enemy(name = '&quot;;[.B8];&quot;', type = '&quot;;[.C8];&quot;', total = &quot;;[.D8];&quot;, hp = &quot;;[.E8];&quot;, attack = &quot;;[.F8];&quot;, defense = &quot;;[.G8];&quot;, spatk = &quot;;[.H8];&quot;, spdef = &quot;;[.I8];&quot;, speed = &quot;;[.J8]; &quot;)&quot;)" office:value-type="string" office:string-value="charizard = Enemy(name = 'Charizard', type = 'FIRE FLYING', total = 534, hp = 78, attack = 84, defense = 78, spatk = 109, spdef = 85, speed = 100)" calcext:value-type="string">
            <text:p>charizard = Enemy(name = 'Charizard', type = 'FIRE FLYING', total = 534, hp = 78, attack = 84, defense = 78, spatk = 109, spdef = 85, speed = 100)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FLYING</text:p>
          </table:table-cell>
          <table:table-cell office:value-type="float" office:value="534" calcext:value-type="float">
            <text:p>53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8]);&quot; &quot;;&quot;_&quot;)" office:value-type="string" office:string-value="charizard" calcext:value-type="string">
            <text:p>charizard</text:p>
          </table:table-cell>
        </table:table-row>
        <table:table-row table:style-name="ro1">
          <table:table-cell table:formula="of:=COM.MICROSOFT.CONCAT(SUBSTITUTE(LOWER([.B9]);&quot; &quot;;&quot;_&quot;);&quot; = Enemy(name = '&quot;;[.B9];&quot;', type = '&quot;;[.C9];&quot;', total = &quot;;[.D9];&quot;, hp = &quot;;[.E9];&quot;, attack = &quot;;[.F9];&quot;, defense = &quot;;[.G9];&quot;, spatk = &quot;;[.H9];&quot;, spdef = &quot;;[.I9];&quot;, speed = &quot;;[.J9]; &quot;)&quot;)" office:value-type="string" office:string-value="charizard_mega_charizard_x = Enemy(name = 'Charizard Mega Charizard X', type = 'FIRE DRAGON', total = 634, hp = 78, attack = 130, defense = 111, spatk = 130, spdef = 85, speed = 100)" calcext:value-type="string">
            <text:p>charizard_mega_charizard_x = Enemy(name = 'Charizard Mega Charizard X', type = 'FIRE DRAGON', total = 634, hp = 78, attack = 130, defense = 111, spatk = 130, spdef = 85, speed = 100)</text:p>
          </table:table-cell>
          <table:table-cell office:value-type="string" calcext:value-type="string">
            <text:p>Charizard Mega Charizard X</text:p>
          </table:table-cell>
          <table:table-cell office:value-type="string" calcext:value-type="string">
            <text:p>FIRE DRAGON</text:p>
          </table:table-cell>
          <table:table-cell office:value-type="float" office:value="634" calcext:value-type="float">
            <text:p>634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9]);&quot; &quot;;&quot;_&quot;)" office:value-type="string" office:string-value="charizard_mega_charizard_x" calcext:value-type="string">
            <text:p>charizard_mega_charizard_x</text:p>
          </table:table-cell>
        </table:table-row>
        <table:table-row table:style-name="ro1">
          <table:table-cell table:formula="of:=COM.MICROSOFT.CONCAT(SUBSTITUTE(LOWER([.B10]);&quot; &quot;;&quot;_&quot;);&quot; = Enemy(name = '&quot;;[.B10];&quot;', type = '&quot;;[.C10];&quot;', total = &quot;;[.D10];&quot;, hp = &quot;;[.E10];&quot;, attack = &quot;;[.F10];&quot;, defense = &quot;;[.G10];&quot;, spatk = &quot;;[.H10];&quot;, spdef = &quot;;[.I10];&quot;, speed = &quot;;[.J10]; &quot;)&quot;)" office:value-type="string" office:string-value="charizard_mega_charizard_y = Enemy(name = 'Charizard Mega Charizard Y', type = 'FIRE FLYING', total = 634, hp = 78, attack = 104, defense = 78, spatk = 159, spdef = 115, speed = 100)" calcext:value-type="string">
            <text:p>charizard_mega_charizard_y = Enemy(name = 'Charizard Mega Charizard Y', type = 'FIRE FLYING', total = 634, hp = 78, attack = 104, defense = 78, spatk = 159, spdef = 115, speed = 100)</text:p>
          </table:table-cell>
          <table:table-cell office:value-type="string" calcext:value-type="string">
            <text:p>Charizard Mega Charizard Y</text:p>
          </table:table-cell>
          <table:table-cell office:value-type="string" calcext:value-type="string">
            <text:p>FIRE FLYING</text:p>
          </table:table-cell>
          <table:table-cell office:value-type="float" office:value="634" calcext:value-type="float">
            <text:p>634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0]);&quot; &quot;;&quot;_&quot;)" office:value-type="string" office:string-value="charizard_mega_charizard_y" calcext:value-type="string">
            <text:p>charizard_mega_charizard_y</text:p>
          </table:table-cell>
        </table:table-row>
        <table:table-row table:style-name="ro1">
          <table:table-cell table:formula="of:=COM.MICROSOFT.CONCAT(SUBSTITUTE(LOWER([.B11]);&quot; &quot;;&quot;_&quot;);&quot; = Enemy(name = '&quot;;[.B11];&quot;', type = '&quot;;[.C11];&quot;', total = &quot;;[.D11];&quot;, hp = &quot;;[.E11];&quot;, attack = &quot;;[.F11];&quot;, defense = &quot;;[.G11];&quot;, spatk = &quot;;[.H11];&quot;, spdef = &quot;;[.I11];&quot;, speed = &quot;;[.J11]; &quot;)&quot;)" office:value-type="string" office:string-value="squirtle = Enemy(name = 'Squirtle', type = 'WATER', total = 314, hp = 44, attack = 48, defense = 65, spatk = 50, spdef = 64, speed = 43)" calcext:value-type="string">
            <text:p>squirtle = Enemy(name = 'Squirtle', type = 'WATER', total = 314, hp = 44, attack = 48, defense = 65, spatk = 50, spdef = 64, speed = 43)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11]);&quot; &quot;;&quot;_&quot;)" office:value-type="string" office:string-value="squirtle" calcext:value-type="string">
            <text:p>squirtle</text:p>
          </table:table-cell>
        </table:table-row>
        <table:table-row table:style-name="ro1">
          <table:table-cell table:formula="of:=COM.MICROSOFT.CONCAT(SUBSTITUTE(LOWER([.B12]);&quot; &quot;;&quot;_&quot;);&quot; = Enemy(name = '&quot;;[.B12];&quot;', type = '&quot;;[.C12];&quot;', total = &quot;;[.D12];&quot;, hp = &quot;;[.E12];&quot;, attack = &quot;;[.F12];&quot;, defense = &quot;;[.G12];&quot;, spatk = &quot;;[.H12];&quot;, spdef = &quot;;[.I12];&quot;, speed = &quot;;[.J12]; &quot;)&quot;)" office:value-type="string" office:string-value="wartortle = Enemy(name = 'Wartortle', type = 'WATER', total = 405, hp = 59, attack = 63, defense = 80, spatk = 65, spdef = 80, speed = 58)" calcext:value-type="string">
            <text:p>wartortle = Enemy(name = 'Wartortle', type = 'WATER', total = 405, hp = 59, attack = 63, defense = 80, spatk = 65, spdef = 80, speed = 58)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 office:value-type="float" office:value="405" calcext:value-type="float">
            <text:p>40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12]);&quot; &quot;;&quot;_&quot;)" office:value-type="string" office:string-value="wartortle" calcext:value-type="string">
            <text:p>wartortle</text:p>
          </table:table-cell>
        </table:table-row>
        <table:table-row table:style-name="ro1">
          <table:table-cell table:formula="of:=COM.MICROSOFT.CONCAT(SUBSTITUTE(LOWER([.B13]);&quot; &quot;;&quot;_&quot;);&quot; = Enemy(name = '&quot;;[.B13];&quot;', type = '&quot;;[.C13];&quot;', total = &quot;;[.D13];&quot;, hp = &quot;;[.E13];&quot;, attack = &quot;;[.F13];&quot;, defense = &quot;;[.G13];&quot;, spatk = &quot;;[.H13];&quot;, spdef = &quot;;[.I13];&quot;, speed = &quot;;[.J13]; &quot;)&quot;)" office:value-type="string" office:string-value="blastoise = Enemy(name = 'Blastoise', type = 'WATER', total = 530, hp = 79, attack = 83, defense = 100, spatk = 85, spdef = 105, speed = 78)" calcext:value-type="string">
            <text:p>blastoise = Enemy(name = 'Blastoise', type = 'WATER', total = 530, hp = 79, attack = 83, defense = 100, spatk = 85, spdef = 105, speed = 78)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 office:value-type="float" office:value="530" calcext:value-type="float">
            <text:p>53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13]);&quot; &quot;;&quot;_&quot;)" office:value-type="string" office:string-value="blastoise" calcext:value-type="string">
            <text:p>blastoise</text:p>
          </table:table-cell>
        </table:table-row>
        <table:table-row table:style-name="ro1">
          <table:table-cell table:formula="of:=COM.MICROSOFT.CONCAT(SUBSTITUTE(LOWER([.B14]);&quot; &quot;;&quot;_&quot;);&quot; = Enemy(name = '&quot;;[.B14];&quot;', type = '&quot;;[.C14];&quot;', total = &quot;;[.D14];&quot;, hp = &quot;;[.E14];&quot;, attack = &quot;;[.F14];&quot;, defense = &quot;;[.G14];&quot;, spatk = &quot;;[.H14];&quot;, spdef = &quot;;[.I14];&quot;, speed = &quot;;[.J14]; &quot;)&quot;)" office:value-type="string" office:string-value="blastoise_mega_blastoise = Enemy(name = 'Blastoise Mega Blastoise', type = 'WATER', total = 630, hp = 79, attack = 103, defense = 120, spatk = 135, spdef = 115, speed = 78)" calcext:value-type="string">
            <text:p>blastoise_mega_blastoise = Enemy(name = 'Blastoise Mega Blastoise', type = 'WATER', total = 630, hp = 79, attack = 103, defense = 120, spatk = 135, spdef = 115, speed = 78)</text:p>
          </table:table-cell>
          <table:table-cell office:value-type="string" calcext:value-type="string">
            <text:p>Blastoise Mega Blastoise</text:p>
          </table:table-cell>
          <table:table-cell office:value-type="string" calcext:value-type="string">
            <text:p>WATER</text:p>
          </table:table-cell>
          <table:table-cell office:value-type="float" office:value="630" calcext:value-type="float">
            <text:p>63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14]);&quot; &quot;;&quot;_&quot;)" office:value-type="string" office:string-value="blastoise_mega_blastoise" calcext:value-type="string">
            <text:p>blastoise_mega_blastoise</text:p>
          </table:table-cell>
        </table:table-row>
        <table:table-row table:style-name="ro1">
          <table:table-cell table:formula="of:=COM.MICROSOFT.CONCAT(SUBSTITUTE(LOWER([.B15]);&quot; &quot;;&quot;_&quot;);&quot; = Enemy(name = '&quot;;[.B15];&quot;', type = '&quot;;[.C15];&quot;', total = &quot;;[.D15];&quot;, hp = &quot;;[.E15];&quot;, attack = &quot;;[.F15];&quot;, defense = &quot;;[.G15];&quot;, spatk = &quot;;[.H15];&quot;, spdef = &quot;;[.I15];&quot;, speed = &quot;;[.J15]; &quot;)&quot;)" office:value-type="string" office:string-value="caterpie = Enemy(name = 'Caterpie', type = 'BUG', total = 195, hp = 45, attack = 30, defense = 35, spatk = 20, spdef = 20, speed = 45)" calcext:value-type="string">
            <text:p>caterpie = Enemy(name = 'Caterpie', type = 'BUG', total = 195, hp = 45, attack = 30, defense = 35, spatk = 20, spdef = 20, speed = 45)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5]);&quot; &quot;;&quot;_&quot;)" office:value-type="string" office:string-value="caterpie" calcext:value-type="string">
            <text:p>caterpie</text:p>
          </table:table-cell>
        </table:table-row>
        <table:table-row table:style-name="ro1">
          <table:table-cell table:formula="of:=COM.MICROSOFT.CONCAT(SUBSTITUTE(LOWER([.B16]);&quot; &quot;;&quot;_&quot;);&quot; = Enemy(name = '&quot;;[.B16];&quot;', type = '&quot;;[.C16];&quot;', total = &quot;;[.D16];&quot;, hp = &quot;;[.E16];&quot;, attack = &quot;;[.F16];&quot;, defense = &quot;;[.G16];&quot;, spatk = &quot;;[.H16];&quot;, spdef = &quot;;[.I16];&quot;, speed = &quot;;[.J16]; &quot;)&quot;)" office:value-type="string" office:string-value="metapod = Enemy(name = 'Metapod', type = 'BUG', total = 205, hp = 50, attack = 20, defense = 55, spatk = 25, spdef = 25, speed = 30)" calcext:value-type="string">
            <text:p>metapod = Enemy(name = 'Metapod', type = 'BUG', total = 205, hp = 50, attack = 20, defense = 55, spatk = 25, spdef = 25, speed = 30)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6]);&quot; &quot;;&quot;_&quot;)" office:value-type="string" office:string-value="metapod" calcext:value-type="string">
            <text:p>metapod</text:p>
          </table:table-cell>
        </table:table-row>
        <table:table-row table:style-name="ro1">
          <table:table-cell table:formula="of:=COM.MICROSOFT.CONCAT(SUBSTITUTE(LOWER([.B17]);&quot; &quot;;&quot;_&quot;);&quot; = Enemy(name = '&quot;;[.B17];&quot;', type = '&quot;;[.C17];&quot;', total = &quot;;[.D17];&quot;, hp = &quot;;[.E17];&quot;, attack = &quot;;[.F17];&quot;, defense = &quot;;[.G17];&quot;, spatk = &quot;;[.H17];&quot;, spdef = &quot;;[.I17];&quot;, speed = &quot;;[.J17]; &quot;)&quot;)" office:value-type="string" office:string-value="butterfree = Enemy(name = 'Butterfree', type = 'BUG FLYING', total = 395, hp = 60, attack = 45, defense = 50, spatk = 90, spdef = 80, speed = 70)" calcext:value-type="string">
            <text:p>butterfree = Enemy(name = 'Butterfree', type = 'BUG FLYING', total = 395, hp = 60, attack = 45, defense = 50, spatk = 90, spdef = 80, speed = 70)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FLYING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7]);&quot; &quot;;&quot;_&quot;)" office:value-type="string" office:string-value="butterfree" calcext:value-type="string">
            <text:p>butterfree</text:p>
          </table:table-cell>
        </table:table-row>
        <table:table-row table:style-name="ro1">
          <table:table-cell table:formula="of:=COM.MICROSOFT.CONCAT(SUBSTITUTE(LOWER([.B18]);&quot; &quot;;&quot;_&quot;);&quot; = Enemy(name = '&quot;;[.B18];&quot;', type = '&quot;;[.C18];&quot;', total = &quot;;[.D18];&quot;, hp = &quot;;[.E18];&quot;, attack = &quot;;[.F18];&quot;, defense = &quot;;[.G18];&quot;, spatk = &quot;;[.H18];&quot;, spdef = &quot;;[.I18];&quot;, speed = &quot;;[.J18]; &quot;)&quot;)" office:value-type="string" office:string-value="weedle = Enemy(name = 'Weedle', type = 'BUG POISON', total = 195, hp = 40, attack = 35, defense = 30, spatk = 20, spdef = 20, speed = 50)" calcext:value-type="string">
            <text:p>weedle = Enemy(name = 'Weedle', type = 'BUG POISON', total = 195, hp = 40, attack = 35, defense = 30, spatk = 20, spdef = 20, speed = 50)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 POISON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8]);&quot; &quot;;&quot;_&quot;)" office:value-type="string" office:string-value="weedle" calcext:value-type="string">
            <text:p>weedle</text:p>
          </table:table-cell>
        </table:table-row>
        <table:table-row table:style-name="ro1">
          <table:table-cell table:formula="of:=COM.MICROSOFT.CONCAT(SUBSTITUTE(LOWER([.B19]);&quot; &quot;;&quot;_&quot;);&quot; = Enemy(name = '&quot;;[.B19];&quot;', type = '&quot;;[.C19];&quot;', total = &quot;;[.D19];&quot;, hp = &quot;;[.E19];&quot;, attack = &quot;;[.F19];&quot;, defense = &quot;;[.G19];&quot;, spatk = &quot;;[.H19];&quot;, spdef = &quot;;[.I19];&quot;, speed = &quot;;[.J19]; &quot;)&quot;)" office:value-type="string" office:string-value="kakuna = Enemy(name = 'Kakuna', type = 'BUG POISON', total = 205, hp = 45, attack = 25, defense = 50, spatk = 25, spdef = 25, speed = 35)" calcext:value-type="string">
            <text:p>kakuna = Enemy(name = 'Kakuna', type = 'BUG POISON', total = 205, hp = 45, attack = 25, defense = 50, spatk = 25, spdef = 25, speed = 35)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 POISON</text:p>
          </table:table-cell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19]);&quot; &quot;;&quot;_&quot;)" office:value-type="string" office:string-value="kakuna" calcext:value-type="string">
            <text:p>kakuna</text:p>
          </table:table-cell>
        </table:table-row>
        <table:table-row table:style-name="ro1">
          <table:table-cell table:formula="of:=COM.MICROSOFT.CONCAT(SUBSTITUTE(LOWER([.B20]);&quot; &quot;;&quot;_&quot;);&quot; = Enemy(name = '&quot;;[.B20];&quot;', type = '&quot;;[.C20];&quot;', total = &quot;;[.D20];&quot;, hp = &quot;;[.E20];&quot;, attack = &quot;;[.F20];&quot;, defense = &quot;;[.G20];&quot;, spatk = &quot;;[.H20];&quot;, spdef = &quot;;[.I20];&quot;, speed = &quot;;[.J20]; &quot;)&quot;)" office:value-type="string" office:string-value="beedrill = Enemy(name = 'Beedrill', type = 'BUG POISON', total = 395, hp = 65, attack = 90, defense = 40, spatk = 45, spdef = 80, speed = 75)" calcext:value-type="string">
            <text:p>beedrill = Enemy(name = 'Beedrill', type = 'BUG POISON', total = 395, hp = 65, attack = 90, defense = 40, spatk = 45, spdef = 80, speed = 75)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 POISON</text:p>
          </table:table-cell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20]);&quot; &quot;;&quot;_&quot;)" office:value-type="string" office:string-value="beedrill" calcext:value-type="string">
            <text:p>beedrill</text:p>
          </table:table-cell>
        </table:table-row>
        <table:table-row table:style-name="ro1">
          <table:table-cell table:formula="of:=COM.MICROSOFT.CONCAT(SUBSTITUTE(LOWER([.B21]);&quot; &quot;;&quot;_&quot;);&quot; = Enemy(name = '&quot;;[.B21];&quot;', type = '&quot;;[.C21];&quot;', total = &quot;;[.D21];&quot;, hp = &quot;;[.E21];&quot;, attack = &quot;;[.F21];&quot;, defense = &quot;;[.G21];&quot;, spatk = &quot;;[.H21];&quot;, spdef = &quot;;[.I21];&quot;, speed = &quot;;[.J21]; &quot;)&quot;)" office:value-type="string" office:string-value="beedrill_mega_beedrill = Enemy(name = 'Beedrill Mega Beedrill', type = 'BUG POISON', total = 495, hp = 65, attack = 150, defense = 40, spatk = 15, spdef = 80, speed = 145)" calcext:value-type="string">
            <text:p>beedrill_mega_beedrill = Enemy(name = 'Beedrill Mega Beedrill', type = 'BUG POISON', total = 495, hp = 65, attack = 150, defense = 40, spatk = 15, spdef = 80, speed = 145)</text:p>
          </table:table-cell>
          <table:table-cell office:value-type="string" calcext:value-type="string">
            <text:p>Beedrill Mega Beedrill</text:p>
          </table:table-cell>
          <table:table-cell office:value-type="string" calcext:value-type="string">
            <text:p>BUG POISON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SUBSTITUTE(LOWER([.B21]);&quot; &quot;;&quot;_&quot;)" office:value-type="string" office:string-value="beedrill_mega_beedrill" calcext:value-type="string">
            <text:p>beedrill_mega_beedrill</text:p>
          </table:table-cell>
        </table:table-row>
        <table:table-row table:style-name="ro1">
          <table:table-cell table:formula="of:=COM.MICROSOFT.CONCAT(SUBSTITUTE(LOWER([.B22]);&quot; &quot;;&quot;_&quot;);&quot; = Enemy(name = '&quot;;[.B22];&quot;', type = '&quot;;[.C22];&quot;', total = &quot;;[.D22];&quot;, hp = &quot;;[.E22];&quot;, attack = &quot;;[.F22];&quot;, defense = &quot;;[.G22];&quot;, spatk = &quot;;[.H22];&quot;, spdef = &quot;;[.I22];&quot;, speed = &quot;;[.J22]; &quot;)&quot;)" office:value-type="string" office:string-value="pidgey = Enemy(name = 'Pidgey', type = 'NORMAL FLYING', total = 251, hp = 40, attack = 45, defense = 40, spatk = 35, spdef = 35, speed = 56)" calcext:value-type="string">
            <text:p>pidgey = Enemy(name = 'Pidgey', type = 'NORMAL FLYING', total = 251, hp = 40, attack = 45, defense = 40, spatk = 35, spdef = 35, speed = 56)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 FLYING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BSTITUTE(LOWER([.B22]);&quot; &quot;;&quot;_&quot;)" office:value-type="string" office:string-value="pidgey" calcext:value-type="string">
            <text:p>pidgey</text:p>
          </table:table-cell>
        </table:table-row>
        <table:table-row table:style-name="ro1">
          <table:table-cell table:formula="of:=COM.MICROSOFT.CONCAT(SUBSTITUTE(LOWER([.B23]);&quot; &quot;;&quot;_&quot;);&quot; = Enemy(name = '&quot;;[.B23];&quot;', type = '&quot;;[.C23];&quot;', total = &quot;;[.D23];&quot;, hp = &quot;;[.E23];&quot;, attack = &quot;;[.F23];&quot;, defense = &quot;;[.G23];&quot;, spatk = &quot;;[.H23];&quot;, spdef = &quot;;[.I23];&quot;, speed = &quot;;[.J23]; &quot;)&quot;)" office:value-type="string" office:string-value="pidgeotto = Enemy(name = 'Pidgeotto', type = 'NORMAL FLYING', total = 349, hp = 63, attack = 60, defense = 55, spatk = 50, spdef = 50, speed = 71)" calcext:value-type="string">
            <text:p>pidgeotto = Enemy(name = 'Pidgeotto', type = 'NORMAL FLYING', total = 349, hp = 63, attack = 60, defense = 55, spatk = 50, spdef = 50, speed = 71)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 FLYING</text:p>
          </table:table-cell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23]);&quot; &quot;;&quot;_&quot;)" office:value-type="string" office:string-value="pidgeotto" calcext:value-type="string">
            <text:p>pidgeotto</text:p>
          </table:table-cell>
        </table:table-row>
        <table:table-row table:style-name="ro1">
          <table:table-cell table:formula="of:=COM.MICROSOFT.CONCAT(SUBSTITUTE(LOWER([.B24]);&quot; &quot;;&quot;_&quot;);&quot; = Enemy(name = '&quot;;[.B24];&quot;', type = '&quot;;[.C24];&quot;', total = &quot;;[.D24];&quot;, hp = &quot;;[.E24];&quot;, attack = &quot;;[.F24];&quot;, defense = &quot;;[.G24];&quot;, spatk = &quot;;[.H24];&quot;, spdef = &quot;;[.I24];&quot;, speed = &quot;;[.J24]; &quot;)&quot;)" office:value-type="string" office:string-value="pidgeot = Enemy(name = 'Pidgeot', type = 'NORMAL FLYING', total = 479, hp = 83, attack = 80, defense = 75, spatk = 70, spdef = 70, speed = 101)" calcext:value-type="string">
            <text:p>pidgeot = Enemy(name = 'Pidgeot', type = 'NORMAL FLYING', total = 479, hp = 83, attack = 80, defense = 75, spatk = 70, spdef = 70, speed = 101)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 FLYING</text:p>
          </table:table-cell>
          <table:table-cell office:value-type="float" office:value="479" calcext:value-type="float">
            <text:p>4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24]);&quot; &quot;;&quot;_&quot;)" office:value-type="string" office:string-value="pidgeot" calcext:value-type="string">
            <text:p>pidgeot</text:p>
          </table:table-cell>
        </table:table-row>
        <table:table-row table:style-name="ro1">
          <table:table-cell table:formula="of:=COM.MICROSOFT.CONCAT(SUBSTITUTE(LOWER([.B25]);&quot; &quot;;&quot;_&quot;);&quot; = Enemy(name = '&quot;;[.B25];&quot;', type = '&quot;;[.C25];&quot;', total = &quot;;[.D25];&quot;, hp = &quot;;[.E25];&quot;, attack = &quot;;[.F25];&quot;, defense = &quot;;[.G25];&quot;, spatk = &quot;;[.H25];&quot;, spdef = &quot;;[.I25];&quot;, speed = &quot;;[.J25]; &quot;)&quot;)" office:value-type="string" office:string-value="pidgeot_mega_pidgeot = Enemy(name = 'Pidgeot Mega Pidgeot', type = 'NORMAL FLYING', total = 579, hp = 83, attack = 80, defense = 80, spatk = 135, spdef = 80, speed = 121)" calcext:value-type="string">
            <text:p>pidgeot_mega_pidgeot = Enemy(name = 'Pidgeot Mega Pidgeot', type = 'NORMAL FLYING', total = 579, hp = 83, attack = 80, defense = 80, spatk = 135, spdef = 80, speed = 121)</text:p>
          </table:table-cell>
          <table:table-cell office:value-type="string" calcext:value-type="string">
            <text:p>Pidgeot Mega Pidgeot</text:p>
          </table:table-cell>
          <table:table-cell office:value-type="string" calcext:value-type="string">
            <text:p>NORMAL FLYING</text:p>
          </table:table-cell>
          <table:table-cell office:value-type="float" office:value="579" calcext:value-type="float">
            <text:p>5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BSTITUTE(LOWER([.B25]);&quot; &quot;;&quot;_&quot;)" office:value-type="string" office:string-value="pidgeot_mega_pidgeot" calcext:value-type="string">
            <text:p>pidgeot_mega_pidgeot</text:p>
          </table:table-cell>
        </table:table-row>
        <table:table-row table:style-name="ro1">
          <table:table-cell table:formula="of:=COM.MICROSOFT.CONCAT(SUBSTITUTE(LOWER([.B26]);&quot; &quot;;&quot;_&quot;);&quot; = Enemy(name = '&quot;;[.B26];&quot;', type = '&quot;;[.C26];&quot;', total = &quot;;[.D26];&quot;, hp = &quot;;[.E26];&quot;, attack = &quot;;[.F26];&quot;, defense = &quot;;[.G26];&quot;, spatk = &quot;;[.H26];&quot;, spdef = &quot;;[.I26];&quot;, speed = &quot;;[.J26]; &quot;)&quot;)" office:value-type="string" office:string-value="rattata = Enemy(name = 'Rattata', type = 'NORMAL', total = 253, hp = 30, attack = 56, defense = 35, spatk = 25, spdef = 35, speed = 72)" calcext:value-type="string">
            <text:p>rattata = Enemy(name = 'Rattata', type = 'NORMAL', total = 253, hp = 30, attack = 56, defense = 35, spatk = 25, spdef = 35, speed = 72)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26]);&quot; &quot;;&quot;_&quot;)" office:value-type="string" office:string-value="rattata" calcext:value-type="string">
            <text:p>rattata</text:p>
          </table:table-cell>
        </table:table-row>
        <table:table-row table:style-name="ro1">
          <table:table-cell table:formula="of:=COM.MICROSOFT.CONCAT(SUBSTITUTE(LOWER([.B27]);&quot; &quot;;&quot;_&quot;);&quot; = Enemy(name = '&quot;;[.B27];&quot;', type = '&quot;;[.C27];&quot;', total = &quot;;[.D27];&quot;, hp = &quot;;[.E27];&quot;, attack = &quot;;[.F27];&quot;, defense = &quot;;[.G27];&quot;, spatk = &quot;;[.H27];&quot;, spdef = &quot;;[.I27];&quot;, speed = &quot;;[.J27]; &quot;)&quot;)" office:value-type="string" office:string-value="rattata_alolan_rattata = Enemy(name = 'Rattata Alolan Rattata', type = 'DARK NORMAL', total = 253, hp = 30, attack = 56, defense = 35, spatk = 25, spdef = 35, speed = 72)" calcext:value-type="string">
            <text:p>rattata_alolan_rattata = Enemy(name = 'Rattata Alolan Rattata', type = 'DARK NORMAL', total = 253, hp = 30, attack = 56, defense = 35, spatk = 25, spdef = 35, speed = 72)</text:p>
          </table:table-cell>
          <table:table-cell office:value-type="string" calcext:value-type="string">
            <text:p>Rattata Alolan Rattata</text:p>
          </table:table-cell>
          <table:table-cell office:value-type="string" calcext:value-type="string">
            <text:p>DARK NORMAL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27]);&quot; &quot;;&quot;_&quot;)" office:value-type="string" office:string-value="rattata_alolan_rattata" calcext:value-type="string">
            <text:p>rattata_alolan_rattata</text:p>
          </table:table-cell>
        </table:table-row>
        <table:table-row table:style-name="ro1">
          <table:table-cell table:formula="of:=COM.MICROSOFT.CONCAT(SUBSTITUTE(LOWER([.B28]);&quot; &quot;;&quot;_&quot;);&quot; = Enemy(name = '&quot;;[.B28];&quot;', type = '&quot;;[.C28];&quot;', total = &quot;;[.D28];&quot;, hp = &quot;;[.E28];&quot;, attack = &quot;;[.F28];&quot;, defense = &quot;;[.G28];&quot;, spatk = &quot;;[.H28];&quot;, spdef = &quot;;[.I28];&quot;, speed = &quot;;[.J28]; &quot;)&quot;)" office:value-type="string" office:string-value="raticate = Enemy(name = 'Raticate', type = 'NORMAL', total = 413, hp = 55, attack = 81, defense = 60, spatk = 50, spdef = 70, speed = 97)" calcext:value-type="string">
            <text:p>raticate = Enemy(name = 'Raticate', type = 'NORMAL', total = 413, hp = 55, attack = 81, defense = 60, spatk = 50, spdef = 70, speed = 97)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28]);&quot; &quot;;&quot;_&quot;)" office:value-type="string" office:string-value="raticate" calcext:value-type="string">
            <text:p>raticate</text:p>
          </table:table-cell>
        </table:table-row>
        <table:table-row table:style-name="ro1">
          <table:table-cell table:formula="of:=COM.MICROSOFT.CONCAT(SUBSTITUTE(LOWER([.B29]);&quot; &quot;;&quot;_&quot;);&quot; = Enemy(name = '&quot;;[.B29];&quot;', type = '&quot;;[.C29];&quot;', total = &quot;;[.D29];&quot;, hp = &quot;;[.E29];&quot;, attack = &quot;;[.F29];&quot;, defense = &quot;;[.G29];&quot;, spatk = &quot;;[.H29];&quot;, spdef = &quot;;[.I29];&quot;, speed = &quot;;[.J29]; &quot;)&quot;)" office:value-type="string" office:string-value="raticate_alolan_raticate = Enemy(name = 'Raticate Alolan Raticate', type = 'DARK NORMAL', total = 413, hp = 75, attack = 71, defense = 70, spatk = 40, spdef = 80, speed = 77)" calcext:value-type="string">
            <text:p>raticate_alolan_raticate = Enemy(name = 'Raticate Alolan Raticate', type = 'DARK NORMAL', total = 413, hp = 75, attack = 71, defense = 70, spatk = 40, spdef = 80, speed = 77)</text:p>
          </table:table-cell>
          <table:table-cell office:value-type="string" calcext:value-type="string">
            <text:p>Raticate Alolan Raticate</text:p>
          </table:table-cell>
          <table:table-cell office:value-type="string" calcext:value-type="string">
            <text:p>DARK NORMAL</text:p>
          </table:table-cell>
          <table:table-cell office:value-type="float" office:value="413" calcext:value-type="float">
            <text:p>41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29]);&quot; &quot;;&quot;_&quot;)" office:value-type="string" office:string-value="raticate_alolan_raticate" calcext:value-type="string">
            <text:p>raticate_alolan_raticate</text:p>
          </table:table-cell>
        </table:table-row>
        <table:table-row table:style-name="ro1">
          <table:table-cell table:formula="of:=COM.MICROSOFT.CONCAT(SUBSTITUTE(LOWER([.B30]);&quot; &quot;;&quot;_&quot;);&quot; = Enemy(name = '&quot;;[.B30];&quot;', type = '&quot;;[.C30];&quot;', total = &quot;;[.D30];&quot;, hp = &quot;;[.E30];&quot;, attack = &quot;;[.F30];&quot;, defense = &quot;;[.G30];&quot;, spatk = &quot;;[.H30];&quot;, spdef = &quot;;[.I30];&quot;, speed = &quot;;[.J30]; &quot;)&quot;)" office:value-type="string" office:string-value="spearow = Enemy(name = 'Spearow', type = 'NORMAL FLYING', total = 262, hp = 40, attack = 60, defense = 30, spatk = 31, spdef = 31, speed = 70)" calcext:value-type="string">
            <text:p>spearow = Enemy(name = 'Spearow', type = 'NORMAL FLYING', total = 262, hp = 40, attack = 60, defense = 30, spatk = 31, spdef = 31, speed = 70)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 FLYING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0]);&quot; &quot;;&quot;_&quot;)" office:value-type="string" office:string-value="spearow" calcext:value-type="string">
            <text:p>spearow</text:p>
          </table:table-cell>
        </table:table-row>
        <table:table-row table:style-name="ro1">
          <table:table-cell table:formula="of:=COM.MICROSOFT.CONCAT(SUBSTITUTE(LOWER([.B31]);&quot; &quot;;&quot;_&quot;);&quot; = Enemy(name = '&quot;;[.B31];&quot;', type = '&quot;;[.C31];&quot;', total = &quot;;[.D31];&quot;, hp = &quot;;[.E31];&quot;, attack = &quot;;[.F31];&quot;, defense = &quot;;[.G31];&quot;, spatk = &quot;;[.H31];&quot;, spdef = &quot;;[.I31];&quot;, speed = &quot;;[.J31]; &quot;)&quot;)" office:value-type="string" office:string-value="fearow = Enemy(name = 'Fearow', type = 'NORMAL FLYING', total = 442, hp = 65, attack = 90, defense = 65, spatk = 61, spdef = 61, speed = 100)" calcext:value-type="string">
            <text:p>fearow = Enemy(name = 'Fearow', type = 'NORMAL FLYING', total = 442, hp = 65, attack = 90, defense = 65, spatk = 61, spdef = 61, speed = 100)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 FLYING</text:p>
          </table:table-cell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1]);&quot; &quot;;&quot;_&quot;)" office:value-type="string" office:string-value="fearow" calcext:value-type="string">
            <text:p>fearow</text:p>
          </table:table-cell>
        </table:table-row>
        <table:table-row table:style-name="ro1">
          <table:table-cell table:formula="of:=COM.MICROSOFT.CONCAT(SUBSTITUTE(LOWER([.B32]);&quot; &quot;;&quot;_&quot;);&quot; = Enemy(name = '&quot;;[.B32];&quot;', type = '&quot;;[.C32];&quot;', total = &quot;;[.D32];&quot;, hp = &quot;;[.E32];&quot;, attack = &quot;;[.F32];&quot;, defense = &quot;;[.G32];&quot;, spatk = &quot;;[.H32];&quot;, spdef = &quot;;[.I32];&quot;, speed = &quot;;[.J32]; &quot;)&quot;)" office:value-type="string" office:string-value="ekans = Enemy(name = 'Ekans', type = 'POISON', total = 288, hp = 35, attack = 60, defense = 44, spatk = 40, spdef = 54, speed = 55)" calcext:value-type="string">
            <text:p>ekans = Enemy(name = 'Ekans', type = 'POISON', total = 288, hp = 35, attack = 60, defense = 44, spatk = 40, spdef = 54, speed = 55)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32]);&quot; &quot;;&quot;_&quot;)" office:value-type="string" office:string-value="ekans" calcext:value-type="string">
            <text:p>ekans</text:p>
          </table:table-cell>
        </table:table-row>
        <table:table-row table:style-name="ro1">
          <table:table-cell table:formula="of:=COM.MICROSOFT.CONCAT(SUBSTITUTE(LOWER([.B33]);&quot; &quot;;&quot;_&quot;);&quot; = Enemy(name = '&quot;;[.B33];&quot;', type = '&quot;;[.C33];&quot;', total = &quot;;[.D33];&quot;, hp = &quot;;[.E33];&quot;, attack = &quot;;[.F33];&quot;, defense = &quot;;[.G33];&quot;, spatk = &quot;;[.H33];&quot;, spdef = &quot;;[.I33];&quot;, speed = &quot;;[.J33]; &quot;)&quot;)" office:value-type="string" office:string-value="arbok = Enemy(name = 'Arbok', type = 'POISON', total = 448, hp = 60, attack = 95, defense = 69, spatk = 65, spdef = 79, speed = 80)" calcext:value-type="string">
            <text:p>arbok = Enemy(name = 'Arbok', type = 'POISON', total = 448, hp = 60, attack = 95, defense = 69, spatk = 65, spdef = 79, speed = 80)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 office:value-type="float" office:value="448" calcext:value-type="float">
            <text:p>4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3]);&quot; &quot;;&quot;_&quot;)" office:value-type="string" office:string-value="arbok" calcext:value-type="string">
            <text:p>arbok</text:p>
          </table:table-cell>
        </table:table-row>
        <table:table-row table:style-name="ro1">
          <table:table-cell table:formula="of:=COM.MICROSOFT.CONCAT(SUBSTITUTE(LOWER([.B34]);&quot; &quot;;&quot;_&quot;);&quot; = Enemy(name = '&quot;;[.B34];&quot;', type = '&quot;;[.C34];&quot;', total = &quot;;[.D34];&quot;, hp = &quot;;[.E34];&quot;, attack = &quot;;[.F34];&quot;, defense = &quot;;[.G34];&quot;, spatk = &quot;;[.H34];&quot;, spdef = &quot;;[.I34];&quot;, speed = &quot;;[.J34]; &quot;)&quot;)" office:value-type="string" office:string-value="pikachu = Enemy(name = 'Pikachu', type = 'ELECTRIC', total = 320, hp = 35, attack = 55, defense = 40, spatk = 50, spdef = 50, speed = 90)" calcext:value-type="string">
            <text:p>pikachu = Enemy(name = 'Pikachu', type = 'ELECTRIC', total = 320, hp = 35, attack = 55, defense = 40, spatk = 50, spdef = 50, speed = 90)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34]);&quot; &quot;;&quot;_&quot;)" office:value-type="string" office:string-value="pikachu" calcext:value-type="string">
            <text:p>pikachu</text:p>
          </table:table-cell>
        </table:table-row>
        <table:table-row table:style-name="ro1">
          <table:table-cell table:formula="of:=COM.MICROSOFT.CONCAT(SUBSTITUTE(LOWER([.B35]);&quot; &quot;;&quot;_&quot;);&quot; = Enemy(name = '&quot;;[.B35];&quot;', type = '&quot;;[.C35];&quot;', total = &quot;;[.D35];&quot;, hp = &quot;;[.E35];&quot;, attack = &quot;;[.F35];&quot;, defense = &quot;;[.G35];&quot;, spatk = &quot;;[.H35];&quot;, spdef = &quot;;[.I35];&quot;, speed = &quot;;[.J35]; &quot;)&quot;)" office:value-type="string" office:string-value="pikachu_partner_pikachu = Enemy(name = 'Pikachu Partner Pikachu', type = 'ELECTRIC', total = 430, hp = 45, attack = 80, defense = 50, spatk = 75, spdef = 60, speed = 120)" calcext:value-type="string">
            <text:p>pikachu_partner_pikachu = Enemy(name = 'Pikachu Partner Pikachu', type = 'ELECTRIC', total = 430, hp = 45, attack = 80, defense = 50, spatk = 75, spdef = 60, speed = 120)</text:p>
          </table:table-cell>
          <table:table-cell office:value-type="string" calcext:value-type="string">
            <text:p>Pikachu Partner Pikachu</text:p>
          </table:table-cell>
          <table:table-cell office:value-type="string" calcext:value-type="string">
            <text:p>ELECTRIC</text:p>
          </table:table-cell>
          <table:table-cell office:value-type="float" office:value="430" calcext:value-type="float">
            <text:p>43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35]);&quot; &quot;;&quot;_&quot;)" office:value-type="string" office:string-value="pikachu_partner_pikachu" calcext:value-type="string">
            <text:p>pikachu_partner_pikachu</text:p>
          </table:table-cell>
        </table:table-row>
        <table:table-row table:style-name="ro1">
          <table:table-cell table:formula="of:=COM.MICROSOFT.CONCAT(SUBSTITUTE(LOWER([.B36]);&quot; &quot;;&quot;_&quot;);&quot; = Enemy(name = '&quot;;[.B36];&quot;', type = '&quot;;[.C36];&quot;', total = &quot;;[.D36];&quot;, hp = &quot;;[.E36];&quot;, attack = &quot;;[.F36];&quot;, defense = &quot;;[.G36];&quot;, spatk = &quot;;[.H36];&quot;, spdef = &quot;;[.I36];&quot;, speed = &quot;;[.J36]; &quot;)&quot;)" office:value-type="string" office:string-value="raichu = Enemy(name = 'Raichu', type = 'ELECTRIC', total = 485, hp = 60, attack = 90, defense = 55, spatk = 90, spdef = 80, speed = 110)" calcext:value-type="string">
            <text:p>raichu = Enemy(name = 'Raichu', type = 'ELECTRIC', total = 485, hp = 60, attack = 90, defense = 55, spatk = 90, spdef = 80, speed = 110)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36]);&quot; &quot;;&quot;_&quot;)" office:value-type="string" office:string-value="raichu" calcext:value-type="string">
            <text:p>raichu</text:p>
          </table:table-cell>
        </table:table-row>
        <table:table-row table:style-name="ro1">
          <table:table-cell table:formula="of:=COM.MICROSOFT.CONCAT(SUBSTITUTE(LOWER([.B37]);&quot; &quot;;&quot;_&quot;);&quot; = Enemy(name = '&quot;;[.B37];&quot;', type = '&quot;;[.C37];&quot;', total = &quot;;[.D37];&quot;, hp = &quot;;[.E37];&quot;, attack = &quot;;[.F37];&quot;, defense = &quot;;[.G37];&quot;, spatk = &quot;;[.H37];&quot;, spdef = &quot;;[.I37];&quot;, speed = &quot;;[.J37]; &quot;)&quot;)" office:value-type="string" office:string-value="raichu_alolan_raichu = Enemy(name = 'Raichu Alolan Raichu', type = 'ELECTRIC PSYCHIC', total = 485, hp = 60, attack = 85, defense = 50, spatk = 95, spdef = 85, speed = 110)" calcext:value-type="string">
            <text:p>raichu_alolan_raichu = Enemy(name = 'Raichu Alolan Raichu', type = 'ELECTRIC PSYCHIC', total = 485, hp = 60, attack = 85, defense = 50, spatk = 95, spdef = 85, speed = 110)</text:p>
          </table:table-cell>
          <table:table-cell office:value-type="string" calcext:value-type="string">
            <text:p>Raichu Alolan Raichu</text:p>
          </table:table-cell>
          <table:table-cell office:value-type="string" calcext:value-type="string">
            <text:p>ELECTRIC PSYCHIC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37]);&quot; &quot;;&quot;_&quot;)" office:value-type="string" office:string-value="raichu_alolan_raichu" calcext:value-type="string">
            <text:p>raichu_alolan_raichu</text:p>
          </table:table-cell>
        </table:table-row>
        <table:table-row table:style-name="ro1">
          <table:table-cell table:formula="of:=COM.MICROSOFT.CONCAT(SUBSTITUTE(LOWER([.B38]);&quot; &quot;;&quot;_&quot;);&quot; = Enemy(name = '&quot;;[.B38];&quot;', type = '&quot;;[.C38];&quot;', total = &quot;;[.D38];&quot;, hp = &quot;;[.E38];&quot;, attack = &quot;;[.F38];&quot;, defense = &quot;;[.G38];&quot;, spatk = &quot;;[.H38];&quot;, spdef = &quot;;[.I38];&quot;, speed = &quot;;[.J38]; &quot;)&quot;)" office:value-type="string" office:string-value="sandshrew = Enemy(name = 'Sandshrew', type = 'GROUND', total = 300, hp = 50, attack = 75, defense = 85, spatk = 20, spdef = 30, speed = 40)" calcext:value-type="string">
            <text:p>sandshrew = Enemy(name = 'Sandshrew', type = 'GROUND', total = 300, hp = 50, attack = 75, defense = 85, spatk = 20, spdef = 30, speed = 40)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8]);&quot; &quot;;&quot;_&quot;)" office:value-type="string" office:string-value="sandshrew" calcext:value-type="string">
            <text:p>sandshrew</text:p>
          </table:table-cell>
        </table:table-row>
        <table:table-row table:style-name="ro1">
          <table:table-cell table:formula="of:=COM.MICROSOFT.CONCAT(SUBSTITUTE(LOWER([.B39]);&quot; &quot;;&quot;_&quot;);&quot; = Enemy(name = '&quot;;[.B39];&quot;', type = '&quot;;[.C39];&quot;', total = &quot;;[.D39];&quot;, hp = &quot;;[.E39];&quot;, attack = &quot;;[.F39];&quot;, defense = &quot;;[.G39];&quot;, spatk = &quot;;[.H39];&quot;, spdef = &quot;;[.I39];&quot;, speed = &quot;;[.J39]; &quot;)&quot;)" office:value-type="string" office:string-value="sandshrew_alolan_sandshrew = Enemy(name = 'Sandshrew Alolan Sandshrew', type = 'ICE STEEL', total = 300, hp = 50, attack = 75, defense = 90, spatk = 10, spdef = 35, speed = 40)" calcext:value-type="string">
            <text:p>sandshrew_alolan_sandshrew = Enemy(name = 'Sandshrew Alolan Sandshrew', type = 'ICE STEEL', total = 300, hp = 50, attack = 75, defense = 90, spatk = 10, spdef = 35, speed = 40)</text:p>
          </table:table-cell>
          <table:table-cell office:value-type="string" calcext:value-type="string">
            <text:p>Sandshrew Alolan Sandshrew</text:p>
          </table:table-cell>
          <table:table-cell office:value-type="string" calcext:value-type="string">
            <text:p>ICE STEEL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9]);&quot; &quot;;&quot;_&quot;)" office:value-type="string" office:string-value="sandshrew_alolan_sandshrew" calcext:value-type="string">
            <text:p>sandshrew_alolan_sandshrew</text:p>
          </table:table-cell>
        </table:table-row>
        <table:table-row table:style-name="ro1">
          <table:table-cell table:formula="of:=COM.MICROSOFT.CONCAT(SUBSTITUTE(LOWER([.B40]);&quot; &quot;;&quot;_&quot;);&quot; = Enemy(name = '&quot;;[.B40];&quot;', type = '&quot;;[.C40];&quot;', total = &quot;;[.D40];&quot;, hp = &quot;;[.E40];&quot;, attack = &quot;;[.F40];&quot;, defense = &quot;;[.G40];&quot;, spatk = &quot;;[.H40];&quot;, spdef = &quot;;[.I40];&quot;, speed = &quot;;[.J40]; &quot;)&quot;)" office:value-type="string" office:string-value="sandslash = Enemy(name = 'Sandslash', type = 'GROUND', total = 450, hp = 75, attack = 100, defense = 110, spatk = 45, spdef = 55, speed = 65)" calcext:value-type="string">
            <text:p>sandslash = Enemy(name = 'Sandslash', type = 'GROUND', total = 450, hp = 75, attack = 100, defense = 110, spatk = 45, spdef = 55, speed = 65)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0]);&quot; &quot;;&quot;_&quot;)" office:value-type="string" office:string-value="sandslash" calcext:value-type="string">
            <text:p>sandslash</text:p>
          </table:table-cell>
        </table:table-row>
        <table:table-row table:style-name="ro1">
          <table:table-cell table:formula="of:=COM.MICROSOFT.CONCAT(SUBSTITUTE(LOWER([.B41]);&quot; &quot;;&quot;_&quot;);&quot; = Enemy(name = '&quot;;[.B41];&quot;', type = '&quot;;[.C41];&quot;', total = &quot;;[.D41];&quot;, hp = &quot;;[.E41];&quot;, attack = &quot;;[.F41];&quot;, defense = &quot;;[.G41];&quot;, spatk = &quot;;[.H41];&quot;, spdef = &quot;;[.I41];&quot;, speed = &quot;;[.J41]; &quot;)&quot;)" office:value-type="string" office:string-value="sandslash_alolan_sandslash = Enemy(name = 'Sandslash Alolan Sandslash', type = 'ICE STEEL', total = 450, hp = 75, attack = 100, defense = 120, spatk = 25, spdef = 65, speed = 65)" calcext:value-type="string">
            <text:p>sandslash_alolan_sandslash = Enemy(name = 'Sandslash Alolan Sandslash', type = 'ICE STEEL', total = 450, hp = 75, attack = 100, defense = 120, spatk = 25, spdef = 65, speed = 65)</text:p>
          </table:table-cell>
          <table:table-cell office:value-type="string" calcext:value-type="string">
            <text:p>Sandslash Alolan Sandslash</text:p>
          </table:table-cell>
          <table:table-cell office:value-type="string" calcext:value-type="string">
            <text:p>ICE STEEL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BSTITUTE(LOWER([.B41]);&quot; &quot;;&quot;_&quot;)" office:value-type="string" office:string-value="sandslash_alolan_sandslash" calcext:value-type="string">
            <text:p>sandslash_alolan_sandslash</text:p>
          </table:table-cell>
        </table:table-row>
        <table:table-row table:style-name="ro1">
          <table:table-cell table:formula="of:=COM.MICROSOFT.CONCAT(SUBSTITUTE(LOWER([.B42]);&quot; &quot;;&quot;_&quot;);&quot; = Enemy(name = '&quot;;[.B42];&quot;', type = '&quot;;[.C42];&quot;', total = &quot;;[.D42];&quot;, hp = &quot;;[.E42];&quot;, attack = &quot;;[.F42];&quot;, defense = &quot;;[.G42];&quot;, spatk = &quot;;[.H42];&quot;, spdef = &quot;;[.I42];&quot;, speed = &quot;;[.J42]; &quot;)&quot;)" office:value-type="string" office:string-value="nidoran♀ = Enemy(name = 'Nidoran♀', type = 'POISON', total = 275, hp = 55, attack = 47, defense = 52, spatk = 40, spdef = 40, speed = 41)" calcext:value-type="string">
            <text:p>nidoran♀ = Enemy(name = 'Nidoran♀', type = 'POISON', total = 275, hp = 55, attack = 47, defense = 52, spatk = 40, spdef = 40, speed = 41)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BSTITUTE(LOWER([.B42]);&quot; &quot;;&quot;_&quot;)" office:value-type="string" office:string-value="nidoran♀" calcext:value-type="string">
            <text:p>nidoran♀</text:p>
          </table:table-cell>
        </table:table-row>
        <table:table-row table:style-name="ro1">
          <table:table-cell table:formula="of:=COM.MICROSOFT.CONCAT(SUBSTITUTE(LOWER([.B43]);&quot; &quot;;&quot;_&quot;);&quot; = Enemy(name = '&quot;;[.B43];&quot;', type = '&quot;;[.C43];&quot;', total = &quot;;[.D43];&quot;, hp = &quot;;[.E43];&quot;, attack = &quot;;[.F43];&quot;, defense = &quot;;[.G43];&quot;, spatk = &quot;;[.H43];&quot;, spdef = &quot;;[.I43];&quot;, speed = &quot;;[.J43]; &quot;)&quot;)" office:value-type="string" office:string-value="nidorina = Enemy(name = 'Nidorina', type = 'POISON', total = 365, hp = 70, attack = 62, defense = 67, spatk = 55, spdef = 55, speed = 56)" calcext:value-type="string">
            <text:p>nidorina = Enemy(name = 'Nidorina', type = 'POISON', total = 365, hp = 70, attack = 62, defense = 67, spatk = 55, spdef = 55, speed = 56)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BSTITUTE(LOWER([.B43]);&quot; &quot;;&quot;_&quot;)" office:value-type="string" office:string-value="nidorina" calcext:value-type="string">
            <text:p>nidorina</text:p>
          </table:table-cell>
        </table:table-row>
        <table:table-row table:style-name="ro1">
          <table:table-cell table:formula="of:=COM.MICROSOFT.CONCAT(SUBSTITUTE(LOWER([.B44]);&quot; &quot;;&quot;_&quot;);&quot; = Enemy(name = '&quot;;[.B44];&quot;', type = '&quot;;[.C44];&quot;', total = &quot;;[.D44];&quot;, hp = &quot;;[.E44];&quot;, attack = &quot;;[.F44];&quot;, defense = &quot;;[.G44];&quot;, spatk = &quot;;[.H44];&quot;, spdef = &quot;;[.I44];&quot;, speed = &quot;;[.J44]; &quot;)&quot;)" office:value-type="string" office:string-value="nidoqueen = Enemy(name = 'Nidoqueen', type = 'POISON GROUND', total = 505, hp = 90, attack = 92, defense = 87, spatk = 75, spdef = 85, speed = 76)" calcext:value-type="string">
            <text:p>nidoqueen = Enemy(name = 'Nidoqueen', type = 'POISON GROUND', total = 505, hp = 90, attack = 92, defense = 87, spatk = 75, spdef = 85, speed = 76)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 GROUND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BSTITUTE(LOWER([.B44]);&quot; &quot;;&quot;_&quot;)" office:value-type="string" office:string-value="nidoqueen" calcext:value-type="string">
            <text:p>nidoqueen</text:p>
          </table:table-cell>
        </table:table-row>
        <table:table-row table:style-name="ro1">
          <table:table-cell table:formula="of:=COM.MICROSOFT.CONCAT(SUBSTITUTE(LOWER([.B45]);&quot; &quot;;&quot;_&quot;);&quot; = Enemy(name = '&quot;;[.B45];&quot;', type = '&quot;;[.C45];&quot;', total = &quot;;[.D45];&quot;, hp = &quot;;[.E45];&quot;, attack = &quot;;[.F45];&quot;, defense = &quot;;[.G45];&quot;, spatk = &quot;;[.H45];&quot;, spdef = &quot;;[.I45];&quot;, speed = &quot;;[.J45]; &quot;)&quot;)" office:value-type="string" office:string-value="nidoran♂ = Enemy(name = 'Nidoran♂', type = 'POISON', total = 273, hp = 46, attack = 57, defense = 40, spatk = 40, spdef = 40, speed = 50)" calcext:value-type="string">
            <text:p>nidoran♂ = Enemy(name = 'Nidoran♂', type = 'POISON', total = 273, hp = 46, attack = 57, defense = 40, spatk = 40, spdef = 40, speed = 50)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 office:value-type="float" office:value="273" calcext:value-type="float">
            <text:p>27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5]);&quot; &quot;;&quot;_&quot;)" office:value-type="string" office:string-value="nidoran♂" calcext:value-type="string">
            <text:p>nidoran♂</text:p>
          </table:table-cell>
        </table:table-row>
        <table:table-row table:style-name="ro1">
          <table:table-cell table:formula="of:=COM.MICROSOFT.CONCAT(SUBSTITUTE(LOWER([.B46]);&quot; &quot;;&quot;_&quot;);&quot; = Enemy(name = '&quot;;[.B46];&quot;', type = '&quot;;[.C46];&quot;', total = &quot;;[.D46];&quot;, hp = &quot;;[.E46];&quot;, attack = &quot;;[.F46];&quot;, defense = &quot;;[.G46];&quot;, spatk = &quot;;[.H46];&quot;, spdef = &quot;;[.I46];&quot;, speed = &quot;;[.J46]; &quot;)&quot;)" office:value-type="string" office:string-value="nidorino = Enemy(name = 'Nidorino', type = 'POISON', total = 365, hp = 61, attack = 72, defense = 57, spatk = 55, spdef = 55, speed = 65)" calcext:value-type="string">
            <text:p>nidorino = Enemy(name = 'Nidorino', type = 'POISON', total = 365, hp = 61, attack = 72, defense = 57, spatk = 55, spdef = 55, speed = 65)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 office:value-type="float" office:value="365" calcext:value-type="float">
            <text:p>3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6]);&quot; &quot;;&quot;_&quot;)" office:value-type="string" office:string-value="nidorino" calcext:value-type="string">
            <text:p>nidorino</text:p>
          </table:table-cell>
        </table:table-row>
        <table:table-row table:style-name="ro1">
          <table:table-cell table:formula="of:=COM.MICROSOFT.CONCAT(SUBSTITUTE(LOWER([.B47]);&quot; &quot;;&quot;_&quot;);&quot; = Enemy(name = '&quot;;[.B47];&quot;', type = '&quot;;[.C47];&quot;', total = &quot;;[.D47];&quot;, hp = &quot;;[.E47];&quot;, attack = &quot;;[.F47];&quot;, defense = &quot;;[.G47];&quot;, spatk = &quot;;[.H47];&quot;, spdef = &quot;;[.I47];&quot;, speed = &quot;;[.J47]; &quot;)&quot;)" office:value-type="string" office:string-value="nidoking = Enemy(name = 'Nidoking', type = 'POISON GROUND', total = 505, hp = 81, attack = 102, defense = 77, spatk = 85, spdef = 75, speed = 85)" calcext:value-type="string">
            <text:p>nidoking = Enemy(name = 'Nidoking', type = 'POISON GROUND', total = 505, hp = 81, attack = 102, defense = 77, spatk = 85, spdef = 75, speed = 85)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 GROUND</text:p>
          </table:table-cell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47]);&quot; &quot;;&quot;_&quot;)" office:value-type="string" office:string-value="nidoking" calcext:value-type="string">
            <text:p>nidoking</text:p>
          </table:table-cell>
        </table:table-row>
        <table:table-row table:style-name="ro1">
          <table:table-cell table:formula="of:=COM.MICROSOFT.CONCAT(SUBSTITUTE(LOWER([.B48]);&quot; &quot;;&quot;_&quot;);&quot; = Enemy(name = '&quot;;[.B48];&quot;', type = '&quot;;[.C48];&quot;', total = &quot;;[.D48];&quot;, hp = &quot;;[.E48];&quot;, attack = &quot;;[.F48];&quot;, defense = &quot;;[.G48];&quot;, spatk = &quot;;[.H48];&quot;, spdef = &quot;;[.I48];&quot;, speed = &quot;;[.J48]; &quot;)&quot;)" office:value-type="string" office:string-value="clefairy = Enemy(name = 'Clefairy', type = 'FAIRY', total = 323, hp = 70, attack = 45, defense = 48, spatk = 60, spdef = 65, speed = 35)" calcext:value-type="string">
            <text:p>clefairy = Enemy(name = 'Clefairy', type = 'FAIRY', total = 323, hp = 70, attack = 45, defense = 48, spatk = 60, spdef = 65, speed = 35)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 office:value-type="float" office:value="323" calcext:value-type="float">
            <text:p>32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48]);&quot; &quot;;&quot;_&quot;)" office:value-type="string" office:string-value="clefairy" calcext:value-type="string">
            <text:p>clefairy</text:p>
          </table:table-cell>
        </table:table-row>
        <table:table-row table:style-name="ro1">
          <table:table-cell table:formula="of:=COM.MICROSOFT.CONCAT(SUBSTITUTE(LOWER([.B49]);&quot; &quot;;&quot;_&quot;);&quot; = Enemy(name = '&quot;;[.B49];&quot;', type = '&quot;;[.C49];&quot;', total = &quot;;[.D49];&quot;, hp = &quot;;[.E49];&quot;, attack = &quot;;[.F49];&quot;, defense = &quot;;[.G49];&quot;, spatk = &quot;;[.H49];&quot;, spdef = &quot;;[.I49];&quot;, speed = &quot;;[.J49]; &quot;)&quot;)" office:value-type="string" office:string-value="clefable = Enemy(name = 'Clefable', type = 'FAIRY', total = 483, hp = 95, attack = 70, defense = 73, spatk = 95, spdef = 90, speed = 60)" calcext:value-type="string">
            <text:p>clefable = Enemy(name = 'Clefable', type = 'FAIRY', total = 483, hp = 95, attack = 70, defense = 73, spatk = 95, spdef = 90, speed = 60)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 office:value-type="float" office:value="483" calcext:value-type="float">
            <text:p>48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9]);&quot; &quot;;&quot;_&quot;)" office:value-type="string" office:string-value="clefable" calcext:value-type="string">
            <text:p>clefable</text:p>
          </table:table-cell>
        </table:table-row>
        <table:table-row table:style-name="ro1">
          <table:table-cell table:formula="of:=COM.MICROSOFT.CONCAT(SUBSTITUTE(LOWER([.B50]);&quot; &quot;;&quot;_&quot;);&quot; = Enemy(name = '&quot;;[.B50];&quot;', type = '&quot;;[.C50];&quot;', total = &quot;;[.D50];&quot;, hp = &quot;;[.E50];&quot;, attack = &quot;;[.F50];&quot;, defense = &quot;;[.G50];&quot;, spatk = &quot;;[.H50];&quot;, spdef = &quot;;[.I50];&quot;, speed = &quot;;[.J50]; &quot;)&quot;)" office:value-type="string" office:string-value="vulpix = Enemy(name = 'Vulpix', type = 'FIRE', total = 299, hp = 38, attack = 41, defense = 40, spatk = 50, spdef = 65, speed = 65)" calcext:value-type="string">
            <text:p>vulpix = Enemy(name = 'Vulpix', type = 'FIRE', total = 299, hp = 38, attack = 41, defense = 40, spatk = 50, spdef = 65, speed = 65)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BSTITUTE(LOWER([.B50]);&quot; &quot;;&quot;_&quot;)" office:value-type="string" office:string-value="vulpix" calcext:value-type="string">
            <text:p>vulpix</text:p>
          </table:table-cell>
        </table:table-row>
        <table:table-row table:style-name="ro1">
          <table:table-cell table:formula="of:=COM.MICROSOFT.CONCAT(SUBSTITUTE(LOWER([.B51]);&quot; &quot;;&quot;_&quot;);&quot; = Enemy(name = '&quot;;[.B51];&quot;', type = '&quot;;[.C51];&quot;', total = &quot;;[.D51];&quot;, hp = &quot;;[.E51];&quot;, attack = &quot;;[.F51];&quot;, defense = &quot;;[.G51];&quot;, spatk = &quot;;[.H51];&quot;, spdef = &quot;;[.I51];&quot;, speed = &quot;;[.J51]; &quot;)&quot;)" office:value-type="string" office:string-value="vulpix_alolan_vulpix = Enemy(name = 'Vulpix Alolan Vulpix', type = 'ICE', total = 299, hp = 38, attack = 41, defense = 40, spatk = 50, spdef = 65, speed = 65)" calcext:value-type="string">
            <text:p>vulpix_alolan_vulpix = Enemy(name = 'Vulpix Alolan Vulpix', type = 'ICE', total = 299, hp = 38, attack = 41, defense = 40, spatk = 50, spdef = 65, speed = 65)</text:p>
          </table:table-cell>
          <table:table-cell office:value-type="string" calcext:value-type="string">
            <text:p>Vulpix Alolan Vulpix</text:p>
          </table:table-cell>
          <table:table-cell office:value-type="string" calcext:value-type="string">
            <text:p>ICE</text:p>
          </table:table-cell>
          <table:table-cell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BSTITUTE(LOWER([.B51]);&quot; &quot;;&quot;_&quot;)" office:value-type="string" office:string-value="vulpix_alolan_vulpix" calcext:value-type="string">
            <text:p>vulpix_alolan_vulpix</text:p>
          </table:table-cell>
        </table:table-row>
        <table:table-row table:style-name="ro1">
          <table:table-cell table:formula="of:=COM.MICROSOFT.CONCAT(SUBSTITUTE(LOWER([.B52]);&quot; &quot;;&quot;_&quot;);&quot; = Enemy(name = '&quot;;[.B52];&quot;', type = '&quot;;[.C52];&quot;', total = &quot;;[.D52];&quot;, hp = &quot;;[.E52];&quot;, attack = &quot;;[.F52];&quot;, defense = &quot;;[.G52];&quot;, spatk = &quot;;[.H52];&quot;, spdef = &quot;;[.I52];&quot;, speed = &quot;;[.J52]; &quot;)&quot;)" office:value-type="string" office:string-value="ninetales = Enemy(name = 'Ninetales', type = 'FIRE', total = 505, hp = 73, attack = 76, defense = 75, spatk = 81, spdef = 100, speed = 100)" calcext:value-type="string">
            <text:p>ninetales = Enemy(name = 'Ninetales', type = 'FIRE', total = 505, hp = 73, attack = 76, defense = 75, spatk = 81, spdef = 100, speed = 100)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 office:value-type="float" office:value="505" calcext:value-type="float">
            <text:p>50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SUBSTITUTE(LOWER([.B52]);&quot; &quot;;&quot;_&quot;)" office:value-type="string" office:string-value="ninetales" calcext:value-type="string">
            <text:p>ninetales</text:p>
          </table:table-cell>
        </table:table-row>
        <table:table-row table:style-name="ro1">
          <table:table-cell table:formula="of:=COM.MICROSOFT.CONCAT(SUBSTITUTE(LOWER([.B53]);&quot; &quot;;&quot;_&quot;);&quot; = Enemy(name = '&quot;;[.B53];&quot;', type = '&quot;;[.C53];&quot;', total = &quot;;[.D53];&quot;, hp = &quot;;[.E53];&quot;, attack = &quot;;[.F53];&quot;, defense = &quot;;[.G53];&quot;, spatk = &quot;;[.H53];&quot;, spdef = &quot;;[.I53];&quot;, speed = &quot;;[.J53]; &quot;)&quot;)" office:value-type="string" office:string-value="ninetales_alolan_ninetales = Enemy(name = 'Ninetales Alolan Ninetales', type = 'ICE FAIRY', total = 505, hp = 73, attack = 67, defense = 75, spatk = 81, spdef = 100, speed = 109)" calcext:value-type="string">
            <text:p>ninetales_alolan_ninetales = Enemy(name = 'Ninetales Alolan Ninetales', type = 'ICE FAIRY', total = 505, hp = 73, attack = 67, defense = 75, spatk = 81, spdef = 100, speed = 109)</text:p>
          </table:table-cell>
          <table:table-cell office:value-type="string" calcext:value-type="string">
            <text:p>Ninetales Alolan Ninetales</text:p>
          </table:table-cell>
          <table:table-cell office:value-type="string" calcext:value-type="string">
            <text:p>ICE FAIRY</text:p>
          </table:table-cell>
          <table:table-cell office:value-type="float" office:value="505" calcext:value-type="float">
            <text:p>505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BSTITUTE(LOWER([.B53]);&quot; &quot;;&quot;_&quot;)" office:value-type="string" office:string-value="ninetales_alolan_ninetales" calcext:value-type="string">
            <text:p>ninetales_alolan_ninetales</text:p>
          </table:table-cell>
        </table:table-row>
        <table:table-row table:style-name="ro1">
          <table:table-cell table:formula="of:=COM.MICROSOFT.CONCAT(SUBSTITUTE(LOWER([.B54]);&quot; &quot;;&quot;_&quot;);&quot; = Enemy(name = '&quot;;[.B54];&quot;', type = '&quot;;[.C54];&quot;', total = &quot;;[.D54];&quot;, hp = &quot;;[.E54];&quot;, attack = &quot;;[.F54];&quot;, defense = &quot;;[.G54];&quot;, spatk = &quot;;[.H54];&quot;, spdef = &quot;;[.I54];&quot;, speed = &quot;;[.J54]; &quot;)&quot;)" office:value-type="string" office:string-value="jigglypuff = Enemy(name = 'Jigglypuff', type = 'NORMAL FAIRY', total = 270, hp = 115, attack = 45, defense = 20, spatk = 45, spdef = 25, speed = 20)" calcext:value-type="string">
            <text:p>jigglypuff = Enemy(name = 'Jigglypuff', type = 'NORMAL FAIRY', total = 270, hp = 115, attack = 45, defense = 20, spatk = 45, spdef = 25, speed = 20)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 FAIRY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54]);&quot; &quot;;&quot;_&quot;)" office:value-type="string" office:string-value="jigglypuff" calcext:value-type="string">
            <text:p>jigglypuff</text:p>
          </table:table-cell>
        </table:table-row>
        <table:table-row table:style-name="ro1">
          <table:table-cell table:formula="of:=COM.MICROSOFT.CONCAT(SUBSTITUTE(LOWER([.B55]);&quot; &quot;;&quot;_&quot;);&quot; = Enemy(name = '&quot;;[.B55];&quot;', type = '&quot;;[.C55];&quot;', total = &quot;;[.D55];&quot;, hp = &quot;;[.E55];&quot;, attack = &quot;;[.F55];&quot;, defense = &quot;;[.G55];&quot;, spatk = &quot;;[.H55];&quot;, spdef = &quot;;[.I55];&quot;, speed = &quot;;[.J55]; &quot;)&quot;)" office:value-type="string" office:string-value="wigglytuff = Enemy(name = 'Wigglytuff', type = 'NORMAL FAIRY', total = 435, hp = 140, attack = 70, defense = 45, spatk = 85, spdef = 50, speed = 45)" calcext:value-type="string">
            <text:p>wigglytuff = Enemy(name = 'Wigglytuff', type = 'NORMAL FAIRY', total = 435, hp = 140, attack = 70, defense = 45, spatk = 85, spdef = 50, speed = 45)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 FAIRY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55]);&quot; &quot;;&quot;_&quot;)" office:value-type="string" office:string-value="wigglytuff" calcext:value-type="string">
            <text:p>wigglytuff</text:p>
          </table:table-cell>
        </table:table-row>
        <table:table-row table:style-name="ro1">
          <table:table-cell table:formula="of:=COM.MICROSOFT.CONCAT(SUBSTITUTE(LOWER([.B56]);&quot; &quot;;&quot;_&quot;);&quot; = Enemy(name = '&quot;;[.B56];&quot;', type = '&quot;;[.C56];&quot;', total = &quot;;[.D56];&quot;, hp = &quot;;[.E56];&quot;, attack = &quot;;[.F56];&quot;, defense = &quot;;[.G56];&quot;, spatk = &quot;;[.H56];&quot;, spdef = &quot;;[.I56];&quot;, speed = &quot;;[.J56]; &quot;)&quot;)" office:value-type="string" office:string-value="zubat = Enemy(name = 'Zubat', type = 'POISON FLYING', total = 245, hp = 40, attack = 45, defense = 35, spatk = 30, spdef = 40, speed = 55)" calcext:value-type="string">
            <text:p>zubat = Enemy(name = 'Zubat', type = 'POISON FLYING', total = 245, hp = 40, attack = 45, defense = 35, spatk = 30, spdef = 40, speed = 55)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 FLYING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56]);&quot; &quot;;&quot;_&quot;)" office:value-type="string" office:string-value="zubat" calcext:value-type="string">
            <text:p>zubat</text:p>
          </table:table-cell>
        </table:table-row>
        <table:table-row table:style-name="ro1">
          <table:table-cell table:formula="of:=COM.MICROSOFT.CONCAT(SUBSTITUTE(LOWER([.B57]);&quot; &quot;;&quot;_&quot;);&quot; = Enemy(name = '&quot;;[.B57];&quot;', type = '&quot;;[.C57];&quot;', total = &quot;;[.D57];&quot;, hp = &quot;;[.E57];&quot;, attack = &quot;;[.F57];&quot;, defense = &quot;;[.G57];&quot;, spatk = &quot;;[.H57];&quot;, spdef = &quot;;[.I57];&quot;, speed = &quot;;[.J57]; &quot;)&quot;)" office:value-type="string" office:string-value="golbat = Enemy(name = 'Golbat', type = 'POISON FLYING', total = 455, hp = 75, attack = 80, defense = 70, spatk = 65, spdef = 75, speed = 90)" calcext:value-type="string">
            <text:p>golbat = Enemy(name = 'Golbat', type = 'POISON FLYING', total = 455, hp = 75, attack = 80, defense = 70, spatk = 65, spdef = 75, speed = 90)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 FLYING</text:p>
          </table:table-cell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7]);&quot; &quot;;&quot;_&quot;)" office:value-type="string" office:string-value="golbat" calcext:value-type="string">
            <text:p>golbat</text:p>
          </table:table-cell>
        </table:table-row>
        <table:table-row table:style-name="ro1">
          <table:table-cell table:formula="of:=COM.MICROSOFT.CONCAT(SUBSTITUTE(LOWER([.B58]);&quot; &quot;;&quot;_&quot;);&quot; = Enemy(name = '&quot;;[.B58];&quot;', type = '&quot;;[.C58];&quot;', total = &quot;;[.D58];&quot;, hp = &quot;;[.E58];&quot;, attack = &quot;;[.F58];&quot;, defense = &quot;;[.G58];&quot;, spatk = &quot;;[.H58];&quot;, spdef = &quot;;[.I58];&quot;, speed = &quot;;[.J58]; &quot;)&quot;)" office:value-type="string" office:string-value="oddish = Enemy(name = 'Oddish', type = 'GRASS POISON', total = 320, hp = 45, attack = 50, defense = 55, spatk = 75, spdef = 65, speed = 30)" calcext:value-type="string">
            <text:p>oddish = Enemy(name = 'Oddish', type = 'GRASS POISON', total = 320, hp = 45, attack = 50, defense = 55, spatk = 75, spdef = 65, speed = 30)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 POISON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58]);&quot; &quot;;&quot;_&quot;)" office:value-type="string" office:string-value="oddish" calcext:value-type="string">
            <text:p>oddish</text:p>
          </table:table-cell>
        </table:table-row>
        <table:table-row table:style-name="ro1">
          <table:table-cell table:formula="of:=COM.MICROSOFT.CONCAT(SUBSTITUTE(LOWER([.B59]);&quot; &quot;;&quot;_&quot;);&quot; = Enemy(name = '&quot;;[.B59];&quot;', type = '&quot;;[.C59];&quot;', total = &quot;;[.D59];&quot;, hp = &quot;;[.E59];&quot;, attack = &quot;;[.F59];&quot;, defense = &quot;;[.G59];&quot;, spatk = &quot;;[.H59];&quot;, spdef = &quot;;[.I59];&quot;, speed = &quot;;[.J59]; &quot;)&quot;)" office:value-type="string" office:string-value="gloom = Enemy(name = 'Gloom', type = 'GRASS POISON', total = 395, hp = 60, attack = 65, defense = 70, spatk = 85, spdef = 75, speed = 40)" calcext:value-type="string">
            <text:p>gloom = Enemy(name = 'Gloom', type = 'GRASS POISON', total = 395, hp = 60, attack = 65, defense = 70, spatk = 85, spdef = 75, speed = 40)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 POISON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59]);&quot; &quot;;&quot;_&quot;)" office:value-type="string" office:string-value="gloom" calcext:value-type="string">
            <text:p>gloom</text:p>
          </table:table-cell>
        </table:table-row>
        <table:table-row table:style-name="ro1">
          <table:table-cell table:formula="of:=COM.MICROSOFT.CONCAT(SUBSTITUTE(LOWER([.B60]);&quot; &quot;;&quot;_&quot;);&quot; = Enemy(name = '&quot;;[.B60];&quot;', type = '&quot;;[.C60];&quot;', total = &quot;;[.D60];&quot;, hp = &quot;;[.E60];&quot;, attack = &quot;;[.F60];&quot;, defense = &quot;;[.G60];&quot;, spatk = &quot;;[.H60];&quot;, spdef = &quot;;[.I60];&quot;, speed = &quot;;[.J60]; &quot;)&quot;)" office:value-type="string" office:string-value="vileplume = Enemy(name = 'Vileplume', type = 'GRASS POISON', total = 490, hp = 75, attack = 80, defense = 85, spatk = 110, spdef = 90, speed = 50)" calcext:value-type="string">
            <text:p>vileplume = Enemy(name = 'Vileplume', type = 'GRASS POISON', total = 490, hp = 75, attack = 80, defense = 85, spatk = 110, spdef = 90, speed = 50)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 POISON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60]);&quot; &quot;;&quot;_&quot;)" office:value-type="string" office:string-value="vileplume" calcext:value-type="string">
            <text:p>vileplume</text:p>
          </table:table-cell>
        </table:table-row>
        <table:table-row table:style-name="ro1">
          <table:table-cell table:formula="of:=COM.MICROSOFT.CONCAT(SUBSTITUTE(LOWER([.B61]);&quot; &quot;;&quot;_&quot;);&quot; = Enemy(name = '&quot;;[.B61];&quot;', type = '&quot;;[.C61];&quot;', total = &quot;;[.D61];&quot;, hp = &quot;;[.E61];&quot;, attack = &quot;;[.F61];&quot;, defense = &quot;;[.G61];&quot;, spatk = &quot;;[.H61];&quot;, spdef = &quot;;[.I61];&quot;, speed = &quot;;[.J61]; &quot;)&quot;)" office:value-type="string" office:string-value="paras = Enemy(name = 'Paras', type = 'BUG GRASS', total = 285, hp = 35, attack = 70, defense = 55, spatk = 45, spdef = 55, speed = 25)" calcext:value-type="string">
            <text:p>paras = Enemy(name = 'Paras', type = 'BUG GRASS', total = 285, hp = 35, attack = 70, defense = 55, spatk = 45, spdef = 55, speed = 25)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 GRASS</text:p>
          </table:table-cell>
          <table:table-cell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61]);&quot; &quot;;&quot;_&quot;)" office:value-type="string" office:string-value="paras" calcext:value-type="string">
            <text:p>paras</text:p>
          </table:table-cell>
        </table:table-row>
        <table:table-row table:style-name="ro1">
          <table:table-cell table:formula="of:=COM.MICROSOFT.CONCAT(SUBSTITUTE(LOWER([.B62]);&quot; &quot;;&quot;_&quot;);&quot; = Enemy(name = '&quot;;[.B62];&quot;', type = '&quot;;[.C62];&quot;', total = &quot;;[.D62];&quot;, hp = &quot;;[.E62];&quot;, attack = &quot;;[.F62];&quot;, defense = &quot;;[.G62];&quot;, spatk = &quot;;[.H62];&quot;, spdef = &quot;;[.I62];&quot;, speed = &quot;;[.J62]; &quot;)&quot;)" office:value-type="string" office:string-value="parasect = Enemy(name = 'Parasect', type = 'BUG GRASS', total = 405, hp = 60, attack = 95, defense = 80, spatk = 60, spdef = 80, speed = 30)" calcext:value-type="string">
            <text:p>parasect = Enemy(name = 'Parasect', type = 'BUG GRASS', total = 405, hp = 60, attack = 95, defense = 80, spatk = 60, spdef = 80, speed = 30)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 GRASS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62]);&quot; &quot;;&quot;_&quot;)" office:value-type="string" office:string-value="parasect" calcext:value-type="string">
            <text:p>parasect</text:p>
          </table:table-cell>
        </table:table-row>
        <table:table-row table:style-name="ro1">
          <table:table-cell table:formula="of:=COM.MICROSOFT.CONCAT(SUBSTITUTE(LOWER([.B63]);&quot; &quot;;&quot;_&quot;);&quot; = Enemy(name = '&quot;;[.B63];&quot;', type = '&quot;;[.C63];&quot;', total = &quot;;[.D63];&quot;, hp = &quot;;[.E63];&quot;, attack = &quot;;[.F63];&quot;, defense = &quot;;[.G63];&quot;, spatk = &quot;;[.H63];&quot;, spdef = &quot;;[.I63];&quot;, speed = &quot;;[.J63]; &quot;)&quot;)" office:value-type="string" office:string-value="venonat = Enemy(name = 'Venonat', type = 'BUG POISON', total = 305, hp = 60, attack = 55, defense = 50, spatk = 40, spdef = 55, speed = 45)" calcext:value-type="string">
            <text:p>venonat = Enemy(name = 'Venonat', type = 'BUG POISON', total = 305, hp = 60, attack = 55, defense = 50, spatk = 40, spdef = 55, speed = 45)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 POISON</text:p>
          </table:table-cell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63]);&quot; &quot;;&quot;_&quot;)" office:value-type="string" office:string-value="venonat" calcext:value-type="string">
            <text:p>venonat</text:p>
          </table:table-cell>
        </table:table-row>
        <table:table-row table:style-name="ro1">
          <table:table-cell table:formula="of:=COM.MICROSOFT.CONCAT(SUBSTITUTE(LOWER([.B64]);&quot; &quot;;&quot;_&quot;);&quot; = Enemy(name = '&quot;;[.B64];&quot;', type = '&quot;;[.C64];&quot;', total = &quot;;[.D64];&quot;, hp = &quot;;[.E64];&quot;, attack = &quot;;[.F64];&quot;, defense = &quot;;[.G64];&quot;, spatk = &quot;;[.H64];&quot;, spdef = &quot;;[.I64];&quot;, speed = &quot;;[.J64]; &quot;)&quot;)" office:value-type="string" office:string-value="venomoth = Enemy(name = 'Venomoth', type = 'BUG POISON', total = 450, hp = 70, attack = 65, defense = 60, spatk = 90, spdef = 75, speed = 90)" calcext:value-type="string">
            <text:p>venomoth = Enemy(name = 'Venomoth', type = 'BUG POISON', total = 450, hp = 70, attack = 65, defense = 60, spatk = 90, spdef = 75, speed = 90)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 POISON</text:p>
          </table:table-cell>
          <table:table-cell office:value-type="float" office:value="450" calcext:value-type="float">
            <text:p>4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64]);&quot; &quot;;&quot;_&quot;)" office:value-type="string" office:string-value="venomoth" calcext:value-type="string">
            <text:p>venomoth</text:p>
          </table:table-cell>
        </table:table-row>
        <table:table-row table:style-name="ro1">
          <table:table-cell table:formula="of:=COM.MICROSOFT.CONCAT(SUBSTITUTE(LOWER([.B65]);&quot; &quot;;&quot;_&quot;);&quot; = Enemy(name = '&quot;;[.B65];&quot;', type = '&quot;;[.C65];&quot;', total = &quot;;[.D65];&quot;, hp = &quot;;[.E65];&quot;, attack = &quot;;[.F65];&quot;, defense = &quot;;[.G65];&quot;, spatk = &quot;;[.H65];&quot;, spdef = &quot;;[.I65];&quot;, speed = &quot;;[.J65]; &quot;)&quot;)" office:value-type="string" office:string-value="diglett = Enemy(name = 'Diglett', type = 'GROUND', total = 265, hp = 10, attack = 55, defense = 25, spatk = 35, spdef = 45, speed = 95)" calcext:value-type="string">
            <text:p>diglett = Enemy(name = 'Diglett', type = 'GROUND', total = 265, hp = 10, attack = 55, defense = 25, spatk = 35, spdef = 45, speed = 95)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65]);&quot; &quot;;&quot;_&quot;)" office:value-type="string" office:string-value="diglett" calcext:value-type="string">
            <text:p>diglett</text:p>
          </table:table-cell>
        </table:table-row>
        <table:table-row table:style-name="ro1">
          <table:table-cell table:formula="of:=COM.MICROSOFT.CONCAT(SUBSTITUTE(LOWER([.B66]);&quot; &quot;;&quot;_&quot;);&quot; = Enemy(name = '&quot;;[.B66];&quot;', type = '&quot;;[.C66];&quot;', total = &quot;;[.D66];&quot;, hp = &quot;;[.E66];&quot;, attack = &quot;;[.F66];&quot;, defense = &quot;;[.G66];&quot;, spatk = &quot;;[.H66];&quot;, spdef = &quot;;[.I66];&quot;, speed = &quot;;[.J66]; &quot;)&quot;)" office:value-type="string" office:string-value="diglett_alolan_diglett = Enemy(name = 'Diglett Alolan Diglett', type = 'GROUND STEEL', total = 265, hp = 10, attack = 55, defense = 30, spatk = 35, spdef = 45, speed = 90)" calcext:value-type="string">
            <text:p>diglett_alolan_diglett = Enemy(name = 'Diglett Alolan Diglett', type = 'GROUND STEEL', total = 265, hp = 10, attack = 55, defense = 30, spatk = 35, spdef = 45, speed = 90)</text:p>
          </table:table-cell>
          <table:table-cell office:value-type="string" calcext:value-type="string">
            <text:p>Diglett Alolan Diglett</text:p>
          </table:table-cell>
          <table:table-cell office:value-type="string" calcext:value-type="string">
            <text:p>GROUND STEEL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66]);&quot; &quot;;&quot;_&quot;)" office:value-type="string" office:string-value="diglett_alolan_diglett" calcext:value-type="string">
            <text:p>diglett_alolan_diglett</text:p>
          </table:table-cell>
        </table:table-row>
        <table:table-row table:style-name="ro1">
          <table:table-cell table:formula="of:=COM.MICROSOFT.CONCAT(SUBSTITUTE(LOWER([.B67]);&quot; &quot;;&quot;_&quot;);&quot; = Enemy(name = '&quot;;[.B67];&quot;', type = '&quot;;[.C67];&quot;', total = &quot;;[.D67];&quot;, hp = &quot;;[.E67];&quot;, attack = &quot;;[.F67];&quot;, defense = &quot;;[.G67];&quot;, spatk = &quot;;[.H67];&quot;, spdef = &quot;;[.I67];&quot;, speed = &quot;;[.J67]; &quot;)&quot;)" office:value-type="string" office:string-value="dugtrio = Enemy(name = 'Dugtrio', type = 'GROUND', total = 425, hp = 35, attack = 100, defense = 50, spatk = 50, spdef = 70, speed = 120)" calcext:value-type="string">
            <text:p>dugtrio = Enemy(name = 'Dugtrio', type = 'GROUND', total = 425, hp = 35, attack = 100, defense = 50, spatk = 50, spdef = 70, speed = 120)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67]);&quot; &quot;;&quot;_&quot;)" office:value-type="string" office:string-value="dugtrio" calcext:value-type="string">
            <text:p>dugtrio</text:p>
          </table:table-cell>
        </table:table-row>
        <table:table-row table:style-name="ro1">
          <table:table-cell table:formula="of:=COM.MICROSOFT.CONCAT(SUBSTITUTE(LOWER([.B68]);&quot; &quot;;&quot;_&quot;);&quot; = Enemy(name = '&quot;;[.B68];&quot;', type = '&quot;;[.C68];&quot;', total = &quot;;[.D68];&quot;, hp = &quot;;[.E68];&quot;, attack = &quot;;[.F68];&quot;, defense = &quot;;[.G68];&quot;, spatk = &quot;;[.H68];&quot;, spdef = &quot;;[.I68];&quot;, speed = &quot;;[.J68]; &quot;)&quot;)" office:value-type="string" office:string-value="dugtrio_alolan_dugtrio = Enemy(name = 'Dugtrio Alolan Dugtrio', type = 'GROUND STEEL', total = 425, hp = 35, attack = 100, defense = 60, spatk = 50, spdef = 70, speed = 110)" calcext:value-type="string">
            <text:p>dugtrio_alolan_dugtrio = Enemy(name = 'Dugtrio Alolan Dugtrio', type = 'GROUND STEEL', total = 425, hp = 35, attack = 100, defense = 60, spatk = 50, spdef = 70, speed = 110)</text:p>
          </table:table-cell>
          <table:table-cell office:value-type="string" calcext:value-type="string">
            <text:p>Dugtrio Alolan Dugtrio</text:p>
          </table:table-cell>
          <table:table-cell office:value-type="string" calcext:value-type="string">
            <text:p>GROUND STEEL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68]);&quot; &quot;;&quot;_&quot;)" office:value-type="string" office:string-value="dugtrio_alolan_dugtrio" calcext:value-type="string">
            <text:p>dugtrio_alolan_dugtrio</text:p>
          </table:table-cell>
        </table:table-row>
        <table:table-row table:style-name="ro1">
          <table:table-cell table:formula="of:=COM.MICROSOFT.CONCAT(SUBSTITUTE(LOWER([.B69]);&quot; &quot;;&quot;_&quot;);&quot; = Enemy(name = '&quot;;[.B69];&quot;', type = '&quot;;[.C69];&quot;', total = &quot;;[.D69];&quot;, hp = &quot;;[.E69];&quot;, attack = &quot;;[.F69];&quot;, defense = &quot;;[.G69];&quot;, spatk = &quot;;[.H69];&quot;, spdef = &quot;;[.I69];&quot;, speed = &quot;;[.J69]; &quot;)&quot;)" office:value-type="string" office:string-value="meowth = Enemy(name = 'Meowth', type = 'NORMAL', total = 290, hp = 40, attack = 45, defense = 35, spatk = 40, spdef = 40, speed = 90)" calcext:value-type="string">
            <text:p>meowth = Enemy(name = 'Meowth', type = 'NORMAL', total = 290, hp = 40, attack = 45, defense = 35, spatk = 40, spdef = 40, speed = 90)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69]);&quot; &quot;;&quot;_&quot;)" office:value-type="string" office:string-value="meowth" calcext:value-type="string">
            <text:p>meowth</text:p>
          </table:table-cell>
        </table:table-row>
        <table:table-row table:style-name="ro1">
          <table:table-cell table:formula="of:=COM.MICROSOFT.CONCAT(SUBSTITUTE(LOWER([.B70]);&quot; &quot;;&quot;_&quot;);&quot; = Enemy(name = '&quot;;[.B70];&quot;', type = '&quot;;[.C70];&quot;', total = &quot;;[.D70];&quot;, hp = &quot;;[.E70];&quot;, attack = &quot;;[.F70];&quot;, defense = &quot;;[.G70];&quot;, spatk = &quot;;[.H70];&quot;, spdef = &quot;;[.I70];&quot;, speed = &quot;;[.J70]; &quot;)&quot;)" office:value-type="string" office:string-value="meowth_alolan_meowth = Enemy(name = 'Meowth Alolan Meowth', type = 'DARK', total = 290, hp = 40, attack = 35, defense = 35, spatk = 50, spdef = 40, speed = 90)" calcext:value-type="string">
            <text:p>meowth_alolan_meowth = Enemy(name = 'Meowth Alolan Meowth', type = 'DARK', total = 290, hp = 40, attack = 35, defense = 35, spatk = 50, spdef = 40, speed = 90)</text:p>
          </table:table-cell>
          <table:table-cell office:value-type="string" calcext:value-type="string">
            <text:p>Meowth Alolan Meowth</text:p>
          </table:table-cell>
          <table:table-cell office:value-type="string" calcext:value-type="string">
            <text:p>DARK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70]);&quot; &quot;;&quot;_&quot;)" office:value-type="string" office:string-value="meowth_alolan_meowth" calcext:value-type="string">
            <text:p>meowth_alolan_meowth</text:p>
          </table:table-cell>
        </table:table-row>
        <table:table-row table:style-name="ro1">
          <table:table-cell table:formula="of:=COM.MICROSOFT.CONCAT(SUBSTITUTE(LOWER([.B71]);&quot; &quot;;&quot;_&quot;);&quot; = Enemy(name = '&quot;;[.B71];&quot;', type = '&quot;;[.C71];&quot;', total = &quot;;[.D71];&quot;, hp = &quot;;[.E71];&quot;, attack = &quot;;[.F71];&quot;, defense = &quot;;[.G71];&quot;, spatk = &quot;;[.H71];&quot;, spdef = &quot;;[.I71];&quot;, speed = &quot;;[.J71]; &quot;)&quot;)" office:value-type="string" office:string-value="meowth_galarian_meowth = Enemy(name = 'Meowth Galarian Meowth', type = 'STEEL', total = 290, hp = 50, attack = 65, defense = 55, spatk = 40, spdef = 40, speed = 40)" calcext:value-type="string">
            <text:p>meowth_galarian_meowth = Enemy(name = 'Meowth Galarian Meowth', type = 'STEEL', total = 290, hp = 50, attack = 65, defense = 55, spatk = 40, spdef = 40, speed = 40)</text:p>
          </table:table-cell>
          <table:table-cell office:value-type="string" calcext:value-type="string">
            <text:p>Meowth Galarian Meowth</text:p>
          </table:table-cell>
          <table:table-cell office:value-type="string" calcext:value-type="string">
            <text:p>STEEL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formula="of:=SUBSTITUTE(LOWER([.B71]);&quot; &quot;;&quot;_&quot;)" office:value-type="string" office:string-value="meowth_galarian_meowth" calcext:value-type="string">
            <text:p>meowth_galarian_meowth</text:p>
          </table:table-cell>
        </table:table-row>
        <table:table-row table:style-name="ro1">
          <table:table-cell table:formula="of:=COM.MICROSOFT.CONCAT(SUBSTITUTE(LOWER([.B72]);&quot; &quot;;&quot;_&quot;);&quot; = Enemy(name = '&quot;;[.B72];&quot;', type = '&quot;;[.C72];&quot;', total = &quot;;[.D72];&quot;, hp = &quot;;[.E72];&quot;, attack = &quot;;[.F72];&quot;, defense = &quot;;[.G72];&quot;, spatk = &quot;;[.H72];&quot;, spdef = &quot;;[.I72];&quot;, speed = &quot;;[.J72]; &quot;)&quot;)" office:value-type="string" office:string-value="persian = Enemy(name = 'Persian', type = 'NORMAL', total = 440, hp = 65, attack = 70, defense = 60, spatk = 65, spdef = 65, speed = 115)" calcext:value-type="string">
            <text:p>persian = Enemy(name = 'Persian', type = 'NORMAL', total = 440, hp = 65, attack = 70, defense = 60, spatk = 65, spdef = 65, speed = 115)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72]);&quot; &quot;;&quot;_&quot;)" office:value-type="string" office:string-value="persian" calcext:value-type="string">
            <text:p>persian</text:p>
          </table:table-cell>
        </table:table-row>
        <table:table-row table:style-name="ro1">
          <table:table-cell table:formula="of:=COM.MICROSOFT.CONCAT(SUBSTITUTE(LOWER([.B73]);&quot; &quot;;&quot;_&quot;);&quot; = Enemy(name = '&quot;;[.B73];&quot;', type = '&quot;;[.C73];&quot;', total = &quot;;[.D73];&quot;, hp = &quot;;[.E73];&quot;, attack = &quot;;[.F73];&quot;, defense = &quot;;[.G73];&quot;, spatk = &quot;;[.H73];&quot;, spdef = &quot;;[.I73];&quot;, speed = &quot;;[.J73]; &quot;)&quot;)" office:value-type="string" office:string-value="persian_alolan_persian = Enemy(name = 'Persian Alolan Persian', type = 'DARK', total = 440, hp = 65, attack = 60, defense = 60, spatk = 75, spdef = 65, speed = 115)" calcext:value-type="string">
            <text:p>persian_alolan_persian = Enemy(name = 'Persian Alolan Persian', type = 'DARK', total = 440, hp = 65, attack = 60, defense = 60, spatk = 75, spdef = 65, speed = 115)</text:p>
          </table:table-cell>
          <table:table-cell office:value-type="string" calcext:value-type="string">
            <text:p>Persian Alolan Persian</text:p>
          </table:table-cell>
          <table:table-cell office:value-type="string" calcext:value-type="string">
            <text:p>DARK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73]);&quot; &quot;;&quot;_&quot;)" office:value-type="string" office:string-value="persian_alolan_persian" calcext:value-type="string">
            <text:p>persian_alolan_persian</text:p>
          </table:table-cell>
        </table:table-row>
        <table:table-row table:style-name="ro1">
          <table:table-cell table:formula="of:=COM.MICROSOFT.CONCAT(SUBSTITUTE(LOWER([.B74]);&quot; &quot;;&quot;_&quot;);&quot; = Enemy(name = '&quot;;[.B74];&quot;', type = '&quot;;[.C74];&quot;', total = &quot;;[.D74];&quot;, hp = &quot;;[.E74];&quot;, attack = &quot;;[.F74];&quot;, defense = &quot;;[.G74];&quot;, spatk = &quot;;[.H74];&quot;, spdef = &quot;;[.I74];&quot;, speed = &quot;;[.J74]; &quot;)&quot;)" office:value-type="string" office:string-value="psyduck = Enemy(name = 'Psyduck', type = 'WATER', total = 320, hp = 50, attack = 52, defense = 48, spatk = 65, spdef = 50, speed = 55)" calcext:value-type="string">
            <text:p>psyduck = Enemy(name = 'Psyduck', type = 'WATER', total = 320, hp = 50, attack = 52, defense = 48, spatk = 65, spdef = 50, speed = 55)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4]);&quot; &quot;;&quot;_&quot;)" office:value-type="string" office:string-value="psyduck" calcext:value-type="string">
            <text:p>psyduck</text:p>
          </table:table-cell>
        </table:table-row>
        <table:table-row table:style-name="ro1">
          <table:table-cell table:formula="of:=COM.MICROSOFT.CONCAT(SUBSTITUTE(LOWER([.B75]);&quot; &quot;;&quot;_&quot;);&quot; = Enemy(name = '&quot;;[.B75];&quot;', type = '&quot;;[.C75];&quot;', total = &quot;;[.D75];&quot;, hp = &quot;;[.E75];&quot;, attack = &quot;;[.F75];&quot;, defense = &quot;;[.G75];&quot;, spatk = &quot;;[.H75];&quot;, spdef = &quot;;[.I75];&quot;, speed = &quot;;[.J75]; &quot;)&quot;)" office:value-type="string" office:string-value="golduck = Enemy(name = 'Golduck', type = 'WATER', total = 500, hp = 80, attack = 82, defense = 78, spatk = 95, spdef = 80, speed = 85)" calcext:value-type="string">
            <text:p>golduck = Enemy(name = 'Golduck', type = 'WATER', total = 500, hp = 80, attack = 82, defense = 78, spatk = 95, spdef = 80, speed = 85)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75]);&quot; &quot;;&quot;_&quot;)" office:value-type="string" office:string-value="golduck" calcext:value-type="string">
            <text:p>golduck</text:p>
          </table:table-cell>
        </table:table-row>
        <table:table-row table:style-name="ro1">
          <table:table-cell table:formula="of:=COM.MICROSOFT.CONCAT(SUBSTITUTE(LOWER([.B76]);&quot; &quot;;&quot;_&quot;);&quot; = Enemy(name = '&quot;;[.B76];&quot;', type = '&quot;;[.C76];&quot;', total = &quot;;[.D76];&quot;, hp = &quot;;[.E76];&quot;, attack = &quot;;[.F76];&quot;, defense = &quot;;[.G76];&quot;, spatk = &quot;;[.H76];&quot;, spdef = &quot;;[.I76];&quot;, speed = &quot;;[.J76]; &quot;)&quot;)" office:value-type="string" office:string-value="mankey = Enemy(name = 'Mankey', type = 'FIGHTING', total = 305, hp = 40, attack = 80, defense = 35, spatk = 35, spdef = 45, speed = 70)" calcext:value-type="string">
            <text:p>mankey = Enemy(name = 'Mankey', type = 'FIGHTING', total = 305, hp = 40, attack = 80, defense = 35, spatk = 35, spdef = 45, speed = 70)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76]);&quot; &quot;;&quot;_&quot;)" office:value-type="string" office:string-value="mankey" calcext:value-type="string">
            <text:p>mankey</text:p>
          </table:table-cell>
        </table:table-row>
        <table:table-row table:style-name="ro1">
          <table:table-cell table:formula="of:=COM.MICROSOFT.CONCAT(SUBSTITUTE(LOWER([.B77]);&quot; &quot;;&quot;_&quot;);&quot; = Enemy(name = '&quot;;[.B77];&quot;', type = '&quot;;[.C77];&quot;', total = &quot;;[.D77];&quot;, hp = &quot;;[.E77];&quot;, attack = &quot;;[.F77];&quot;, defense = &quot;;[.G77];&quot;, spatk = &quot;;[.H77];&quot;, spdef = &quot;;[.I77];&quot;, speed = &quot;;[.J77]; &quot;)&quot;)" office:value-type="string" office:string-value="primeape = Enemy(name = 'Primeape', type = 'FIGHTING', total = 455, hp = 65, attack = 105, defense = 60, spatk = 60, spdef = 70, speed = 95)" calcext:value-type="string">
            <text:p>primeape = Enemy(name = 'Primeape', type = 'FIGHTING', total = 455, hp = 65, attack = 105, defense = 60, spatk = 60, spdef = 70, speed = 95)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77]);&quot; &quot;;&quot;_&quot;)" office:value-type="string" office:string-value="primeape" calcext:value-type="string">
            <text:p>primeape</text:p>
          </table:table-cell>
        </table:table-row>
        <table:table-row table:style-name="ro1">
          <table:table-cell table:formula="of:=COM.MICROSOFT.CONCAT(SUBSTITUTE(LOWER([.B78]);&quot; &quot;;&quot;_&quot;);&quot; = Enemy(name = '&quot;;[.B78];&quot;', type = '&quot;;[.C78];&quot;', total = &quot;;[.D78];&quot;, hp = &quot;;[.E78];&quot;, attack = &quot;;[.F78];&quot;, defense = &quot;;[.G78];&quot;, spatk = &quot;;[.H78];&quot;, spdef = &quot;;[.I78];&quot;, speed = &quot;;[.J78]; &quot;)&quot;)" office:value-type="string" office:string-value="growlithe = Enemy(name = 'Growlithe', type = 'FIRE', total = 350, hp = 55, attack = 70, defense = 45, spatk = 70, spdef = 50, speed = 60)" calcext:value-type="string">
            <text:p>growlithe = Enemy(name = 'Growlithe', type = 'FIRE', total = 350, hp = 55, attack = 70, defense = 45, spatk = 70, spdef = 50, speed = 60)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8]);&quot; &quot;;&quot;_&quot;)" office:value-type="string" office:string-value="growlithe" calcext:value-type="string">
            <text:p>growlithe</text:p>
          </table:table-cell>
        </table:table-row>
        <table:table-row table:style-name="ro1">
          <table:table-cell table:formula="of:=COM.MICROSOFT.CONCAT(SUBSTITUTE(LOWER([.B79]);&quot; &quot;;&quot;_&quot;);&quot; = Enemy(name = '&quot;;[.B79];&quot;', type = '&quot;;[.C79];&quot;', total = &quot;;[.D79];&quot;, hp = &quot;;[.E79];&quot;, attack = &quot;;[.F79];&quot;, defense = &quot;;[.G79];&quot;, spatk = &quot;;[.H79];&quot;, spdef = &quot;;[.I79];&quot;, speed = &quot;;[.J79]; &quot;)&quot;)" office:value-type="string" office:string-value="growlithe_hisuian_growlithe = Enemy(name = 'Growlithe Hisuian Growlithe', type = 'FIRE ROCK', total = 350, hp = 60, attack = 75, defense = 45, spatk = 65, spdef = 50, speed = 55)" calcext:value-type="string">
            <text:p>growlithe_hisuian_growlithe = Enemy(name = 'Growlithe Hisuian Growlithe', type = 'FIRE ROCK', total = 350, hp = 60, attack = 75, defense = 45, spatk = 65, spdef = 50, speed = 55)</text:p>
          </table:table-cell>
          <table:table-cell office:value-type="string" calcext:value-type="string">
            <text:p>Growlithe Hisuian Growlithe</text:p>
          </table:table-cell>
          <table:table-cell office:value-type="string" calcext:value-type="string">
            <text:p>FIRE ROCK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9]);&quot; &quot;;&quot;_&quot;)" office:value-type="string" office:string-value="growlithe_hisuian_growlithe" calcext:value-type="string">
            <text:p>growlithe_hisuian_growlithe</text:p>
          </table:table-cell>
        </table:table-row>
        <table:table-row table:style-name="ro1">
          <table:table-cell table:formula="of:=COM.MICROSOFT.CONCAT(SUBSTITUTE(LOWER([.B80]);&quot; &quot;;&quot;_&quot;);&quot; = Enemy(name = '&quot;;[.B80];&quot;', type = '&quot;;[.C80];&quot;', total = &quot;;[.D80];&quot;, hp = &quot;;[.E80];&quot;, attack = &quot;;[.F80];&quot;, defense = &quot;;[.G80];&quot;, spatk = &quot;;[.H80];&quot;, spdef = &quot;;[.I80];&quot;, speed = &quot;;[.J80]; &quot;)&quot;)" office:value-type="string" office:string-value="arcanine = Enemy(name = 'Arcanine', type = 'FIRE', total = 555, hp = 90, attack = 110, defense = 80, spatk = 100, spdef = 80, speed = 95)" calcext:value-type="string">
            <text:p>arcanine = Enemy(name = 'Arcanine', type = 'FIRE', total = 555, hp = 90, attack = 110, defense = 80, spatk = 100, spdef = 80, speed = 95)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 office:value-type="float" office:value="555" calcext:value-type="float">
            <text:p>55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80]);&quot; &quot;;&quot;_&quot;)" office:value-type="string" office:string-value="arcanine" calcext:value-type="string">
            <text:p>arcanine</text:p>
          </table:table-cell>
        </table:table-row>
        <table:table-row table:style-name="ro1">
          <table:table-cell table:formula="of:=COM.MICROSOFT.CONCAT(SUBSTITUTE(LOWER([.B81]);&quot; &quot;;&quot;_&quot;);&quot; = Enemy(name = '&quot;;[.B81];&quot;', type = '&quot;;[.C81];&quot;', total = &quot;;[.D81];&quot;, hp = &quot;;[.E81];&quot;, attack = &quot;;[.F81];&quot;, defense = &quot;;[.G81];&quot;, spatk = &quot;;[.H81];&quot;, spdef = &quot;;[.I81];&quot;, speed = &quot;;[.J81]; &quot;)&quot;)" office:value-type="string" office:string-value="arcanine_hisuian_arcanine = Enemy(name = 'Arcanine Hisuian Arcanine', type = 'FIRE ROCK', total = 555, hp = 95, attack = 115, defense = 80, spatk = 95, spdef = 80, speed = 90)" calcext:value-type="string">
            <text:p>arcanine_hisuian_arcanine = Enemy(name = 'Arcanine Hisuian Arcanine', type = 'FIRE ROCK', total = 555, hp = 95, attack = 115, defense = 80, spatk = 95, spdef = 80, speed = 90)</text:p>
          </table:table-cell>
          <table:table-cell office:value-type="string" calcext:value-type="string">
            <text:p>Arcanine Hisuian Arcanine</text:p>
          </table:table-cell>
          <table:table-cell office:value-type="string" calcext:value-type="string">
            <text:p>FIRE ROCK</text:p>
          </table:table-cell>
          <table:table-cell office:value-type="float" office:value="555" calcext:value-type="float">
            <text:p>5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81]);&quot; &quot;;&quot;_&quot;)" office:value-type="string" office:string-value="arcanine_hisuian_arcanine" calcext:value-type="string">
            <text:p>arcanine_hisuian_arcanine</text:p>
          </table:table-cell>
        </table:table-row>
        <table:table-row table:style-name="ro1">
          <table:table-cell table:formula="of:=COM.MICROSOFT.CONCAT(SUBSTITUTE(LOWER([.B82]);&quot; &quot;;&quot;_&quot;);&quot; = Enemy(name = '&quot;;[.B82];&quot;', type = '&quot;;[.C82];&quot;', total = &quot;;[.D82];&quot;, hp = &quot;;[.E82];&quot;, attack = &quot;;[.F82];&quot;, defense = &quot;;[.G82];&quot;, spatk = &quot;;[.H82];&quot;, spdef = &quot;;[.I82];&quot;, speed = &quot;;[.J82]; &quot;)&quot;)" office:value-type="string" office:string-value="poliwag = Enemy(name = 'Poliwag', type = 'WATER', total = 300, hp = 40, attack = 50, defense = 40, spatk = 40, spdef = 40, speed = 90)" calcext:value-type="string">
            <text:p>poliwag = Enemy(name = 'Poliwag', type = 'WATER', total = 300, hp = 40, attack = 50, defense = 40, spatk = 40, spdef = 40, speed = 90)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82]);&quot; &quot;;&quot;_&quot;)" office:value-type="string" office:string-value="poliwag" calcext:value-type="string">
            <text:p>poliwag</text:p>
          </table:table-cell>
        </table:table-row>
        <table:table-row table:style-name="ro1">
          <table:table-cell table:formula="of:=COM.MICROSOFT.CONCAT(SUBSTITUTE(LOWER([.B83]);&quot; &quot;;&quot;_&quot;);&quot; = Enemy(name = '&quot;;[.B83];&quot;', type = '&quot;;[.C83];&quot;', total = &quot;;[.D83];&quot;, hp = &quot;;[.E83];&quot;, attack = &quot;;[.F83];&quot;, defense = &quot;;[.G83];&quot;, spatk = &quot;;[.H83];&quot;, spdef = &quot;;[.I83];&quot;, speed = &quot;;[.J83]; &quot;)&quot;)" office:value-type="string" office:string-value="poliwhirl = Enemy(name = 'Poliwhirl', type = 'WATER', total = 385, hp = 65, attack = 65, defense = 65, spatk = 50, spdef = 50, speed = 90)" calcext:value-type="string">
            <text:p>poliwhirl = Enemy(name = 'Poliwhirl', type = 'WATER', total = 385, hp = 65, attack = 65, defense = 65, spatk = 50, spdef = 50, speed = 90)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83]);&quot; &quot;;&quot;_&quot;)" office:value-type="string" office:string-value="poliwhirl" calcext:value-type="string">
            <text:p>poliwhirl</text:p>
          </table:table-cell>
        </table:table-row>
        <table:table-row table:style-name="ro1">
          <table:table-cell table:formula="of:=COM.MICROSOFT.CONCAT(SUBSTITUTE(LOWER([.B84]);&quot; &quot;;&quot;_&quot;);&quot; = Enemy(name = '&quot;;[.B84];&quot;', type = '&quot;;[.C84];&quot;', total = &quot;;[.D84];&quot;, hp = &quot;;[.E84];&quot;, attack = &quot;;[.F84];&quot;, defense = &quot;;[.G84];&quot;, spatk = &quot;;[.H84];&quot;, spdef = &quot;;[.I84];&quot;, speed = &quot;;[.J84]; &quot;)&quot;)" office:value-type="string" office:string-value="poliwrath = Enemy(name = 'Poliwrath', type = 'WATER FIGHTING', total = 510, hp = 90, attack = 95, defense = 95, spatk = 70, spdef = 90, speed = 70)" calcext:value-type="string">
            <text:p>poliwrath = Enemy(name = 'Poliwrath', type = 'WATER FIGHTING', total = 510, hp = 90, attack = 95, defense = 95, spatk = 70, spdef = 90, speed = 70)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 FIGHTING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4]);&quot; &quot;;&quot;_&quot;)" office:value-type="string" office:string-value="poliwrath" calcext:value-type="string">
            <text:p>poliwrath</text:p>
          </table:table-cell>
        </table:table-row>
        <table:table-row table:style-name="ro1">
          <table:table-cell table:formula="of:=COM.MICROSOFT.CONCAT(SUBSTITUTE(LOWER([.B85]);&quot; &quot;;&quot;_&quot;);&quot; = Enemy(name = '&quot;;[.B85];&quot;', type = '&quot;;[.C85];&quot;', total = &quot;;[.D85];&quot;, hp = &quot;;[.E85];&quot;, attack = &quot;;[.F85];&quot;, defense = &quot;;[.G85];&quot;, spatk = &quot;;[.H85];&quot;, spdef = &quot;;[.I85];&quot;, speed = &quot;;[.J85]; &quot;)&quot;)" office:value-type="string" office:string-value="abra = Enemy(name = 'Abra', type = 'PSYCHIC', total = 310, hp = 25, attack = 20, defense = 15, spatk = 105, spdef = 55, speed = 90)" calcext:value-type="string">
            <text:p>abra = Enemy(name = 'Abra', type = 'PSYCHIC', total = 310, hp = 25, attack = 20, defense = 15, spatk = 105, spdef = 55, speed = 90)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85]);&quot; &quot;;&quot;_&quot;)" office:value-type="string" office:string-value="abra" calcext:value-type="string">
            <text:p>abra</text:p>
          </table:table-cell>
        </table:table-row>
        <table:table-row table:style-name="ro1">
          <table:table-cell table:formula="of:=COM.MICROSOFT.CONCAT(SUBSTITUTE(LOWER([.B86]);&quot; &quot;;&quot;_&quot;);&quot; = Enemy(name = '&quot;;[.B86];&quot;', type = '&quot;;[.C86];&quot;', total = &quot;;[.D86];&quot;, hp = &quot;;[.E86];&quot;, attack = &quot;;[.F86];&quot;, defense = &quot;;[.G86];&quot;, spatk = &quot;;[.H86];&quot;, spdef = &quot;;[.I86];&quot;, speed = &quot;;[.J86]; &quot;)&quot;)" office:value-type="string" office:string-value="kadabra = Enemy(name = 'Kadabra', type = 'PSYCHIC', total = 400, hp = 40, attack = 35, defense = 30, spatk = 120, spdef = 70, speed = 105)" calcext:value-type="string">
            <text:p>kadabra = Enemy(name = 'Kadabra', type = 'PSYCHIC', total = 400, hp = 40, attack = 35, defense = 30, spatk = 120, spdef = 70, speed = 105)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86]);&quot; &quot;;&quot;_&quot;)" office:value-type="string" office:string-value="kadabra" calcext:value-type="string">
            <text:p>kadabra</text:p>
          </table:table-cell>
        </table:table-row>
        <table:table-row table:style-name="ro1">
          <table:table-cell table:formula="of:=COM.MICROSOFT.CONCAT(SUBSTITUTE(LOWER([.B87]);&quot; &quot;;&quot;_&quot;);&quot; = Enemy(name = '&quot;;[.B87];&quot;', type = '&quot;;[.C87];&quot;', total = &quot;;[.D87];&quot;, hp = &quot;;[.E87];&quot;, attack = &quot;;[.F87];&quot;, defense = &quot;;[.G87];&quot;, spatk = &quot;;[.H87];&quot;, spdef = &quot;;[.I87];&quot;, speed = &quot;;[.J87]; &quot;)&quot;)" office:value-type="string" office:string-value="alakazam = Enemy(name = 'Alakazam', type = 'PSYCHIC', total = 500, hp = 55, attack = 50, defense = 45, spatk = 135, spdef = 95, speed = 120)" calcext:value-type="string">
            <text:p>alakazam = Enemy(name = 'Alakazam', type = 'PSYCHIC', total = 500, hp = 55, attack = 50, defense = 45, spatk = 135, spdef = 95, speed = 120)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87]);&quot; &quot;;&quot;_&quot;)" office:value-type="string" office:string-value="alakazam" calcext:value-type="string">
            <text:p>alakazam</text:p>
          </table:table-cell>
        </table:table-row>
        <table:table-row table:style-name="ro1">
          <table:table-cell table:formula="of:=COM.MICROSOFT.CONCAT(SUBSTITUTE(LOWER([.B88]);&quot; &quot;;&quot;_&quot;);&quot; = Enemy(name = '&quot;;[.B88];&quot;', type = '&quot;;[.C88];&quot;', total = &quot;;[.D88];&quot;, hp = &quot;;[.E88];&quot;, attack = &quot;;[.F88];&quot;, defense = &quot;;[.G88];&quot;, spatk = &quot;;[.H88];&quot;, spdef = &quot;;[.I88];&quot;, speed = &quot;;[.J88]; &quot;)&quot;)" office:value-type="string" office:string-value="alakazam_mega_alakazam = Enemy(name = 'Alakazam Mega Alakazam', type = 'PSYCHIC', total = 600, hp = 55, attack = 50, defense = 65, spatk = 175, spdef = 105, speed = 150)" calcext:value-type="string">
            <text:p>alakazam_mega_alakazam = Enemy(name = 'Alakazam Mega Alakazam', type = 'PSYCHIC', total = 600, hp = 55, attack = 50, defense = 65, spatk = 175, spdef = 105, speed = 150)</text:p>
          </table:table-cell>
          <table:table-cell office:value-type="string" calcext:value-type="string">
            <text:p>Alakazam Mega Alakazam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88]);&quot; &quot;;&quot;_&quot;)" office:value-type="string" office:string-value="alakazam_mega_alakazam" calcext:value-type="string">
            <text:p>alakazam_mega_alakazam</text:p>
          </table:table-cell>
        </table:table-row>
        <table:table-row table:style-name="ro1">
          <table:table-cell table:formula="of:=COM.MICROSOFT.CONCAT(SUBSTITUTE(LOWER([.B89]);&quot; &quot;;&quot;_&quot;);&quot; = Enemy(name = '&quot;;[.B89];&quot;', type = '&quot;;[.C89];&quot;', total = &quot;;[.D89];&quot;, hp = &quot;;[.E89];&quot;, attack = &quot;;[.F89];&quot;, defense = &quot;;[.G89];&quot;, spatk = &quot;;[.H89];&quot;, spdef = &quot;;[.I89];&quot;, speed = &quot;;[.J89]; &quot;)&quot;)" office:value-type="string" office:string-value="machop = Enemy(name = 'Machop', type = 'FIGHTING', total = 305, hp = 70, attack = 80, defense = 50, spatk = 35, spdef = 35, speed = 35)" calcext:value-type="string">
            <text:p>machop = Enemy(name = 'Machop', type = 'FIGHTING', total = 305, hp = 70, attack = 80, defense = 50, spatk = 35, spdef = 35, speed = 35)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table:formula="of:=SUBSTITUTE(LOWER([.B89]);&quot; &quot;;&quot;_&quot;)" office:value-type="string" office:string-value="machop" calcext:value-type="string">
            <text:p>machop</text:p>
          </table:table-cell>
        </table:table-row>
        <table:table-row table:style-name="ro1">
          <table:table-cell table:formula="of:=COM.MICROSOFT.CONCAT(SUBSTITUTE(LOWER([.B90]);&quot; &quot;;&quot;_&quot;);&quot; = Enemy(name = '&quot;;[.B90];&quot;', type = '&quot;;[.C90];&quot;', total = &quot;;[.D90];&quot;, hp = &quot;;[.E90];&quot;, attack = &quot;;[.F90];&quot;, defense = &quot;;[.G90];&quot;, spatk = &quot;;[.H90];&quot;, spdef = &quot;;[.I90];&quot;, speed = &quot;;[.J90]; &quot;)&quot;)" office:value-type="string" office:string-value="machoke = Enemy(name = 'Machoke', type = 'FIGHTING', total = 405, hp = 80, attack = 100, defense = 70, spatk = 50, spdef = 60, speed = 45)" calcext:value-type="string">
            <text:p>machoke = Enemy(name = 'Machoke', type = 'FIGHTING', total = 405, hp = 80, attack = 100, defense = 70, spatk = 50, spdef = 60, speed = 45)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90]);&quot; &quot;;&quot;_&quot;)" office:value-type="string" office:string-value="machoke" calcext:value-type="string">
            <text:p>machoke</text:p>
          </table:table-cell>
        </table:table-row>
        <table:table-row table:style-name="ro1">
          <table:table-cell table:formula="of:=COM.MICROSOFT.CONCAT(SUBSTITUTE(LOWER([.B91]);&quot; &quot;;&quot;_&quot;);&quot; = Enemy(name = '&quot;;[.B91];&quot;', type = '&quot;;[.C91];&quot;', total = &quot;;[.D91];&quot;, hp = &quot;;[.E91];&quot;, attack = &quot;;[.F91];&quot;, defense = &quot;;[.G91];&quot;, spatk = &quot;;[.H91];&quot;, spdef = &quot;;[.I91];&quot;, speed = &quot;;[.J91]; &quot;)&quot;)" office:value-type="string" office:string-value="machamp = Enemy(name = 'Machamp', type = 'FIGHTING', total = 505, hp = 90, attack = 130, defense = 80, spatk = 65, spdef = 85, speed = 55)" calcext:value-type="string">
            <text:p>machamp = Enemy(name = 'Machamp', type = 'FIGHTING', total = 505, hp = 90, attack = 130, defense = 80, spatk = 65, spdef = 85, speed = 55)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91]);&quot; &quot;;&quot;_&quot;)" office:value-type="string" office:string-value="machamp" calcext:value-type="string">
            <text:p>machamp</text:p>
          </table:table-cell>
        </table:table-row>
        <table:table-row table:style-name="ro1">
          <table:table-cell table:formula="of:=COM.MICROSOFT.CONCAT(SUBSTITUTE(LOWER([.B92]);&quot; &quot;;&quot;_&quot;);&quot; = Enemy(name = '&quot;;[.B92];&quot;', type = '&quot;;[.C92];&quot;', total = &quot;;[.D92];&quot;, hp = &quot;;[.E92];&quot;, attack = &quot;;[.F92];&quot;, defense = &quot;;[.G92];&quot;, spatk = &quot;;[.H92];&quot;, spdef = &quot;;[.I92];&quot;, speed = &quot;;[.J92]; &quot;)&quot;)" office:value-type="string" office:string-value="bellsprout = Enemy(name = 'Bellsprout', type = 'GRASS POISON', total = 300, hp = 50, attack = 75, defense = 35, spatk = 70, spdef = 30, speed = 40)" calcext:value-type="string">
            <text:p>bellsprout = Enemy(name = 'Bellsprout', type = 'GRASS POISON', total = 300, hp = 50, attack = 75, defense = 35, spatk = 70, spdef = 30, speed = 40)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 POISON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92]);&quot; &quot;;&quot;_&quot;)" office:value-type="string" office:string-value="bellsprout" calcext:value-type="string">
            <text:p>bellsprout</text:p>
          </table:table-cell>
        </table:table-row>
        <table:table-row table:style-name="ro1">
          <table:table-cell table:formula="of:=COM.MICROSOFT.CONCAT(SUBSTITUTE(LOWER([.B93]);&quot; &quot;;&quot;_&quot;);&quot; = Enemy(name = '&quot;;[.B93];&quot;', type = '&quot;;[.C93];&quot;', total = &quot;;[.D93];&quot;, hp = &quot;;[.E93];&quot;, attack = &quot;;[.F93];&quot;, defense = &quot;;[.G93];&quot;, spatk = &quot;;[.H93];&quot;, spdef = &quot;;[.I93];&quot;, speed = &quot;;[.J93]; &quot;)&quot;)" office:value-type="string" office:string-value="weepinbell = Enemy(name = 'Weepinbell', type = 'GRASS POISON', total = 390, hp = 65, attack = 90, defense = 50, spatk = 85, spdef = 45, speed = 55)" calcext:value-type="string">
            <text:p>weepinbell = Enemy(name = 'Weepinbell', type = 'GRASS POISON', total = 390, hp = 65, attack = 90, defense = 50, spatk = 85, spdef = 45, speed = 55)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 POISON</text:p>
          </table:table-cell>
          <table:table-cell office:value-type="float" office:value="390" calcext:value-type="float">
            <text:p>3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93]);&quot; &quot;;&quot;_&quot;)" office:value-type="string" office:string-value="weepinbell" calcext:value-type="string">
            <text:p>weepinbell</text:p>
          </table:table-cell>
        </table:table-row>
        <table:table-row table:style-name="ro1">
          <table:table-cell table:formula="of:=COM.MICROSOFT.CONCAT(SUBSTITUTE(LOWER([.B94]);&quot; &quot;;&quot;_&quot;);&quot; = Enemy(name = '&quot;;[.B94];&quot;', type = '&quot;;[.C94];&quot;', total = &quot;;[.D94];&quot;, hp = &quot;;[.E94];&quot;, attack = &quot;;[.F94];&quot;, defense = &quot;;[.G94];&quot;, spatk = &quot;;[.H94];&quot;, spdef = &quot;;[.I94];&quot;, speed = &quot;;[.J94]; &quot;)&quot;)" office:value-type="string" office:string-value="victreebel = Enemy(name = 'Victreebel', type = 'GRASS POISON', total = 490, hp = 80, attack = 105, defense = 65, spatk = 100, spdef = 70, speed = 70)" calcext:value-type="string">
            <text:p>victreebel = Enemy(name = 'Victreebel', type = 'GRASS POISON', total = 490, hp = 80, attack = 105, defense = 65, spatk = 100, spdef = 70, speed = 70)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 POISON</text:p>
          </table:table-cell>
          <table:table-cell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formula="of:=SUBSTITUTE(LOWER([.B94]);&quot; &quot;;&quot;_&quot;)" office:value-type="string" office:string-value="victreebel" calcext:value-type="string">
            <text:p>victreebel</text:p>
          </table:table-cell>
        </table:table-row>
        <table:table-row table:style-name="ro1">
          <table:table-cell table:formula="of:=COM.MICROSOFT.CONCAT(SUBSTITUTE(LOWER([.B95]);&quot; &quot;;&quot;_&quot;);&quot; = Enemy(name = '&quot;;[.B95];&quot;', type = '&quot;;[.C95];&quot;', total = &quot;;[.D95];&quot;, hp = &quot;;[.E95];&quot;, attack = &quot;;[.F95];&quot;, defense = &quot;;[.G95];&quot;, spatk = &quot;;[.H95];&quot;, spdef = &quot;;[.I95];&quot;, speed = &quot;;[.J95]; &quot;)&quot;)" office:value-type="string" office:string-value="tentacool = Enemy(name = 'Tentacool', type = 'WATER POISON', total = 335, hp = 40, attack = 40, defense = 35, spatk = 50, spdef = 100, speed = 70)" calcext:value-type="string">
            <text:p>tentacool = Enemy(name = 'Tentacool', type = 'WATER POISON', total = 335, hp = 40, attack = 40, defense = 35, spatk = 50, spdef = 100, speed = 70)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 POISON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95]);&quot; &quot;;&quot;_&quot;)" office:value-type="string" office:string-value="tentacool" calcext:value-type="string">
            <text:p>tentacool</text:p>
          </table:table-cell>
        </table:table-row>
        <table:table-row table:style-name="ro1">
          <table:table-cell table:formula="of:=COM.MICROSOFT.CONCAT(SUBSTITUTE(LOWER([.B96]);&quot; &quot;;&quot;_&quot;);&quot; = Enemy(name = '&quot;;[.B96];&quot;', type = '&quot;;[.C96];&quot;', total = &quot;;[.D96];&quot;, hp = &quot;;[.E96];&quot;, attack = &quot;;[.F96];&quot;, defense = &quot;;[.G96];&quot;, spatk = &quot;;[.H96];&quot;, spdef = &quot;;[.I96];&quot;, speed = &quot;;[.J96]; &quot;)&quot;)" office:value-type="string" office:string-value="tentacruel = Enemy(name = 'Tentacruel', type = 'WATER POISON', total = 515, hp = 80, attack = 70, defense = 65, spatk = 80, spdef = 120, speed = 100)" calcext:value-type="string">
            <text:p>tentacruel = Enemy(name = 'Tentacruel', type = 'WATER POISON', total = 515, hp = 80, attack = 70, defense = 65, spatk = 80, spdef = 120, speed = 100)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 POISON</text:p>
          </table:table-cell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96]);&quot; &quot;;&quot;_&quot;)" office:value-type="string" office:string-value="tentacruel" calcext:value-type="string">
            <text:p>tentacruel</text:p>
          </table:table-cell>
        </table:table-row>
        <table:table-row table:style-name="ro1">
          <table:table-cell table:formula="of:=COM.MICROSOFT.CONCAT(SUBSTITUTE(LOWER([.B97]);&quot; &quot;;&quot;_&quot;);&quot; = Enemy(name = '&quot;;[.B97];&quot;', type = '&quot;;[.C97];&quot;', total = &quot;;[.D97];&quot;, hp = &quot;;[.E97];&quot;, attack = &quot;;[.F97];&quot;, defense = &quot;;[.G97];&quot;, spatk = &quot;;[.H97];&quot;, spdef = &quot;;[.I97];&quot;, speed = &quot;;[.J97]; &quot;)&quot;)" office:value-type="string" office:string-value="geodude = Enemy(name = 'Geodude', type = 'ROCK GROUND', total = 300, hp = 40, attack = 80, defense = 100, spatk = 30, spdef = 30, speed = 20)" calcext:value-type="string">
            <text:p>geodude = Enemy(name = 'Geodude', type = 'ROCK GROUND', total = 300, hp = 40, attack = 80, defense = 100, spatk = 30, spdef = 30, speed = 20)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 GROUND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97]);&quot; &quot;;&quot;_&quot;)" office:value-type="string" office:string-value="geodude" calcext:value-type="string">
            <text:p>geodude</text:p>
          </table:table-cell>
        </table:table-row>
        <table:table-row table:style-name="ro1">
          <table:table-cell table:formula="of:=COM.MICROSOFT.CONCAT(SUBSTITUTE(LOWER([.B98]);&quot; &quot;;&quot;_&quot;);&quot; = Enemy(name = '&quot;;[.B98];&quot;', type = '&quot;;[.C98];&quot;', total = &quot;;[.D98];&quot;, hp = &quot;;[.E98];&quot;, attack = &quot;;[.F98];&quot;, defense = &quot;;[.G98];&quot;, spatk = &quot;;[.H98];&quot;, spdef = &quot;;[.I98];&quot;, speed = &quot;;[.J98]; &quot;)&quot;)" office:value-type="string" office:string-value="geodude_alolan_geodude = Enemy(name = 'Geodude Alolan Geodude', type = 'ROCK ELECTRIC', total = 300, hp = 40, attack = 80, defense = 100, spatk = 30, spdef = 30, speed = 20)" calcext:value-type="string">
            <text:p>geodude_alolan_geodude = Enemy(name = 'Geodude Alolan Geodude', type = 'ROCK ELECTRIC', total = 300, hp = 40, attack = 80, defense = 100, spatk = 30, spdef = 30, speed = 20)</text:p>
          </table:table-cell>
          <table:table-cell office:value-type="string" calcext:value-type="string">
            <text:p>Geodude Alolan Geodude</text:p>
          </table:table-cell>
          <table:table-cell office:value-type="string" calcext:value-type="string">
            <text:p>ROCK ELECTRIC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98]);&quot; &quot;;&quot;_&quot;)" office:value-type="string" office:string-value="geodude_alolan_geodude" calcext:value-type="string">
            <text:p>geodude_alolan_geodude</text:p>
          </table:table-cell>
        </table:table-row>
        <table:table-row table:style-name="ro1">
          <table:table-cell table:formula="of:=COM.MICROSOFT.CONCAT(SUBSTITUTE(LOWER([.B99]);&quot; &quot;;&quot;_&quot;);&quot; = Enemy(name = '&quot;;[.B99];&quot;', type = '&quot;;[.C99];&quot;', total = &quot;;[.D99];&quot;, hp = &quot;;[.E99];&quot;, attack = &quot;;[.F99];&quot;, defense = &quot;;[.G99];&quot;, spatk = &quot;;[.H99];&quot;, spdef = &quot;;[.I99];&quot;, speed = &quot;;[.J99]; &quot;)&quot;)" office:value-type="string" office:string-value="graveler = Enemy(name = 'Graveler', type = 'ROCK GROUND', total = 390, hp = 55, attack = 95, defense = 115, spatk = 45, spdef = 45, speed = 35)" calcext:value-type="string">
            <text:p>graveler = Enemy(name = 'Graveler', type = 'ROCK GROUND', total = 390, hp = 55, attack = 95, defense = 115, spatk = 45, spdef = 45, speed = 35)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 GROUND</text:p>
          </table:table-cell>
          <table:table-cell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99]);&quot; &quot;;&quot;_&quot;)" office:value-type="string" office:string-value="graveler" calcext:value-type="string">
            <text:p>graveler</text:p>
          </table:table-cell>
        </table:table-row>
        <table:table-row table:style-name="ro1">
          <table:table-cell table:formula="of:=COM.MICROSOFT.CONCAT(SUBSTITUTE(LOWER([.B100]);&quot; &quot;;&quot;_&quot;);&quot; = Enemy(name = '&quot;;[.B100];&quot;', type = '&quot;;[.C100];&quot;', total = &quot;;[.D100];&quot;, hp = &quot;;[.E100];&quot;, attack = &quot;;[.F100];&quot;, defense = &quot;;[.G100];&quot;, spatk = &quot;;[.H100];&quot;, spdef = &quot;;[.I100];&quot;, speed = &quot;;[.J100]; &quot;)&quot;)" office:value-type="string" office:string-value="graveler_alolan_graveler = Enemy(name = 'Graveler Alolan Graveler', type = 'ROCK ELECTRIC', total = 390, hp = 55, attack = 95, defense = 115, spatk = 45, spdef = 45, speed = 35)" calcext:value-type="string">
            <text:p>graveler_alolan_graveler = Enemy(name = 'Graveler Alolan Graveler', type = 'ROCK ELECTRIC', total = 390, hp = 55, attack = 95, defense = 115, spatk = 45, spdef = 45, speed = 35)</text:p>
          </table:table-cell>
          <table:table-cell office:value-type="string" calcext:value-type="string">
            <text:p>Graveler Alolan Graveler</text:p>
          </table:table-cell>
          <table:table-cell office:value-type="string" calcext:value-type="string">
            <text:p>ROCK ELECTRIC</text:p>
          </table:table-cell>
          <table:table-cell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100]);&quot; &quot;;&quot;_&quot;)" office:value-type="string" office:string-value="graveler_alolan_graveler" calcext:value-type="string">
            <text:p>graveler_alolan_graveler</text:p>
          </table:table-cell>
        </table:table-row>
        <table:table-row table:style-name="ro1">
          <table:table-cell table:formula="of:=COM.MICROSOFT.CONCAT(SUBSTITUTE(LOWER([.B101]);&quot; &quot;;&quot;_&quot;);&quot; = Enemy(name = '&quot;;[.B101];&quot;', type = '&quot;;[.C101];&quot;', total = &quot;;[.D101];&quot;, hp = &quot;;[.E101];&quot;, attack = &quot;;[.F101];&quot;, defense = &quot;;[.G101];&quot;, spatk = &quot;;[.H101];&quot;, spdef = &quot;;[.I101];&quot;, speed = &quot;;[.J101]; &quot;)&quot;)" office:value-type="string" office:string-value="golem = Enemy(name = 'Golem', type = 'ROCK GROUND', total = 495, hp = 80, attack = 120, defense = 130, spatk = 55, spdef = 65, speed = 45)" calcext:value-type="string">
            <text:p>golem = Enemy(name = 'Golem', type = 'ROCK GROUND', total = 495, hp = 80, attack = 120, defense = 130, spatk = 55, spdef = 65, speed = 45)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 GROUND</text:p>
          </table:table-cell>
          <table:table-cell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01]);&quot; &quot;;&quot;_&quot;)" office:value-type="string" office:string-value="golem" calcext:value-type="string">
            <text:p>golem</text:p>
          </table:table-cell>
        </table:table-row>
        <table:table-row table:style-name="ro1">
          <table:table-cell table:formula="of:=COM.MICROSOFT.CONCAT(SUBSTITUTE(LOWER([.B102]);&quot; &quot;;&quot;_&quot;);&quot; = Enemy(name = '&quot;;[.B102];&quot;', type = '&quot;;[.C102];&quot;', total = &quot;;[.D102];&quot;, hp = &quot;;[.E102];&quot;, attack = &quot;;[.F102];&quot;, defense = &quot;;[.G102];&quot;, spatk = &quot;;[.H102];&quot;, spdef = &quot;;[.I102];&quot;, speed = &quot;;[.J102]; &quot;)&quot;)" office:value-type="string" office:string-value="golem_alolan_golem = Enemy(name = 'Golem Alolan Golem', type = 'ROCK ELECTRIC', total = 495, hp = 80, attack = 120, defense = 130, spatk = 55, spdef = 65, speed = 45)" calcext:value-type="string">
            <text:p>golem_alolan_golem = Enemy(name = 'Golem Alolan Golem', type = 'ROCK ELECTRIC', total = 495, hp = 80, attack = 120, defense = 130, spatk = 55, spdef = 65, speed = 45)</text:p>
          </table:table-cell>
          <table:table-cell office:value-type="string" calcext:value-type="string">
            <text:p>Golem Alolan Golem</text:p>
          </table:table-cell>
          <table:table-cell office:value-type="string" calcext:value-type="string">
            <text:p>ROCK ELECTRIC</text:p>
          </table:table-cell>
          <table:table-cell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02]);&quot; &quot;;&quot;_&quot;)" office:value-type="string" office:string-value="golem_alolan_golem" calcext:value-type="string">
            <text:p>golem_alolan_golem</text:p>
          </table:table-cell>
        </table:table-row>
        <table:table-row table:style-name="ro1">
          <table:table-cell table:formula="of:=COM.MICROSOFT.CONCAT(SUBSTITUTE(LOWER([.B103]);&quot; &quot;;&quot;_&quot;);&quot; = Enemy(name = '&quot;;[.B103];&quot;', type = '&quot;;[.C103];&quot;', total = &quot;;[.D103];&quot;, hp = &quot;;[.E103];&quot;, attack = &quot;;[.F103];&quot;, defense = &quot;;[.G103];&quot;, spatk = &quot;;[.H103];&quot;, spdef = &quot;;[.I103];&quot;, speed = &quot;;[.J103]; &quot;)&quot;)" office:value-type="string" office:string-value="ponyta = Enemy(name = 'Ponyta', type = 'FIRE', total = 410, hp = 50, attack = 85, defense = 55, spatk = 65, spdef = 65, speed = 90)" calcext:value-type="string">
            <text:p>ponyta = Enemy(name = 'Ponyta', type = 'FIRE', total = 410, hp = 50, attack = 85, defense = 55, spatk = 65, spdef = 65, speed = 90)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03]);&quot; &quot;;&quot;_&quot;)" office:value-type="string" office:string-value="ponyta" calcext:value-type="string">
            <text:p>ponyta</text:p>
          </table:table-cell>
        </table:table-row>
        <table:table-row table:style-name="ro1">
          <table:table-cell table:formula="of:=COM.MICROSOFT.CONCAT(SUBSTITUTE(LOWER([.B104]);&quot; &quot;;&quot;_&quot;);&quot; = Enemy(name = '&quot;;[.B104];&quot;', type = '&quot;;[.C104];&quot;', total = &quot;;[.D104];&quot;, hp = &quot;;[.E104];&quot;, attack = &quot;;[.F104];&quot;, defense = &quot;;[.G104];&quot;, spatk = &quot;;[.H104];&quot;, spdef = &quot;;[.I104];&quot;, speed = &quot;;[.J104]; &quot;)&quot;)" office:value-type="string" office:string-value="ponyta_galarian_ponyta = Enemy(name = 'Ponyta Galarian Ponyta', type = 'PSYCHIC', total = 410, hp = 50, attack = 85, defense = 55, spatk = 65, spdef = 65, speed = 90)" calcext:value-type="string">
            <text:p>ponyta_galarian_ponyta = Enemy(name = 'Ponyta Galarian Ponyta', type = 'PSYCHIC', total = 410, hp = 50, attack = 85, defense = 55, spatk = 65, spdef = 65, speed = 90)</text:p>
          </table:table-cell>
          <table:table-cell office:value-type="string" calcext:value-type="string">
            <text:p>Ponyta Galarian Ponyta</text:p>
          </table:table-cell>
          <table:table-cell office:value-type="string" calcext:value-type="string">
            <text:p>PSYCHIC</text:p>
          </table:table-cell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04]);&quot; &quot;;&quot;_&quot;)" office:value-type="string" office:string-value="ponyta_galarian_ponyta" calcext:value-type="string">
            <text:p>ponyta_galarian_ponyta</text:p>
          </table:table-cell>
        </table:table-row>
        <table:table-row table:style-name="ro1">
          <table:table-cell table:formula="of:=COM.MICROSOFT.CONCAT(SUBSTITUTE(LOWER([.B105]);&quot; &quot;;&quot;_&quot;);&quot; = Enemy(name = '&quot;;[.B105];&quot;', type = '&quot;;[.C105];&quot;', total = &quot;;[.D105];&quot;, hp = &quot;;[.E105];&quot;, attack = &quot;;[.F105];&quot;, defense = &quot;;[.G105];&quot;, spatk = &quot;;[.H105];&quot;, spdef = &quot;;[.I105];&quot;, speed = &quot;;[.J105]; &quot;)&quot;)" office:value-type="string" office:string-value="rapidash = Enemy(name = 'Rapidash', type = 'FIRE', total = 500, hp = 65, attack = 100, defense = 70, spatk = 80, spdef = 80, speed = 105)" calcext:value-type="string">
            <text:p>rapidash = Enemy(name = 'Rapidash', type = 'FIRE', total = 500, hp = 65, attack = 100, defense = 70, spatk = 80, spdef = 80, speed = 105)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05]);&quot; &quot;;&quot;_&quot;)" office:value-type="string" office:string-value="rapidash" calcext:value-type="string">
            <text:p>rapidash</text:p>
          </table:table-cell>
        </table:table-row>
        <table:table-row table:style-name="ro1">
          <table:table-cell table:formula="of:=COM.MICROSOFT.CONCAT(SUBSTITUTE(LOWER([.B106]);&quot; &quot;;&quot;_&quot;);&quot; = Enemy(name = '&quot;;[.B106];&quot;', type = '&quot;;[.C106];&quot;', total = &quot;;[.D106];&quot;, hp = &quot;;[.E106];&quot;, attack = &quot;;[.F106];&quot;, defense = &quot;;[.G106];&quot;, spatk = &quot;;[.H106];&quot;, spdef = &quot;;[.I106];&quot;, speed = &quot;;[.J106]; &quot;)&quot;)" office:value-type="string" office:string-value="rapidash_galarian_rapidash = Enemy(name = 'Rapidash Galarian Rapidash', type = 'PSYCHIC FAIRY', total = 500, hp = 65, attack = 100, defense = 70, spatk = 80, spdef = 80, speed = 105)" calcext:value-type="string">
            <text:p>rapidash_galarian_rapidash = Enemy(name = 'Rapidash Galarian Rapidash', type = 'PSYCHIC FAIRY', total = 500, hp = 65, attack = 100, defense = 70, spatk = 80, spdef = 80, speed = 105)</text:p>
          </table:table-cell>
          <table:table-cell office:value-type="string" calcext:value-type="string">
            <text:p>Rapidash Galarian Rapidash</text:p>
          </table:table-cell>
          <table:table-cell office:value-type="string" calcext:value-type="string">
            <text:p>PSYCHIC FAIRY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06]);&quot; &quot;;&quot;_&quot;)" office:value-type="string" office:string-value="rapidash_galarian_rapidash" calcext:value-type="string">
            <text:p>rapidash_galarian_rapidash</text:p>
          </table:table-cell>
        </table:table-row>
        <table:table-row table:style-name="ro1">
          <table:table-cell table:formula="of:=COM.MICROSOFT.CONCAT(SUBSTITUTE(LOWER([.B107]);&quot; &quot;;&quot;_&quot;);&quot; = Enemy(name = '&quot;;[.B107];&quot;', type = '&quot;;[.C107];&quot;', total = &quot;;[.D107];&quot;, hp = &quot;;[.E107];&quot;, attack = &quot;;[.F107];&quot;, defense = &quot;;[.G107];&quot;, spatk = &quot;;[.H107];&quot;, spdef = &quot;;[.I107];&quot;, speed = &quot;;[.J107]; &quot;)&quot;)" office:value-type="string" office:string-value="slowpoke = Enemy(name = 'Slowpoke', type = 'WATER PSYCHIC', total = 315, hp = 90, attack = 65, defense = 65, spatk = 40, spdef = 40, speed = 15)" calcext:value-type="string">
            <text:p>slowpoke = Enemy(name = 'Slowpoke', type = 'WATER PSYCHIC', total = 315, hp = 90, attack = 65, defense = 65, spatk = 40, spdef = 40, speed = 15)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 PSYCHIC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107]);&quot; &quot;;&quot;_&quot;)" office:value-type="string" office:string-value="slowpoke" calcext:value-type="string">
            <text:p>slowpoke</text:p>
          </table:table-cell>
        </table:table-row>
        <table:table-row table:style-name="ro1">
          <table:table-cell table:formula="of:=COM.MICROSOFT.CONCAT(SUBSTITUTE(LOWER([.B108]);&quot; &quot;;&quot;_&quot;);&quot; = Enemy(name = '&quot;;[.B108];&quot;', type = '&quot;;[.C108];&quot;', total = &quot;;[.D108];&quot;, hp = &quot;;[.E108];&quot;, attack = &quot;;[.F108];&quot;, defense = &quot;;[.G108];&quot;, spatk = &quot;;[.H108];&quot;, spdef = &quot;;[.I108];&quot;, speed = &quot;;[.J108]; &quot;)&quot;)" office:value-type="string" office:string-value="slowpoke_galarian_slowpoke = Enemy(name = 'Slowpoke Galarian Slowpoke', type = 'PSYCHIC', total = 315, hp = 90, attack = 65, defense = 65, spatk = 40, spdef = 40, speed = 15)" calcext:value-type="string">
            <text:p>slowpoke_galarian_slowpoke = Enemy(name = 'Slowpoke Galarian Slowpoke', type = 'PSYCHIC', total = 315, hp = 90, attack = 65, defense = 65, spatk = 40, spdef = 40, speed = 15)</text:p>
          </table:table-cell>
          <table:table-cell office:value-type="string" calcext:value-type="string">
            <text:p>Slowpoke Galarian Slowpoke</text:p>
          </table:table-cell>
          <table:table-cell office:value-type="string" calcext:value-type="string">
            <text:p>PSYCHIC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108]);&quot; &quot;;&quot;_&quot;)" office:value-type="string" office:string-value="slowpoke_galarian_slowpoke" calcext:value-type="string">
            <text:p>slowpoke_galarian_slowpoke</text:p>
          </table:table-cell>
        </table:table-row>
        <table:table-row table:style-name="ro1">
          <table:table-cell table:formula="of:=COM.MICROSOFT.CONCAT(SUBSTITUTE(LOWER([.B109]);&quot; &quot;;&quot;_&quot;);&quot; = Enemy(name = '&quot;;[.B109];&quot;', type = '&quot;;[.C109];&quot;', total = &quot;;[.D109];&quot;, hp = &quot;;[.E109];&quot;, attack = &quot;;[.F109];&quot;, defense = &quot;;[.G109];&quot;, spatk = &quot;;[.H109];&quot;, spdef = &quot;;[.I109];&quot;, speed = &quot;;[.J109]; &quot;)&quot;)" office:value-type="string" office:string-value="slowbro = Enemy(name = 'Slowbro', type = 'WATER PSYCHIC', total = 490, hp = 95, attack = 75, defense = 110, spatk = 100, spdef = 80, speed = 30)" calcext:value-type="string">
            <text:p>slowbro = Enemy(name = 'Slowbro', type = 'WATER PSYCHIC', total = 490, hp = 95, attack = 75, defense = 110, spatk = 100, spdef = 80, speed = 30)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 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9]);&quot; &quot;;&quot;_&quot;)" office:value-type="string" office:string-value="slowbro" calcext:value-type="string">
            <text:p>slowbro</text:p>
          </table:table-cell>
        </table:table-row>
        <table:table-row table:style-name="ro1">
          <table:table-cell table:formula="of:=COM.MICROSOFT.CONCAT(SUBSTITUTE(LOWER([.B110]);&quot; &quot;;&quot;_&quot;);&quot; = Enemy(name = '&quot;;[.B110];&quot;', type = '&quot;;[.C110];&quot;', total = &quot;;[.D110];&quot;, hp = &quot;;[.E110];&quot;, attack = &quot;;[.F110];&quot;, defense = &quot;;[.G110];&quot;, spatk = &quot;;[.H110];&quot;, spdef = &quot;;[.I110];&quot;, speed = &quot;;[.J110]; &quot;)&quot;)" office:value-type="string" office:string-value="slowbro_mega_slowbro = Enemy(name = 'Slowbro Mega Slowbro', type = 'WATER PSYCHIC', total = 590, hp = 95, attack = 75, defense = 180, spatk = 130, spdef = 80, speed = 30)" calcext:value-type="string">
            <text:p>slowbro_mega_slowbro = Enemy(name = 'Slowbro Mega Slowbro', type = 'WATER PSYCHIC', total = 590, hp = 95, attack = 75, defense = 180, spatk = 130, spdef = 80, speed = 30)</text:p>
          </table:table-cell>
          <table:table-cell office:value-type="string" calcext:value-type="string">
            <text:p>Slowbro Mega Slowbro</text:p>
          </table:table-cell>
          <table:table-cell office:value-type="string" calcext:value-type="string">
            <text:p>WATER PSYCHIC</text:p>
          </table:table-cell>
          <table:table-cell office:value-type="float" office:value="590" calcext:value-type="float">
            <text:p>5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10]);&quot; &quot;;&quot;_&quot;)" office:value-type="string" office:string-value="slowbro_mega_slowbro" calcext:value-type="string">
            <text:p>slowbro_mega_slowbro</text:p>
          </table:table-cell>
        </table:table-row>
        <table:table-row table:style-name="ro1">
          <table:table-cell table:formula="of:=COM.MICROSOFT.CONCAT(SUBSTITUTE(LOWER([.B111]);&quot; &quot;;&quot;_&quot;);&quot; = Enemy(name = '&quot;;[.B111];&quot;', type = '&quot;;[.C111];&quot;', total = &quot;;[.D111];&quot;, hp = &quot;;[.E111];&quot;, attack = &quot;;[.F111];&quot;, defense = &quot;;[.G111];&quot;, spatk = &quot;;[.H111];&quot;, spdef = &quot;;[.I111];&quot;, speed = &quot;;[.J111]; &quot;)&quot;)" office:value-type="string" office:string-value="slowbro_galarian_slowbro = Enemy(name = 'Slowbro Galarian Slowbro', type = 'POISON PSYCHIC', total = 490, hp = 95, attack = 100, defense = 95, spatk = 100, spdef = 70, speed = 30)" calcext:value-type="string">
            <text:p>slowbro_galarian_slowbro = Enemy(name = 'Slowbro Galarian Slowbro', type = 'POISON PSYCHIC', total = 490, hp = 95, attack = 100, defense = 95, spatk = 100, spdef = 70, speed = 30)</text:p>
          </table:table-cell>
          <table:table-cell office:value-type="string" calcext:value-type="string">
            <text:p>Slowbro Galarian Slowbro</text:p>
          </table:table-cell>
          <table:table-cell office:value-type="string" calcext:value-type="string">
            <text:p>POISON 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11]);&quot; &quot;;&quot;_&quot;)" office:value-type="string" office:string-value="slowbro_galarian_slowbro" calcext:value-type="string">
            <text:p>slowbro_galarian_slowbro</text:p>
          </table:table-cell>
        </table:table-row>
        <table:table-row table:style-name="ro1">
          <table:table-cell table:formula="of:=COM.MICROSOFT.CONCAT(SUBSTITUTE(LOWER([.B112]);&quot; &quot;;&quot;_&quot;);&quot; = Enemy(name = '&quot;;[.B112];&quot;', type = '&quot;;[.C112];&quot;', total = &quot;;[.D112];&quot;, hp = &quot;;[.E112];&quot;, attack = &quot;;[.F112];&quot;, defense = &quot;;[.G112];&quot;, spatk = &quot;;[.H112];&quot;, spdef = &quot;;[.I112];&quot;, speed = &quot;;[.J112]; &quot;)&quot;)" office:value-type="string" office:string-value="magnemite = Enemy(name = 'Magnemite', type = 'ELECTRIC STEEL', total = 325, hp = 25, attack = 35, defense = 70, spatk = 95, spdef = 55, speed = 45)" calcext:value-type="string">
            <text:p>magnemite = Enemy(name = 'Magnemite', type = 'ELECTRIC STEEL', total = 325, hp = 25, attack = 35, defense = 70, spatk = 95, spdef = 55, speed = 45)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 STEEL</text:p>
          </table:table-cell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12]);&quot; &quot;;&quot;_&quot;)" office:value-type="string" office:string-value="magnemite" calcext:value-type="string">
            <text:p>magnemite</text:p>
          </table:table-cell>
        </table:table-row>
        <table:table-row table:style-name="ro1">
          <table:table-cell table:formula="of:=COM.MICROSOFT.CONCAT(SUBSTITUTE(LOWER([.B113]);&quot; &quot;;&quot;_&quot;);&quot; = Enemy(name = '&quot;;[.B113];&quot;', type = '&quot;;[.C113];&quot;', total = &quot;;[.D113];&quot;, hp = &quot;;[.E113];&quot;, attack = &quot;;[.F113];&quot;, defense = &quot;;[.G113];&quot;, spatk = &quot;;[.H113];&quot;, spdef = &quot;;[.I113];&quot;, speed = &quot;;[.J113]; &quot;)&quot;)" office:value-type="string" office:string-value="magneton = Enemy(name = 'Magneton', type = 'ELECTRIC STEEL', total = 465, hp = 50, attack = 60, defense = 95, spatk = 120, spdef = 70, speed = 70)" calcext:value-type="string">
            <text:p>magneton = Enemy(name = 'Magneton', type = 'ELECTRIC STEEL', total = 465, hp = 50, attack = 60, defense = 95, spatk = 120, spdef = 70, speed = 70)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 STEEL</text:p>
          </table:table-cell>
          <table:table-cell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formula="of:=SUBSTITUTE(LOWER([.B113]);&quot; &quot;;&quot;_&quot;)" office:value-type="string" office:string-value="magneton" calcext:value-type="string">
            <text:p>magneton</text:p>
          </table:table-cell>
        </table:table-row>
        <table:table-row table:style-name="ro1">
          <table:table-cell table:formula="of:=COM.MICROSOFT.CONCAT(SUBSTITUTE(LOWER([.B114]);&quot; &quot;;&quot;_&quot;);&quot; = Enemy(name = '&quot;;[.B114];&quot;', type = '&quot;;[.C114];&quot;', total = &quot;;[.D114];&quot;, hp = &quot;;[.E114];&quot;, attack = &quot;;[.F114];&quot;, defense = &quot;;[.G114];&quot;, spatk = &quot;;[.H114];&quot;, spdef = &quot;;[.I114];&quot;, speed = &quot;;[.J114]; &quot;)&quot;)" office:value-type="string" office:string-value="farfetch'd = Enemy(name = 'Farfetch'd', type = 'NORMAL FLYING', total = 377, hp = 52, attack = 90, defense = 55, spatk = 58, spdef = 62, speed = 60)" calcext:value-type="string">
            <text:p>farfetch'd = Enemy(name = 'Farfetch'd', type = 'NORMAL FLYING', total = 377, hp = 52, attack = 90, defense = 55, spatk = 58, spdef = 62, speed = 60)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 FLYING</text:p>
          </table:table-cell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14]);&quot; &quot;;&quot;_&quot;)" office:value-type="string" office:string-value="farfetch'd" calcext:value-type="string">
            <text:p>farfetch'd</text:p>
          </table:table-cell>
        </table:table-row>
        <table:table-row table:style-name="ro1">
          <table:table-cell table:formula="of:=COM.MICROSOFT.CONCAT(SUBSTITUTE(LOWER([.B115]);&quot; &quot;;&quot;_&quot;);&quot; = Enemy(name = '&quot;;[.B115];&quot;', type = '&quot;;[.C115];&quot;', total = &quot;;[.D115];&quot;, hp = &quot;;[.E115];&quot;, attack = &quot;;[.F115];&quot;, defense = &quot;;[.G115];&quot;, spatk = &quot;;[.H115];&quot;, spdef = &quot;;[.I115];&quot;, speed = &quot;;[.J115]; &quot;)&quot;)" office:value-type="string" office:string-value="farfetch'd_galarian_farfetch'd = Enemy(name = 'Farfetch'd Galarian Farfetch'd', type = 'FIGHTING', total = 377, hp = 52, attack = 95, defense = 55, spatk = 58, spdef = 62, speed = 55)" calcext:value-type="string">
            <text:p>farfetch'd_galarian_farfetch'd = Enemy(name = 'Farfetch'd Galarian Farfetch'd', type = 'FIGHTING', total = 377, hp = 52, attack = 95, defense = 55, spatk = 58, spdef = 62, speed = 55)</text:p>
          </table:table-cell>
          <table:table-cell office:value-type="string" calcext:value-type="string">
            <text:p>Farfetch'd Galarian Farfetch'd</text:p>
          </table:table-cell>
          <table:table-cell office:value-type="string" calcext:value-type="string">
            <text:p>FIGHTING</text:p>
          </table:table-cell>
          <table:table-cell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15]);&quot; &quot;;&quot;_&quot;)" office:value-type="string" office:string-value="farfetch'd_galarian_farfetch'd" calcext:value-type="string">
            <text:p>farfetch'd_galarian_farfetch'd</text:p>
          </table:table-cell>
        </table:table-row>
        <table:table-row table:style-name="ro1">
          <table:table-cell table:formula="of:=COM.MICROSOFT.CONCAT(SUBSTITUTE(LOWER([.B116]);&quot; &quot;;&quot;_&quot;);&quot; = Enemy(name = '&quot;;[.B116];&quot;', type = '&quot;;[.C116];&quot;', total = &quot;;[.D116];&quot;, hp = &quot;;[.E116];&quot;, attack = &quot;;[.F116];&quot;, defense = &quot;;[.G116];&quot;, spatk = &quot;;[.H116];&quot;, spdef = &quot;;[.I116];&quot;, speed = &quot;;[.J116]; &quot;)&quot;)" office:value-type="string" office:string-value="doduo = Enemy(name = 'Doduo', type = 'NORMAL FLYING', total = 310, hp = 35, attack = 85, defense = 45, spatk = 35, spdef = 35, speed = 75)" calcext:value-type="string">
            <text:p>doduo = Enemy(name = 'Doduo', type = 'NORMAL FLYING', total = 310, hp = 35, attack = 85, defense = 45, spatk = 35, spdef = 35, speed = 75)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 FLYING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16]);&quot; &quot;;&quot;_&quot;)" office:value-type="string" office:string-value="doduo" calcext:value-type="string">
            <text:p>doduo</text:p>
          </table:table-cell>
        </table:table-row>
        <table:table-row table:style-name="ro1">
          <table:table-cell table:formula="of:=COM.MICROSOFT.CONCAT(SUBSTITUTE(LOWER([.B117]);&quot; &quot;;&quot;_&quot;);&quot; = Enemy(name = '&quot;;[.B117];&quot;', type = '&quot;;[.C117];&quot;', total = &quot;;[.D117];&quot;, hp = &quot;;[.E117];&quot;, attack = &quot;;[.F117];&quot;, defense = &quot;;[.G117];&quot;, spatk = &quot;;[.H117];&quot;, spdef = &quot;;[.I117];&quot;, speed = &quot;;[.J117]; &quot;)&quot;)" office:value-type="string" office:string-value="dodrio = Enemy(name = 'Dodrio', type = 'NORMAL FLYING', total = 470, hp = 60, attack = 110, defense = 70, spatk = 60, spdef = 60, speed = 110)" calcext:value-type="string">
            <text:p>dodrio = Enemy(name = 'Dodrio', type = 'NORMAL FLYING', total = 470, hp = 60, attack = 110, defense = 70, spatk = 60, spdef = 60, speed = 110)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 FLYING</text:p>
          </table:table-cell>
          <table:table-cell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117]);&quot; &quot;;&quot;_&quot;)" office:value-type="string" office:string-value="dodrio" calcext:value-type="string">
            <text:p>dodrio</text:p>
          </table:table-cell>
        </table:table-row>
        <table:table-row table:style-name="ro1">
          <table:table-cell table:formula="of:=COM.MICROSOFT.CONCAT(SUBSTITUTE(LOWER([.B118]);&quot; &quot;;&quot;_&quot;);&quot; = Enemy(name = '&quot;;[.B118];&quot;', type = '&quot;;[.C118];&quot;', total = &quot;;[.D118];&quot;, hp = &quot;;[.E118];&quot;, attack = &quot;;[.F118];&quot;, defense = &quot;;[.G118];&quot;, spatk = &quot;;[.H118];&quot;, spdef = &quot;;[.I118];&quot;, speed = &quot;;[.J118]; &quot;)&quot;)" office:value-type="string" office:string-value="seel = Enemy(name = 'Seel', type = 'WATER', total = 325, hp = 65, attack = 45, defense = 55, spatk = 45, spdef = 70, speed = 45)" calcext:value-type="string">
            <text:p>seel = Enemy(name = 'Seel', type = 'WATER', total = 325, hp = 65, attack = 45, defense = 55, spatk = 45, spdef = 70, speed = 45)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18]);&quot; &quot;;&quot;_&quot;)" office:value-type="string" office:string-value="seel" calcext:value-type="string">
            <text:p>seel</text:p>
          </table:table-cell>
        </table:table-row>
        <table:table-row table:style-name="ro1">
          <table:table-cell table:formula="of:=COM.MICROSOFT.CONCAT(SUBSTITUTE(LOWER([.B119]);&quot; &quot;;&quot;_&quot;);&quot; = Enemy(name = '&quot;;[.B119];&quot;', type = '&quot;;[.C119];&quot;', total = &quot;;[.D119];&quot;, hp = &quot;;[.E119];&quot;, attack = &quot;;[.F119];&quot;, defense = &quot;;[.G119];&quot;, spatk = &quot;;[.H119];&quot;, spdef = &quot;;[.I119];&quot;, speed = &quot;;[.J119]; &quot;)&quot;)" office:value-type="string" office:string-value="dewgong = Enemy(name = 'Dewgong', type = 'WATER ICE', total = 475, hp = 90, attack = 70, defense = 80, spatk = 70, spdef = 95, speed = 70)" calcext:value-type="string">
            <text:p>dewgong = Enemy(name = 'Dewgong', type = 'WATER ICE', total = 475, hp = 90, attack = 70, defense = 80, spatk = 70, spdef = 95, speed = 70)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 ICE</text:p>
          </table:table-cell>
          <table:table-cell office:value-type="float" office:value="475" calcext:value-type="float">
            <text:p>47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19]);&quot; &quot;;&quot;_&quot;)" office:value-type="string" office:string-value="dewgong" calcext:value-type="string">
            <text:p>dewgong</text:p>
          </table:table-cell>
        </table:table-row>
        <table:table-row table:style-name="ro1">
          <table:table-cell table:formula="of:=COM.MICROSOFT.CONCAT(SUBSTITUTE(LOWER([.B120]);&quot; &quot;;&quot;_&quot;);&quot; = Enemy(name = '&quot;;[.B120];&quot;', type = '&quot;;[.C120];&quot;', total = &quot;;[.D120];&quot;, hp = &quot;;[.E120];&quot;, attack = &quot;;[.F120];&quot;, defense = &quot;;[.G120];&quot;, spatk = &quot;;[.H120];&quot;, spdef = &quot;;[.I120];&quot;, speed = &quot;;[.J120]; &quot;)&quot;)" office:value-type="string" office:string-value="grimer = Enemy(name = 'Grimer', type = 'POISON', total = 325, hp = 80, attack = 80, defense = 50, spatk = 40, spdef = 50, speed = 25)" calcext:value-type="string">
            <text:p>grimer = Enemy(name = 'Grimer', type = 'POISON', total = 325, hp = 80, attack = 80, defense = 50, spatk = 40, spdef = 50, speed = 25)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120]);&quot; &quot;;&quot;_&quot;)" office:value-type="string" office:string-value="grimer" calcext:value-type="string">
            <text:p>grimer</text:p>
          </table:table-cell>
        </table:table-row>
        <table:table-row table:style-name="ro1">
          <table:table-cell table:formula="of:=COM.MICROSOFT.CONCAT(SUBSTITUTE(LOWER([.B121]);&quot; &quot;;&quot;_&quot;);&quot; = Enemy(name = '&quot;;[.B121];&quot;', type = '&quot;;[.C121];&quot;', total = &quot;;[.D121];&quot;, hp = &quot;;[.E121];&quot;, attack = &quot;;[.F121];&quot;, defense = &quot;;[.G121];&quot;, spatk = &quot;;[.H121];&quot;, spdef = &quot;;[.I121];&quot;, speed = &quot;;[.J121]; &quot;)&quot;)" office:value-type="string" office:string-value="grimer_alolan_grimer = Enemy(name = 'Grimer Alolan Grimer', type = 'POISON DARK', total = 325, hp = 80, attack = 80, defense = 50, spatk = 40, spdef = 50, speed = 25)" calcext:value-type="string">
            <text:p>grimer_alolan_grimer = Enemy(name = 'Grimer Alolan Grimer', type = 'POISON DARK', total = 325, hp = 80, attack = 80, defense = 50, spatk = 40, spdef = 50, speed = 25)</text:p>
          </table:table-cell>
          <table:table-cell office:value-type="string" calcext:value-type="string">
            <text:p>Grimer Alolan Grimer</text:p>
          </table:table-cell>
          <table:table-cell office:value-type="string" calcext:value-type="string">
            <text:p>POISON DARK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121]);&quot; &quot;;&quot;_&quot;)" office:value-type="string" office:string-value="grimer_alolan_grimer" calcext:value-type="string">
            <text:p>grimer_alolan_grimer</text:p>
          </table:table-cell>
        </table:table-row>
        <table:table-row table:style-name="ro1">
          <table:table-cell table:formula="of:=COM.MICROSOFT.CONCAT(SUBSTITUTE(LOWER([.B122]);&quot; &quot;;&quot;_&quot;);&quot; = Enemy(name = '&quot;;[.B122];&quot;', type = '&quot;;[.C122];&quot;', total = &quot;;[.D122];&quot;, hp = &quot;;[.E122];&quot;, attack = &quot;;[.F122];&quot;, defense = &quot;;[.G122];&quot;, spatk = &quot;;[.H122];&quot;, spdef = &quot;;[.I122];&quot;, speed = &quot;;[.J122]; &quot;)&quot;)" office:value-type="string" office:string-value="muk = Enemy(name = 'Muk', type = 'POISON', total = 500, hp = 105, attack = 105, defense = 75, spatk = 65, spdef = 100, speed = 50)" calcext:value-type="string">
            <text:p>muk = Enemy(name = 'Muk', type = 'POISON', total = 500, hp = 105, attack = 105, defense = 75, spatk = 65, spdef = 100, speed = 50)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22]);&quot; &quot;;&quot;_&quot;)" office:value-type="string" office:string-value="muk" calcext:value-type="string">
            <text:p>muk</text:p>
          </table:table-cell>
        </table:table-row>
        <table:table-row table:style-name="ro1">
          <table:table-cell table:formula="of:=COM.MICROSOFT.CONCAT(SUBSTITUTE(LOWER([.B123]);&quot; &quot;;&quot;_&quot;);&quot; = Enemy(name = '&quot;;[.B123];&quot;', type = '&quot;;[.C123];&quot;', total = &quot;;[.D123];&quot;, hp = &quot;;[.E123];&quot;, attack = &quot;;[.F123];&quot;, defense = &quot;;[.G123];&quot;, spatk = &quot;;[.H123];&quot;, spdef = &quot;;[.I123];&quot;, speed = &quot;;[.J123]; &quot;)&quot;)" office:value-type="string" office:string-value="muk_alolan_muk = Enemy(name = 'Muk Alolan Muk', type = 'POISON DARK', total = 500, hp = 105, attack = 105, defense = 75, spatk = 65, spdef = 100, speed = 50)" calcext:value-type="string">
            <text:p>muk_alolan_muk = Enemy(name = 'Muk Alolan Muk', type = 'POISON DARK', total = 500, hp = 105, attack = 105, defense = 75, spatk = 65, spdef = 100, speed = 50)</text:p>
          </table:table-cell>
          <table:table-cell office:value-type="string" calcext:value-type="string">
            <text:p>Muk Alolan Muk</text:p>
          </table:table-cell>
          <table:table-cell office:value-type="string" calcext:value-type="string">
            <text:p>POISON DARK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23]);&quot; &quot;;&quot;_&quot;)" office:value-type="string" office:string-value="muk_alolan_muk" calcext:value-type="string">
            <text:p>muk_alolan_muk</text:p>
          </table:table-cell>
        </table:table-row>
        <table:table-row table:style-name="ro1">
          <table:table-cell table:formula="of:=COM.MICROSOFT.CONCAT(SUBSTITUTE(LOWER([.B124]);&quot; &quot;;&quot;_&quot;);&quot; = Enemy(name = '&quot;;[.B124];&quot;', type = '&quot;;[.C124];&quot;', total = &quot;;[.D124];&quot;, hp = &quot;;[.E124];&quot;, attack = &quot;;[.F124];&quot;, defense = &quot;;[.G124];&quot;, spatk = &quot;;[.H124];&quot;, spdef = &quot;;[.I124];&quot;, speed = &quot;;[.J124]; &quot;)&quot;)" office:value-type="string" office:string-value="shellder = Enemy(name = 'Shellder', type = 'WATER', total = 305, hp = 30, attack = 65, defense = 100, spatk = 45, spdef = 25, speed = 40)" calcext:value-type="string">
            <text:p>shellder = Enemy(name = 'Shellder', type = 'WATER', total = 305, hp = 30, attack = 65, defense = 100, spatk = 45, spdef = 25, speed = 40)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24]);&quot; &quot;;&quot;_&quot;)" office:value-type="string" office:string-value="shellder" calcext:value-type="string">
            <text:p>shellder</text:p>
          </table:table-cell>
        </table:table-row>
        <table:table-row table:style-name="ro1">
          <table:table-cell table:formula="of:=COM.MICROSOFT.CONCAT(SUBSTITUTE(LOWER([.B125]);&quot; &quot;;&quot;_&quot;);&quot; = Enemy(name = '&quot;;[.B125];&quot;', type = '&quot;;[.C125];&quot;', total = &quot;;[.D125];&quot;, hp = &quot;;[.E125];&quot;, attack = &quot;;[.F125];&quot;, defense = &quot;;[.G125];&quot;, spatk = &quot;;[.H125];&quot;, spdef = &quot;;[.I125];&quot;, speed = &quot;;[.J125]; &quot;)&quot;)" office:value-type="string" office:string-value="cloyster = Enemy(name = 'Cloyster', type = 'WATER ICE', total = 525, hp = 50, attack = 95, defense = 180, spatk = 85, spdef = 45, speed = 70)" calcext:value-type="string">
            <text:p>cloyster = Enemy(name = 'Cloyster', type = 'WATER ICE', total = 525, hp = 50, attack = 95, defense = 180, spatk = 85, spdef = 45, speed = 70)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 ICE</text:p>
          </table:table-cell>
          <table:table-cell office:value-type="float" office:value="525" calcext:value-type="float">
            <text:p>5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25]);&quot; &quot;;&quot;_&quot;)" office:value-type="string" office:string-value="cloyster" calcext:value-type="string">
            <text:p>cloyster</text:p>
          </table:table-cell>
        </table:table-row>
        <table:table-row table:style-name="ro1">
          <table:table-cell table:formula="of:=COM.MICROSOFT.CONCAT(SUBSTITUTE(LOWER([.B126]);&quot; &quot;;&quot;_&quot;);&quot; = Enemy(name = '&quot;;[.B126];&quot;', type = '&quot;;[.C126];&quot;', total = &quot;;[.D126];&quot;, hp = &quot;;[.E126];&quot;, attack = &quot;;[.F126];&quot;, defense = &quot;;[.G126];&quot;, spatk = &quot;;[.H126];&quot;, spdef = &quot;;[.I126];&quot;, speed = &quot;;[.J126]; &quot;)&quot;)" office:value-type="string" office:string-value="gastly = Enemy(name = 'Gastly', type = 'GHOST POISON', total = 310, hp = 30, attack = 35, defense = 30, spatk = 100, spdef = 35, speed = 80)" calcext:value-type="string">
            <text:p>gastly = Enemy(name = 'Gastly', type = 'GHOST POISON', total = 310, hp = 30, attack = 35, defense = 30, spatk = 100, spdef = 35, speed = 80)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 POISON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126]);&quot; &quot;;&quot;_&quot;)" office:value-type="string" office:string-value="gastly" calcext:value-type="string">
            <text:p>gastly</text:p>
          </table:table-cell>
        </table:table-row>
        <table:table-row table:style-name="ro1">
          <table:table-cell table:formula="of:=COM.MICROSOFT.CONCAT(SUBSTITUTE(LOWER([.B127]);&quot; &quot;;&quot;_&quot;);&quot; = Enemy(name = '&quot;;[.B127];&quot;', type = '&quot;;[.C127];&quot;', total = &quot;;[.D127];&quot;, hp = &quot;;[.E127];&quot;, attack = &quot;;[.F127];&quot;, defense = &quot;;[.G127];&quot;, spatk = &quot;;[.H127];&quot;, spdef = &quot;;[.I127];&quot;, speed = &quot;;[.J127]; &quot;)&quot;)" office:value-type="string" office:string-value="haunter = Enemy(name = 'Haunter', type = 'GHOST POISON', total = 405, hp = 45, attack = 50, defense = 45, spatk = 115, spdef = 55, speed = 95)" calcext:value-type="string">
            <text:p>haunter = Enemy(name = 'Haunter', type = 'GHOST POISON', total = 405, hp = 45, attack = 50, defense = 45, spatk = 115, spdef = 55, speed = 95)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 POISON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127]);&quot; &quot;;&quot;_&quot;)" office:value-type="string" office:string-value="haunter" calcext:value-type="string">
            <text:p>haunter</text:p>
          </table:table-cell>
        </table:table-row>
        <table:table-row table:style-name="ro1">
          <table:table-cell table:formula="of:=COM.MICROSOFT.CONCAT(SUBSTITUTE(LOWER([.B128]);&quot; &quot;;&quot;_&quot;);&quot; = Enemy(name = '&quot;;[.B128];&quot;', type = '&quot;;[.C128];&quot;', total = &quot;;[.D128];&quot;, hp = &quot;;[.E128];&quot;, attack = &quot;;[.F128];&quot;, defense = &quot;;[.G128];&quot;, spatk = &quot;;[.H128];&quot;, spdef = &quot;;[.I128];&quot;, speed = &quot;;[.J128]; &quot;)&quot;)" office:value-type="string" office:string-value="gengar = Enemy(name = 'Gengar', type = 'GHOST POISON', total = 500, hp = 60, attack = 65, defense = 60, spatk = 130, spdef = 75, speed = 110)" calcext:value-type="string">
            <text:p>gengar = Enemy(name = 'Gengar', type = 'GHOST POISON', total = 500, hp = 60, attack = 65, defense = 60, spatk = 130, spdef = 75, speed = 110)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 POISON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128]);&quot; &quot;;&quot;_&quot;)" office:value-type="string" office:string-value="gengar" calcext:value-type="string">
            <text:p>gengar</text:p>
          </table:table-cell>
        </table:table-row>
        <table:table-row table:style-name="ro1">
          <table:table-cell table:formula="of:=COM.MICROSOFT.CONCAT(SUBSTITUTE(LOWER([.B129]);&quot; &quot;;&quot;_&quot;);&quot; = Enemy(name = '&quot;;[.B129];&quot;', type = '&quot;;[.C129];&quot;', total = &quot;;[.D129];&quot;, hp = &quot;;[.E129];&quot;, attack = &quot;;[.F129];&quot;, defense = &quot;;[.G129];&quot;, spatk = &quot;;[.H129];&quot;, spdef = &quot;;[.I129];&quot;, speed = &quot;;[.J129]; &quot;)&quot;)" office:value-type="string" office:string-value="gengar_mega_gengar = Enemy(name = 'Gengar Mega Gengar', type = 'GHOST POISON', total = 600, hp = 60, attack = 65, defense = 80, spatk = 170, spdef = 95, speed = 130)" calcext:value-type="string">
            <text:p>gengar_mega_gengar = Enemy(name = 'Gengar Mega Gengar', type = 'GHOST POISON', total = 600, hp = 60, attack = 65, defense = 80, spatk = 170, spdef = 95, speed = 130)</text:p>
          </table:table-cell>
          <table:table-cell office:value-type="string" calcext:value-type="string">
            <text:p>Gengar Mega Gengar</text:p>
          </table:table-cell>
          <table:table-cell office:value-type="string" calcext:value-type="string">
            <text:p>GHOST POISON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29]);&quot; &quot;;&quot;_&quot;)" office:value-type="string" office:string-value="gengar_mega_gengar" calcext:value-type="string">
            <text:p>gengar_mega_gengar</text:p>
          </table:table-cell>
        </table:table-row>
        <table:table-row table:style-name="ro1">
          <table:table-cell table:formula="of:=COM.MICROSOFT.CONCAT(SUBSTITUTE(LOWER([.B130]);&quot; &quot;;&quot;_&quot;);&quot; = Enemy(name = '&quot;;[.B130];&quot;', type = '&quot;;[.C130];&quot;', total = &quot;;[.D130];&quot;, hp = &quot;;[.E130];&quot;, attack = &quot;;[.F130];&quot;, defense = &quot;;[.G130];&quot;, spatk = &quot;;[.H130];&quot;, spdef = &quot;;[.I130];&quot;, speed = &quot;;[.J130]; &quot;)&quot;)" office:value-type="string" office:string-value="onix = Enemy(name = 'Onix', type = 'ROCK GROUND', total = 385, hp = 35, attack = 45, defense = 160, spatk = 30, spdef = 45, speed = 70)" calcext:value-type="string">
            <text:p>onix = Enemy(name = 'Onix', type = 'ROCK GROUND', total = 385, hp = 35, attack = 45, defense = 160, spatk = 30, spdef = 45, speed = 70)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 GROUND</text:p>
          </table:table-cell>
          <table:table-cell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30]);&quot; &quot;;&quot;_&quot;)" office:value-type="string" office:string-value="onix" calcext:value-type="string">
            <text:p>onix</text:p>
          </table:table-cell>
        </table:table-row>
        <table:table-row table:style-name="ro1">
          <table:table-cell table:formula="of:=COM.MICROSOFT.CONCAT(SUBSTITUTE(LOWER([.B131]);&quot; &quot;;&quot;_&quot;);&quot; = Enemy(name = '&quot;;[.B131];&quot;', type = '&quot;;[.C131];&quot;', total = &quot;;[.D131];&quot;, hp = &quot;;[.E131];&quot;, attack = &quot;;[.F131];&quot;, defense = &quot;;[.G131];&quot;, spatk = &quot;;[.H131];&quot;, spdef = &quot;;[.I131];&quot;, speed = &quot;;[.J131]; &quot;)&quot;)" office:value-type="string" office:string-value="drowzee = Enemy(name = 'Drowzee', type = 'PSYCHIC', total = 328, hp = 60, attack = 48, defense = 45, spatk = 43, spdef = 90, speed = 42)" calcext:value-type="string">
            <text:p>drowzee = Enemy(name = 'Drowzee', type = 'PSYCHIC', total = 328, hp = 60, attack = 48, defense = 45, spatk = 43, spdef = 90, speed = 42)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131]);&quot; &quot;;&quot;_&quot;)" office:value-type="string" office:string-value="drowzee" calcext:value-type="string">
            <text:p>drowzee</text:p>
          </table:table-cell>
        </table:table-row>
        <table:table-row table:style-name="ro1">
          <table:table-cell table:formula="of:=COM.MICROSOFT.CONCAT(SUBSTITUTE(LOWER([.B132]);&quot; &quot;;&quot;_&quot;);&quot; = Enemy(name = '&quot;;[.B132];&quot;', type = '&quot;;[.C132];&quot;', total = &quot;;[.D132];&quot;, hp = &quot;;[.E132];&quot;, attack = &quot;;[.F132];&quot;, defense = &quot;;[.G132];&quot;, spatk = &quot;;[.H132];&quot;, spdef = &quot;;[.I132];&quot;, speed = &quot;;[.J132]; &quot;)&quot;)" office:value-type="string" office:string-value="hypno = Enemy(name = 'Hypno', type = 'PSYCHIC', total = 483, hp = 85, attack = 73, defense = 70, spatk = 73, spdef = 115, speed = 67)" calcext:value-type="string">
            <text:p>hypno = Enemy(name = 'Hypno', type = 'PSYCHIC', total = 483, hp = 85, attack = 73, defense = 70, spatk = 73, spdef = 115, speed = 67)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483" calcext:value-type="float">
            <text:p>483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BSTITUTE(LOWER([.B132]);&quot; &quot;;&quot;_&quot;)" office:value-type="string" office:string-value="hypno" calcext:value-type="string">
            <text:p>hypno</text:p>
          </table:table-cell>
        </table:table-row>
        <table:table-row table:style-name="ro1">
          <table:table-cell table:formula="of:=COM.MICROSOFT.CONCAT(SUBSTITUTE(LOWER([.B133]);&quot; &quot;;&quot;_&quot;);&quot; = Enemy(name = '&quot;;[.B133];&quot;', type = '&quot;;[.C133];&quot;', total = &quot;;[.D133];&quot;, hp = &quot;;[.E133];&quot;, attack = &quot;;[.F133];&quot;, defense = &quot;;[.G133];&quot;, spatk = &quot;;[.H133];&quot;, spdef = &quot;;[.I133];&quot;, speed = &quot;;[.J133]; &quot;)&quot;)" office:value-type="string" office:string-value="krabby = Enemy(name = 'Krabby', type = 'WATER', total = 325, hp = 30, attack = 105, defense = 90, spatk = 25, spdef = 25, speed = 50)" calcext:value-type="string">
            <text:p>krabby = Enemy(name = 'Krabby', type = 'WATER', total = 325, hp = 30, attack = 105, defense = 90, spatk = 25, spdef = 25, speed = 50)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33]);&quot; &quot;;&quot;_&quot;)" office:value-type="string" office:string-value="krabby" calcext:value-type="string">
            <text:p>krabby</text:p>
          </table:table-cell>
        </table:table-row>
        <table:table-row table:style-name="ro1">
          <table:table-cell table:formula="of:=COM.MICROSOFT.CONCAT(SUBSTITUTE(LOWER([.B134]);&quot; &quot;;&quot;_&quot;);&quot; = Enemy(name = '&quot;;[.B134];&quot;', type = '&quot;;[.C134];&quot;', total = &quot;;[.D134];&quot;, hp = &quot;;[.E134];&quot;, attack = &quot;;[.F134];&quot;, defense = &quot;;[.G134];&quot;, spatk = &quot;;[.H134];&quot;, spdef = &quot;;[.I134];&quot;, speed = &quot;;[.J134]; &quot;)&quot;)" office:value-type="string" office:string-value="kingler = Enemy(name = 'Kingler', type = 'WATER', total = 475, hp = 55, attack = 130, defense = 115, spatk = 50, spdef = 50, speed = 75)" calcext:value-type="string">
            <text:p>kingler = Enemy(name = 'Kingler', type = 'WATER', total = 475, hp = 55, attack = 130, defense = 115, spatk = 50, spdef = 50, speed = 75)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34]);&quot; &quot;;&quot;_&quot;)" office:value-type="string" office:string-value="kingler" calcext:value-type="string">
            <text:p>kingler</text:p>
          </table:table-cell>
        </table:table-row>
        <table:table-row table:style-name="ro1">
          <table:table-cell table:formula="of:=COM.MICROSOFT.CONCAT(SUBSTITUTE(LOWER([.B135]);&quot; &quot;;&quot;_&quot;);&quot; = Enemy(name = '&quot;;[.B135];&quot;', type = '&quot;;[.C135];&quot;', total = &quot;;[.D135];&quot;, hp = &quot;;[.E135];&quot;, attack = &quot;;[.F135];&quot;, defense = &quot;;[.G135];&quot;, spatk = &quot;;[.H135];&quot;, spdef = &quot;;[.I135];&quot;, speed = &quot;;[.J135]; &quot;)&quot;)" office:value-type="string" office:string-value="voltorb = Enemy(name = 'Voltorb', type = 'ELECTRIC', total = 330, hp = 40, attack = 30, defense = 50, spatk = 55, spdef = 55, speed = 100)" calcext:value-type="string">
            <text:p>voltorb = Enemy(name = 'Voltorb', type = 'ELECTRIC', total = 330, hp = 40, attack = 30, defense = 50, spatk = 55, spdef = 55, speed = 100)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35]);&quot; &quot;;&quot;_&quot;)" office:value-type="string" office:string-value="voltorb" calcext:value-type="string">
            <text:p>voltorb</text:p>
          </table:table-cell>
        </table:table-row>
        <table:table-row table:style-name="ro1">
          <table:table-cell table:formula="of:=COM.MICROSOFT.CONCAT(SUBSTITUTE(LOWER([.B136]);&quot; &quot;;&quot;_&quot;);&quot; = Enemy(name = '&quot;;[.B136];&quot;', type = '&quot;;[.C136];&quot;', total = &quot;;[.D136];&quot;, hp = &quot;;[.E136];&quot;, attack = &quot;;[.F136];&quot;, defense = &quot;;[.G136];&quot;, spatk = &quot;;[.H136];&quot;, spdef = &quot;;[.I136];&quot;, speed = &quot;;[.J136]; &quot;)&quot;)" office:value-type="string" office:string-value="voltorb_hisuian_voltorb = Enemy(name = 'Voltorb Hisuian Voltorb', type = 'ELECTRIC GRASS', total = 330, hp = 40, attack = 30, defense = 50, spatk = 55, spdef = 55, speed = 100)" calcext:value-type="string">
            <text:p>voltorb_hisuian_voltorb = Enemy(name = 'Voltorb Hisuian Voltorb', type = 'ELECTRIC GRASS', total = 330, hp = 40, attack = 30, defense = 50, spatk = 55, spdef = 55, speed = 100)</text:p>
          </table:table-cell>
          <table:table-cell office:value-type="string" calcext:value-type="string">
            <text:p>Voltorb Hisuian Voltorb</text:p>
          </table:table-cell>
          <table:table-cell office:value-type="string" calcext:value-type="string">
            <text:p>ELECTRIC GRAS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36]);&quot; &quot;;&quot;_&quot;)" office:value-type="string" office:string-value="voltorb_hisuian_voltorb" calcext:value-type="string">
            <text:p>voltorb_hisuian_voltorb</text:p>
          </table:table-cell>
        </table:table-row>
        <table:table-row table:style-name="ro1">
          <table:table-cell table:formula="of:=COM.MICROSOFT.CONCAT(SUBSTITUTE(LOWER([.B137]);&quot; &quot;;&quot;_&quot;);&quot; = Enemy(name = '&quot;;[.B137];&quot;', type = '&quot;;[.C137];&quot;', total = &quot;;[.D137];&quot;, hp = &quot;;[.E137];&quot;, attack = &quot;;[.F137];&quot;, defense = &quot;;[.G137];&quot;, spatk = &quot;;[.H137];&quot;, spdef = &quot;;[.I137];&quot;, speed = &quot;;[.J137]; &quot;)&quot;)" office:value-type="string" office:string-value="electrode = Enemy(name = 'Electrode', type = 'ELECTRIC', total = 490, hp = 60, attack = 50, defense = 70, spatk = 80, spdef = 80, speed = 150)" calcext:value-type="string">
            <text:p>electrode = Enemy(name = 'Electrode', type = 'ELECTRIC', total = 490, hp = 60, attack = 50, defense = 70, spatk = 80, spdef = 80, speed = 150)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 office:value-type="float" office:value="490" calcext:value-type="float">
            <text:p>4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137]);&quot; &quot;;&quot;_&quot;)" office:value-type="string" office:string-value="electrode" calcext:value-type="string">
            <text:p>electrode</text:p>
          </table:table-cell>
        </table:table-row>
        <table:table-row table:style-name="ro1">
          <table:table-cell table:formula="of:=COM.MICROSOFT.CONCAT(SUBSTITUTE(LOWER([.B138]);&quot; &quot;;&quot;_&quot;);&quot; = Enemy(name = '&quot;;[.B138];&quot;', type = '&quot;;[.C138];&quot;', total = &quot;;[.D138];&quot;, hp = &quot;;[.E138];&quot;, attack = &quot;;[.F138];&quot;, defense = &quot;;[.G138];&quot;, spatk = &quot;;[.H138];&quot;, spdef = &quot;;[.I138];&quot;, speed = &quot;;[.J138]; &quot;)&quot;)" office:value-type="string" office:string-value="electrode_hisuian_electrode = Enemy(name = 'Electrode Hisuian Electrode', type = 'ELECTRIC GRASS', total = 490, hp = 60, attack = 50, defense = 70, spatk = 80, spdef = 80, speed = 150)" calcext:value-type="string">
            <text:p>electrode_hisuian_electrode = Enemy(name = 'Electrode Hisuian Electrode', type = 'ELECTRIC GRASS', total = 490, hp = 60, attack = 50, defense = 70, spatk = 80, spdef = 80, speed = 150)</text:p>
          </table:table-cell>
          <table:table-cell office:value-type="string" calcext:value-type="string">
            <text:p>Electrode Hisuian Electrode</text:p>
          </table:table-cell>
          <table:table-cell office:value-type="string" calcext:value-type="string">
            <text:p>ELECTRIC GRASS</text:p>
          </table:table-cell>
          <table:table-cell office:value-type="float" office:value="490" calcext:value-type="float">
            <text:p>4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138]);&quot; &quot;;&quot;_&quot;)" office:value-type="string" office:string-value="electrode_hisuian_electrode" calcext:value-type="string">
            <text:p>electrode_hisuian_electrode</text:p>
          </table:table-cell>
        </table:table-row>
        <table:table-row table:style-name="ro1">
          <table:table-cell table:formula="of:=COM.MICROSOFT.CONCAT(SUBSTITUTE(LOWER([.B139]);&quot; &quot;;&quot;_&quot;);&quot; = Enemy(name = '&quot;;[.B139];&quot;', type = '&quot;;[.C139];&quot;', total = &quot;;[.D139];&quot;, hp = &quot;;[.E139];&quot;, attack = &quot;;[.F139];&quot;, defense = &quot;;[.G139];&quot;, spatk = &quot;;[.H139];&quot;, spdef = &quot;;[.I139];&quot;, speed = &quot;;[.J139]; &quot;)&quot;)" office:value-type="string" office:string-value="exeggcute = Enemy(name = 'Exeggcute', type = 'GRASS PSYCHIC', total = 325, hp = 60, attack = 40, defense = 80, spatk = 60, spdef = 45, speed = 40)" calcext:value-type="string">
            <text:p>exeggcute = Enemy(name = 'Exeggcute', type = 'GRASS PSYCHIC', total = 325, hp = 60, attack = 40, defense = 80, spatk = 60, spdef = 45, speed = 40)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 PSYCHIC</text:p>
          </table:table-cell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39]);&quot; &quot;;&quot;_&quot;)" office:value-type="string" office:string-value="exeggcute" calcext:value-type="string">
            <text:p>exeggcute</text:p>
          </table:table-cell>
        </table:table-row>
        <table:table-row table:style-name="ro1">
          <table:table-cell table:formula="of:=COM.MICROSOFT.CONCAT(SUBSTITUTE(LOWER([.B140]);&quot; &quot;;&quot;_&quot;);&quot; = Enemy(name = '&quot;;[.B140];&quot;', type = '&quot;;[.C140];&quot;', total = &quot;;[.D140];&quot;, hp = &quot;;[.E140];&quot;, attack = &quot;;[.F140];&quot;, defense = &quot;;[.G140];&quot;, spatk = &quot;;[.H140];&quot;, spdef = &quot;;[.I140];&quot;, speed = &quot;;[.J140]; &quot;)&quot;)" office:value-type="string" office:string-value="exeggutor = Enemy(name = 'Exeggutor', type = 'GRASS PSYCHIC', total = 530, hp = 95, attack = 95, defense = 85, spatk = 125, spdef = 75, speed = 55)" calcext:value-type="string">
            <text:p>exeggutor = Enemy(name = 'Exeggutor', type = 'GRASS PSYCHIC', total = 530, hp = 95, attack = 95, defense = 85, spatk = 125, spdef = 75, speed = 55)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 PSYCHIC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40]);&quot; &quot;;&quot;_&quot;)" office:value-type="string" office:string-value="exeggutor" calcext:value-type="string">
            <text:p>exeggutor</text:p>
          </table:table-cell>
        </table:table-row>
        <table:table-row table:style-name="ro1">
          <table:table-cell table:formula="of:=COM.MICROSOFT.CONCAT(SUBSTITUTE(LOWER([.B141]);&quot; &quot;;&quot;_&quot;);&quot; = Enemy(name = '&quot;;[.B141];&quot;', type = '&quot;;[.C141];&quot;', total = &quot;;[.D141];&quot;, hp = &quot;;[.E141];&quot;, attack = &quot;;[.F141];&quot;, defense = &quot;;[.G141];&quot;, spatk = &quot;;[.H141];&quot;, spdef = &quot;;[.I141];&quot;, speed = &quot;;[.J141]; &quot;)&quot;)" office:value-type="string" office:string-value="exeggutor_alolan_exeggutor = Enemy(name = 'Exeggutor Alolan Exeggutor', type = 'GRASS DRAGON', total = 530, hp = 95, attack = 105, defense = 85, spatk = 125, spdef = 75, speed = 45)" calcext:value-type="string">
            <text:p>exeggutor_alolan_exeggutor = Enemy(name = 'Exeggutor Alolan Exeggutor', type = 'GRASS DRAGON', total = 530, hp = 95, attack = 105, defense = 85, spatk = 125, spdef = 75, speed = 45)</text:p>
          </table:table-cell>
          <table:table-cell office:value-type="string" calcext:value-type="string">
            <text:p>Exeggutor Alolan Exeggutor</text:p>
          </table:table-cell>
          <table:table-cell office:value-type="string" calcext:value-type="string">
            <text:p>GRASS DRAGON</text:p>
          </table:table-cell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41]);&quot; &quot;;&quot;_&quot;)" office:value-type="string" office:string-value="exeggutor_alolan_exeggutor" calcext:value-type="string">
            <text:p>exeggutor_alolan_exeggutor</text:p>
          </table:table-cell>
        </table:table-row>
        <table:table-row table:style-name="ro1">
          <table:table-cell table:formula="of:=COM.MICROSOFT.CONCAT(SUBSTITUTE(LOWER([.B142]);&quot; &quot;;&quot;_&quot;);&quot; = Enemy(name = '&quot;;[.B142];&quot;', type = '&quot;;[.C142];&quot;', total = &quot;;[.D142];&quot;, hp = &quot;;[.E142];&quot;, attack = &quot;;[.F142];&quot;, defense = &quot;;[.G142];&quot;, spatk = &quot;;[.H142];&quot;, spdef = &quot;;[.I142];&quot;, speed = &quot;;[.J142]; &quot;)&quot;)" office:value-type="string" office:string-value="cubone = Enemy(name = 'Cubone', type = 'GROUND', total = 320, hp = 50, attack = 50, defense = 95, spatk = 40, spdef = 50, speed = 35)" calcext:value-type="string">
            <text:p>cubone = Enemy(name = 'Cubone', type = 'GROUND', total = 320, hp = 50, attack = 50, defense = 95, spatk = 40, spdef = 50, speed = 35)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142]);&quot; &quot;;&quot;_&quot;)" office:value-type="string" office:string-value="cubone" calcext:value-type="string">
            <text:p>cubone</text:p>
          </table:table-cell>
        </table:table-row>
        <table:table-row table:style-name="ro1">
          <table:table-cell table:formula="of:=COM.MICROSOFT.CONCAT(SUBSTITUTE(LOWER([.B143]);&quot; &quot;;&quot;_&quot;);&quot; = Enemy(name = '&quot;;[.B143];&quot;', type = '&quot;;[.C143];&quot;', total = &quot;;[.D143];&quot;, hp = &quot;;[.E143];&quot;, attack = &quot;;[.F143];&quot;, defense = &quot;;[.G143];&quot;, spatk = &quot;;[.H143];&quot;, spdef = &quot;;[.I143];&quot;, speed = &quot;;[.J143]; &quot;)&quot;)" office:value-type="string" office:string-value="marowak = Enemy(name = 'Marowak', type = 'GROUND', total = 425, hp = 60, attack = 80, defense = 110, spatk = 50, spdef = 80, speed = 45)" calcext:value-type="string">
            <text:p>marowak = Enemy(name = 'Marowak', type = 'GROUND', total = 425, hp = 60, attack = 80, defense = 110, spatk = 50, spdef = 80, speed = 45)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43]);&quot; &quot;;&quot;_&quot;)" office:value-type="string" office:string-value="marowak" calcext:value-type="string">
            <text:p>marowak</text:p>
          </table:table-cell>
        </table:table-row>
        <table:table-row table:style-name="ro1">
          <table:table-cell table:formula="of:=COM.MICROSOFT.CONCAT(SUBSTITUTE(LOWER([.B144]);&quot; &quot;;&quot;_&quot;);&quot; = Enemy(name = '&quot;;[.B144];&quot;', type = '&quot;;[.C144];&quot;', total = &quot;;[.D144];&quot;, hp = &quot;;[.E144];&quot;, attack = &quot;;[.F144];&quot;, defense = &quot;;[.G144];&quot;, spatk = &quot;;[.H144];&quot;, spdef = &quot;;[.I144];&quot;, speed = &quot;;[.J144]; &quot;)&quot;)" office:value-type="string" office:string-value="marowak_alolan_marowak = Enemy(name = 'Marowak Alolan Marowak', type = 'FIRE GHOST', total = 425, hp = 60, attack = 80, defense = 110, spatk = 50, spdef = 80, speed = 45)" calcext:value-type="string">
            <text:p>marowak_alolan_marowak = Enemy(name = 'Marowak Alolan Marowak', type = 'FIRE GHOST', total = 425, hp = 60, attack = 80, defense = 110, spatk = 50, spdef = 80, speed = 45)</text:p>
          </table:table-cell>
          <table:table-cell office:value-type="string" calcext:value-type="string">
            <text:p>Marowak Alolan Marowak</text:p>
          </table:table-cell>
          <table:table-cell office:value-type="string" calcext:value-type="string">
            <text:p>FIRE GHOST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44]);&quot; &quot;;&quot;_&quot;)" office:value-type="string" office:string-value="marowak_alolan_marowak" calcext:value-type="string">
            <text:p>marowak_alolan_marowak</text:p>
          </table:table-cell>
        </table:table-row>
        <table:table-row table:style-name="ro1">
          <table:table-cell table:formula="of:=COM.MICROSOFT.CONCAT(SUBSTITUTE(LOWER([.B145]);&quot; &quot;;&quot;_&quot;);&quot; = Enemy(name = '&quot;;[.B145];&quot;', type = '&quot;;[.C145];&quot;', total = &quot;;[.D145];&quot;, hp = &quot;;[.E145];&quot;, attack = &quot;;[.F145];&quot;, defense = &quot;;[.G145];&quot;, spatk = &quot;;[.H145];&quot;, spdef = &quot;;[.I145];&quot;, speed = &quot;;[.J145]; &quot;)&quot;)" office:value-type="string" office:string-value="hitmonlee = Enemy(name = 'Hitmonlee', type = 'FIGHTING', total = 455, hp = 50, attack = 120, defense = 53, spatk = 35, spdef = 110, speed = 87)" calcext:value-type="string">
            <text:p>hitmonlee = Enemy(name = 'Hitmonlee', type = 'FIGHTING', total = 455, hp = 50, attack = 120, defense = 53, spatk = 35, spdef = 110, speed = 87)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BSTITUTE(LOWER([.B145]);&quot; &quot;;&quot;_&quot;)" office:value-type="string" office:string-value="hitmonlee" calcext:value-type="string">
            <text:p>hitmonlee</text:p>
          </table:table-cell>
        </table:table-row>
        <table:table-row table:style-name="ro1">
          <table:table-cell table:formula="of:=COM.MICROSOFT.CONCAT(SUBSTITUTE(LOWER([.B146]);&quot; &quot;;&quot;_&quot;);&quot; = Enemy(name = '&quot;;[.B146];&quot;', type = '&quot;;[.C146];&quot;', total = &quot;;[.D146];&quot;, hp = &quot;;[.E146];&quot;, attack = &quot;;[.F146];&quot;, defense = &quot;;[.G146];&quot;, spatk = &quot;;[.H146];&quot;, spdef = &quot;;[.I146];&quot;, speed = &quot;;[.J146]; &quot;)&quot;)" office:value-type="string" office:string-value="hitmonchan = Enemy(name = 'Hitmonchan', type = 'FIGHTING', total = 455, hp = 50, attack = 105, defense = 79, spatk = 35, spdef = 110, speed = 76)" calcext:value-type="string">
            <text:p>hitmonchan = Enemy(name = 'Hitmonchan', type = 'FIGHTING', total = 455, hp = 50, attack = 105, defense = 79, spatk = 35, spdef = 110, speed = 76)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BSTITUTE(LOWER([.B146]);&quot; &quot;;&quot;_&quot;)" office:value-type="string" office:string-value="hitmonchan" calcext:value-type="string">
            <text:p>hitmonchan</text:p>
          </table:table-cell>
        </table:table-row>
        <table:table-row table:style-name="ro1">
          <table:table-cell table:formula="of:=COM.MICROSOFT.CONCAT(SUBSTITUTE(LOWER([.B147]);&quot; &quot;;&quot;_&quot;);&quot; = Enemy(name = '&quot;;[.B147];&quot;', type = '&quot;;[.C147];&quot;', total = &quot;;[.D147];&quot;, hp = &quot;;[.E147];&quot;, attack = &quot;;[.F147];&quot;, defense = &quot;;[.G147];&quot;, spatk = &quot;;[.H147];&quot;, spdef = &quot;;[.I147];&quot;, speed = &quot;;[.J147]; &quot;)&quot;)" office:value-type="string" office:string-value="lickitung = Enemy(name = 'Lickitung', type = 'NORMAL', total = 385, hp = 90, attack = 55, defense = 75, spatk = 60, spdef = 75, speed = 30)" calcext:value-type="string">
            <text:p>lickitung = Enemy(name = 'Lickitung', type = 'NORMAL', total = 385, hp = 90, attack = 55, defense = 75, spatk = 60, spdef = 75, speed = 30)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47]);&quot; &quot;;&quot;_&quot;)" office:value-type="string" office:string-value="lickitung" calcext:value-type="string">
            <text:p>lickitung</text:p>
          </table:table-cell>
        </table:table-row>
        <table:table-row table:style-name="ro1">
          <table:table-cell table:formula="of:=COM.MICROSOFT.CONCAT(SUBSTITUTE(LOWER([.B148]);&quot; &quot;;&quot;_&quot;);&quot; = Enemy(name = '&quot;;[.B148];&quot;', type = '&quot;;[.C148];&quot;', total = &quot;;[.D148];&quot;, hp = &quot;;[.E148];&quot;, attack = &quot;;[.F148];&quot;, defense = &quot;;[.G148];&quot;, spatk = &quot;;[.H148];&quot;, spdef = &quot;;[.I148];&quot;, speed = &quot;;[.J148]; &quot;)&quot;)" office:value-type="string" office:string-value="koffing = Enemy(name = 'Koffing', type = 'POISON', total = 340, hp = 40, attack = 65, defense = 95, spatk = 60, spdef = 45, speed = 35)" calcext:value-type="string">
            <text:p>koffing = Enemy(name = 'Koffing', type = 'POISON', total = 340, hp = 40, attack = 65, defense = 95, spatk = 60, spdef = 45, speed = 35)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148]);&quot; &quot;;&quot;_&quot;)" office:value-type="string" office:string-value="koffing" calcext:value-type="string">
            <text:p>koffing</text:p>
          </table:table-cell>
        </table:table-row>
        <table:table-row table:style-name="ro1">
          <table:table-cell table:formula="of:=COM.MICROSOFT.CONCAT(SUBSTITUTE(LOWER([.B149]);&quot; &quot;;&quot;_&quot;);&quot; = Enemy(name = '&quot;;[.B149];&quot;', type = '&quot;;[.C149];&quot;', total = &quot;;[.D149];&quot;, hp = &quot;;[.E149];&quot;, attack = &quot;;[.F149];&quot;, defense = &quot;;[.G149];&quot;, spatk = &quot;;[.H149];&quot;, spdef = &quot;;[.I149];&quot;, speed = &quot;;[.J149]; &quot;)&quot;)" office:value-type="string" office:string-value="weezing = Enemy(name = 'Weezing', type = 'POISON', total = 490, hp = 65, attack = 90, defense = 120, spatk = 85, spdef = 70, speed = 60)" calcext:value-type="string">
            <text:p>weezing = Enemy(name = 'Weezing', type = 'POISON', total = 490, hp = 65, attack = 90, defense = 120, spatk = 85, spdef = 70, speed = 60)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49]);&quot; &quot;;&quot;_&quot;)" office:value-type="string" office:string-value="weezing" calcext:value-type="string">
            <text:p>weezing</text:p>
          </table:table-cell>
        </table:table-row>
        <table:table-row table:style-name="ro1">
          <table:table-cell table:formula="of:=COM.MICROSOFT.CONCAT(SUBSTITUTE(LOWER([.B150]);&quot; &quot;;&quot;_&quot;);&quot; = Enemy(name = '&quot;;[.B150];&quot;', type = '&quot;;[.C150];&quot;', total = &quot;;[.D150];&quot;, hp = &quot;;[.E150];&quot;, attack = &quot;;[.F150];&quot;, defense = &quot;;[.G150];&quot;, spatk = &quot;;[.H150];&quot;, spdef = &quot;;[.I150];&quot;, speed = &quot;;[.J150]; &quot;)&quot;)" office:value-type="string" office:string-value="weezing_galarian_weezing = Enemy(name = 'Weezing Galarian Weezing', type = 'POISON FAIRY', total = 490, hp = 65, attack = 90, defense = 120, spatk = 85, spdef = 70, speed = 60)" calcext:value-type="string">
            <text:p>weezing_galarian_weezing = Enemy(name = 'Weezing Galarian Weezing', type = 'POISON FAIRY', total = 490, hp = 65, attack = 90, defense = 120, spatk = 85, spdef = 70, speed = 60)</text:p>
          </table:table-cell>
          <table:table-cell office:value-type="string" calcext:value-type="string">
            <text:p>Weezing Galarian Weezing</text:p>
          </table:table-cell>
          <table:table-cell office:value-type="string" calcext:value-type="string">
            <text:p>POISON FAIRY</text:p>
          </table:table-cell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50]);&quot; &quot;;&quot;_&quot;)" office:value-type="string" office:string-value="weezing_galarian_weezing" calcext:value-type="string">
            <text:p>weezing_galarian_weezing</text:p>
          </table:table-cell>
        </table:table-row>
        <table:table-row table:style-name="ro1">
          <table:table-cell table:formula="of:=COM.MICROSOFT.CONCAT(SUBSTITUTE(LOWER([.B151]);&quot; &quot;;&quot;_&quot;);&quot; = Enemy(name = '&quot;;[.B151];&quot;', type = '&quot;;[.C151];&quot;', total = &quot;;[.D151];&quot;, hp = &quot;;[.E151];&quot;, attack = &quot;;[.F151];&quot;, defense = &quot;;[.G151];&quot;, spatk = &quot;;[.H151];&quot;, spdef = &quot;;[.I151];&quot;, speed = &quot;;[.J151]; &quot;)&quot;)" office:value-type="string" office:string-value="rhyhorn = Enemy(name = 'Rhyhorn', type = 'GROUND ROCK', total = 345, hp = 80, attack = 85, defense = 95, spatk = 30, spdef = 30, speed = 25)" calcext:value-type="string">
            <text:p>rhyhorn = Enemy(name = 'Rhyhorn', type = 'GROUND ROCK', total = 345, hp = 80, attack = 85, defense = 95, spatk = 30, spdef = 30, speed = 25)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 ROCK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151]);&quot; &quot;;&quot;_&quot;)" office:value-type="string" office:string-value="rhyhorn" calcext:value-type="string">
            <text:p>rhyhorn</text:p>
          </table:table-cell>
        </table:table-row>
        <table:table-row table:style-name="ro1">
          <table:table-cell table:formula="of:=COM.MICROSOFT.CONCAT(SUBSTITUTE(LOWER([.B152]);&quot; &quot;;&quot;_&quot;);&quot; = Enemy(name = '&quot;;[.B152];&quot;', type = '&quot;;[.C152];&quot;', total = &quot;;[.D152];&quot;, hp = &quot;;[.E152];&quot;, attack = &quot;;[.F152];&quot;, defense = &quot;;[.G152];&quot;, spatk = &quot;;[.H152];&quot;, spdef = &quot;;[.I152];&quot;, speed = &quot;;[.J152]; &quot;)&quot;)" office:value-type="string" office:string-value="rhydon = Enemy(name = 'Rhydon', type = 'GROUND ROCK', total = 485, hp = 105, attack = 130, defense = 120, spatk = 45, spdef = 45, speed = 40)" calcext:value-type="string">
            <text:p>rhydon = Enemy(name = 'Rhydon', type = 'GROUND ROCK', total = 485, hp = 105, attack = 130, defense = 120, spatk = 45, spdef = 45, speed = 40)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 ROCK</text:p>
          </table:table-cell>
          <table:table-cell office:value-type="float" office:value="485" calcext:value-type="float">
            <text:p>48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52]);&quot; &quot;;&quot;_&quot;)" office:value-type="string" office:string-value="rhydon" calcext:value-type="string">
            <text:p>rhydon</text:p>
          </table:table-cell>
        </table:table-row>
        <table:table-row table:style-name="ro1">
          <table:table-cell table:formula="of:=COM.MICROSOFT.CONCAT(SUBSTITUTE(LOWER([.B153]);&quot; &quot;;&quot;_&quot;);&quot; = Enemy(name = '&quot;;[.B153];&quot;', type = '&quot;;[.C153];&quot;', total = &quot;;[.D153];&quot;, hp = &quot;;[.E153];&quot;, attack = &quot;;[.F153];&quot;, defense = &quot;;[.G153];&quot;, spatk = &quot;;[.H153];&quot;, spdef = &quot;;[.I153];&quot;, speed = &quot;;[.J153]; &quot;)&quot;)" office:value-type="string" office:string-value="chansey = Enemy(name = 'Chansey', type = 'NORMAL', total = 450, hp = 250, attack = 5, defense = 5, spatk = 35, spdef = 105, speed = 50)" calcext:value-type="string">
            <text:p>chansey = Enemy(name = 'Chansey', type = 'NORMAL', total = 450, hp = 250, attack = 5, defense = 5, spatk = 35, spdef = 105, speed = 50)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53]);&quot; &quot;;&quot;_&quot;)" office:value-type="string" office:string-value="chansey" calcext:value-type="string">
            <text:p>chansey</text:p>
          </table:table-cell>
        </table:table-row>
        <table:table-row table:style-name="ro1">
          <table:table-cell table:formula="of:=COM.MICROSOFT.CONCAT(SUBSTITUTE(LOWER([.B154]);&quot; &quot;;&quot;_&quot;);&quot; = Enemy(name = '&quot;;[.B154];&quot;', type = '&quot;;[.C154];&quot;', total = &quot;;[.D154];&quot;, hp = &quot;;[.E154];&quot;, attack = &quot;;[.F154];&quot;, defense = &quot;;[.G154];&quot;, spatk = &quot;;[.H154];&quot;, spdef = &quot;;[.I154];&quot;, speed = &quot;;[.J154]; &quot;)&quot;)" office:value-type="string" office:string-value="tangela = Enemy(name = 'Tangela', type = 'GRASS', total = 435, hp = 65, attack = 55, defense = 115, spatk = 100, spdef = 40, speed = 60)" calcext:value-type="string">
            <text:p>tangela = Enemy(name = 'Tangela', type = 'GRASS', total = 435, hp = 65, attack = 55, defense = 115, spatk = 100, spdef = 40, speed = 60)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54]);&quot; &quot;;&quot;_&quot;)" office:value-type="string" office:string-value="tangela" calcext:value-type="string">
            <text:p>tangela</text:p>
          </table:table-cell>
        </table:table-row>
        <table:table-row table:style-name="ro1">
          <table:table-cell table:formula="of:=COM.MICROSOFT.CONCAT(SUBSTITUTE(LOWER([.B155]);&quot; &quot;;&quot;_&quot;);&quot; = Enemy(name = '&quot;;[.B155];&quot;', type = '&quot;;[.C155];&quot;', total = &quot;;[.D155];&quot;, hp = &quot;;[.E155];&quot;, attack = &quot;;[.F155];&quot;, defense = &quot;;[.G155];&quot;, spatk = &quot;;[.H155];&quot;, spdef = &quot;;[.I155];&quot;, speed = &quot;;[.J155]; &quot;)&quot;)" office:value-type="string" office:string-value="kangaskhan = Enemy(name = 'Kangaskhan', type = 'NORMAL', total = 490, hp = 105, attack = 95, defense = 80, spatk = 40, spdef = 80, speed = 90)" calcext:value-type="string">
            <text:p>kangaskhan = Enemy(name = 'Kangaskhan', type = 'NORMAL', total = 490, hp = 105, attack = 95, defense = 80, spatk = 40, spdef = 80, speed = 90)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55]);&quot; &quot;;&quot;_&quot;)" office:value-type="string" office:string-value="kangaskhan" calcext:value-type="string">
            <text:p>kangaskhan</text:p>
          </table:table-cell>
        </table:table-row>
        <table:table-row table:style-name="ro1">
          <table:table-cell table:formula="of:=COM.MICROSOFT.CONCAT(SUBSTITUTE(LOWER([.B156]);&quot; &quot;;&quot;_&quot;);&quot; = Enemy(name = '&quot;;[.B156];&quot;', type = '&quot;;[.C156];&quot;', total = &quot;;[.D156];&quot;, hp = &quot;;[.E156];&quot;, attack = &quot;;[.F156];&quot;, defense = &quot;;[.G156];&quot;, spatk = &quot;;[.H156];&quot;, spdef = &quot;;[.I156];&quot;, speed = &quot;;[.J156]; &quot;)&quot;)" office:value-type="string" office:string-value="kangaskhan_mega_kangaskhan = Enemy(name = 'Kangaskhan Mega Kangaskhan', type = 'NORMAL', total = 590, hp = 105, attack = 125, defense = 100, spatk = 60, spdef = 100, speed = 100)" calcext:value-type="string">
            <text:p>kangaskhan_mega_kangaskhan = Enemy(name = 'Kangaskhan Mega Kangaskhan', type = 'NORMAL', total = 590, hp = 105, attack = 125, defense = 100, spatk = 60, spdef = 100, speed = 100)</text:p>
          </table:table-cell>
          <table:table-cell office:value-type="string" calcext:value-type="string">
            <text:p>Kangaskhan Mega Kangaskhan</text:p>
          </table:table-cell>
          <table:table-cell office:value-type="string" calcext:value-type="string">
            <text:p>NORMAL</text:p>
          </table:table-cell>
          <table:table-cell office:value-type="float" office:value="590" calcext:value-type="float">
            <text:p>59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SUBSTITUTE(LOWER([.B156]);&quot; &quot;;&quot;_&quot;)" office:value-type="string" office:string-value="kangaskhan_mega_kangaskhan" calcext:value-type="string">
            <text:p>kangaskhan_mega_kangaskhan</text:p>
          </table:table-cell>
        </table:table-row>
        <table:table-row table:style-name="ro1">
          <table:table-cell table:formula="of:=COM.MICROSOFT.CONCAT(SUBSTITUTE(LOWER([.B157]);&quot; &quot;;&quot;_&quot;);&quot; = Enemy(name = '&quot;;[.B157];&quot;', type = '&quot;;[.C157];&quot;', total = &quot;;[.D157];&quot;, hp = &quot;;[.E157];&quot;, attack = &quot;;[.F157];&quot;, defense = &quot;;[.G157];&quot;, spatk = &quot;;[.H157];&quot;, spdef = &quot;;[.I157];&quot;, speed = &quot;;[.J157]; &quot;)&quot;)" office:value-type="string" office:string-value="horsea = Enemy(name = 'Horsea', type = 'WATER', total = 295, hp = 30, attack = 40, defense = 70, spatk = 70, spdef = 25, speed = 60)" calcext:value-type="string">
            <text:p>horsea = Enemy(name = 'Horsea', type = 'WATER', total = 295, hp = 30, attack = 40, defense = 70, spatk = 70, spdef = 25, speed = 60)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57]);&quot; &quot;;&quot;_&quot;)" office:value-type="string" office:string-value="horsea" calcext:value-type="string">
            <text:p>horsea</text:p>
          </table:table-cell>
        </table:table-row>
        <table:table-row table:style-name="ro1">
          <table:table-cell table:formula="of:=COM.MICROSOFT.CONCAT(SUBSTITUTE(LOWER([.B158]);&quot; &quot;;&quot;_&quot;);&quot; = Enemy(name = '&quot;;[.B158];&quot;', type = '&quot;;[.C158];&quot;', total = &quot;;[.D158];&quot;, hp = &quot;;[.E158];&quot;, attack = &quot;;[.F158];&quot;, defense = &quot;;[.G158];&quot;, spatk = &quot;;[.H158];&quot;, spdef = &quot;;[.I158];&quot;, speed = &quot;;[.J158]; &quot;)&quot;)" office:value-type="string" office:string-value="seadra = Enemy(name = 'Seadra', type = 'WATER', total = 440, hp = 55, attack = 65, defense = 95, spatk = 95, spdef = 45, speed = 85)" calcext:value-type="string">
            <text:p>seadra = Enemy(name = 'Seadra', type = 'WATER', total = 440, hp = 55, attack = 65, defense = 95, spatk = 95, spdef = 45, speed = 85)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58]);&quot; &quot;;&quot;_&quot;)" office:value-type="string" office:string-value="seadra" calcext:value-type="string">
            <text:p>seadra</text:p>
          </table:table-cell>
        </table:table-row>
        <table:table-row table:style-name="ro1">
          <table:table-cell table:formula="of:=COM.MICROSOFT.CONCAT(SUBSTITUTE(LOWER([.B159]);&quot; &quot;;&quot;_&quot;);&quot; = Enemy(name = '&quot;;[.B159];&quot;', type = '&quot;;[.C159];&quot;', total = &quot;;[.D159];&quot;, hp = &quot;;[.E159];&quot;, attack = &quot;;[.F159];&quot;, defense = &quot;;[.G159];&quot;, spatk = &quot;;[.H159];&quot;, spdef = &quot;;[.I159];&quot;, speed = &quot;;[.J159]; &quot;)&quot;)" office:value-type="string" office:string-value="goldeen = Enemy(name = 'Goldeen', type = 'WATER', total = 320, hp = 45, attack = 67, defense = 60, spatk = 35, spdef = 50, speed = 63)" calcext:value-type="string">
            <text:p>goldeen = Enemy(name = 'Goldeen', type = 'WATER', total = 320, hp = 45, attack = 67, defense = 60, spatk = 35, spdef = 50, speed = 63)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BSTITUTE(LOWER([.B159]);&quot; &quot;;&quot;_&quot;)" office:value-type="string" office:string-value="goldeen" calcext:value-type="string">
            <text:p>goldeen</text:p>
          </table:table-cell>
        </table:table-row>
        <table:table-row table:style-name="ro1">
          <table:table-cell table:formula="of:=COM.MICROSOFT.CONCAT(SUBSTITUTE(LOWER([.B160]);&quot; &quot;;&quot;_&quot;);&quot; = Enemy(name = '&quot;;[.B160];&quot;', type = '&quot;;[.C160];&quot;', total = &quot;;[.D160];&quot;, hp = &quot;;[.E160];&quot;, attack = &quot;;[.F160];&quot;, defense = &quot;;[.G160];&quot;, spatk = &quot;;[.H160];&quot;, spdef = &quot;;[.I160];&quot;, speed = &quot;;[.J160]; &quot;)&quot;)" office:value-type="string" office:string-value="seaking = Enemy(name = 'Seaking', type = 'WATER', total = 450, hp = 80, attack = 92, defense = 65, spatk = 65, spdef = 80, speed = 68)" calcext:value-type="string">
            <text:p>seaking = Enemy(name = 'Seaking', type = 'WATER', total = 450, hp = 80, attack = 92, defense = 65, spatk = 65, spdef = 80, speed = 68)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160]);&quot; &quot;;&quot;_&quot;)" office:value-type="string" office:string-value="seaking" calcext:value-type="string">
            <text:p>seaking</text:p>
          </table:table-cell>
        </table:table-row>
        <table:table-row table:style-name="ro1">
          <table:table-cell table:formula="of:=COM.MICROSOFT.CONCAT(SUBSTITUTE(LOWER([.B161]);&quot; &quot;;&quot;_&quot;);&quot; = Enemy(name = '&quot;;[.B161];&quot;', type = '&quot;;[.C161];&quot;', total = &quot;;[.D161];&quot;, hp = &quot;;[.E161];&quot;, attack = &quot;;[.F161];&quot;, defense = &quot;;[.G161];&quot;, spatk = &quot;;[.H161];&quot;, spdef = &quot;;[.I161];&quot;, speed = &quot;;[.J161]; &quot;)&quot;)" office:value-type="string" office:string-value="staryu = Enemy(name = 'Staryu', type = 'WATER', total = 340, hp = 30, attack = 45, defense = 55, spatk = 70, spdef = 55, speed = 85)" calcext:value-type="string">
            <text:p>staryu = Enemy(name = 'Staryu', type = 'WATER', total = 340, hp = 30, attack = 45, defense = 55, spatk = 70, spdef = 55, speed = 85)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61]);&quot; &quot;;&quot;_&quot;)" office:value-type="string" office:string-value="staryu" calcext:value-type="string">
            <text:p>staryu</text:p>
          </table:table-cell>
        </table:table-row>
        <table:table-row table:style-name="ro1">
          <table:table-cell table:formula="of:=COM.MICROSOFT.CONCAT(SUBSTITUTE(LOWER([.B162]);&quot; &quot;;&quot;_&quot;);&quot; = Enemy(name = '&quot;;[.B162];&quot;', type = '&quot;;[.C162];&quot;', total = &quot;;[.D162];&quot;, hp = &quot;;[.E162];&quot;, attack = &quot;;[.F162];&quot;, defense = &quot;;[.G162];&quot;, spatk = &quot;;[.H162];&quot;, spdef = &quot;;[.I162];&quot;, speed = &quot;;[.J162]; &quot;)&quot;)" office:value-type="string" office:string-value="starmie = Enemy(name = 'Starmie', type = 'WATER PSYCHIC', total = 520, hp = 60, attack = 75, defense = 85, spatk = 100, spdef = 85, speed = 115)" calcext:value-type="string">
            <text:p>starmie = Enemy(name = 'Starmie', type = 'WATER PSYCHIC', total = 520, hp = 60, attack = 75, defense = 85, spatk = 100, spdef = 85, speed = 115)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 PSYCHIC</text:p>
          </table:table-cell>
          <table:table-cell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162]);&quot; &quot;;&quot;_&quot;)" office:value-type="string" office:string-value="starmie" calcext:value-type="string">
            <text:p>starmie</text:p>
          </table:table-cell>
        </table:table-row>
        <table:table-row table:style-name="ro1">
          <table:table-cell table:formula="of:=COM.MICROSOFT.CONCAT(SUBSTITUTE(LOWER([.B163]);&quot; &quot;;&quot;_&quot;);&quot; = Enemy(name = '&quot;;[.B163];&quot;', type = '&quot;;[.C163];&quot;', total = &quot;;[.D163];&quot;, hp = &quot;;[.E163];&quot;, attack = &quot;;[.F163];&quot;, defense = &quot;;[.G163];&quot;, spatk = &quot;;[.H163];&quot;, spdef = &quot;;[.I163];&quot;, speed = &quot;;[.J163]; &quot;)&quot;)" office:value-type="string" office:string-value="mr._mime = Enemy(name = 'Mr. Mime', type = 'PSYCHIC FAIRY', total = 460, hp = 40, attack = 45, defense = 65, spatk = 100, spdef = 120, speed = 90)" calcext:value-type="string">
            <text:p>mr._mime = Enemy(name = 'Mr. Mime', type = 'PSYCHIC FAIRY', total = 460, hp = 40, attack = 45, defense = 65, spatk = 100, spdef = 120, speed = 90)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 FAIRY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63]);&quot; &quot;;&quot;_&quot;)" office:value-type="string" office:string-value="mr._mime" calcext:value-type="string">
            <text:p>mr._mime</text:p>
          </table:table-cell>
        </table:table-row>
        <table:table-row table:style-name="ro1">
          <table:table-cell table:formula="of:=COM.MICROSOFT.CONCAT(SUBSTITUTE(LOWER([.B164]);&quot; &quot;;&quot;_&quot;);&quot; = Enemy(name = '&quot;;[.B164];&quot;', type = '&quot;;[.C164];&quot;', total = &quot;;[.D164];&quot;, hp = &quot;;[.E164];&quot;, attack = &quot;;[.F164];&quot;, defense = &quot;;[.G164];&quot;, spatk = &quot;;[.H164];&quot;, spdef = &quot;;[.I164];&quot;, speed = &quot;;[.J164]; &quot;)&quot;)" office:value-type="string" office:string-value="mr._mime_galarian_mr._mime = Enemy(name = 'Mr. Mime Galarian Mr. Mime', type = 'ICE PSYCHIC', total = 460, hp = 50, attack = 65, defense = 65, spatk = 90, spdef = 90, speed = 100)" calcext:value-type="string">
            <text:p>mr._mime_galarian_mr._mime = Enemy(name = 'Mr. Mime Galarian Mr. Mime', type = 'ICE PSYCHIC', total = 460, hp = 50, attack = 65, defense = 65, spatk = 90, spdef = 90, speed = 100)</text:p>
          </table:table-cell>
          <table:table-cell office:value-type="string" calcext:value-type="string">
            <text:p>Mr. Mime Galarian Mr. Mime</text:p>
          </table:table-cell>
          <table:table-cell office:value-type="string" calcext:value-type="string">
            <text:p>ICE PSYCHIC</text:p>
          </table:table-cell>
          <table:table-cell office:value-type="float" office:value="460" calcext:value-type="float">
            <text:p>4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64]);&quot; &quot;;&quot;_&quot;)" office:value-type="string" office:string-value="mr._mime_galarian_mr._mime" calcext:value-type="string">
            <text:p>mr._mime_galarian_mr._mime</text:p>
          </table:table-cell>
        </table:table-row>
        <table:table-row table:style-name="ro1">
          <table:table-cell table:formula="of:=COM.MICROSOFT.CONCAT(SUBSTITUTE(LOWER([.B165]);&quot; &quot;;&quot;_&quot;);&quot; = Enemy(name = '&quot;;[.B165];&quot;', type = '&quot;;[.C165];&quot;', total = &quot;;[.D165];&quot;, hp = &quot;;[.E165];&quot;, attack = &quot;;[.F165];&quot;, defense = &quot;;[.G165];&quot;, spatk = &quot;;[.H165];&quot;, spdef = &quot;;[.I165];&quot;, speed = &quot;;[.J165]; &quot;)&quot;)" office:value-type="string" office:string-value="scyther = Enemy(name = 'Scyther', type = 'BUG FLYING', total = 500, hp = 70, attack = 110, defense = 80, spatk = 55, spdef = 80, speed = 105)" calcext:value-type="string">
            <text:p>scyther = Enemy(name = 'Scyther', type = 'BUG FLYING', total = 500, hp = 70, attack = 110, defense = 80, spatk = 55, spdef = 80, speed = 105)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 FLYING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65]);&quot; &quot;;&quot;_&quot;)" office:value-type="string" office:string-value="scyther" calcext:value-type="string">
            <text:p>scyther</text:p>
          </table:table-cell>
        </table:table-row>
        <table:table-row table:style-name="ro1">
          <table:table-cell table:formula="of:=COM.MICROSOFT.CONCAT(SUBSTITUTE(LOWER([.B166]);&quot; &quot;;&quot;_&quot;);&quot; = Enemy(name = '&quot;;[.B166];&quot;', type = '&quot;;[.C166];&quot;', total = &quot;;[.D166];&quot;, hp = &quot;;[.E166];&quot;, attack = &quot;;[.F166];&quot;, defense = &quot;;[.G166];&quot;, spatk = &quot;;[.H166];&quot;, spdef = &quot;;[.I166];&quot;, speed = &quot;;[.J166]; &quot;)&quot;)" office:value-type="string" office:string-value="jynx = Enemy(name = 'Jynx', type = 'ICE PSYCHIC', total = 455, hp = 65, attack = 50, defense = 35, spatk = 115, spdef = 95, speed = 95)" calcext:value-type="string">
            <text:p>jynx = Enemy(name = 'Jynx', type = 'ICE PSYCHIC', total = 455, hp = 65, attack = 50, defense = 35, spatk = 115, spdef = 95, speed = 95)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 PSYCHIC</text:p>
          </table:table-cell>
          <table:table-cell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table:formula="of:=SUBSTITUTE(LOWER([.B166]);&quot; &quot;;&quot;_&quot;)" office:value-type="string" office:string-value="jynx" calcext:value-type="string">
            <text:p>jynx</text:p>
          </table:table-cell>
        </table:table-row>
        <table:table-row table:style-name="ro1">
          <table:table-cell table:formula="of:=COM.MICROSOFT.CONCAT(SUBSTITUTE(LOWER([.B167]);&quot; &quot;;&quot;_&quot;);&quot; = Enemy(name = '&quot;;[.B167];&quot;', type = '&quot;;[.C167];&quot;', total = &quot;;[.D167];&quot;, hp = &quot;;[.E167];&quot;, attack = &quot;;[.F167];&quot;, defense = &quot;;[.G167];&quot;, spatk = &quot;;[.H167];&quot;, spdef = &quot;;[.I167];&quot;, speed = &quot;;[.J167]; &quot;)&quot;)" office:value-type="string" office:string-value="electabuzz = Enemy(name = 'Electabuzz', type = 'ELECTRIC', total = 490, hp = 65, attack = 83, defense = 57, spatk = 95, spdef = 85, speed = 105)" calcext:value-type="string">
            <text:p>electabuzz = Enemy(name = 'Electabuzz', type = 'ELECTRIC', total = 490, hp = 65, attack = 83, defense = 57, spatk = 95, spdef = 85, speed = 105)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67]);&quot; &quot;;&quot;_&quot;)" office:value-type="string" office:string-value="electabuzz" calcext:value-type="string">
            <text:p>electabuzz</text:p>
          </table:table-cell>
        </table:table-row>
        <table:table-row table:style-name="ro1">
          <table:table-cell table:formula="of:=COM.MICROSOFT.CONCAT(SUBSTITUTE(LOWER([.B168]);&quot; &quot;;&quot;_&quot;);&quot; = Enemy(name = '&quot;;[.B168];&quot;', type = '&quot;;[.C168];&quot;', total = &quot;;[.D168];&quot;, hp = &quot;;[.E168];&quot;, attack = &quot;;[.F168];&quot;, defense = &quot;;[.G168];&quot;, spatk = &quot;;[.H168];&quot;, spdef = &quot;;[.I168];&quot;, speed = &quot;;[.J168]; &quot;)&quot;)" office:value-type="string" office:string-value="magmar = Enemy(name = 'Magmar', type = 'FIRE', total = 495, hp = 65, attack = 95, defense = 57, spatk = 100, spdef = 85, speed = 93)" calcext:value-type="string">
            <text:p>magmar = Enemy(name = 'Magmar', type = 'FIRE', total = 495, hp = 65, attack = 95, defense = 57, spatk = 100, spdef = 85, speed = 93)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168]);&quot; &quot;;&quot;_&quot;)" office:value-type="string" office:string-value="magmar" calcext:value-type="string">
            <text:p>magmar</text:p>
          </table:table-cell>
        </table:table-row>
        <table:table-row table:style-name="ro1">
          <table:table-cell table:formula="of:=COM.MICROSOFT.CONCAT(SUBSTITUTE(LOWER([.B169]);&quot; &quot;;&quot;_&quot;);&quot; = Enemy(name = '&quot;;[.B169];&quot;', type = '&quot;;[.C169];&quot;', total = &quot;;[.D169];&quot;, hp = &quot;;[.E169];&quot;, attack = &quot;;[.F169];&quot;, defense = &quot;;[.G169];&quot;, spatk = &quot;;[.H169];&quot;, spdef = &quot;;[.I169];&quot;, speed = &quot;;[.J169]; &quot;)&quot;)" office:value-type="string" office:string-value="pinsir = Enemy(name = 'Pinsir', type = 'BUG', total = 500, hp = 65, attack = 125, defense = 100, spatk = 55, spdef = 70, speed = 85)" calcext:value-type="string">
            <text:p>pinsir = Enemy(name = 'Pinsir', type = 'BUG', total = 500, hp = 65, attack = 125, defense = 100, spatk = 55, spdef = 70, speed = 85)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69]);&quot; &quot;;&quot;_&quot;)" office:value-type="string" office:string-value="pinsir" calcext:value-type="string">
            <text:p>pinsir</text:p>
          </table:table-cell>
        </table:table-row>
        <table:table-row table:style-name="ro1">
          <table:table-cell table:formula="of:=COM.MICROSOFT.CONCAT(SUBSTITUTE(LOWER([.B170]);&quot; &quot;;&quot;_&quot;);&quot; = Enemy(name = '&quot;;[.B170];&quot;', type = '&quot;;[.C170];&quot;', total = &quot;;[.D170];&quot;, hp = &quot;;[.E170];&quot;, attack = &quot;;[.F170];&quot;, defense = &quot;;[.G170];&quot;, spatk = &quot;;[.H170];&quot;, spdef = &quot;;[.I170];&quot;, speed = &quot;;[.J170]; &quot;)&quot;)" office:value-type="string" office:string-value="pinsir_mega_pinsir = Enemy(name = 'Pinsir Mega Pinsir', type = 'BUG FLYING', total = 600, hp = 65, attack = 155, defense = 120, spatk = 65, spdef = 90, speed = 105)" calcext:value-type="string">
            <text:p>pinsir_mega_pinsir = Enemy(name = 'Pinsir Mega Pinsir', type = 'BUG FLYING', total = 600, hp = 65, attack = 155, defense = 120, spatk = 65, spdef = 90, speed = 105)</text:p>
          </table:table-cell>
          <table:table-cell office:value-type="string" calcext:value-type="string">
            <text:p>Pinsir Mega Pinsir</text:p>
          </table:table-cell>
          <table:table-cell office:value-type="string" calcext:value-type="string">
            <text:p>BUG FLYING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70]);&quot; &quot;;&quot;_&quot;)" office:value-type="string" office:string-value="pinsir_mega_pinsir" calcext:value-type="string">
            <text:p>pinsir_mega_pinsir</text:p>
          </table:table-cell>
        </table:table-row>
        <table:table-row table:style-name="ro1">
          <table:table-cell table:formula="of:=COM.MICROSOFT.CONCAT(SUBSTITUTE(LOWER([.B171]);&quot; &quot;;&quot;_&quot;);&quot; = Enemy(name = '&quot;;[.B171];&quot;', type = '&quot;;[.C171];&quot;', total = &quot;;[.D171];&quot;, hp = &quot;;[.E171];&quot;, attack = &quot;;[.F171];&quot;, defense = &quot;;[.G171];&quot;, spatk = &quot;;[.H171];&quot;, spdef = &quot;;[.I171];&quot;, speed = &quot;;[.J171]; &quot;)&quot;)" office:value-type="string" office:string-value="tauros = Enemy(name = 'Tauros', type = 'NORMAL', total = 490, hp = 75, attack = 100, defense = 95, spatk = 40, spdef = 70, speed = 110)" calcext:value-type="string">
            <text:p>tauros = Enemy(name = 'Tauros', type = 'NORMAL', total = 490, hp = 75, attack = 100, defense = 95, spatk = 40, spdef = 70, speed = 110)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171]);&quot; &quot;;&quot;_&quot;)" office:value-type="string" office:string-value="tauros" calcext:value-type="string">
            <text:p>tauros</text:p>
          </table:table-cell>
        </table:table-row>
        <table:table-row table:style-name="ro1">
          <table:table-cell table:formula="of:=COM.MICROSOFT.CONCAT(SUBSTITUTE(LOWER([.B172]);&quot; &quot;;&quot;_&quot;);&quot; = Enemy(name = '&quot;;[.B172];&quot;', type = '&quot;;[.C172];&quot;', total = &quot;;[.D172];&quot;, hp = &quot;;[.E172];&quot;, attack = &quot;;[.F172];&quot;, defense = &quot;;[.G172];&quot;, spatk = &quot;;[.H172];&quot;, spdef = &quot;;[.I172];&quot;, speed = &quot;;[.J172]; &quot;)&quot;)" office:value-type="string" office:string-value="magikarp = Enemy(name = 'Magikarp', type = 'WATER', total = 200, hp = 20, attack = 10, defense = 55, spatk = 15, spdef = 20, speed = 80)" calcext:value-type="string">
            <text:p>magikarp = Enemy(name = 'Magikarp', type = 'WATER', total = 200, hp = 20, attack = 10, defense = 55, spatk = 15, spdef = 20, speed = 80)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172]);&quot; &quot;;&quot;_&quot;)" office:value-type="string" office:string-value="magikarp" calcext:value-type="string">
            <text:p>magikarp</text:p>
          </table:table-cell>
        </table:table-row>
        <table:table-row table:style-name="ro1">
          <table:table-cell table:formula="of:=COM.MICROSOFT.CONCAT(SUBSTITUTE(LOWER([.B173]);&quot; &quot;;&quot;_&quot;);&quot; = Enemy(name = '&quot;;[.B173];&quot;', type = '&quot;;[.C173];&quot;', total = &quot;;[.D173];&quot;, hp = &quot;;[.E173];&quot;, attack = &quot;;[.F173];&quot;, defense = &quot;;[.G173];&quot;, spatk = &quot;;[.H173];&quot;, spdef = &quot;;[.I173];&quot;, speed = &quot;;[.J173]; &quot;)&quot;)" office:value-type="string" office:string-value="gyarados = Enemy(name = 'Gyarados', type = 'WATER FLYING', total = 540, hp = 95, attack = 125, defense = 79, spatk = 60, spdef = 100, speed = 81)" calcext:value-type="string">
            <text:p>gyarados = Enemy(name = 'Gyarados', type = 'WATER FLYING', total = 540, hp = 95, attack = 125, defense = 79, spatk = 60, spdef = 100, speed = 81)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 FLYING</text:p>
          </table:table-cell>
          <table:table-cell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BSTITUTE(LOWER([.B173]);&quot; &quot;;&quot;_&quot;)" office:value-type="string" office:string-value="gyarados" calcext:value-type="string">
            <text:p>gyarados</text:p>
          </table:table-cell>
        </table:table-row>
        <table:table-row table:style-name="ro1">
          <table:table-cell table:formula="of:=COM.MICROSOFT.CONCAT(SUBSTITUTE(LOWER([.B174]);&quot; &quot;;&quot;_&quot;);&quot; = Enemy(name = '&quot;;[.B174];&quot;', type = '&quot;;[.C174];&quot;', total = &quot;;[.D174];&quot;, hp = &quot;;[.E174];&quot;, attack = &quot;;[.F174];&quot;, defense = &quot;;[.G174];&quot;, spatk = &quot;;[.H174];&quot;, spdef = &quot;;[.I174];&quot;, speed = &quot;;[.J174]; &quot;)&quot;)" office:value-type="string" office:string-value="gyarados_mega_gyarados = Enemy(name = 'Gyarados Mega Gyarados', type = 'WATER DARK', total = 640, hp = 95, attack = 155, defense = 109, spatk = 70, spdef = 130, speed = 81)" calcext:value-type="string">
            <text:p>gyarados_mega_gyarados = Enemy(name = 'Gyarados Mega Gyarados', type = 'WATER DARK', total = 640, hp = 95, attack = 155, defense = 109, spatk = 70, spdef = 130, speed = 81)</text:p>
          </table:table-cell>
          <table:table-cell office:value-type="string" calcext:value-type="string">
            <text:p>Gyarados Mega Gyarados</text:p>
          </table:table-cell>
          <table:table-cell office:value-type="string" calcext:value-type="string">
            <text:p>WATER DARK</text:p>
          </table:table-cell>
          <table:table-cell office:value-type="float" office:value="640" calcext:value-type="float">
            <text:p>640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BSTITUTE(LOWER([.B174]);&quot; &quot;;&quot;_&quot;)" office:value-type="string" office:string-value="gyarados_mega_gyarados" calcext:value-type="string">
            <text:p>gyarados_mega_gyarados</text:p>
          </table:table-cell>
        </table:table-row>
        <table:table-row table:style-name="ro1">
          <table:table-cell table:formula="of:=COM.MICROSOFT.CONCAT(SUBSTITUTE(LOWER([.B175]);&quot; &quot;;&quot;_&quot;);&quot; = Enemy(name = '&quot;;[.B175];&quot;', type = '&quot;;[.C175];&quot;', total = &quot;;[.D175];&quot;, hp = &quot;;[.E175];&quot;, attack = &quot;;[.F175];&quot;, defense = &quot;;[.G175];&quot;, spatk = &quot;;[.H175];&quot;, spdef = &quot;;[.I175];&quot;, speed = &quot;;[.J175]; &quot;)&quot;)" office:value-type="string" office:string-value="lapras = Enemy(name = 'Lapras', type = 'WATER ICE', total = 535, hp = 130, attack = 85, defense = 80, spatk = 85, spdef = 95, speed = 60)" calcext:value-type="string">
            <text:p>lapras = Enemy(name = 'Lapras', type = 'WATER ICE', total = 535, hp = 130, attack = 85, defense = 80, spatk = 85, spdef = 95, speed = 60)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 ICE</text:p>
          </table:table-cell>
          <table:table-cell office:value-type="float" office:value="535" calcext:value-type="float">
            <text:p>5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75]);&quot; &quot;;&quot;_&quot;)" office:value-type="string" office:string-value="lapras" calcext:value-type="string">
            <text:p>lapras</text:p>
          </table:table-cell>
        </table:table-row>
        <table:table-row table:style-name="ro1">
          <table:table-cell table:formula="of:=COM.MICROSOFT.CONCAT(SUBSTITUTE(LOWER([.B176]);&quot; &quot;;&quot;_&quot;);&quot; = Enemy(name = '&quot;;[.B176];&quot;', type = '&quot;;[.C176];&quot;', total = &quot;;[.D176];&quot;, hp = &quot;;[.E176];&quot;, attack = &quot;;[.F176];&quot;, defense = &quot;;[.G176];&quot;, spatk = &quot;;[.H176];&quot;, spdef = &quot;;[.I176];&quot;, speed = &quot;;[.J176]; &quot;)&quot;)" office:value-type="string" office:string-value="ditto = Enemy(name = 'Ditto', type = 'NORMAL', total = 288, hp = 48, attack = 48, defense = 48, spatk = 48, spdef = 48, speed = 48)" calcext:value-type="string">
            <text:p>ditto = Enemy(name = 'Ditto', type = 'NORMAL', total = 288, hp = 48, attack = 48, defense = 48, spatk = 48, spdef = 48, speed = 48)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 office:value-type="float" office:value="288" calcext:value-type="float">
            <text:p>288</text:p>
          </table:table-cell>
          <table:table-cell table:number-columns-repeated="6" office:value-type="float" office:value="48" calcext:value-type="float">
            <text:p>48</text:p>
          </table:table-cell>
          <table:table-cell/>
          <table:table-cell table:formula="of:=SUBSTITUTE(LOWER([.B176]);&quot; &quot;;&quot;_&quot;)" office:value-type="string" office:string-value="ditto" calcext:value-type="string">
            <text:p>ditto</text:p>
          </table:table-cell>
        </table:table-row>
        <table:table-row table:style-name="ro1">
          <table:table-cell table:formula="of:=COM.MICROSOFT.CONCAT(SUBSTITUTE(LOWER([.B177]);&quot; &quot;;&quot;_&quot;);&quot; = Enemy(name = '&quot;;[.B177];&quot;', type = '&quot;;[.C177];&quot;', total = &quot;;[.D177];&quot;, hp = &quot;;[.E177];&quot;, attack = &quot;;[.F177];&quot;, defense = &quot;;[.G177];&quot;, spatk = &quot;;[.H177];&quot;, spdef = &quot;;[.I177];&quot;, speed = &quot;;[.J177]; &quot;)&quot;)" office:value-type="string" office:string-value="eevee = Enemy(name = 'Eevee', type = 'NORMAL', total = 325, hp = 55, attack = 55, defense = 50, spatk = 45, spdef = 65, speed = 55)" calcext:value-type="string">
            <text:p>eevee = Enemy(name = 'Eevee', type = 'NORMAL', total = 325, hp = 55, attack = 55, defense = 50, spatk = 45, spdef = 65, speed = 55)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77]);&quot; &quot;;&quot;_&quot;)" office:value-type="string" office:string-value="eevee" calcext:value-type="string">
            <text:p>eevee</text:p>
          </table:table-cell>
        </table:table-row>
        <table:table-row table:style-name="ro1">
          <table:table-cell table:formula="of:=COM.MICROSOFT.CONCAT(SUBSTITUTE(LOWER([.B178]);&quot; &quot;;&quot;_&quot;);&quot; = Enemy(name = '&quot;;[.B178];&quot;', type = '&quot;;[.C178];&quot;', total = &quot;;[.D178];&quot;, hp = &quot;;[.E178];&quot;, attack = &quot;;[.F178];&quot;, defense = &quot;;[.G178];&quot;, spatk = &quot;;[.H178];&quot;, spdef = &quot;;[.I178];&quot;, speed = &quot;;[.J178]; &quot;)&quot;)" office:value-type="string" office:string-value="eevee_partner_eevee = Enemy(name = 'Eevee Partner Eevee', type = 'NORMAL', total = 435, hp = 65, attack = 75, defense = 70, spatk = 65, spdef = 85, speed = 75)" calcext:value-type="string">
            <text:p>eevee_partner_eevee = Enemy(name = 'Eevee Partner Eevee', type = 'NORMAL', total = 435, hp = 65, attack = 75, defense = 70, spatk = 65, spdef = 85, speed = 75)</text:p>
          </table:table-cell>
          <table:table-cell office:value-type="string" calcext:value-type="string">
            <text:p>Eevee Partner Eevee</text:p>
          </table:table-cell>
          <table:table-cell office:value-type="string" calcext:value-type="string">
            <text:p>NORMAL</text:p>
          </table:table-cell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78]);&quot; &quot;;&quot;_&quot;)" office:value-type="string" office:string-value="eevee_partner_eevee" calcext:value-type="string">
            <text:p>eevee_partner_eevee</text:p>
          </table:table-cell>
        </table:table-row>
        <table:table-row table:style-name="ro1">
          <table:table-cell table:formula="of:=COM.MICROSOFT.CONCAT(SUBSTITUTE(LOWER([.B179]);&quot; &quot;;&quot;_&quot;);&quot; = Enemy(name = '&quot;;[.B179];&quot;', type = '&quot;;[.C179];&quot;', total = &quot;;[.D179];&quot;, hp = &quot;;[.E179];&quot;, attack = &quot;;[.F179];&quot;, defense = &quot;;[.G179];&quot;, spatk = &quot;;[.H179];&quot;, spdef = &quot;;[.I179];&quot;, speed = &quot;;[.J179]; &quot;)&quot;)" office:value-type="string" office:string-value="vaporeon = Enemy(name = 'Vaporeon', type = 'WATER', total = 525, hp = 130, attack = 65, defense = 60, spatk = 110, spdef = 95, speed = 65)" calcext:value-type="string">
            <text:p>vaporeon = Enemy(name = 'Vaporeon', type = 'WATER', total = 525, hp = 130, attack = 65, defense = 60, spatk = 110, spdef = 95, speed = 65)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 office:value-type="float" office:value="525" calcext:value-type="float">
            <text:p>52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79]);&quot; &quot;;&quot;_&quot;)" office:value-type="string" office:string-value="vaporeon" calcext:value-type="string">
            <text:p>vaporeon</text:p>
          </table:table-cell>
        </table:table-row>
        <table:table-row table:style-name="ro1">
          <table:table-cell table:formula="of:=COM.MICROSOFT.CONCAT(SUBSTITUTE(LOWER([.B180]);&quot; &quot;;&quot;_&quot;);&quot; = Enemy(name = '&quot;;[.B180];&quot;', type = '&quot;;[.C180];&quot;', total = &quot;;[.D180];&quot;, hp = &quot;;[.E180];&quot;, attack = &quot;;[.F180];&quot;, defense = &quot;;[.G180];&quot;, spatk = &quot;;[.H180];&quot;, spdef = &quot;;[.I180];&quot;, speed = &quot;;[.J180]; &quot;)&quot;)" office:value-type="string" office:string-value="jolteon = Enemy(name = 'Jolteon', type = 'ELECTRIC', total = 525, hp = 65, attack = 65, defense = 60, spatk = 110, spdef = 95, speed = 130)" calcext:value-type="string">
            <text:p>jolteon = Enemy(name = 'Jolteon', type = 'ELECTRIC', total = 525, hp = 65, attack = 65, defense = 60, spatk = 110, spdef = 95, speed = 130)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80]);&quot; &quot;;&quot;_&quot;)" office:value-type="string" office:string-value="jolteon" calcext:value-type="string">
            <text:p>jolteon</text:p>
          </table:table-cell>
        </table:table-row>
        <table:table-row table:style-name="ro1">
          <table:table-cell table:formula="of:=COM.MICROSOFT.CONCAT(SUBSTITUTE(LOWER([.B181]);&quot; &quot;;&quot;_&quot;);&quot; = Enemy(name = '&quot;;[.B181];&quot;', type = '&quot;;[.C181];&quot;', total = &quot;;[.D181];&quot;, hp = &quot;;[.E181];&quot;, attack = &quot;;[.F181];&quot;, defense = &quot;;[.G181];&quot;, spatk = &quot;;[.H181];&quot;, spdef = &quot;;[.I181];&quot;, speed = &quot;;[.J181]; &quot;)&quot;)" office:value-type="string" office:string-value="flareon = Enemy(name = 'Flareon', type = 'FIRE', total = 525, hp = 65, attack = 130, defense = 60, spatk = 95, spdef = 110, speed = 65)" calcext:value-type="string">
            <text:p>flareon = Enemy(name = 'Flareon', type = 'FIRE', total = 525, hp = 65, attack = 130, defense = 60, spatk = 95, spdef = 110, speed = 65)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81]);&quot; &quot;;&quot;_&quot;)" office:value-type="string" office:string-value="flareon" calcext:value-type="string">
            <text:p>flareon</text:p>
          </table:table-cell>
        </table:table-row>
        <table:table-row table:style-name="ro1">
          <table:table-cell table:formula="of:=COM.MICROSOFT.CONCAT(SUBSTITUTE(LOWER([.B182]);&quot; &quot;;&quot;_&quot;);&quot; = Enemy(name = '&quot;;[.B182];&quot;', type = '&quot;;[.C182];&quot;', total = &quot;;[.D182];&quot;, hp = &quot;;[.E182];&quot;, attack = &quot;;[.F182];&quot;, defense = &quot;;[.G182];&quot;, spatk = &quot;;[.H182];&quot;, spdef = &quot;;[.I182];&quot;, speed = &quot;;[.J182]; &quot;)&quot;)" office:value-type="string" office:string-value="porygon = Enemy(name = 'Porygon', type = 'NORMAL', total = 395, hp = 65, attack = 60, defense = 70, spatk = 85, spdef = 75, speed = 40)" calcext:value-type="string">
            <text:p>porygon = Enemy(name = 'Porygon', type = 'NORMAL', total = 395, hp = 65, attack = 60, defense = 70, spatk = 85, spdef = 75, speed = 40)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82]);&quot; &quot;;&quot;_&quot;)" office:value-type="string" office:string-value="porygon" calcext:value-type="string">
            <text:p>porygon</text:p>
          </table:table-cell>
        </table:table-row>
        <table:table-row table:style-name="ro1">
          <table:table-cell table:formula="of:=COM.MICROSOFT.CONCAT(SUBSTITUTE(LOWER([.B183]);&quot; &quot;;&quot;_&quot;);&quot; = Enemy(name = '&quot;;[.B183];&quot;', type = '&quot;;[.C183];&quot;', total = &quot;;[.D183];&quot;, hp = &quot;;[.E183];&quot;, attack = &quot;;[.F183];&quot;, defense = &quot;;[.G183];&quot;, spatk = &quot;;[.H183];&quot;, spdef = &quot;;[.I183];&quot;, speed = &quot;;[.J183]; &quot;)&quot;)" office:value-type="string" office:string-value="omanyte = Enemy(name = 'Omanyte', type = 'ROCK WATER', total = 355, hp = 35, attack = 40, defense = 100, spatk = 90, spdef = 55, speed = 35)" calcext:value-type="string">
            <text:p>omanyte = Enemy(name = 'Omanyte', type = 'ROCK WATER', total = 355, hp = 35, attack = 40, defense = 100, spatk = 90, spdef = 55, speed = 35)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 WATER</text:p>
          </table:table-cell>
          <table:table-cell office:value-type="float" office:value="355" calcext:value-type="float">
            <text:p>3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183]);&quot; &quot;;&quot;_&quot;)" office:value-type="string" office:string-value="omanyte" calcext:value-type="string">
            <text:p>omanyte</text:p>
          </table:table-cell>
        </table:table-row>
        <table:table-row table:style-name="ro1">
          <table:table-cell table:formula="of:=COM.MICROSOFT.CONCAT(SUBSTITUTE(LOWER([.B184]);&quot; &quot;;&quot;_&quot;);&quot; = Enemy(name = '&quot;;[.B184];&quot;', type = '&quot;;[.C184];&quot;', total = &quot;;[.D184];&quot;, hp = &quot;;[.E184];&quot;, attack = &quot;;[.F184];&quot;, defense = &quot;;[.G184];&quot;, spatk = &quot;;[.H184];&quot;, spdef = &quot;;[.I184];&quot;, speed = &quot;;[.J184]; &quot;)&quot;)" office:value-type="string" office:string-value="omastar = Enemy(name = 'Omastar', type = 'ROCK WATER', total = 495, hp = 70, attack = 60, defense = 125, spatk = 115, spdef = 70, speed = 55)" calcext:value-type="string">
            <text:p>omastar = Enemy(name = 'Omastar', type = 'ROCK WATER', total = 495, hp = 70, attack = 60, defense = 125, spatk = 115, spdef = 70, speed = 55)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 WATER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84]);&quot; &quot;;&quot;_&quot;)" office:value-type="string" office:string-value="omastar" calcext:value-type="string">
            <text:p>omastar</text:p>
          </table:table-cell>
        </table:table-row>
        <table:table-row table:style-name="ro1">
          <table:table-cell table:formula="of:=COM.MICROSOFT.CONCAT(SUBSTITUTE(LOWER([.B185]);&quot; &quot;;&quot;_&quot;);&quot; = Enemy(name = '&quot;;[.B185];&quot;', type = '&quot;;[.C185];&quot;', total = &quot;;[.D185];&quot;, hp = &quot;;[.E185];&quot;, attack = &quot;;[.F185];&quot;, defense = &quot;;[.G185];&quot;, spatk = &quot;;[.H185];&quot;, spdef = &quot;;[.I185];&quot;, speed = &quot;;[.J185]; &quot;)&quot;)" office:value-type="string" office:string-value="kabuto = Enemy(name = 'Kabuto', type = 'ROCK WATER', total = 355, hp = 30, attack = 80, defense = 90, spatk = 55, spdef = 45, speed = 55)" calcext:value-type="string">
            <text:p>kabuto = Enemy(name = 'Kabuto', type = 'ROCK WATER', total = 355, hp = 30, attack = 80, defense = 90, spatk = 55, spdef = 45, speed = 55)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 WATER</text:p>
          </table:table-cell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85]);&quot; &quot;;&quot;_&quot;)" office:value-type="string" office:string-value="kabuto" calcext:value-type="string">
            <text:p>kabuto</text:p>
          </table:table-cell>
        </table:table-row>
        <table:table-row table:style-name="ro1">
          <table:table-cell table:formula="of:=COM.MICROSOFT.CONCAT(SUBSTITUTE(LOWER([.B186]);&quot; &quot;;&quot;_&quot;);&quot; = Enemy(name = '&quot;;[.B186];&quot;', type = '&quot;;[.C186];&quot;', total = &quot;;[.D186];&quot;, hp = &quot;;[.E186];&quot;, attack = &quot;;[.F186];&quot;, defense = &quot;;[.G186];&quot;, spatk = &quot;;[.H186];&quot;, spdef = &quot;;[.I186];&quot;, speed = &quot;;[.J186]; &quot;)&quot;)" office:value-type="string" office:string-value="kabutops = Enemy(name = 'Kabutops', type = 'ROCK WATER', total = 495, hp = 60, attack = 115, defense = 105, spatk = 65, spdef = 70, speed = 80)" calcext:value-type="string">
            <text:p>kabutops = Enemy(name = 'Kabutops', type = 'ROCK WATER', total = 495, hp = 60, attack = 115, defense = 105, spatk = 65, spdef = 70, speed = 80)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 WATER</text:p>
          </table:table-cell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186]);&quot; &quot;;&quot;_&quot;)" office:value-type="string" office:string-value="kabutops" calcext:value-type="string">
            <text:p>kabutops</text:p>
          </table:table-cell>
        </table:table-row>
        <table:table-row table:style-name="ro1">
          <table:table-cell table:formula="of:=COM.MICROSOFT.CONCAT(SUBSTITUTE(LOWER([.B187]);&quot; &quot;;&quot;_&quot;);&quot; = Enemy(name = '&quot;;[.B187];&quot;', type = '&quot;;[.C187];&quot;', total = &quot;;[.D187];&quot;, hp = &quot;;[.E187];&quot;, attack = &quot;;[.F187];&quot;, defense = &quot;;[.G187];&quot;, spatk = &quot;;[.H187];&quot;, spdef = &quot;;[.I187];&quot;, speed = &quot;;[.J187]; &quot;)&quot;)" office:value-type="string" office:string-value="aerodactyl = Enemy(name = 'Aerodactyl', type = 'ROCK FLYING', total = 515, hp = 80, attack = 105, defense = 65, spatk = 60, spdef = 75, speed = 130)" calcext:value-type="string">
            <text:p>aerodactyl = Enemy(name = 'Aerodactyl', type = 'ROCK FLYING', total = 515, hp = 80, attack = 105, defense = 65, spatk = 60, spdef = 75, speed = 130)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 FLYING</text:p>
          </table:table-cell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87]);&quot; &quot;;&quot;_&quot;)" office:value-type="string" office:string-value="aerodactyl" calcext:value-type="string">
            <text:p>aerodactyl</text:p>
          </table:table-cell>
        </table:table-row>
        <table:table-row table:style-name="ro1">
          <table:table-cell table:formula="of:=COM.MICROSOFT.CONCAT(SUBSTITUTE(LOWER([.B188]);&quot; &quot;;&quot;_&quot;);&quot; = Enemy(name = '&quot;;[.B188];&quot;', type = '&quot;;[.C188];&quot;', total = &quot;;[.D188];&quot;, hp = &quot;;[.E188];&quot;, attack = &quot;;[.F188];&quot;, defense = &quot;;[.G188];&quot;, spatk = &quot;;[.H188];&quot;, spdef = &quot;;[.I188];&quot;, speed = &quot;;[.J188]; &quot;)&quot;)" office:value-type="string" office:string-value="aerodactyl_mega_aerodactyl = Enemy(name = 'Aerodactyl Mega Aerodactyl', type = 'ROCK FLYING', total = 615, hp = 80, attack = 135, defense = 85, spatk = 70, spdef = 95, speed = 150)" calcext:value-type="string">
            <text:p>aerodactyl_mega_aerodactyl = Enemy(name = 'Aerodactyl Mega Aerodactyl', type = 'ROCK FLYING', total = 615, hp = 80, attack = 135, defense = 85, spatk = 70, spdef = 95, speed = 150)</text:p>
          </table:table-cell>
          <table:table-cell office:value-type="string" calcext:value-type="string">
            <text:p>Aerodactyl Mega Aerodactyl</text:p>
          </table:table-cell>
          <table:table-cell office:value-type="string" calcext:value-type="string">
            <text:p>ROCK FLYING</text:p>
          </table:table-cell>
          <table:table-cell office:value-type="float" office:value="615" calcext:value-type="float">
            <text:p>61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188]);&quot; &quot;;&quot;_&quot;)" office:value-type="string" office:string-value="aerodactyl_mega_aerodactyl" calcext:value-type="string">
            <text:p>aerodactyl_mega_aerodactyl</text:p>
          </table:table-cell>
        </table:table-row>
        <table:table-row table:style-name="ro1">
          <table:table-cell table:formula="of:=COM.MICROSOFT.CONCAT(SUBSTITUTE(LOWER([.B189]);&quot; &quot;;&quot;_&quot;);&quot; = Enemy(name = '&quot;;[.B189];&quot;', type = '&quot;;[.C189];&quot;', total = &quot;;[.D189];&quot;, hp = &quot;;[.E189];&quot;, attack = &quot;;[.F189];&quot;, defense = &quot;;[.G189];&quot;, spatk = &quot;;[.H189];&quot;, spdef = &quot;;[.I189];&quot;, speed = &quot;;[.J189]; &quot;)&quot;)" office:value-type="string" office:string-value="snorlax = Enemy(name = 'Snorlax', type = 'NORMAL', total = 540, hp = 160, attack = 110, defense = 65, spatk = 65, spdef = 110, speed = 30)" calcext:value-type="string">
            <text:p>snorlax = Enemy(name = 'Snorlax', type = 'NORMAL', total = 540, hp = 160, attack = 110, defense = 65, spatk = 65, spdef = 110, speed = 30)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 office:value-type="float" office:value="540" calcext:value-type="float">
            <text:p>54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89]);&quot; &quot;;&quot;_&quot;)" office:value-type="string" office:string-value="snorlax" calcext:value-type="string">
            <text:p>snorlax</text:p>
          </table:table-cell>
        </table:table-row>
        <table:table-row table:style-name="ro1">
          <table:table-cell table:formula="of:=COM.MICROSOFT.CONCAT(SUBSTITUTE(LOWER([.B190]);&quot; &quot;;&quot;_&quot;);&quot; = Enemy(name = '&quot;;[.B190];&quot;', type = '&quot;;[.C190];&quot;', total = &quot;;[.D190];&quot;, hp = &quot;;[.E190];&quot;, attack = &quot;;[.F190];&quot;, defense = &quot;;[.G190];&quot;, spatk = &quot;;[.H190];&quot;, spdef = &quot;;[.I190];&quot;, speed = &quot;;[.J190]; &quot;)&quot;)" office:value-type="string" office:string-value="articuno = Enemy(name = 'Articuno', type = 'ICE FLYING', total = 580, hp = 90, attack = 85, defense = 100, spatk = 95, spdef = 125, speed = 85)" calcext:value-type="string">
            <text:p>articuno = Enemy(name = 'Articuno', type = 'ICE FLYING', total = 580, hp = 90, attack = 85, defense = 100, spatk = 95, spdef = 125, speed = 85)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ICE FLYING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90]);&quot; &quot;;&quot;_&quot;)" office:value-type="string" office:string-value="articuno" calcext:value-type="string">
            <text:p>articuno</text:p>
          </table:table-cell>
        </table:table-row>
        <table:table-row table:style-name="ro1">
          <table:table-cell table:formula="of:=COM.MICROSOFT.CONCAT(SUBSTITUTE(LOWER([.B191]);&quot; &quot;;&quot;_&quot;);&quot; = Enemy(name = '&quot;;[.B191];&quot;', type = '&quot;;[.C191];&quot;', total = &quot;;[.D191];&quot;, hp = &quot;;[.E191];&quot;, attack = &quot;;[.F191];&quot;, defense = &quot;;[.G191];&quot;, spatk = &quot;;[.H191];&quot;, spdef = &quot;;[.I191];&quot;, speed = &quot;;[.J191]; &quot;)&quot;)" office:value-type="string" office:string-value="articuno_galarian_articuno = Enemy(name = 'Articuno Galarian Articuno', type = 'PSYCHIC FLYING', total = 580, hp = 90, attack = 85, defense = 85, spatk = 125, spdef = 100, speed = 95)" calcext:value-type="string">
            <text:p>articuno_galarian_articuno = Enemy(name = 'Articuno Galarian Articuno', type = 'PSYCHIC FLYING', total = 580, hp = 90, attack = 85, defense = 85, spatk = 125, spdef = 100, speed = 95)</text:p>
          </table:table-cell>
          <table:table-cell office:value-type="string" calcext:value-type="string">
            <text:p>Articuno Galarian Articuno</text:p>
          </table:table-cell>
          <table:table-cell office:value-type="string" calcext:value-type="string">
            <text:p>PSYCHIC FLYING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191]);&quot; &quot;;&quot;_&quot;)" office:value-type="string" office:string-value="articuno_galarian_articuno" calcext:value-type="string">
            <text:p>articuno_galarian_articuno</text:p>
          </table:table-cell>
        </table:table-row>
        <table:table-row table:style-name="ro1">
          <table:table-cell table:formula="of:=COM.MICROSOFT.CONCAT(SUBSTITUTE(LOWER([.B192]);&quot; &quot;;&quot;_&quot;);&quot; = Enemy(name = '&quot;;[.B192];&quot;', type = '&quot;;[.C192];&quot;', total = &quot;;[.D192];&quot;, hp = &quot;;[.E192];&quot;, attack = &quot;;[.F192];&quot;, defense = &quot;;[.G192];&quot;, spatk = &quot;;[.H192];&quot;, spdef = &quot;;[.I192];&quot;, speed = &quot;;[.J192]; &quot;)&quot;)" office:value-type="string" office:string-value="zapdos = Enemy(name = 'Zapdos', type = 'ELECTRIC FLYING', total = 580, hp = 90, attack = 90, defense = 85, spatk = 125, spdef = 90, speed = 100)" calcext:value-type="string">
            <text:p>zapdos = Enemy(name = 'Zapdos', type = 'ELECTRIC FLYING', total = 580, hp = 90, attack = 90, defense = 85, spatk = 125, spdef = 90, speed = 100)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RIC FLYING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92]);&quot; &quot;;&quot;_&quot;)" office:value-type="string" office:string-value="zapdos" calcext:value-type="string">
            <text:p>zapdos</text:p>
          </table:table-cell>
        </table:table-row>
        <table:table-row table:style-name="ro1">
          <table:table-cell table:formula="of:=COM.MICROSOFT.CONCAT(SUBSTITUTE(LOWER([.B193]);&quot; &quot;;&quot;_&quot;);&quot; = Enemy(name = '&quot;;[.B193];&quot;', type = '&quot;;[.C193];&quot;', total = &quot;;[.D193];&quot;, hp = &quot;;[.E193];&quot;, attack = &quot;;[.F193];&quot;, defense = &quot;;[.G193];&quot;, spatk = &quot;;[.H193];&quot;, spdef = &quot;;[.I193];&quot;, speed = &quot;;[.J193]; &quot;)&quot;)" office:value-type="string" office:string-value="zapdos_galarian_zapdos = Enemy(name = 'Zapdos Galarian Zapdos', type = 'FIGHTING FLYING', total = 580, hp = 90, attack = 125, defense = 90, spatk = 85, spdef = 90, speed = 100)" calcext:value-type="string">
            <text:p>zapdos_galarian_zapdos = Enemy(name = 'Zapdos Galarian Zapdos', type = 'FIGHTING FLYING', total = 580, hp = 90, attack = 125, defense = 90, spatk = 85, spdef = 90, speed = 100)</text:p>
          </table:table-cell>
          <table:table-cell office:value-type="string" calcext:value-type="string">
            <text:p>Zapdos Galarian Zapdos</text:p>
          </table:table-cell>
          <table:table-cell office:value-type="string" calcext:value-type="string">
            <text:p>FIGHTING FLYING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193]);&quot; &quot;;&quot;_&quot;)" office:value-type="string" office:string-value="zapdos_galarian_zapdos" calcext:value-type="string">
            <text:p>zapdos_galarian_zapdos</text:p>
          </table:table-cell>
        </table:table-row>
        <table:table-row table:style-name="ro1">
          <table:table-cell table:formula="of:=COM.MICROSOFT.CONCAT(SUBSTITUTE(LOWER([.B194]);&quot; &quot;;&quot;_&quot;);&quot; = Enemy(name = '&quot;;[.B194];&quot;', type = '&quot;;[.C194];&quot;', total = &quot;;[.D194];&quot;, hp = &quot;;[.E194];&quot;, attack = &quot;;[.F194];&quot;, defense = &quot;;[.G194];&quot;, spatk = &quot;;[.H194];&quot;, spdef = &quot;;[.I194];&quot;, speed = &quot;;[.J194]; &quot;)&quot;)" office:value-type="string" office:string-value="moltres = Enemy(name = 'Moltres', type = 'FIRE FLYING', total = 580, hp = 90, attack = 100, defense = 90, spatk = 125, spdef = 85, speed = 90)" calcext:value-type="string">
            <text:p>moltres = Enemy(name = 'Moltres', type = 'FIRE FLYING', total = 580, hp = 90, attack = 100, defense = 90, spatk = 125, spdef = 85, speed = 90)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FIRE FLYING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94]);&quot; &quot;;&quot;_&quot;)" office:value-type="string" office:string-value="moltres" calcext:value-type="string">
            <text:p>moltres</text:p>
          </table:table-cell>
        </table:table-row>
        <table:table-row table:style-name="ro1">
          <table:table-cell table:formula="of:=COM.MICROSOFT.CONCAT(SUBSTITUTE(LOWER([.B195]);&quot; &quot;;&quot;_&quot;);&quot; = Enemy(name = '&quot;;[.B195];&quot;', type = '&quot;;[.C195];&quot;', total = &quot;;[.D195];&quot;, hp = &quot;;[.E195];&quot;, attack = &quot;;[.F195];&quot;, defense = &quot;;[.G195];&quot;, spatk = &quot;;[.H195];&quot;, spdef = &quot;;[.I195];&quot;, speed = &quot;;[.J195]; &quot;)&quot;)" office:value-type="string" office:string-value="moltres_galarian_moltres = Enemy(name = 'Moltres Galarian Moltres', type = 'DARK FLYING', total = 580, hp = 90, attack = 85, defense = 90, spatk = 100, spdef = 125, speed = 90)" calcext:value-type="string">
            <text:p>moltres_galarian_moltres = Enemy(name = 'Moltres Galarian Moltres', type = 'DARK FLYING', total = 580, hp = 90, attack = 85, defense = 90, spatk = 100, spdef = 125, speed = 90)</text:p>
          </table:table-cell>
          <table:table-cell office:value-type="string" calcext:value-type="string">
            <text:p>Moltres Galarian Moltres</text:p>
          </table:table-cell>
          <table:table-cell office:value-type="string" calcext:value-type="string">
            <text:p>DARK FLYING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195]);&quot; &quot;;&quot;_&quot;)" office:value-type="string" office:string-value="moltres_galarian_moltres" calcext:value-type="string">
            <text:p>moltres_galarian_moltres</text:p>
          </table:table-cell>
        </table:table-row>
        <table:table-row table:style-name="ro1">
          <table:table-cell table:formula="of:=COM.MICROSOFT.CONCAT(SUBSTITUTE(LOWER([.B196]);&quot; &quot;;&quot;_&quot;);&quot; = Enemy(name = '&quot;;[.B196];&quot;', type = '&quot;;[.C196];&quot;', total = &quot;;[.D196];&quot;, hp = &quot;;[.E196];&quot;, attack = &quot;;[.F196];&quot;, defense = &quot;;[.G196];&quot;, spatk = &quot;;[.H196];&quot;, spdef = &quot;;[.I196];&quot;, speed = &quot;;[.J196]; &quot;)&quot;)" office:value-type="string" office:string-value="dratini = Enemy(name = 'Dratini', type = 'DRAGON', total = 300, hp = 41, attack = 64, defense = 45, spatk = 50, spdef = 50, speed = 50)" calcext:value-type="string">
            <text:p>dratini = Enemy(name = 'Dratini', type = 'DRAGON', total = 300, hp = 41, attack = 64, defense = 45, spatk = 50, spdef = 50, speed = 50)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formula="of:=SUBSTITUTE(LOWER([.B196]);&quot; &quot;;&quot;_&quot;)" office:value-type="string" office:string-value="dratini" calcext:value-type="string">
            <text:p>dratini</text:p>
          </table:table-cell>
        </table:table-row>
        <table:table-row table:style-name="ro1">
          <table:table-cell table:formula="of:=COM.MICROSOFT.CONCAT(SUBSTITUTE(LOWER([.B197]);&quot; &quot;;&quot;_&quot;);&quot; = Enemy(name = '&quot;;[.B197];&quot;', type = '&quot;;[.C197];&quot;', total = &quot;;[.D197];&quot;, hp = &quot;;[.E197];&quot;, attack = &quot;;[.F197];&quot;, defense = &quot;;[.G197];&quot;, spatk = &quot;;[.H197];&quot;, spdef = &quot;;[.I197];&quot;, speed = &quot;;[.J197]; &quot;)&quot;)" office:value-type="string" office:string-value="dragonair = Enemy(name = 'Dragonair', type = 'DRAGON', total = 420, hp = 61, attack = 84, defense = 65, spatk = 70, spdef = 70, speed = 70)" calcext:value-type="string">
            <text:p>dragonair = Enemy(name = 'Dragonair', type = 'DRAGON', total = 420, hp = 61, attack = 84, defense = 65, spatk = 70, spdef = 70, speed = 70)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/>
          <table:table-cell table:formula="of:=SUBSTITUTE(LOWER([.B197]);&quot; &quot;;&quot;_&quot;)" office:value-type="string" office:string-value="dragonair" calcext:value-type="string">
            <text:p>dragonair</text:p>
          </table:table-cell>
        </table:table-row>
        <table:table-row table:style-name="ro1">
          <table:table-cell table:formula="of:=COM.MICROSOFT.CONCAT(SUBSTITUTE(LOWER([.B198]);&quot; &quot;;&quot;_&quot;);&quot; = Enemy(name = '&quot;;[.B198];&quot;', type = '&quot;;[.C198];&quot;', total = &quot;;[.D198];&quot;, hp = &quot;;[.E198];&quot;, attack = &quot;;[.F198];&quot;, defense = &quot;;[.G198];&quot;, spatk = &quot;;[.H198];&quot;, spdef = &quot;;[.I198];&quot;, speed = &quot;;[.J198]; &quot;)&quot;)" office:value-type="string" office:string-value="dragonite = Enemy(name = 'Dragonite', type = 'DRAGON FLYING', total = 600, hp = 91, attack = 134, defense = 95, spatk = 100, spdef = 100, speed = 80)" calcext:value-type="string">
            <text:p>dragonite = Enemy(name = 'Dragonite', type = 'DRAGON FLYING', total = 600, hp = 91, attack = 134, defense = 95, spatk = 100, spdef = 100, speed = 80)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 FLYING</text:p>
          </table:table-cell>
          <table:table-cell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198]);&quot; &quot;;&quot;_&quot;)" office:value-type="string" office:string-value="dragonite" calcext:value-type="string">
            <text:p>dragonite</text:p>
          </table:table-cell>
        </table:table-row>
        <table:table-row table:style-name="ro1">
          <table:table-cell table:formula="of:=COM.MICROSOFT.CONCAT(SUBSTITUTE(LOWER([.B199]);&quot; &quot;;&quot;_&quot;);&quot; = Enemy(name = '&quot;;[.B199];&quot;', type = '&quot;;[.C199];&quot;', total = &quot;;[.D199];&quot;, hp = &quot;;[.E199];&quot;, attack = &quot;;[.F199];&quot;, defense = &quot;;[.G199];&quot;, spatk = &quot;;[.H199];&quot;, spdef = &quot;;[.I199];&quot;, speed = &quot;;[.J199]; &quot;)&quot;)" office:value-type="string" office:string-value="mewtwo = Enemy(name = 'Mewtwo', type = 'PSYCHIC', total = 680, hp = 106, attack = 110, defense = 90, spatk = 154, spdef = 90, speed = 130)" calcext:value-type="string">
            <text:p>mewtwo = Enemy(name = 'Mewtwo', type = 'PSYCHIC', total = 680, hp = 106, attack = 110, defense = 90, spatk = 154, spdef = 90, speed = 130)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80" calcext:value-type="float">
            <text:p>68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99]);&quot; &quot;;&quot;_&quot;)" office:value-type="string" office:string-value="mewtwo" calcext:value-type="string">
            <text:p>mewtwo</text:p>
          </table:table-cell>
        </table:table-row>
        <table:table-row table:style-name="ro1">
          <table:table-cell table:formula="of:=COM.MICROSOFT.CONCAT(SUBSTITUTE(LOWER([.B200]);&quot; &quot;;&quot;_&quot;);&quot; = Enemy(name = '&quot;;[.B200];&quot;', type = '&quot;;[.C200];&quot;', total = &quot;;[.D200];&quot;, hp = &quot;;[.E200];&quot;, attack = &quot;;[.F200];&quot;, defense = &quot;;[.G200];&quot;, spatk = &quot;;[.H200];&quot;, spdef = &quot;;[.I200];&quot;, speed = &quot;;[.J200]; &quot;)&quot;)" office:value-type="string" office:string-value="mewtwo_mega_mewtwo_x = Enemy(name = 'Mewtwo Mega Mewtwo X', type = 'PSYCHIC FIGHTING', total = 780, hp = 106, attack = 190, defense = 100, spatk = 154, spdef = 100, speed = 130)" calcext:value-type="string">
            <text:p>mewtwo_mega_mewtwo_x = Enemy(name = 'Mewtwo Mega Mewtwo X', type = 'PSYCHIC FIGHTING', total = 780, hp = 106, attack = 190, defense = 100, spatk = 154, spdef = 100, speed = 130)</text:p>
          </table:table-cell>
          <table:table-cell office:value-type="string" calcext:value-type="string">
            <text:p>Mewtwo Mega Mewtwo X</text:p>
          </table:table-cell>
          <table:table-cell office:value-type="string" calcext:value-type="string">
            <text:p>PSYCHIC FIGHTING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200]);&quot; &quot;;&quot;_&quot;)" office:value-type="string" office:string-value="mewtwo_mega_mewtwo_x" calcext:value-type="string">
            <text:p>mewtwo_mega_mewtwo_x</text:p>
          </table:table-cell>
        </table:table-row>
        <table:table-row table:style-name="ro1">
          <table:table-cell table:formula="of:=COM.MICROSOFT.CONCAT(SUBSTITUTE(LOWER([.B201]);&quot; &quot;;&quot;_&quot;);&quot; = Enemy(name = '&quot;;[.B201];&quot;', type = '&quot;;[.C201];&quot;', total = &quot;;[.D201];&quot;, hp = &quot;;[.E201];&quot;, attack = &quot;;[.F201];&quot;, defense = &quot;;[.G201];&quot;, spatk = &quot;;[.H201];&quot;, spdef = &quot;;[.I201];&quot;, speed = &quot;;[.J201]; &quot;)&quot;)" office:value-type="string" office:string-value="mewtwo_mega_mewtwo_y = Enemy(name = 'Mewtwo Mega Mewtwo Y', type = 'PSYCHIC', total = 780, hp = 106, attack = 150, defense = 70, spatk = 194, spdef = 120, speed = 140)" calcext:value-type="string">
            <text:p>mewtwo_mega_mewtwo_y = Enemy(name = 'Mewtwo Mega Mewtwo Y', type = 'PSYCHIC', total = 780, hp = 106, attack = 150, defense = 70, spatk = 194, spdef = 120, speed = 140)</text:p>
          </table:table-cell>
          <table:table-cell office:value-type="string" calcext:value-type="string">
            <text:p>Mewtwo Mega Mewtwo Y</text:p>
          </table:table-cell>
          <table:table-cell office:value-type="string" calcext:value-type="string">
            <text:p>PSYCHIC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BSTITUTE(LOWER([.B201]);&quot; &quot;;&quot;_&quot;)" office:value-type="string" office:string-value="mewtwo_mega_mewtwo_y" calcext:value-type="string">
            <text:p>mewtwo_mega_mewtwo_y</text:p>
          </table:table-cell>
        </table:table-row>
        <table:table-row table:style-name="ro1">
          <table:table-cell table:formula="of:=COM.MICROSOFT.CONCAT(SUBSTITUTE(LOWER([.B202]);&quot; &quot;;&quot;_&quot;);&quot; = Enemy(name = '&quot;;[.B202];&quot;', type = '&quot;;[.C202];&quot;', total = &quot;;[.D202];&quot;, hp = &quot;;[.E202];&quot;, attack = &quot;;[.F202];&quot;, defense = &quot;;[.G202];&quot;, spatk = &quot;;[.H202];&quot;, spdef = &quot;;[.I202];&quot;, speed = &quot;;[.J202]; &quot;)&quot;)" office:value-type="string" office:string-value="mew = Enemy(name = 'Mew', type = 'PSYCHIC', total = 600, hp = 100, attack = 100, defense = 100, spatk = 100, spdef = 100, speed = 100)" calcext:value-type="string">
            <text:p>mew = Enemy(name = 'Mew', type = 'PSYCHIC', total = 600, hp = 100, attack = 100, defense = 100, spatk = 100, spdef = 100, speed = 100)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202]);&quot; &quot;;&quot;_&quot;)" office:value-type="string" office:string-value="mew" calcext:value-type="string">
            <text:p>mew</text:p>
          </table:table-cell>
        </table:table-row>
        <table:table-row table:style-name="ro1">
          <table:table-cell table:formula="of:=COM.MICROSOFT.CONCAT(SUBSTITUTE(LOWER([.B203]);&quot; &quot;;&quot;_&quot;);&quot; = Enemy(name = '&quot;;[.B203];&quot;', type = '&quot;;[.C203];&quot;', total = &quot;;[.D203];&quot;, hp = &quot;;[.E203];&quot;, attack = &quot;;[.F203];&quot;, defense = &quot;;[.G203];&quot;, spatk = &quot;;[.H203];&quot;, spdef = &quot;;[.I203];&quot;, speed = &quot;;[.J203]; &quot;)&quot;)" office:value-type="string" office:string-value="chikorita = Enemy(name = 'Chikorita', type = 'GRASS', total = 318, hp = 45, attack = 49, defense = 65, spatk = 49, spdef = 65, speed = 45)" calcext:value-type="string">
            <text:p>chikorita = Enemy(name = 'Chikorita', type = 'GRASS', total = 318, hp = 45, attack = 49, defense = 65, spatk = 49, spdef = 65, speed = 45)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03]);&quot; &quot;;&quot;_&quot;)" office:value-type="string" office:string-value="chikorita" calcext:value-type="string">
            <text:p>chikorita</text:p>
          </table:table-cell>
        </table:table-row>
        <table:table-row table:style-name="ro1">
          <table:table-cell table:formula="of:=COM.MICROSOFT.CONCAT(SUBSTITUTE(LOWER([.B204]);&quot; &quot;;&quot;_&quot;);&quot; = Enemy(name = '&quot;;[.B204];&quot;', type = '&quot;;[.C204];&quot;', total = &quot;;[.D204];&quot;, hp = &quot;;[.E204];&quot;, attack = &quot;;[.F204];&quot;, defense = &quot;;[.G204];&quot;, spatk = &quot;;[.H204];&quot;, spdef = &quot;;[.I204];&quot;, speed = &quot;;[.J204]; &quot;)&quot;)" office:value-type="string" office:string-value="bayleef = Enemy(name = 'Bayleef', type = 'GRASS', total = 405, hp = 60, attack = 62, defense = 80, spatk = 63, spdef = 80, speed = 60)" calcext:value-type="string">
            <text:p>bayleef = Enemy(name = 'Bayleef', type = 'GRASS', total = 405, hp = 60, attack = 62, defense = 80, spatk = 63, spdef = 80, speed = 60)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204]);&quot; &quot;;&quot;_&quot;)" office:value-type="string" office:string-value="bayleef" calcext:value-type="string">
            <text:p>bayleef</text:p>
          </table:table-cell>
        </table:table-row>
        <table:table-row table:style-name="ro1">
          <table:table-cell table:formula="of:=COM.MICROSOFT.CONCAT(SUBSTITUTE(LOWER([.B205]);&quot; &quot;;&quot;_&quot;);&quot; = Enemy(name = '&quot;;[.B205];&quot;', type = '&quot;;[.C205];&quot;', total = &quot;;[.D205];&quot;, hp = &quot;;[.E205];&quot;, attack = &quot;;[.F205];&quot;, defense = &quot;;[.G205];&quot;, spatk = &quot;;[.H205];&quot;, spdef = &quot;;[.I205];&quot;, speed = &quot;;[.J205]; &quot;)&quot;)" office:value-type="string" office:string-value="meganium = Enemy(name = 'Meganium', type = 'GRASS', total = 525, hp = 80, attack = 82, defense = 100, spatk = 83, spdef = 100, speed = 80)" calcext:value-type="string">
            <text:p>meganium = Enemy(name = 'Meganium', type = 'GRASS', total = 525, hp = 80, attack = 82, defense = 100, spatk = 83, spdef = 100, speed = 80)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205]);&quot; &quot;;&quot;_&quot;)" office:value-type="string" office:string-value="meganium" calcext:value-type="string">
            <text:p>meganium</text:p>
          </table:table-cell>
        </table:table-row>
        <table:table-row table:style-name="ro1">
          <table:table-cell table:formula="of:=COM.MICROSOFT.CONCAT(SUBSTITUTE(LOWER([.B206]);&quot; &quot;;&quot;_&quot;);&quot; = Enemy(name = '&quot;;[.B206];&quot;', type = '&quot;;[.C206];&quot;', total = &quot;;[.D206];&quot;, hp = &quot;;[.E206];&quot;, attack = &quot;;[.F206];&quot;, defense = &quot;;[.G206];&quot;, spatk = &quot;;[.H206];&quot;, spdef = &quot;;[.I206];&quot;, speed = &quot;;[.J206]; &quot;)&quot;)" office:value-type="string" office:string-value="cyndaquil = Enemy(name = 'Cyndaquil', type = 'FIRE', total = 309, hp = 39, attack = 52, defense = 43, spatk = 60, spdef = 50, speed = 65)" calcext:value-type="string">
            <text:p>cyndaquil = Enemy(name = 'Cyndaquil', type = 'FIRE', total = 309, hp = 39, attack = 52, defense = 43, spatk = 60, spdef = 50, speed = 65)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206]);&quot; &quot;;&quot;_&quot;)" office:value-type="string" office:string-value="cyndaquil" calcext:value-type="string">
            <text:p>cyndaquil</text:p>
          </table:table-cell>
        </table:table-row>
        <table:table-row table:style-name="ro1">
          <table:table-cell table:formula="of:=COM.MICROSOFT.CONCAT(SUBSTITUTE(LOWER([.B207]);&quot; &quot;;&quot;_&quot;);&quot; = Enemy(name = '&quot;;[.B207];&quot;', type = '&quot;;[.C207];&quot;', total = &quot;;[.D207];&quot;, hp = &quot;;[.E207];&quot;, attack = &quot;;[.F207];&quot;, defense = &quot;;[.G207];&quot;, spatk = &quot;;[.H207];&quot;, spdef = &quot;;[.I207];&quot;, speed = &quot;;[.J207]; &quot;)&quot;)" office:value-type="string" office:string-value="quilava = Enemy(name = 'Quilava', type = 'FIRE', total = 405, hp = 58, attack = 64, defense = 58, spatk = 80, spdef = 65, speed = 80)" calcext:value-type="string">
            <text:p>quilava = Enemy(name = 'Quilava', type = 'FIRE', total = 405, hp = 58, attack = 64, defense = 58, spatk = 80, spdef = 65, speed = 80)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 office:value-type="float" office:value="405" calcext:value-type="float">
            <text:p>40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207]);&quot; &quot;;&quot;_&quot;)" office:value-type="string" office:string-value="quilava" calcext:value-type="string">
            <text:p>quilava</text:p>
          </table:table-cell>
        </table:table-row>
        <table:table-row table:style-name="ro1">
          <table:table-cell table:formula="of:=COM.MICROSOFT.CONCAT(SUBSTITUTE(LOWER([.B208]);&quot; &quot;;&quot;_&quot;);&quot; = Enemy(name = '&quot;;[.B208];&quot;', type = '&quot;;[.C208];&quot;', total = &quot;;[.D208];&quot;, hp = &quot;;[.E208];&quot;, attack = &quot;;[.F208];&quot;, defense = &quot;;[.G208];&quot;, spatk = &quot;;[.H208];&quot;, spdef = &quot;;[.I208];&quot;, speed = &quot;;[.J208]; &quot;)&quot;)" office:value-type="string" office:string-value="typhlosion = Enemy(name = 'Typhlosion', type = 'FIRE', total = 534, hp = 78, attack = 84, defense = 78, spatk = 109, spdef = 85, speed = 100)" calcext:value-type="string">
            <text:p>typhlosion = Enemy(name = 'Typhlosion', type = 'FIRE', total = 534, hp = 78, attack = 84, defense = 78, spatk = 109, spdef = 85, speed = 100)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 office:value-type="float" office:value="534" calcext:value-type="float">
            <text:p>53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208]);&quot; &quot;;&quot;_&quot;)" office:value-type="string" office:string-value="typhlosion" calcext:value-type="string">
            <text:p>typhlosion</text:p>
          </table:table-cell>
        </table:table-row>
        <table:table-row table:style-name="ro1">
          <table:table-cell table:formula="of:=COM.MICROSOFT.CONCAT(SUBSTITUTE(LOWER([.B209]);&quot; &quot;;&quot;_&quot;);&quot; = Enemy(name = '&quot;;[.B209];&quot;', type = '&quot;;[.C209];&quot;', total = &quot;;[.D209];&quot;, hp = &quot;;[.E209];&quot;, attack = &quot;;[.F209];&quot;, defense = &quot;;[.G209];&quot;, spatk = &quot;;[.H209];&quot;, spdef = &quot;;[.I209];&quot;, speed = &quot;;[.J209]; &quot;)&quot;)" office:value-type="string" office:string-value="typhlosion_hisuian_typhlosion = Enemy(name = 'Typhlosion Hisuian Typhlosion', type = 'FIRE GHOST', total = 534, hp = 73, attack = 84, defense = 78, spatk = 119, spdef = 85, speed = 95)" calcext:value-type="string">
            <text:p>typhlosion_hisuian_typhlosion = Enemy(name = 'Typhlosion Hisuian Typhlosion', type = 'FIRE GHOST', total = 534, hp = 73, attack = 84, defense = 78, spatk = 119, spdef = 85, speed = 95)</text:p>
          </table:table-cell>
          <table:table-cell office:value-type="string" calcext:value-type="string">
            <text:p>Typhlosion Hisuian Typhlosion</text:p>
          </table:table-cell>
          <table:table-cell office:value-type="string" calcext:value-type="string">
            <text:p>FIRE GHOST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209]);&quot; &quot;;&quot;_&quot;)" office:value-type="string" office:string-value="typhlosion_hisuian_typhlosion" calcext:value-type="string">
            <text:p>typhlosion_hisuian_typhlosion</text:p>
          </table:table-cell>
        </table:table-row>
        <table:table-row table:style-name="ro1">
          <table:table-cell table:formula="of:=COM.MICROSOFT.CONCAT(SUBSTITUTE(LOWER([.B210]);&quot; &quot;;&quot;_&quot;);&quot; = Enemy(name = '&quot;;[.B210];&quot;', type = '&quot;;[.C210];&quot;', total = &quot;;[.D210];&quot;, hp = &quot;;[.E210];&quot;, attack = &quot;;[.F210];&quot;, defense = &quot;;[.G210];&quot;, spatk = &quot;;[.H210];&quot;, spdef = &quot;;[.I210];&quot;, speed = &quot;;[.J210]; &quot;)&quot;)" office:value-type="string" office:string-value="totodile = Enemy(name = 'Totodile', type = 'WATER', total = 314, hp = 50, attack = 65, defense = 64, spatk = 44, spdef = 48, speed = 43)" calcext:value-type="string">
            <text:p>totodile = Enemy(name = 'Totodile', type = 'WATER', total = 314, hp = 50, attack = 65, defense = 64, spatk = 44, spdef = 48, speed = 43)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210]);&quot; &quot;;&quot;_&quot;)" office:value-type="string" office:string-value="totodile" calcext:value-type="string">
            <text:p>totodile</text:p>
          </table:table-cell>
        </table:table-row>
        <table:table-row table:style-name="ro1">
          <table:table-cell table:formula="of:=COM.MICROSOFT.CONCAT(SUBSTITUTE(LOWER([.B211]);&quot; &quot;;&quot;_&quot;);&quot; = Enemy(name = '&quot;;[.B211];&quot;', type = '&quot;;[.C211];&quot;', total = &quot;;[.D211];&quot;, hp = &quot;;[.E211];&quot;, attack = &quot;;[.F211];&quot;, defense = &quot;;[.G211];&quot;, spatk = &quot;;[.H211];&quot;, spdef = &quot;;[.I211];&quot;, speed = &quot;;[.J211]; &quot;)&quot;)" office:value-type="string" office:string-value="croconaw = Enemy(name = 'Croconaw', type = 'WATER', total = 405, hp = 65, attack = 80, defense = 80, spatk = 59, spdef = 63, speed = 58)" calcext:value-type="string">
            <text:p>croconaw = Enemy(name = 'Croconaw', type = 'WATER', total = 405, hp = 65, attack = 80, defense = 80, spatk = 59, spdef = 63, speed = 58)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 office:value-type="float" office:value="405" calcext:value-type="float">
            <text:p>40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211]);&quot; &quot;;&quot;_&quot;)" office:value-type="string" office:string-value="croconaw" calcext:value-type="string">
            <text:p>croconaw</text:p>
          </table:table-cell>
        </table:table-row>
        <table:table-row table:style-name="ro1">
          <table:table-cell table:formula="of:=COM.MICROSOFT.CONCAT(SUBSTITUTE(LOWER([.B212]);&quot; &quot;;&quot;_&quot;);&quot; = Enemy(name = '&quot;;[.B212];&quot;', type = '&quot;;[.C212];&quot;', total = &quot;;[.D212];&quot;, hp = &quot;;[.E212];&quot;, attack = &quot;;[.F212];&quot;, defense = &quot;;[.G212];&quot;, spatk = &quot;;[.H212];&quot;, spdef = &quot;;[.I212];&quot;, speed = &quot;;[.J212]; &quot;)&quot;)" office:value-type="string" office:string-value="feraligatr = Enemy(name = 'Feraligatr', type = 'WATER', total = 530, hp = 85, attack = 105, defense = 100, spatk = 79, spdef = 83, speed = 78)" calcext:value-type="string">
            <text:p>feraligatr = Enemy(name = 'Feraligatr', type = 'WATER', total = 530, hp = 85, attack = 105, defense = 100, spatk = 79, spdef = 83, speed = 78)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 office:value-type="float" office:value="530" calcext:value-type="float">
            <text:p>53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212]);&quot; &quot;;&quot;_&quot;)" office:value-type="string" office:string-value="feraligatr" calcext:value-type="string">
            <text:p>feraligatr</text:p>
          </table:table-cell>
        </table:table-row>
        <table:table-row table:style-name="ro1">
          <table:table-cell table:formula="of:=COM.MICROSOFT.CONCAT(SUBSTITUTE(LOWER([.B213]);&quot; &quot;;&quot;_&quot;);&quot; = Enemy(name = '&quot;;[.B213];&quot;', type = '&quot;;[.C213];&quot;', total = &quot;;[.D213];&quot;, hp = &quot;;[.E213];&quot;, attack = &quot;;[.F213];&quot;, defense = &quot;;[.G213];&quot;, spatk = &quot;;[.H213];&quot;, spdef = &quot;;[.I213];&quot;, speed = &quot;;[.J213]; &quot;)&quot;)" office:value-type="string" office:string-value="sentret = Enemy(name = 'Sentret', type = 'NORMAL', total = 215, hp = 35, attack = 46, defense = 34, spatk = 35, spdef = 45, speed = 20)" calcext:value-type="string">
            <text:p>sentret = Enemy(name = 'Sentret', type = 'NORMAL', total = 215, hp = 35, attack = 46, defense = 34, spatk = 35, spdef = 45, speed = 20)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213]);&quot; &quot;;&quot;_&quot;)" office:value-type="string" office:string-value="sentret" calcext:value-type="string">
            <text:p>sentret</text:p>
          </table:table-cell>
        </table:table-row>
        <table:table-row table:style-name="ro1">
          <table:table-cell table:formula="of:=COM.MICROSOFT.CONCAT(SUBSTITUTE(LOWER([.B214]);&quot; &quot;;&quot;_&quot;);&quot; = Enemy(name = '&quot;;[.B214];&quot;', type = '&quot;;[.C214];&quot;', total = &quot;;[.D214];&quot;, hp = &quot;;[.E214];&quot;, attack = &quot;;[.F214];&quot;, defense = &quot;;[.G214];&quot;, spatk = &quot;;[.H214];&quot;, spdef = &quot;;[.I214];&quot;, speed = &quot;;[.J214]; &quot;)&quot;)" office:value-type="string" office:string-value="furret = Enemy(name = 'Furret', type = 'NORMAL', total = 415, hp = 85, attack = 76, defense = 64, spatk = 45, spdef = 55, speed = 90)" calcext:value-type="string">
            <text:p>furret = Enemy(name = 'Furret', type = 'NORMAL', total = 415, hp = 85, attack = 76, defense = 64, spatk = 45, spdef = 55, speed = 90)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 office:value-type="float" office:value="415" calcext:value-type="float">
            <text:p>41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214]);&quot; &quot;;&quot;_&quot;)" office:value-type="string" office:string-value="furret" calcext:value-type="string">
            <text:p>furret</text:p>
          </table:table-cell>
        </table:table-row>
        <table:table-row table:style-name="ro1">
          <table:table-cell table:formula="of:=COM.MICROSOFT.CONCAT(SUBSTITUTE(LOWER([.B215]);&quot; &quot;;&quot;_&quot;);&quot; = Enemy(name = '&quot;;[.B215];&quot;', type = '&quot;;[.C215];&quot;', total = &quot;;[.D215];&quot;, hp = &quot;;[.E215];&quot;, attack = &quot;;[.F215];&quot;, defense = &quot;;[.G215];&quot;, spatk = &quot;;[.H215];&quot;, spdef = &quot;;[.I215];&quot;, speed = &quot;;[.J215]; &quot;)&quot;)" office:value-type="string" office:string-value="hoothoot = Enemy(name = 'Hoothoot', type = 'NORMAL FLYING', total = 262, hp = 60, attack = 30, defense = 30, spatk = 36, spdef = 56, speed = 50)" calcext:value-type="string">
            <text:p>hoothoot = Enemy(name = 'Hoothoot', type = 'NORMAL FLYING', total = 262, hp = 60, attack = 30, defense = 30, spatk = 36, spdef = 56, speed = 50)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 FLYING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15]);&quot; &quot;;&quot;_&quot;)" office:value-type="string" office:string-value="hoothoot" calcext:value-type="string">
            <text:p>hoothoot</text:p>
          </table:table-cell>
        </table:table-row>
        <table:table-row table:style-name="ro1">
          <table:table-cell table:formula="of:=COM.MICROSOFT.CONCAT(SUBSTITUTE(LOWER([.B216]);&quot; &quot;;&quot;_&quot;);&quot; = Enemy(name = '&quot;;[.B216];&quot;', type = '&quot;;[.C216];&quot;', total = &quot;;[.D216];&quot;, hp = &quot;;[.E216];&quot;, attack = &quot;;[.F216];&quot;, defense = &quot;;[.G216];&quot;, spatk = &quot;;[.H216];&quot;, spdef = &quot;;[.I216];&quot;, speed = &quot;;[.J216]; &quot;)&quot;)" office:value-type="string" office:string-value="noctowl = Enemy(name = 'Noctowl', type = 'NORMAL FLYING', total = 452, hp = 100, attack = 50, defense = 50, spatk = 86, spdef = 96, speed = 70)" calcext:value-type="string">
            <text:p>noctowl = Enemy(name = 'Noctowl', type = 'NORMAL FLYING', total = 452, hp = 100, attack = 50, defense = 50, spatk = 86, spdef = 96, speed = 70)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 FLYING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216]);&quot; &quot;;&quot;_&quot;)" office:value-type="string" office:string-value="noctowl" calcext:value-type="string">
            <text:p>noctowl</text:p>
          </table:table-cell>
        </table:table-row>
        <table:table-row table:style-name="ro1">
          <table:table-cell table:formula="of:=COM.MICROSOFT.CONCAT(SUBSTITUTE(LOWER([.B217]);&quot; &quot;;&quot;_&quot;);&quot; = Enemy(name = '&quot;;[.B217];&quot;', type = '&quot;;[.C217];&quot;', total = &quot;;[.D217];&quot;, hp = &quot;;[.E217];&quot;, attack = &quot;;[.F217];&quot;, defense = &quot;;[.G217];&quot;, spatk = &quot;;[.H217];&quot;, spdef = &quot;;[.I217];&quot;, speed = &quot;;[.J217]; &quot;)&quot;)" office:value-type="string" office:string-value="ledyba = Enemy(name = 'Ledyba', type = 'BUG FLYING', total = 265, hp = 40, attack = 20, defense = 30, spatk = 40, spdef = 80, speed = 55)" calcext:value-type="string">
            <text:p>ledyba = Enemy(name = 'Ledyba', type = 'BUG FLYING', total = 265, hp = 40, attack = 20, defense = 30, spatk = 40, spdef = 80, speed = 55)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 FLYING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217]);&quot; &quot;;&quot;_&quot;)" office:value-type="string" office:string-value="ledyba" calcext:value-type="string">
            <text:p>ledyba</text:p>
          </table:table-cell>
        </table:table-row>
        <table:table-row table:style-name="ro1">
          <table:table-cell table:formula="of:=COM.MICROSOFT.CONCAT(SUBSTITUTE(LOWER([.B218]);&quot; &quot;;&quot;_&quot;);&quot; = Enemy(name = '&quot;;[.B218];&quot;', type = '&quot;;[.C218];&quot;', total = &quot;;[.D218];&quot;, hp = &quot;;[.E218];&quot;, attack = &quot;;[.F218];&quot;, defense = &quot;;[.G218];&quot;, spatk = &quot;;[.H218];&quot;, spdef = &quot;;[.I218];&quot;, speed = &quot;;[.J218]; &quot;)&quot;)" office:value-type="string" office:string-value="ledian = Enemy(name = 'Ledian', type = 'BUG FLYING', total = 390, hp = 55, attack = 35, defense = 50, spatk = 55, spdef = 110, speed = 85)" calcext:value-type="string">
            <text:p>ledian = Enemy(name = 'Ledian', type = 'BUG FLYING', total = 390, hp = 55, attack = 35, defense = 50, spatk = 55, spdef = 110, speed = 85)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 FLYING</text:p>
          </table:table-cell>
          <table:table-cell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18]);&quot; &quot;;&quot;_&quot;)" office:value-type="string" office:string-value="ledian" calcext:value-type="string">
            <text:p>ledian</text:p>
          </table:table-cell>
        </table:table-row>
        <table:table-row table:style-name="ro1">
          <table:table-cell table:formula="of:=COM.MICROSOFT.CONCAT(SUBSTITUTE(LOWER([.B219]);&quot; &quot;;&quot;_&quot;);&quot; = Enemy(name = '&quot;;[.B219];&quot;', type = '&quot;;[.C219];&quot;', total = &quot;;[.D219];&quot;, hp = &quot;;[.E219];&quot;, attack = &quot;;[.F219];&quot;, defense = &quot;;[.G219];&quot;, spatk = &quot;;[.H219];&quot;, spdef = &quot;;[.I219];&quot;, speed = &quot;;[.J219]; &quot;)&quot;)" office:value-type="string" office:string-value="spinarak = Enemy(name = 'Spinarak', type = 'BUG POISON', total = 250, hp = 40, attack = 60, defense = 40, spatk = 40, spdef = 40, speed = 30)" calcext:value-type="string">
            <text:p>spinarak = Enemy(name = 'Spinarak', type = 'BUG POISON', total = 250, hp = 40, attack = 60, defense = 40, spatk = 40, spdef = 40, speed = 30)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 POISON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19]);&quot; &quot;;&quot;_&quot;)" office:value-type="string" office:string-value="spinarak" calcext:value-type="string">
            <text:p>spinarak</text:p>
          </table:table-cell>
        </table:table-row>
        <table:table-row table:style-name="ro1">
          <table:table-cell table:formula="of:=COM.MICROSOFT.CONCAT(SUBSTITUTE(LOWER([.B220]);&quot; &quot;;&quot;_&quot;);&quot; = Enemy(name = '&quot;;[.B220];&quot;', type = '&quot;;[.C220];&quot;', total = &quot;;[.D220];&quot;, hp = &quot;;[.E220];&quot;, attack = &quot;;[.F220];&quot;, defense = &quot;;[.G220];&quot;, spatk = &quot;;[.H220];&quot;, spdef = &quot;;[.I220];&quot;, speed = &quot;;[.J220]; &quot;)&quot;)" office:value-type="string" office:string-value="ariados = Enemy(name = 'Ariados', type = 'BUG POISON', total = 400, hp = 70, attack = 90, defense = 70, spatk = 60, spdef = 70, speed = 40)" calcext:value-type="string">
            <text:p>ariados = Enemy(name = 'Ariados', type = 'BUG POISON', total = 400, hp = 70, attack = 90, defense = 70, spatk = 60, spdef = 70, speed = 40)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 POISON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220]);&quot; &quot;;&quot;_&quot;)" office:value-type="string" office:string-value="ariados" calcext:value-type="string">
            <text:p>ariados</text:p>
          </table:table-cell>
        </table:table-row>
        <table:table-row table:style-name="ro1">
          <table:table-cell table:formula="of:=COM.MICROSOFT.CONCAT(SUBSTITUTE(LOWER([.B221]);&quot; &quot;;&quot;_&quot;);&quot; = Enemy(name = '&quot;;[.B221];&quot;', type = '&quot;;[.C221];&quot;', total = &quot;;[.D221];&quot;, hp = &quot;;[.E221];&quot;, attack = &quot;;[.F221];&quot;, defense = &quot;;[.G221];&quot;, spatk = &quot;;[.H221];&quot;, spdef = &quot;;[.I221];&quot;, speed = &quot;;[.J221]; &quot;)&quot;)" office:value-type="string" office:string-value="crobat = Enemy(name = 'Crobat', type = 'POISON FLYING', total = 535, hp = 85, attack = 90, defense = 80, spatk = 70, spdef = 80, speed = 130)" calcext:value-type="string">
            <text:p>crobat = Enemy(name = 'Crobat', type = 'POISON FLYING', total = 535, hp = 85, attack = 90, defense = 80, spatk = 70, spdef = 80, speed = 130)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 FLYING</text:p>
          </table:table-cell>
          <table:table-cell office:value-type="float" office:value="535" calcext:value-type="float">
            <text:p>53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221]);&quot; &quot;;&quot;_&quot;)" office:value-type="string" office:string-value="crobat" calcext:value-type="string">
            <text:p>crobat</text:p>
          </table:table-cell>
        </table:table-row>
        <table:table-row table:style-name="ro1">
          <table:table-cell table:formula="of:=COM.MICROSOFT.CONCAT(SUBSTITUTE(LOWER([.B222]);&quot; &quot;;&quot;_&quot;);&quot; = Enemy(name = '&quot;;[.B222];&quot;', type = '&quot;;[.C222];&quot;', total = &quot;;[.D222];&quot;, hp = &quot;;[.E222];&quot;, attack = &quot;;[.F222];&quot;, defense = &quot;;[.G222];&quot;, spatk = &quot;;[.H222];&quot;, spdef = &quot;;[.I222];&quot;, speed = &quot;;[.J222]; &quot;)&quot;)" office:value-type="string" office:string-value="chinchou = Enemy(name = 'Chinchou', type = 'WATER ELECTRIC', total = 330, hp = 75, attack = 38, defense = 38, spatk = 56, spdef = 56, speed = 67)" calcext:value-type="string">
            <text:p>chinchou = Enemy(name = 'Chinchou', type = 'WATER ELECTRIC', total = 330, hp = 75, attack = 38, defense = 38, spatk = 56, spdef = 56, speed = 67)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 ELECTRIC</text:p>
          </table:table-cell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BSTITUTE(LOWER([.B222]);&quot; &quot;;&quot;_&quot;)" office:value-type="string" office:string-value="chinchou" calcext:value-type="string">
            <text:p>chinchou</text:p>
          </table:table-cell>
        </table:table-row>
        <table:table-row table:style-name="ro1">
          <table:table-cell table:formula="of:=COM.MICROSOFT.CONCAT(SUBSTITUTE(LOWER([.B223]);&quot; &quot;;&quot;_&quot;);&quot; = Enemy(name = '&quot;;[.B223];&quot;', type = '&quot;;[.C223];&quot;', total = &quot;;[.D223];&quot;, hp = &quot;;[.E223];&quot;, attack = &quot;;[.F223];&quot;, defense = &quot;;[.G223];&quot;, spatk = &quot;;[.H223];&quot;, spdef = &quot;;[.I223];&quot;, speed = &quot;;[.J223]; &quot;)&quot;)" office:value-type="string" office:string-value="lanturn = Enemy(name = 'Lanturn', type = 'WATER ELECTRIC', total = 460, hp = 125, attack = 58, defense = 58, spatk = 76, spdef = 76, speed = 67)" calcext:value-type="string">
            <text:p>lanturn = Enemy(name = 'Lanturn', type = 'WATER ELECTRIC', total = 460, hp = 125, attack = 58, defense = 58, spatk = 76, spdef = 76, speed = 67)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 ELECTRIC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BSTITUTE(LOWER([.B223]);&quot; &quot;;&quot;_&quot;)" office:value-type="string" office:string-value="lanturn" calcext:value-type="string">
            <text:p>lanturn</text:p>
          </table:table-cell>
        </table:table-row>
        <table:table-row table:style-name="ro1">
          <table:table-cell table:formula="of:=COM.MICROSOFT.CONCAT(SUBSTITUTE(LOWER([.B224]);&quot; &quot;;&quot;_&quot;);&quot; = Enemy(name = '&quot;;[.B224];&quot;', type = '&quot;;[.C224];&quot;', total = &quot;;[.D224];&quot;, hp = &quot;;[.E224];&quot;, attack = &quot;;[.F224];&quot;, defense = &quot;;[.G224];&quot;, spatk = &quot;;[.H224];&quot;, spdef = &quot;;[.I224];&quot;, speed = &quot;;[.J224]; &quot;)&quot;)" office:value-type="string" office:string-value="pichu = Enemy(name = 'Pichu', type = 'ELECTRIC', total = 205, hp = 20, attack = 40, defense = 15, spatk = 35, spdef = 35, speed = 60)" calcext:value-type="string">
            <text:p>pichu = Enemy(name = 'Pichu', type = 'ELECTRIC', total = 205, hp = 20, attack = 40, defense = 15, spatk = 35, spdef = 35, speed = 60)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224]);&quot; &quot;;&quot;_&quot;)" office:value-type="string" office:string-value="pichu" calcext:value-type="string">
            <text:p>pichu</text:p>
          </table:table-cell>
        </table:table-row>
        <table:table-row table:style-name="ro1">
          <table:table-cell table:formula="of:=COM.MICROSOFT.CONCAT(SUBSTITUTE(LOWER([.B225]);&quot; &quot;;&quot;_&quot;);&quot; = Enemy(name = '&quot;;[.B225];&quot;', type = '&quot;;[.C225];&quot;', total = &quot;;[.D225];&quot;, hp = &quot;;[.E225];&quot;, attack = &quot;;[.F225];&quot;, defense = &quot;;[.G225];&quot;, spatk = &quot;;[.H225];&quot;, spdef = &quot;;[.I225];&quot;, speed = &quot;;[.J225]; &quot;)&quot;)" office:value-type="string" office:string-value="cleffa = Enemy(name = 'Cleffa', type = 'FAIRY', total = 218, hp = 50, attack = 25, defense = 28, spatk = 45, spdef = 55, speed = 15)" calcext:value-type="string">
            <text:p>cleffa = Enemy(name = 'Cleffa', type = 'FAIRY', total = 218, hp = 50, attack = 25, defense = 28, spatk = 45, spdef = 55, speed = 15)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225]);&quot; &quot;;&quot;_&quot;)" office:value-type="string" office:string-value="cleffa" calcext:value-type="string">
            <text:p>cleffa</text:p>
          </table:table-cell>
        </table:table-row>
        <table:table-row table:style-name="ro1">
          <table:table-cell table:formula="of:=COM.MICROSOFT.CONCAT(SUBSTITUTE(LOWER([.B226]);&quot; &quot;;&quot;_&quot;);&quot; = Enemy(name = '&quot;;[.B226];&quot;', type = '&quot;;[.C226];&quot;', total = &quot;;[.D226];&quot;, hp = &quot;;[.E226];&quot;, attack = &quot;;[.F226];&quot;, defense = &quot;;[.G226];&quot;, spatk = &quot;;[.H226];&quot;, spdef = &quot;;[.I226];&quot;, speed = &quot;;[.J226]; &quot;)&quot;)" office:value-type="string" office:string-value="igglybuff = Enemy(name = 'Igglybuff', type = 'NORMAL FAIRY', total = 210, hp = 90, attack = 30, defense = 15, spatk = 40, spdef = 20, speed = 15)" calcext:value-type="string">
            <text:p>igglybuff = Enemy(name = 'Igglybuff', type = 'NORMAL FAIRY', total = 210, hp = 90, attack = 30, defense = 15, spatk = 40, spdef = 20, speed = 15)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 FAIRY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226]);&quot; &quot;;&quot;_&quot;)" office:value-type="string" office:string-value="igglybuff" calcext:value-type="string">
            <text:p>igglybuff</text:p>
          </table:table-cell>
        </table:table-row>
        <table:table-row table:style-name="ro1">
          <table:table-cell table:formula="of:=COM.MICROSOFT.CONCAT(SUBSTITUTE(LOWER([.B227]);&quot; &quot;;&quot;_&quot;);&quot; = Enemy(name = '&quot;;[.B227];&quot;', type = '&quot;;[.C227];&quot;', total = &quot;;[.D227];&quot;, hp = &quot;;[.E227];&quot;, attack = &quot;;[.F227];&quot;, defense = &quot;;[.G227];&quot;, spatk = &quot;;[.H227];&quot;, spdef = &quot;;[.I227];&quot;, speed = &quot;;[.J227]; &quot;)&quot;)" office:value-type="string" office:string-value="togepi = Enemy(name = 'Togepi', type = 'FAIRY', total = 245, hp = 35, attack = 20, defense = 65, spatk = 40, spdef = 65, speed = 20)" calcext:value-type="string">
            <text:p>togepi = Enemy(name = 'Togepi', type = 'FAIRY', total = 245, hp = 35, attack = 20, defense = 65, spatk = 40, spdef = 65, speed = 20)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227]);&quot; &quot;;&quot;_&quot;)" office:value-type="string" office:string-value="togepi" calcext:value-type="string">
            <text:p>togepi</text:p>
          </table:table-cell>
        </table:table-row>
        <table:table-row table:style-name="ro1">
          <table:table-cell table:formula="of:=COM.MICROSOFT.CONCAT(SUBSTITUTE(LOWER([.B228]);&quot; &quot;;&quot;_&quot;);&quot; = Enemy(name = '&quot;;[.B228];&quot;', type = '&quot;;[.C228];&quot;', total = &quot;;[.D228];&quot;, hp = &quot;;[.E228];&quot;, attack = &quot;;[.F228];&quot;, defense = &quot;;[.G228];&quot;, spatk = &quot;;[.H228];&quot;, spdef = &quot;;[.I228];&quot;, speed = &quot;;[.J228]; &quot;)&quot;)" office:value-type="string" office:string-value="togetic = Enemy(name = 'Togetic', type = 'FAIRY FLYING', total = 405, hp = 55, attack = 40, defense = 85, spatk = 80, spdef = 105, speed = 40)" calcext:value-type="string">
            <text:p>togetic = Enemy(name = 'Togetic', type = 'FAIRY FLYING', total = 405, hp = 55, attack = 40, defense = 85, spatk = 80, spdef = 105, speed = 40)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 FLYING</text:p>
          </table:table-cell>
          <table:table-cell office:value-type="float" office:value="405" calcext:value-type="float">
            <text:p>4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228]);&quot; &quot;;&quot;_&quot;)" office:value-type="string" office:string-value="togetic" calcext:value-type="string">
            <text:p>togetic</text:p>
          </table:table-cell>
        </table:table-row>
        <table:table-row table:style-name="ro1">
          <table:table-cell table:formula="of:=COM.MICROSOFT.CONCAT(SUBSTITUTE(LOWER([.B229]);&quot; &quot;;&quot;_&quot;);&quot; = Enemy(name = '&quot;;[.B229];&quot;', type = '&quot;;[.C229];&quot;', total = &quot;;[.D229];&quot;, hp = &quot;;[.E229];&quot;, attack = &quot;;[.F229];&quot;, defense = &quot;;[.G229];&quot;, spatk = &quot;;[.H229];&quot;, spdef = &quot;;[.I229];&quot;, speed = &quot;;[.J229]; &quot;)&quot;)" office:value-type="string" office:string-value="natu = Enemy(name = 'Natu', type = 'PSYCHIC FLYING', total = 320, hp = 40, attack = 50, defense = 45, spatk = 70, spdef = 45, speed = 70)" calcext:value-type="string">
            <text:p>natu = Enemy(name = 'Natu', type = 'PSYCHIC FLYING', total = 320, hp = 40, attack = 50, defense = 45, spatk = 70, spdef = 45, speed = 70)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 FLYING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229]);&quot; &quot;;&quot;_&quot;)" office:value-type="string" office:string-value="natu" calcext:value-type="string">
            <text:p>natu</text:p>
          </table:table-cell>
        </table:table-row>
        <table:table-row table:style-name="ro1">
          <table:table-cell table:formula="of:=COM.MICROSOFT.CONCAT(SUBSTITUTE(LOWER([.B230]);&quot; &quot;;&quot;_&quot;);&quot; = Enemy(name = '&quot;;[.B230];&quot;', type = '&quot;;[.C230];&quot;', total = &quot;;[.D230];&quot;, hp = &quot;;[.E230];&quot;, attack = &quot;;[.F230];&quot;, defense = &quot;;[.G230];&quot;, spatk = &quot;;[.H230];&quot;, spdef = &quot;;[.I230];&quot;, speed = &quot;;[.J230]; &quot;)&quot;)" office:value-type="string" office:string-value="xatu = Enemy(name = 'Xatu', type = 'PSYCHIC FLYING', total = 470, hp = 65, attack = 75, defense = 70, spatk = 95, spdef = 70, speed = 95)" calcext:value-type="string">
            <text:p>xatu = Enemy(name = 'Xatu', type = 'PSYCHIC FLYING', total = 470, hp = 65, attack = 75, defense = 70, spatk = 95, spdef = 70, speed = 95)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 FLYING</text:p>
          </table:table-cell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230]);&quot; &quot;;&quot;_&quot;)" office:value-type="string" office:string-value="xatu" calcext:value-type="string">
            <text:p>xatu</text:p>
          </table:table-cell>
        </table:table-row>
        <table:table-row table:style-name="ro1">
          <table:table-cell table:formula="of:=COM.MICROSOFT.CONCAT(SUBSTITUTE(LOWER([.B231]);&quot; &quot;;&quot;_&quot;);&quot; = Enemy(name = '&quot;;[.B231];&quot;', type = '&quot;;[.C231];&quot;', total = &quot;;[.D231];&quot;, hp = &quot;;[.E231];&quot;, attack = &quot;;[.F231];&quot;, defense = &quot;;[.G231];&quot;, spatk = &quot;;[.H231];&quot;, spdef = &quot;;[.I231];&quot;, speed = &quot;;[.J231]; &quot;)&quot;)" office:value-type="string" office:string-value="mareep = Enemy(name = 'Mareep', type = 'ELECTRIC', total = 280, hp = 55, attack = 40, defense = 40, spatk = 65, spdef = 45, speed = 35)" calcext:value-type="string">
            <text:p>mareep = Enemy(name = 'Mareep', type = 'ELECTRIC', total = 280, hp = 55, attack = 40, defense = 40, spatk = 65, spdef = 45, speed = 35)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 office:value-type="float" office:value="280" calcext:value-type="float">
            <text:p>2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231]);&quot; &quot;;&quot;_&quot;)" office:value-type="string" office:string-value="mareep" calcext:value-type="string">
            <text:p>mareep</text:p>
          </table:table-cell>
        </table:table-row>
        <table:table-row table:style-name="ro1">
          <table:table-cell table:formula="of:=COM.MICROSOFT.CONCAT(SUBSTITUTE(LOWER([.B232]);&quot; &quot;;&quot;_&quot;);&quot; = Enemy(name = '&quot;;[.B232];&quot;', type = '&quot;;[.C232];&quot;', total = &quot;;[.D232];&quot;, hp = &quot;;[.E232];&quot;, attack = &quot;;[.F232];&quot;, defense = &quot;;[.G232];&quot;, spatk = &quot;;[.H232];&quot;, spdef = &quot;;[.I232];&quot;, speed = &quot;;[.J232]; &quot;)&quot;)" office:value-type="string" office:string-value="flaaffy = Enemy(name = 'Flaaffy', type = 'ELECTRIC', total = 365, hp = 70, attack = 55, defense = 55, spatk = 80, spdef = 60, speed = 45)" calcext:value-type="string">
            <text:p>flaaffy = Enemy(name = 'Flaaffy', type = 'ELECTRIC', total = 365, hp = 70, attack = 55, defense = 55, spatk = 80, spdef = 60, speed = 45)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32]);&quot; &quot;;&quot;_&quot;)" office:value-type="string" office:string-value="flaaffy" calcext:value-type="string">
            <text:p>flaaffy</text:p>
          </table:table-cell>
        </table:table-row>
        <table:table-row table:style-name="ro1">
          <table:table-cell table:formula="of:=COM.MICROSOFT.CONCAT(SUBSTITUTE(LOWER([.B233]);&quot; &quot;;&quot;_&quot;);&quot; = Enemy(name = '&quot;;[.B233];&quot;', type = '&quot;;[.C233];&quot;', total = &quot;;[.D233];&quot;, hp = &quot;;[.E233];&quot;, attack = &quot;;[.F233];&quot;, defense = &quot;;[.G233];&quot;, spatk = &quot;;[.H233];&quot;, spdef = &quot;;[.I233];&quot;, speed = &quot;;[.J233]; &quot;)&quot;)" office:value-type="string" office:string-value="ampharos = Enemy(name = 'Ampharos', type = 'ELECTRIC', total = 510, hp = 90, attack = 75, defense = 85, spatk = 115, spdef = 90, speed = 55)" calcext:value-type="string">
            <text:p>ampharos = Enemy(name = 'Ampharos', type = 'ELECTRIC', total = 510, hp = 90, attack = 75, defense = 85, spatk = 115, spdef = 90, speed = 55)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233]);&quot; &quot;;&quot;_&quot;)" office:value-type="string" office:string-value="ampharos" calcext:value-type="string">
            <text:p>ampharos</text:p>
          </table:table-cell>
        </table:table-row>
        <table:table-row table:style-name="ro1">
          <table:table-cell table:formula="of:=COM.MICROSOFT.CONCAT(SUBSTITUTE(LOWER([.B234]);&quot; &quot;;&quot;_&quot;);&quot; = Enemy(name = '&quot;;[.B234];&quot;', type = '&quot;;[.C234];&quot;', total = &quot;;[.D234];&quot;, hp = &quot;;[.E234];&quot;, attack = &quot;;[.F234];&quot;, defense = &quot;;[.G234];&quot;, spatk = &quot;;[.H234];&quot;, spdef = &quot;;[.I234];&quot;, speed = &quot;;[.J234]; &quot;)&quot;)" office:value-type="string" office:string-value="ampharos_mega_ampharos = Enemy(name = 'Ampharos Mega Ampharos', type = 'ELECTRIC DRAGON', total = 610, hp = 90, attack = 95, defense = 105, spatk = 165, spdef = 110, speed = 45)" calcext:value-type="string">
            <text:p>ampharos_mega_ampharos = Enemy(name = 'Ampharos Mega Ampharos', type = 'ELECTRIC DRAGON', total = 610, hp = 90, attack = 95, defense = 105, spatk = 165, spdef = 110, speed = 45)</text:p>
          </table:table-cell>
          <table:table-cell office:value-type="string" calcext:value-type="string">
            <text:p>Ampharos Mega Ampharos</text:p>
          </table:table-cell>
          <table:table-cell office:value-type="string" calcext:value-type="string">
            <text:p>ELECTRIC DRAGON</text:p>
          </table:table-cell>
          <table:table-cell office:value-type="float" office:value="610" calcext:value-type="float">
            <text:p>6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34]);&quot; &quot;;&quot;_&quot;)" office:value-type="string" office:string-value="ampharos_mega_ampharos" calcext:value-type="string">
            <text:p>ampharos_mega_ampharos</text:p>
          </table:table-cell>
        </table:table-row>
        <table:table-row table:style-name="ro1">
          <table:table-cell table:formula="of:=COM.MICROSOFT.CONCAT(SUBSTITUTE(LOWER([.B235]);&quot; &quot;;&quot;_&quot;);&quot; = Enemy(name = '&quot;;[.B235];&quot;', type = '&quot;;[.C235];&quot;', total = &quot;;[.D235];&quot;, hp = &quot;;[.E235];&quot;, attack = &quot;;[.F235];&quot;, defense = &quot;;[.G235];&quot;, spatk = &quot;;[.H235];&quot;, spdef = &quot;;[.I235];&quot;, speed = &quot;;[.J235]; &quot;)&quot;)" office:value-type="string" office:string-value="bellossom = Enemy(name = 'Bellossom', type = 'GRASS', total = 490, hp = 75, attack = 80, defense = 95, spatk = 90, spdef = 100, speed = 50)" calcext:value-type="string">
            <text:p>bellossom = Enemy(name = 'Bellossom', type = 'GRASS', total = 490, hp = 75, attack = 80, defense = 95, spatk = 90, spdef = 100, speed = 50)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35]);&quot; &quot;;&quot;_&quot;)" office:value-type="string" office:string-value="bellossom" calcext:value-type="string">
            <text:p>bellossom</text:p>
          </table:table-cell>
        </table:table-row>
        <table:table-row table:style-name="ro1">
          <table:table-cell table:formula="of:=COM.MICROSOFT.CONCAT(SUBSTITUTE(LOWER([.B236]);&quot; &quot;;&quot;_&quot;);&quot; = Enemy(name = '&quot;;[.B236];&quot;', type = '&quot;;[.C236];&quot;', total = &quot;;[.D236];&quot;, hp = &quot;;[.E236];&quot;, attack = &quot;;[.F236];&quot;, defense = &quot;;[.G236];&quot;, spatk = &quot;;[.H236];&quot;, spdef = &quot;;[.I236];&quot;, speed = &quot;;[.J236]; &quot;)&quot;)" office:value-type="string" office:string-value="marill = Enemy(name = 'Marill', type = 'WATER FAIRY', total = 250, hp = 70, attack = 20, defense = 50, spatk = 20, spdef = 50, speed = 40)" calcext:value-type="string">
            <text:p>marill = Enemy(name = 'Marill', type = 'WATER FAIRY', total = 250, hp = 70, attack = 20, defense = 50, spatk = 20, spdef = 50, speed = 40)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 FAIRY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236]);&quot; &quot;;&quot;_&quot;)" office:value-type="string" office:string-value="marill" calcext:value-type="string">
            <text:p>marill</text:p>
          </table:table-cell>
        </table:table-row>
        <table:table-row table:style-name="ro1">
          <table:table-cell table:formula="of:=COM.MICROSOFT.CONCAT(SUBSTITUTE(LOWER([.B237]);&quot; &quot;;&quot;_&quot;);&quot; = Enemy(name = '&quot;;[.B237];&quot;', type = '&quot;;[.C237];&quot;', total = &quot;;[.D237];&quot;, hp = &quot;;[.E237];&quot;, attack = &quot;;[.F237];&quot;, defense = &quot;;[.G237];&quot;, spatk = &quot;;[.H237];&quot;, spdef = &quot;;[.I237];&quot;, speed = &quot;;[.J237]; &quot;)&quot;)" office:value-type="string" office:string-value="azumarill = Enemy(name = 'Azumarill', type = 'WATER FAIRY', total = 420, hp = 100, attack = 50, defense = 80, spatk = 60, spdef = 80, speed = 50)" calcext:value-type="string">
            <text:p>azumarill = Enemy(name = 'Azumarill', type = 'WATER FAIRY', total = 420, hp = 100, attack = 50, defense = 80, spatk = 60, spdef = 80, speed = 50)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 FAIRY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37]);&quot; &quot;;&quot;_&quot;)" office:value-type="string" office:string-value="azumarill" calcext:value-type="string">
            <text:p>azumarill</text:p>
          </table:table-cell>
        </table:table-row>
        <table:table-row table:style-name="ro1">
          <table:table-cell table:formula="of:=COM.MICROSOFT.CONCAT(SUBSTITUTE(LOWER([.B238]);&quot; &quot;;&quot;_&quot;);&quot; = Enemy(name = '&quot;;[.B238];&quot;', type = '&quot;;[.C238];&quot;', total = &quot;;[.D238];&quot;, hp = &quot;;[.E238];&quot;, attack = &quot;;[.F238];&quot;, defense = &quot;;[.G238];&quot;, spatk = &quot;;[.H238];&quot;, spdef = &quot;;[.I238];&quot;, speed = &quot;;[.J238]; &quot;)&quot;)" office:value-type="string" office:string-value="sudowoodo = Enemy(name = 'Sudowoodo', type = 'ROCK', total = 410, hp = 70, attack = 100, defense = 115, spatk = 30, spdef = 65, speed = 30)" calcext:value-type="string">
            <text:p>sudowoodo = Enemy(name = 'Sudowoodo', type = 'ROCK', total = 410, hp = 70, attack = 100, defense = 115, spatk = 30, spdef = 65, speed = 30)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38]);&quot; &quot;;&quot;_&quot;)" office:value-type="string" office:string-value="sudowoodo" calcext:value-type="string">
            <text:p>sudowoodo</text:p>
          </table:table-cell>
        </table:table-row>
        <table:table-row table:style-name="ro1">
          <table:table-cell table:formula="of:=COM.MICROSOFT.CONCAT(SUBSTITUTE(LOWER([.B239]);&quot; &quot;;&quot;_&quot;);&quot; = Enemy(name = '&quot;;[.B239];&quot;', type = '&quot;;[.C239];&quot;', total = &quot;;[.D239];&quot;, hp = &quot;;[.E239];&quot;, attack = &quot;;[.F239];&quot;, defense = &quot;;[.G239];&quot;, spatk = &quot;;[.H239];&quot;, spdef = &quot;;[.I239];&quot;, speed = &quot;;[.J239]; &quot;)&quot;)" office:value-type="string" office:string-value="politoed = Enemy(name = 'Politoed', type = 'WATER', total = 500, hp = 90, attack = 75, defense = 75, spatk = 90, spdef = 100, speed = 70)" calcext:value-type="string">
            <text:p>politoed = Enemy(name = 'Politoed', type = 'WATER', total = 500, hp = 90, attack = 75, defense = 75, spatk = 90, spdef = 100, speed = 70)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239]);&quot; &quot;;&quot;_&quot;)" office:value-type="string" office:string-value="politoed" calcext:value-type="string">
            <text:p>politoed</text:p>
          </table:table-cell>
        </table:table-row>
        <table:table-row table:style-name="ro1">
          <table:table-cell table:formula="of:=COM.MICROSOFT.CONCAT(SUBSTITUTE(LOWER([.B240]);&quot; &quot;;&quot;_&quot;);&quot; = Enemy(name = '&quot;;[.B240];&quot;', type = '&quot;;[.C240];&quot;', total = &quot;;[.D240];&quot;, hp = &quot;;[.E240];&quot;, attack = &quot;;[.F240];&quot;, defense = &quot;;[.G240];&quot;, spatk = &quot;;[.H240];&quot;, spdef = &quot;;[.I240];&quot;, speed = &quot;;[.J240]; &quot;)&quot;)" office:value-type="string" office:string-value="hoppip = Enemy(name = 'Hoppip', type = 'GRASS FLYING', total = 250, hp = 35, attack = 35, defense = 40, spatk = 35, spdef = 55, speed = 50)" calcext:value-type="string">
            <text:p>hoppip = Enemy(name = 'Hoppip', type = 'GRASS FLYING', total = 250, hp = 35, attack = 35, defense = 40, spatk = 35, spdef = 55, speed = 50)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 FLY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40]);&quot; &quot;;&quot;_&quot;)" office:value-type="string" office:string-value="hoppip" calcext:value-type="string">
            <text:p>hoppip</text:p>
          </table:table-cell>
        </table:table-row>
        <table:table-row table:style-name="ro1">
          <table:table-cell table:formula="of:=COM.MICROSOFT.CONCAT(SUBSTITUTE(LOWER([.B241]);&quot; &quot;;&quot;_&quot;);&quot; = Enemy(name = '&quot;;[.B241];&quot;', type = '&quot;;[.C241];&quot;', total = &quot;;[.D241];&quot;, hp = &quot;;[.E241];&quot;, attack = &quot;;[.F241];&quot;, defense = &quot;;[.G241];&quot;, spatk = &quot;;[.H241];&quot;, spdef = &quot;;[.I241];&quot;, speed = &quot;;[.J241]; &quot;)&quot;)" office:value-type="string" office:string-value="skiploom = Enemy(name = 'Skiploom', type = 'GRASS FLYING', total = 340, hp = 55, attack = 45, defense = 50, spatk = 45, spdef = 65, speed = 80)" calcext:value-type="string">
            <text:p>skiploom = Enemy(name = 'Skiploom', type = 'GRASS FLYING', total = 340, hp = 55, attack = 45, defense = 50, spatk = 45, spdef = 65, speed = 80)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 FLYING</text:p>
          </table:table-cell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241]);&quot; &quot;;&quot;_&quot;)" office:value-type="string" office:string-value="skiploom" calcext:value-type="string">
            <text:p>skiploom</text:p>
          </table:table-cell>
        </table:table-row>
        <table:table-row table:style-name="ro1">
          <table:table-cell table:formula="of:=COM.MICROSOFT.CONCAT(SUBSTITUTE(LOWER([.B242]);&quot; &quot;;&quot;_&quot;);&quot; = Enemy(name = '&quot;;[.B242];&quot;', type = '&quot;;[.C242];&quot;', total = &quot;;[.D242];&quot;, hp = &quot;;[.E242];&quot;, attack = &quot;;[.F242];&quot;, defense = &quot;;[.G242];&quot;, spatk = &quot;;[.H242];&quot;, spdef = &quot;;[.I242];&quot;, speed = &quot;;[.J242]; &quot;)&quot;)" office:value-type="string" office:string-value="jumpluff = Enemy(name = 'Jumpluff', type = 'GRASS FLYING', total = 460, hp = 75, attack = 55, defense = 70, spatk = 55, spdef = 95, speed = 110)" calcext:value-type="string">
            <text:p>jumpluff = Enemy(name = 'Jumpluff', type = 'GRASS FLYING', total = 460, hp = 75, attack = 55, defense = 70, spatk = 55, spdef = 95, speed = 110)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 FLYING</text:p>
          </table:table-cell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242]);&quot; &quot;;&quot;_&quot;)" office:value-type="string" office:string-value="jumpluff" calcext:value-type="string">
            <text:p>jumpluff</text:p>
          </table:table-cell>
        </table:table-row>
        <table:table-row table:style-name="ro1">
          <table:table-cell table:formula="of:=COM.MICROSOFT.CONCAT(SUBSTITUTE(LOWER([.B243]);&quot; &quot;;&quot;_&quot;);&quot; = Enemy(name = '&quot;;[.B243];&quot;', type = '&quot;;[.C243];&quot;', total = &quot;;[.D243];&quot;, hp = &quot;;[.E243];&quot;, attack = &quot;;[.F243];&quot;, defense = &quot;;[.G243];&quot;, spatk = &quot;;[.H243];&quot;, spdef = &quot;;[.I243];&quot;, speed = &quot;;[.J243]; &quot;)&quot;)" office:value-type="string" office:string-value="aipom = Enemy(name = 'Aipom', type = 'NORMAL', total = 360, hp = 55, attack = 70, defense = 55, spatk = 40, spdef = 55, speed = 85)" calcext:value-type="string">
            <text:p>aipom = Enemy(name = 'Aipom', type = 'NORMAL', total = 360, hp = 55, attack = 70, defense = 55, spatk = 40, spdef = 55, speed = 85)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43]);&quot; &quot;;&quot;_&quot;)" office:value-type="string" office:string-value="aipom" calcext:value-type="string">
            <text:p>aipom</text:p>
          </table:table-cell>
        </table:table-row>
        <table:table-row table:style-name="ro1">
          <table:table-cell table:formula="of:=COM.MICROSOFT.CONCAT(SUBSTITUTE(LOWER([.B244]);&quot; &quot;;&quot;_&quot;);&quot; = Enemy(name = '&quot;;[.B244];&quot;', type = '&quot;;[.C244];&quot;', total = &quot;;[.D244];&quot;, hp = &quot;;[.E244];&quot;, attack = &quot;;[.F244];&quot;, defense = &quot;;[.G244];&quot;, spatk = &quot;;[.H244];&quot;, spdef = &quot;;[.I244];&quot;, speed = &quot;;[.J244]; &quot;)&quot;)" office:value-type="string" office:string-value="sunkern = Enemy(name = 'Sunkern', type = 'GRASS', total = 180, hp = 30, attack = 30, defense = 30, spatk = 30, spdef = 30, speed = 30)" calcext:value-type="string">
            <text:p>sunkern = Enemy(name = 'Sunkern', type = 'GRASS', total = 180, hp = 30, attack = 30, defense = 30, spatk = 30, spdef = 30, speed = 30)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30" calcext:value-type="float">
            <text:p>30</text:p>
          </table:table-cell>
          <table:table-cell/>
          <table:table-cell table:formula="of:=SUBSTITUTE(LOWER([.B244]);&quot; &quot;;&quot;_&quot;)" office:value-type="string" office:string-value="sunkern" calcext:value-type="string">
            <text:p>sunkern</text:p>
          </table:table-cell>
        </table:table-row>
        <table:table-row table:style-name="ro1">
          <table:table-cell table:formula="of:=COM.MICROSOFT.CONCAT(SUBSTITUTE(LOWER([.B245]);&quot; &quot;;&quot;_&quot;);&quot; = Enemy(name = '&quot;;[.B245];&quot;', type = '&quot;;[.C245];&quot;', total = &quot;;[.D245];&quot;, hp = &quot;;[.E245];&quot;, attack = &quot;;[.F245];&quot;, defense = &quot;;[.G245];&quot;, spatk = &quot;;[.H245];&quot;, spdef = &quot;;[.I245];&quot;, speed = &quot;;[.J245]; &quot;)&quot;)" office:value-type="string" office:string-value="sunflora = Enemy(name = 'Sunflora', type = 'GRASS', total = 425, hp = 75, attack = 75, defense = 55, spatk = 105, spdef = 85, speed = 30)" calcext:value-type="string">
            <text:p>sunflora = Enemy(name = 'Sunflora', type = 'GRASS', total = 425, hp = 75, attack = 75, defense = 55, spatk = 105, spdef = 85, speed = 30)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45]);&quot; &quot;;&quot;_&quot;)" office:value-type="string" office:string-value="sunflora" calcext:value-type="string">
            <text:p>sunflora</text:p>
          </table:table-cell>
        </table:table-row>
        <table:table-row table:style-name="ro1">
          <table:table-cell table:formula="of:=COM.MICROSOFT.CONCAT(SUBSTITUTE(LOWER([.B246]);&quot; &quot;;&quot;_&quot;);&quot; = Enemy(name = '&quot;;[.B246];&quot;', type = '&quot;;[.C246];&quot;', total = &quot;;[.D246];&quot;, hp = &quot;;[.E246];&quot;, attack = &quot;;[.F246];&quot;, defense = &quot;;[.G246];&quot;, spatk = &quot;;[.H246];&quot;, spdef = &quot;;[.I246];&quot;, speed = &quot;;[.J246]; &quot;)&quot;)" office:value-type="string" office:string-value="yanma = Enemy(name = 'Yanma', type = 'BUG FLYING', total = 390, hp = 65, attack = 65, defense = 45, spatk = 75, spdef = 45, speed = 95)" calcext:value-type="string">
            <text:p>yanma = Enemy(name = 'Yanma', type = 'BUG FLYING', total = 390, hp = 65, attack = 65, defense = 45, spatk = 75, spdef = 45, speed = 95)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 FLYING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246]);&quot; &quot;;&quot;_&quot;)" office:value-type="string" office:string-value="yanma" calcext:value-type="string">
            <text:p>yanma</text:p>
          </table:table-cell>
        </table:table-row>
        <table:table-row table:style-name="ro1">
          <table:table-cell table:formula="of:=COM.MICROSOFT.CONCAT(SUBSTITUTE(LOWER([.B247]);&quot; &quot;;&quot;_&quot;);&quot; = Enemy(name = '&quot;;[.B247];&quot;', type = '&quot;;[.C247];&quot;', total = &quot;;[.D247];&quot;, hp = &quot;;[.E247];&quot;, attack = &quot;;[.F247];&quot;, defense = &quot;;[.G247];&quot;, spatk = &quot;;[.H247];&quot;, spdef = &quot;;[.I247];&quot;, speed = &quot;;[.J247]; &quot;)&quot;)" office:value-type="string" office:string-value="wooper = Enemy(name = 'Wooper', type = 'WATER GROUND', total = 210, hp = 55, attack = 45, defense = 45, spatk = 25, spdef = 25, speed = 15)" calcext:value-type="string">
            <text:p>wooper = Enemy(name = 'Wooper', type = 'WATER GROUND', total = 210, hp = 55, attack = 45, defense = 45, spatk = 25, spdef = 25, speed = 15)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 GROUND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247]);&quot; &quot;;&quot;_&quot;)" office:value-type="string" office:string-value="wooper" calcext:value-type="string">
            <text:p>wooper</text:p>
          </table:table-cell>
        </table:table-row>
        <table:table-row table:style-name="ro1">
          <table:table-cell table:formula="of:=COM.MICROSOFT.CONCAT(SUBSTITUTE(LOWER([.B248]);&quot; &quot;;&quot;_&quot;);&quot; = Enemy(name = '&quot;;[.B248];&quot;', type = '&quot;;[.C248];&quot;', total = &quot;;[.D248];&quot;, hp = &quot;;[.E248];&quot;, attack = &quot;;[.F248];&quot;, defense = &quot;;[.G248];&quot;, spatk = &quot;;[.H248];&quot;, spdef = &quot;;[.I248];&quot;, speed = &quot;;[.J248]; &quot;)&quot;)" office:value-type="string" office:string-value="quagsire = Enemy(name = 'Quagsire', type = 'WATER GROUND', total = 430, hp = 95, attack = 85, defense = 85, spatk = 65, spdef = 65, speed = 35)" calcext:value-type="string">
            <text:p>quagsire = Enemy(name = 'Quagsire', type = 'WATER GROUND', total = 430, hp = 95, attack = 85, defense = 85, spatk = 65, spdef = 65, speed = 35)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 GROUND</text:p>
          </table:table-cell>
          <table:table-cell office:value-type="float" office:value="430" calcext:value-type="float">
            <text:p>4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248]);&quot; &quot;;&quot;_&quot;)" office:value-type="string" office:string-value="quagsire" calcext:value-type="string">
            <text:p>quagsire</text:p>
          </table:table-cell>
        </table:table-row>
        <table:table-row table:style-name="ro1">
          <table:table-cell table:formula="of:=COM.MICROSOFT.CONCAT(SUBSTITUTE(LOWER([.B249]);&quot; &quot;;&quot;_&quot;);&quot; = Enemy(name = '&quot;;[.B249];&quot;', type = '&quot;;[.C249];&quot;', total = &quot;;[.D249];&quot;, hp = &quot;;[.E249];&quot;, attack = &quot;;[.F249];&quot;, defense = &quot;;[.G249];&quot;, spatk = &quot;;[.H249];&quot;, spdef = &quot;;[.I249];&quot;, speed = &quot;;[.J249]; &quot;)&quot;)" office:value-type="string" office:string-value="espeon = Enemy(name = 'Espeon', type = 'PSYCHIC', total = 525, hp = 65, attack = 65, defense = 60, spatk = 130, spdef = 95, speed = 110)" calcext:value-type="string">
            <text:p>espeon = Enemy(name = 'Espeon', type = 'PSYCHIC', total = 525, hp = 65, attack = 65, defense = 60, spatk = 130, spdef = 95, speed = 110)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249]);&quot; &quot;;&quot;_&quot;)" office:value-type="string" office:string-value="espeon" calcext:value-type="string">
            <text:p>espeon</text:p>
          </table:table-cell>
        </table:table-row>
        <table:table-row table:style-name="ro1">
          <table:table-cell table:formula="of:=COM.MICROSOFT.CONCAT(SUBSTITUTE(LOWER([.B250]);&quot; &quot;;&quot;_&quot;);&quot; = Enemy(name = '&quot;;[.B250];&quot;', type = '&quot;;[.C250];&quot;', total = &quot;;[.D250];&quot;, hp = &quot;;[.E250];&quot;, attack = &quot;;[.F250];&quot;, defense = &quot;;[.G250];&quot;, spatk = &quot;;[.H250];&quot;, spdef = &quot;;[.I250];&quot;, speed = &quot;;[.J250]; &quot;)&quot;)" office:value-type="string" office:string-value="umbreon = Enemy(name = 'Umbreon', type = 'DARK', total = 525, hp = 95, attack = 65, defense = 110, spatk = 60, spdef = 130, speed = 65)" calcext:value-type="string">
            <text:p>umbreon = Enemy(name = 'Umbreon', type = 'DARK', total = 525, hp = 95, attack = 65, defense = 110, spatk = 60, spdef = 130, speed = 65)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 office:value-type="float" office:value="525" calcext:value-type="float">
            <text:p>52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250]);&quot; &quot;;&quot;_&quot;)" office:value-type="string" office:string-value="umbreon" calcext:value-type="string">
            <text:p>umbreon</text:p>
          </table:table-cell>
        </table:table-row>
        <table:table-row table:style-name="ro1">
          <table:table-cell table:formula="of:=COM.MICROSOFT.CONCAT(SUBSTITUTE(LOWER([.B251]);&quot; &quot;;&quot;_&quot;);&quot; = Enemy(name = '&quot;;[.B251];&quot;', type = '&quot;;[.C251];&quot;', total = &quot;;[.D251];&quot;, hp = &quot;;[.E251];&quot;, attack = &quot;;[.F251];&quot;, defense = &quot;;[.G251];&quot;, spatk = &quot;;[.H251];&quot;, spdef = &quot;;[.I251];&quot;, speed = &quot;;[.J251]; &quot;)&quot;)" office:value-type="string" office:string-value="murkrow = Enemy(name = 'Murkrow', type = 'DARK FLYING', total = 405, hp = 60, attack = 85, defense = 42, spatk = 85, spdef = 42, speed = 91)" calcext:value-type="string">
            <text:p>murkrow = Enemy(name = 'Murkrow', type = 'DARK FLYING', total = 405, hp = 60, attack = 85, defense = 42, spatk = 85, spdef = 42, speed = 91)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 FLYING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BSTITUTE(LOWER([.B251]);&quot; &quot;;&quot;_&quot;)" office:value-type="string" office:string-value="murkrow" calcext:value-type="string">
            <text:p>murkrow</text:p>
          </table:table-cell>
        </table:table-row>
        <table:table-row table:style-name="ro1">
          <table:table-cell table:formula="of:=COM.MICROSOFT.CONCAT(SUBSTITUTE(LOWER([.B252]);&quot; &quot;;&quot;_&quot;);&quot; = Enemy(name = '&quot;;[.B252];&quot;', type = '&quot;;[.C252];&quot;', total = &quot;;[.D252];&quot;, hp = &quot;;[.E252];&quot;, attack = &quot;;[.F252];&quot;, defense = &quot;;[.G252];&quot;, spatk = &quot;;[.H252];&quot;, spdef = &quot;;[.I252];&quot;, speed = &quot;;[.J252]; &quot;)&quot;)" office:value-type="string" office:string-value="slowking = Enemy(name = 'Slowking', type = 'WATER PSYCHIC', total = 490, hp = 95, attack = 75, defense = 80, spatk = 100, spdef = 110, speed = 30)" calcext:value-type="string">
            <text:p>slowking = Enemy(name = 'Slowking', type = 'WATER PSYCHIC', total = 490, hp = 95, attack = 75, defense = 80, spatk = 100, spdef = 110, speed = 30)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 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52]);&quot; &quot;;&quot;_&quot;)" office:value-type="string" office:string-value="slowking" calcext:value-type="string">
            <text:p>slowking</text:p>
          </table:table-cell>
        </table:table-row>
        <table:table-row table:style-name="ro1">
          <table:table-cell table:formula="of:=COM.MICROSOFT.CONCAT(SUBSTITUTE(LOWER([.B253]);&quot; &quot;;&quot;_&quot;);&quot; = Enemy(name = '&quot;;[.B253];&quot;', type = '&quot;;[.C253];&quot;', total = &quot;;[.D253];&quot;, hp = &quot;;[.E253];&quot;, attack = &quot;;[.F253];&quot;, defense = &quot;;[.G253];&quot;, spatk = &quot;;[.H253];&quot;, spdef = &quot;;[.I253];&quot;, speed = &quot;;[.J253]; &quot;)&quot;)" office:value-type="string" office:string-value="slowking_galarian_slowking = Enemy(name = 'Slowking Galarian Slowking', type = 'POISON PSYCHIC', total = 490, hp = 95, attack = 65, defense = 80, spatk = 110, spdef = 110, speed = 30)" calcext:value-type="string">
            <text:p>slowking_galarian_slowking = Enemy(name = 'Slowking Galarian Slowking', type = 'POISON PSYCHIC', total = 490, hp = 95, attack = 65, defense = 80, spatk = 110, spdef = 110, speed = 30)</text:p>
          </table:table-cell>
          <table:table-cell office:value-type="string" calcext:value-type="string">
            <text:p>Slowking Galarian Slowking</text:p>
          </table:table-cell>
          <table:table-cell office:value-type="string" calcext:value-type="string">
            <text:p>POISON 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53]);&quot; &quot;;&quot;_&quot;)" office:value-type="string" office:string-value="slowking_galarian_slowking" calcext:value-type="string">
            <text:p>slowking_galarian_slowking</text:p>
          </table:table-cell>
        </table:table-row>
        <table:table-row table:style-name="ro1">
          <table:table-cell table:formula="of:=COM.MICROSOFT.CONCAT(SUBSTITUTE(LOWER([.B254]);&quot; &quot;;&quot;_&quot;);&quot; = Enemy(name = '&quot;;[.B254];&quot;', type = '&quot;;[.C254];&quot;', total = &quot;;[.D254];&quot;, hp = &quot;;[.E254];&quot;, attack = &quot;;[.F254];&quot;, defense = &quot;;[.G254];&quot;, spatk = &quot;;[.H254];&quot;, spdef = &quot;;[.I254];&quot;, speed = &quot;;[.J254]; &quot;)&quot;)" office:value-type="string" office:string-value="misdreavus = Enemy(name = 'Misdreavus', type = 'GHOST', total = 435, hp = 60, attack = 60, defense = 60, spatk = 85, spdef = 85, speed = 85)" calcext:value-type="string">
            <text:p>misdreavus = Enemy(name = 'Misdreavus', type = 'GHOST', total = 435, hp = 60, attack = 60, defense = 60, spatk = 85, spdef = 85, speed = 85)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SUBSTITUTE(LOWER([.B254]);&quot; &quot;;&quot;_&quot;)" office:value-type="string" office:string-value="misdreavus" calcext:value-type="string">
            <text:p>misdreavus</text:p>
          </table:table-cell>
        </table:table-row>
        <table:table-row table:style-name="ro1">
          <table:table-cell table:formula="of:=COM.MICROSOFT.CONCAT(SUBSTITUTE(LOWER([.B255]);&quot; &quot;;&quot;_&quot;);&quot; = Enemy(name = '&quot;;[.B255];&quot;', type = '&quot;;[.C255];&quot;', total = &quot;;[.D255];&quot;, hp = &quot;;[.E255];&quot;, attack = &quot;;[.F255];&quot;, defense = &quot;;[.G255];&quot;, spatk = &quot;;[.H255];&quot;, spdef = &quot;;[.I255];&quot;, speed = &quot;;[.J255]; &quot;)&quot;)" office:value-type="string" office:string-value="unown = Enemy(name = 'Unown', type = 'PSYCHIC', total = 336, hp = 48, attack = 72, defense = 48, spatk = 72, spdef = 48, speed = 48)" calcext:value-type="string">
            <text:p>unown = Enemy(name = 'Unown', type = 'PSYCHIC', total = 336, hp = 48, attack = 72, defense = 48, spatk = 72, spdef = 48, speed = 48)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SUBSTITUTE(LOWER([.B255]);&quot; &quot;;&quot;_&quot;)" office:value-type="string" office:string-value="unown" calcext:value-type="string">
            <text:p>unown</text:p>
          </table:table-cell>
        </table:table-row>
        <table:table-row table:style-name="ro1">
          <table:table-cell table:formula="of:=COM.MICROSOFT.CONCAT(SUBSTITUTE(LOWER([.B256]);&quot; &quot;;&quot;_&quot;);&quot; = Enemy(name = '&quot;;[.B256];&quot;', type = '&quot;;[.C256];&quot;', total = &quot;;[.D256];&quot;, hp = &quot;;[.E256];&quot;, attack = &quot;;[.F256];&quot;, defense = &quot;;[.G256];&quot;, spatk = &quot;;[.H256];&quot;, spdef = &quot;;[.I256];&quot;, speed = &quot;;[.J256]; &quot;)&quot;)" office:value-type="string" office:string-value="wobbuffet = Enemy(name = 'Wobbuffet', type = 'PSYCHIC', total = 405, hp = 190, attack = 33, defense = 58, spatk = 33, spdef = 58, speed = 33)" calcext:value-type="string">
            <text:p>wobbuffet = Enemy(name = 'Wobbuffet', type = 'PSYCHIC', total = 405, hp = 190, attack = 33, defense = 58, spatk = 33, spdef = 58, speed = 33)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 office:value-type="float" office:value="405" calcext:value-type="float">
            <text:p>405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BSTITUTE(LOWER([.B256]);&quot; &quot;;&quot;_&quot;)" office:value-type="string" office:string-value="wobbuffet" calcext:value-type="string">
            <text:p>wobbuffet</text:p>
          </table:table-cell>
        </table:table-row>
        <table:table-row table:style-name="ro1">
          <table:table-cell table:formula="of:=COM.MICROSOFT.CONCAT(SUBSTITUTE(LOWER([.B257]);&quot; &quot;;&quot;_&quot;);&quot; = Enemy(name = '&quot;;[.B257];&quot;', type = '&quot;;[.C257];&quot;', total = &quot;;[.D257];&quot;, hp = &quot;;[.E257];&quot;, attack = &quot;;[.F257];&quot;, defense = &quot;;[.G257];&quot;, spatk = &quot;;[.H257];&quot;, spdef = &quot;;[.I257];&quot;, speed = &quot;;[.J257]; &quot;)&quot;)" office:value-type="string" office:string-value="girafarig = Enemy(name = 'Girafarig', type = 'NORMAL PSYCHIC', total = 455, hp = 70, attack = 80, defense = 65, spatk = 90, spdef = 65, speed = 85)" calcext:value-type="string">
            <text:p>girafarig = Enemy(name = 'Girafarig', type = 'NORMAL PSYCHIC', total = 455, hp = 70, attack = 80, defense = 65, spatk = 90, spdef = 65, speed = 85)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 PSYCHIC</text:p>
          </table:table-cell>
          <table:table-cell office:value-type="float" office:value="455" calcext:value-type="float">
            <text:p>45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57]);&quot; &quot;;&quot;_&quot;)" office:value-type="string" office:string-value="girafarig" calcext:value-type="string">
            <text:p>girafarig</text:p>
          </table:table-cell>
        </table:table-row>
        <table:table-row table:style-name="ro1">
          <table:table-cell table:formula="of:=COM.MICROSOFT.CONCAT(SUBSTITUTE(LOWER([.B258]);&quot; &quot;;&quot;_&quot;);&quot; = Enemy(name = '&quot;;[.B258];&quot;', type = '&quot;;[.C258];&quot;', total = &quot;;[.D258];&quot;, hp = &quot;;[.E258];&quot;, attack = &quot;;[.F258];&quot;, defense = &quot;;[.G258];&quot;, spatk = &quot;;[.H258];&quot;, spdef = &quot;;[.I258];&quot;, speed = &quot;;[.J258]; &quot;)&quot;)" office:value-type="string" office:string-value="pineco = Enemy(name = 'Pineco', type = 'BUG', total = 290, hp = 50, attack = 65, defense = 90, spatk = 35, spdef = 35, speed = 15)" calcext:value-type="string">
            <text:p>pineco = Enemy(name = 'Pineco', type = 'BUG', total = 290, hp = 50, attack = 65, defense = 90, spatk = 35, spdef = 35, speed = 15)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258]);&quot; &quot;;&quot;_&quot;)" office:value-type="string" office:string-value="pineco" calcext:value-type="string">
            <text:p>pineco</text:p>
          </table:table-cell>
        </table:table-row>
        <table:table-row table:style-name="ro1">
          <table:table-cell table:formula="of:=COM.MICROSOFT.CONCAT(SUBSTITUTE(LOWER([.B259]);&quot; &quot;;&quot;_&quot;);&quot; = Enemy(name = '&quot;;[.B259];&quot;', type = '&quot;;[.C259];&quot;', total = &quot;;[.D259];&quot;, hp = &quot;;[.E259];&quot;, attack = &quot;;[.F259];&quot;, defense = &quot;;[.G259];&quot;, spatk = &quot;;[.H259];&quot;, spdef = &quot;;[.I259];&quot;, speed = &quot;;[.J259]; &quot;)&quot;)" office:value-type="string" office:string-value="forretress = Enemy(name = 'Forretress', type = 'BUG STEEL', total = 465, hp = 75, attack = 90, defense = 140, spatk = 60, spdef = 60, speed = 40)" calcext:value-type="string">
            <text:p>forretress = Enemy(name = 'Forretress', type = 'BUG STEEL', total = 465, hp = 75, attack = 90, defense = 140, spatk = 60, spdef = 60, speed = 40)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 STEEL</text:p>
          </table:table-cell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259]);&quot; &quot;;&quot;_&quot;)" office:value-type="string" office:string-value="forretress" calcext:value-type="string">
            <text:p>forretress</text:p>
          </table:table-cell>
        </table:table-row>
        <table:table-row table:style-name="ro1">
          <table:table-cell table:formula="of:=COM.MICROSOFT.CONCAT(SUBSTITUTE(LOWER([.B260]);&quot; &quot;;&quot;_&quot;);&quot; = Enemy(name = '&quot;;[.B260];&quot;', type = '&quot;;[.C260];&quot;', total = &quot;;[.D260];&quot;, hp = &quot;;[.E260];&quot;, attack = &quot;;[.F260];&quot;, defense = &quot;;[.G260];&quot;, spatk = &quot;;[.H260];&quot;, spdef = &quot;;[.I260];&quot;, speed = &quot;;[.J260]; &quot;)&quot;)" office:value-type="string" office:string-value="dunsparce = Enemy(name = 'Dunsparce', type = 'NORMAL', total = 415, hp = 100, attack = 70, defense = 70, spatk = 65, spdef = 65, speed = 45)" calcext:value-type="string">
            <text:p>dunsparce = Enemy(name = 'Dunsparce', type = 'NORMAL', total = 415, hp = 100, attack = 70, defense = 70, spatk = 65, spdef = 65, speed = 45)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60]);&quot; &quot;;&quot;_&quot;)" office:value-type="string" office:string-value="dunsparce" calcext:value-type="string">
            <text:p>dunsparce</text:p>
          </table:table-cell>
        </table:table-row>
        <table:table-row table:style-name="ro1">
          <table:table-cell table:formula="of:=COM.MICROSOFT.CONCAT(SUBSTITUTE(LOWER([.B261]);&quot; &quot;;&quot;_&quot;);&quot; = Enemy(name = '&quot;;[.B261];&quot;', type = '&quot;;[.C261];&quot;', total = &quot;;[.D261];&quot;, hp = &quot;;[.E261];&quot;, attack = &quot;;[.F261];&quot;, defense = &quot;;[.G261];&quot;, spatk = &quot;;[.H261];&quot;, spdef = &quot;;[.I261];&quot;, speed = &quot;;[.J261]; &quot;)&quot;)" office:value-type="string" office:string-value="gligar = Enemy(name = 'Gligar', type = 'GROUND FLYING', total = 430, hp = 65, attack = 75, defense = 105, spatk = 35, spdef = 65, speed = 85)" calcext:value-type="string">
            <text:p>gligar = Enemy(name = 'Gligar', type = 'GROUND FLYING', total = 430, hp = 65, attack = 75, defense = 105, spatk = 35, spdef = 65, speed = 85)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 FLYING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61]);&quot; &quot;;&quot;_&quot;)" office:value-type="string" office:string-value="gligar" calcext:value-type="string">
            <text:p>gligar</text:p>
          </table:table-cell>
        </table:table-row>
        <table:table-row table:style-name="ro1">
          <table:table-cell table:formula="of:=COM.MICROSOFT.CONCAT(SUBSTITUTE(LOWER([.B262]);&quot; &quot;;&quot;_&quot;);&quot; = Enemy(name = '&quot;;[.B262];&quot;', type = '&quot;;[.C262];&quot;', total = &quot;;[.D262];&quot;, hp = &quot;;[.E262];&quot;, attack = &quot;;[.F262];&quot;, defense = &quot;;[.G262];&quot;, spatk = &quot;;[.H262];&quot;, spdef = &quot;;[.I262];&quot;, speed = &quot;;[.J262]; &quot;)&quot;)" office:value-type="string" office:string-value="steelix = Enemy(name = 'Steelix', type = 'STEEL GROUND', total = 510, hp = 75, attack = 85, defense = 200, spatk = 55, spdef = 65, speed = 30)" calcext:value-type="string">
            <text:p>steelix = Enemy(name = 'Steelix', type = 'STEEL GROUND', total = 510, hp = 75, attack = 85, defense = 200, spatk = 55, spdef = 65, speed = 30)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 GROUND</text:p>
          </table:table-cell>
          <table:table-cell office:value-type="float" office:value="510" calcext:value-type="float">
            <text:p>51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62]);&quot; &quot;;&quot;_&quot;)" office:value-type="string" office:string-value="steelix" calcext:value-type="string">
            <text:p>steelix</text:p>
          </table:table-cell>
        </table:table-row>
        <table:table-row table:style-name="ro1">
          <table:table-cell table:formula="of:=COM.MICROSOFT.CONCAT(SUBSTITUTE(LOWER([.B263]);&quot; &quot;;&quot;_&quot;);&quot; = Enemy(name = '&quot;;[.B263];&quot;', type = '&quot;;[.C263];&quot;', total = &quot;;[.D263];&quot;, hp = &quot;;[.E263];&quot;, attack = &quot;;[.F263];&quot;, defense = &quot;;[.G263];&quot;, spatk = &quot;;[.H263];&quot;, spdef = &quot;;[.I263];&quot;, speed = &quot;;[.J263]; &quot;)&quot;)" office:value-type="string" office:string-value="steelix_mega_steelix = Enemy(name = 'Steelix Mega Steelix', type = 'STEEL GROUND', total = 610, hp = 75, attack = 125, defense = 230, spatk = 55, spdef = 95, speed = 30)" calcext:value-type="string">
            <text:p>steelix_mega_steelix = Enemy(name = 'Steelix Mega Steelix', type = 'STEEL GROUND', total = 610, hp = 75, attack = 125, defense = 230, spatk = 55, spdef = 95, speed = 30)</text:p>
          </table:table-cell>
          <table:table-cell office:value-type="string" calcext:value-type="string">
            <text:p>Steelix Mega Steelix</text:p>
          </table:table-cell>
          <table:table-cell office:value-type="string" calcext:value-type="string">
            <text:p>STEEL GROUND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63]);&quot; &quot;;&quot;_&quot;)" office:value-type="string" office:string-value="steelix_mega_steelix" calcext:value-type="string">
            <text:p>steelix_mega_steelix</text:p>
          </table:table-cell>
        </table:table-row>
        <table:table-row table:style-name="ro1">
          <table:table-cell table:formula="of:=COM.MICROSOFT.CONCAT(SUBSTITUTE(LOWER([.B264]);&quot; &quot;;&quot;_&quot;);&quot; = Enemy(name = '&quot;;[.B264];&quot;', type = '&quot;;[.C264];&quot;', total = &quot;;[.D264];&quot;, hp = &quot;;[.E264];&quot;, attack = &quot;;[.F264];&quot;, defense = &quot;;[.G264];&quot;, spatk = &quot;;[.H264];&quot;, spdef = &quot;;[.I264];&quot;, speed = &quot;;[.J264]; &quot;)&quot;)" office:value-type="string" office:string-value="snubbull = Enemy(name = 'Snubbull', type = 'FAIRY', total = 300, hp = 60, attack = 80, defense = 50, spatk = 40, spdef = 40, speed = 30)" calcext:value-type="string">
            <text:p>snubbull = Enemy(name = 'Snubbull', type = 'FAIRY', total = 300, hp = 60, attack = 80, defense = 50, spatk = 40, spdef = 40, speed = 30)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64]);&quot; &quot;;&quot;_&quot;)" office:value-type="string" office:string-value="snubbull" calcext:value-type="string">
            <text:p>snubbull</text:p>
          </table:table-cell>
        </table:table-row>
        <table:table-row table:style-name="ro1">
          <table:table-cell table:formula="of:=COM.MICROSOFT.CONCAT(SUBSTITUTE(LOWER([.B265]);&quot; &quot;;&quot;_&quot;);&quot; = Enemy(name = '&quot;;[.B265];&quot;', type = '&quot;;[.C265];&quot;', total = &quot;;[.D265];&quot;, hp = &quot;;[.E265];&quot;, attack = &quot;;[.F265];&quot;, defense = &quot;;[.G265];&quot;, spatk = &quot;;[.H265];&quot;, spdef = &quot;;[.I265];&quot;, speed = &quot;;[.J265]; &quot;)&quot;)" office:value-type="string" office:string-value="granbull = Enemy(name = 'Granbull', type = 'FAIRY', total = 450, hp = 90, attack = 120, defense = 75, spatk = 60, spdef = 60, speed = 45)" calcext:value-type="string">
            <text:p>granbull = Enemy(name = 'Granbull', type = 'FAIRY', total = 450, hp = 90, attack = 120, defense = 75, spatk = 60, spdef = 60, speed = 45)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65]);&quot; &quot;;&quot;_&quot;)" office:value-type="string" office:string-value="granbull" calcext:value-type="string">
            <text:p>granbull</text:p>
          </table:table-cell>
        </table:table-row>
        <table:table-row table:style-name="ro1">
          <table:table-cell table:formula="of:=COM.MICROSOFT.CONCAT(SUBSTITUTE(LOWER([.B266]);&quot; &quot;;&quot;_&quot;);&quot; = Enemy(name = '&quot;;[.B266];&quot;', type = '&quot;;[.C266];&quot;', total = &quot;;[.D266];&quot;, hp = &quot;;[.E266];&quot;, attack = &quot;;[.F266];&quot;, defense = &quot;;[.G266];&quot;, spatk = &quot;;[.H266];&quot;, spdef = &quot;;[.I266];&quot;, speed = &quot;;[.J266]; &quot;)&quot;)" office:value-type="string" office:string-value="qwilfish = Enemy(name = 'Qwilfish', type = 'WATER POISON', total = 440, hp = 65, attack = 95, defense = 85, spatk = 55, spdef = 55, speed = 85)" calcext:value-type="string">
            <text:p>qwilfish = Enemy(name = 'Qwilfish', type = 'WATER POISON', total = 440, hp = 65, attack = 95, defense = 85, spatk = 55, spdef = 55, speed = 85)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 POISON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66]);&quot; &quot;;&quot;_&quot;)" office:value-type="string" office:string-value="qwilfish" calcext:value-type="string">
            <text:p>qwilfish</text:p>
          </table:table-cell>
        </table:table-row>
        <table:table-row table:style-name="ro1">
          <table:table-cell table:formula="of:=COM.MICROSOFT.CONCAT(SUBSTITUTE(LOWER([.B267]);&quot; &quot;;&quot;_&quot;);&quot; = Enemy(name = '&quot;;[.B267];&quot;', type = '&quot;;[.C267];&quot;', total = &quot;;[.D267];&quot;, hp = &quot;;[.E267];&quot;, attack = &quot;;[.F267];&quot;, defense = &quot;;[.G267];&quot;, spatk = &quot;;[.H267];&quot;, spdef = &quot;;[.I267];&quot;, speed = &quot;;[.J267]; &quot;)&quot;)" office:value-type="string" office:string-value="qwilfish_hisuian_qwilfish = Enemy(name = 'Qwilfish Hisuian Qwilfish', type = 'DARK POISON', total = 440, hp = 65, attack = 95, defense = 85, spatk = 55, spdef = 55, speed = 85)" calcext:value-type="string">
            <text:p>qwilfish_hisuian_qwilfish = Enemy(name = 'Qwilfish Hisuian Qwilfish', type = 'DARK POISON', total = 440, hp = 65, attack = 95, defense = 85, spatk = 55, spdef = 55, speed = 85)</text:p>
          </table:table-cell>
          <table:table-cell office:value-type="string" calcext:value-type="string">
            <text:p>Qwilfish Hisuian Qwilfish</text:p>
          </table:table-cell>
          <table:table-cell office:value-type="string" calcext:value-type="string">
            <text:p>DARK POISON</text:p>
          </table:table-cell>
          <table:table-cell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67]);&quot; &quot;;&quot;_&quot;)" office:value-type="string" office:string-value="qwilfish_hisuian_qwilfish" calcext:value-type="string">
            <text:p>qwilfish_hisuian_qwilfish</text:p>
          </table:table-cell>
        </table:table-row>
        <table:table-row table:style-name="ro1">
          <table:table-cell table:formula="of:=COM.MICROSOFT.CONCAT(SUBSTITUTE(LOWER([.B268]);&quot; &quot;;&quot;_&quot;);&quot; = Enemy(name = '&quot;;[.B268];&quot;', type = '&quot;;[.C268];&quot;', total = &quot;;[.D268];&quot;, hp = &quot;;[.E268];&quot;, attack = &quot;;[.F268];&quot;, defense = &quot;;[.G268];&quot;, spatk = &quot;;[.H268];&quot;, spdef = &quot;;[.I268];&quot;, speed = &quot;;[.J268]; &quot;)&quot;)" office:value-type="string" office:string-value="scizor = Enemy(name = 'Scizor', type = 'BUG STEEL', total = 500, hp = 70, attack = 130, defense = 100, spatk = 55, spdef = 80, speed = 65)" calcext:value-type="string">
            <text:p>scizor = Enemy(name = 'Scizor', type = 'BUG STEEL', total = 500, hp = 70, attack = 130, defense = 100, spatk = 55, spdef = 80, speed = 65)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 STEEL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268]);&quot; &quot;;&quot;_&quot;)" office:value-type="string" office:string-value="scizor" calcext:value-type="string">
            <text:p>scizor</text:p>
          </table:table-cell>
        </table:table-row>
        <table:table-row table:style-name="ro1">
          <table:table-cell table:formula="of:=COM.MICROSOFT.CONCAT(SUBSTITUTE(LOWER([.B269]);&quot; &quot;;&quot;_&quot;);&quot; = Enemy(name = '&quot;;[.B269];&quot;', type = '&quot;;[.C269];&quot;', total = &quot;;[.D269];&quot;, hp = &quot;;[.E269];&quot;, attack = &quot;;[.F269];&quot;, defense = &quot;;[.G269];&quot;, spatk = &quot;;[.H269];&quot;, spdef = &quot;;[.I269];&quot;, speed = &quot;;[.J269]; &quot;)&quot;)" office:value-type="string" office:string-value="scizor_mega_scizor = Enemy(name = 'Scizor Mega Scizor', type = 'BUG STEEL', total = 600, hp = 70, attack = 150, defense = 140, spatk = 65, spdef = 100, speed = 75)" calcext:value-type="string">
            <text:p>scizor_mega_scizor = Enemy(name = 'Scizor Mega Scizor', type = 'BUG STEEL', total = 600, hp = 70, attack = 150, defense = 140, spatk = 65, spdef = 100, speed = 75)</text:p>
          </table:table-cell>
          <table:table-cell office:value-type="string" calcext:value-type="string">
            <text:p>Scizor Mega Scizor</text:p>
          </table:table-cell>
          <table:table-cell office:value-type="string" calcext:value-type="string">
            <text:p>BUG STEEL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269]);&quot; &quot;;&quot;_&quot;)" office:value-type="string" office:string-value="scizor_mega_scizor" calcext:value-type="string">
            <text:p>scizor_mega_scizor</text:p>
          </table:table-cell>
        </table:table-row>
        <table:table-row table:style-name="ro1">
          <table:table-cell table:formula="of:=COM.MICROSOFT.CONCAT(SUBSTITUTE(LOWER([.B270]);&quot; &quot;;&quot;_&quot;);&quot; = Enemy(name = '&quot;;[.B270];&quot;', type = '&quot;;[.C270];&quot;', total = &quot;;[.D270];&quot;, hp = &quot;;[.E270];&quot;, attack = &quot;;[.F270];&quot;, defense = &quot;;[.G270];&quot;, spatk = &quot;;[.H270];&quot;, spdef = &quot;;[.I270];&quot;, speed = &quot;;[.J270]; &quot;)&quot;)" office:value-type="string" office:string-value="shuckle = Enemy(name = 'Shuckle', type = 'BUG ROCK', total = 505, hp = 20, attack = 10, defense = 230, spatk = 10, spdef = 230, speed = 5)" calcext:value-type="string">
            <text:p>shuckle = Enemy(name = 'Shuckle', type = 'BUG ROCK', total = 505, hp = 20, attack = 10, defense = 230, spatk = 10, spdef = 230, speed = 5)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 ROCK</text:p>
          </table:table-cell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BSTITUTE(LOWER([.B270]);&quot; &quot;;&quot;_&quot;)" office:value-type="string" office:string-value="shuckle" calcext:value-type="string">
            <text:p>shuckle</text:p>
          </table:table-cell>
        </table:table-row>
        <table:table-row table:style-name="ro1">
          <table:table-cell table:formula="of:=COM.MICROSOFT.CONCAT(SUBSTITUTE(LOWER([.B271]);&quot; &quot;;&quot;_&quot;);&quot; = Enemy(name = '&quot;;[.B271];&quot;', type = '&quot;;[.C271];&quot;', total = &quot;;[.D271];&quot;, hp = &quot;;[.E271];&quot;, attack = &quot;;[.F271];&quot;, defense = &quot;;[.G271];&quot;, spatk = &quot;;[.H271];&quot;, spdef = &quot;;[.I271];&quot;, speed = &quot;;[.J271]; &quot;)&quot;)" office:value-type="string" office:string-value="heracross = Enemy(name = 'Heracross', type = 'BUG FIGHTING', total = 500, hp = 80, attack = 125, defense = 75, spatk = 40, spdef = 95, speed = 85)" calcext:value-type="string">
            <text:p>heracross = Enemy(name = 'Heracross', type = 'BUG FIGHTING', total = 500, hp = 80, attack = 125, defense = 75, spatk = 40, spdef = 95, speed = 85)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 FIGHTING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71]);&quot; &quot;;&quot;_&quot;)" office:value-type="string" office:string-value="heracross" calcext:value-type="string">
            <text:p>heracross</text:p>
          </table:table-cell>
        </table:table-row>
        <table:table-row table:style-name="ro1">
          <table:table-cell table:formula="of:=COM.MICROSOFT.CONCAT(SUBSTITUTE(LOWER([.B272]);&quot; &quot;;&quot;_&quot;);&quot; = Enemy(name = '&quot;;[.B272];&quot;', type = '&quot;;[.C272];&quot;', total = &quot;;[.D272];&quot;, hp = &quot;;[.E272];&quot;, attack = &quot;;[.F272];&quot;, defense = &quot;;[.G272];&quot;, spatk = &quot;;[.H272];&quot;, spdef = &quot;;[.I272];&quot;, speed = &quot;;[.J272]; &quot;)&quot;)" office:value-type="string" office:string-value="heracross_mega_heracross = Enemy(name = 'Heracross Mega Heracross', type = 'BUG FIGHTING', total = 600, hp = 80, attack = 185, defense = 115, spatk = 40, spdef = 105, speed = 75)" calcext:value-type="string">
            <text:p>heracross_mega_heracross = Enemy(name = 'Heracross Mega Heracross', type = 'BUG FIGHTING', total = 600, hp = 80, attack = 185, defense = 115, spatk = 40, spdef = 105, speed = 75)</text:p>
          </table:table-cell>
          <table:table-cell office:value-type="string" calcext:value-type="string">
            <text:p>Heracross Mega Heracross</text:p>
          </table:table-cell>
          <table:table-cell office:value-type="string" calcext:value-type="string">
            <text:p>BUG FIGHTING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272]);&quot; &quot;;&quot;_&quot;)" office:value-type="string" office:string-value="heracross_mega_heracross" calcext:value-type="string">
            <text:p>heracross_mega_heracross</text:p>
          </table:table-cell>
        </table:table-row>
        <table:table-row table:style-name="ro1">
          <table:table-cell table:formula="of:=COM.MICROSOFT.CONCAT(SUBSTITUTE(LOWER([.B273]);&quot; &quot;;&quot;_&quot;);&quot; = Enemy(name = '&quot;;[.B273];&quot;', type = '&quot;;[.C273];&quot;', total = &quot;;[.D273];&quot;, hp = &quot;;[.E273];&quot;, attack = &quot;;[.F273];&quot;, defense = &quot;;[.G273];&quot;, spatk = &quot;;[.H273];&quot;, spdef = &quot;;[.I273];&quot;, speed = &quot;;[.J273]; &quot;)&quot;)" office:value-type="string" office:string-value="sneasel = Enemy(name = 'Sneasel', type = 'DARK ICE', total = 430, hp = 55, attack = 95, defense = 55, spatk = 35, spdef = 75, speed = 115)" calcext:value-type="string">
            <text:p>sneasel = Enemy(name = 'Sneasel', type = 'DARK ICE', total = 430, hp = 55, attack = 95, defense = 55, spatk = 35, spdef = 75, speed = 115)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 ICE</text:p>
          </table:table-cell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273]);&quot; &quot;;&quot;_&quot;)" office:value-type="string" office:string-value="sneasel" calcext:value-type="string">
            <text:p>sneasel</text:p>
          </table:table-cell>
        </table:table-row>
        <table:table-row table:style-name="ro1">
          <table:table-cell table:formula="of:=COM.MICROSOFT.CONCAT(SUBSTITUTE(LOWER([.B274]);&quot; &quot;;&quot;_&quot;);&quot; = Enemy(name = '&quot;;[.B274];&quot;', type = '&quot;;[.C274];&quot;', total = &quot;;[.D274];&quot;, hp = &quot;;[.E274];&quot;, attack = &quot;;[.F274];&quot;, defense = &quot;;[.G274];&quot;, spatk = &quot;;[.H274];&quot;, spdef = &quot;;[.I274];&quot;, speed = &quot;;[.J274]; &quot;)&quot;)" office:value-type="string" office:string-value="sneasel_hisuian_sneasel = Enemy(name = 'Sneasel Hisuian Sneasel', type = 'POISON FIGHTING', total = 430, hp = 55, attack = 95, defense = 55, spatk = 35, spdef = 75, speed = 115)" calcext:value-type="string">
            <text:p>sneasel_hisuian_sneasel = Enemy(name = 'Sneasel Hisuian Sneasel', type = 'POISON FIGHTING', total = 430, hp = 55, attack = 95, defense = 55, spatk = 35, spdef = 75, speed = 115)</text:p>
          </table:table-cell>
          <table:table-cell office:value-type="string" calcext:value-type="string">
            <text:p>Sneasel Hisuian Sneasel</text:p>
          </table:table-cell>
          <table:table-cell office:value-type="string" calcext:value-type="string">
            <text:p>POISON FIGHTING</text:p>
          </table:table-cell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274]);&quot; &quot;;&quot;_&quot;)" office:value-type="string" office:string-value="sneasel_hisuian_sneasel" calcext:value-type="string">
            <text:p>sneasel_hisuian_sneasel</text:p>
          </table:table-cell>
        </table:table-row>
        <table:table-row table:style-name="ro1">
          <table:table-cell table:formula="of:=COM.MICROSOFT.CONCAT(SUBSTITUTE(LOWER([.B275]);&quot; &quot;;&quot;_&quot;);&quot; = Enemy(name = '&quot;;[.B275];&quot;', type = '&quot;;[.C275];&quot;', total = &quot;;[.D275];&quot;, hp = &quot;;[.E275];&quot;, attack = &quot;;[.F275];&quot;, defense = &quot;;[.G275];&quot;, spatk = &quot;;[.H275];&quot;, spdef = &quot;;[.I275];&quot;, speed = &quot;;[.J275]; &quot;)&quot;)" office:value-type="string" office:string-value="teddiursa = Enemy(name = 'Teddiursa', type = 'NORMAL', total = 330, hp = 60, attack = 80, defense = 50, spatk = 50, spdef = 50, speed = 40)" calcext:value-type="string">
            <text:p>teddiursa = Enemy(name = 'Teddiursa', type = 'NORMAL', total = 330, hp = 60, attack = 80, defense = 50, spatk = 50, spdef = 50, speed = 40)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275]);&quot; &quot;;&quot;_&quot;)" office:value-type="string" office:string-value="teddiursa" calcext:value-type="string">
            <text:p>teddiursa</text:p>
          </table:table-cell>
        </table:table-row>
        <table:table-row table:style-name="ro1">
          <table:table-cell table:formula="of:=COM.MICROSOFT.CONCAT(SUBSTITUTE(LOWER([.B276]);&quot; &quot;;&quot;_&quot;);&quot; = Enemy(name = '&quot;;[.B276];&quot;', type = '&quot;;[.C276];&quot;', total = &quot;;[.D276];&quot;, hp = &quot;;[.E276];&quot;, attack = &quot;;[.F276];&quot;, defense = &quot;;[.G276];&quot;, spatk = &quot;;[.H276];&quot;, spdef = &quot;;[.I276];&quot;, speed = &quot;;[.J276]; &quot;)&quot;)" office:value-type="string" office:string-value="ursaring = Enemy(name = 'Ursaring', type = 'NORMAL', total = 500, hp = 90, attack = 130, defense = 75, spatk = 75, spdef = 75, speed = 55)" calcext:value-type="string">
            <text:p>ursaring = Enemy(name = 'Ursaring', type = 'NORMAL', total = 500, hp = 90, attack = 130, defense = 75, spatk = 75, spdef = 75, speed = 55)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276]);&quot; &quot;;&quot;_&quot;)" office:value-type="string" office:string-value="ursaring" calcext:value-type="string">
            <text:p>ursaring</text:p>
          </table:table-cell>
        </table:table-row>
        <table:table-row table:style-name="ro1">
          <table:table-cell table:formula="of:=COM.MICROSOFT.CONCAT(SUBSTITUTE(LOWER([.B277]);&quot; &quot;;&quot;_&quot;);&quot; = Enemy(name = '&quot;;[.B277];&quot;', type = '&quot;;[.C277];&quot;', total = &quot;;[.D277];&quot;, hp = &quot;;[.E277];&quot;, attack = &quot;;[.F277];&quot;, defense = &quot;;[.G277];&quot;, spatk = &quot;;[.H277];&quot;, spdef = &quot;;[.I277];&quot;, speed = &quot;;[.J277]; &quot;)&quot;)" office:value-type="string" office:string-value="slugma = Enemy(name = 'Slugma', type = 'FIRE', total = 250, hp = 40, attack = 40, defense = 40, spatk = 70, spdef = 40, speed = 20)" calcext:value-type="string">
            <text:p>slugma = Enemy(name = 'Slugma', type = 'FIRE', total = 250, hp = 40, attack = 40, defense = 40, spatk = 70, spdef = 40, speed = 20)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277]);&quot; &quot;;&quot;_&quot;)" office:value-type="string" office:string-value="slugma" calcext:value-type="string">
            <text:p>slugma</text:p>
          </table:table-cell>
        </table:table-row>
        <table:table-row table:style-name="ro1">
          <table:table-cell table:formula="of:=COM.MICROSOFT.CONCAT(SUBSTITUTE(LOWER([.B278]);&quot; &quot;;&quot;_&quot;);&quot; = Enemy(name = '&quot;;[.B278];&quot;', type = '&quot;;[.C278];&quot;', total = &quot;;[.D278];&quot;, hp = &quot;;[.E278];&quot;, attack = &quot;;[.F278];&quot;, defense = &quot;;[.G278];&quot;, spatk = &quot;;[.H278];&quot;, spdef = &quot;;[.I278];&quot;, speed = &quot;;[.J278]; &quot;)&quot;)" office:value-type="string" office:string-value="magcargo = Enemy(name = 'Magcargo', type = 'FIRE ROCK', total = 430, hp = 60, attack = 50, defense = 120, spatk = 90, spdef = 80, speed = 30)" calcext:value-type="string">
            <text:p>magcargo = Enemy(name = 'Magcargo', type = 'FIRE ROCK', total = 430, hp = 60, attack = 50, defense = 120, spatk = 90, spdef = 80, speed = 30)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 ROCK</text:p>
          </table:table-cell>
          <table:table-cell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78]);&quot; &quot;;&quot;_&quot;)" office:value-type="string" office:string-value="magcargo" calcext:value-type="string">
            <text:p>magcargo</text:p>
          </table:table-cell>
        </table:table-row>
        <table:table-row table:style-name="ro1">
          <table:table-cell table:formula="of:=COM.MICROSOFT.CONCAT(SUBSTITUTE(LOWER([.B279]);&quot; &quot;;&quot;_&quot;);&quot; = Enemy(name = '&quot;;[.B279];&quot;', type = '&quot;;[.C279];&quot;', total = &quot;;[.D279];&quot;, hp = &quot;;[.E279];&quot;, attack = &quot;;[.F279];&quot;, defense = &quot;;[.G279];&quot;, spatk = &quot;;[.H279];&quot;, spdef = &quot;;[.I279];&quot;, speed = &quot;;[.J279]; &quot;)&quot;)" office:value-type="string" office:string-value="swinub = Enemy(name = 'Swinub', type = 'ICE GROUND', total = 250, hp = 50, attack = 50, defense = 40, spatk = 30, spdef = 30, speed = 50)" calcext:value-type="string">
            <text:p>swinub = Enemy(name = 'Swinub', type = 'ICE GROUND', total = 250, hp = 50, attack = 50, defense = 40, spatk = 30, spdef = 30, speed = 50)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 GROUND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79]);&quot; &quot;;&quot;_&quot;)" office:value-type="string" office:string-value="swinub" calcext:value-type="string">
            <text:p>swinub</text:p>
          </table:table-cell>
        </table:table-row>
        <table:table-row table:style-name="ro1">
          <table:table-cell table:formula="of:=COM.MICROSOFT.CONCAT(SUBSTITUTE(LOWER([.B280]);&quot; &quot;;&quot;_&quot;);&quot; = Enemy(name = '&quot;;[.B280];&quot;', type = '&quot;;[.C280];&quot;', total = &quot;;[.D280];&quot;, hp = &quot;;[.E280];&quot;, attack = &quot;;[.F280];&quot;, defense = &quot;;[.G280];&quot;, spatk = &quot;;[.H280];&quot;, spdef = &quot;;[.I280];&quot;, speed = &quot;;[.J280]; &quot;)&quot;)" office:value-type="string" office:string-value="piloswine = Enemy(name = 'Piloswine', type = 'ICE GROUND', total = 450, hp = 100, attack = 100, defense = 80, spatk = 60, spdef = 60, speed = 50)" calcext:value-type="string">
            <text:p>piloswine = Enemy(name = 'Piloswine', type = 'ICE GROUND', total = 450, hp = 100, attack = 100, defense = 80, spatk = 60, spdef = 60, speed = 50)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 GROUND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80]);&quot; &quot;;&quot;_&quot;)" office:value-type="string" office:string-value="piloswine" calcext:value-type="string">
            <text:p>piloswine</text:p>
          </table:table-cell>
        </table:table-row>
        <table:table-row table:style-name="ro1">
          <table:table-cell table:formula="of:=COM.MICROSOFT.CONCAT(SUBSTITUTE(LOWER([.B281]);&quot; &quot;;&quot;_&quot;);&quot; = Enemy(name = '&quot;;[.B281];&quot;', type = '&quot;;[.C281];&quot;', total = &quot;;[.D281];&quot;, hp = &quot;;[.E281];&quot;, attack = &quot;;[.F281];&quot;, defense = &quot;;[.G281];&quot;, spatk = &quot;;[.H281];&quot;, spdef = &quot;;[.I281];&quot;, speed = &quot;;[.J281]; &quot;)&quot;)" office:value-type="string" office:string-value="corsola = Enemy(name = 'Corsola', type = 'WATER ROCK', total = 410, hp = 65, attack = 55, defense = 95, spatk = 65, spdef = 95, speed = 35)" calcext:value-type="string">
            <text:p>corsola = Enemy(name = 'Corsola', type = 'WATER ROCK', total = 410, hp = 65, attack = 55, defense = 95, spatk = 65, spdef = 95, speed = 35)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 ROCK</text:p>
          </table:table-cell>
          <table:table-cell office:value-type="float" office:value="410" calcext:value-type="float">
            <text:p>41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281]);&quot; &quot;;&quot;_&quot;)" office:value-type="string" office:string-value="corsola" calcext:value-type="string">
            <text:p>corsola</text:p>
          </table:table-cell>
        </table:table-row>
        <table:table-row table:style-name="ro1">
          <table:table-cell table:formula="of:=COM.MICROSOFT.CONCAT(SUBSTITUTE(LOWER([.B282]);&quot; &quot;;&quot;_&quot;);&quot; = Enemy(name = '&quot;;[.B282];&quot;', type = '&quot;;[.C282];&quot;', total = &quot;;[.D282];&quot;, hp = &quot;;[.E282];&quot;, attack = &quot;;[.F282];&quot;, defense = &quot;;[.G282];&quot;, spatk = &quot;;[.H282];&quot;, spdef = &quot;;[.I282];&quot;, speed = &quot;;[.J282]; &quot;)&quot;)" office:value-type="string" office:string-value="corsola_galarian_corsola = Enemy(name = 'Corsola Galarian Corsola', type = 'GHOST', total = 410, hp = 60, attack = 55, defense = 100, spatk = 65, spdef = 100, speed = 30)" calcext:value-type="string">
            <text:p>corsola_galarian_corsola = Enemy(name = 'Corsola Galarian Corsola', type = 'GHOST', total = 410, hp = 60, attack = 55, defense = 100, spatk = 65, spdef = 100, speed = 30)</text:p>
          </table:table-cell>
          <table:table-cell office:value-type="string" calcext:value-type="string">
            <text:p>Corsola Galarian Corsola</text:p>
          </table:table-cell>
          <table:table-cell office:value-type="string" calcext:value-type="string">
            <text:p>GHOST</text:p>
          </table:table-cell>
          <table:table-cell office:value-type="float" office:value="410" calcext:value-type="float">
            <text:p>4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282]);&quot; &quot;;&quot;_&quot;)" office:value-type="string" office:string-value="corsola_galarian_corsola" calcext:value-type="string">
            <text:p>corsola_galarian_corsola</text:p>
          </table:table-cell>
        </table:table-row>
        <table:table-row table:style-name="ro1">
          <table:table-cell table:formula="of:=COM.MICROSOFT.CONCAT(SUBSTITUTE(LOWER([.B283]);&quot; &quot;;&quot;_&quot;);&quot; = Enemy(name = '&quot;;[.B283];&quot;', type = '&quot;;[.C283];&quot;', total = &quot;;[.D283];&quot;, hp = &quot;;[.E283];&quot;, attack = &quot;;[.F283];&quot;, defense = &quot;;[.G283];&quot;, spatk = &quot;;[.H283];&quot;, spdef = &quot;;[.I283];&quot;, speed = &quot;;[.J283]; &quot;)&quot;)" office:value-type="string" office:string-value="remoraid = Enemy(name = 'Remoraid', type = 'WATER', total = 300, hp = 35, attack = 65, defense = 35, spatk = 65, spdef = 35, speed = 65)" calcext:value-type="string">
            <text:p>remoraid = Enemy(name = 'Remoraid', type = 'WATER', total = 300, hp = 35, attack = 65, defense = 35, spatk = 65, spdef = 35, speed = 65)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283]);&quot; &quot;;&quot;_&quot;)" office:value-type="string" office:string-value="remoraid" calcext:value-type="string">
            <text:p>remoraid</text:p>
          </table:table-cell>
        </table:table-row>
        <table:table-row table:style-name="ro1">
          <table:table-cell table:formula="of:=COM.MICROSOFT.CONCAT(SUBSTITUTE(LOWER([.B284]);&quot; &quot;;&quot;_&quot;);&quot; = Enemy(name = '&quot;;[.B284];&quot;', type = '&quot;;[.C284];&quot;', total = &quot;;[.D284];&quot;, hp = &quot;;[.E284];&quot;, attack = &quot;;[.F284];&quot;, defense = &quot;;[.G284];&quot;, spatk = &quot;;[.H284];&quot;, spdef = &quot;;[.I284];&quot;, speed = &quot;;[.J284]; &quot;)&quot;)" office:value-type="string" office:string-value="octillery = Enemy(name = 'Octillery', type = 'WATER', total = 480, hp = 75, attack = 105, defense = 75, spatk = 105, spdef = 75, speed = 45)" calcext:value-type="string">
            <text:p>octillery = Enemy(name = 'Octillery', type = 'WATER', total = 480, hp = 75, attack = 105, defense = 75, spatk = 105, spdef = 75, speed = 45)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284]);&quot; &quot;;&quot;_&quot;)" office:value-type="string" office:string-value="octillery" calcext:value-type="string">
            <text:p>octillery</text:p>
          </table:table-cell>
        </table:table-row>
        <table:table-row table:style-name="ro1">
          <table:table-cell table:formula="of:=COM.MICROSOFT.CONCAT(SUBSTITUTE(LOWER([.B285]);&quot; &quot;;&quot;_&quot;);&quot; = Enemy(name = '&quot;;[.B285];&quot;', type = '&quot;;[.C285];&quot;', total = &quot;;[.D285];&quot;, hp = &quot;;[.E285];&quot;, attack = &quot;;[.F285];&quot;, defense = &quot;;[.G285];&quot;, spatk = &quot;;[.H285];&quot;, spdef = &quot;;[.I285];&quot;, speed = &quot;;[.J285]; &quot;)&quot;)" office:value-type="string" office:string-value="delibird = Enemy(name = 'Delibird', type = 'ICE FLYING', total = 330, hp = 45, attack = 55, defense = 45, spatk = 65, spdef = 45, speed = 75)" calcext:value-type="string">
            <text:p>delibird = Enemy(name = 'Delibird', type = 'ICE FLYING', total = 330, hp = 45, attack = 55, defense = 45, spatk = 65, spdef = 45, speed = 75)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 FLYING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285]);&quot; &quot;;&quot;_&quot;)" office:value-type="string" office:string-value="delibird" calcext:value-type="string">
            <text:p>delibird</text:p>
          </table:table-cell>
        </table:table-row>
        <table:table-row table:style-name="ro1">
          <table:table-cell table:formula="of:=COM.MICROSOFT.CONCAT(SUBSTITUTE(LOWER([.B286]);&quot; &quot;;&quot;_&quot;);&quot; = Enemy(name = '&quot;;[.B286];&quot;', type = '&quot;;[.C286];&quot;', total = &quot;;[.D286];&quot;, hp = &quot;;[.E286];&quot;, attack = &quot;;[.F286];&quot;, defense = &quot;;[.G286];&quot;, spatk = &quot;;[.H286];&quot;, spdef = &quot;;[.I286];&quot;, speed = &quot;;[.J286]; &quot;)&quot;)" office:value-type="string" office:string-value="mantine = Enemy(name = 'Mantine', type = 'WATER FLYING', total = 485, hp = 85, attack = 40, defense = 70, spatk = 80, spdef = 140, speed = 70)" calcext:value-type="string">
            <text:p>mantine = Enemy(name = 'Mantine', type = 'WATER FLYING', total = 485, hp = 85, attack = 40, defense = 70, spatk = 80, spdef = 140, speed = 70)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 FLYING</text:p>
          </table:table-cell>
          <table:table-cell office:value-type="float" office:value="485" calcext:value-type="float">
            <text:p>48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286]);&quot; &quot;;&quot;_&quot;)" office:value-type="string" office:string-value="mantine" calcext:value-type="string">
            <text:p>mantine</text:p>
          </table:table-cell>
        </table:table-row>
        <table:table-row table:style-name="ro1">
          <table:table-cell table:formula="of:=COM.MICROSOFT.CONCAT(SUBSTITUTE(LOWER([.B287]);&quot; &quot;;&quot;_&quot;);&quot; = Enemy(name = '&quot;;[.B287];&quot;', type = '&quot;;[.C287];&quot;', total = &quot;;[.D287];&quot;, hp = &quot;;[.E287];&quot;, attack = &quot;;[.F287];&quot;, defense = &quot;;[.G287];&quot;, spatk = &quot;;[.H287];&quot;, spdef = &quot;;[.I287];&quot;, speed = &quot;;[.J287]; &quot;)&quot;)" office:value-type="string" office:string-value="skarmory = Enemy(name = 'Skarmory', type = 'STEEL FLYING', total = 465, hp = 65, attack = 80, defense = 140, spatk = 40, spdef = 70, speed = 70)" calcext:value-type="string">
            <text:p>skarmory = Enemy(name = 'Skarmory', type = 'STEEL FLYING', total = 465, hp = 65, attack = 80, defense = 140, spatk = 40, spdef = 70, speed = 70)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 FLYING</text:p>
          </table:table-cell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formula="of:=SUBSTITUTE(LOWER([.B287]);&quot; &quot;;&quot;_&quot;)" office:value-type="string" office:string-value="skarmory" calcext:value-type="string">
            <text:p>skarmory</text:p>
          </table:table-cell>
        </table:table-row>
        <table:table-row table:style-name="ro1">
          <table:table-cell table:formula="of:=COM.MICROSOFT.CONCAT(SUBSTITUTE(LOWER([.B288]);&quot; &quot;;&quot;_&quot;);&quot; = Enemy(name = '&quot;;[.B288];&quot;', type = '&quot;;[.C288];&quot;', total = &quot;;[.D288];&quot;, hp = &quot;;[.E288];&quot;, attack = &quot;;[.F288];&quot;, defense = &quot;;[.G288];&quot;, spatk = &quot;;[.H288];&quot;, spdef = &quot;;[.I288];&quot;, speed = &quot;;[.J288]; &quot;)&quot;)" office:value-type="string" office:string-value="houndour = Enemy(name = 'Houndour', type = 'DARK FIRE', total = 330, hp = 45, attack = 60, defense = 30, spatk = 80, spdef = 50, speed = 65)" calcext:value-type="string">
            <text:p>houndour = Enemy(name = 'Houndour', type = 'DARK FIRE', total = 330, hp = 45, attack = 60, defense = 30, spatk = 80, spdef = 50, speed = 65)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 FIRE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288]);&quot; &quot;;&quot;_&quot;)" office:value-type="string" office:string-value="houndour" calcext:value-type="string">
            <text:p>houndour</text:p>
          </table:table-cell>
        </table:table-row>
        <table:table-row table:style-name="ro1">
          <table:table-cell table:formula="of:=COM.MICROSOFT.CONCAT(SUBSTITUTE(LOWER([.B289]);&quot; &quot;;&quot;_&quot;);&quot; = Enemy(name = '&quot;;[.B289];&quot;', type = '&quot;;[.C289];&quot;', total = &quot;;[.D289];&quot;, hp = &quot;;[.E289];&quot;, attack = &quot;;[.F289];&quot;, defense = &quot;;[.G289];&quot;, spatk = &quot;;[.H289];&quot;, spdef = &quot;;[.I289];&quot;, speed = &quot;;[.J289]; &quot;)&quot;)" office:value-type="string" office:string-value="houndoom = Enemy(name = 'Houndoom', type = 'DARK FIRE', total = 500, hp = 75, attack = 90, defense = 50, spatk = 110, spdef = 80, speed = 95)" calcext:value-type="string">
            <text:p>houndoom = Enemy(name = 'Houndoom', type = 'DARK FIRE', total = 500, hp = 75, attack = 90, defense = 50, spatk = 110, spdef = 80, speed = 95)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 FIRE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289]);&quot; &quot;;&quot;_&quot;)" office:value-type="string" office:string-value="houndoom" calcext:value-type="string">
            <text:p>houndoom</text:p>
          </table:table-cell>
        </table:table-row>
        <table:table-row table:style-name="ro1">
          <table:table-cell table:formula="of:=COM.MICROSOFT.CONCAT(SUBSTITUTE(LOWER([.B290]);&quot; &quot;;&quot;_&quot;);&quot; = Enemy(name = '&quot;;[.B290];&quot;', type = '&quot;;[.C290];&quot;', total = &quot;;[.D290];&quot;, hp = &quot;;[.E290];&quot;, attack = &quot;;[.F290];&quot;, defense = &quot;;[.G290];&quot;, spatk = &quot;;[.H290];&quot;, spdef = &quot;;[.I290];&quot;, speed = &quot;;[.J290]; &quot;)&quot;)" office:value-type="string" office:string-value="houndoom_mega_houndoom = Enemy(name = 'Houndoom Mega Houndoom', type = 'DARK FIRE', total = 600, hp = 75, attack = 90, defense = 90, spatk = 140, spdef = 90, speed = 115)" calcext:value-type="string">
            <text:p>houndoom_mega_houndoom = Enemy(name = 'Houndoom Mega Houndoom', type = 'DARK FIRE', total = 600, hp = 75, attack = 90, defense = 90, spatk = 140, spdef = 90, speed = 115)</text:p>
          </table:table-cell>
          <table:table-cell office:value-type="string" calcext:value-type="string">
            <text:p>Houndoom Mega Houndoom</text:p>
          </table:table-cell>
          <table:table-cell office:value-type="string" calcext:value-type="string">
            <text:p>DARK FIR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290]);&quot; &quot;;&quot;_&quot;)" office:value-type="string" office:string-value="houndoom_mega_houndoom" calcext:value-type="string">
            <text:p>houndoom_mega_houndoom</text:p>
          </table:table-cell>
        </table:table-row>
        <table:table-row table:style-name="ro1">
          <table:table-cell table:formula="of:=COM.MICROSOFT.CONCAT(SUBSTITUTE(LOWER([.B291]);&quot; &quot;;&quot;_&quot;);&quot; = Enemy(name = '&quot;;[.B291];&quot;', type = '&quot;;[.C291];&quot;', total = &quot;;[.D291];&quot;, hp = &quot;;[.E291];&quot;, attack = &quot;;[.F291];&quot;, defense = &quot;;[.G291];&quot;, spatk = &quot;;[.H291];&quot;, spdef = &quot;;[.I291];&quot;, speed = &quot;;[.J291]; &quot;)&quot;)" office:value-type="string" office:string-value="kingdra = Enemy(name = 'Kingdra', type = 'WATER DRAGON', total = 540, hp = 75, attack = 95, defense = 95, spatk = 95, spdef = 95, speed = 85)" calcext:value-type="string">
            <text:p>kingdra = Enemy(name = 'Kingdra', type = 'WATER DRAGON', total = 540, hp = 75, attack = 95, defense = 95, spatk = 95, spdef = 95, speed = 85)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 DRAGON</text:p>
          </table:table-cell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91]);&quot; &quot;;&quot;_&quot;)" office:value-type="string" office:string-value="kingdra" calcext:value-type="string">
            <text:p>kingdra</text:p>
          </table:table-cell>
        </table:table-row>
        <table:table-row table:style-name="ro1">
          <table:table-cell table:formula="of:=COM.MICROSOFT.CONCAT(SUBSTITUTE(LOWER([.B292]);&quot; &quot;;&quot;_&quot;);&quot; = Enemy(name = '&quot;;[.B292];&quot;', type = '&quot;;[.C292];&quot;', total = &quot;;[.D292];&quot;, hp = &quot;;[.E292];&quot;, attack = &quot;;[.F292];&quot;, defense = &quot;;[.G292];&quot;, spatk = &quot;;[.H292];&quot;, spdef = &quot;;[.I292];&quot;, speed = &quot;;[.J292]; &quot;)&quot;)" office:value-type="string" office:string-value="phanpy = Enemy(name = 'Phanpy', type = 'GROUND', total = 330, hp = 90, attack = 60, defense = 60, spatk = 40, spdef = 40, speed = 40)" calcext:value-type="string">
            <text:p>phanpy = Enemy(name = 'Phanpy', type = 'GROUND', total = 330, hp = 90, attack = 60, defense = 60, spatk = 40, spdef = 40, speed = 40)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formula="of:=SUBSTITUTE(LOWER([.B292]);&quot; &quot;;&quot;_&quot;)" office:value-type="string" office:string-value="phanpy" calcext:value-type="string">
            <text:p>phanpy</text:p>
          </table:table-cell>
        </table:table-row>
        <table:table-row table:style-name="ro1">
          <table:table-cell table:formula="of:=COM.MICROSOFT.CONCAT(SUBSTITUTE(LOWER([.B293]);&quot; &quot;;&quot;_&quot;);&quot; = Enemy(name = '&quot;;[.B293];&quot;', type = '&quot;;[.C293];&quot;', total = &quot;;[.D293];&quot;, hp = &quot;;[.E293];&quot;, attack = &quot;;[.F293];&quot;, defense = &quot;;[.G293];&quot;, spatk = &quot;;[.H293];&quot;, spdef = &quot;;[.I293];&quot;, speed = &quot;;[.J293]; &quot;)&quot;)" office:value-type="string" office:string-value="donphan = Enemy(name = 'Donphan', type = 'GROUND', total = 500, hp = 90, attack = 120, defense = 120, spatk = 60, spdef = 60, speed = 50)" calcext:value-type="string">
            <text:p>donphan = Enemy(name = 'Donphan', type = 'GROUND', total = 500, hp = 90, attack = 120, defense = 120, spatk = 60, spdef = 60, speed = 50)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293]);&quot; &quot;;&quot;_&quot;)" office:value-type="string" office:string-value="donphan" calcext:value-type="string">
            <text:p>donphan</text:p>
          </table:table-cell>
        </table:table-row>
        <table:table-row table:style-name="ro1">
          <table:table-cell table:formula="of:=COM.MICROSOFT.CONCAT(SUBSTITUTE(LOWER([.B294]);&quot; &quot;;&quot;_&quot;);&quot; = Enemy(name = '&quot;;[.B294];&quot;', type = '&quot;;[.C294];&quot;', total = &quot;;[.D294];&quot;, hp = &quot;;[.E294];&quot;, attack = &quot;;[.F294];&quot;, defense = &quot;;[.G294];&quot;, spatk = &quot;;[.H294];&quot;, spdef = &quot;;[.I294];&quot;, speed = &quot;;[.J294]; &quot;)&quot;)" office:value-type="string" office:string-value="porygon2 = Enemy(name = 'Porygon2', type = 'NORMAL', total = 515, hp = 85, attack = 80, defense = 90, spatk = 105, spdef = 95, speed = 60)" calcext:value-type="string">
            <text:p>porygon2 = Enemy(name = 'Porygon2', type = 'NORMAL', total = 515, hp = 85, attack = 80, defense = 90, spatk = 105, spdef = 95, speed = 60)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 office:value-type="float" office:value="515" calcext:value-type="float">
            <text:p>51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294]);&quot; &quot;;&quot;_&quot;)" office:value-type="string" office:string-value="porygon2" calcext:value-type="string">
            <text:p>porygon2</text:p>
          </table:table-cell>
        </table:table-row>
        <table:table-row table:style-name="ro1">
          <table:table-cell table:formula="of:=COM.MICROSOFT.CONCAT(SUBSTITUTE(LOWER([.B295]);&quot; &quot;;&quot;_&quot;);&quot; = Enemy(name = '&quot;;[.B295];&quot;', type = '&quot;;[.C295];&quot;', total = &quot;;[.D295];&quot;, hp = &quot;;[.E295];&quot;, attack = &quot;;[.F295];&quot;, defense = &quot;;[.G295];&quot;, spatk = &quot;;[.H295];&quot;, spdef = &quot;;[.I295];&quot;, speed = &quot;;[.J295]; &quot;)&quot;)" office:value-type="string" office:string-value="stantler = Enemy(name = 'Stantler', type = 'NORMAL', total = 465, hp = 73, attack = 95, defense = 62, spatk = 85, spdef = 65, speed = 85)" calcext:value-type="string">
            <text:p>stantler = Enemy(name = 'Stantler', type = 'NORMAL', total = 465, hp = 73, attack = 95, defense = 62, spatk = 85, spdef = 65, speed = 85)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 office:value-type="float" office:value="465" calcext:value-type="float">
            <text:p>46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295]);&quot; &quot;;&quot;_&quot;)" office:value-type="string" office:string-value="stantler" calcext:value-type="string">
            <text:p>stantler</text:p>
          </table:table-cell>
        </table:table-row>
        <table:table-row table:style-name="ro1">
          <table:table-cell table:formula="of:=COM.MICROSOFT.CONCAT(SUBSTITUTE(LOWER([.B296]);&quot; &quot;;&quot;_&quot;);&quot; = Enemy(name = '&quot;;[.B296];&quot;', type = '&quot;;[.C296];&quot;', total = &quot;;[.D296];&quot;, hp = &quot;;[.E296];&quot;, attack = &quot;;[.F296];&quot;, defense = &quot;;[.G296];&quot;, spatk = &quot;;[.H296];&quot;, spdef = &quot;;[.I296];&quot;, speed = &quot;;[.J296]; &quot;)&quot;)" office:value-type="string" office:string-value="smeargle = Enemy(name = 'Smeargle', type = 'NORMAL', total = 250, hp = 55, attack = 20, defense = 35, spatk = 20, spdef = 45, speed = 75)" calcext:value-type="string">
            <text:p>smeargle = Enemy(name = 'Smeargle', type = 'NORMAL', total = 250, hp = 55, attack = 20, defense = 35, spatk = 20, spdef = 45, speed = 75)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296]);&quot; &quot;;&quot;_&quot;)" office:value-type="string" office:string-value="smeargle" calcext:value-type="string">
            <text:p>smeargle</text:p>
          </table:table-cell>
        </table:table-row>
        <table:table-row table:style-name="ro1">
          <table:table-cell table:formula="of:=COM.MICROSOFT.CONCAT(SUBSTITUTE(LOWER([.B297]);&quot; &quot;;&quot;_&quot;);&quot; = Enemy(name = '&quot;;[.B297];&quot;', type = '&quot;;[.C297];&quot;', total = &quot;;[.D297];&quot;, hp = &quot;;[.E297];&quot;, attack = &quot;;[.F297];&quot;, defense = &quot;;[.G297];&quot;, spatk = &quot;;[.H297];&quot;, spdef = &quot;;[.I297];&quot;, speed = &quot;;[.J297]; &quot;)&quot;)" office:value-type="string" office:string-value="tyrogue = Enemy(name = 'Tyrogue', type = 'FIGHTING', total = 210, hp = 35, attack = 35, defense = 35, spatk = 35, spdef = 35, speed = 35)" calcext:value-type="string">
            <text:p>tyrogue = Enemy(name = 'Tyrogue', type = 'FIGHTING', total = 210, hp = 35, attack = 35, defense = 35, spatk = 35, spdef = 35, speed = 35)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float" office:value="35" calcext:value-type="float">
            <text:p>35</text:p>
          </table:table-cell>
          <table:table-cell/>
          <table:table-cell table:formula="of:=SUBSTITUTE(LOWER([.B297]);&quot; &quot;;&quot;_&quot;)" office:value-type="string" office:string-value="tyrogue" calcext:value-type="string">
            <text:p>tyrogue</text:p>
          </table:table-cell>
        </table:table-row>
        <table:table-row table:style-name="ro1">
          <table:table-cell table:formula="of:=COM.MICROSOFT.CONCAT(SUBSTITUTE(LOWER([.B298]);&quot; &quot;;&quot;_&quot;);&quot; = Enemy(name = '&quot;;[.B298];&quot;', type = '&quot;;[.C298];&quot;', total = &quot;;[.D298];&quot;, hp = &quot;;[.E298];&quot;, attack = &quot;;[.F298];&quot;, defense = &quot;;[.G298];&quot;, spatk = &quot;;[.H298];&quot;, spdef = &quot;;[.I298];&quot;, speed = &quot;;[.J298]; &quot;)&quot;)" office:value-type="string" office:string-value="hitmontop = Enemy(name = 'Hitmontop', type = 'FIGHTING', total = 455, hp = 50, attack = 95, defense = 95, spatk = 35, spdef = 110, speed = 70)" calcext:value-type="string">
            <text:p>hitmontop = Enemy(name = 'Hitmontop', type = 'FIGHTING', total = 455, hp = 50, attack = 95, defense = 95, spatk = 35, spdef = 110, speed = 70)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298]);&quot; &quot;;&quot;_&quot;)" office:value-type="string" office:string-value="hitmontop" calcext:value-type="string">
            <text:p>hitmontop</text:p>
          </table:table-cell>
        </table:table-row>
        <table:table-row table:style-name="ro1">
          <table:table-cell table:formula="of:=COM.MICROSOFT.CONCAT(SUBSTITUTE(LOWER([.B299]);&quot; &quot;;&quot;_&quot;);&quot; = Enemy(name = '&quot;;[.B299];&quot;', type = '&quot;;[.C299];&quot;', total = &quot;;[.D299];&quot;, hp = &quot;;[.E299];&quot;, attack = &quot;;[.F299];&quot;, defense = &quot;;[.G299];&quot;, spatk = &quot;;[.H299];&quot;, spdef = &quot;;[.I299];&quot;, speed = &quot;;[.J299]; &quot;)&quot;)" office:value-type="string" office:string-value="smoochum = Enemy(name = 'Smoochum', type = 'ICE PSYCHIC', total = 305, hp = 45, attack = 30, defense = 15, spatk = 85, spdef = 65, speed = 65)" calcext:value-type="string">
            <text:p>smoochum = Enemy(name = 'Smoochum', type = 'ICE PSYCHIC', total = 305, hp = 45, attack = 30, defense = 15, spatk = 85, spdef = 65, speed = 65)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 PSYCHIC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BSTITUTE(LOWER([.B299]);&quot; &quot;;&quot;_&quot;)" office:value-type="string" office:string-value="smoochum" calcext:value-type="string">
            <text:p>smoochum</text:p>
          </table:table-cell>
        </table:table-row>
        <table:table-row table:style-name="ro1">
          <table:table-cell table:formula="of:=COM.MICROSOFT.CONCAT(SUBSTITUTE(LOWER([.B300]);&quot; &quot;;&quot;_&quot;);&quot; = Enemy(name = '&quot;;[.B300];&quot;', type = '&quot;;[.C300];&quot;', total = &quot;;[.D300];&quot;, hp = &quot;;[.E300];&quot;, attack = &quot;;[.F300];&quot;, defense = &quot;;[.G300];&quot;, spatk = &quot;;[.H300];&quot;, spdef = &quot;;[.I300];&quot;, speed = &quot;;[.J300]; &quot;)&quot;)" office:value-type="string" office:string-value="elekid = Enemy(name = 'Elekid', type = 'ELECTRIC', total = 360, hp = 45, attack = 63, defense = 37, spatk = 65, spdef = 55, speed = 95)" calcext:value-type="string">
            <text:p>elekid = Enemy(name = 'Elekid', type = 'ELECTRIC', total = 360, hp = 45, attack = 63, defense = 37, spatk = 65, spdef = 55, speed = 95)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300]);&quot; &quot;;&quot;_&quot;)" office:value-type="string" office:string-value="elekid" calcext:value-type="string">
            <text:p>elekid</text:p>
          </table:table-cell>
        </table:table-row>
        <table:table-row table:style-name="ro1">
          <table:table-cell table:formula="of:=COM.MICROSOFT.CONCAT(SUBSTITUTE(LOWER([.B301]);&quot; &quot;;&quot;_&quot;);&quot; = Enemy(name = '&quot;;[.B301];&quot;', type = '&quot;;[.C301];&quot;', total = &quot;;[.D301];&quot;, hp = &quot;;[.E301];&quot;, attack = &quot;;[.F301];&quot;, defense = &quot;;[.G301];&quot;, spatk = &quot;;[.H301];&quot;, spdef = &quot;;[.I301];&quot;, speed = &quot;;[.J301]; &quot;)&quot;)" office:value-type="string" office:string-value="magby = Enemy(name = 'Magby', type = 'FIRE', total = 365, hp = 45, attack = 75, defense = 37, spatk = 70, spdef = 55, speed = 83)" calcext:value-type="string">
            <text:p>magby = Enemy(name = 'Magby', type = 'FIRE', total = 365, hp = 45, attack = 75, defense = 37, spatk = 70, spdef = 55, speed = 83)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BSTITUTE(LOWER([.B301]);&quot; &quot;;&quot;_&quot;)" office:value-type="string" office:string-value="magby" calcext:value-type="string">
            <text:p>magby</text:p>
          </table:table-cell>
        </table:table-row>
        <table:table-row table:style-name="ro1">
          <table:table-cell table:formula="of:=COM.MICROSOFT.CONCAT(SUBSTITUTE(LOWER([.B302]);&quot; &quot;;&quot;_&quot;);&quot; = Enemy(name = '&quot;;[.B302];&quot;', type = '&quot;;[.C302];&quot;', total = &quot;;[.D302];&quot;, hp = &quot;;[.E302];&quot;, attack = &quot;;[.F302];&quot;, defense = &quot;;[.G302];&quot;, spatk = &quot;;[.H302];&quot;, spdef = &quot;;[.I302];&quot;, speed = &quot;;[.J302]; &quot;)&quot;)" office:value-type="string" office:string-value="miltank = Enemy(name = 'Miltank', type = 'NORMAL', total = 490, hp = 95, attack = 80, defense = 105, spatk = 40, spdef = 70, speed = 100)" calcext:value-type="string">
            <text:p>miltank = Enemy(name = 'Miltank', type = 'NORMAL', total = 490, hp = 95, attack = 80, defense = 105, spatk = 40, spdef = 70, speed = 100)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02]);&quot; &quot;;&quot;_&quot;)" office:value-type="string" office:string-value="miltank" calcext:value-type="string">
            <text:p>miltank</text:p>
          </table:table-cell>
        </table:table-row>
        <table:table-row table:style-name="ro1">
          <table:table-cell table:formula="of:=COM.MICROSOFT.CONCAT(SUBSTITUTE(LOWER([.B303]);&quot; &quot;;&quot;_&quot;);&quot; = Enemy(name = '&quot;;[.B303];&quot;', type = '&quot;;[.C303];&quot;', total = &quot;;[.D303];&quot;, hp = &quot;;[.E303];&quot;, attack = &quot;;[.F303];&quot;, defense = &quot;;[.G303];&quot;, spatk = &quot;;[.H303];&quot;, spdef = &quot;;[.I303];&quot;, speed = &quot;;[.J303]; &quot;)&quot;)" office:value-type="string" office:string-value="blissey = Enemy(name = 'Blissey', type = 'NORMAL', total = 540, hp = 255, attack = 10, defense = 10, spatk = 75, spdef = 135, speed = 55)" calcext:value-type="string">
            <text:p>blissey = Enemy(name = 'Blissey', type = 'NORMAL', total = 540, hp = 255, attack = 10, defense = 10, spatk = 75, spdef = 135, speed = 55)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303]);&quot; &quot;;&quot;_&quot;)" office:value-type="string" office:string-value="blissey" calcext:value-type="string">
            <text:p>blissey</text:p>
          </table:table-cell>
        </table:table-row>
        <table:table-row table:style-name="ro1">
          <table:table-cell table:formula="of:=COM.MICROSOFT.CONCAT(SUBSTITUTE(LOWER([.B304]);&quot; &quot;;&quot;_&quot;);&quot; = Enemy(name = '&quot;;[.B304];&quot;', type = '&quot;;[.C304];&quot;', total = &quot;;[.D304];&quot;, hp = &quot;;[.E304];&quot;, attack = &quot;;[.F304];&quot;, defense = &quot;;[.G304];&quot;, spatk = &quot;;[.H304];&quot;, spdef = &quot;;[.I304];&quot;, speed = &quot;;[.J304]; &quot;)&quot;)" office:value-type="string" office:string-value="raikou = Enemy(name = 'Raikou', type = 'ELECTRIC', total = 580, hp = 90, attack = 85, defense = 75, spatk = 115, spdef = 100, speed = 115)" calcext:value-type="string">
            <text:p>raikou = Enemy(name = 'Raikou', type = 'ELECTRIC', total = 580, hp = 90, attack = 85, defense = 75, spatk = 115, spdef = 100, speed = 115)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ELECTRIC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304]);&quot; &quot;;&quot;_&quot;)" office:value-type="string" office:string-value="raikou" calcext:value-type="string">
            <text:p>raikou</text:p>
          </table:table-cell>
        </table:table-row>
        <table:table-row table:style-name="ro1">
          <table:table-cell table:formula="of:=COM.MICROSOFT.CONCAT(SUBSTITUTE(LOWER([.B305]);&quot; &quot;;&quot;_&quot;);&quot; = Enemy(name = '&quot;;[.B305];&quot;', type = '&quot;;[.C305];&quot;', total = &quot;;[.D305];&quot;, hp = &quot;;[.E305];&quot;, attack = &quot;;[.F305];&quot;, defense = &quot;;[.G305];&quot;, spatk = &quot;;[.H305];&quot;, spdef = &quot;;[.I305];&quot;, speed = &quot;;[.J305]; &quot;)&quot;)" office:value-type="string" office:string-value="entei = Enemy(name = 'Entei', type = 'FIRE', total = 580, hp = 115, attack = 115, defense = 85, spatk = 90, spdef = 75, speed = 100)" calcext:value-type="string">
            <text:p>entei = Enemy(name = 'Entei', type = 'FIRE', total = 580, hp = 115, attack = 115, defense = 85, spatk = 90, spdef = 75, speed = 100)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FIRE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05]);&quot; &quot;;&quot;_&quot;)" office:value-type="string" office:string-value="entei" calcext:value-type="string">
            <text:p>entei</text:p>
          </table:table-cell>
        </table:table-row>
        <table:table-row table:style-name="ro1">
          <table:table-cell table:formula="of:=COM.MICROSOFT.CONCAT(SUBSTITUTE(LOWER([.B306]);&quot; &quot;;&quot;_&quot;);&quot; = Enemy(name = '&quot;;[.B306];&quot;', type = '&quot;;[.C306];&quot;', total = &quot;;[.D306];&quot;, hp = &quot;;[.E306];&quot;, attack = &quot;;[.F306];&quot;, defense = &quot;;[.G306];&quot;, spatk = &quot;;[.H306];&quot;, spdef = &quot;;[.I306];&quot;, speed = &quot;;[.J306]; &quot;)&quot;)" office:value-type="string" office:string-value="suicune = Enemy(name = 'Suicune', type = 'WATER', total = 580, hp = 100, attack = 75, defense = 115, spatk = 90, spdef = 115, speed = 85)" calcext:value-type="string">
            <text:p>suicune = Enemy(name = 'Suicune', type = 'WATER', total = 580, hp = 100, attack = 75, defense = 115, spatk = 90, spdef = 115, speed = 85)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WATER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306]);&quot; &quot;;&quot;_&quot;)" office:value-type="string" office:string-value="suicune" calcext:value-type="string">
            <text:p>suicune</text:p>
          </table:table-cell>
        </table:table-row>
        <table:table-row table:style-name="ro1">
          <table:table-cell table:formula="of:=COM.MICROSOFT.CONCAT(SUBSTITUTE(LOWER([.B307]);&quot; &quot;;&quot;_&quot;);&quot; = Enemy(name = '&quot;;[.B307];&quot;', type = '&quot;;[.C307];&quot;', total = &quot;;[.D307];&quot;, hp = &quot;;[.E307];&quot;, attack = &quot;;[.F307];&quot;, defense = &quot;;[.G307];&quot;, spatk = &quot;;[.H307];&quot;, spdef = &quot;;[.I307];&quot;, speed = &quot;;[.J307]; &quot;)&quot;)" office:value-type="string" office:string-value="larvitar = Enemy(name = 'Larvitar', type = 'ROCK GROUND', total = 300, hp = 50, attack = 64, defense = 50, spatk = 45, spdef = 50, speed = 41)" calcext:value-type="string">
            <text:p>larvitar = Enemy(name = 'Larvitar', type = 'ROCK GROUND', total = 300, hp = 50, attack = 64, defense = 50, spatk = 45, spdef = 50, speed = 41)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 GROUND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BSTITUTE(LOWER([.B307]);&quot; &quot;;&quot;_&quot;)" office:value-type="string" office:string-value="larvitar" calcext:value-type="string">
            <text:p>larvitar</text:p>
          </table:table-cell>
        </table:table-row>
        <table:table-row table:style-name="ro1">
          <table:table-cell table:formula="of:=COM.MICROSOFT.CONCAT(SUBSTITUTE(LOWER([.B308]);&quot; &quot;;&quot;_&quot;);&quot; = Enemy(name = '&quot;;[.B308];&quot;', type = '&quot;;[.C308];&quot;', total = &quot;;[.D308];&quot;, hp = &quot;;[.E308];&quot;, attack = &quot;;[.F308];&quot;, defense = &quot;;[.G308];&quot;, spatk = &quot;;[.H308];&quot;, spdef = &quot;;[.I308];&quot;, speed = &quot;;[.J308]; &quot;)&quot;)" office:value-type="string" office:string-value="pupitar = Enemy(name = 'Pupitar', type = 'ROCK GROUND', total = 410, hp = 70, attack = 84, defense = 70, spatk = 65, spdef = 70, speed = 51)" calcext:value-type="string">
            <text:p>pupitar = Enemy(name = 'Pupitar', type = 'ROCK GROUND', total = 410, hp = 70, attack = 84, defense = 70, spatk = 65, spdef = 70, speed = 51)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 GROUND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BSTITUTE(LOWER([.B308]);&quot; &quot;;&quot;_&quot;)" office:value-type="string" office:string-value="pupitar" calcext:value-type="string">
            <text:p>pupitar</text:p>
          </table:table-cell>
        </table:table-row>
        <table:table-row table:style-name="ro1">
          <table:table-cell table:formula="of:=COM.MICROSOFT.CONCAT(SUBSTITUTE(LOWER([.B309]);&quot; &quot;;&quot;_&quot;);&quot; = Enemy(name = '&quot;;[.B309];&quot;', type = '&quot;;[.C309];&quot;', total = &quot;;[.D309];&quot;, hp = &quot;;[.E309];&quot;, attack = &quot;;[.F309];&quot;, defense = &quot;;[.G309];&quot;, spatk = &quot;;[.H309];&quot;, spdef = &quot;;[.I309];&quot;, speed = &quot;;[.J309]; &quot;)&quot;)" office:value-type="string" office:string-value="tyranitar = Enemy(name = 'Tyranitar', type = 'ROCK DARK', total = 600, hp = 100, attack = 134, defense = 110, spatk = 95, spdef = 100, speed = 61)" calcext:value-type="string">
            <text:p>tyranitar = Enemy(name = 'Tyranitar', type = 'ROCK DARK', total = 600, hp = 100, attack = 134, defense = 110, spatk = 95, spdef = 100, speed = 61)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 DARK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BSTITUTE(LOWER([.B309]);&quot; &quot;;&quot;_&quot;)" office:value-type="string" office:string-value="tyranitar" calcext:value-type="string">
            <text:p>tyranitar</text:p>
          </table:table-cell>
        </table:table-row>
        <table:table-row table:style-name="ro1">
          <table:table-cell table:formula="of:=COM.MICROSOFT.CONCAT(SUBSTITUTE(LOWER([.B310]);&quot; &quot;;&quot;_&quot;);&quot; = Enemy(name = '&quot;;[.B310];&quot;', type = '&quot;;[.C310];&quot;', total = &quot;;[.D310];&quot;, hp = &quot;;[.E310];&quot;, attack = &quot;;[.F310];&quot;, defense = &quot;;[.G310];&quot;, spatk = &quot;;[.H310];&quot;, spdef = &quot;;[.I310];&quot;, speed = &quot;;[.J310]; &quot;)&quot;)" office:value-type="string" office:string-value="tyranitar_mega_tyranitar = Enemy(name = 'Tyranitar Mega Tyranitar', type = 'ROCK DARK', total = 700, hp = 100, attack = 164, defense = 150, spatk = 95, spdef = 120, speed = 71)" calcext:value-type="string">
            <text:p>tyranitar_mega_tyranitar = Enemy(name = 'Tyranitar Mega Tyranitar', type = 'ROCK DARK', total = 700, hp = 100, attack = 164, defense = 150, spatk = 95, spdef = 120, speed = 71)</text:p>
          </table:table-cell>
          <table:table-cell office:value-type="string" calcext:value-type="string">
            <text:p>Tyranitar Mega Tyranitar</text:p>
          </table:table-cell>
          <table:table-cell office:value-type="string" calcext:value-type="string">
            <text:p>ROCK DARK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310]);&quot; &quot;;&quot;_&quot;)" office:value-type="string" office:string-value="tyranitar_mega_tyranitar" calcext:value-type="string">
            <text:p>tyranitar_mega_tyranitar</text:p>
          </table:table-cell>
        </table:table-row>
        <table:table-row table:style-name="ro1">
          <table:table-cell table:formula="of:=COM.MICROSOFT.CONCAT(SUBSTITUTE(LOWER([.B311]);&quot; &quot;;&quot;_&quot;);&quot; = Enemy(name = '&quot;;[.B311];&quot;', type = '&quot;;[.C311];&quot;', total = &quot;;[.D311];&quot;, hp = &quot;;[.E311];&quot;, attack = &quot;;[.F311];&quot;, defense = &quot;;[.G311];&quot;, spatk = &quot;;[.H311];&quot;, spdef = &quot;;[.I311];&quot;, speed = &quot;;[.J311]; &quot;)&quot;)" office:value-type="string" office:string-value="lugia = Enemy(name = 'Lugia', type = 'PSYCHIC FLYING', total = 680, hp = 106, attack = 90, defense = 130, spatk = 90, spdef = 154, speed = 110)" calcext:value-type="string">
            <text:p>lugia = Enemy(name = 'Lugia', type = 'PSYCHIC FLYING', total = 680, hp = 106, attack = 90, defense = 130, spatk = 90, spdef = 154, speed = 110)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PSYCHIC FLYING</text:p>
          </table:table-cell>
          <table:table-cell office:value-type="float" office:value="680" calcext:value-type="float">
            <text:p>68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311]);&quot; &quot;;&quot;_&quot;)" office:value-type="string" office:string-value="lugia" calcext:value-type="string">
            <text:p>lugia</text:p>
          </table:table-cell>
        </table:table-row>
        <table:table-row table:style-name="ro1">
          <table:table-cell table:formula="of:=COM.MICROSOFT.CONCAT(SUBSTITUTE(LOWER([.B312]);&quot; &quot;;&quot;_&quot;);&quot; = Enemy(name = '&quot;;[.B312];&quot;', type = '&quot;;[.C312];&quot;', total = &quot;;[.D312];&quot;, hp = &quot;;[.E312];&quot;, attack = &quot;;[.F312];&quot;, defense = &quot;;[.G312];&quot;, spatk = &quot;;[.H312];&quot;, spdef = &quot;;[.I312];&quot;, speed = &quot;;[.J312]; &quot;)&quot;)" office:value-type="string" office:string-value="ho-oh = Enemy(name = 'Ho-oh', type = 'FIRE FLYING', total = 680, hp = 106, attack = 130, defense = 90, spatk = 110, spdef = 154, speed = 90)" calcext:value-type="string">
            <text:p>ho-oh = Enemy(name = 'Ho-oh', type = 'FIRE FLYING', total = 680, hp = 106, attack = 130, defense = 90, spatk = 110, spdef = 154, speed = 90)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FIRE FLYING</text:p>
          </table:table-cell>
          <table:table-cell office:value-type="float" office:value="680" calcext:value-type="float">
            <text:p>68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312]);&quot; &quot;;&quot;_&quot;)" office:value-type="string" office:string-value="ho-oh" calcext:value-type="string">
            <text:p>ho-oh</text:p>
          </table:table-cell>
        </table:table-row>
        <table:table-row table:style-name="ro1">
          <table:table-cell table:formula="of:=COM.MICROSOFT.CONCAT(SUBSTITUTE(LOWER([.B313]);&quot; &quot;;&quot;_&quot;);&quot; = Enemy(name = '&quot;;[.B313];&quot;', type = '&quot;;[.C313];&quot;', total = &quot;;[.D313];&quot;, hp = &quot;;[.E313];&quot;, attack = &quot;;[.F313];&quot;, defense = &quot;;[.G313];&quot;, spatk = &quot;;[.H313];&quot;, spdef = &quot;;[.I313];&quot;, speed = &quot;;[.J313]; &quot;)&quot;)" office:value-type="string" office:string-value="celebi = Enemy(name = 'Celebi', type = 'PSYCHIC GRASS', total = 600, hp = 100, attack = 100, defense = 100, spatk = 100, spdef = 100, speed = 100)" calcext:value-type="string">
            <text:p>celebi = Enemy(name = 'Celebi', type = 'PSYCHIC GRASS', total = 600, hp = 100, attack = 100, defense = 100, spatk = 100, spdef = 100, speed = 100)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PSYCHIC GRASS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313]);&quot; &quot;;&quot;_&quot;)" office:value-type="string" office:string-value="celebi" calcext:value-type="string">
            <text:p>celebi</text:p>
          </table:table-cell>
        </table:table-row>
        <table:table-row table:style-name="ro1">
          <table:table-cell table:formula="of:=COM.MICROSOFT.CONCAT(SUBSTITUTE(LOWER([.B314]);&quot; &quot;;&quot;_&quot;);&quot; = Enemy(name = '&quot;;[.B314];&quot;', type = '&quot;;[.C314];&quot;', total = &quot;;[.D314];&quot;, hp = &quot;;[.E314];&quot;, attack = &quot;;[.F314];&quot;, defense = &quot;;[.G314];&quot;, spatk = &quot;;[.H314];&quot;, spdef = &quot;;[.I314];&quot;, speed = &quot;;[.J314]; &quot;)&quot;)" office:value-type="string" office:string-value="treecko = Enemy(name = 'Treecko', type = 'GRASS', total = 310, hp = 40, attack = 45, defense = 35, spatk = 65, spdef = 55, speed = 70)" calcext:value-type="string">
            <text:p>treecko = Enemy(name = 'Treecko', type = 'GRASS', total = 310, hp = 40, attack = 45, defense = 35, spatk = 65, spdef = 55, speed = 70)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 office:value-type="float" office:value="310" calcext:value-type="float">
            <text:p>3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14]);&quot; &quot;;&quot;_&quot;)" office:value-type="string" office:string-value="treecko" calcext:value-type="string">
            <text:p>treecko</text:p>
          </table:table-cell>
        </table:table-row>
        <table:table-row table:style-name="ro1">
          <table:table-cell table:formula="of:=COM.MICROSOFT.CONCAT(SUBSTITUTE(LOWER([.B315]);&quot; &quot;;&quot;_&quot;);&quot; = Enemy(name = '&quot;;[.B315];&quot;', type = '&quot;;[.C315];&quot;', total = &quot;;[.D315];&quot;, hp = &quot;;[.E315];&quot;, attack = &quot;;[.F315];&quot;, defense = &quot;;[.G315];&quot;, spatk = &quot;;[.H315];&quot;, spdef = &quot;;[.I315];&quot;, speed = &quot;;[.J315]; &quot;)&quot;)" office:value-type="string" office:string-value="grovyle = Enemy(name = 'Grovyle', type = 'GRASS', total = 405, hp = 50, attack = 65, defense = 45, spatk = 85, spdef = 65, speed = 95)" calcext:value-type="string">
            <text:p>grovyle = Enemy(name = 'Grovyle', type = 'GRASS', total = 405, hp = 50, attack = 65, defense = 45, spatk = 85, spdef = 65, speed = 95)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315]);&quot; &quot;;&quot;_&quot;)" office:value-type="string" office:string-value="grovyle" calcext:value-type="string">
            <text:p>grovyle</text:p>
          </table:table-cell>
        </table:table-row>
        <table:table-row table:style-name="ro1">
          <table:table-cell table:formula="of:=COM.MICROSOFT.CONCAT(SUBSTITUTE(LOWER([.B316]);&quot; &quot;;&quot;_&quot;);&quot; = Enemy(name = '&quot;;[.B316];&quot;', type = '&quot;;[.C316];&quot;', total = &quot;;[.D316];&quot;, hp = &quot;;[.E316];&quot;, attack = &quot;;[.F316];&quot;, defense = &quot;;[.G316];&quot;, spatk = &quot;;[.H316];&quot;, spdef = &quot;;[.I316];&quot;, speed = &quot;;[.J316]; &quot;)&quot;)" office:value-type="string" office:string-value="sceptile = Enemy(name = 'Sceptile', type = 'GRASS', total = 530, hp = 70, attack = 85, defense = 65, spatk = 105, spdef = 85, speed = 120)" calcext:value-type="string">
            <text:p>sceptile = Enemy(name = 'Sceptile', type = 'GRASS', total = 530, hp = 70, attack = 85, defense = 65, spatk = 105, spdef = 85, speed = 120)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316]);&quot; &quot;;&quot;_&quot;)" office:value-type="string" office:string-value="sceptile" calcext:value-type="string">
            <text:p>sceptile</text:p>
          </table:table-cell>
        </table:table-row>
        <table:table-row table:style-name="ro1">
          <table:table-cell table:formula="of:=COM.MICROSOFT.CONCAT(SUBSTITUTE(LOWER([.B317]);&quot; &quot;;&quot;_&quot;);&quot; = Enemy(name = '&quot;;[.B317];&quot;', type = '&quot;;[.C317];&quot;', total = &quot;;[.D317];&quot;, hp = &quot;;[.E317];&quot;, attack = &quot;;[.F317];&quot;, defense = &quot;;[.G317];&quot;, spatk = &quot;;[.H317];&quot;, spdef = &quot;;[.I317];&quot;, speed = &quot;;[.J317]; &quot;)&quot;)" office:value-type="string" office:string-value="sceptile_mega_sceptile = Enemy(name = 'Sceptile Mega Sceptile', type = 'GRASS DRAGON', total = 630, hp = 70, attack = 110, defense = 75, spatk = 145, spdef = 85, speed = 145)" calcext:value-type="string">
            <text:p>sceptile_mega_sceptile = Enemy(name = 'Sceptile Mega Sceptile', type = 'GRASS DRAGON', total = 630, hp = 70, attack = 110, defense = 75, spatk = 145, spdef = 85, speed = 145)</text:p>
          </table:table-cell>
          <table:table-cell office:value-type="string" calcext:value-type="string">
            <text:p>Sceptile Mega Sceptile</text:p>
          </table:table-cell>
          <table:table-cell office:value-type="string" calcext:value-type="string">
            <text:p>GRASS DRAGON</text:p>
          </table:table-cell>
          <table:table-cell office:value-type="float" office:value="630" calcext:value-type="float">
            <text:p>63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SUBSTITUTE(LOWER([.B317]);&quot; &quot;;&quot;_&quot;)" office:value-type="string" office:string-value="sceptile_mega_sceptile" calcext:value-type="string">
            <text:p>sceptile_mega_sceptile</text:p>
          </table:table-cell>
        </table:table-row>
        <table:table-row table:style-name="ro1">
          <table:table-cell table:formula="of:=COM.MICROSOFT.CONCAT(SUBSTITUTE(LOWER([.B318]);&quot; &quot;;&quot;_&quot;);&quot; = Enemy(name = '&quot;;[.B318];&quot;', type = '&quot;;[.C318];&quot;', total = &quot;;[.D318];&quot;, hp = &quot;;[.E318];&quot;, attack = &quot;;[.F318];&quot;, defense = &quot;;[.G318];&quot;, spatk = &quot;;[.H318];&quot;, spdef = &quot;;[.I318];&quot;, speed = &quot;;[.J318]; &quot;)&quot;)" office:value-type="string" office:string-value="torchic = Enemy(name = 'Torchic', type = 'FIRE', total = 310, hp = 45, attack = 60, defense = 40, spatk = 70, spdef = 50, speed = 45)" calcext:value-type="string">
            <text:p>torchic = Enemy(name = 'Torchic', type = 'FIRE', total = 310, hp = 45, attack = 60, defense = 40, spatk = 70, spdef = 50, speed = 45)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318]);&quot; &quot;;&quot;_&quot;)" office:value-type="string" office:string-value="torchic" calcext:value-type="string">
            <text:p>torchic</text:p>
          </table:table-cell>
        </table:table-row>
        <table:table-row table:style-name="ro1">
          <table:table-cell table:formula="of:=COM.MICROSOFT.CONCAT(SUBSTITUTE(LOWER([.B319]);&quot; &quot;;&quot;_&quot;);&quot; = Enemy(name = '&quot;;[.B319];&quot;', type = '&quot;;[.C319];&quot;', total = &quot;;[.D319];&quot;, hp = &quot;;[.E319];&quot;, attack = &quot;;[.F319];&quot;, defense = &quot;;[.G319];&quot;, spatk = &quot;;[.H319];&quot;, spdef = &quot;;[.I319];&quot;, speed = &quot;;[.J319]; &quot;)&quot;)" office:value-type="string" office:string-value="combusken = Enemy(name = 'Combusken', type = 'FIRE FIGHTING', total = 405, hp = 60, attack = 85, defense = 60, spatk = 85, spdef = 60, speed = 55)" calcext:value-type="string">
            <text:p>combusken = Enemy(name = 'Combusken', type = 'FIRE FIGHTING', total = 405, hp = 60, attack = 85, defense = 60, spatk = 85, spdef = 60, speed = 55)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 FIGHTING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319]);&quot; &quot;;&quot;_&quot;)" office:value-type="string" office:string-value="combusken" calcext:value-type="string">
            <text:p>combusken</text:p>
          </table:table-cell>
        </table:table-row>
        <table:table-row table:style-name="ro1">
          <table:table-cell table:formula="of:=COM.MICROSOFT.CONCAT(SUBSTITUTE(LOWER([.B320]);&quot; &quot;;&quot;_&quot;);&quot; = Enemy(name = '&quot;;[.B320];&quot;', type = '&quot;;[.C320];&quot;', total = &quot;;[.D320];&quot;, hp = &quot;;[.E320];&quot;, attack = &quot;;[.F320];&quot;, defense = &quot;;[.G320];&quot;, spatk = &quot;;[.H320];&quot;, spdef = &quot;;[.I320];&quot;, speed = &quot;;[.J320]; &quot;)&quot;)" office:value-type="string" office:string-value="blaziken = Enemy(name = 'Blaziken', type = 'FIRE FIGHTING', total = 530, hp = 80, attack = 120, defense = 70, spatk = 110, spdef = 70, speed = 80)" calcext:value-type="string">
            <text:p>blaziken = Enemy(name = 'Blaziken', type = 'FIRE FIGHTING', total = 530, hp = 80, attack = 120, defense = 70, spatk = 110, spdef = 70, speed = 80)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 FIGHTING</text:p>
          </table:table-cell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20]);&quot; &quot;;&quot;_&quot;)" office:value-type="string" office:string-value="blaziken" calcext:value-type="string">
            <text:p>blaziken</text:p>
          </table:table-cell>
        </table:table-row>
        <table:table-row table:style-name="ro1">
          <table:table-cell table:formula="of:=COM.MICROSOFT.CONCAT(SUBSTITUTE(LOWER([.B321]);&quot; &quot;;&quot;_&quot;);&quot; = Enemy(name = '&quot;;[.B321];&quot;', type = '&quot;;[.C321];&quot;', total = &quot;;[.D321];&quot;, hp = &quot;;[.E321];&quot;, attack = &quot;;[.F321];&quot;, defense = &quot;;[.G321];&quot;, spatk = &quot;;[.H321];&quot;, spdef = &quot;;[.I321];&quot;, speed = &quot;;[.J321]; &quot;)&quot;)" office:value-type="string" office:string-value="blaziken_mega_blaziken = Enemy(name = 'Blaziken Mega Blaziken', type = 'FIRE FIGHTING', total = 630, hp = 80, attack = 160, defense = 80, spatk = 130, spdef = 80, speed = 100)" calcext:value-type="string">
            <text:p>blaziken_mega_blaziken = Enemy(name = 'Blaziken Mega Blaziken', type = 'FIRE FIGHTING', total = 630, hp = 80, attack = 160, defense = 80, spatk = 130, spdef = 80, speed = 100)</text:p>
          </table:table-cell>
          <table:table-cell office:value-type="string" calcext:value-type="string">
            <text:p>Blaziken Mega Blaziken</text:p>
          </table:table-cell>
          <table:table-cell office:value-type="string" calcext:value-type="string">
            <text:p>FIRE FIGHTING</text:p>
          </table:table-cell>
          <table:table-cell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21]);&quot; &quot;;&quot;_&quot;)" office:value-type="string" office:string-value="blaziken_mega_blaziken" calcext:value-type="string">
            <text:p>blaziken_mega_blaziken</text:p>
          </table:table-cell>
        </table:table-row>
        <table:table-row table:style-name="ro1">
          <table:table-cell table:formula="of:=COM.MICROSOFT.CONCAT(SUBSTITUTE(LOWER([.B322]);&quot; &quot;;&quot;_&quot;);&quot; = Enemy(name = '&quot;;[.B322];&quot;', type = '&quot;;[.C322];&quot;', total = &quot;;[.D322];&quot;, hp = &quot;;[.E322];&quot;, attack = &quot;;[.F322];&quot;, defense = &quot;;[.G322];&quot;, spatk = &quot;;[.H322];&quot;, spdef = &quot;;[.I322];&quot;, speed = &quot;;[.J322]; &quot;)&quot;)" office:value-type="string" office:string-value="mudkip = Enemy(name = 'Mudkip', type = 'WATER', total = 310, hp = 50, attack = 70, defense = 50, spatk = 50, spdef = 50, speed = 40)" calcext:value-type="string">
            <text:p>mudkip = Enemy(name = 'Mudkip', type = 'WATER', total = 310, hp = 50, attack = 70, defense = 50, spatk = 50, spdef = 50, speed = 40)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22]);&quot; &quot;;&quot;_&quot;)" office:value-type="string" office:string-value="mudkip" calcext:value-type="string">
            <text:p>mudkip</text:p>
          </table:table-cell>
        </table:table-row>
        <table:table-row table:style-name="ro1">
          <table:table-cell table:formula="of:=COM.MICROSOFT.CONCAT(SUBSTITUTE(LOWER([.B323]);&quot; &quot;;&quot;_&quot;);&quot; = Enemy(name = '&quot;;[.B323];&quot;', type = '&quot;;[.C323];&quot;', total = &quot;;[.D323];&quot;, hp = &quot;;[.E323];&quot;, attack = &quot;;[.F323];&quot;, defense = &quot;;[.G323];&quot;, spatk = &quot;;[.H323];&quot;, spdef = &quot;;[.I323];&quot;, speed = &quot;;[.J323]; &quot;)&quot;)" office:value-type="string" office:string-value="marshtomp = Enemy(name = 'Marshtomp', type = 'WATER GROUND', total = 405, hp = 70, attack = 85, defense = 70, spatk = 60, spdef = 70, speed = 50)" calcext:value-type="string">
            <text:p>marshtomp = Enemy(name = 'Marshtomp', type = 'WATER GROUND', total = 405, hp = 70, attack = 85, defense = 70, spatk = 60, spdef = 70, speed = 50)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 GROUND</text:p>
          </table:table-cell>
          <table:table-cell office:value-type="float" office:value="405" calcext:value-type="float">
            <text:p>40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23]);&quot; &quot;;&quot;_&quot;)" office:value-type="string" office:string-value="marshtomp" calcext:value-type="string">
            <text:p>marshtomp</text:p>
          </table:table-cell>
        </table:table-row>
        <table:table-row table:style-name="ro1">
          <table:table-cell table:formula="of:=COM.MICROSOFT.CONCAT(SUBSTITUTE(LOWER([.B324]);&quot; &quot;;&quot;_&quot;);&quot; = Enemy(name = '&quot;;[.B324];&quot;', type = '&quot;;[.C324];&quot;', total = &quot;;[.D324];&quot;, hp = &quot;;[.E324];&quot;, attack = &quot;;[.F324];&quot;, defense = &quot;;[.G324];&quot;, spatk = &quot;;[.H324];&quot;, spdef = &quot;;[.I324];&quot;, speed = &quot;;[.J324]; &quot;)&quot;)" office:value-type="string" office:string-value="swampert = Enemy(name = 'Swampert', type = 'WATER GROUND', total = 535, hp = 100, attack = 110, defense = 90, spatk = 85, spdef = 90, speed = 60)" calcext:value-type="string">
            <text:p>swampert = Enemy(name = 'Swampert', type = 'WATER GROUND', total = 535, hp = 100, attack = 110, defense = 90, spatk = 85, spdef = 90, speed = 60)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 GROUND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24]);&quot; &quot;;&quot;_&quot;)" office:value-type="string" office:string-value="swampert" calcext:value-type="string">
            <text:p>swampert</text:p>
          </table:table-cell>
        </table:table-row>
        <table:table-row table:style-name="ro1">
          <table:table-cell table:formula="of:=COM.MICROSOFT.CONCAT(SUBSTITUTE(LOWER([.B325]);&quot; &quot;;&quot;_&quot;);&quot; = Enemy(name = '&quot;;[.B325];&quot;', type = '&quot;;[.C325];&quot;', total = &quot;;[.D325];&quot;, hp = &quot;;[.E325];&quot;, attack = &quot;;[.F325];&quot;, defense = &quot;;[.G325];&quot;, spatk = &quot;;[.H325];&quot;, spdef = &quot;;[.I325];&quot;, speed = &quot;;[.J325]; &quot;)&quot;)" office:value-type="string" office:string-value="swampert_mega_swampert = Enemy(name = 'Swampert Mega Swampert', type = 'WATER GROUND', total = 635, hp = 100, attack = 150, defense = 110, spatk = 95, spdef = 110, speed = 70)" calcext:value-type="string">
            <text:p>swampert_mega_swampert = Enemy(name = 'Swampert Mega Swampert', type = 'WATER GROUND', total = 635, hp = 100, attack = 150, defense = 110, spatk = 95, spdef = 110, speed = 70)</text:p>
          </table:table-cell>
          <table:table-cell office:value-type="string" calcext:value-type="string">
            <text:p>Swampert Mega Swampert</text:p>
          </table:table-cell>
          <table:table-cell office:value-type="string" calcext:value-type="string">
            <text:p>WATER GROUND</text:p>
          </table:table-cell>
          <table:table-cell office:value-type="float" office:value="635" calcext:value-type="float">
            <text:p>63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25]);&quot; &quot;;&quot;_&quot;)" office:value-type="string" office:string-value="swampert_mega_swampert" calcext:value-type="string">
            <text:p>swampert_mega_swampert</text:p>
          </table:table-cell>
        </table:table-row>
        <table:table-row table:style-name="ro1">
          <table:table-cell table:formula="of:=COM.MICROSOFT.CONCAT(SUBSTITUTE(LOWER([.B326]);&quot; &quot;;&quot;_&quot;);&quot; = Enemy(name = '&quot;;[.B326];&quot;', type = '&quot;;[.C326];&quot;', total = &quot;;[.D326];&quot;, hp = &quot;;[.E326];&quot;, attack = &quot;;[.F326];&quot;, defense = &quot;;[.G326];&quot;, spatk = &quot;;[.H326];&quot;, spdef = &quot;;[.I326];&quot;, speed = &quot;;[.J326]; &quot;)&quot;)" office:value-type="string" office:string-value="poochyena = Enemy(name = 'Poochyena', type = 'DARK', total = 220, hp = 35, attack = 55, defense = 35, spatk = 30, spdef = 30, speed = 35)" calcext:value-type="string">
            <text:p>poochyena = Enemy(name = 'Poochyena', type = 'DARK', total = 220, hp = 35, attack = 55, defense = 35, spatk = 30, spdef = 30, speed = 35)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326]);&quot; &quot;;&quot;_&quot;)" office:value-type="string" office:string-value="poochyena" calcext:value-type="string">
            <text:p>poochyena</text:p>
          </table:table-cell>
        </table:table-row>
        <table:table-row table:style-name="ro1">
          <table:table-cell table:formula="of:=COM.MICROSOFT.CONCAT(SUBSTITUTE(LOWER([.B327]);&quot; &quot;;&quot;_&quot;);&quot; = Enemy(name = '&quot;;[.B327];&quot;', type = '&quot;;[.C327];&quot;', total = &quot;;[.D327];&quot;, hp = &quot;;[.E327];&quot;, attack = &quot;;[.F327];&quot;, defense = &quot;;[.G327];&quot;, spatk = &quot;;[.H327];&quot;, spdef = &quot;;[.I327];&quot;, speed = &quot;;[.J327]; &quot;)&quot;)" office:value-type="string" office:string-value="mightyena = Enemy(name = 'Mightyena', type = 'DARK', total = 420, hp = 70, attack = 90, defense = 70, spatk = 60, spdef = 60, speed = 70)" calcext:value-type="string">
            <text:p>mightyena = Enemy(name = 'Mightyena', type = 'DARK', total = 420, hp = 70, attack = 90, defense = 70, spatk = 60, spdef = 60, speed = 70)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 office:value-type="float" office:value="420" calcext:value-type="float">
            <text:p>42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27]);&quot; &quot;;&quot;_&quot;)" office:value-type="string" office:string-value="mightyena" calcext:value-type="string">
            <text:p>mightyena</text:p>
          </table:table-cell>
        </table:table-row>
        <table:table-row table:style-name="ro1">
          <table:table-cell table:formula="of:=COM.MICROSOFT.CONCAT(SUBSTITUTE(LOWER([.B328]);&quot; &quot;;&quot;_&quot;);&quot; = Enemy(name = '&quot;;[.B328];&quot;', type = '&quot;;[.C328];&quot;', total = &quot;;[.D328];&quot;, hp = &quot;;[.E328];&quot;, attack = &quot;;[.F328];&quot;, defense = &quot;;[.G328];&quot;, spatk = &quot;;[.H328];&quot;, spdef = &quot;;[.I328];&quot;, speed = &quot;;[.J328]; &quot;)&quot;)" office:value-type="string" office:string-value="zigzagoon = Enemy(name = 'Zigzagoon', type = 'NORMAL', total = 240, hp = 38, attack = 30, defense = 41, spatk = 30, spdef = 41, speed = 60)" calcext:value-type="string">
            <text:p>zigzagoon = Enemy(name = 'Zigzagoon', type = 'NORMAL', total = 240, hp = 38, attack = 30, defense = 41, spatk = 30, spdef = 41, speed = 60)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28]);&quot; &quot;;&quot;_&quot;)" office:value-type="string" office:string-value="zigzagoon" calcext:value-type="string">
            <text:p>zigzagoon</text:p>
          </table:table-cell>
        </table:table-row>
        <table:table-row table:style-name="ro1">
          <table:table-cell table:formula="of:=COM.MICROSOFT.CONCAT(SUBSTITUTE(LOWER([.B329]);&quot; &quot;;&quot;_&quot;);&quot; = Enemy(name = '&quot;;[.B329];&quot;', type = '&quot;;[.C329];&quot;', total = &quot;;[.D329];&quot;, hp = &quot;;[.E329];&quot;, attack = &quot;;[.F329];&quot;, defense = &quot;;[.G329];&quot;, spatk = &quot;;[.H329];&quot;, spdef = &quot;;[.I329];&quot;, speed = &quot;;[.J329]; &quot;)&quot;)" office:value-type="string" office:string-value="zigzagoon_galarian_zigzagoon = Enemy(name = 'Zigzagoon Galarian Zigzagoon', type = 'DARK NORMAL', total = 240, hp = 38, attack = 30, defense = 41, spatk = 30, spdef = 41, speed = 60)" calcext:value-type="string">
            <text:p>zigzagoon_galarian_zigzagoon = Enemy(name = 'Zigzagoon Galarian Zigzagoon', type = 'DARK NORMAL', total = 240, hp = 38, attack = 30, defense = 41, spatk = 30, spdef = 41, speed = 60)</text:p>
          </table:table-cell>
          <table:table-cell office:value-type="string" calcext:value-type="string">
            <text:p>Zigzagoon Galarian Zigzagoon</text:p>
          </table:table-cell>
          <table:table-cell office:value-type="string" calcext:value-type="string">
            <text:p>DARK NORMAL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29]);&quot; &quot;;&quot;_&quot;)" office:value-type="string" office:string-value="zigzagoon_galarian_zigzagoon" calcext:value-type="string">
            <text:p>zigzagoon_galarian_zigzagoon</text:p>
          </table:table-cell>
        </table:table-row>
        <table:table-row table:style-name="ro1">
          <table:table-cell table:formula="of:=COM.MICROSOFT.CONCAT(SUBSTITUTE(LOWER([.B330]);&quot; &quot;;&quot;_&quot;);&quot; = Enemy(name = '&quot;;[.B330];&quot;', type = '&quot;;[.C330];&quot;', total = &quot;;[.D330];&quot;, hp = &quot;;[.E330];&quot;, attack = &quot;;[.F330];&quot;, defense = &quot;;[.G330];&quot;, spatk = &quot;;[.H330];&quot;, spdef = &quot;;[.I330];&quot;, speed = &quot;;[.J330]; &quot;)&quot;)" office:value-type="string" office:string-value="linoone = Enemy(name = 'Linoone', type = 'NORMAL', total = 420, hp = 78, attack = 70, defense = 61, spatk = 50, spdef = 61, speed = 100)" calcext:value-type="string">
            <text:p>linoone = Enemy(name = 'Linoone', type = 'NORMAL', total = 420, hp = 78, attack = 70, defense = 61, spatk = 50, spdef = 61, speed = 100)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 office:value-type="float" office:value="420" calcext:value-type="float">
            <text:p>42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30]);&quot; &quot;;&quot;_&quot;)" office:value-type="string" office:string-value="linoone" calcext:value-type="string">
            <text:p>linoone</text:p>
          </table:table-cell>
        </table:table-row>
        <table:table-row table:style-name="ro1">
          <table:table-cell table:formula="of:=COM.MICROSOFT.CONCAT(SUBSTITUTE(LOWER([.B331]);&quot; &quot;;&quot;_&quot;);&quot; = Enemy(name = '&quot;;[.B331];&quot;', type = '&quot;;[.C331];&quot;', total = &quot;;[.D331];&quot;, hp = &quot;;[.E331];&quot;, attack = &quot;;[.F331];&quot;, defense = &quot;;[.G331];&quot;, spatk = &quot;;[.H331];&quot;, spdef = &quot;;[.I331];&quot;, speed = &quot;;[.J331]; &quot;)&quot;)" office:value-type="string" office:string-value="linoone_galarian_linoone = Enemy(name = 'Linoone Galarian Linoone', type = 'DARK NORMAL', total = 420, hp = 78, attack = 70, defense = 61, spatk = 50, spdef = 61, speed = 100)" calcext:value-type="string">
            <text:p>linoone_galarian_linoone = Enemy(name = 'Linoone Galarian Linoone', type = 'DARK NORMAL', total = 420, hp = 78, attack = 70, defense = 61, spatk = 50, spdef = 61, speed = 100)</text:p>
          </table:table-cell>
          <table:table-cell office:value-type="string" calcext:value-type="string">
            <text:p>Linoone Galarian Linoone</text:p>
          </table:table-cell>
          <table:table-cell office:value-type="string" calcext:value-type="string">
            <text:p>DARK NORMAL</text:p>
          </table:table-cell>
          <table:table-cell office:value-type="float" office:value="420" calcext:value-type="float">
            <text:p>42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31]);&quot; &quot;;&quot;_&quot;)" office:value-type="string" office:string-value="linoone_galarian_linoone" calcext:value-type="string">
            <text:p>linoone_galarian_linoone</text:p>
          </table:table-cell>
        </table:table-row>
        <table:table-row table:style-name="ro1">
          <table:table-cell table:formula="of:=COM.MICROSOFT.CONCAT(SUBSTITUTE(LOWER([.B332]);&quot; &quot;;&quot;_&quot;);&quot; = Enemy(name = '&quot;;[.B332];&quot;', type = '&quot;;[.C332];&quot;', total = &quot;;[.D332];&quot;, hp = &quot;;[.E332];&quot;, attack = &quot;;[.F332];&quot;, defense = &quot;;[.G332];&quot;, spatk = &quot;;[.H332];&quot;, spdef = &quot;;[.I332];&quot;, speed = &quot;;[.J332]; &quot;)&quot;)" office:value-type="string" office:string-value="wurmple = Enemy(name = 'Wurmple', type = 'BUG', total = 195, hp = 45, attack = 45, defense = 35, spatk = 20, spdef = 30, speed = 20)" calcext:value-type="string">
            <text:p>wurmple = Enemy(name = 'Wurmple', type = 'BUG', total = 195, hp = 45, attack = 45, defense = 35, spatk = 20, spdef = 30, speed = 20)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332]);&quot; &quot;;&quot;_&quot;)" office:value-type="string" office:string-value="wurmple" calcext:value-type="string">
            <text:p>wurmple</text:p>
          </table:table-cell>
        </table:table-row>
        <table:table-row table:style-name="ro1">
          <table:table-cell table:formula="of:=COM.MICROSOFT.CONCAT(SUBSTITUTE(LOWER([.B333]);&quot; &quot;;&quot;_&quot;);&quot; = Enemy(name = '&quot;;[.B333];&quot;', type = '&quot;;[.C333];&quot;', total = &quot;;[.D333];&quot;, hp = &quot;;[.E333];&quot;, attack = &quot;;[.F333];&quot;, defense = &quot;;[.G333];&quot;, spatk = &quot;;[.H333];&quot;, spdef = &quot;;[.I333];&quot;, speed = &quot;;[.J333]; &quot;)&quot;)" office:value-type="string" office:string-value="silcoon = Enemy(name = 'Silcoon', type = 'BUG', total = 205, hp = 50, attack = 35, defense = 55, spatk = 25, spdef = 25, speed = 15)" calcext:value-type="string">
            <text:p>silcoon = Enemy(name = 'Silcoon', type = 'BUG', total = 205, hp = 50, attack = 35, defense = 55, spatk = 25, spdef = 25, speed = 15)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333]);&quot; &quot;;&quot;_&quot;)" office:value-type="string" office:string-value="silcoon" calcext:value-type="string">
            <text:p>silcoon</text:p>
          </table:table-cell>
        </table:table-row>
        <table:table-row table:style-name="ro1">
          <table:table-cell table:formula="of:=COM.MICROSOFT.CONCAT(SUBSTITUTE(LOWER([.B334]);&quot; &quot;;&quot;_&quot;);&quot; = Enemy(name = '&quot;;[.B334];&quot;', type = '&quot;;[.C334];&quot;', total = &quot;;[.D334];&quot;, hp = &quot;;[.E334];&quot;, attack = &quot;;[.F334];&quot;, defense = &quot;;[.G334];&quot;, spatk = &quot;;[.H334];&quot;, spdef = &quot;;[.I334];&quot;, speed = &quot;;[.J334]; &quot;)&quot;)" office:value-type="string" office:string-value="beautifly = Enemy(name = 'Beautifly', type = 'BUG FLYING', total = 395, hp = 60, attack = 70, defense = 50, spatk = 100, spdef = 50, speed = 65)" calcext:value-type="string">
            <text:p>beautifly = Enemy(name = 'Beautifly', type = 'BUG FLYING', total = 395, hp = 60, attack = 70, defense = 50, spatk = 100, spdef = 50, speed = 65)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 FLYING</text:p>
          </table:table-cell>
          <table:table-cell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34]);&quot; &quot;;&quot;_&quot;)" office:value-type="string" office:string-value="beautifly" calcext:value-type="string">
            <text:p>beautifly</text:p>
          </table:table-cell>
        </table:table-row>
        <table:table-row table:style-name="ro1">
          <table:table-cell table:formula="of:=COM.MICROSOFT.CONCAT(SUBSTITUTE(LOWER([.B335]);&quot; &quot;;&quot;_&quot;);&quot; = Enemy(name = '&quot;;[.B335];&quot;', type = '&quot;;[.C335];&quot;', total = &quot;;[.D335];&quot;, hp = &quot;;[.E335];&quot;, attack = &quot;;[.F335];&quot;, defense = &quot;;[.G335];&quot;, spatk = &quot;;[.H335];&quot;, spdef = &quot;;[.I335];&quot;, speed = &quot;;[.J335]; &quot;)&quot;)" office:value-type="string" office:string-value="cascoon = Enemy(name = 'Cascoon', type = 'BUG', total = 205, hp = 50, attack = 35, defense = 55, spatk = 25, spdef = 25, speed = 15)" calcext:value-type="string">
            <text:p>cascoon = Enemy(name = 'Cascoon', type = 'BUG', total = 205, hp = 50, attack = 35, defense = 55, spatk = 25, spdef = 25, speed = 15)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335]);&quot; &quot;;&quot;_&quot;)" office:value-type="string" office:string-value="cascoon" calcext:value-type="string">
            <text:p>cascoon</text:p>
          </table:table-cell>
        </table:table-row>
        <table:table-row table:style-name="ro1">
          <table:table-cell table:formula="of:=COM.MICROSOFT.CONCAT(SUBSTITUTE(LOWER([.B336]);&quot; &quot;;&quot;_&quot;);&quot; = Enemy(name = '&quot;;[.B336];&quot;', type = '&quot;;[.C336];&quot;', total = &quot;;[.D336];&quot;, hp = &quot;;[.E336];&quot;, attack = &quot;;[.F336];&quot;, defense = &quot;;[.G336];&quot;, spatk = &quot;;[.H336];&quot;, spdef = &quot;;[.I336];&quot;, speed = &quot;;[.J336]; &quot;)&quot;)" office:value-type="string" office:string-value="dustox = Enemy(name = 'Dustox', type = 'BUG POISON', total = 385, hp = 60, attack = 50, defense = 70, spatk = 50, spdef = 90, speed = 65)" calcext:value-type="string">
            <text:p>dustox = Enemy(name = 'Dustox', type = 'BUG POISON', total = 385, hp = 60, attack = 50, defense = 70, spatk = 50, spdef = 90, speed = 65)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 POISON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36]);&quot; &quot;;&quot;_&quot;)" office:value-type="string" office:string-value="dustox" calcext:value-type="string">
            <text:p>dustox</text:p>
          </table:table-cell>
        </table:table-row>
        <table:table-row table:style-name="ro1">
          <table:table-cell table:formula="of:=COM.MICROSOFT.CONCAT(SUBSTITUTE(LOWER([.B337]);&quot; &quot;;&quot;_&quot;);&quot; = Enemy(name = '&quot;;[.B337];&quot;', type = '&quot;;[.C337];&quot;', total = &quot;;[.D337];&quot;, hp = &quot;;[.E337];&quot;, attack = &quot;;[.F337];&quot;, defense = &quot;;[.G337];&quot;, spatk = &quot;;[.H337];&quot;, spdef = &quot;;[.I337];&quot;, speed = &quot;;[.J337]; &quot;)&quot;)" office:value-type="string" office:string-value="lotad = Enemy(name = 'Lotad', type = 'WATER GRASS', total = 220, hp = 40, attack = 30, defense = 30, spatk = 40, spdef = 50, speed = 30)" calcext:value-type="string">
            <text:p>lotad = Enemy(name = 'Lotad', type = 'WATER GRASS', total = 220, hp = 40, attack = 30, defense = 30, spatk = 40, spdef = 50, speed = 30)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 GRASS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337]);&quot; &quot;;&quot;_&quot;)" office:value-type="string" office:string-value="lotad" calcext:value-type="string">
            <text:p>lotad</text:p>
          </table:table-cell>
        </table:table-row>
        <table:table-row table:style-name="ro1">
          <table:table-cell table:formula="of:=COM.MICROSOFT.CONCAT(SUBSTITUTE(LOWER([.B338]);&quot; &quot;;&quot;_&quot;);&quot; = Enemy(name = '&quot;;[.B338];&quot;', type = '&quot;;[.C338];&quot;', total = &quot;;[.D338];&quot;, hp = &quot;;[.E338];&quot;, attack = &quot;;[.F338];&quot;, defense = &quot;;[.G338];&quot;, spatk = &quot;;[.H338];&quot;, spdef = &quot;;[.I338];&quot;, speed = &quot;;[.J338]; &quot;)&quot;)" office:value-type="string" office:string-value="lombre = Enemy(name = 'Lombre', type = 'WATER GRASS', total = 340, hp = 60, attack = 50, defense = 50, spatk = 60, spdef = 70, speed = 50)" calcext:value-type="string">
            <text:p>lombre = Enemy(name = 'Lombre', type = 'WATER GRASS', total = 340, hp = 60, attack = 50, defense = 50, spatk = 60, spdef = 70, speed = 50)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 GRASS</text:p>
          </table:table-cell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38]);&quot; &quot;;&quot;_&quot;)" office:value-type="string" office:string-value="lombre" calcext:value-type="string">
            <text:p>lombre</text:p>
          </table:table-cell>
        </table:table-row>
        <table:table-row table:style-name="ro1">
          <table:table-cell table:formula="of:=COM.MICROSOFT.CONCAT(SUBSTITUTE(LOWER([.B339]);&quot; &quot;;&quot;_&quot;);&quot; = Enemy(name = '&quot;;[.B339];&quot;', type = '&quot;;[.C339];&quot;', total = &quot;;[.D339];&quot;, hp = &quot;;[.E339];&quot;, attack = &quot;;[.F339];&quot;, defense = &quot;;[.G339];&quot;, spatk = &quot;;[.H339];&quot;, spdef = &quot;;[.I339];&quot;, speed = &quot;;[.J339]; &quot;)&quot;)" office:value-type="string" office:string-value="ludicolo = Enemy(name = 'Ludicolo', type = 'WATER GRASS', total = 480, hp = 80, attack = 70, defense = 70, spatk = 90, spdef = 100, speed = 70)" calcext:value-type="string">
            <text:p>ludicolo = Enemy(name = 'Ludicolo', type = 'WATER GRASS', total = 480, hp = 80, attack = 70, defense = 70, spatk = 90, spdef = 100, speed = 70)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 GRASS</text:p>
          </table:table-cell>
          <table:table-cell office:value-type="float" office:value="480" calcext:value-type="float">
            <text:p>4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39]);&quot; &quot;;&quot;_&quot;)" office:value-type="string" office:string-value="ludicolo" calcext:value-type="string">
            <text:p>ludicolo</text:p>
          </table:table-cell>
        </table:table-row>
        <table:table-row table:style-name="ro1">
          <table:table-cell table:formula="of:=COM.MICROSOFT.CONCAT(SUBSTITUTE(LOWER([.B340]);&quot; &quot;;&quot;_&quot;);&quot; = Enemy(name = '&quot;;[.B340];&quot;', type = '&quot;;[.C340];&quot;', total = &quot;;[.D340];&quot;, hp = &quot;;[.E340];&quot;, attack = &quot;;[.F340];&quot;, defense = &quot;;[.G340];&quot;, spatk = &quot;;[.H340];&quot;, spdef = &quot;;[.I340];&quot;, speed = &quot;;[.J340]; &quot;)&quot;)" office:value-type="string" office:string-value="seedot = Enemy(name = 'Seedot', type = 'GRASS', total = 220, hp = 40, attack = 40, defense = 50, spatk = 30, spdef = 30, speed = 30)" calcext:value-type="string">
            <text:p>seedot = Enemy(name = 'Seedot', type = 'GRASS', total = 220, hp = 40, attack = 40, defense = 50, spatk = 30, spdef = 30, speed = 30)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formula="of:=SUBSTITUTE(LOWER([.B340]);&quot; &quot;;&quot;_&quot;)" office:value-type="string" office:string-value="seedot" calcext:value-type="string">
            <text:p>seedot</text:p>
          </table:table-cell>
        </table:table-row>
        <table:table-row table:style-name="ro1">
          <table:table-cell table:formula="of:=COM.MICROSOFT.CONCAT(SUBSTITUTE(LOWER([.B341]);&quot; &quot;;&quot;_&quot;);&quot; = Enemy(name = '&quot;;[.B341];&quot;', type = '&quot;;[.C341];&quot;', total = &quot;;[.D341];&quot;, hp = &quot;;[.E341];&quot;, attack = &quot;;[.F341];&quot;, defense = &quot;;[.G341];&quot;, spatk = &quot;;[.H341];&quot;, spdef = &quot;;[.I341];&quot;, speed = &quot;;[.J341]; &quot;)&quot;)" office:value-type="string" office:string-value="nuzleaf = Enemy(name = 'Nuzleaf', type = 'GRASS DARK', total = 340, hp = 70, attack = 70, defense = 40, spatk = 60, spdef = 40, speed = 60)" calcext:value-type="string">
            <text:p>nuzleaf = Enemy(name = 'Nuzleaf', type = 'GRASS DARK', total = 340, hp = 70, attack = 70, defense = 40, spatk = 60, spdef = 40, speed = 60)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 DARK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41]);&quot; &quot;;&quot;_&quot;)" office:value-type="string" office:string-value="nuzleaf" calcext:value-type="string">
            <text:p>nuzleaf</text:p>
          </table:table-cell>
        </table:table-row>
        <table:table-row table:style-name="ro1">
          <table:table-cell table:formula="of:=COM.MICROSOFT.CONCAT(SUBSTITUTE(LOWER([.B342]);&quot; &quot;;&quot;_&quot;);&quot; = Enemy(name = '&quot;;[.B342];&quot;', type = '&quot;;[.C342];&quot;', total = &quot;;[.D342];&quot;, hp = &quot;;[.E342];&quot;, attack = &quot;;[.F342];&quot;, defense = &quot;;[.G342];&quot;, spatk = &quot;;[.H342];&quot;, spdef = &quot;;[.I342];&quot;, speed = &quot;;[.J342]; &quot;)&quot;)" office:value-type="string" office:string-value="shiftry = Enemy(name = 'Shiftry', type = 'GRASS DARK', total = 480, hp = 90, attack = 100, defense = 60, spatk = 90, spdef = 60, speed = 80)" calcext:value-type="string">
            <text:p>shiftry = Enemy(name = 'Shiftry', type = 'GRASS DARK', total = 480, hp = 90, attack = 100, defense = 60, spatk = 90, spdef = 60, speed = 80)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 DARK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42]);&quot; &quot;;&quot;_&quot;)" office:value-type="string" office:string-value="shiftry" calcext:value-type="string">
            <text:p>shiftry</text:p>
          </table:table-cell>
        </table:table-row>
        <table:table-row table:style-name="ro1">
          <table:table-cell table:formula="of:=COM.MICROSOFT.CONCAT(SUBSTITUTE(LOWER([.B343]);&quot; &quot;;&quot;_&quot;);&quot; = Enemy(name = '&quot;;[.B343];&quot;', type = '&quot;;[.C343];&quot;', total = &quot;;[.D343];&quot;, hp = &quot;;[.E343];&quot;, attack = &quot;;[.F343];&quot;, defense = &quot;;[.G343];&quot;, spatk = &quot;;[.H343];&quot;, spdef = &quot;;[.I343];&quot;, speed = &quot;;[.J343]; &quot;)&quot;)" office:value-type="string" office:string-value="taillow = Enemy(name = 'Taillow', type = 'NORMAL FLYING', total = 270, hp = 40, attack = 55, defense = 30, spatk = 30, spdef = 30, speed = 85)" calcext:value-type="string">
            <text:p>taillow = Enemy(name = 'Taillow', type = 'NORMAL FLYING', total = 270, hp = 40, attack = 55, defense = 30, spatk = 30, spdef = 30, speed = 85)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 FLYING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343]);&quot; &quot;;&quot;_&quot;)" office:value-type="string" office:string-value="taillow" calcext:value-type="string">
            <text:p>taillow</text:p>
          </table:table-cell>
        </table:table-row>
        <table:table-row table:style-name="ro1">
          <table:table-cell table:formula="of:=COM.MICROSOFT.CONCAT(SUBSTITUTE(LOWER([.B344]);&quot; &quot;;&quot;_&quot;);&quot; = Enemy(name = '&quot;;[.B344];&quot;', type = '&quot;;[.C344];&quot;', total = &quot;;[.D344];&quot;, hp = &quot;;[.E344];&quot;, attack = &quot;;[.F344];&quot;, defense = &quot;;[.G344];&quot;, spatk = &quot;;[.H344];&quot;, spdef = &quot;;[.I344];&quot;, speed = &quot;;[.J344]; &quot;)&quot;)" office:value-type="string" office:string-value="swellow = Enemy(name = 'Swellow', type = 'NORMAL FLYING', total = 455, hp = 60, attack = 85, defense = 60, spatk = 75, spdef = 50, speed = 125)" calcext:value-type="string">
            <text:p>swellow = Enemy(name = 'Swellow', type = 'NORMAL FLYING', total = 455, hp = 60, attack = 85, defense = 60, spatk = 75, spdef = 50, speed = 125)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 FLYING</text:p>
          </table:table-cell>
          <table:table-cell office:value-type="float" office:value="455" calcext:value-type="float">
            <text:p>45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BSTITUTE(LOWER([.B344]);&quot; &quot;;&quot;_&quot;)" office:value-type="string" office:string-value="swellow" calcext:value-type="string">
            <text:p>swellow</text:p>
          </table:table-cell>
        </table:table-row>
        <table:table-row table:style-name="ro1">
          <table:table-cell table:formula="of:=COM.MICROSOFT.CONCAT(SUBSTITUTE(LOWER([.B345]);&quot; &quot;;&quot;_&quot;);&quot; = Enemy(name = '&quot;;[.B345];&quot;', type = '&quot;;[.C345];&quot;', total = &quot;;[.D345];&quot;, hp = &quot;;[.E345];&quot;, attack = &quot;;[.F345];&quot;, defense = &quot;;[.G345];&quot;, spatk = &quot;;[.H345];&quot;, spdef = &quot;;[.I345];&quot;, speed = &quot;;[.J345]; &quot;)&quot;)" office:value-type="string" office:string-value="wingull = Enemy(name = 'Wingull', type = 'WATER FLYING', total = 270, hp = 40, attack = 30, defense = 30, spatk = 55, spdef = 30, speed = 85)" calcext:value-type="string">
            <text:p>wingull = Enemy(name = 'Wingull', type = 'WATER FLYING', total = 270, hp = 40, attack = 30, defense = 30, spatk = 55, spdef = 30, speed = 85)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 FLYING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345]);&quot; &quot;;&quot;_&quot;)" office:value-type="string" office:string-value="wingull" calcext:value-type="string">
            <text:p>wingull</text:p>
          </table:table-cell>
        </table:table-row>
        <table:table-row table:style-name="ro1">
          <table:table-cell table:formula="of:=COM.MICROSOFT.CONCAT(SUBSTITUTE(LOWER([.B346]);&quot; &quot;;&quot;_&quot;);&quot; = Enemy(name = '&quot;;[.B346];&quot;', type = '&quot;;[.C346];&quot;', total = &quot;;[.D346];&quot;, hp = &quot;;[.E346];&quot;, attack = &quot;;[.F346];&quot;, defense = &quot;;[.G346];&quot;, spatk = &quot;;[.H346];&quot;, spdef = &quot;;[.I346];&quot;, speed = &quot;;[.J346]; &quot;)&quot;)" office:value-type="string" office:string-value="pelipper = Enemy(name = 'Pelipper', type = 'WATER FLYING', total = 440, hp = 60, attack = 50, defense = 100, spatk = 95, spdef = 70, speed = 65)" calcext:value-type="string">
            <text:p>pelipper = Enemy(name = 'Pelipper', type = 'WATER FLYING', total = 440, hp = 60, attack = 50, defense = 100, spatk = 95, spdef = 70, speed = 65)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 FLYING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46]);&quot; &quot;;&quot;_&quot;)" office:value-type="string" office:string-value="pelipper" calcext:value-type="string">
            <text:p>pelipper</text:p>
          </table:table-cell>
        </table:table-row>
        <table:table-row table:style-name="ro1">
          <table:table-cell table:formula="of:=COM.MICROSOFT.CONCAT(SUBSTITUTE(LOWER([.B347]);&quot; &quot;;&quot;_&quot;);&quot; = Enemy(name = '&quot;;[.B347];&quot;', type = '&quot;;[.C347];&quot;', total = &quot;;[.D347];&quot;, hp = &quot;;[.E347];&quot;, attack = &quot;;[.F347];&quot;, defense = &quot;;[.G347];&quot;, spatk = &quot;;[.H347];&quot;, spdef = &quot;;[.I347];&quot;, speed = &quot;;[.J347]; &quot;)&quot;)" office:value-type="string" office:string-value="ralts = Enemy(name = 'Ralts', type = 'PSYCHIC FAIRY', total = 198, hp = 28, attack = 25, defense = 25, spatk = 45, spdef = 35, speed = 40)" calcext:value-type="string">
            <text:p>ralts = Enemy(name = 'Ralts', type = 'PSYCHIC FAIRY', total = 198, hp = 28, attack = 25, defense = 25, spatk = 45, spdef = 35, speed = 40)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 FAIRY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47]);&quot; &quot;;&quot;_&quot;)" office:value-type="string" office:string-value="ralts" calcext:value-type="string">
            <text:p>ralts</text:p>
          </table:table-cell>
        </table:table-row>
        <table:table-row table:style-name="ro1">
          <table:table-cell table:formula="of:=COM.MICROSOFT.CONCAT(SUBSTITUTE(LOWER([.B348]);&quot; &quot;;&quot;_&quot;);&quot; = Enemy(name = '&quot;;[.B348];&quot;', type = '&quot;;[.C348];&quot;', total = &quot;;[.D348];&quot;, hp = &quot;;[.E348];&quot;, attack = &quot;;[.F348];&quot;, defense = &quot;;[.G348];&quot;, spatk = &quot;;[.H348];&quot;, spdef = &quot;;[.I348];&quot;, speed = &quot;;[.J348]; &quot;)&quot;)" office:value-type="string" office:string-value="kirlia = Enemy(name = 'Kirlia', type = 'PSYCHIC FAIRY', total = 278, hp = 38, attack = 35, defense = 35, spatk = 65, spdef = 55, speed = 50)" calcext:value-type="string">
            <text:p>kirlia = Enemy(name = 'Kirlia', type = 'PSYCHIC FAIRY', total = 278, hp = 38, attack = 35, defense = 35, spatk = 65, spdef = 55, speed = 50)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 FAIRY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48]);&quot; &quot;;&quot;_&quot;)" office:value-type="string" office:string-value="kirlia" calcext:value-type="string">
            <text:p>kirlia</text:p>
          </table:table-cell>
        </table:table-row>
        <table:table-row table:style-name="ro1">
          <table:table-cell table:formula="of:=COM.MICROSOFT.CONCAT(SUBSTITUTE(LOWER([.B349]);&quot; &quot;;&quot;_&quot;);&quot; = Enemy(name = '&quot;;[.B349];&quot;', type = '&quot;;[.C349];&quot;', total = &quot;;[.D349];&quot;, hp = &quot;;[.E349];&quot;, attack = &quot;;[.F349];&quot;, defense = &quot;;[.G349];&quot;, spatk = &quot;;[.H349];&quot;, spdef = &quot;;[.I349];&quot;, speed = &quot;;[.J349]; &quot;)&quot;)" office:value-type="string" office:string-value="gardevoir = Enemy(name = 'Gardevoir', type = 'PSYCHIC FAIRY', total = 518, hp = 68, attack = 65, defense = 65, spatk = 125, spdef = 115, speed = 80)" calcext:value-type="string">
            <text:p>gardevoir = Enemy(name = 'Gardevoir', type = 'PSYCHIC FAIRY', total = 518, hp = 68, attack = 65, defense = 65, spatk = 125, spdef = 115, speed = 80)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 FAIRY</text:p>
          </table:table-cell>
          <table:table-cell office:value-type="float" office:value="518" calcext:value-type="float">
            <text:p>51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49]);&quot; &quot;;&quot;_&quot;)" office:value-type="string" office:string-value="gardevoir" calcext:value-type="string">
            <text:p>gardevoir</text:p>
          </table:table-cell>
        </table:table-row>
        <table:table-row table:style-name="ro1">
          <table:table-cell table:formula="of:=COM.MICROSOFT.CONCAT(SUBSTITUTE(LOWER([.B350]);&quot; &quot;;&quot;_&quot;);&quot; = Enemy(name = '&quot;;[.B350];&quot;', type = '&quot;;[.C350];&quot;', total = &quot;;[.D350];&quot;, hp = &quot;;[.E350];&quot;, attack = &quot;;[.F350];&quot;, defense = &quot;;[.G350];&quot;, spatk = &quot;;[.H350];&quot;, spdef = &quot;;[.I350];&quot;, speed = &quot;;[.J350]; &quot;)&quot;)" office:value-type="string" office:string-value="gardevoir_mega_gardevoir = Enemy(name = 'Gardevoir Mega Gardevoir', type = 'PSYCHIC FAIRY', total = 618, hp = 68, attack = 85, defense = 65, spatk = 165, spdef = 135, speed = 100)" calcext:value-type="string">
            <text:p>gardevoir_mega_gardevoir = Enemy(name = 'Gardevoir Mega Gardevoir', type = 'PSYCHIC FAIRY', total = 618, hp = 68, attack = 85, defense = 65, spatk = 165, spdef = 135, speed = 100)</text:p>
          </table:table-cell>
          <table:table-cell office:value-type="string" calcext:value-type="string">
            <text:p>Gardevoir Mega Gardevoir</text:p>
          </table:table-cell>
          <table:table-cell office:value-type="string" calcext:value-type="string">
            <text:p>PSYCHIC FAIRY</text:p>
          </table:table-cell>
          <table:table-cell office:value-type="float" office:value="618" calcext:value-type="float">
            <text:p>61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50]);&quot; &quot;;&quot;_&quot;)" office:value-type="string" office:string-value="gardevoir_mega_gardevoir" calcext:value-type="string">
            <text:p>gardevoir_mega_gardevoir</text:p>
          </table:table-cell>
        </table:table-row>
        <table:table-row table:style-name="ro1">
          <table:table-cell table:formula="of:=COM.MICROSOFT.CONCAT(SUBSTITUTE(LOWER([.B351]);&quot; &quot;;&quot;_&quot;);&quot; = Enemy(name = '&quot;;[.B351];&quot;', type = '&quot;;[.C351];&quot;', total = &quot;;[.D351];&quot;, hp = &quot;;[.E351];&quot;, attack = &quot;;[.F351];&quot;, defense = &quot;;[.G351];&quot;, spatk = &quot;;[.H351];&quot;, spdef = &quot;;[.I351];&quot;, speed = &quot;;[.J351]; &quot;)&quot;)" office:value-type="string" office:string-value="surskit = Enemy(name = 'Surskit', type = 'BUG WATER', total = 269, hp = 40, attack = 30, defense = 32, spatk = 50, spdef = 52, speed = 65)" calcext:value-type="string">
            <text:p>surskit = Enemy(name = 'Surskit', type = 'BUG WATER', total = 269, hp = 40, attack = 30, defense = 32, spatk = 50, spdef = 52, speed = 65)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 WATER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51]);&quot; &quot;;&quot;_&quot;)" office:value-type="string" office:string-value="surskit" calcext:value-type="string">
            <text:p>surskit</text:p>
          </table:table-cell>
        </table:table-row>
        <table:table-row table:style-name="ro1">
          <table:table-cell table:formula="of:=COM.MICROSOFT.CONCAT(SUBSTITUTE(LOWER([.B352]);&quot; &quot;;&quot;_&quot;);&quot; = Enemy(name = '&quot;;[.B352];&quot;', type = '&quot;;[.C352];&quot;', total = &quot;;[.D352];&quot;, hp = &quot;;[.E352];&quot;, attack = &quot;;[.F352];&quot;, defense = &quot;;[.G352];&quot;, spatk = &quot;;[.H352];&quot;, spdef = &quot;;[.I352];&quot;, speed = &quot;;[.J352]; &quot;)&quot;)" office:value-type="string" office:string-value="masquerain = Enemy(name = 'Masquerain', type = 'BUG FLYING', total = 454, hp = 70, attack = 60, defense = 62, spatk = 100, spdef = 82, speed = 80)" calcext:value-type="string">
            <text:p>masquerain = Enemy(name = 'Masquerain', type = 'BUG FLYING', total = 454, hp = 70, attack = 60, defense = 62, spatk = 100, spdef = 82, speed = 80)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 FLYING</text:p>
          </table:table-cell>
          <table:table-cell office:value-type="float" office:value="454" calcext:value-type="float">
            <text:p>45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52]);&quot; &quot;;&quot;_&quot;)" office:value-type="string" office:string-value="masquerain" calcext:value-type="string">
            <text:p>masquerain</text:p>
          </table:table-cell>
        </table:table-row>
        <table:table-row table:style-name="ro1">
          <table:table-cell table:formula="of:=COM.MICROSOFT.CONCAT(SUBSTITUTE(LOWER([.B353]);&quot; &quot;;&quot;_&quot;);&quot; = Enemy(name = '&quot;;[.B353];&quot;', type = '&quot;;[.C353];&quot;', total = &quot;;[.D353];&quot;, hp = &quot;;[.E353];&quot;, attack = &quot;;[.F353];&quot;, defense = &quot;;[.G353];&quot;, spatk = &quot;;[.H353];&quot;, spdef = &quot;;[.I353];&quot;, speed = &quot;;[.J353]; &quot;)&quot;)" office:value-type="string" office:string-value="shroomish = Enemy(name = 'Shroomish', type = 'GRASS', total = 295, hp = 60, attack = 40, defense = 60, spatk = 40, spdef = 60, speed = 35)" calcext:value-type="string">
            <text:p>shroomish = Enemy(name = 'Shroomish', type = 'GRASS', total = 295, hp = 60, attack = 40, defense = 60, spatk = 40, spdef = 60, speed = 35)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353]);&quot; &quot;;&quot;_&quot;)" office:value-type="string" office:string-value="shroomish" calcext:value-type="string">
            <text:p>shroomish</text:p>
          </table:table-cell>
        </table:table-row>
        <table:table-row table:style-name="ro1">
          <table:table-cell table:formula="of:=COM.MICROSOFT.CONCAT(SUBSTITUTE(LOWER([.B354]);&quot; &quot;;&quot;_&quot;);&quot; = Enemy(name = '&quot;;[.B354];&quot;', type = '&quot;;[.C354];&quot;', total = &quot;;[.D354];&quot;, hp = &quot;;[.E354];&quot;, attack = &quot;;[.F354];&quot;, defense = &quot;;[.G354];&quot;, spatk = &quot;;[.H354];&quot;, spdef = &quot;;[.I354];&quot;, speed = &quot;;[.J354]; &quot;)&quot;)" office:value-type="string" office:string-value="breloom = Enemy(name = 'Breloom', type = 'GRASS FIGHTING', total = 460, hp = 60, attack = 130, defense = 80, spatk = 60, spdef = 60, speed = 70)" calcext:value-type="string">
            <text:p>breloom = Enemy(name = 'Breloom', type = 'GRASS FIGHTING', total = 460, hp = 60, attack = 130, defense = 80, spatk = 60, spdef = 60, speed = 70)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 FIGHTING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354]);&quot; &quot;;&quot;_&quot;)" office:value-type="string" office:string-value="breloom" calcext:value-type="string">
            <text:p>breloom</text:p>
          </table:table-cell>
        </table:table-row>
        <table:table-row table:style-name="ro1">
          <table:table-cell table:formula="of:=COM.MICROSOFT.CONCAT(SUBSTITUTE(LOWER([.B355]);&quot; &quot;;&quot;_&quot;);&quot; = Enemy(name = '&quot;;[.B355];&quot;', type = '&quot;;[.C355];&quot;', total = &quot;;[.D355];&quot;, hp = &quot;;[.E355];&quot;, attack = &quot;;[.F355];&quot;, defense = &quot;;[.G355];&quot;, spatk = &quot;;[.H355];&quot;, spdef = &quot;;[.I355];&quot;, speed = &quot;;[.J355]; &quot;)&quot;)" office:value-type="string" office:string-value="slakoth = Enemy(name = 'Slakoth', type = 'NORMAL', total = 280, hp = 60, attack = 60, defense = 60, spatk = 35, spdef = 35, speed = 30)" calcext:value-type="string">
            <text:p>slakoth = Enemy(name = 'Slakoth', type = 'NORMAL', total = 280, hp = 60, attack = 60, defense = 60, spatk = 35, spdef = 35, speed = 30)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355]);&quot; &quot;;&quot;_&quot;)" office:value-type="string" office:string-value="slakoth" calcext:value-type="string">
            <text:p>slakoth</text:p>
          </table:table-cell>
        </table:table-row>
        <table:table-row table:style-name="ro1">
          <table:table-cell table:formula="of:=COM.MICROSOFT.CONCAT(SUBSTITUTE(LOWER([.B356]);&quot; &quot;;&quot;_&quot;);&quot; = Enemy(name = '&quot;;[.B356];&quot;', type = '&quot;;[.C356];&quot;', total = &quot;;[.D356];&quot;, hp = &quot;;[.E356];&quot;, attack = &quot;;[.F356];&quot;, defense = &quot;;[.G356];&quot;, spatk = &quot;;[.H356];&quot;, spdef = &quot;;[.I356];&quot;, speed = &quot;;[.J356]; &quot;)&quot;)" office:value-type="string" office:string-value="vigoroth = Enemy(name = 'Vigoroth', type = 'NORMAL', total = 440, hp = 80, attack = 80, defense = 80, spatk = 55, spdef = 55, speed = 90)" calcext:value-type="string">
            <text:p>vigoroth = Enemy(name = 'Vigoroth', type = 'NORMAL', total = 440, hp = 80, attack = 80, defense = 80, spatk = 55, spdef = 55, speed = 90)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356]);&quot; &quot;;&quot;_&quot;)" office:value-type="string" office:string-value="vigoroth" calcext:value-type="string">
            <text:p>vigoroth</text:p>
          </table:table-cell>
        </table:table-row>
        <table:table-row table:style-name="ro1">
          <table:table-cell table:formula="of:=COM.MICROSOFT.CONCAT(SUBSTITUTE(LOWER([.B357]);&quot; &quot;;&quot;_&quot;);&quot; = Enemy(name = '&quot;;[.B357];&quot;', type = '&quot;;[.C357];&quot;', total = &quot;;[.D357];&quot;, hp = &quot;;[.E357];&quot;, attack = &quot;;[.F357];&quot;, defense = &quot;;[.G357];&quot;, spatk = &quot;;[.H357];&quot;, spdef = &quot;;[.I357];&quot;, speed = &quot;;[.J357]; &quot;)&quot;)" office:value-type="string" office:string-value="slaking = Enemy(name = 'Slaking', type = 'NORMAL', total = 670, hp = 150, attack = 160, defense = 100, spatk = 95, spdef = 65, speed = 100)" calcext:value-type="string">
            <text:p>slaking = Enemy(name = 'Slaking', type = 'NORMAL', total = 670, hp = 150, attack = 160, defense = 100, spatk = 95, spdef = 65, speed = 100)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 office:value-type="float" office:value="670" calcext:value-type="float">
            <text:p>6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57]);&quot; &quot;;&quot;_&quot;)" office:value-type="string" office:string-value="slaking" calcext:value-type="string">
            <text:p>slaking</text:p>
          </table:table-cell>
        </table:table-row>
        <table:table-row table:style-name="ro1">
          <table:table-cell table:formula="of:=COM.MICROSOFT.CONCAT(SUBSTITUTE(LOWER([.B358]);&quot; &quot;;&quot;_&quot;);&quot; = Enemy(name = '&quot;;[.B358];&quot;', type = '&quot;;[.C358];&quot;', total = &quot;;[.D358];&quot;, hp = &quot;;[.E358];&quot;, attack = &quot;;[.F358];&quot;, defense = &quot;;[.G358];&quot;, spatk = &quot;;[.H358];&quot;, spdef = &quot;;[.I358];&quot;, speed = &quot;;[.J358]; &quot;)&quot;)" office:value-type="string" office:string-value="nincada = Enemy(name = 'Nincada', type = 'BUG GROUND', total = 266, hp = 31, attack = 45, defense = 90, spatk = 30, spdef = 30, speed = 40)" calcext:value-type="string">
            <text:p>nincada = Enemy(name = 'Nincada', type = 'BUG GROUND', total = 266, hp = 31, attack = 45, defense = 90, spatk = 30, spdef = 30, speed = 40)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 GROUND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58]);&quot; &quot;;&quot;_&quot;)" office:value-type="string" office:string-value="nincada" calcext:value-type="string">
            <text:p>nincada</text:p>
          </table:table-cell>
        </table:table-row>
        <table:table-row table:style-name="ro1">
          <table:table-cell table:formula="of:=COM.MICROSOFT.CONCAT(SUBSTITUTE(LOWER([.B359]);&quot; &quot;;&quot;_&quot;);&quot; = Enemy(name = '&quot;;[.B359];&quot;', type = '&quot;;[.C359];&quot;', total = &quot;;[.D359];&quot;, hp = &quot;;[.E359];&quot;, attack = &quot;;[.F359];&quot;, defense = &quot;;[.G359];&quot;, spatk = &quot;;[.H359];&quot;, spdef = &quot;;[.I359];&quot;, speed = &quot;;[.J359]; &quot;)&quot;)" office:value-type="string" office:string-value="ninjask = Enemy(name = 'Ninjask', type = 'BUG FLYING', total = 456, hp = 61, attack = 90, defense = 45, spatk = 50, spdef = 50, speed = 160)" calcext:value-type="string">
            <text:p>ninjask = Enemy(name = 'Ninjask', type = 'BUG FLYING', total = 456, hp = 61, attack = 90, defense = 45, spatk = 50, spdef = 50, speed = 160)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 FLYING</text:p>
          </table:table-cell>
          <table:table-cell office:value-type="float" office:value="456" calcext:value-type="float">
            <text:p>45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SUBSTITUTE(LOWER([.B359]);&quot; &quot;;&quot;_&quot;)" office:value-type="string" office:string-value="ninjask" calcext:value-type="string">
            <text:p>ninjask</text:p>
          </table:table-cell>
        </table:table-row>
        <table:table-row table:style-name="ro1">
          <table:table-cell table:formula="of:=COM.MICROSOFT.CONCAT(SUBSTITUTE(LOWER([.B360]);&quot; &quot;;&quot;_&quot;);&quot; = Enemy(name = '&quot;;[.B360];&quot;', type = '&quot;;[.C360];&quot;', total = &quot;;[.D360];&quot;, hp = &quot;;[.E360];&quot;, attack = &quot;;[.F360];&quot;, defense = &quot;;[.G360];&quot;, spatk = &quot;;[.H360];&quot;, spdef = &quot;;[.I360];&quot;, speed = &quot;;[.J360]; &quot;)&quot;)" office:value-type="string" office:string-value="shedinja = Enemy(name = 'Shedinja', type = 'BUG GHOST', total = 236, hp = 1, attack = 90, defense = 45, spatk = 30, spdef = 30, speed = 40)" calcext:value-type="string">
            <text:p>shedinja = Enemy(name = 'Shedinja', type = 'BUG GHOST', total = 236, hp = 1, attack = 90, defense = 45, spatk = 30, spdef = 30, speed = 40)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 GHOST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60]);&quot; &quot;;&quot;_&quot;)" office:value-type="string" office:string-value="shedinja" calcext:value-type="string">
            <text:p>shedinja</text:p>
          </table:table-cell>
        </table:table-row>
        <table:table-row table:style-name="ro1">
          <table:table-cell table:formula="of:=COM.MICROSOFT.CONCAT(SUBSTITUTE(LOWER([.B361]);&quot; &quot;;&quot;_&quot;);&quot; = Enemy(name = '&quot;;[.B361];&quot;', type = '&quot;;[.C361];&quot;', total = &quot;;[.D361];&quot;, hp = &quot;;[.E361];&quot;, attack = &quot;;[.F361];&quot;, defense = &quot;;[.G361];&quot;, spatk = &quot;;[.H361];&quot;, spdef = &quot;;[.I361];&quot;, speed = &quot;;[.J361]; &quot;)&quot;)" office:value-type="string" office:string-value="whismur = Enemy(name = 'Whismur', type = 'NORMAL', total = 240, hp = 64, attack = 51, defense = 23, spatk = 51, spdef = 23, speed = 28)" calcext:value-type="string">
            <text:p>whismur = Enemy(name = 'Whismur', type = 'NORMAL', total = 240, hp = 64, attack = 51, defense = 23, spatk = 51, spdef = 23, speed = 28)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BSTITUTE(LOWER([.B361]);&quot; &quot;;&quot;_&quot;)" office:value-type="string" office:string-value="whismur" calcext:value-type="string">
            <text:p>whismur</text:p>
          </table:table-cell>
        </table:table-row>
        <table:table-row table:style-name="ro1">
          <table:table-cell table:formula="of:=COM.MICROSOFT.CONCAT(SUBSTITUTE(LOWER([.B362]);&quot; &quot;;&quot;_&quot;);&quot; = Enemy(name = '&quot;;[.B362];&quot;', type = '&quot;;[.C362];&quot;', total = &quot;;[.D362];&quot;, hp = &quot;;[.E362];&quot;, attack = &quot;;[.F362];&quot;, defense = &quot;;[.G362];&quot;, spatk = &quot;;[.H362];&quot;, spdef = &quot;;[.I362];&quot;, speed = &quot;;[.J362]; &quot;)&quot;)" office:value-type="string" office:string-value="loudred = Enemy(name = 'Loudred', type = 'NORMAL', total = 360, hp = 84, attack = 71, defense = 43, spatk = 71, spdef = 43, speed = 48)" calcext:value-type="string">
            <text:p>loudred = Enemy(name = 'Loudred', type = 'NORMAL', total = 360, hp = 84, attack = 71, defense = 43, spatk = 71, spdef = 43, speed = 48)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BSTITUTE(LOWER([.B362]);&quot; &quot;;&quot;_&quot;)" office:value-type="string" office:string-value="loudred" calcext:value-type="string">
            <text:p>loudred</text:p>
          </table:table-cell>
        </table:table-row>
        <table:table-row table:style-name="ro1">
          <table:table-cell table:formula="of:=COM.MICROSOFT.CONCAT(SUBSTITUTE(LOWER([.B363]);&quot; &quot;;&quot;_&quot;);&quot; = Enemy(name = '&quot;;[.B363];&quot;', type = '&quot;;[.C363];&quot;', total = &quot;;[.D363];&quot;, hp = &quot;;[.E363];&quot;, attack = &quot;;[.F363];&quot;, defense = &quot;;[.G363];&quot;, spatk = &quot;;[.H363];&quot;, spdef = &quot;;[.I363];&quot;, speed = &quot;;[.J363]; &quot;)&quot;)" office:value-type="string" office:string-value="exploud = Enemy(name = 'Exploud', type = 'NORMAL', total = 490, hp = 104, attack = 91, defense = 63, spatk = 91, spdef = 73, speed = 68)" calcext:value-type="string">
            <text:p>exploud = Enemy(name = 'Exploud', type = 'NORMAL', total = 490, hp = 104, attack = 91, defense = 63, spatk = 91, spdef = 73, speed = 68)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363]);&quot; &quot;;&quot;_&quot;)" office:value-type="string" office:string-value="exploud" calcext:value-type="string">
            <text:p>exploud</text:p>
          </table:table-cell>
        </table:table-row>
        <table:table-row table:style-name="ro1">
          <table:table-cell table:formula="of:=COM.MICROSOFT.CONCAT(SUBSTITUTE(LOWER([.B364]);&quot; &quot;;&quot;_&quot;);&quot; = Enemy(name = '&quot;;[.B364];&quot;', type = '&quot;;[.C364];&quot;', total = &quot;;[.D364];&quot;, hp = &quot;;[.E364];&quot;, attack = &quot;;[.F364];&quot;, defense = &quot;;[.G364];&quot;, spatk = &quot;;[.H364];&quot;, spdef = &quot;;[.I364];&quot;, speed = &quot;;[.J364]; &quot;)&quot;)" office:value-type="string" office:string-value="makuhita = Enemy(name = 'Makuhita', type = 'FIGHTING', total = 237, hp = 72, attack = 60, defense = 30, spatk = 20, spdef = 30, speed = 25)" calcext:value-type="string">
            <text:p>makuhita = Enemy(name = 'Makuhita', type = 'FIGHTING', total = 237, hp = 72, attack = 60, defense = 30, spatk = 20, spdef = 30, speed = 25)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 office:value-type="float" office:value="237" calcext:value-type="float">
            <text:p>23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364]);&quot; &quot;;&quot;_&quot;)" office:value-type="string" office:string-value="makuhita" calcext:value-type="string">
            <text:p>makuhita</text:p>
          </table:table-cell>
        </table:table-row>
        <table:table-row table:style-name="ro1">
          <table:table-cell table:formula="of:=COM.MICROSOFT.CONCAT(SUBSTITUTE(LOWER([.B365]);&quot; &quot;;&quot;_&quot;);&quot; = Enemy(name = '&quot;;[.B365];&quot;', type = '&quot;;[.C365];&quot;', total = &quot;;[.D365];&quot;, hp = &quot;;[.E365];&quot;, attack = &quot;;[.F365];&quot;, defense = &quot;;[.G365];&quot;, spatk = &quot;;[.H365];&quot;, spdef = &quot;;[.I365];&quot;, speed = &quot;;[.J365]; &quot;)&quot;)" office:value-type="string" office:string-value="hariyama = Enemy(name = 'Hariyama', type = 'FIGHTING', total = 474, hp = 144, attack = 120, defense = 60, spatk = 40, spdef = 60, speed = 50)" calcext:value-type="string">
            <text:p>hariyama = Enemy(name = 'Hariyama', type = 'FIGHTING', total = 474, hp = 144, attack = 120, defense = 60, spatk = 40, spdef = 60, speed = 50)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65]);&quot; &quot;;&quot;_&quot;)" office:value-type="string" office:string-value="hariyama" calcext:value-type="string">
            <text:p>hariyama</text:p>
          </table:table-cell>
        </table:table-row>
        <table:table-row table:style-name="ro1">
          <table:table-cell table:formula="of:=COM.MICROSOFT.CONCAT(SUBSTITUTE(LOWER([.B366]);&quot; &quot;;&quot;_&quot;);&quot; = Enemy(name = '&quot;;[.B366];&quot;', type = '&quot;;[.C366];&quot;', total = &quot;;[.D366];&quot;, hp = &quot;;[.E366];&quot;, attack = &quot;;[.F366];&quot;, defense = &quot;;[.G366];&quot;, spatk = &quot;;[.H366];&quot;, spdef = &quot;;[.I366];&quot;, speed = &quot;;[.J366]; &quot;)&quot;)" office:value-type="string" office:string-value="azurill = Enemy(name = 'Azurill', type = 'NORMAL FAIRY', total = 190, hp = 50, attack = 20, defense = 40, spatk = 20, spdef = 40, speed = 20)" calcext:value-type="string">
            <text:p>azurill = Enemy(name = 'Azurill', type = 'NORMAL FAIRY', total = 190, hp = 50, attack = 20, defense = 40, spatk = 20, spdef = 40, speed = 20)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 FAIRY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366]);&quot; &quot;;&quot;_&quot;)" office:value-type="string" office:string-value="azurill" calcext:value-type="string">
            <text:p>azurill</text:p>
          </table:table-cell>
        </table:table-row>
        <table:table-row table:style-name="ro1">
          <table:table-cell table:formula="of:=COM.MICROSOFT.CONCAT(SUBSTITUTE(LOWER([.B367]);&quot; &quot;;&quot;_&quot;);&quot; = Enemy(name = '&quot;;[.B367];&quot;', type = '&quot;;[.C367];&quot;', total = &quot;;[.D367];&quot;, hp = &quot;;[.E367];&quot;, attack = &quot;;[.F367];&quot;, defense = &quot;;[.G367];&quot;, spatk = &quot;;[.H367];&quot;, spdef = &quot;;[.I367];&quot;, speed = &quot;;[.J367]; &quot;)&quot;)" office:value-type="string" office:string-value="nosepass = Enemy(name = 'Nosepass', type = 'ROCK', total = 375, hp = 30, attack = 45, defense = 135, spatk = 45, spdef = 90, speed = 30)" calcext:value-type="string">
            <text:p>nosepass = Enemy(name = 'Nosepass', type = 'ROCK', total = 375, hp = 30, attack = 45, defense = 135, spatk = 45, spdef = 90, speed = 30)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367]);&quot; &quot;;&quot;_&quot;)" office:value-type="string" office:string-value="nosepass" calcext:value-type="string">
            <text:p>nosepass</text:p>
          </table:table-cell>
        </table:table-row>
        <table:table-row table:style-name="ro1">
          <table:table-cell table:formula="of:=COM.MICROSOFT.CONCAT(SUBSTITUTE(LOWER([.B368]);&quot; &quot;;&quot;_&quot;);&quot; = Enemy(name = '&quot;;[.B368];&quot;', type = '&quot;;[.C368];&quot;', total = &quot;;[.D368];&quot;, hp = &quot;;[.E368];&quot;, attack = &quot;;[.F368];&quot;, defense = &quot;;[.G368];&quot;, spatk = &quot;;[.H368];&quot;, spdef = &quot;;[.I368];&quot;, speed = &quot;;[.J368]; &quot;)&quot;)" office:value-type="string" office:string-value="skitty = Enemy(name = 'Skitty', type = 'NORMAL', total = 260, hp = 50, attack = 45, defense = 45, spatk = 35, spdef = 35, speed = 50)" calcext:value-type="string">
            <text:p>skitty = Enemy(name = 'Skitty', type = 'NORMAL', total = 260, hp = 50, attack = 45, defense = 45, spatk = 35, spdef = 35, speed = 50)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68]);&quot; &quot;;&quot;_&quot;)" office:value-type="string" office:string-value="skitty" calcext:value-type="string">
            <text:p>skitty</text:p>
          </table:table-cell>
        </table:table-row>
        <table:table-row table:style-name="ro1">
          <table:table-cell table:formula="of:=COM.MICROSOFT.CONCAT(SUBSTITUTE(LOWER([.B369]);&quot; &quot;;&quot;_&quot;);&quot; = Enemy(name = '&quot;;[.B369];&quot;', type = '&quot;;[.C369];&quot;', total = &quot;;[.D369];&quot;, hp = &quot;;[.E369];&quot;, attack = &quot;;[.F369];&quot;, defense = &quot;;[.G369];&quot;, spatk = &quot;;[.H369];&quot;, spdef = &quot;;[.I369];&quot;, speed = &quot;;[.J369]; &quot;)&quot;)" office:value-type="string" office:string-value="delcatty = Enemy(name = 'Delcatty', type = 'NORMAL', total = 400, hp = 70, attack = 65, defense = 65, spatk = 55, spdef = 55, speed = 90)" calcext:value-type="string">
            <text:p>delcatty = Enemy(name = 'Delcatty', type = 'NORMAL', total = 400, hp = 70, attack = 65, defense = 65, spatk = 55, spdef = 55, speed = 90)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369]);&quot; &quot;;&quot;_&quot;)" office:value-type="string" office:string-value="delcatty" calcext:value-type="string">
            <text:p>delcatty</text:p>
          </table:table-cell>
        </table:table-row>
        <table:table-row table:style-name="ro1">
          <table:table-cell table:formula="of:=COM.MICROSOFT.CONCAT(SUBSTITUTE(LOWER([.B370]);&quot; &quot;;&quot;_&quot;);&quot; = Enemy(name = '&quot;;[.B370];&quot;', type = '&quot;;[.C370];&quot;', total = &quot;;[.D370];&quot;, hp = &quot;;[.E370];&quot;, attack = &quot;;[.F370];&quot;, defense = &quot;;[.G370];&quot;, spatk = &quot;;[.H370];&quot;, spdef = &quot;;[.I370];&quot;, speed = &quot;;[.J370]; &quot;)&quot;)" office:value-type="string" office:string-value="sableye = Enemy(name = 'Sableye', type = 'DARK GHOST', total = 380, hp = 50, attack = 75, defense = 75, spatk = 65, spdef = 65, speed = 50)" calcext:value-type="string">
            <text:p>sableye = Enemy(name = 'Sableye', type = 'DARK GHOST', total = 380, hp = 50, attack = 75, defense = 75, spatk = 65, spdef = 65, speed = 50)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 GHOST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70]);&quot; &quot;;&quot;_&quot;)" office:value-type="string" office:string-value="sableye" calcext:value-type="string">
            <text:p>sableye</text:p>
          </table:table-cell>
        </table:table-row>
        <table:table-row table:style-name="ro1">
          <table:table-cell table:formula="of:=COM.MICROSOFT.CONCAT(SUBSTITUTE(LOWER([.B371]);&quot; &quot;;&quot;_&quot;);&quot; = Enemy(name = '&quot;;[.B371];&quot;', type = '&quot;;[.C371];&quot;', total = &quot;;[.D371];&quot;, hp = &quot;;[.E371];&quot;, attack = &quot;;[.F371];&quot;, defense = &quot;;[.G371];&quot;, spatk = &quot;;[.H371];&quot;, spdef = &quot;;[.I371];&quot;, speed = &quot;;[.J371]; &quot;)&quot;)" office:value-type="string" office:string-value="sableye_mega_sableye = Enemy(name = 'Sableye Mega Sableye', type = 'DARK GHOST', total = 480, hp = 50, attack = 85, defense = 125, spatk = 85, spdef = 115, speed = 20)" calcext:value-type="string">
            <text:p>sableye_mega_sableye = Enemy(name = 'Sableye Mega Sableye', type = 'DARK GHOST', total = 480, hp = 50, attack = 85, defense = 125, spatk = 85, spdef = 115, speed = 20)</text:p>
          </table:table-cell>
          <table:table-cell office:value-type="string" calcext:value-type="string">
            <text:p>Sableye Mega Sableye</text:p>
          </table:table-cell>
          <table:table-cell office:value-type="string" calcext:value-type="string">
            <text:p>DARK GHOST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371]);&quot; &quot;;&quot;_&quot;)" office:value-type="string" office:string-value="sableye_mega_sableye" calcext:value-type="string">
            <text:p>sableye_mega_sableye</text:p>
          </table:table-cell>
        </table:table-row>
        <table:table-row table:style-name="ro1">
          <table:table-cell table:formula="of:=COM.MICROSOFT.CONCAT(SUBSTITUTE(LOWER([.B372]);&quot; &quot;;&quot;_&quot;);&quot; = Enemy(name = '&quot;;[.B372];&quot;', type = '&quot;;[.C372];&quot;', total = &quot;;[.D372];&quot;, hp = &quot;;[.E372];&quot;, attack = &quot;;[.F372];&quot;, defense = &quot;;[.G372];&quot;, spatk = &quot;;[.H372];&quot;, spdef = &quot;;[.I372];&quot;, speed = &quot;;[.J372]; &quot;)&quot;)" office:value-type="string" office:string-value="mawile = Enemy(name = 'Mawile', type = 'STEEL FAIRY', total = 380, hp = 50, attack = 85, defense = 85, spatk = 55, spdef = 55, speed = 50)" calcext:value-type="string">
            <text:p>mawile = Enemy(name = 'Mawile', type = 'STEEL FAIRY', total = 380, hp = 50, attack = 85, defense = 85, spatk = 55, spdef = 55, speed = 50)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 FAIRY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72]);&quot; &quot;;&quot;_&quot;)" office:value-type="string" office:string-value="mawile" calcext:value-type="string">
            <text:p>mawile</text:p>
          </table:table-cell>
        </table:table-row>
        <table:table-row table:style-name="ro1">
          <table:table-cell table:formula="of:=COM.MICROSOFT.CONCAT(SUBSTITUTE(LOWER([.B373]);&quot; &quot;;&quot;_&quot;);&quot; = Enemy(name = '&quot;;[.B373];&quot;', type = '&quot;;[.C373];&quot;', total = &quot;;[.D373];&quot;, hp = &quot;;[.E373];&quot;, attack = &quot;;[.F373];&quot;, defense = &quot;;[.G373];&quot;, spatk = &quot;;[.H373];&quot;, spdef = &quot;;[.I373];&quot;, speed = &quot;;[.J373]; &quot;)&quot;)" office:value-type="string" office:string-value="mawile_mega_mawile = Enemy(name = 'Mawile Mega Mawile', type = 'STEEL FAIRY', total = 480, hp = 50, attack = 105, defense = 125, spatk = 55, spdef = 95, speed = 50)" calcext:value-type="string">
            <text:p>mawile_mega_mawile = Enemy(name = 'Mawile Mega Mawile', type = 'STEEL FAIRY', total = 480, hp = 50, attack = 105, defense = 125, spatk = 55, spdef = 95, speed = 50)</text:p>
          </table:table-cell>
          <table:table-cell office:value-type="string" calcext:value-type="string">
            <text:p>Mawile Mega Mawile</text:p>
          </table:table-cell>
          <table:table-cell office:value-type="string" calcext:value-type="string">
            <text:p>STEEL FAIRY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73]);&quot; &quot;;&quot;_&quot;)" office:value-type="string" office:string-value="mawile_mega_mawile" calcext:value-type="string">
            <text:p>mawile_mega_mawile</text:p>
          </table:table-cell>
        </table:table-row>
        <table:table-row table:style-name="ro1">
          <table:table-cell table:formula="of:=COM.MICROSOFT.CONCAT(SUBSTITUTE(LOWER([.B374]);&quot; &quot;;&quot;_&quot;);&quot; = Enemy(name = '&quot;;[.B374];&quot;', type = '&quot;;[.C374];&quot;', total = &quot;;[.D374];&quot;, hp = &quot;;[.E374];&quot;, attack = &quot;;[.F374];&quot;, defense = &quot;;[.G374];&quot;, spatk = &quot;;[.H374];&quot;, spdef = &quot;;[.I374];&quot;, speed = &quot;;[.J374]; &quot;)&quot;)" office:value-type="string" office:string-value="aron = Enemy(name = 'Aron', type = 'STEEL ROCK', total = 330, hp = 50, attack = 70, defense = 100, spatk = 40, spdef = 40, speed = 30)" calcext:value-type="string">
            <text:p>aron = Enemy(name = 'Aron', type = 'STEEL ROCK', total = 330, hp = 50, attack = 70, defense = 100, spatk = 40, spdef = 40, speed = 30)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 ROCK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374]);&quot; &quot;;&quot;_&quot;)" office:value-type="string" office:string-value="aron" calcext:value-type="string">
            <text:p>aron</text:p>
          </table:table-cell>
        </table:table-row>
        <table:table-row table:style-name="ro1">
          <table:table-cell table:formula="of:=COM.MICROSOFT.CONCAT(SUBSTITUTE(LOWER([.B375]);&quot; &quot;;&quot;_&quot;);&quot; = Enemy(name = '&quot;;[.B375];&quot;', type = '&quot;;[.C375];&quot;', total = &quot;;[.D375];&quot;, hp = &quot;;[.E375];&quot;, attack = &quot;;[.F375];&quot;, defense = &quot;;[.G375];&quot;, spatk = &quot;;[.H375];&quot;, spdef = &quot;;[.I375];&quot;, speed = &quot;;[.J375]; &quot;)&quot;)" office:value-type="string" office:string-value="lairon = Enemy(name = 'Lairon', type = 'STEEL ROCK', total = 430, hp = 60, attack = 90, defense = 140, spatk = 50, spdef = 50, speed = 40)" calcext:value-type="string">
            <text:p>lairon = Enemy(name = 'Lairon', type = 'STEEL ROCK', total = 430, hp = 60, attack = 90, defense = 140, spatk = 50, spdef = 50, speed = 40)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 ROCK</text:p>
          </table:table-cell>
          <table:table-cell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75]);&quot; &quot;;&quot;_&quot;)" office:value-type="string" office:string-value="lairon" calcext:value-type="string">
            <text:p>lairon</text:p>
          </table:table-cell>
        </table:table-row>
        <table:table-row table:style-name="ro1">
          <table:table-cell table:formula="of:=COM.MICROSOFT.CONCAT(SUBSTITUTE(LOWER([.B376]);&quot; &quot;;&quot;_&quot;);&quot; = Enemy(name = '&quot;;[.B376];&quot;', type = '&quot;;[.C376];&quot;', total = &quot;;[.D376];&quot;, hp = &quot;;[.E376];&quot;, attack = &quot;;[.F376];&quot;, defense = &quot;;[.G376];&quot;, spatk = &quot;;[.H376];&quot;, spdef = &quot;;[.I376];&quot;, speed = &quot;;[.J376]; &quot;)&quot;)" office:value-type="string" office:string-value="aggron = Enemy(name = 'Aggron', type = 'STEEL ROCK', total = 530, hp = 70, attack = 110, defense = 180, spatk = 60, spdef = 60, speed = 50)" calcext:value-type="string">
            <text:p>aggron = Enemy(name = 'Aggron', type = 'STEEL ROCK', total = 530, hp = 70, attack = 110, defense = 180, spatk = 60, spdef = 60, speed = 50)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 ROCK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76]);&quot; &quot;;&quot;_&quot;)" office:value-type="string" office:string-value="aggron" calcext:value-type="string">
            <text:p>aggron</text:p>
          </table:table-cell>
        </table:table-row>
        <table:table-row table:style-name="ro1">
          <table:table-cell table:formula="of:=COM.MICROSOFT.CONCAT(SUBSTITUTE(LOWER([.B377]);&quot; &quot;;&quot;_&quot;);&quot; = Enemy(name = '&quot;;[.B377];&quot;', type = '&quot;;[.C377];&quot;', total = &quot;;[.D377];&quot;, hp = &quot;;[.E377];&quot;, attack = &quot;;[.F377];&quot;, defense = &quot;;[.G377];&quot;, spatk = &quot;;[.H377];&quot;, spdef = &quot;;[.I377];&quot;, speed = &quot;;[.J377]; &quot;)&quot;)" office:value-type="string" office:string-value="aggron_mega_aggron = Enemy(name = 'Aggron Mega Aggron', type = 'STEEL', total = 630, hp = 70, attack = 140, defense = 230, spatk = 60, spdef = 80, speed = 50)" calcext:value-type="string">
            <text:p>aggron_mega_aggron = Enemy(name = 'Aggron Mega Aggron', type = 'STEEL', total = 630, hp = 70, attack = 140, defense = 230, spatk = 60, spdef = 80, speed = 50)</text:p>
          </table:table-cell>
          <table:table-cell office:value-type="string" calcext:value-type="string">
            <text:p>Aggron Mega Aggron</text:p>
          </table:table-cell>
          <table:table-cell office:value-type="string" calcext:value-type="string">
            <text:p>STEEL</text:p>
          </table:table-cell>
          <table:table-cell office:value-type="float" office:value="630" calcext:value-type="float">
            <text:p>63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377]);&quot; &quot;;&quot;_&quot;)" office:value-type="string" office:string-value="aggron_mega_aggron" calcext:value-type="string">
            <text:p>aggron_mega_aggron</text:p>
          </table:table-cell>
        </table:table-row>
        <table:table-row table:style-name="ro1">
          <table:table-cell table:formula="of:=COM.MICROSOFT.CONCAT(SUBSTITUTE(LOWER([.B378]);&quot; &quot;;&quot;_&quot;);&quot; = Enemy(name = '&quot;;[.B378];&quot;', type = '&quot;;[.C378];&quot;', total = &quot;;[.D378];&quot;, hp = &quot;;[.E378];&quot;, attack = &quot;;[.F378];&quot;, defense = &quot;;[.G378];&quot;, spatk = &quot;;[.H378];&quot;, spdef = &quot;;[.I378];&quot;, speed = &quot;;[.J378]; &quot;)&quot;)" office:value-type="string" office:string-value="meditite = Enemy(name = 'Meditite', type = 'FIGHTING PSYCHIC', total = 280, hp = 30, attack = 40, defense = 55, spatk = 40, spdef = 55, speed = 60)" calcext:value-type="string">
            <text:p>meditite = Enemy(name = 'Meditite', type = 'FIGHTING PSYCHIC', total = 280, hp = 30, attack = 40, defense = 55, spatk = 40, spdef = 55, speed = 60)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 PSYCHIC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78]);&quot; &quot;;&quot;_&quot;)" office:value-type="string" office:string-value="meditite" calcext:value-type="string">
            <text:p>meditite</text:p>
          </table:table-cell>
        </table:table-row>
        <table:table-row table:style-name="ro1">
          <table:table-cell table:formula="of:=COM.MICROSOFT.CONCAT(SUBSTITUTE(LOWER([.B379]);&quot; &quot;;&quot;_&quot;);&quot; = Enemy(name = '&quot;;[.B379];&quot;', type = '&quot;;[.C379];&quot;', total = &quot;;[.D379];&quot;, hp = &quot;;[.E379];&quot;, attack = &quot;;[.F379];&quot;, defense = &quot;;[.G379];&quot;, spatk = &quot;;[.H379];&quot;, spdef = &quot;;[.I379];&quot;, speed = &quot;;[.J379]; &quot;)&quot;)" office:value-type="string" office:string-value="medicham = Enemy(name = 'Medicham', type = 'FIGHTING PSYCHIC', total = 410, hp = 60, attack = 60, defense = 75, spatk = 60, spdef = 75, speed = 80)" calcext:value-type="string">
            <text:p>medicham = Enemy(name = 'Medicham', type = 'FIGHTING PSYCHIC', total = 410, hp = 60, attack = 60, defense = 75, spatk = 60, spdef = 75, speed = 80)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 PSYCHIC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379]);&quot; &quot;;&quot;_&quot;)" office:value-type="string" office:string-value="medicham" calcext:value-type="string">
            <text:p>medicham</text:p>
          </table:table-cell>
        </table:table-row>
        <table:table-row table:style-name="ro1">
          <table:table-cell table:formula="of:=COM.MICROSOFT.CONCAT(SUBSTITUTE(LOWER([.B380]);&quot; &quot;;&quot;_&quot;);&quot; = Enemy(name = '&quot;;[.B380];&quot;', type = '&quot;;[.C380];&quot;', total = &quot;;[.D380];&quot;, hp = &quot;;[.E380];&quot;, attack = &quot;;[.F380];&quot;, defense = &quot;;[.G380];&quot;, spatk = &quot;;[.H380];&quot;, spdef = &quot;;[.I380];&quot;, speed = &quot;;[.J380]; &quot;)&quot;)" office:value-type="string" office:string-value="medicham_mega_medicham = Enemy(name = 'Medicham Mega Medicham', type = 'FIGHTING PSYCHIC', total = 510, hp = 60, attack = 100, defense = 85, spatk = 80, spdef = 85, speed = 100)" calcext:value-type="string">
            <text:p>medicham_mega_medicham = Enemy(name = 'Medicham Mega Medicham', type = 'FIGHTING PSYCHIC', total = 510, hp = 60, attack = 100, defense = 85, spatk = 80, spdef = 85, speed = 100)</text:p>
          </table:table-cell>
          <table:table-cell office:value-type="string" calcext:value-type="string">
            <text:p>Medicham Mega Medicham</text:p>
          </table:table-cell>
          <table:table-cell office:value-type="string" calcext:value-type="string">
            <text:p>FIGHTING PSYCHIC</text:p>
          </table:table-cell>
          <table:table-cell office:value-type="float" office:value="510" calcext:value-type="float">
            <text:p>5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380]);&quot; &quot;;&quot;_&quot;)" office:value-type="string" office:string-value="medicham_mega_medicham" calcext:value-type="string">
            <text:p>medicham_mega_medicham</text:p>
          </table:table-cell>
        </table:table-row>
        <table:table-row table:style-name="ro1">
          <table:table-cell table:formula="of:=COM.MICROSOFT.CONCAT(SUBSTITUTE(LOWER([.B381]);&quot; &quot;;&quot;_&quot;);&quot; = Enemy(name = '&quot;;[.B381];&quot;', type = '&quot;;[.C381];&quot;', total = &quot;;[.D381];&quot;, hp = &quot;;[.E381];&quot;, attack = &quot;;[.F381];&quot;, defense = &quot;;[.G381];&quot;, spatk = &quot;;[.H381];&quot;, spdef = &quot;;[.I381];&quot;, speed = &quot;;[.J381]; &quot;)&quot;)" office:value-type="string" office:string-value="electrike = Enemy(name = 'Electrike', type = 'ELECTRIC', total = 295, hp = 40, attack = 45, defense = 40, spatk = 65, spdef = 40, speed = 65)" calcext:value-type="string">
            <text:p>electrike = Enemy(name = 'Electrike', type = 'ELECTRIC', total = 295, hp = 40, attack = 45, defense = 40, spatk = 65, spdef = 40, speed = 65)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 office:value-type="float" office:value="295" calcext:value-type="float">
            <text:p>2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81]);&quot; &quot;;&quot;_&quot;)" office:value-type="string" office:string-value="electrike" calcext:value-type="string">
            <text:p>electrike</text:p>
          </table:table-cell>
        </table:table-row>
        <table:table-row table:style-name="ro1">
          <table:table-cell table:formula="of:=COM.MICROSOFT.CONCAT(SUBSTITUTE(LOWER([.B382]);&quot; &quot;;&quot;_&quot;);&quot; = Enemy(name = '&quot;;[.B382];&quot;', type = '&quot;;[.C382];&quot;', total = &quot;;[.D382];&quot;, hp = &quot;;[.E382];&quot;, attack = &quot;;[.F382];&quot;, defense = &quot;;[.G382];&quot;, spatk = &quot;;[.H382];&quot;, spdef = &quot;;[.I382];&quot;, speed = &quot;;[.J382]; &quot;)&quot;)" office:value-type="string" office:string-value="manectric = Enemy(name = 'Manectric', type = 'ELECTRIC', total = 475, hp = 70, attack = 75, defense = 60, spatk = 105, spdef = 60, speed = 105)" calcext:value-type="string">
            <text:p>manectric = Enemy(name = 'Manectric', type = 'ELECTRIC', total = 475, hp = 70, attack = 75, defense = 60, spatk = 105, spdef = 60, speed = 105)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382]);&quot; &quot;;&quot;_&quot;)" office:value-type="string" office:string-value="manectric" calcext:value-type="string">
            <text:p>manectric</text:p>
          </table:table-cell>
        </table:table-row>
        <table:table-row table:style-name="ro1">
          <table:table-cell table:formula="of:=COM.MICROSOFT.CONCAT(SUBSTITUTE(LOWER([.B383]);&quot; &quot;;&quot;_&quot;);&quot; = Enemy(name = '&quot;;[.B383];&quot;', type = '&quot;;[.C383];&quot;', total = &quot;;[.D383];&quot;, hp = &quot;;[.E383];&quot;, attack = &quot;;[.F383];&quot;, defense = &quot;;[.G383];&quot;, spatk = &quot;;[.H383];&quot;, spdef = &quot;;[.I383];&quot;, speed = &quot;;[.J383]; &quot;)&quot;)" office:value-type="string" office:string-value="manectric_mega_manectric = Enemy(name = 'Manectric Mega Manectric', type = 'ELECTRIC', total = 575, hp = 70, attack = 75, defense = 80, spatk = 135, spdef = 80, speed = 135)" calcext:value-type="string">
            <text:p>manectric_mega_manectric = Enemy(name = 'Manectric Mega Manectric', type = 'ELECTRIC', total = 575, hp = 70, attack = 75, defense = 80, spatk = 135, spdef = 80, speed = 135)</text:p>
          </table:table-cell>
          <table:table-cell office:value-type="string" calcext:value-type="string">
            <text:p>Manectric Mega Manectric</text:p>
          </table:table-cell>
          <table:table-cell office:value-type="string" calcext:value-type="string">
            <text:p>ELECTRIC</text:p>
          </table:table-cell>
          <table:table-cell office:value-type="float" office:value="575" calcext:value-type="float">
            <text:p>5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SUBSTITUTE(LOWER([.B383]);&quot; &quot;;&quot;_&quot;)" office:value-type="string" office:string-value="manectric_mega_manectric" calcext:value-type="string">
            <text:p>manectric_mega_manectric</text:p>
          </table:table-cell>
        </table:table-row>
        <table:table-row table:style-name="ro1">
          <table:table-cell table:formula="of:=COM.MICROSOFT.CONCAT(SUBSTITUTE(LOWER([.B384]);&quot; &quot;;&quot;_&quot;);&quot; = Enemy(name = '&quot;;[.B384];&quot;', type = '&quot;;[.C384];&quot;', total = &quot;;[.D384];&quot;, hp = &quot;;[.E384];&quot;, attack = &quot;;[.F384];&quot;, defense = &quot;;[.G384];&quot;, spatk = &quot;;[.H384];&quot;, spdef = &quot;;[.I384];&quot;, speed = &quot;;[.J384]; &quot;)&quot;)" office:value-type="string" office:string-value="plusle = Enemy(name = 'Plusle', type = 'ELECTRIC', total = 405, hp = 60, attack = 50, defense = 40, spatk = 85, spdef = 75, speed = 95)" calcext:value-type="string">
            <text:p>plusle = Enemy(name = 'Plusle', type = 'ELECTRIC', total = 405, hp = 60, attack = 50, defense = 40, spatk = 85, spdef = 75, speed = 95)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384]);&quot; &quot;;&quot;_&quot;)" office:value-type="string" office:string-value="plusle" calcext:value-type="string">
            <text:p>plusle</text:p>
          </table:table-cell>
        </table:table-row>
        <table:table-row table:style-name="ro1">
          <table:table-cell table:formula="of:=COM.MICROSOFT.CONCAT(SUBSTITUTE(LOWER([.B385]);&quot; &quot;;&quot;_&quot;);&quot; = Enemy(name = '&quot;;[.B385];&quot;', type = '&quot;;[.C385];&quot;', total = &quot;;[.D385];&quot;, hp = &quot;;[.E385];&quot;, attack = &quot;;[.F385];&quot;, defense = &quot;;[.G385];&quot;, spatk = &quot;;[.H385];&quot;, spdef = &quot;;[.I385];&quot;, speed = &quot;;[.J385]; &quot;)&quot;)" office:value-type="string" office:string-value="minun = Enemy(name = 'Minun', type = 'ELECTRIC', total = 405, hp = 60, attack = 40, defense = 50, spatk = 75, spdef = 85, speed = 95)" calcext:value-type="string">
            <text:p>minun = Enemy(name = 'Minun', type = 'ELECTRIC', total = 405, hp = 60, attack = 40, defense = 50, spatk = 75, spdef = 85, speed = 95)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385]);&quot; &quot;;&quot;_&quot;)" office:value-type="string" office:string-value="minun" calcext:value-type="string">
            <text:p>minun</text:p>
          </table:table-cell>
        </table:table-row>
        <table:table-row table:style-name="ro1">
          <table:table-cell table:formula="of:=COM.MICROSOFT.CONCAT(SUBSTITUTE(LOWER([.B386]);&quot; &quot;;&quot;_&quot;);&quot; = Enemy(name = '&quot;;[.B386];&quot;', type = '&quot;;[.C386];&quot;', total = &quot;;[.D386];&quot;, hp = &quot;;[.E386];&quot;, attack = &quot;;[.F386];&quot;, defense = &quot;;[.G386];&quot;, spatk = &quot;;[.H386];&quot;, spdef = &quot;;[.I386];&quot;, speed = &quot;;[.J386]; &quot;)&quot;)" office:value-type="string" office:string-value="volbeat = Enemy(name = 'Volbeat', type = 'BUG', total = 430, hp = 65, attack = 73, defense = 75, spatk = 47, spdef = 85, speed = 85)" calcext:value-type="string">
            <text:p>volbeat = Enemy(name = 'Volbeat', type = 'BUG', total = 430, hp = 65, attack = 73, defense = 75, spatk = 47, spdef = 85, speed = 85)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table:formula="of:=SUBSTITUTE(LOWER([.B386]);&quot; &quot;;&quot;_&quot;)" office:value-type="string" office:string-value="volbeat" calcext:value-type="string">
            <text:p>volbeat</text:p>
          </table:table-cell>
        </table:table-row>
        <table:table-row table:style-name="ro1">
          <table:table-cell table:formula="of:=COM.MICROSOFT.CONCAT(SUBSTITUTE(LOWER([.B387]);&quot; &quot;;&quot;_&quot;);&quot; = Enemy(name = '&quot;;[.B387];&quot;', type = '&quot;;[.C387];&quot;', total = &quot;;[.D387];&quot;, hp = &quot;;[.E387];&quot;, attack = &quot;;[.F387];&quot;, defense = &quot;;[.G387];&quot;, spatk = &quot;;[.H387];&quot;, spdef = &quot;;[.I387];&quot;, speed = &quot;;[.J387]; &quot;)&quot;)" office:value-type="string" office:string-value="illumise = Enemy(name = 'Illumise', type = 'BUG', total = 430, hp = 65, attack = 47, defense = 75, spatk = 73, spdef = 85, speed = 85)" calcext:value-type="string">
            <text:p>illumise = Enemy(name = 'Illumise', type = 'BUG', total = 430, hp = 65, attack = 47, defense = 75, spatk = 73, spdef = 85, speed = 85)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 office:value-type="float" office:value="430" calcext:value-type="float">
            <text:p>43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table:formula="of:=SUBSTITUTE(LOWER([.B387]);&quot; &quot;;&quot;_&quot;)" office:value-type="string" office:string-value="illumise" calcext:value-type="string">
            <text:p>illumise</text:p>
          </table:table-cell>
        </table:table-row>
        <table:table-row table:style-name="ro1">
          <table:table-cell table:formula="of:=COM.MICROSOFT.CONCAT(SUBSTITUTE(LOWER([.B388]);&quot; &quot;;&quot;_&quot;);&quot; = Enemy(name = '&quot;;[.B388];&quot;', type = '&quot;;[.C388];&quot;', total = &quot;;[.D388];&quot;, hp = &quot;;[.E388];&quot;, attack = &quot;;[.F388];&quot;, defense = &quot;;[.G388];&quot;, spatk = &quot;;[.H388];&quot;, spdef = &quot;;[.I388];&quot;, speed = &quot;;[.J388]; &quot;)&quot;)" office:value-type="string" office:string-value="roselia = Enemy(name = 'Roselia', type = 'GRASS POISON', total = 400, hp = 50, attack = 60, defense = 45, spatk = 100, spdef = 80, speed = 65)" calcext:value-type="string">
            <text:p>roselia = Enemy(name = 'Roselia', type = 'GRASS POISON', total = 400, hp = 50, attack = 60, defense = 45, spatk = 100, spdef = 80, speed = 65)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 POISON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88]);&quot; &quot;;&quot;_&quot;)" office:value-type="string" office:string-value="roselia" calcext:value-type="string">
            <text:p>roselia</text:p>
          </table:table-cell>
        </table:table-row>
        <table:table-row table:style-name="ro1">
          <table:table-cell table:formula="of:=COM.MICROSOFT.CONCAT(SUBSTITUTE(LOWER([.B389]);&quot; &quot;;&quot;_&quot;);&quot; = Enemy(name = '&quot;;[.B389];&quot;', type = '&quot;;[.C389];&quot;', total = &quot;;[.D389];&quot;, hp = &quot;;[.E389];&quot;, attack = &quot;;[.F389];&quot;, defense = &quot;;[.G389];&quot;, spatk = &quot;;[.H389];&quot;, spdef = &quot;;[.I389];&quot;, speed = &quot;;[.J389]; &quot;)&quot;)" office:value-type="string" office:string-value="gulpin = Enemy(name = 'Gulpin', type = 'POISON', total = 302, hp = 70, attack = 43, defense = 53, spatk = 43, spdef = 53, speed = 40)" calcext:value-type="string">
            <text:p>gulpin = Enemy(name = 'Gulpin', type = 'POISON', total = 302, hp = 70, attack = 43, defense = 53, spatk = 43, spdef = 53, speed = 40)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89]);&quot; &quot;;&quot;_&quot;)" office:value-type="string" office:string-value="gulpin" calcext:value-type="string">
            <text:p>gulpin</text:p>
          </table:table-cell>
        </table:table-row>
        <table:table-row table:style-name="ro1">
          <table:table-cell table:formula="of:=COM.MICROSOFT.CONCAT(SUBSTITUTE(LOWER([.B390]);&quot; &quot;;&quot;_&quot;);&quot; = Enemy(name = '&quot;;[.B390];&quot;', type = '&quot;;[.C390];&quot;', total = &quot;;[.D390];&quot;, hp = &quot;;[.E390];&quot;, attack = &quot;;[.F390];&quot;, defense = &quot;;[.G390];&quot;, spatk = &quot;;[.H390];&quot;, spdef = &quot;;[.I390];&quot;, speed = &quot;;[.J390]; &quot;)&quot;)" office:value-type="string" office:string-value="swalot = Enemy(name = 'Swalot', type = 'POISON', total = 467, hp = 100, attack = 73, defense = 83, spatk = 73, spdef = 83, speed = 55)" calcext:value-type="string">
            <text:p>swalot = Enemy(name = 'Swalot', type = 'POISON', total = 467, hp = 100, attack = 73, defense = 83, spatk = 73, spdef = 83, speed = 55)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390]);&quot; &quot;;&quot;_&quot;)" office:value-type="string" office:string-value="swalot" calcext:value-type="string">
            <text:p>swalot</text:p>
          </table:table-cell>
        </table:table-row>
        <table:table-row table:style-name="ro1">
          <table:table-cell table:formula="of:=COM.MICROSOFT.CONCAT(SUBSTITUTE(LOWER([.B391]);&quot; &quot;;&quot;_&quot;);&quot; = Enemy(name = '&quot;;[.B391];&quot;', type = '&quot;;[.C391];&quot;', total = &quot;;[.D391];&quot;, hp = &quot;;[.E391];&quot;, attack = &quot;;[.F391];&quot;, defense = &quot;;[.G391];&quot;, spatk = &quot;;[.H391];&quot;, spdef = &quot;;[.I391];&quot;, speed = &quot;;[.J391]; &quot;)&quot;)" office:value-type="string" office:string-value="carvanha = Enemy(name = 'Carvanha', type = 'WATER DARK', total = 305, hp = 45, attack = 90, defense = 20, spatk = 65, spdef = 20, speed = 65)" calcext:value-type="string">
            <text:p>carvanha = Enemy(name = 'Carvanha', type = 'WATER DARK', total = 305, hp = 45, attack = 90, defense = 20, spatk = 65, spdef = 20, speed = 65)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 DARK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391]);&quot; &quot;;&quot;_&quot;)" office:value-type="string" office:string-value="carvanha" calcext:value-type="string">
            <text:p>carvanha</text:p>
          </table:table-cell>
        </table:table-row>
        <table:table-row table:style-name="ro1">
          <table:table-cell table:formula="of:=COM.MICROSOFT.CONCAT(SUBSTITUTE(LOWER([.B392]);&quot; &quot;;&quot;_&quot;);&quot; = Enemy(name = '&quot;;[.B392];&quot;', type = '&quot;;[.C392];&quot;', total = &quot;;[.D392];&quot;, hp = &quot;;[.E392];&quot;, attack = &quot;;[.F392];&quot;, defense = &quot;;[.G392];&quot;, spatk = &quot;;[.H392];&quot;, spdef = &quot;;[.I392];&quot;, speed = &quot;;[.J392]; &quot;)&quot;)" office:value-type="string" office:string-value="sharpedo = Enemy(name = 'Sharpedo', type = 'WATER DARK', total = 460, hp = 70, attack = 120, defense = 40, spatk = 95, spdef = 40, speed = 95)" calcext:value-type="string">
            <text:p>sharpedo = Enemy(name = 'Sharpedo', type = 'WATER DARK', total = 460, hp = 70, attack = 120, defense = 40, spatk = 95, spdef = 40, speed = 95)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 DARK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392]);&quot; &quot;;&quot;_&quot;)" office:value-type="string" office:string-value="sharpedo" calcext:value-type="string">
            <text:p>sharpedo</text:p>
          </table:table-cell>
        </table:table-row>
        <table:table-row table:style-name="ro1">
          <table:table-cell table:formula="of:=COM.MICROSOFT.CONCAT(SUBSTITUTE(LOWER([.B393]);&quot; &quot;;&quot;_&quot;);&quot; = Enemy(name = '&quot;;[.B393];&quot;', type = '&quot;;[.C393];&quot;', total = &quot;;[.D393];&quot;, hp = &quot;;[.E393];&quot;, attack = &quot;;[.F393];&quot;, defense = &quot;;[.G393];&quot;, spatk = &quot;;[.H393];&quot;, spdef = &quot;;[.I393];&quot;, speed = &quot;;[.J393]; &quot;)&quot;)" office:value-type="string" office:string-value="sharpedo_mega_sharpedo = Enemy(name = 'Sharpedo Mega Sharpedo', type = 'WATER DARK', total = 560, hp = 70, attack = 140, defense = 70, spatk = 110, spdef = 65, speed = 105)" calcext:value-type="string">
            <text:p>sharpedo_mega_sharpedo = Enemy(name = 'Sharpedo Mega Sharpedo', type = 'WATER DARK', total = 560, hp = 70, attack = 140, defense = 70, spatk = 110, spdef = 65, speed = 105)</text:p>
          </table:table-cell>
          <table:table-cell office:value-type="string" calcext:value-type="string">
            <text:p>Sharpedo Mega Sharpedo</text:p>
          </table:table-cell>
          <table:table-cell office:value-type="string" calcext:value-type="string">
            <text:p>WATER DARK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393]);&quot; &quot;;&quot;_&quot;)" office:value-type="string" office:string-value="sharpedo_mega_sharpedo" calcext:value-type="string">
            <text:p>sharpedo_mega_sharpedo</text:p>
          </table:table-cell>
        </table:table-row>
        <table:table-row table:style-name="ro1">
          <table:table-cell table:formula="of:=COM.MICROSOFT.CONCAT(SUBSTITUTE(LOWER([.B394]);&quot; &quot;;&quot;_&quot;);&quot; = Enemy(name = '&quot;;[.B394];&quot;', type = '&quot;;[.C394];&quot;', total = &quot;;[.D394];&quot;, hp = &quot;;[.E394];&quot;, attack = &quot;;[.F394];&quot;, defense = &quot;;[.G394];&quot;, spatk = &quot;;[.H394];&quot;, spdef = &quot;;[.I394];&quot;, speed = &quot;;[.J394]; &quot;)&quot;)" office:value-type="string" office:string-value="wailmer = Enemy(name = 'Wailmer', type = 'WATER', total = 400, hp = 130, attack = 70, defense = 35, spatk = 70, spdef = 35, speed = 60)" calcext:value-type="string">
            <text:p>wailmer = Enemy(name = 'Wailmer', type = 'WATER', total = 400, hp = 130, attack = 70, defense = 35, spatk = 70, spdef = 35, speed = 60)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94]);&quot; &quot;;&quot;_&quot;)" office:value-type="string" office:string-value="wailmer" calcext:value-type="string">
            <text:p>wailmer</text:p>
          </table:table-cell>
        </table:table-row>
        <table:table-row table:style-name="ro1">
          <table:table-cell table:formula="of:=COM.MICROSOFT.CONCAT(SUBSTITUTE(LOWER([.B395]);&quot; &quot;;&quot;_&quot;);&quot; = Enemy(name = '&quot;;[.B395];&quot;', type = '&quot;;[.C395];&quot;', total = &quot;;[.D395];&quot;, hp = &quot;;[.E395];&quot;, attack = &quot;;[.F395];&quot;, defense = &quot;;[.G395];&quot;, spatk = &quot;;[.H395];&quot;, spdef = &quot;;[.I395];&quot;, speed = &quot;;[.J395]; &quot;)&quot;)" office:value-type="string" office:string-value="wailord = Enemy(name = 'Wailord', type = 'WATER', total = 500, hp = 170, attack = 90, defense = 45, spatk = 90, spdef = 45, speed = 60)" calcext:value-type="string">
            <text:p>wailord = Enemy(name = 'Wailord', type = 'WATER', total = 500, hp = 170, attack = 90, defense = 45, spatk = 90, spdef = 45, speed = 60)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 office:value-type="float" office:value="500" calcext:value-type="float">
            <text:p>50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395]);&quot; &quot;;&quot;_&quot;)" office:value-type="string" office:string-value="wailord" calcext:value-type="string">
            <text:p>wailord</text:p>
          </table:table-cell>
        </table:table-row>
        <table:table-row table:style-name="ro1">
          <table:table-cell table:formula="of:=COM.MICROSOFT.CONCAT(SUBSTITUTE(LOWER([.B396]);&quot; &quot;;&quot;_&quot;);&quot; = Enemy(name = '&quot;;[.B396];&quot;', type = '&quot;;[.C396];&quot;', total = &quot;;[.D396];&quot;, hp = &quot;;[.E396];&quot;, attack = &quot;;[.F396];&quot;, defense = &quot;;[.G396];&quot;, spatk = &quot;;[.H396];&quot;, spdef = &quot;;[.I396];&quot;, speed = &quot;;[.J396]; &quot;)&quot;)" office:value-type="string" office:string-value="numel = Enemy(name = 'Numel', type = 'FIRE GROUND', total = 305, hp = 60, attack = 60, defense = 40, spatk = 65, spdef = 45, speed = 35)" calcext:value-type="string">
            <text:p>numel = Enemy(name = 'Numel', type = 'FIRE GROUND', total = 305, hp = 60, attack = 60, defense = 40, spatk = 65, spdef = 45, speed = 35)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 GROUND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396]);&quot; &quot;;&quot;_&quot;)" office:value-type="string" office:string-value="numel" calcext:value-type="string">
            <text:p>numel</text:p>
          </table:table-cell>
        </table:table-row>
        <table:table-row table:style-name="ro1">
          <table:table-cell table:formula="of:=COM.MICROSOFT.CONCAT(SUBSTITUTE(LOWER([.B397]);&quot; &quot;;&quot;_&quot;);&quot; = Enemy(name = '&quot;;[.B397];&quot;', type = '&quot;;[.C397];&quot;', total = &quot;;[.D397];&quot;, hp = &quot;;[.E397];&quot;, attack = &quot;;[.F397];&quot;, defense = &quot;;[.G397];&quot;, spatk = &quot;;[.H397];&quot;, spdef = &quot;;[.I397];&quot;, speed = &quot;;[.J397]; &quot;)&quot;)" office:value-type="string" office:string-value="camerupt = Enemy(name = 'Camerupt', type = 'FIRE GROUND', total = 460, hp = 70, attack = 100, defense = 70, spatk = 105, spdef = 75, speed = 40)" calcext:value-type="string">
            <text:p>camerupt = Enemy(name = 'Camerupt', type = 'FIRE GROUND', total = 460, hp = 70, attack = 100, defense = 70, spatk = 105, spdef = 75, speed = 40)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 GROUND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397]);&quot; &quot;;&quot;_&quot;)" office:value-type="string" office:string-value="camerupt" calcext:value-type="string">
            <text:p>camerupt</text:p>
          </table:table-cell>
        </table:table-row>
        <table:table-row table:style-name="ro1">
          <table:table-cell table:formula="of:=COM.MICROSOFT.CONCAT(SUBSTITUTE(LOWER([.B398]);&quot; &quot;;&quot;_&quot;);&quot; = Enemy(name = '&quot;;[.B398];&quot;', type = '&quot;;[.C398];&quot;', total = &quot;;[.D398];&quot;, hp = &quot;;[.E398];&quot;, attack = &quot;;[.F398];&quot;, defense = &quot;;[.G398];&quot;, spatk = &quot;;[.H398];&quot;, spdef = &quot;;[.I398];&quot;, speed = &quot;;[.J398]; &quot;)&quot;)" office:value-type="string" office:string-value="camerupt_mega_camerupt = Enemy(name = 'Camerupt Mega Camerupt', type = 'FIRE GROUND', total = 560, hp = 70, attack = 120, defense = 100, spatk = 145, spdef = 105, speed = 20)" calcext:value-type="string">
            <text:p>camerupt_mega_camerupt = Enemy(name = 'Camerupt Mega Camerupt', type = 'FIRE GROUND', total = 560, hp = 70, attack = 120, defense = 100, spatk = 145, spdef = 105, speed = 20)</text:p>
          </table:table-cell>
          <table:table-cell office:value-type="string" calcext:value-type="string">
            <text:p>Camerupt Mega Camerupt</text:p>
          </table:table-cell>
          <table:table-cell office:value-type="string" calcext:value-type="string">
            <text:p>FIRE GROUND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398]);&quot; &quot;;&quot;_&quot;)" office:value-type="string" office:string-value="camerupt_mega_camerupt" calcext:value-type="string">
            <text:p>camerupt_mega_camerupt</text:p>
          </table:table-cell>
        </table:table-row>
        <table:table-row table:style-name="ro1">
          <table:table-cell table:formula="of:=COM.MICROSOFT.CONCAT(SUBSTITUTE(LOWER([.B399]);&quot; &quot;;&quot;_&quot;);&quot; = Enemy(name = '&quot;;[.B399];&quot;', type = '&quot;;[.C399];&quot;', total = &quot;;[.D399];&quot;, hp = &quot;;[.E399];&quot;, attack = &quot;;[.F399];&quot;, defense = &quot;;[.G399];&quot;, spatk = &quot;;[.H399];&quot;, spdef = &quot;;[.I399];&quot;, speed = &quot;;[.J399]; &quot;)&quot;)" office:value-type="string" office:string-value="torkoal = Enemy(name = 'Torkoal', type = 'FIRE', total = 470, hp = 70, attack = 85, defense = 140, spatk = 85, spdef = 70, speed = 20)" calcext:value-type="string">
            <text:p>torkoal = Enemy(name = 'Torkoal', type = 'FIRE', total = 470, hp = 70, attack = 85, defense = 140, spatk = 85, spdef = 70, speed = 20)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399]);&quot; &quot;;&quot;_&quot;)" office:value-type="string" office:string-value="torkoal" calcext:value-type="string">
            <text:p>torkoal</text:p>
          </table:table-cell>
        </table:table-row>
        <table:table-row table:style-name="ro1">
          <table:table-cell table:formula="of:=COM.MICROSOFT.CONCAT(SUBSTITUTE(LOWER([.B400]);&quot; &quot;;&quot;_&quot;);&quot; = Enemy(name = '&quot;;[.B400];&quot;', type = '&quot;;[.C400];&quot;', total = &quot;;[.D400];&quot;, hp = &quot;;[.E400];&quot;, attack = &quot;;[.F400];&quot;, defense = &quot;;[.G400];&quot;, spatk = &quot;;[.H400];&quot;, spdef = &quot;;[.I400];&quot;, speed = &quot;;[.J400]; &quot;)&quot;)" office:value-type="string" office:string-value="spoink = Enemy(name = 'Spoink', type = 'PSYCHIC', total = 330, hp = 60, attack = 25, defense = 35, spatk = 70, spdef = 80, speed = 60)" calcext:value-type="string">
            <text:p>spoink = Enemy(name = 'Spoink', type = 'PSYCHIC', total = 330, hp = 60, attack = 25, defense = 35, spatk = 70, spdef = 80, speed = 60)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00]);&quot; &quot;;&quot;_&quot;)" office:value-type="string" office:string-value="spoink" calcext:value-type="string">
            <text:p>spoink</text:p>
          </table:table-cell>
        </table:table-row>
        <table:table-row table:style-name="ro1">
          <table:table-cell table:formula="of:=COM.MICROSOFT.CONCAT(SUBSTITUTE(LOWER([.B401]);&quot; &quot;;&quot;_&quot;);&quot; = Enemy(name = '&quot;;[.B401];&quot;', type = '&quot;;[.C401];&quot;', total = &quot;;[.D401];&quot;, hp = &quot;;[.E401];&quot;, attack = &quot;;[.F401];&quot;, defense = &quot;;[.G401];&quot;, spatk = &quot;;[.H401];&quot;, spdef = &quot;;[.I401];&quot;, speed = &quot;;[.J401]; &quot;)&quot;)" office:value-type="string" office:string-value="grumpig = Enemy(name = 'Grumpig', type = 'PSYCHIC', total = 470, hp = 80, attack = 45, defense = 65, spatk = 90, spdef = 110, speed = 80)" calcext:value-type="string">
            <text:p>grumpig = Enemy(name = 'Grumpig', type = 'PSYCHIC', total = 470, hp = 80, attack = 45, defense = 65, spatk = 90, spdef = 110, speed = 80)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01]);&quot; &quot;;&quot;_&quot;)" office:value-type="string" office:string-value="grumpig" calcext:value-type="string">
            <text:p>grumpig</text:p>
          </table:table-cell>
        </table:table-row>
        <table:table-row table:style-name="ro1">
          <table:table-cell table:formula="of:=COM.MICROSOFT.CONCAT(SUBSTITUTE(LOWER([.B402]);&quot; &quot;;&quot;_&quot;);&quot; = Enemy(name = '&quot;;[.B402];&quot;', type = '&quot;;[.C402];&quot;', total = &quot;;[.D402];&quot;, hp = &quot;;[.E402];&quot;, attack = &quot;;[.F402];&quot;, defense = &quot;;[.G402];&quot;, spatk = &quot;;[.H402];&quot;, spdef = &quot;;[.I402];&quot;, speed = &quot;;[.J402]; &quot;)&quot;)" office:value-type="string" office:string-value="spinda = Enemy(name = 'Spinda', type = 'NORMAL', total = 360, hp = 60, attack = 60, defense = 60, spatk = 60, spdef = 60, speed = 60)" calcext:value-type="string">
            <text:p>spinda = Enemy(name = 'Spinda', type = 'NORMAL', total = 360, hp = 60, attack = 60, defense = 60, spatk = 60, spdef = 60, speed = 60)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float" office:value="60" calcext:value-type="float">
            <text:p>60</text:p>
          </table:table-cell>
          <table:table-cell/>
          <table:table-cell table:formula="of:=SUBSTITUTE(LOWER([.B402]);&quot; &quot;;&quot;_&quot;)" office:value-type="string" office:string-value="spinda" calcext:value-type="string">
            <text:p>spinda</text:p>
          </table:table-cell>
        </table:table-row>
        <table:table-row table:style-name="ro1">
          <table:table-cell table:formula="of:=COM.MICROSOFT.CONCAT(SUBSTITUTE(LOWER([.B403]);&quot; &quot;;&quot;_&quot;);&quot; = Enemy(name = '&quot;;[.B403];&quot;', type = '&quot;;[.C403];&quot;', total = &quot;;[.D403];&quot;, hp = &quot;;[.E403];&quot;, attack = &quot;;[.F403];&quot;, defense = &quot;;[.G403];&quot;, spatk = &quot;;[.H403];&quot;, spdef = &quot;;[.I403];&quot;, speed = &quot;;[.J403]; &quot;)&quot;)" office:value-type="string" office:string-value="trapinch = Enemy(name = 'Trapinch', type = 'GROUND', total = 290, hp = 45, attack = 100, defense = 45, spatk = 45, spdef = 45, speed = 10)" calcext:value-type="string">
            <text:p>trapinch = Enemy(name = 'Trapinch', type = 'GROUND', total = 290, hp = 45, attack = 100, defense = 45, spatk = 45, spdef = 45, speed = 10)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BSTITUTE(LOWER([.B403]);&quot; &quot;;&quot;_&quot;)" office:value-type="string" office:string-value="trapinch" calcext:value-type="string">
            <text:p>trapinch</text:p>
          </table:table-cell>
        </table:table-row>
        <table:table-row table:style-name="ro1">
          <table:table-cell table:formula="of:=COM.MICROSOFT.CONCAT(SUBSTITUTE(LOWER([.B404]);&quot; &quot;;&quot;_&quot;);&quot; = Enemy(name = '&quot;;[.B404];&quot;', type = '&quot;;[.C404];&quot;', total = &quot;;[.D404];&quot;, hp = &quot;;[.E404];&quot;, attack = &quot;;[.F404];&quot;, defense = &quot;;[.G404];&quot;, spatk = &quot;;[.H404];&quot;, spdef = &quot;;[.I404];&quot;, speed = &quot;;[.J404]; &quot;)&quot;)" office:value-type="string" office:string-value="vibrava = Enemy(name = 'Vibrava', type = 'GROUND DRAGON', total = 340, hp = 50, attack = 70, defense = 50, spatk = 50, spdef = 50, speed = 70)" calcext:value-type="string">
            <text:p>vibrava = Enemy(name = 'Vibrava', type = 'GROUND DRAGON', total = 340, hp = 50, attack = 70, defense = 50, spatk = 50, spdef = 50, speed = 70)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 DRAGON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404]);&quot; &quot;;&quot;_&quot;)" office:value-type="string" office:string-value="vibrava" calcext:value-type="string">
            <text:p>vibrava</text:p>
          </table:table-cell>
        </table:table-row>
        <table:table-row table:style-name="ro1">
          <table:table-cell table:formula="of:=COM.MICROSOFT.CONCAT(SUBSTITUTE(LOWER([.B405]);&quot; &quot;;&quot;_&quot;);&quot; = Enemy(name = '&quot;;[.B405];&quot;', type = '&quot;;[.C405];&quot;', total = &quot;;[.D405];&quot;, hp = &quot;;[.E405];&quot;, attack = &quot;;[.F405];&quot;, defense = &quot;;[.G405];&quot;, spatk = &quot;;[.H405];&quot;, spdef = &quot;;[.I405];&quot;, speed = &quot;;[.J405]; &quot;)&quot;)" office:value-type="string" office:string-value="flygon = Enemy(name = 'Flygon', type = 'GROUND DRAGON', total = 520, hp = 80, attack = 100, defense = 80, spatk = 80, spdef = 80, speed = 100)" calcext:value-type="string">
            <text:p>flygon = Enemy(name = 'Flygon', type = 'GROUND DRAGON', total = 520, hp = 80, attack = 100, defense = 80, spatk = 80, spdef = 80, speed = 100)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 DRAGON</text:p>
          </table:table-cell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405]);&quot; &quot;;&quot;_&quot;)" office:value-type="string" office:string-value="flygon" calcext:value-type="string">
            <text:p>flygon</text:p>
          </table:table-cell>
        </table:table-row>
        <table:table-row table:style-name="ro1">
          <table:table-cell table:formula="of:=COM.MICROSOFT.CONCAT(SUBSTITUTE(LOWER([.B406]);&quot; &quot;;&quot;_&quot;);&quot; = Enemy(name = '&quot;;[.B406];&quot;', type = '&quot;;[.C406];&quot;', total = &quot;;[.D406];&quot;, hp = &quot;;[.E406];&quot;, attack = &quot;;[.F406];&quot;, defense = &quot;;[.G406];&quot;, spatk = &quot;;[.H406];&quot;, spdef = &quot;;[.I406];&quot;, speed = &quot;;[.J406]; &quot;)&quot;)" office:value-type="string" office:string-value="cacnea = Enemy(name = 'Cacnea', type = 'GRASS', total = 335, hp = 50, attack = 85, defense = 40, spatk = 85, spdef = 40, speed = 35)" calcext:value-type="string">
            <text:p>cacnea = Enemy(name = 'Cacnea', type = 'GRASS', total = 335, hp = 50, attack = 85, defense = 40, spatk = 85, spdef = 40, speed = 35)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406]);&quot; &quot;;&quot;_&quot;)" office:value-type="string" office:string-value="cacnea" calcext:value-type="string">
            <text:p>cacnea</text:p>
          </table:table-cell>
        </table:table-row>
        <table:table-row table:style-name="ro1">
          <table:table-cell table:formula="of:=COM.MICROSOFT.CONCAT(SUBSTITUTE(LOWER([.B407]);&quot; &quot;;&quot;_&quot;);&quot; = Enemy(name = '&quot;;[.B407];&quot;', type = '&quot;;[.C407];&quot;', total = &quot;;[.D407];&quot;, hp = &quot;;[.E407];&quot;, attack = &quot;;[.F407];&quot;, defense = &quot;;[.G407];&quot;, spatk = &quot;;[.H407];&quot;, spdef = &quot;;[.I407];&quot;, speed = &quot;;[.J407]; &quot;)&quot;)" office:value-type="string" office:string-value="cacturne = Enemy(name = 'Cacturne', type = 'GRASS DARK', total = 475, hp = 70, attack = 115, defense = 60, spatk = 115, spdef = 60, speed = 55)" calcext:value-type="string">
            <text:p>cacturne = Enemy(name = 'Cacturne', type = 'GRASS DARK', total = 475, hp = 70, attack = 115, defense = 60, spatk = 115, spdef = 60, speed = 55)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 DARK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407]);&quot; &quot;;&quot;_&quot;)" office:value-type="string" office:string-value="cacturne" calcext:value-type="string">
            <text:p>cacturne</text:p>
          </table:table-cell>
        </table:table-row>
        <table:table-row table:style-name="ro1">
          <table:table-cell table:formula="of:=COM.MICROSOFT.CONCAT(SUBSTITUTE(LOWER([.B408]);&quot; &quot;;&quot;_&quot;);&quot; = Enemy(name = '&quot;;[.B408];&quot;', type = '&quot;;[.C408];&quot;', total = &quot;;[.D408];&quot;, hp = &quot;;[.E408];&quot;, attack = &quot;;[.F408];&quot;, defense = &quot;;[.G408];&quot;, spatk = &quot;;[.H408];&quot;, spdef = &quot;;[.I408];&quot;, speed = &quot;;[.J408]; &quot;)&quot;)" office:value-type="string" office:string-value="swablu = Enemy(name = 'Swablu', type = 'NORMAL FLYING', total = 310, hp = 45, attack = 40, defense = 60, spatk = 40, spdef = 75, speed = 50)" calcext:value-type="string">
            <text:p>swablu = Enemy(name = 'Swablu', type = 'NORMAL FLYING', total = 310, hp = 45, attack = 40, defense = 60, spatk = 40, spdef = 75, speed = 50)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 FLYING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08]);&quot; &quot;;&quot;_&quot;)" office:value-type="string" office:string-value="swablu" calcext:value-type="string">
            <text:p>swablu</text:p>
          </table:table-cell>
        </table:table-row>
        <table:table-row table:style-name="ro1">
          <table:table-cell table:formula="of:=COM.MICROSOFT.CONCAT(SUBSTITUTE(LOWER([.B409]);&quot; &quot;;&quot;_&quot;);&quot; = Enemy(name = '&quot;;[.B409];&quot;', type = '&quot;;[.C409];&quot;', total = &quot;;[.D409];&quot;, hp = &quot;;[.E409];&quot;, attack = &quot;;[.F409];&quot;, defense = &quot;;[.G409];&quot;, spatk = &quot;;[.H409];&quot;, spdef = &quot;;[.I409];&quot;, speed = &quot;;[.J409]; &quot;)&quot;)" office:value-type="string" office:string-value="altaria = Enemy(name = 'Altaria', type = 'DRAGON FLYING', total = 490, hp = 75, attack = 70, defense = 90, spatk = 70, spdef = 105, speed = 80)" calcext:value-type="string">
            <text:p>altaria = Enemy(name = 'Altaria', type = 'DRAGON FLYING', total = 490, hp = 75, attack = 70, defense = 90, spatk = 70, spdef = 105, speed = 80)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 FLYING</text:p>
          </table:table-cell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09]);&quot; &quot;;&quot;_&quot;)" office:value-type="string" office:string-value="altaria" calcext:value-type="string">
            <text:p>altaria</text:p>
          </table:table-cell>
        </table:table-row>
        <table:table-row table:style-name="ro1">
          <table:table-cell table:formula="of:=COM.MICROSOFT.CONCAT(SUBSTITUTE(LOWER([.B410]);&quot; &quot;;&quot;_&quot;);&quot; = Enemy(name = '&quot;;[.B410];&quot;', type = '&quot;;[.C410];&quot;', total = &quot;;[.D410];&quot;, hp = &quot;;[.E410];&quot;, attack = &quot;;[.F410];&quot;, defense = &quot;;[.G410];&quot;, spatk = &quot;;[.H410];&quot;, spdef = &quot;;[.I410];&quot;, speed = &quot;;[.J410]; &quot;)&quot;)" office:value-type="string" office:string-value="altaria_mega_altaria = Enemy(name = 'Altaria Mega Altaria', type = 'DRAGON FAIRY', total = 590, hp = 75, attack = 110, defense = 110, spatk = 110, spdef = 105, speed = 80)" calcext:value-type="string">
            <text:p>altaria_mega_altaria = Enemy(name = 'Altaria Mega Altaria', type = 'DRAGON FAIRY', total = 590, hp = 75, attack = 110, defense = 110, spatk = 110, spdef = 105, speed = 80)</text:p>
          </table:table-cell>
          <table:table-cell office:value-type="string" calcext:value-type="string">
            <text:p>Altaria Mega Altaria</text:p>
          </table:table-cell>
          <table:table-cell office:value-type="string" calcext:value-type="string">
            <text:p>DRAGON FAIRY</text:p>
          </table:table-cell>
          <table:table-cell office:value-type="float" office:value="590" calcext:value-type="float">
            <text:p>59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10]);&quot; &quot;;&quot;_&quot;)" office:value-type="string" office:string-value="altaria_mega_altaria" calcext:value-type="string">
            <text:p>altaria_mega_altaria</text:p>
          </table:table-cell>
        </table:table-row>
        <table:table-row table:style-name="ro1">
          <table:table-cell table:formula="of:=COM.MICROSOFT.CONCAT(SUBSTITUTE(LOWER([.B411]);&quot; &quot;;&quot;_&quot;);&quot; = Enemy(name = '&quot;;[.B411];&quot;', type = '&quot;;[.C411];&quot;', total = &quot;;[.D411];&quot;, hp = &quot;;[.E411];&quot;, attack = &quot;;[.F411];&quot;, defense = &quot;;[.G411];&quot;, spatk = &quot;;[.H411];&quot;, spdef = &quot;;[.I411];&quot;, speed = &quot;;[.J411]; &quot;)&quot;)" office:value-type="string" office:string-value="zangoose = Enemy(name = 'Zangoose', type = 'NORMAL', total = 458, hp = 73, attack = 115, defense = 60, spatk = 60, spdef = 60, speed = 90)" calcext:value-type="string">
            <text:p>zangoose = Enemy(name = 'Zangoose', type = 'NORMAL', total = 458, hp = 73, attack = 115, defense = 60, spatk = 60, spdef = 60, speed = 90)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411]);&quot; &quot;;&quot;_&quot;)" office:value-type="string" office:string-value="zangoose" calcext:value-type="string">
            <text:p>zangoose</text:p>
          </table:table-cell>
        </table:table-row>
        <table:table-row table:style-name="ro1">
          <table:table-cell table:formula="of:=COM.MICROSOFT.CONCAT(SUBSTITUTE(LOWER([.B412]);&quot; &quot;;&quot;_&quot;);&quot; = Enemy(name = '&quot;;[.B412];&quot;', type = '&quot;;[.C412];&quot;', total = &quot;;[.D412];&quot;, hp = &quot;;[.E412];&quot;, attack = &quot;;[.F412];&quot;, defense = &quot;;[.G412];&quot;, spatk = &quot;;[.H412];&quot;, spdef = &quot;;[.I412];&quot;, speed = &quot;;[.J412]; &quot;)&quot;)" office:value-type="string" office:string-value="seviper = Enemy(name = 'Seviper', type = 'POISON', total = 458, hp = 73, attack = 100, defense = 60, spatk = 100, spdef = 60, speed = 65)" calcext:value-type="string">
            <text:p>seviper = Enemy(name = 'Seviper', type = 'POISON', total = 458, hp = 73, attack = 100, defense = 60, spatk = 100, spdef = 60, speed = 65)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 office:value-type="float" office:value="458" calcext:value-type="float">
            <text:p>45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12]);&quot; &quot;;&quot;_&quot;)" office:value-type="string" office:string-value="seviper" calcext:value-type="string">
            <text:p>seviper</text:p>
          </table:table-cell>
        </table:table-row>
        <table:table-row table:style-name="ro1">
          <table:table-cell table:formula="of:=COM.MICROSOFT.CONCAT(SUBSTITUTE(LOWER([.B413]);&quot; &quot;;&quot;_&quot;);&quot; = Enemy(name = '&quot;;[.B413];&quot;', type = '&quot;;[.C413];&quot;', total = &quot;;[.D413];&quot;, hp = &quot;;[.E413];&quot;, attack = &quot;;[.F413];&quot;, defense = &quot;;[.G413];&quot;, spatk = &quot;;[.H413];&quot;, spdef = &quot;;[.I413];&quot;, speed = &quot;;[.J413]; &quot;)&quot;)" office:value-type="string" office:string-value="lunatone = Enemy(name = 'Lunatone', type = 'ROCK PSYCHIC', total = 460, hp = 90, attack = 55, defense = 65, spatk = 95, spdef = 85, speed = 70)" calcext:value-type="string">
            <text:p>lunatone = Enemy(name = 'Lunatone', type = 'ROCK PSYCHIC', total = 460, hp = 90, attack = 55, defense = 65, spatk = 95, spdef = 85, speed = 70)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 PSYCHIC</text:p>
          </table:table-cell>
          <table:table-cell office:value-type="float" office:value="460" calcext:value-type="float">
            <text:p>4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413]);&quot; &quot;;&quot;_&quot;)" office:value-type="string" office:string-value="lunatone" calcext:value-type="string">
            <text:p>lunatone</text:p>
          </table:table-cell>
        </table:table-row>
        <table:table-row table:style-name="ro1">
          <table:table-cell table:formula="of:=COM.MICROSOFT.CONCAT(SUBSTITUTE(LOWER([.B414]);&quot; &quot;;&quot;_&quot;);&quot; = Enemy(name = '&quot;;[.B414];&quot;', type = '&quot;;[.C414];&quot;', total = &quot;;[.D414];&quot;, hp = &quot;;[.E414];&quot;, attack = &quot;;[.F414];&quot;, defense = &quot;;[.G414];&quot;, spatk = &quot;;[.H414];&quot;, spdef = &quot;;[.I414];&quot;, speed = &quot;;[.J414]; &quot;)&quot;)" office:value-type="string" office:string-value="solrock = Enemy(name = 'Solrock', type = 'ROCK PSYCHIC', total = 460, hp = 90, attack = 95, defense = 85, spatk = 55, spdef = 65, speed = 70)" calcext:value-type="string">
            <text:p>solrock = Enemy(name = 'Solrock', type = 'ROCK PSYCHIC', total = 460, hp = 90, attack = 95, defense = 85, spatk = 55, spdef = 65, speed = 70)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 PSYCHIC</text:p>
          </table:table-cell>
          <table:table-cell office:value-type="float" office:value="460" calcext:value-type="float">
            <text:p>46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414]);&quot; &quot;;&quot;_&quot;)" office:value-type="string" office:string-value="solrock" calcext:value-type="string">
            <text:p>solrock</text:p>
          </table:table-cell>
        </table:table-row>
        <table:table-row table:style-name="ro1">
          <table:table-cell table:formula="of:=COM.MICROSOFT.CONCAT(SUBSTITUTE(LOWER([.B415]);&quot; &quot;;&quot;_&quot;);&quot; = Enemy(name = '&quot;;[.B415];&quot;', type = '&quot;;[.C415];&quot;', total = &quot;;[.D415];&quot;, hp = &quot;;[.E415];&quot;, attack = &quot;;[.F415];&quot;, defense = &quot;;[.G415];&quot;, spatk = &quot;;[.H415];&quot;, spdef = &quot;;[.I415];&quot;, speed = &quot;;[.J415]; &quot;)&quot;)" office:value-type="string" office:string-value="barboach = Enemy(name = 'Barboach', type = 'WATER GROUND', total = 288, hp = 50, attack = 48, defense = 43, spatk = 46, spdef = 41, speed = 60)" calcext:value-type="string">
            <text:p>barboach = Enemy(name = 'Barboach', type = 'WATER GROUND', total = 288, hp = 50, attack = 48, defense = 43, spatk = 46, spdef = 41, speed = 60)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 GROUND</text:p>
          </table:table-cell>
          <table:table-cell office:value-type="float" office:value="288" calcext:value-type="float">
            <text:p>28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15]);&quot; &quot;;&quot;_&quot;)" office:value-type="string" office:string-value="barboach" calcext:value-type="string">
            <text:p>barboach</text:p>
          </table:table-cell>
        </table:table-row>
        <table:table-row table:style-name="ro1">
          <table:table-cell table:formula="of:=COM.MICROSOFT.CONCAT(SUBSTITUTE(LOWER([.B416]);&quot; &quot;;&quot;_&quot;);&quot; = Enemy(name = '&quot;;[.B416];&quot;', type = '&quot;;[.C416];&quot;', total = &quot;;[.D416];&quot;, hp = &quot;;[.E416];&quot;, attack = &quot;;[.F416];&quot;, defense = &quot;;[.G416];&quot;, spatk = &quot;;[.H416];&quot;, spdef = &quot;;[.I416];&quot;, speed = &quot;;[.J416]; &quot;)&quot;)" office:value-type="string" office:string-value="whiscash = Enemy(name = 'Whiscash', type = 'WATER GROUND', total = 468, hp = 110, attack = 78, defense = 73, spatk = 76, spdef = 71, speed = 60)" calcext:value-type="string">
            <text:p>whiscash = Enemy(name = 'Whiscash', type = 'WATER GROUND', total = 468, hp = 110, attack = 78, defense = 73, spatk = 76, spdef = 71, speed = 60)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 GROUND</text:p>
          </table:table-cell>
          <table:table-cell office:value-type="float" office:value="468" calcext:value-type="float">
            <text:p>468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16]);&quot; &quot;;&quot;_&quot;)" office:value-type="string" office:string-value="whiscash" calcext:value-type="string">
            <text:p>whiscash</text:p>
          </table:table-cell>
        </table:table-row>
        <table:table-row table:style-name="ro1">
          <table:table-cell table:formula="of:=COM.MICROSOFT.CONCAT(SUBSTITUTE(LOWER([.B417]);&quot; &quot;;&quot;_&quot;);&quot; = Enemy(name = '&quot;;[.B417];&quot;', type = '&quot;;[.C417];&quot;', total = &quot;;[.D417];&quot;, hp = &quot;;[.E417];&quot;, attack = &quot;;[.F417];&quot;, defense = &quot;;[.G417];&quot;, spatk = &quot;;[.H417];&quot;, spdef = &quot;;[.I417];&quot;, speed = &quot;;[.J417]; &quot;)&quot;)" office:value-type="string" office:string-value="corphish = Enemy(name = 'Corphish', type = 'WATER', total = 308, hp = 43, attack = 80, defense = 65, spatk = 50, spdef = 35, speed = 35)" calcext:value-type="string">
            <text:p>corphish = Enemy(name = 'Corphish', type = 'WATER', total = 308, hp = 43, attack = 80, defense = 65, spatk = 50, spdef = 35, speed = 35)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SUBSTITUTE(LOWER([.B417]);&quot; &quot;;&quot;_&quot;)" office:value-type="string" office:string-value="corphish" calcext:value-type="string">
            <text:p>corphish</text:p>
          </table:table-cell>
        </table:table-row>
        <table:table-row table:style-name="ro1">
          <table:table-cell table:formula="of:=COM.MICROSOFT.CONCAT(SUBSTITUTE(LOWER([.B418]);&quot; &quot;;&quot;_&quot;);&quot; = Enemy(name = '&quot;;[.B418];&quot;', type = '&quot;;[.C418];&quot;', total = &quot;;[.D418];&quot;, hp = &quot;;[.E418];&quot;, attack = &quot;;[.F418];&quot;, defense = &quot;;[.G418];&quot;, spatk = &quot;;[.H418];&quot;, spdef = &quot;;[.I418];&quot;, speed = &quot;;[.J418]; &quot;)&quot;)" office:value-type="string" office:string-value="crawdaunt = Enemy(name = 'Crawdaunt', type = 'WATER DARK', total = 468, hp = 63, attack = 120, defense = 85, spatk = 90, spdef = 55, speed = 55)" calcext:value-type="string">
            <text:p>crawdaunt = Enemy(name = 'Crawdaunt', type = 'WATER DARK', total = 468, hp = 63, attack = 120, defense = 85, spatk = 90, spdef = 55, speed = 55)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 DARK</text:p>
          </table:table-cell>
          <table:table-cell office:value-type="float" office:value="468" calcext:value-type="float">
            <text:p>468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SUBSTITUTE(LOWER([.B418]);&quot; &quot;;&quot;_&quot;)" office:value-type="string" office:string-value="crawdaunt" calcext:value-type="string">
            <text:p>crawdaunt</text:p>
          </table:table-cell>
        </table:table-row>
        <table:table-row table:style-name="ro1">
          <table:table-cell table:formula="of:=COM.MICROSOFT.CONCAT(SUBSTITUTE(LOWER([.B419]);&quot; &quot;;&quot;_&quot;);&quot; = Enemy(name = '&quot;;[.B419];&quot;', type = '&quot;;[.C419];&quot;', total = &quot;;[.D419];&quot;, hp = &quot;;[.E419];&quot;, attack = &quot;;[.F419];&quot;, defense = &quot;;[.G419];&quot;, spatk = &quot;;[.H419];&quot;, spdef = &quot;;[.I419];&quot;, speed = &quot;;[.J419]; &quot;)&quot;)" office:value-type="string" office:string-value="baltoy = Enemy(name = 'Baltoy', type = 'GROUND PSYCHIC', total = 300, hp = 40, attack = 40, defense = 55, spatk = 40, spdef = 70, speed = 55)" calcext:value-type="string">
            <text:p>baltoy = Enemy(name = 'Baltoy', type = 'GROUND PSYCHIC', total = 300, hp = 40, attack = 40, defense = 55, spatk = 40, spdef = 70, speed = 55)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 PSYCHIC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419]);&quot; &quot;;&quot;_&quot;)" office:value-type="string" office:string-value="baltoy" calcext:value-type="string">
            <text:p>baltoy</text:p>
          </table:table-cell>
        </table:table-row>
        <table:table-row table:style-name="ro1">
          <table:table-cell table:formula="of:=COM.MICROSOFT.CONCAT(SUBSTITUTE(LOWER([.B420]);&quot; &quot;;&quot;_&quot;);&quot; = Enemy(name = '&quot;;[.B420];&quot;', type = '&quot;;[.C420];&quot;', total = &quot;;[.D420];&quot;, hp = &quot;;[.E420];&quot;, attack = &quot;;[.F420];&quot;, defense = &quot;;[.G420];&quot;, spatk = &quot;;[.H420];&quot;, spdef = &quot;;[.I420];&quot;, speed = &quot;;[.J420]; &quot;)&quot;)" office:value-type="string" office:string-value="claydol = Enemy(name = 'Claydol', type = 'GROUND PSYCHIC', total = 500, hp = 60, attack = 70, defense = 105, spatk = 70, spdef = 120, speed = 75)" calcext:value-type="string">
            <text:p>claydol = Enemy(name = 'Claydol', type = 'GROUND PSYCHIC', total = 500, hp = 60, attack = 70, defense = 105, spatk = 70, spdef = 120, speed = 75)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 PSYCHIC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420]);&quot; &quot;;&quot;_&quot;)" office:value-type="string" office:string-value="claydol" calcext:value-type="string">
            <text:p>claydol</text:p>
          </table:table-cell>
        </table:table-row>
        <table:table-row table:style-name="ro1">
          <table:table-cell table:formula="of:=COM.MICROSOFT.CONCAT(SUBSTITUTE(LOWER([.B421]);&quot; &quot;;&quot;_&quot;);&quot; = Enemy(name = '&quot;;[.B421];&quot;', type = '&quot;;[.C421];&quot;', total = &quot;;[.D421];&quot;, hp = &quot;;[.E421];&quot;, attack = &quot;;[.F421];&quot;, defense = &quot;;[.G421];&quot;, spatk = &quot;;[.H421];&quot;, spdef = &quot;;[.I421];&quot;, speed = &quot;;[.J421]; &quot;)&quot;)" office:value-type="string" office:string-value="lileep = Enemy(name = 'Lileep', type = 'ROCK GRASS', total = 355, hp = 66, attack = 41, defense = 77, spatk = 61, spdef = 87, speed = 23)" calcext:value-type="string">
            <text:p>lileep = Enemy(name = 'Lileep', type = 'ROCK GRASS', total = 355, hp = 66, attack = 41, defense = 77, spatk = 61, spdef = 87, speed = 23)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 GRASS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BSTITUTE(LOWER([.B421]);&quot; &quot;;&quot;_&quot;)" office:value-type="string" office:string-value="lileep" calcext:value-type="string">
            <text:p>lileep</text:p>
          </table:table-cell>
        </table:table-row>
        <table:table-row table:style-name="ro1">
          <table:table-cell table:formula="of:=COM.MICROSOFT.CONCAT(SUBSTITUTE(LOWER([.B422]);&quot; &quot;;&quot;_&quot;);&quot; = Enemy(name = '&quot;;[.B422];&quot;', type = '&quot;;[.C422];&quot;', total = &quot;;[.D422];&quot;, hp = &quot;;[.E422];&quot;, attack = &quot;;[.F422];&quot;, defense = &quot;;[.G422];&quot;, spatk = &quot;;[.H422];&quot;, spdef = &quot;;[.I422];&quot;, speed = &quot;;[.J422]; &quot;)&quot;)" office:value-type="string" office:string-value="cradily = Enemy(name = 'Cradily', type = 'ROCK GRASS', total = 495, hp = 86, attack = 81, defense = 97, spatk = 81, spdef = 107, speed = 43)" calcext:value-type="string">
            <text:p>cradily = Enemy(name = 'Cradily', type = 'ROCK GRASS', total = 495, hp = 86, attack = 81, defense = 97, spatk = 81, spdef = 107, speed = 43)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 GRASS</text:p>
          </table:table-cell>
          <table:table-cell office:value-type="float" office:value="495" calcext:value-type="float">
            <text:p>49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422]);&quot; &quot;;&quot;_&quot;)" office:value-type="string" office:string-value="cradily" calcext:value-type="string">
            <text:p>cradily</text:p>
          </table:table-cell>
        </table:table-row>
        <table:table-row table:style-name="ro1">
          <table:table-cell table:formula="of:=COM.MICROSOFT.CONCAT(SUBSTITUTE(LOWER([.B423]);&quot; &quot;;&quot;_&quot;);&quot; = Enemy(name = '&quot;;[.B423];&quot;', type = '&quot;;[.C423];&quot;', total = &quot;;[.D423];&quot;, hp = &quot;;[.E423];&quot;, attack = &quot;;[.F423];&quot;, defense = &quot;;[.G423];&quot;, spatk = &quot;;[.H423];&quot;, spdef = &quot;;[.I423];&quot;, speed = &quot;;[.J423]; &quot;)&quot;)" office:value-type="string" office:string-value="anorith = Enemy(name = 'Anorith', type = 'ROCK BUG', total = 355, hp = 45, attack = 95, defense = 50, spatk = 40, spdef = 50, speed = 75)" calcext:value-type="string">
            <text:p>anorith = Enemy(name = 'Anorith', type = 'ROCK BUG', total = 355, hp = 45, attack = 95, defense = 50, spatk = 40, spdef = 50, speed = 75)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 BUG</text:p>
          </table:table-cell>
          <table:table-cell office:value-type="float" office:value="355" calcext:value-type="float">
            <text:p>35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423]);&quot; &quot;;&quot;_&quot;)" office:value-type="string" office:string-value="anorith" calcext:value-type="string">
            <text:p>anorith</text:p>
          </table:table-cell>
        </table:table-row>
        <table:table-row table:style-name="ro1">
          <table:table-cell table:formula="of:=COM.MICROSOFT.CONCAT(SUBSTITUTE(LOWER([.B424]);&quot; &quot;;&quot;_&quot;);&quot; = Enemy(name = '&quot;;[.B424];&quot;', type = '&quot;;[.C424];&quot;', total = &quot;;[.D424];&quot;, hp = &quot;;[.E424];&quot;, attack = &quot;;[.F424];&quot;, defense = &quot;;[.G424];&quot;, spatk = &quot;;[.H424];&quot;, spdef = &quot;;[.I424];&quot;, speed = &quot;;[.J424]; &quot;)&quot;)" office:value-type="string" office:string-value="armaldo = Enemy(name = 'Armaldo', type = 'ROCK BUG', total = 495, hp = 75, attack = 125, defense = 100, spatk = 70, spdef = 80, speed = 45)" calcext:value-type="string">
            <text:p>armaldo = Enemy(name = 'Armaldo', type = 'ROCK BUG', total = 495, hp = 75, attack = 125, defense = 100, spatk = 70, spdef = 80, speed = 45)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 BUG</text:p>
          </table:table-cell>
          <table:table-cell office:value-type="float" office:value="495" calcext:value-type="float">
            <text:p>49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424]);&quot; &quot;;&quot;_&quot;)" office:value-type="string" office:string-value="armaldo" calcext:value-type="string">
            <text:p>armaldo</text:p>
          </table:table-cell>
        </table:table-row>
        <table:table-row table:style-name="ro1">
          <table:table-cell table:formula="of:=COM.MICROSOFT.CONCAT(SUBSTITUTE(LOWER([.B425]);&quot; &quot;;&quot;_&quot;);&quot; = Enemy(name = '&quot;;[.B425];&quot;', type = '&quot;;[.C425];&quot;', total = &quot;;[.D425];&quot;, hp = &quot;;[.E425];&quot;, attack = &quot;;[.F425];&quot;, defense = &quot;;[.G425];&quot;, spatk = &quot;;[.H425];&quot;, spdef = &quot;;[.I425];&quot;, speed = &quot;;[.J425]; &quot;)&quot;)" office:value-type="string" office:string-value="feebas = Enemy(name = 'Feebas', type = 'WATER', total = 200, hp = 20, attack = 15, defense = 20, spatk = 10, spdef = 55, speed = 80)" calcext:value-type="string">
            <text:p>feebas = Enemy(name = 'Feebas', type = 'WATER', total = 200, hp = 20, attack = 15, defense = 20, spatk = 10, spdef = 55, speed = 80)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25]);&quot; &quot;;&quot;_&quot;)" office:value-type="string" office:string-value="feebas" calcext:value-type="string">
            <text:p>feebas</text:p>
          </table:table-cell>
        </table:table-row>
        <table:table-row table:style-name="ro1">
          <table:table-cell table:formula="of:=COM.MICROSOFT.CONCAT(SUBSTITUTE(LOWER([.B426]);&quot; &quot;;&quot;_&quot;);&quot; = Enemy(name = '&quot;;[.B426];&quot;', type = '&quot;;[.C426];&quot;', total = &quot;;[.D426];&quot;, hp = &quot;;[.E426];&quot;, attack = &quot;;[.F426];&quot;, defense = &quot;;[.G426];&quot;, spatk = &quot;;[.H426];&quot;, spdef = &quot;;[.I426];&quot;, speed = &quot;;[.J426]; &quot;)&quot;)" office:value-type="string" office:string-value="milotic = Enemy(name = 'Milotic', type = 'WATER', total = 540, hp = 95, attack = 60, defense = 79, spatk = 100, spdef = 125, speed = 81)" calcext:value-type="string">
            <text:p>milotic = Enemy(name = 'Milotic', type = 'WATER', total = 540, hp = 95, attack = 60, defense = 79, spatk = 100, spdef = 125, speed = 81)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BSTITUTE(LOWER([.B426]);&quot; &quot;;&quot;_&quot;)" office:value-type="string" office:string-value="milotic" calcext:value-type="string">
            <text:p>milotic</text:p>
          </table:table-cell>
        </table:table-row>
        <table:table-row table:style-name="ro1">
          <table:table-cell table:formula="of:=COM.MICROSOFT.CONCAT(SUBSTITUTE(LOWER([.B427]);&quot; &quot;;&quot;_&quot;);&quot; = Enemy(name = '&quot;;[.B427];&quot;', type = '&quot;;[.C427];&quot;', total = &quot;;[.D427];&quot;, hp = &quot;;[.E427];&quot;, attack = &quot;;[.F427];&quot;, defense = &quot;;[.G427];&quot;, spatk = &quot;;[.H427];&quot;, spdef = &quot;;[.I427];&quot;, speed = &quot;;[.J427]; &quot;)&quot;)" office:value-type="string" office:string-value="castform = Enemy(name = 'Castform', type = 'NORMAL', total = 420, hp = 70, attack = 70, defense = 70, spatk = 70, spdef = 70, speed = 70)" calcext:value-type="string">
            <text:p>castform = Enemy(name = 'Castform', type = 'NORMAL', total = 420, hp = 70, attack = 70, defense = 70, spatk = 70, spdef = 70, speed = 70)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70" calcext:value-type="float">
            <text:p>70</text:p>
          </table:table-cell>
          <table:table-cell/>
          <table:table-cell table:formula="of:=SUBSTITUTE(LOWER([.B427]);&quot; &quot;;&quot;_&quot;)" office:value-type="string" office:string-value="castform" calcext:value-type="string">
            <text:p>castform</text:p>
          </table:table-cell>
        </table:table-row>
        <table:table-row table:style-name="ro1">
          <table:table-cell table:formula="of:=COM.MICROSOFT.CONCAT(SUBSTITUTE(LOWER([.B428]);&quot; &quot;;&quot;_&quot;);&quot; = Enemy(name = '&quot;;[.B428];&quot;', type = '&quot;;[.C428];&quot;', total = &quot;;[.D428];&quot;, hp = &quot;;[.E428];&quot;, attack = &quot;;[.F428];&quot;, defense = &quot;;[.G428];&quot;, spatk = &quot;;[.H428];&quot;, spdef = &quot;;[.I428];&quot;, speed = &quot;;[.J428]; &quot;)&quot;)" office:value-type="string" office:string-value="castform_sunny_form = Enemy(name = 'Castform Sunny Form', type = 'FIRE', total = 420, hp = 70, attack = 70, defense = 70, spatk = 70, spdef = 70, speed = 70)" calcext:value-type="string">
            <text:p>castform_sunny_form = Enemy(name = 'Castform Sunny Form', type = 'FIRE', total = 420, hp = 70, attack = 70, defense = 70, spatk = 70, spdef = 70, speed = 70)</text:p>
          </table:table-cell>
          <table:table-cell office:value-type="string" calcext:value-type="string">
            <text:p>Castform Sunny Form</text:p>
          </table:table-cell>
          <table:table-cell office:value-type="string" calcext:value-type="string">
            <text:p>FIRE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70" calcext:value-type="float">
            <text:p>70</text:p>
          </table:table-cell>
          <table:table-cell/>
          <table:table-cell table:formula="of:=SUBSTITUTE(LOWER([.B428]);&quot; &quot;;&quot;_&quot;)" office:value-type="string" office:string-value="castform_sunny_form" calcext:value-type="string">
            <text:p>castform_sunny_form</text:p>
          </table:table-cell>
        </table:table-row>
        <table:table-row table:style-name="ro1">
          <table:table-cell table:formula="of:=COM.MICROSOFT.CONCAT(SUBSTITUTE(LOWER([.B429]);&quot; &quot;;&quot;_&quot;);&quot; = Enemy(name = '&quot;;[.B429];&quot;', type = '&quot;;[.C429];&quot;', total = &quot;;[.D429];&quot;, hp = &quot;;[.E429];&quot;, attack = &quot;;[.F429];&quot;, defense = &quot;;[.G429];&quot;, spatk = &quot;;[.H429];&quot;, spdef = &quot;;[.I429];&quot;, speed = &quot;;[.J429]; &quot;)&quot;)" office:value-type="string" office:string-value="castform_rainy_form = Enemy(name = 'Castform Rainy Form', type = 'WATER', total = 420, hp = 70, attack = 70, defense = 70, spatk = 70, spdef = 70, speed = 70)" calcext:value-type="string">
            <text:p>castform_rainy_form = Enemy(name = 'Castform Rainy Form', type = 'WATER', total = 420, hp = 70, attack = 70, defense = 70, spatk = 70, spdef = 70, speed = 70)</text:p>
          </table:table-cell>
          <table:table-cell office:value-type="string" calcext:value-type="string">
            <text:p>Castform Rainy Form</text:p>
          </table:table-cell>
          <table:table-cell office:value-type="string" calcext:value-type="string">
            <text:p>WATER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70" calcext:value-type="float">
            <text:p>70</text:p>
          </table:table-cell>
          <table:table-cell/>
          <table:table-cell table:formula="of:=SUBSTITUTE(LOWER([.B429]);&quot; &quot;;&quot;_&quot;)" office:value-type="string" office:string-value="castform_rainy_form" calcext:value-type="string">
            <text:p>castform_rainy_form</text:p>
          </table:table-cell>
        </table:table-row>
        <table:table-row table:style-name="ro1">
          <table:table-cell table:formula="of:=COM.MICROSOFT.CONCAT(SUBSTITUTE(LOWER([.B430]);&quot; &quot;;&quot;_&quot;);&quot; = Enemy(name = '&quot;;[.B430];&quot;', type = '&quot;;[.C430];&quot;', total = &quot;;[.D430];&quot;, hp = &quot;;[.E430];&quot;, attack = &quot;;[.F430];&quot;, defense = &quot;;[.G430];&quot;, spatk = &quot;;[.H430];&quot;, spdef = &quot;;[.I430];&quot;, speed = &quot;;[.J430]; &quot;)&quot;)" office:value-type="string" office:string-value="castform_snowy_form = Enemy(name = 'Castform Snowy Form', type = 'ICE', total = 420, hp = 70, attack = 70, defense = 70, spatk = 70, spdef = 70, speed = 70)" calcext:value-type="string">
            <text:p>castform_snowy_form = Enemy(name = 'Castform Snowy Form', type = 'ICE', total = 420, hp = 70, attack = 70, defense = 70, spatk = 70, spdef = 70, speed = 70)</text:p>
          </table:table-cell>
          <table:table-cell office:value-type="string" calcext:value-type="string">
            <text:p>Castform Snowy Form</text:p>
          </table:table-cell>
          <table:table-cell office:value-type="string" calcext:value-type="string">
            <text:p>ICE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70" calcext:value-type="float">
            <text:p>70</text:p>
          </table:table-cell>
          <table:table-cell/>
          <table:table-cell table:formula="of:=SUBSTITUTE(LOWER([.B430]);&quot; &quot;;&quot;_&quot;)" office:value-type="string" office:string-value="castform_snowy_form" calcext:value-type="string">
            <text:p>castform_snowy_form</text:p>
          </table:table-cell>
        </table:table-row>
        <table:table-row table:style-name="ro1">
          <table:table-cell table:formula="of:=COM.MICROSOFT.CONCAT(SUBSTITUTE(LOWER([.B431]);&quot; &quot;;&quot;_&quot;);&quot; = Enemy(name = '&quot;;[.B431];&quot;', type = '&quot;;[.C431];&quot;', total = &quot;;[.D431];&quot;, hp = &quot;;[.E431];&quot;, attack = &quot;;[.F431];&quot;, defense = &quot;;[.G431];&quot;, spatk = &quot;;[.H431];&quot;, spdef = &quot;;[.I431];&quot;, speed = &quot;;[.J431]; &quot;)&quot;)" office:value-type="string" office:string-value="kecleon = Enemy(name = 'Kecleon', type = 'NORMAL', total = 440, hp = 60, attack = 90, defense = 70, spatk = 60, spdef = 120, speed = 40)" calcext:value-type="string">
            <text:p>kecleon = Enemy(name = 'Kecleon', type = 'NORMAL', total = 440, hp = 60, attack = 90, defense = 70, spatk = 60, spdef = 120, speed = 40)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431]);&quot; &quot;;&quot;_&quot;)" office:value-type="string" office:string-value="kecleon" calcext:value-type="string">
            <text:p>kecleon</text:p>
          </table:table-cell>
        </table:table-row>
        <table:table-row table:style-name="ro1">
          <table:table-cell table:formula="of:=COM.MICROSOFT.CONCAT(SUBSTITUTE(LOWER([.B432]);&quot; &quot;;&quot;_&quot;);&quot; = Enemy(name = '&quot;;[.B432];&quot;', type = '&quot;;[.C432];&quot;', total = &quot;;[.D432];&quot;, hp = &quot;;[.E432];&quot;, attack = &quot;;[.F432];&quot;, defense = &quot;;[.G432];&quot;, spatk = &quot;;[.H432];&quot;, spdef = &quot;;[.I432];&quot;, speed = &quot;;[.J432]; &quot;)&quot;)" office:value-type="string" office:string-value="shuppet = Enemy(name = 'Shuppet', type = 'GHOST', total = 295, hp = 44, attack = 75, defense = 35, spatk = 63, spdef = 33, speed = 45)" calcext:value-type="string">
            <text:p>shuppet = Enemy(name = 'Shuppet', type = 'GHOST', total = 295, hp = 44, attack = 75, defense = 35, spatk = 63, spdef = 33, speed = 45)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 office:value-type="float" office:value="295" calcext:value-type="float">
            <text:p>29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432]);&quot; &quot;;&quot;_&quot;)" office:value-type="string" office:string-value="shuppet" calcext:value-type="string">
            <text:p>shuppet</text:p>
          </table:table-cell>
        </table:table-row>
        <table:table-row table:style-name="ro1">
          <table:table-cell table:formula="of:=COM.MICROSOFT.CONCAT(SUBSTITUTE(LOWER([.B433]);&quot; &quot;;&quot;_&quot;);&quot; = Enemy(name = '&quot;;[.B433];&quot;', type = '&quot;;[.C433];&quot;', total = &quot;;[.D433];&quot;, hp = &quot;;[.E433];&quot;, attack = &quot;;[.F433];&quot;, defense = &quot;;[.G433];&quot;, spatk = &quot;;[.H433];&quot;, spdef = &quot;;[.I433];&quot;, speed = &quot;;[.J433]; &quot;)&quot;)" office:value-type="string" office:string-value="banette = Enemy(name = 'Banette', type = 'GHOST', total = 455, hp = 64, attack = 115, defense = 65, spatk = 83, spdef = 63, speed = 65)" calcext:value-type="string">
            <text:p>banette = Enemy(name = 'Banette', type = 'GHOST', total = 455, hp = 64, attack = 115, defense = 65, spatk = 83, spdef = 63, speed = 65)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 office:value-type="float" office:value="455" calcext:value-type="float">
            <text:p>45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33]);&quot; &quot;;&quot;_&quot;)" office:value-type="string" office:string-value="banette" calcext:value-type="string">
            <text:p>banette</text:p>
          </table:table-cell>
        </table:table-row>
        <table:table-row table:style-name="ro1">
          <table:table-cell table:formula="of:=COM.MICROSOFT.CONCAT(SUBSTITUTE(LOWER([.B434]);&quot; &quot;;&quot;_&quot;);&quot; = Enemy(name = '&quot;;[.B434];&quot;', type = '&quot;;[.C434];&quot;', total = &quot;;[.D434];&quot;, hp = &quot;;[.E434];&quot;, attack = &quot;;[.F434];&quot;, defense = &quot;;[.G434];&quot;, spatk = &quot;;[.H434];&quot;, spdef = &quot;;[.I434];&quot;, speed = &quot;;[.J434]; &quot;)&quot;)" office:value-type="string" office:string-value="banette_mega_banette = Enemy(name = 'Banette Mega Banette', type = 'GHOST', total = 555, hp = 64, attack = 165, defense = 75, spatk = 93, spdef = 83, speed = 75)" calcext:value-type="string">
            <text:p>banette_mega_banette = Enemy(name = 'Banette Mega Banette', type = 'GHOST', total = 555, hp = 64, attack = 165, defense = 75, spatk = 93, spdef = 83, speed = 75)</text:p>
          </table:table-cell>
          <table:table-cell office:value-type="string" calcext:value-type="string">
            <text:p>Banette Mega Banette</text:p>
          </table:table-cell>
          <table:table-cell office:value-type="string" calcext:value-type="string">
            <text:p>GHOST</text:p>
          </table:table-cell>
          <table:table-cell office:value-type="float" office:value="555" calcext:value-type="float">
            <text:p>555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434]);&quot; &quot;;&quot;_&quot;)" office:value-type="string" office:string-value="banette_mega_banette" calcext:value-type="string">
            <text:p>banette_mega_banette</text:p>
          </table:table-cell>
        </table:table-row>
        <table:table-row table:style-name="ro1">
          <table:table-cell table:formula="of:=COM.MICROSOFT.CONCAT(SUBSTITUTE(LOWER([.B435]);&quot; &quot;;&quot;_&quot;);&quot; = Enemy(name = '&quot;;[.B435];&quot;', type = '&quot;;[.C435];&quot;', total = &quot;;[.D435];&quot;, hp = &quot;;[.E435];&quot;, attack = &quot;;[.F435];&quot;, defense = &quot;;[.G435];&quot;, spatk = &quot;;[.H435];&quot;, spdef = &quot;;[.I435];&quot;, speed = &quot;;[.J435]; &quot;)&quot;)" office:value-type="string" office:string-value="duskull = Enemy(name = 'Duskull', type = 'GHOST', total = 295, hp = 20, attack = 40, defense = 90, spatk = 30, spdef = 90, speed = 25)" calcext:value-type="string">
            <text:p>duskull = Enemy(name = 'Duskull', type = 'GHOST', total = 295, hp = 20, attack = 40, defense = 90, spatk = 30, spdef = 90, speed = 25)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435]);&quot; &quot;;&quot;_&quot;)" office:value-type="string" office:string-value="duskull" calcext:value-type="string">
            <text:p>duskull</text:p>
          </table:table-cell>
        </table:table-row>
        <table:table-row table:style-name="ro1">
          <table:table-cell table:formula="of:=COM.MICROSOFT.CONCAT(SUBSTITUTE(LOWER([.B436]);&quot; &quot;;&quot;_&quot;);&quot; = Enemy(name = '&quot;;[.B436];&quot;', type = '&quot;;[.C436];&quot;', total = &quot;;[.D436];&quot;, hp = &quot;;[.E436];&quot;, attack = &quot;;[.F436];&quot;, defense = &quot;;[.G436];&quot;, spatk = &quot;;[.H436];&quot;, spdef = &quot;;[.I436];&quot;, speed = &quot;;[.J436]; &quot;)&quot;)" office:value-type="string" office:string-value="dusclops = Enemy(name = 'Dusclops', type = 'GHOST', total = 455, hp = 40, attack = 70, defense = 130, spatk = 60, spdef = 130, speed = 25)" calcext:value-type="string">
            <text:p>dusclops = Enemy(name = 'Dusclops', type = 'GHOST', total = 455, hp = 40, attack = 70, defense = 130, spatk = 60, spdef = 130, speed = 25)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436]);&quot; &quot;;&quot;_&quot;)" office:value-type="string" office:string-value="dusclops" calcext:value-type="string">
            <text:p>dusclops</text:p>
          </table:table-cell>
        </table:table-row>
        <table:table-row table:style-name="ro1">
          <table:table-cell table:formula="of:=COM.MICROSOFT.CONCAT(SUBSTITUTE(LOWER([.B437]);&quot; &quot;;&quot;_&quot;);&quot; = Enemy(name = '&quot;;[.B437];&quot;', type = '&quot;;[.C437];&quot;', total = &quot;;[.D437];&quot;, hp = &quot;;[.E437];&quot;, attack = &quot;;[.F437];&quot;, defense = &quot;;[.G437];&quot;, spatk = &quot;;[.H437];&quot;, spdef = &quot;;[.I437];&quot;, speed = &quot;;[.J437]; &quot;)&quot;)" office:value-type="string" office:string-value="tropius = Enemy(name = 'Tropius', type = 'GRASS FLYING', total = 460, hp = 99, attack = 68, defense = 83, spatk = 72, spdef = 87, speed = 51)" calcext:value-type="string">
            <text:p>tropius = Enemy(name = 'Tropius', type = 'GRASS FLYING', total = 460, hp = 99, attack = 68, defense = 83, spatk = 72, spdef = 87, speed = 51)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 FLYING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BSTITUTE(LOWER([.B437]);&quot; &quot;;&quot;_&quot;)" office:value-type="string" office:string-value="tropius" calcext:value-type="string">
            <text:p>tropius</text:p>
          </table:table-cell>
        </table:table-row>
        <table:table-row table:style-name="ro1">
          <table:table-cell table:formula="of:=COM.MICROSOFT.CONCAT(SUBSTITUTE(LOWER([.B438]);&quot; &quot;;&quot;_&quot;);&quot; = Enemy(name = '&quot;;[.B438];&quot;', type = '&quot;;[.C438];&quot;', total = &quot;;[.D438];&quot;, hp = &quot;;[.E438];&quot;, attack = &quot;;[.F438];&quot;, defense = &quot;;[.G438];&quot;, spatk = &quot;;[.H438];&quot;, spdef = &quot;;[.I438];&quot;, speed = &quot;;[.J438]; &quot;)&quot;)" office:value-type="string" office:string-value="chimecho = Enemy(name = 'Chimecho', type = 'PSYCHIC', total = 455, hp = 75, attack = 50, defense = 80, spatk = 95, spdef = 90, speed = 65)" calcext:value-type="string">
            <text:p>chimecho = Enemy(name = 'Chimecho', type = 'PSYCHIC', total = 455, hp = 75, attack = 50, defense = 80, spatk = 95, spdef = 90, speed = 65)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38]);&quot; &quot;;&quot;_&quot;)" office:value-type="string" office:string-value="chimecho" calcext:value-type="string">
            <text:p>chimecho</text:p>
          </table:table-cell>
        </table:table-row>
        <table:table-row table:style-name="ro1">
          <table:table-cell table:formula="of:=COM.MICROSOFT.CONCAT(SUBSTITUTE(LOWER([.B439]);&quot; &quot;;&quot;_&quot;);&quot; = Enemy(name = '&quot;;[.B439];&quot;', type = '&quot;;[.C439];&quot;', total = &quot;;[.D439];&quot;, hp = &quot;;[.E439];&quot;, attack = &quot;;[.F439];&quot;, defense = &quot;;[.G439];&quot;, spatk = &quot;;[.H439];&quot;, spdef = &quot;;[.I439];&quot;, speed = &quot;;[.J439]; &quot;)&quot;)" office:value-type="string" office:string-value="absol = Enemy(name = 'Absol', type = 'DARK', total = 465, hp = 65, attack = 130, defense = 60, spatk = 75, spdef = 60, speed = 75)" calcext:value-type="string">
            <text:p>absol = Enemy(name = 'Absol', type = 'DARK', total = 465, hp = 65, attack = 130, defense = 60, spatk = 75, spdef = 60, speed = 75)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 office:value-type="float" office:value="465" calcext:value-type="float">
            <text:p>46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439]);&quot; &quot;;&quot;_&quot;)" office:value-type="string" office:string-value="absol" calcext:value-type="string">
            <text:p>absol</text:p>
          </table:table-cell>
        </table:table-row>
        <table:table-row table:style-name="ro1">
          <table:table-cell table:formula="of:=COM.MICROSOFT.CONCAT(SUBSTITUTE(LOWER([.B440]);&quot; &quot;;&quot;_&quot;);&quot; = Enemy(name = '&quot;;[.B440];&quot;', type = '&quot;;[.C440];&quot;', total = &quot;;[.D440];&quot;, hp = &quot;;[.E440];&quot;, attack = &quot;;[.F440];&quot;, defense = &quot;;[.G440];&quot;, spatk = &quot;;[.H440];&quot;, spdef = &quot;;[.I440];&quot;, speed = &quot;;[.J440]; &quot;)&quot;)" office:value-type="string" office:string-value="absol_mega_absol = Enemy(name = 'Absol Mega Absol', type = 'DARK', total = 565, hp = 65, attack = 150, defense = 60, spatk = 115, spdef = 60, speed = 115)" calcext:value-type="string">
            <text:p>absol_mega_absol = Enemy(name = 'Absol Mega Absol', type = 'DARK', total = 565, hp = 65, attack = 150, defense = 60, spatk = 115, spdef = 60, speed = 115)</text:p>
          </table:table-cell>
          <table:table-cell office:value-type="string" calcext:value-type="string">
            <text:p>Absol Mega Absol</text:p>
          </table:table-cell>
          <table:table-cell office:value-type="string" calcext:value-type="string">
            <text:p>DARK</text:p>
          </table:table-cell>
          <table:table-cell office:value-type="float" office:value="565" calcext:value-type="float">
            <text:p>565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440]);&quot; &quot;;&quot;_&quot;)" office:value-type="string" office:string-value="absol_mega_absol" calcext:value-type="string">
            <text:p>absol_mega_absol</text:p>
          </table:table-cell>
        </table:table-row>
        <table:table-row table:style-name="ro1">
          <table:table-cell table:formula="of:=COM.MICROSOFT.CONCAT(SUBSTITUTE(LOWER([.B441]);&quot; &quot;;&quot;_&quot;);&quot; = Enemy(name = '&quot;;[.B441];&quot;', type = '&quot;;[.C441];&quot;', total = &quot;;[.D441];&quot;, hp = &quot;;[.E441];&quot;, attack = &quot;;[.F441];&quot;, defense = &quot;;[.G441];&quot;, spatk = &quot;;[.H441];&quot;, spdef = &quot;;[.I441];&quot;, speed = &quot;;[.J441]; &quot;)&quot;)" office:value-type="string" office:string-value="wynaut = Enemy(name = 'Wynaut', type = 'PSYCHIC', total = 260, hp = 95, attack = 23, defense = 48, spatk = 23, spdef = 48, speed = 23)" calcext:value-type="string">
            <text:p>wynaut = Enemy(name = 'Wynaut', type = 'PSYCHIC', total = 260, hp = 95, attack = 23, defense = 48, spatk = 23, spdef = 48, speed = 23)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 office:value-type="float" office:value="260" calcext:value-type="float">
            <text:p>26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BSTITUTE(LOWER([.B441]);&quot; &quot;;&quot;_&quot;)" office:value-type="string" office:string-value="wynaut" calcext:value-type="string">
            <text:p>wynaut</text:p>
          </table:table-cell>
        </table:table-row>
        <table:table-row table:style-name="ro1">
          <table:table-cell table:formula="of:=COM.MICROSOFT.CONCAT(SUBSTITUTE(LOWER([.B442]);&quot; &quot;;&quot;_&quot;);&quot; = Enemy(name = '&quot;;[.B442];&quot;', type = '&quot;;[.C442];&quot;', total = &quot;;[.D442];&quot;, hp = &quot;;[.E442];&quot;, attack = &quot;;[.F442];&quot;, defense = &quot;;[.G442];&quot;, spatk = &quot;;[.H442];&quot;, spdef = &quot;;[.I442];&quot;, speed = &quot;;[.J442]; &quot;)&quot;)" office:value-type="string" office:string-value="snorunt = Enemy(name = 'Snorunt', type = 'ICE', total = 300, hp = 50, attack = 50, defense = 50, spatk = 50, spdef = 50, speed = 50)" calcext:value-type="string">
            <text:p>snorunt = Enemy(name = 'Snorunt', type = 'ICE', total = 300, hp = 50, attack = 50, defense = 50, spatk = 50, spdef = 50, speed = 50)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50" calcext:value-type="float">
            <text:p>50</text:p>
          </table:table-cell>
          <table:table-cell/>
          <table:table-cell table:formula="of:=SUBSTITUTE(LOWER([.B442]);&quot; &quot;;&quot;_&quot;)" office:value-type="string" office:string-value="snorunt" calcext:value-type="string">
            <text:p>snorunt</text:p>
          </table:table-cell>
        </table:table-row>
        <table:table-row table:style-name="ro1">
          <table:table-cell table:formula="of:=COM.MICROSOFT.CONCAT(SUBSTITUTE(LOWER([.B443]);&quot; &quot;;&quot;_&quot;);&quot; = Enemy(name = '&quot;;[.B443];&quot;', type = '&quot;;[.C443];&quot;', total = &quot;;[.D443];&quot;, hp = &quot;;[.E443];&quot;, attack = &quot;;[.F443];&quot;, defense = &quot;;[.G443];&quot;, spatk = &quot;;[.H443];&quot;, spdef = &quot;;[.I443];&quot;, speed = &quot;;[.J443]; &quot;)&quot;)" office:value-type="string" office:string-value="glalie = Enemy(name = 'Glalie', type = 'ICE', total = 480, hp = 80, attack = 80, defense = 80, spatk = 80, spdef = 80, speed = 80)" calcext:value-type="string">
            <text:p>glalie = Enemy(name = 'Glalie', type = 'ICE', total = 480, hp = 80, attack = 80, defense = 80, spatk = 80, spdef = 80, speed = 80)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80" calcext:value-type="float">
            <text:p>80</text:p>
          </table:table-cell>
          <table:table-cell/>
          <table:table-cell table:formula="of:=SUBSTITUTE(LOWER([.B443]);&quot; &quot;;&quot;_&quot;)" office:value-type="string" office:string-value="glalie" calcext:value-type="string">
            <text:p>glalie</text:p>
          </table:table-cell>
        </table:table-row>
        <table:table-row table:style-name="ro1">
          <table:table-cell table:formula="of:=COM.MICROSOFT.CONCAT(SUBSTITUTE(LOWER([.B444]);&quot; &quot;;&quot;_&quot;);&quot; = Enemy(name = '&quot;;[.B444];&quot;', type = '&quot;;[.C444];&quot;', total = &quot;;[.D444];&quot;, hp = &quot;;[.E444];&quot;, attack = &quot;;[.F444];&quot;, defense = &quot;;[.G444];&quot;, spatk = &quot;;[.H444];&quot;, spdef = &quot;;[.I444];&quot;, speed = &quot;;[.J444]; &quot;)&quot;)" office:value-type="string" office:string-value="glalie_mega_glalie = Enemy(name = 'Glalie Mega Glalie', type = 'ICE', total = 580, hp = 80, attack = 120, defense = 80, spatk = 120, spdef = 80, speed = 100)" calcext:value-type="string">
            <text:p>glalie_mega_glalie = Enemy(name = 'Glalie Mega Glalie', type = 'ICE', total = 580, hp = 80, attack = 120, defense = 80, spatk = 120, spdef = 80, speed = 100)</text:p>
          </table:table-cell>
          <table:table-cell office:value-type="string" calcext:value-type="string">
            <text:p>Glalie Mega Glalie</text:p>
          </table:table-cell>
          <table:table-cell office:value-type="string" calcext:value-type="string">
            <text:p>ICE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444]);&quot; &quot;;&quot;_&quot;)" office:value-type="string" office:string-value="glalie_mega_glalie" calcext:value-type="string">
            <text:p>glalie_mega_glalie</text:p>
          </table:table-cell>
        </table:table-row>
        <table:table-row table:style-name="ro1">
          <table:table-cell table:formula="of:=COM.MICROSOFT.CONCAT(SUBSTITUTE(LOWER([.B445]);&quot; &quot;;&quot;_&quot;);&quot; = Enemy(name = '&quot;;[.B445];&quot;', type = '&quot;;[.C445];&quot;', total = &quot;;[.D445];&quot;, hp = &quot;;[.E445];&quot;, attack = &quot;;[.F445];&quot;, defense = &quot;;[.G445];&quot;, spatk = &quot;;[.H445];&quot;, spdef = &quot;;[.I445];&quot;, speed = &quot;;[.J445]; &quot;)&quot;)" office:value-type="string" office:string-value="spheal = Enemy(name = 'Spheal', type = 'ICE WATER', total = 290, hp = 70, attack = 40, defense = 50, spatk = 55, spdef = 50, speed = 25)" calcext:value-type="string">
            <text:p>spheal = Enemy(name = 'Spheal', type = 'ICE WATER', total = 290, hp = 70, attack = 40, defense = 50, spatk = 55, spdef = 50, speed = 25)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 WATER</text:p>
          </table:table-cell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445]);&quot; &quot;;&quot;_&quot;)" office:value-type="string" office:string-value="spheal" calcext:value-type="string">
            <text:p>spheal</text:p>
          </table:table-cell>
        </table:table-row>
        <table:table-row table:style-name="ro1">
          <table:table-cell table:formula="of:=COM.MICROSOFT.CONCAT(SUBSTITUTE(LOWER([.B446]);&quot; &quot;;&quot;_&quot;);&quot; = Enemy(name = '&quot;;[.B446];&quot;', type = '&quot;;[.C446];&quot;', total = &quot;;[.D446];&quot;, hp = &quot;;[.E446];&quot;, attack = &quot;;[.F446];&quot;, defense = &quot;;[.G446];&quot;, spatk = &quot;;[.H446];&quot;, spdef = &quot;;[.I446];&quot;, speed = &quot;;[.J446]; &quot;)&quot;)" office:value-type="string" office:string-value="sealeo = Enemy(name = 'Sealeo', type = 'ICE WATER', total = 410, hp = 90, attack = 60, defense = 70, spatk = 75, spdef = 70, speed = 45)" calcext:value-type="string">
            <text:p>sealeo = Enemy(name = 'Sealeo', type = 'ICE WATER', total = 410, hp = 90, attack = 60, defense = 70, spatk = 75, spdef = 70, speed = 45)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 WATER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446]);&quot; &quot;;&quot;_&quot;)" office:value-type="string" office:string-value="sealeo" calcext:value-type="string">
            <text:p>sealeo</text:p>
          </table:table-cell>
        </table:table-row>
        <table:table-row table:style-name="ro1">
          <table:table-cell table:formula="of:=COM.MICROSOFT.CONCAT(SUBSTITUTE(LOWER([.B447]);&quot; &quot;;&quot;_&quot;);&quot; = Enemy(name = '&quot;;[.B447];&quot;', type = '&quot;;[.C447];&quot;', total = &quot;;[.D447];&quot;, hp = &quot;;[.E447];&quot;, attack = &quot;;[.F447];&quot;, defense = &quot;;[.G447];&quot;, spatk = &quot;;[.H447];&quot;, spdef = &quot;;[.I447];&quot;, speed = &quot;;[.J447]; &quot;)&quot;)" office:value-type="string" office:string-value="walrein = Enemy(name = 'Walrein', type = 'ICE WATER', total = 530, hp = 110, attack = 80, defense = 90, spatk = 95, spdef = 90, speed = 65)" calcext:value-type="string">
            <text:p>walrein = Enemy(name = 'Walrein', type = 'ICE WATER', total = 530, hp = 110, attack = 80, defense = 90, spatk = 95, spdef = 90, speed = 65)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 WATER</text:p>
          </table:table-cell>
          <table:table-cell office:value-type="float" office:value="530" calcext:value-type="float">
            <text:p>53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47]);&quot; &quot;;&quot;_&quot;)" office:value-type="string" office:string-value="walrein" calcext:value-type="string">
            <text:p>walrein</text:p>
          </table:table-cell>
        </table:table-row>
        <table:table-row table:style-name="ro1">
          <table:table-cell table:formula="of:=COM.MICROSOFT.CONCAT(SUBSTITUTE(LOWER([.B448]);&quot; &quot;;&quot;_&quot;);&quot; = Enemy(name = '&quot;;[.B448];&quot;', type = '&quot;;[.C448];&quot;', total = &quot;;[.D448];&quot;, hp = &quot;;[.E448];&quot;, attack = &quot;;[.F448];&quot;, defense = &quot;;[.G448];&quot;, spatk = &quot;;[.H448];&quot;, spdef = &quot;;[.I448];&quot;, speed = &quot;;[.J448]; &quot;)&quot;)" office:value-type="string" office:string-value="clamperl = Enemy(name = 'Clamperl', type = 'WATER', total = 345, hp = 35, attack = 64, defense = 85, spatk = 74, spdef = 55, speed = 32)" calcext:value-type="string">
            <text:p>clamperl = Enemy(name = 'Clamperl', type = 'WATER', total = 345, hp = 35, attack = 64, defense = 85, spatk = 74, spdef = 55, speed = 32)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448]);&quot; &quot;;&quot;_&quot;)" office:value-type="string" office:string-value="clamperl" calcext:value-type="string">
            <text:p>clamperl</text:p>
          </table:table-cell>
        </table:table-row>
        <table:table-row table:style-name="ro1">
          <table:table-cell table:formula="of:=COM.MICROSOFT.CONCAT(SUBSTITUTE(LOWER([.B449]);&quot; &quot;;&quot;_&quot;);&quot; = Enemy(name = '&quot;;[.B449];&quot;', type = '&quot;;[.C449];&quot;', total = &quot;;[.D449];&quot;, hp = &quot;;[.E449];&quot;, attack = &quot;;[.F449];&quot;, defense = &quot;;[.G449];&quot;, spatk = &quot;;[.H449];&quot;, spdef = &quot;;[.I449];&quot;, speed = &quot;;[.J449]; &quot;)&quot;)" office:value-type="string" office:string-value="huntail = Enemy(name = 'Huntail', type = 'WATER', total = 485, hp = 55, attack = 104, defense = 105, spatk = 94, spdef = 75, speed = 52)" calcext:value-type="string">
            <text:p>huntail = Enemy(name = 'Huntail', type = 'WATER', total = 485, hp = 55, attack = 104, defense = 105, spatk = 94, spdef = 75, speed = 52)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BSTITUTE(LOWER([.B449]);&quot; &quot;;&quot;_&quot;)" office:value-type="string" office:string-value="huntail" calcext:value-type="string">
            <text:p>huntail</text:p>
          </table:table-cell>
        </table:table-row>
        <table:table-row table:style-name="ro1">
          <table:table-cell table:formula="of:=COM.MICROSOFT.CONCAT(SUBSTITUTE(LOWER([.B450]);&quot; &quot;;&quot;_&quot;);&quot; = Enemy(name = '&quot;;[.B450];&quot;', type = '&quot;;[.C450];&quot;', total = &quot;;[.D450];&quot;, hp = &quot;;[.E450];&quot;, attack = &quot;;[.F450];&quot;, defense = &quot;;[.G450];&quot;, spatk = &quot;;[.H450];&quot;, spdef = &quot;;[.I450];&quot;, speed = &quot;;[.J450]; &quot;)&quot;)" office:value-type="string" office:string-value="gorebyss = Enemy(name = 'Gorebyss', type = 'WATER', total = 485, hp = 55, attack = 84, defense = 105, spatk = 114, spdef = 75, speed = 52)" calcext:value-type="string">
            <text:p>gorebyss = Enemy(name = 'Gorebyss', type = 'WATER', total = 485, hp = 55, attack = 84, defense = 105, spatk = 114, spdef = 75, speed = 52)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BSTITUTE(LOWER([.B450]);&quot; &quot;;&quot;_&quot;)" office:value-type="string" office:string-value="gorebyss" calcext:value-type="string">
            <text:p>gorebyss</text:p>
          </table:table-cell>
        </table:table-row>
        <table:table-row table:style-name="ro1">
          <table:table-cell table:formula="of:=COM.MICROSOFT.CONCAT(SUBSTITUTE(LOWER([.B451]);&quot; &quot;;&quot;_&quot;);&quot; = Enemy(name = '&quot;;[.B451];&quot;', type = '&quot;;[.C451];&quot;', total = &quot;;[.D451];&quot;, hp = &quot;;[.E451];&quot;, attack = &quot;;[.F451];&quot;, defense = &quot;;[.G451];&quot;, spatk = &quot;;[.H451];&quot;, spdef = &quot;;[.I451];&quot;, speed = &quot;;[.J451]; &quot;)&quot;)" office:value-type="string" office:string-value="relicanth = Enemy(name = 'Relicanth', type = 'WATER ROCK', total = 485, hp = 100, attack = 90, defense = 130, spatk = 45, spdef = 65, speed = 55)" calcext:value-type="string">
            <text:p>relicanth = Enemy(name = 'Relicanth', type = 'WATER ROCK', total = 485, hp = 100, attack = 90, defense = 130, spatk = 45, spdef = 65, speed = 55)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 ROCK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451]);&quot; &quot;;&quot;_&quot;)" office:value-type="string" office:string-value="relicanth" calcext:value-type="string">
            <text:p>relicanth</text:p>
          </table:table-cell>
        </table:table-row>
        <table:table-row table:style-name="ro1">
          <table:table-cell table:formula="of:=COM.MICROSOFT.CONCAT(SUBSTITUTE(LOWER([.B452]);&quot; &quot;;&quot;_&quot;);&quot; = Enemy(name = '&quot;;[.B452];&quot;', type = '&quot;;[.C452];&quot;', total = &quot;;[.D452];&quot;, hp = &quot;;[.E452];&quot;, attack = &quot;;[.F452];&quot;, defense = &quot;;[.G452];&quot;, spatk = &quot;;[.H452];&quot;, spdef = &quot;;[.I452];&quot;, speed = &quot;;[.J452]; &quot;)&quot;)" office:value-type="string" office:string-value="luvdisc = Enemy(name = 'Luvdisc', type = 'WATER', total = 330, hp = 43, attack = 30, defense = 55, spatk = 40, spdef = 65, speed = 97)" calcext:value-type="string">
            <text:p>luvdisc = Enemy(name = 'Luvdisc', type = 'WATER', total = 330, hp = 43, attack = 30, defense = 55, spatk = 40, spdef = 65, speed = 97)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 office:value-type="float" office:value="330" calcext:value-type="float">
            <text:p>33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452]);&quot; &quot;;&quot;_&quot;)" office:value-type="string" office:string-value="luvdisc" calcext:value-type="string">
            <text:p>luvdisc</text:p>
          </table:table-cell>
        </table:table-row>
        <table:table-row table:style-name="ro1">
          <table:table-cell table:formula="of:=COM.MICROSOFT.CONCAT(SUBSTITUTE(LOWER([.B453]);&quot; &quot;;&quot;_&quot;);&quot; = Enemy(name = '&quot;;[.B453];&quot;', type = '&quot;;[.C453];&quot;', total = &quot;;[.D453];&quot;, hp = &quot;;[.E453];&quot;, attack = &quot;;[.F453];&quot;, defense = &quot;;[.G453];&quot;, spatk = &quot;;[.H453];&quot;, spdef = &quot;;[.I453];&quot;, speed = &quot;;[.J453]; &quot;)&quot;)" office:value-type="string" office:string-value="bagon = Enemy(name = 'Bagon', type = 'DRAGON', total = 300, hp = 45, attack = 75, defense = 60, spatk = 40, spdef = 30, speed = 50)" calcext:value-type="string">
            <text:p>bagon = Enemy(name = 'Bagon', type = 'DRAGON', total = 300, hp = 45, attack = 75, defense = 60, spatk = 40, spdef = 30, speed = 50)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53]);&quot; &quot;;&quot;_&quot;)" office:value-type="string" office:string-value="bagon" calcext:value-type="string">
            <text:p>bagon</text:p>
          </table:table-cell>
        </table:table-row>
        <table:table-row table:style-name="ro1">
          <table:table-cell table:formula="of:=COM.MICROSOFT.CONCAT(SUBSTITUTE(LOWER([.B454]);&quot; &quot;;&quot;_&quot;);&quot; = Enemy(name = '&quot;;[.B454];&quot;', type = '&quot;;[.C454];&quot;', total = &quot;;[.D454];&quot;, hp = &quot;;[.E454];&quot;, attack = &quot;;[.F454];&quot;, defense = &quot;;[.G454];&quot;, spatk = &quot;;[.H454];&quot;, spdef = &quot;;[.I454];&quot;, speed = &quot;;[.J454]; &quot;)&quot;)" office:value-type="string" office:string-value="shelgon = Enemy(name = 'Shelgon', type = 'DRAGON', total = 420, hp = 65, attack = 95, defense = 100, spatk = 60, spdef = 50, speed = 50)" calcext:value-type="string">
            <text:p>shelgon = Enemy(name = 'Shelgon', type = 'DRAGON', total = 420, hp = 65, attack = 95, defense = 100, spatk = 60, spdef = 50, speed = 50)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SUBSTITUTE(LOWER([.B454]);&quot; &quot;;&quot;_&quot;)" office:value-type="string" office:string-value="shelgon" calcext:value-type="string">
            <text:p>shelgon</text:p>
          </table:table-cell>
        </table:table-row>
        <table:table-row table:style-name="ro1">
          <table:table-cell table:formula="of:=COM.MICROSOFT.CONCAT(SUBSTITUTE(LOWER([.B455]);&quot; &quot;;&quot;_&quot;);&quot; = Enemy(name = '&quot;;[.B455];&quot;', type = '&quot;;[.C455];&quot;', total = &quot;;[.D455];&quot;, hp = &quot;;[.E455];&quot;, attack = &quot;;[.F455];&quot;, defense = &quot;;[.G455];&quot;, spatk = &quot;;[.H455];&quot;, spdef = &quot;;[.I455];&quot;, speed = &quot;;[.J455]; &quot;)&quot;)" office:value-type="string" office:string-value="salamence = Enemy(name = 'Salamence', type = 'DRAGON FLYING', total = 600, hp = 95, attack = 135, defense = 80, spatk = 110, spdef = 80, speed = 100)" calcext:value-type="string">
            <text:p>salamence = Enemy(name = 'Salamence', type = 'DRAGON FLYING', total = 600, hp = 95, attack = 135, defense = 80, spatk = 110, spdef = 80, speed = 100)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 FLYING</text:p>
          </table:table-cell>
          <table:table-cell office:value-type="float" office:value="600" calcext:value-type="float">
            <text:p>60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455]);&quot; &quot;;&quot;_&quot;)" office:value-type="string" office:string-value="salamence" calcext:value-type="string">
            <text:p>salamence</text:p>
          </table:table-cell>
        </table:table-row>
        <table:table-row table:style-name="ro1">
          <table:table-cell table:formula="of:=COM.MICROSOFT.CONCAT(SUBSTITUTE(LOWER([.B456]);&quot; &quot;;&quot;_&quot;);&quot; = Enemy(name = '&quot;;[.B456];&quot;', type = '&quot;;[.C456];&quot;', total = &quot;;[.D456];&quot;, hp = &quot;;[.E456];&quot;, attack = &quot;;[.F456];&quot;, defense = &quot;;[.G456];&quot;, spatk = &quot;;[.H456];&quot;, spdef = &quot;;[.I456];&quot;, speed = &quot;;[.J456]; &quot;)&quot;)" office:value-type="string" office:string-value="salamence_mega_salamence = Enemy(name = 'Salamence Mega Salamence', type = 'DRAGON FLYING', total = 700, hp = 95, attack = 145, defense = 130, spatk = 120, spdef = 90, speed = 120)" calcext:value-type="string">
            <text:p>salamence_mega_salamence = Enemy(name = 'Salamence Mega Salamence', type = 'DRAGON FLYING', total = 700, hp = 95, attack = 145, defense = 130, spatk = 120, spdef = 90, speed = 120)</text:p>
          </table:table-cell>
          <table:table-cell office:value-type="string" calcext:value-type="string">
            <text:p>Salamence Mega Salamence</text:p>
          </table:table-cell>
          <table:table-cell office:value-type="string" calcext:value-type="string">
            <text:p>DRAGON FLYING</text:p>
          </table:table-cell>
          <table:table-cell office:value-type="float" office:value="700" calcext:value-type="float">
            <text:p>700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456]);&quot; &quot;;&quot;_&quot;)" office:value-type="string" office:string-value="salamence_mega_salamence" calcext:value-type="string">
            <text:p>salamence_mega_salamence</text:p>
          </table:table-cell>
        </table:table-row>
        <table:table-row table:style-name="ro1">
          <table:table-cell table:formula="of:=COM.MICROSOFT.CONCAT(SUBSTITUTE(LOWER([.B457]);&quot; &quot;;&quot;_&quot;);&quot; = Enemy(name = '&quot;;[.B457];&quot;', type = '&quot;;[.C457];&quot;', total = &quot;;[.D457];&quot;, hp = &quot;;[.E457];&quot;, attack = &quot;;[.F457];&quot;, defense = &quot;;[.G457];&quot;, spatk = &quot;;[.H457];&quot;, spdef = &quot;;[.I457];&quot;, speed = &quot;;[.J457]; &quot;)&quot;)" office:value-type="string" office:string-value="beldum = Enemy(name = 'Beldum', type = 'STEEL PSYCHIC', total = 300, hp = 40, attack = 55, defense = 80, spatk = 35, spdef = 60, speed = 30)" calcext:value-type="string">
            <text:p>beldum = Enemy(name = 'Beldum', type = 'STEEL PSYCHIC', total = 300, hp = 40, attack = 55, defense = 80, spatk = 35, spdef = 60, speed = 30)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 PSYCHIC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457]);&quot; &quot;;&quot;_&quot;)" office:value-type="string" office:string-value="beldum" calcext:value-type="string">
            <text:p>beldum</text:p>
          </table:table-cell>
        </table:table-row>
        <table:table-row table:style-name="ro1">
          <table:table-cell table:formula="of:=COM.MICROSOFT.CONCAT(SUBSTITUTE(LOWER([.B458]);&quot; &quot;;&quot;_&quot;);&quot; = Enemy(name = '&quot;;[.B458];&quot;', type = '&quot;;[.C458];&quot;', total = &quot;;[.D458];&quot;, hp = &quot;;[.E458];&quot;, attack = &quot;;[.F458];&quot;, defense = &quot;;[.G458];&quot;, spatk = &quot;;[.H458];&quot;, spdef = &quot;;[.I458];&quot;, speed = &quot;;[.J458]; &quot;)&quot;)" office:value-type="string" office:string-value="metang = Enemy(name = 'Metang', type = 'STEEL PSYCHIC', total = 420, hp = 60, attack = 75, defense = 100, spatk = 55, spdef = 80, speed = 50)" calcext:value-type="string">
            <text:p>metang = Enemy(name = 'Metang', type = 'STEEL PSYCHIC', total = 420, hp = 60, attack = 75, defense = 100, spatk = 55, spdef = 80, speed = 50)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 PSYCHIC</text:p>
          </table:table-cell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58]);&quot; &quot;;&quot;_&quot;)" office:value-type="string" office:string-value="metang" calcext:value-type="string">
            <text:p>metang</text:p>
          </table:table-cell>
        </table:table-row>
        <table:table-row table:style-name="ro1">
          <table:table-cell table:formula="of:=COM.MICROSOFT.CONCAT(SUBSTITUTE(LOWER([.B459]);&quot; &quot;;&quot;_&quot;);&quot; = Enemy(name = '&quot;;[.B459];&quot;', type = '&quot;;[.C459];&quot;', total = &quot;;[.D459];&quot;, hp = &quot;;[.E459];&quot;, attack = &quot;;[.F459];&quot;, defense = &quot;;[.G459];&quot;, spatk = &quot;;[.H459];&quot;, spdef = &quot;;[.I459];&quot;, speed = &quot;;[.J459]; &quot;)&quot;)" office:value-type="string" office:string-value="metagross = Enemy(name = 'Metagross', type = 'STEEL PSYCHIC', total = 600, hp = 80, attack = 135, defense = 130, spatk = 95, spdef = 90, speed = 70)" calcext:value-type="string">
            <text:p>metagross = Enemy(name = 'Metagross', type = 'STEEL PSYCHIC', total = 600, hp = 80, attack = 135, defense = 130, spatk = 95, spdef = 90, speed = 70)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 PSYCHIC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459]);&quot; &quot;;&quot;_&quot;)" office:value-type="string" office:string-value="metagross" calcext:value-type="string">
            <text:p>metagross</text:p>
          </table:table-cell>
        </table:table-row>
        <table:table-row table:style-name="ro1">
          <table:table-cell table:formula="of:=COM.MICROSOFT.CONCAT(SUBSTITUTE(LOWER([.B460]);&quot; &quot;;&quot;_&quot;);&quot; = Enemy(name = '&quot;;[.B460];&quot;', type = '&quot;;[.C460];&quot;', total = &quot;;[.D460];&quot;, hp = &quot;;[.E460];&quot;, attack = &quot;;[.F460];&quot;, defense = &quot;;[.G460];&quot;, spatk = &quot;;[.H460];&quot;, spdef = &quot;;[.I460];&quot;, speed = &quot;;[.J460]; &quot;)&quot;)" office:value-type="string" office:string-value="metagross_mega_metagross = Enemy(name = 'Metagross Mega Metagross', type = 'STEEL PSYCHIC', total = 700, hp = 80, attack = 145, defense = 150, spatk = 105, spdef = 110, speed = 110)" calcext:value-type="string">
            <text:p>metagross_mega_metagross = Enemy(name = 'Metagross Mega Metagross', type = 'STEEL PSYCHIC', total = 700, hp = 80, attack = 145, defense = 150, spatk = 105, spdef = 110, speed = 110)</text:p>
          </table:table-cell>
          <table:table-cell office:value-type="string" calcext:value-type="string">
            <text:p>Metagross Mega Metagross</text:p>
          </table:table-cell>
          <table:table-cell office:value-type="string" calcext:value-type="string">
            <text:p>STEEL PSYCHIC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SUBSTITUTE(LOWER([.B460]);&quot; &quot;;&quot;_&quot;)" office:value-type="string" office:string-value="metagross_mega_metagross" calcext:value-type="string">
            <text:p>metagross_mega_metagross</text:p>
          </table:table-cell>
        </table:table-row>
        <table:table-row table:style-name="ro1">
          <table:table-cell table:formula="of:=COM.MICROSOFT.CONCAT(SUBSTITUTE(LOWER([.B461]);&quot; &quot;;&quot;_&quot;);&quot; = Enemy(name = '&quot;;[.B461];&quot;', type = '&quot;;[.C461];&quot;', total = &quot;;[.D461];&quot;, hp = &quot;;[.E461];&quot;, attack = &quot;;[.F461];&quot;, defense = &quot;;[.G461];&quot;, spatk = &quot;;[.H461];&quot;, spdef = &quot;;[.I461];&quot;, speed = &quot;;[.J461]; &quot;)&quot;)" office:value-type="string" office:string-value="regirock = Enemy(name = 'Regirock', type = 'ROCK', total = 580, hp = 80, attack = 100, defense = 200, spatk = 50, spdef = 100, speed = 50)" calcext:value-type="string">
            <text:p>regirock = Enemy(name = 'Regirock', type = 'ROCK', total = 580, hp = 80, attack = 100, defense = 200, spatk = 50, spdef = 100, speed = 50)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OCK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61]);&quot; &quot;;&quot;_&quot;)" office:value-type="string" office:string-value="regirock" calcext:value-type="string">
            <text:p>regirock</text:p>
          </table:table-cell>
        </table:table-row>
        <table:table-row table:style-name="ro1">
          <table:table-cell table:formula="of:=COM.MICROSOFT.CONCAT(SUBSTITUTE(LOWER([.B462]);&quot; &quot;;&quot;_&quot;);&quot; = Enemy(name = '&quot;;[.B462];&quot;', type = '&quot;;[.C462];&quot;', total = &quot;;[.D462];&quot;, hp = &quot;;[.E462];&quot;, attack = &quot;;[.F462];&quot;, defense = &quot;;[.G462];&quot;, spatk = &quot;;[.H462];&quot;, spdef = &quot;;[.I462];&quot;, speed = &quot;;[.J462]; &quot;)&quot;)" office:value-type="string" office:string-value="regice = Enemy(name = 'Regice', type = 'ICE', total = 580, hp = 80, attack = 50, defense = 100, spatk = 100, spdef = 200, speed = 50)" calcext:value-type="string">
            <text:p>regice = Enemy(name = 'Regice', type = 'ICE', total = 580, hp = 80, attack = 50, defense = 100, spatk = 100, spdef = 200, speed = 50)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ICE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62]);&quot; &quot;;&quot;_&quot;)" office:value-type="string" office:string-value="regice" calcext:value-type="string">
            <text:p>regice</text:p>
          </table:table-cell>
        </table:table-row>
        <table:table-row table:style-name="ro1">
          <table:table-cell table:formula="of:=COM.MICROSOFT.CONCAT(SUBSTITUTE(LOWER([.B463]);&quot; &quot;;&quot;_&quot;);&quot; = Enemy(name = '&quot;;[.B463];&quot;', type = '&quot;;[.C463];&quot;', total = &quot;;[.D463];&quot;, hp = &quot;;[.E463];&quot;, attack = &quot;;[.F463];&quot;, defense = &quot;;[.G463];&quot;, spatk = &quot;;[.H463];&quot;, spdef = &quot;;[.I463];&quot;, speed = &quot;;[.J463]; &quot;)&quot;)" office:value-type="string" office:string-value="registeel = Enemy(name = 'Registeel', type = 'STEEL', total = 580, hp = 80, attack = 75, defense = 150, spatk = 75, spdef = 150, speed = 50)" calcext:value-type="string">
            <text:p>registeel = Enemy(name = 'Registeel', type = 'STEEL', total = 580, hp = 80, attack = 75, defense = 150, spatk = 75, spdef = 150, speed = 50)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STEEL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63]);&quot; &quot;;&quot;_&quot;)" office:value-type="string" office:string-value="registeel" calcext:value-type="string">
            <text:p>registeel</text:p>
          </table:table-cell>
        </table:table-row>
        <table:table-row table:style-name="ro1">
          <table:table-cell table:formula="of:=COM.MICROSOFT.CONCAT(SUBSTITUTE(LOWER([.B464]);&quot; &quot;;&quot;_&quot;);&quot; = Enemy(name = '&quot;;[.B464];&quot;', type = '&quot;;[.C464];&quot;', total = &quot;;[.D464];&quot;, hp = &quot;;[.E464];&quot;, attack = &quot;;[.F464];&quot;, defense = &quot;;[.G464];&quot;, spatk = &quot;;[.H464];&quot;, spdef = &quot;;[.I464];&quot;, speed = &quot;;[.J464]; &quot;)&quot;)" office:value-type="string" office:string-value="latias = Enemy(name = 'Latias', type = 'DRAGON PSYCHIC', total = 600, hp = 80, attack = 80, defense = 90, spatk = 110, spdef = 130, speed = 110)" calcext:value-type="string">
            <text:p>latias = Enemy(name = 'Latias', type = 'DRAGON PSYCHIC', total = 600, hp = 80, attack = 80, defense = 90, spatk = 110, spdef = 130, speed = 110)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 PSYCHIC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464]);&quot; &quot;;&quot;_&quot;)" office:value-type="string" office:string-value="latias" calcext:value-type="string">
            <text:p>latias</text:p>
          </table:table-cell>
        </table:table-row>
        <table:table-row table:style-name="ro1">
          <table:table-cell table:formula="of:=COM.MICROSOFT.CONCAT(SUBSTITUTE(LOWER([.B465]);&quot; &quot;;&quot;_&quot;);&quot; = Enemy(name = '&quot;;[.B465];&quot;', type = '&quot;;[.C465];&quot;', total = &quot;;[.D465];&quot;, hp = &quot;;[.E465];&quot;, attack = &quot;;[.F465];&quot;, defense = &quot;;[.G465];&quot;, spatk = &quot;;[.H465];&quot;, spdef = &quot;;[.I465];&quot;, speed = &quot;;[.J465]; &quot;)&quot;)" office:value-type="string" office:string-value="latias_mega_latias = Enemy(name = 'Latias Mega Latias', type = 'DRAGON PSYCHIC', total = 700, hp = 80, attack = 100, defense = 120, spatk = 140, spdef = 150, speed = 110)" calcext:value-type="string">
            <text:p>latias_mega_latias = Enemy(name = 'Latias Mega Latias', type = 'DRAGON PSYCHIC', total = 700, hp = 80, attack = 100, defense = 120, spatk = 140, spdef = 150, speed = 110)</text:p>
          </table:table-cell>
          <table:table-cell office:value-type="string" calcext:value-type="string">
            <text:p>Latias Mega Latias</text:p>
          </table:table-cell>
          <table:table-cell office:value-type="string" calcext:value-type="string">
            <text:p>DRAGON PSYCHIC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465]);&quot; &quot;;&quot;_&quot;)" office:value-type="string" office:string-value="latias_mega_latias" calcext:value-type="string">
            <text:p>latias_mega_latias</text:p>
          </table:table-cell>
        </table:table-row>
        <table:table-row table:style-name="ro1">
          <table:table-cell table:formula="of:=COM.MICROSOFT.CONCAT(SUBSTITUTE(LOWER([.B466]);&quot; &quot;;&quot;_&quot;);&quot; = Enemy(name = '&quot;;[.B466];&quot;', type = '&quot;;[.C466];&quot;', total = &quot;;[.D466];&quot;, hp = &quot;;[.E466];&quot;, attack = &quot;;[.F466];&quot;, defense = &quot;;[.G466];&quot;, spatk = &quot;;[.H466];&quot;, spdef = &quot;;[.I466];&quot;, speed = &quot;;[.J466]; &quot;)&quot;)" office:value-type="string" office:string-value="latios = Enemy(name = 'Latios', type = 'DRAGON PSYCHIC', total = 600, hp = 80, attack = 90, defense = 80, spatk = 130, spdef = 110, speed = 110)" calcext:value-type="string">
            <text:p>latios = Enemy(name = 'Latios', type = 'DRAGON PSYCHIC', total = 600, hp = 80, attack = 90, defense = 80, spatk = 130, spdef = 110, speed = 110)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 PSYCHIC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SUBSTITUTE(LOWER([.B466]);&quot; &quot;;&quot;_&quot;)" office:value-type="string" office:string-value="latios" calcext:value-type="string">
            <text:p>latios</text:p>
          </table:table-cell>
        </table:table-row>
        <table:table-row table:style-name="ro1">
          <table:table-cell table:formula="of:=COM.MICROSOFT.CONCAT(SUBSTITUTE(LOWER([.B467]);&quot; &quot;;&quot;_&quot;);&quot; = Enemy(name = '&quot;;[.B467];&quot;', type = '&quot;;[.C467];&quot;', total = &quot;;[.D467];&quot;, hp = &quot;;[.E467];&quot;, attack = &quot;;[.F467];&quot;, defense = &quot;;[.G467];&quot;, spatk = &quot;;[.H467];&quot;, spdef = &quot;;[.I467];&quot;, speed = &quot;;[.J467]; &quot;)&quot;)" office:value-type="string" office:string-value="latios_mega_latios = Enemy(name = 'Latios Mega Latios', type = 'DRAGON PSYCHIC', total = 700, hp = 80, attack = 130, defense = 100, spatk = 160, spdef = 120, speed = 110)" calcext:value-type="string">
            <text:p>latios_mega_latios = Enemy(name = 'Latios Mega Latios', type = 'DRAGON PSYCHIC', total = 700, hp = 80, attack = 130, defense = 100, spatk = 160, spdef = 120, speed = 110)</text:p>
          </table:table-cell>
          <table:table-cell office:value-type="string" calcext:value-type="string">
            <text:p>Latios Mega Latios</text:p>
          </table:table-cell>
          <table:table-cell office:value-type="string" calcext:value-type="string">
            <text:p>DRAGON PSYCHIC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467]);&quot; &quot;;&quot;_&quot;)" office:value-type="string" office:string-value="latios_mega_latios" calcext:value-type="string">
            <text:p>latios_mega_latios</text:p>
          </table:table-cell>
        </table:table-row>
        <table:table-row table:style-name="ro1">
          <table:table-cell table:formula="of:=COM.MICROSOFT.CONCAT(SUBSTITUTE(LOWER([.B468]);&quot; &quot;;&quot;_&quot;);&quot; = Enemy(name = '&quot;;[.B468];&quot;', type = '&quot;;[.C468];&quot;', total = &quot;;[.D468];&quot;, hp = &quot;;[.E468];&quot;, attack = &quot;;[.F468];&quot;, defense = &quot;;[.G468];&quot;, spatk = &quot;;[.H468];&quot;, spdef = &quot;;[.I468];&quot;, speed = &quot;;[.J468]; &quot;)&quot;)" office:value-type="string" office:string-value="kyogre = Enemy(name = 'Kyogre', type = 'WATER', total = 670, hp = 100, attack = 100, defense = 90, spatk = 150, spdef = 140, speed = 90)" calcext:value-type="string">
            <text:p>kyogre = Enemy(name = 'Kyogre', type = 'WATER', total = 670, hp = 100, attack = 100, defense = 90, spatk = 150, spdef = 140, speed = 90)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WATER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468]);&quot; &quot;;&quot;_&quot;)" office:value-type="string" office:string-value="kyogre" calcext:value-type="string">
            <text:p>kyogre</text:p>
          </table:table-cell>
        </table:table-row>
        <table:table-row table:style-name="ro1">
          <table:table-cell table:formula="of:=COM.MICROSOFT.CONCAT(SUBSTITUTE(LOWER([.B469]);&quot; &quot;;&quot;_&quot;);&quot; = Enemy(name = '&quot;;[.B469];&quot;', type = '&quot;;[.C469];&quot;', total = &quot;;[.D469];&quot;, hp = &quot;;[.E469];&quot;, attack = &quot;;[.F469];&quot;, defense = &quot;;[.G469];&quot;, spatk = &quot;;[.H469];&quot;, spdef = &quot;;[.I469];&quot;, speed = &quot;;[.J469]; &quot;)&quot;)" office:value-type="string" office:string-value="kyogre_primal_kyogre = Enemy(name = 'Kyogre Primal Kyogre', type = 'WATER', total = 770, hp = 100, attack = 150, defense = 90, spatk = 180, spdef = 160, speed = 90)" calcext:value-type="string">
            <text:p>kyogre_primal_kyogre = Enemy(name = 'Kyogre Primal Kyogre', type = 'WATER', total = 770, hp = 100, attack = 150, defense = 90, spatk = 180, spdef = 160, speed = 90)</text:p>
          </table:table-cell>
          <table:table-cell office:value-type="string" calcext:value-type="string">
            <text:p>Kyogre Primal Kyogre</text:p>
          </table:table-cell>
          <table:table-cell office:value-type="string" calcext:value-type="string">
            <text:p>WATER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469]);&quot; &quot;;&quot;_&quot;)" office:value-type="string" office:string-value="kyogre_primal_kyogre" calcext:value-type="string">
            <text:p>kyogre_primal_kyogre</text:p>
          </table:table-cell>
        </table:table-row>
        <table:table-row table:style-name="ro1">
          <table:table-cell table:formula="of:=COM.MICROSOFT.CONCAT(SUBSTITUTE(LOWER([.B470]);&quot; &quot;;&quot;_&quot;);&quot; = Enemy(name = '&quot;;[.B470];&quot;', type = '&quot;;[.C470];&quot;', total = &quot;;[.D470];&quot;, hp = &quot;;[.E470];&quot;, attack = &quot;;[.F470];&quot;, defense = &quot;;[.G470];&quot;, spatk = &quot;;[.H470];&quot;, spdef = &quot;;[.I470];&quot;, speed = &quot;;[.J470]; &quot;)&quot;)" office:value-type="string" office:string-value="groudon = Enemy(name = 'Groudon', type = 'GROUND', total = 670, hp = 100, attack = 150, defense = 140, spatk = 100, spdef = 90, speed = 90)" calcext:value-type="string">
            <text:p>groudon = Enemy(name = 'Groudon', type = 'GROUND', total = 670, hp = 100, attack = 150, defense = 140, spatk = 100, spdef = 90, speed = 90)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ND</text:p>
          </table:table-cell>
          <table:table-cell office:value-type="float" office:value="670" calcext:value-type="float">
            <text:p>6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formula="of:=SUBSTITUTE(LOWER([.B470]);&quot; &quot;;&quot;_&quot;)" office:value-type="string" office:string-value="groudon" calcext:value-type="string">
            <text:p>groudon</text:p>
          </table:table-cell>
        </table:table-row>
        <table:table-row table:style-name="ro1">
          <table:table-cell table:formula="of:=COM.MICROSOFT.CONCAT(SUBSTITUTE(LOWER([.B471]);&quot; &quot;;&quot;_&quot;);&quot; = Enemy(name = '&quot;;[.B471];&quot;', type = '&quot;;[.C471];&quot;', total = &quot;;[.D471];&quot;, hp = &quot;;[.E471];&quot;, attack = &quot;;[.F471];&quot;, defense = &quot;;[.G471];&quot;, spatk = &quot;;[.H471];&quot;, spdef = &quot;;[.I471];&quot;, speed = &quot;;[.J471]; &quot;)&quot;)" office:value-type="string" office:string-value="groudon_primal_groudon = Enemy(name = 'Groudon Primal Groudon', type = 'GROUND FIRE', total = 770, hp = 100, attack = 180, defense = 160, spatk = 150, spdef = 90, speed = 90)" calcext:value-type="string">
            <text:p>groudon_primal_groudon = Enemy(name = 'Groudon Primal Groudon', type = 'GROUND FIRE', total = 770, hp = 100, attack = 180, defense = 160, spatk = 150, spdef = 90, speed = 90)</text:p>
          </table:table-cell>
          <table:table-cell office:value-type="string" calcext:value-type="string">
            <text:p>Groudon Primal Groudon</text:p>
          </table:table-cell>
          <table:table-cell office:value-type="string" calcext:value-type="string">
            <text:p>GROUND FIRE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table:formula="of:=SUBSTITUTE(LOWER([.B471]);&quot; &quot;;&quot;_&quot;)" office:value-type="string" office:string-value="groudon_primal_groudon" calcext:value-type="string">
            <text:p>groudon_primal_groudon</text:p>
          </table:table-cell>
        </table:table-row>
        <table:table-row table:style-name="ro1">
          <table:table-cell table:formula="of:=COM.MICROSOFT.CONCAT(SUBSTITUTE(LOWER([.B472]);&quot; &quot;;&quot;_&quot;);&quot; = Enemy(name = '&quot;;[.B472];&quot;', type = '&quot;;[.C472];&quot;', total = &quot;;[.D472];&quot;, hp = &quot;;[.E472];&quot;, attack = &quot;;[.F472];&quot;, defense = &quot;;[.G472];&quot;, spatk = &quot;;[.H472];&quot;, spdef = &quot;;[.I472];&quot;, speed = &quot;;[.J472]; &quot;)&quot;)" office:value-type="string" office:string-value="rayquaza = Enemy(name = 'Rayquaza', type = 'DRAGON FLYING', total = 680, hp = 105, attack = 150, defense = 90, spatk = 150, spdef = 90, speed = 95)" calcext:value-type="string">
            <text:p>rayquaza = Enemy(name = 'Rayquaza', type = 'DRAGON FLYING', total = 680, hp = 105, attack = 150, defense = 90, spatk = 150, spdef = 90, speed = 95)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 FLYING</text:p>
          </table:table-cell>
          <table:table-cell office:value-type="float" office:value="680" calcext:value-type="float">
            <text:p>68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472]);&quot; &quot;;&quot;_&quot;)" office:value-type="string" office:string-value="rayquaza" calcext:value-type="string">
            <text:p>rayquaza</text:p>
          </table:table-cell>
        </table:table-row>
        <table:table-row table:style-name="ro1">
          <table:table-cell table:formula="of:=COM.MICROSOFT.CONCAT(SUBSTITUTE(LOWER([.B473]);&quot; &quot;;&quot;_&quot;);&quot; = Enemy(name = '&quot;;[.B473];&quot;', type = '&quot;;[.C473];&quot;', total = &quot;;[.D473];&quot;, hp = &quot;;[.E473];&quot;, attack = &quot;;[.F473];&quot;, defense = &quot;;[.G473];&quot;, spatk = &quot;;[.H473];&quot;, spdef = &quot;;[.I473];&quot;, speed = &quot;;[.J473]; &quot;)&quot;)" office:value-type="string" office:string-value="rayquaza_mega_rayquaza = Enemy(name = 'Rayquaza Mega Rayquaza', type = 'DRAGON FLYING', total = 780, hp = 105, attack = 180, defense = 100, spatk = 180, spdef = 100, speed = 115)" calcext:value-type="string">
            <text:p>rayquaza_mega_rayquaza = Enemy(name = 'Rayquaza Mega Rayquaza', type = 'DRAGON FLYING', total = 780, hp = 105, attack = 180, defense = 100, spatk = 180, spdef = 100, speed = 115)</text:p>
          </table:table-cell>
          <table:table-cell office:value-type="string" calcext:value-type="string">
            <text:p>Rayquaza Mega Rayquaza</text:p>
          </table:table-cell>
          <table:table-cell office:value-type="string" calcext:value-type="string">
            <text:p>DRAGON FLYING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473]);&quot; &quot;;&quot;_&quot;)" office:value-type="string" office:string-value="rayquaza_mega_rayquaza" calcext:value-type="string">
            <text:p>rayquaza_mega_rayquaza</text:p>
          </table:table-cell>
        </table:table-row>
        <table:table-row table:style-name="ro1">
          <table:table-cell table:formula="of:=COM.MICROSOFT.CONCAT(SUBSTITUTE(LOWER([.B474]);&quot; &quot;;&quot;_&quot;);&quot; = Enemy(name = '&quot;;[.B474];&quot;', type = '&quot;;[.C474];&quot;', total = &quot;;[.D474];&quot;, hp = &quot;;[.E474];&quot;, attack = &quot;;[.F474];&quot;, defense = &quot;;[.G474];&quot;, spatk = &quot;;[.H474];&quot;, spdef = &quot;;[.I474];&quot;, speed = &quot;;[.J474]; &quot;)&quot;)" office:value-type="string" office:string-value="jirachi = Enemy(name = 'Jirachi', type = 'STEEL PSYCHIC', total = 600, hp = 100, attack = 100, defense = 100, spatk = 100, spdef = 100, speed = 100)" calcext:value-type="string">
            <text:p>jirachi = Enemy(name = 'Jirachi', type = 'STEEL PSYCHIC', total = 600, hp = 100, attack = 100, defense = 100, spatk = 100, spdef = 100, speed = 100)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TEEL PSYCHIC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474]);&quot; &quot;;&quot;_&quot;)" office:value-type="string" office:string-value="jirachi" calcext:value-type="string">
            <text:p>jirachi</text:p>
          </table:table-cell>
        </table:table-row>
        <table:table-row table:style-name="ro1">
          <table:table-cell table:formula="of:=COM.MICROSOFT.CONCAT(SUBSTITUTE(LOWER([.B475]);&quot; &quot;;&quot;_&quot;);&quot; = Enemy(name = '&quot;;[.B475];&quot;', type = '&quot;;[.C475];&quot;', total = &quot;;[.D475];&quot;, hp = &quot;;[.E475];&quot;, attack = &quot;;[.F475];&quot;, defense = &quot;;[.G475];&quot;, spatk = &quot;;[.H475];&quot;, spdef = &quot;;[.I475];&quot;, speed = &quot;;[.J475]; &quot;)&quot;)" office:value-type="string" office:string-value="deoxys_normal_forme = Enemy(name = 'Deoxys Normal Forme', type = 'PSYCHIC', total = 600, hp = 50, attack = 150, defense = 50, spatk = 150, spdef = 50, speed = 150)" calcext:value-type="string">
            <text:p>deoxys_normal_forme = Enemy(name = 'Deoxys Normal Forme', type = 'PSYCHIC', total = 600, hp = 50, attack = 150, defense = 50, spatk = 150, spdef = 50, speed = 150)</text:p>
          </table:table-cell>
          <table:table-cell office:value-type="string" calcext:value-type="string">
            <text:p>Deoxys Normal Forme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475]);&quot; &quot;;&quot;_&quot;)" office:value-type="string" office:string-value="deoxys_normal_forme" calcext:value-type="string">
            <text:p>deoxys_normal_forme</text:p>
          </table:table-cell>
        </table:table-row>
        <table:table-row table:style-name="ro1">
          <table:table-cell table:formula="of:=COM.MICROSOFT.CONCAT(SUBSTITUTE(LOWER([.B476]);&quot; &quot;;&quot;_&quot;);&quot; = Enemy(name = '&quot;;[.B476];&quot;', type = '&quot;;[.C476];&quot;', total = &quot;;[.D476];&quot;, hp = &quot;;[.E476];&quot;, attack = &quot;;[.F476];&quot;, defense = &quot;;[.G476];&quot;, spatk = &quot;;[.H476];&quot;, spdef = &quot;;[.I476];&quot;, speed = &quot;;[.J476]; &quot;)&quot;)" office:value-type="string" office:string-value="deoxys_attack_forme = Enemy(name = 'Deoxys Attack Forme', type = 'PSYCHIC', total = 600, hp = 50, attack = 180, defense = 20, spatk = 180, spdef = 20, speed = 150)" calcext:value-type="string">
            <text:p>deoxys_attack_forme = Enemy(name = 'Deoxys Attack Forme', type = 'PSYCHIC', total = 600, hp = 50, attack = 180, defense = 20, spatk = 180, spdef = 20, speed = 150)</text:p>
          </table:table-cell>
          <table:table-cell office:value-type="string" calcext:value-type="string">
            <text:p>Deoxys Attack Forme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476]);&quot; &quot;;&quot;_&quot;)" office:value-type="string" office:string-value="deoxys_attack_forme" calcext:value-type="string">
            <text:p>deoxys_attack_forme</text:p>
          </table:table-cell>
        </table:table-row>
        <table:table-row table:style-name="ro1">
          <table:table-cell table:formula="of:=COM.MICROSOFT.CONCAT(SUBSTITUTE(LOWER([.B477]);&quot; &quot;;&quot;_&quot;);&quot; = Enemy(name = '&quot;;[.B477];&quot;', type = '&quot;;[.C477];&quot;', total = &quot;;[.D477];&quot;, hp = &quot;;[.E477];&quot;, attack = &quot;;[.F477];&quot;, defense = &quot;;[.G477];&quot;, spatk = &quot;;[.H477];&quot;, spdef = &quot;;[.I477];&quot;, speed = &quot;;[.J477]; &quot;)&quot;)" office:value-type="string" office:string-value="deoxys_defense_forme = Enemy(name = 'Deoxys Defense Forme', type = 'PSYCHIC', total = 600, hp = 50, attack = 70, defense = 160, spatk = 70, spdef = 160, speed = 90)" calcext:value-type="string">
            <text:p>deoxys_defense_forme = Enemy(name = 'Deoxys Defense Forme', type = 'PSYCHIC', total = 600, hp = 50, attack = 70, defense = 160, spatk = 70, spdef = 160, speed = 90)</text:p>
          </table:table-cell>
          <table:table-cell office:value-type="string" calcext:value-type="string">
            <text:p>Deoxys Defense Forme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477]);&quot; &quot;;&quot;_&quot;)" office:value-type="string" office:string-value="deoxys_defense_forme" calcext:value-type="string">
            <text:p>deoxys_defense_forme</text:p>
          </table:table-cell>
        </table:table-row>
        <table:table-row table:style-name="ro1">
          <table:table-cell table:formula="of:=COM.MICROSOFT.CONCAT(SUBSTITUTE(LOWER([.B478]);&quot; &quot;;&quot;_&quot;);&quot; = Enemy(name = '&quot;;[.B478];&quot;', type = '&quot;;[.C478];&quot;', total = &quot;;[.D478];&quot;, hp = &quot;;[.E478];&quot;, attack = &quot;;[.F478];&quot;, defense = &quot;;[.G478];&quot;, spatk = &quot;;[.H478];&quot;, spdef = &quot;;[.I478];&quot;, speed = &quot;;[.J478]; &quot;)&quot;)" office:value-type="string" office:string-value="deoxys_speed_forme = Enemy(name = 'Deoxys Speed Forme', type = 'PSYCHIC', total = 600, hp = 50, attack = 95, defense = 90, spatk = 95, spdef = 90, speed = 180)" calcext:value-type="string">
            <text:p>deoxys_speed_forme = Enemy(name = 'Deoxys Speed Forme', type = 'PSYCHIC', total = 600, hp = 50, attack = 95, defense = 90, spatk = 95, spdef = 90, speed = 180)</text:p>
          </table:table-cell>
          <table:table-cell office:value-type="string" calcext:value-type="string">
            <text:p>Deoxys Speed Forme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SUBSTITUTE(LOWER([.B478]);&quot; &quot;;&quot;_&quot;)" office:value-type="string" office:string-value="deoxys_speed_forme" calcext:value-type="string">
            <text:p>deoxys_speed_forme</text:p>
          </table:table-cell>
        </table:table-row>
        <table:table-row table:style-name="ro1">
          <table:table-cell table:formula="of:=COM.MICROSOFT.CONCAT(SUBSTITUTE(LOWER([.B479]);&quot; &quot;;&quot;_&quot;);&quot; = Enemy(name = '&quot;;[.B479];&quot;', type = '&quot;;[.C479];&quot;', total = &quot;;[.D479];&quot;, hp = &quot;;[.E479];&quot;, attack = &quot;;[.F479];&quot;, defense = &quot;;[.G479];&quot;, spatk = &quot;;[.H479];&quot;, spdef = &quot;;[.I479];&quot;, speed = &quot;;[.J479]; &quot;)&quot;)" office:value-type="string" office:string-value="turtwig = Enemy(name = 'Turtwig', type = 'GRASS', total = 318, hp = 55, attack = 68, defense = 64, spatk = 45, spdef = 55, speed = 31)" calcext:value-type="string">
            <text:p>turtwig = Enemy(name = 'Turtwig', type = 'GRASS', total = 318, hp = 55, attack = 68, defense = 64, spatk = 45, spdef = 55, speed = 31)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GRASS</text:p>
          </table:table-cell>
          <table:table-cell office:value-type="float" office:value="318" calcext:value-type="float">
            <text:p>318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/>
          <table:table-cell table:formula="of:=SUBSTITUTE(LOWER([.B479]);&quot; &quot;;&quot;_&quot;)" office:value-type="string" office:string-value="turtwig" calcext:value-type="string">
            <text:p>turtwig</text:p>
          </table:table-cell>
        </table:table-row>
        <table:table-row table:style-name="ro1">
          <table:table-cell table:formula="of:=COM.MICROSOFT.CONCAT(SUBSTITUTE(LOWER([.B480]);&quot; &quot;;&quot;_&quot;);&quot; = Enemy(name = '&quot;;[.B480];&quot;', type = '&quot;;[.C480];&quot;', total = &quot;;[.D480];&quot;, hp = &quot;;[.E480];&quot;, attack = &quot;;[.F480];&quot;, defense = &quot;;[.G480];&quot;, spatk = &quot;;[.H480];&quot;, spdef = &quot;;[.I480];&quot;, speed = &quot;;[.J480]; &quot;)&quot;)" office:value-type="string" office:string-value="grotle = Enemy(name = 'Grotle', type = 'GRASS', total = 405, hp = 75, attack = 89, defense = 85, spatk = 55, spdef = 65, speed = 36)" calcext:value-type="string">
            <text:p>grotle = Enemy(name = 'Grotle', type = 'GRASS', total = 405, hp = 75, attack = 89, defense = 85, spatk = 55, spdef = 65, speed = 36)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ASS</text:p>
          </table:table-cell>
          <table:table-cell office:value-type="float" office:value="405" calcext:value-type="float">
            <text:p>405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480]);&quot; &quot;;&quot;_&quot;)" office:value-type="string" office:string-value="grotle" calcext:value-type="string">
            <text:p>grotle</text:p>
          </table:table-cell>
        </table:table-row>
        <table:table-row table:style-name="ro1">
          <table:table-cell table:formula="of:=COM.MICROSOFT.CONCAT(SUBSTITUTE(LOWER([.B481]);&quot; &quot;;&quot;_&quot;);&quot; = Enemy(name = '&quot;;[.B481];&quot;', type = '&quot;;[.C481];&quot;', total = &quot;;[.D481];&quot;, hp = &quot;;[.E481];&quot;, attack = &quot;;[.F481];&quot;, defense = &quot;;[.G481];&quot;, spatk = &quot;;[.H481];&quot;, spdef = &quot;;[.I481];&quot;, speed = &quot;;[.J481]; &quot;)&quot;)" office:value-type="string" office:string-value="torterra = Enemy(name = 'Torterra', type = 'GRASS GROUND', total = 525, hp = 95, attack = 109, defense = 105, spatk = 75, spdef = 85, speed = 56)" calcext:value-type="string">
            <text:p>torterra = Enemy(name = 'Torterra', type = 'GRASS GROUND', total = 525, hp = 95, attack = 109, defense = 105, spatk = 75, spdef = 85, speed = 56)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GRASS GROUND</text:p>
          </table:table-cell>
          <table:table-cell office:value-type="float" office:value="525" calcext:value-type="float">
            <text:p>525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BSTITUTE(LOWER([.B481]);&quot; &quot;;&quot;_&quot;)" office:value-type="string" office:string-value="torterra" calcext:value-type="string">
            <text:p>torterra</text:p>
          </table:table-cell>
        </table:table-row>
        <table:table-row table:style-name="ro1">
          <table:table-cell table:formula="of:=COM.MICROSOFT.CONCAT(SUBSTITUTE(LOWER([.B482]);&quot; &quot;;&quot;_&quot;);&quot; = Enemy(name = '&quot;;[.B482];&quot;', type = '&quot;;[.C482];&quot;', total = &quot;;[.D482];&quot;, hp = &quot;;[.E482];&quot;, attack = &quot;;[.F482];&quot;, defense = &quot;;[.G482];&quot;, spatk = &quot;;[.H482];&quot;, spdef = &quot;;[.I482];&quot;, speed = &quot;;[.J482]; &quot;)&quot;)" office:value-type="string" office:string-value="chimchar = Enemy(name = 'Chimchar', type = 'FIRE', total = 309, hp = 44, attack = 58, defense = 44, spatk = 58, spdef = 44, speed = 61)" calcext:value-type="string">
            <text:p>chimchar = Enemy(name = 'Chimchar', type = 'FIRE', total = 309, hp = 44, attack = 58, defense = 44, spatk = 58, spdef = 44, speed = 61)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FIRE</text:p>
          </table:table-cell>
          <table:table-cell office:value-type="float" office:value="309" calcext:value-type="float">
            <text:p>30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BSTITUTE(LOWER([.B482]);&quot; &quot;;&quot;_&quot;)" office:value-type="string" office:string-value="chimchar" calcext:value-type="string">
            <text:p>chimchar</text:p>
          </table:table-cell>
        </table:table-row>
        <table:table-row table:style-name="ro1">
          <table:table-cell table:formula="of:=COM.MICROSOFT.CONCAT(SUBSTITUTE(LOWER([.B483]);&quot; &quot;;&quot;_&quot;);&quot; = Enemy(name = '&quot;;[.B483];&quot;', type = '&quot;;[.C483];&quot;', total = &quot;;[.D483];&quot;, hp = &quot;;[.E483];&quot;, attack = &quot;;[.F483];&quot;, defense = &quot;;[.G483];&quot;, spatk = &quot;;[.H483];&quot;, spdef = &quot;;[.I483];&quot;, speed = &quot;;[.J483]; &quot;)&quot;)" office:value-type="string" office:string-value="monferno = Enemy(name = 'Monferno', type = 'FIRE FIGHTING', total = 405, hp = 64, attack = 78, defense = 52, spatk = 78, spdef = 52, speed = 81)" calcext:value-type="string">
            <text:p>monferno = Enemy(name = 'Monferno', type = 'FIRE FIGHTING', total = 405, hp = 64, attack = 78, defense = 52, spatk = 78, spdef = 52, speed = 81)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FIRE FIGHTING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BSTITUTE(LOWER([.B483]);&quot; &quot;;&quot;_&quot;)" office:value-type="string" office:string-value="monferno" calcext:value-type="string">
            <text:p>monferno</text:p>
          </table:table-cell>
        </table:table-row>
        <table:table-row table:style-name="ro1">
          <table:table-cell table:formula="of:=COM.MICROSOFT.CONCAT(SUBSTITUTE(LOWER([.B484]);&quot; &quot;;&quot;_&quot;);&quot; = Enemy(name = '&quot;;[.B484];&quot;', type = '&quot;;[.C484];&quot;', total = &quot;;[.D484];&quot;, hp = &quot;;[.E484];&quot;, attack = &quot;;[.F484];&quot;, defense = &quot;;[.G484];&quot;, spatk = &quot;;[.H484];&quot;, spdef = &quot;;[.I484];&quot;, speed = &quot;;[.J484]; &quot;)&quot;)" office:value-type="string" office:string-value="infernape = Enemy(name = 'Infernape', type = 'FIRE FIGHTING', total = 534, hp = 76, attack = 104, defense = 71, spatk = 104, spdef = 71, speed = 108)" calcext:value-type="string">
            <text:p>infernape = Enemy(name = 'Infernape', type = 'FIRE FIGHTING', total = 534, hp = 76, attack = 104, defense = 71, spatk = 104, spdef = 71, speed = 108)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FIRE FIGHTING</text:p>
          </table:table-cell>
          <table:table-cell office:value-type="float" office:value="534" calcext:value-type="float">
            <text:p>534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484]);&quot; &quot;;&quot;_&quot;)" office:value-type="string" office:string-value="infernape" calcext:value-type="string">
            <text:p>infernape</text:p>
          </table:table-cell>
        </table:table-row>
        <table:table-row table:style-name="ro1">
          <table:table-cell table:formula="of:=COM.MICROSOFT.CONCAT(SUBSTITUTE(LOWER([.B485]);&quot; &quot;;&quot;_&quot;);&quot; = Enemy(name = '&quot;;[.B485];&quot;', type = '&quot;;[.C485];&quot;', total = &quot;;[.D485];&quot;, hp = &quot;;[.E485];&quot;, attack = &quot;;[.F485];&quot;, defense = &quot;;[.G485];&quot;, spatk = &quot;;[.H485];&quot;, spdef = &quot;;[.I485];&quot;, speed = &quot;;[.J485]; &quot;)&quot;)" office:value-type="string" office:string-value="piplup = Enemy(name = 'Piplup', type = 'WATER', total = 314, hp = 53, attack = 51, defense = 53, spatk = 61, spdef = 56, speed = 40)" calcext:value-type="string">
            <text:p>piplup = Enemy(name = 'Piplup', type = 'WATER', total = 314, hp = 53, attack = 51, defense = 53, spatk = 61, spdef = 56, speed = 40)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WATER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485]);&quot; &quot;;&quot;_&quot;)" office:value-type="string" office:string-value="piplup" calcext:value-type="string">
            <text:p>piplup</text:p>
          </table:table-cell>
        </table:table-row>
        <table:table-row table:style-name="ro1">
          <table:table-cell table:formula="of:=COM.MICROSOFT.CONCAT(SUBSTITUTE(LOWER([.B486]);&quot; &quot;;&quot;_&quot;);&quot; = Enemy(name = '&quot;;[.B486];&quot;', type = '&quot;;[.C486];&quot;', total = &quot;;[.D486];&quot;, hp = &quot;;[.E486];&quot;, attack = &quot;;[.F486];&quot;, defense = &quot;;[.G486];&quot;, spatk = &quot;;[.H486];&quot;, spdef = &quot;;[.I486];&quot;, speed = &quot;;[.J486]; &quot;)&quot;)" office:value-type="string" office:string-value="prinplup = Enemy(name = 'Prinplup', type = 'WATER', total = 405, hp = 64, attack = 66, defense = 68, spatk = 81, spdef = 76, speed = 50)" calcext:value-type="string">
            <text:p>prinplup = Enemy(name = 'Prinplup', type = 'WATER', total = 405, hp = 64, attack = 66, defense = 68, spatk = 81, spdef = 76, speed = 50)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WATER</text:p>
          </table:table-cell>
          <table:table-cell office:value-type="float" office:value="405" calcext:value-type="float">
            <text:p>40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486]);&quot; &quot;;&quot;_&quot;)" office:value-type="string" office:string-value="prinplup" calcext:value-type="string">
            <text:p>prinplup</text:p>
          </table:table-cell>
        </table:table-row>
        <table:table-row table:style-name="ro1">
          <table:table-cell table:formula="of:=COM.MICROSOFT.CONCAT(SUBSTITUTE(LOWER([.B487]);&quot; &quot;;&quot;_&quot;);&quot; = Enemy(name = '&quot;;[.B487];&quot;', type = '&quot;;[.C487];&quot;', total = &quot;;[.D487];&quot;, hp = &quot;;[.E487];&quot;, attack = &quot;;[.F487];&quot;, defense = &quot;;[.G487];&quot;, spatk = &quot;;[.H487];&quot;, spdef = &quot;;[.I487];&quot;, speed = &quot;;[.J487]; &quot;)&quot;)" office:value-type="string" office:string-value="empoleon = Enemy(name = 'Empoleon', type = 'WATER STEEL', total = 530, hp = 84, attack = 86, defense = 88, spatk = 111, spdef = 101, speed = 60)" calcext:value-type="string">
            <text:p>empoleon = Enemy(name = 'Empoleon', type = 'WATER STEEL', total = 530, hp = 84, attack = 86, defense = 88, spatk = 111, spdef = 101, speed = 60)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WATER STEEL</text:p>
          </table:table-cell>
          <table:table-cell office:value-type="float" office:value="530" calcext:value-type="float">
            <text:p>53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87]);&quot; &quot;;&quot;_&quot;)" office:value-type="string" office:string-value="empoleon" calcext:value-type="string">
            <text:p>empoleon</text:p>
          </table:table-cell>
        </table:table-row>
        <table:table-row table:style-name="ro1">
          <table:table-cell table:formula="of:=COM.MICROSOFT.CONCAT(SUBSTITUTE(LOWER([.B488]);&quot; &quot;;&quot;_&quot;);&quot; = Enemy(name = '&quot;;[.B488];&quot;', type = '&quot;;[.C488];&quot;', total = &quot;;[.D488];&quot;, hp = &quot;;[.E488];&quot;, attack = &quot;;[.F488];&quot;, defense = &quot;;[.G488];&quot;, spatk = &quot;;[.H488];&quot;, spdef = &quot;;[.I488];&quot;, speed = &quot;;[.J488]; &quot;)&quot;)" office:value-type="string" office:string-value="starly = Enemy(name = 'Starly', type = 'NORMAL FLYING', total = 245, hp = 40, attack = 55, defense = 30, spatk = 30, spdef = 30, speed = 60)" calcext:value-type="string">
            <text:p>starly = Enemy(name = 'Starly', type = 'NORMAL FLYING', total = 245, hp = 40, attack = 55, defense = 30, spatk = 30, spdef = 30, speed = 60)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NORMAL FLYING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88]);&quot; &quot;;&quot;_&quot;)" office:value-type="string" office:string-value="starly" calcext:value-type="string">
            <text:p>starly</text:p>
          </table:table-cell>
        </table:table-row>
        <table:table-row table:style-name="ro1">
          <table:table-cell table:formula="of:=COM.MICROSOFT.CONCAT(SUBSTITUTE(LOWER([.B489]);&quot; &quot;;&quot;_&quot;);&quot; = Enemy(name = '&quot;;[.B489];&quot;', type = '&quot;;[.C489];&quot;', total = &quot;;[.D489];&quot;, hp = &quot;;[.E489];&quot;, attack = &quot;;[.F489];&quot;, defense = &quot;;[.G489];&quot;, spatk = &quot;;[.H489];&quot;, spdef = &quot;;[.I489];&quot;, speed = &quot;;[.J489]; &quot;)&quot;)" office:value-type="string" office:string-value="staravia = Enemy(name = 'Staravia', type = 'NORMAL FLYING', total = 340, hp = 55, attack = 75, defense = 50, spatk = 40, spdef = 40, speed = 80)" calcext:value-type="string">
            <text:p>staravia = Enemy(name = 'Staravia', type = 'NORMAL FLYING', total = 340, hp = 55, attack = 75, defense = 50, spatk = 40, spdef = 40, speed = 80)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NORMAL FLYING</text:p>
          </table:table-cell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489]);&quot; &quot;;&quot;_&quot;)" office:value-type="string" office:string-value="staravia" calcext:value-type="string">
            <text:p>staravia</text:p>
          </table:table-cell>
        </table:table-row>
        <table:table-row table:style-name="ro1">
          <table:table-cell table:formula="of:=COM.MICROSOFT.CONCAT(SUBSTITUTE(LOWER([.B490]);&quot; &quot;;&quot;_&quot;);&quot; = Enemy(name = '&quot;;[.B490];&quot;', type = '&quot;;[.C490];&quot;', total = &quot;;[.D490];&quot;, hp = &quot;;[.E490];&quot;, attack = &quot;;[.F490];&quot;, defense = &quot;;[.G490];&quot;, spatk = &quot;;[.H490];&quot;, spdef = &quot;;[.I490];&quot;, speed = &quot;;[.J490]; &quot;)&quot;)" office:value-type="string" office:string-value="staraptor = Enemy(name = 'Staraptor', type = 'NORMAL FLYING', total = 485, hp = 85, attack = 120, defense = 70, spatk = 50, spdef = 60, speed = 100)" calcext:value-type="string">
            <text:p>staraptor = Enemy(name = 'Staraptor', type = 'NORMAL FLYING', total = 485, hp = 85, attack = 120, defense = 70, spatk = 50, spdef = 60, speed = 100)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NORMAL FLYING</text:p>
          </table:table-cell>
          <table:table-cell office:value-type="float" office:value="485" calcext:value-type="float">
            <text:p>48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490]);&quot; &quot;;&quot;_&quot;)" office:value-type="string" office:string-value="staraptor" calcext:value-type="string">
            <text:p>staraptor</text:p>
          </table:table-cell>
        </table:table-row>
        <table:table-row table:style-name="ro1">
          <table:table-cell table:formula="of:=COM.MICROSOFT.CONCAT(SUBSTITUTE(LOWER([.B491]);&quot; &quot;;&quot;_&quot;);&quot; = Enemy(name = '&quot;;[.B491];&quot;', type = '&quot;;[.C491];&quot;', total = &quot;;[.D491];&quot;, hp = &quot;;[.E491];&quot;, attack = &quot;;[.F491];&quot;, defense = &quot;;[.G491];&quot;, spatk = &quot;;[.H491];&quot;, spdef = &quot;;[.I491];&quot;, speed = &quot;;[.J491]; &quot;)&quot;)" office:value-type="string" office:string-value="bidoof = Enemy(name = 'Bidoof', type = 'NORMAL', total = 250, hp = 59, attack = 45, defense = 40, spatk = 35, spdef = 40, speed = 31)" calcext:value-type="string">
            <text:p>bidoof = Enemy(name = 'Bidoof', type = 'NORMAL', total = 250, hp = 59, attack = 45, defense = 40, spatk = 35, spdef = 40, speed = 31)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SUBSTITUTE(LOWER([.B491]);&quot; &quot;;&quot;_&quot;)" office:value-type="string" office:string-value="bidoof" calcext:value-type="string">
            <text:p>bidoof</text:p>
          </table:table-cell>
        </table:table-row>
        <table:table-row table:style-name="ro1">
          <table:table-cell table:formula="of:=COM.MICROSOFT.CONCAT(SUBSTITUTE(LOWER([.B492]);&quot; &quot;;&quot;_&quot;);&quot; = Enemy(name = '&quot;;[.B492];&quot;', type = '&quot;;[.C492];&quot;', total = &quot;;[.D492];&quot;, hp = &quot;;[.E492];&quot;, attack = &quot;;[.F492];&quot;, defense = &quot;;[.G492];&quot;, spatk = &quot;;[.H492];&quot;, spdef = &quot;;[.I492];&quot;, speed = &quot;;[.J492]; &quot;)&quot;)" office:value-type="string" office:string-value="bibarel = Enemy(name = 'Bibarel', type = 'NORMAL WATER', total = 410, hp = 79, attack = 85, defense = 60, spatk = 55, spdef = 60, speed = 71)" calcext:value-type="string">
            <text:p>bibarel = Enemy(name = 'Bibarel', type = 'NORMAL WATER', total = 410, hp = 79, attack = 85, defense = 60, spatk = 55, spdef = 60, speed = 71)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NORMAL WATER</text:p>
          </table:table-cell>
          <table:table-cell office:value-type="float" office:value="410" calcext:value-type="float">
            <text:p>41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492]);&quot; &quot;;&quot;_&quot;)" office:value-type="string" office:string-value="bibarel" calcext:value-type="string">
            <text:p>bibarel</text:p>
          </table:table-cell>
        </table:table-row>
        <table:table-row table:style-name="ro1">
          <table:table-cell table:formula="of:=COM.MICROSOFT.CONCAT(SUBSTITUTE(LOWER([.B493]);&quot; &quot;;&quot;_&quot;);&quot; = Enemy(name = '&quot;;[.B493];&quot;', type = '&quot;;[.C493];&quot;', total = &quot;;[.D493];&quot;, hp = &quot;;[.E493];&quot;, attack = &quot;;[.F493];&quot;, defense = &quot;;[.G493];&quot;, spatk = &quot;;[.H493];&quot;, spdef = &quot;;[.I493];&quot;, speed = &quot;;[.J493]; &quot;)&quot;)" office:value-type="string" office:string-value="kricketot = Enemy(name = 'Kricketot', type = 'BUG', total = 194, hp = 37, attack = 25, defense = 41, spatk = 25, spdef = 41, speed = 25)" calcext:value-type="string">
            <text:p>kricketot = Enemy(name = 'Kricketot', type = 'BUG', total = 194, hp = 37, attack = 25, defense = 41, spatk = 25, spdef = 41, speed = 25)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BUG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493]);&quot; &quot;;&quot;_&quot;)" office:value-type="string" office:string-value="kricketot" calcext:value-type="string">
            <text:p>kricketot</text:p>
          </table:table-cell>
        </table:table-row>
        <table:table-row table:style-name="ro1">
          <table:table-cell table:formula="of:=COM.MICROSOFT.CONCAT(SUBSTITUTE(LOWER([.B494]);&quot; &quot;;&quot;_&quot;);&quot; = Enemy(name = '&quot;;[.B494];&quot;', type = '&quot;;[.C494];&quot;', total = &quot;;[.D494];&quot;, hp = &quot;;[.E494];&quot;, attack = &quot;;[.F494];&quot;, defense = &quot;;[.G494];&quot;, spatk = &quot;;[.H494];&quot;, spdef = &quot;;[.I494];&quot;, speed = &quot;;[.J494]; &quot;)&quot;)" office:value-type="string" office:string-value="kricketune = Enemy(name = 'Kricketune', type = 'BUG', total = 384, hp = 77, attack = 85, defense = 51, spatk = 55, spdef = 51, speed = 65)" calcext:value-type="string">
            <text:p>kricketune = Enemy(name = 'Kricketune', type = 'BUG', total = 384, hp = 77, attack = 85, defense = 51, spatk = 55, spdef = 51, speed = 65)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BUG</text:p>
          </table:table-cell>
          <table:table-cell office:value-type="float" office:value="384" calcext:value-type="float">
            <text:p>384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494]);&quot; &quot;;&quot;_&quot;)" office:value-type="string" office:string-value="kricketune" calcext:value-type="string">
            <text:p>kricketune</text:p>
          </table:table-cell>
        </table:table-row>
        <table:table-row table:style-name="ro1">
          <table:table-cell table:formula="of:=COM.MICROSOFT.CONCAT(SUBSTITUTE(LOWER([.B495]);&quot; &quot;;&quot;_&quot;);&quot; = Enemy(name = '&quot;;[.B495];&quot;', type = '&quot;;[.C495];&quot;', total = &quot;;[.D495];&quot;, hp = &quot;;[.E495];&quot;, attack = &quot;;[.F495];&quot;, defense = &quot;;[.G495];&quot;, spatk = &quot;;[.H495];&quot;, spdef = &quot;;[.I495];&quot;, speed = &quot;;[.J495]; &quot;)&quot;)" office:value-type="string" office:string-value="shinx = Enemy(name = 'Shinx', type = 'ELECTRIC', total = 263, hp = 45, attack = 65, defense = 34, spatk = 40, spdef = 34, speed = 45)" calcext:value-type="string">
            <text:p>shinx = Enemy(name = 'Shinx', type = 'ELECTRIC', total = 263, hp = 45, attack = 65, defense = 34, spatk = 40, spdef = 34, speed = 45)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LECTRIC</text:p>
          </table:table-cell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495]);&quot; &quot;;&quot;_&quot;)" office:value-type="string" office:string-value="shinx" calcext:value-type="string">
            <text:p>shinx</text:p>
          </table:table-cell>
        </table:table-row>
        <table:table-row table:style-name="ro1">
          <table:table-cell table:formula="of:=COM.MICROSOFT.CONCAT(SUBSTITUTE(LOWER([.B496]);&quot; &quot;;&quot;_&quot;);&quot; = Enemy(name = '&quot;;[.B496];&quot;', type = '&quot;;[.C496];&quot;', total = &quot;;[.D496];&quot;, hp = &quot;;[.E496];&quot;, attack = &quot;;[.F496];&quot;, defense = &quot;;[.G496];&quot;, spatk = &quot;;[.H496];&quot;, spdef = &quot;;[.I496];&quot;, speed = &quot;;[.J496]; &quot;)&quot;)" office:value-type="string" office:string-value="luxio = Enemy(name = 'Luxio', type = 'ELECTRIC', total = 363, hp = 60, attack = 85, defense = 49, spatk = 60, spdef = 49, speed = 60)" calcext:value-type="string">
            <text:p>luxio = Enemy(name = 'Luxio', type = 'ELECTRIC', total = 363, hp = 60, attack = 85, defense = 49, spatk = 60, spdef = 49, speed = 60)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ELECTRIC</text:p>
          </table:table-cell>
          <table:table-cell office:value-type="float" office:value="363" calcext:value-type="float">
            <text:p>36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496]);&quot; &quot;;&quot;_&quot;)" office:value-type="string" office:string-value="luxio" calcext:value-type="string">
            <text:p>luxio</text:p>
          </table:table-cell>
        </table:table-row>
        <table:table-row table:style-name="ro1">
          <table:table-cell table:formula="of:=COM.MICROSOFT.CONCAT(SUBSTITUTE(LOWER([.B497]);&quot; &quot;;&quot;_&quot;);&quot; = Enemy(name = '&quot;;[.B497];&quot;', type = '&quot;;[.C497];&quot;', total = &quot;;[.D497];&quot;, hp = &quot;;[.E497];&quot;, attack = &quot;;[.F497];&quot;, defense = &quot;;[.G497];&quot;, spatk = &quot;;[.H497];&quot;, spdef = &quot;;[.I497];&quot;, speed = &quot;;[.J497]; &quot;)&quot;)" office:value-type="string" office:string-value="luxray = Enemy(name = 'Luxray', type = 'ELECTRIC', total = 523, hp = 80, attack = 120, defense = 79, spatk = 95, spdef = 79, speed = 70)" calcext:value-type="string">
            <text:p>luxray = Enemy(name = 'Luxray', type = 'ELECTRIC', total = 523, hp = 80, attack = 120, defense = 79, spatk = 95, spdef = 79, speed = 70)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ELECTRIC</text:p>
          </table:table-cell>
          <table:table-cell office:value-type="float" office:value="523" calcext:value-type="float">
            <text:p>523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497]);&quot; &quot;;&quot;_&quot;)" office:value-type="string" office:string-value="luxray" calcext:value-type="string">
            <text:p>luxray</text:p>
          </table:table-cell>
        </table:table-row>
        <table:table-row table:style-name="ro1">
          <table:table-cell table:formula="of:=COM.MICROSOFT.CONCAT(SUBSTITUTE(LOWER([.B498]);&quot; &quot;;&quot;_&quot;);&quot; = Enemy(name = '&quot;;[.B498];&quot;', type = '&quot;;[.C498];&quot;', total = &quot;;[.D498];&quot;, hp = &quot;;[.E498];&quot;, attack = &quot;;[.F498];&quot;, defense = &quot;;[.G498];&quot;, spatk = &quot;;[.H498];&quot;, spdef = &quot;;[.I498];&quot;, speed = &quot;;[.J498]; &quot;)&quot;)" office:value-type="string" office:string-value="budew = Enemy(name = 'Budew', type = 'GRASS POISON', total = 280, hp = 40, attack = 30, defense = 35, spatk = 50, spdef = 70, speed = 55)" calcext:value-type="string">
            <text:p>budew = Enemy(name = 'Budew', type = 'GRASS POISON', total = 280, hp = 40, attack = 30, defense = 35, spatk = 50, spdef = 70, speed = 55)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GRASS POISON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498]);&quot; &quot;;&quot;_&quot;)" office:value-type="string" office:string-value="budew" calcext:value-type="string">
            <text:p>budew</text:p>
          </table:table-cell>
        </table:table-row>
        <table:table-row table:style-name="ro1">
          <table:table-cell table:formula="of:=COM.MICROSOFT.CONCAT(SUBSTITUTE(LOWER([.B499]);&quot; &quot;;&quot;_&quot;);&quot; = Enemy(name = '&quot;;[.B499];&quot;', type = '&quot;;[.C499];&quot;', total = &quot;;[.D499];&quot;, hp = &quot;;[.E499];&quot;, attack = &quot;;[.F499];&quot;, defense = &quot;;[.G499];&quot;, spatk = &quot;;[.H499];&quot;, spdef = &quot;;[.I499];&quot;, speed = &quot;;[.J499]; &quot;)&quot;)" office:value-type="string" office:string-value="roserade = Enemy(name = 'Roserade', type = 'GRASS POISON', total = 515, hp = 60, attack = 70, defense = 65, spatk = 125, spdef = 105, speed = 90)" calcext:value-type="string">
            <text:p>roserade = Enemy(name = 'Roserade', type = 'GRASS POISON', total = 515, hp = 60, attack = 70, defense = 65, spatk = 125, spdef = 105, speed = 90)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GRASS POISON</text:p>
          </table:table-cell>
          <table:table-cell office:value-type="float" office:value="515" calcext:value-type="float">
            <text:p>5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499]);&quot; &quot;;&quot;_&quot;)" office:value-type="string" office:string-value="roserade" calcext:value-type="string">
            <text:p>roserade</text:p>
          </table:table-cell>
        </table:table-row>
        <table:table-row table:style-name="ro1">
          <table:table-cell table:formula="of:=COM.MICROSOFT.CONCAT(SUBSTITUTE(LOWER([.B500]);&quot; &quot;;&quot;_&quot;);&quot; = Enemy(name = '&quot;;[.B500];&quot;', type = '&quot;;[.C500];&quot;', total = &quot;;[.D500];&quot;, hp = &quot;;[.E500];&quot;, attack = &quot;;[.F500];&quot;, defense = &quot;;[.G500];&quot;, spatk = &quot;;[.H500];&quot;, spdef = &quot;;[.I500];&quot;, speed = &quot;;[.J500]; &quot;)&quot;)" office:value-type="string" office:string-value="cranidos = Enemy(name = 'Cranidos', type = 'ROCK', total = 350, hp = 67, attack = 125, defense = 40, spatk = 30, spdef = 30, speed = 58)" calcext:value-type="string">
            <text:p>cranidos = Enemy(name = 'Cranidos', type = 'ROCK', total = 350, hp = 67, attack = 125, defense = 40, spatk = 30, spdef = 30, speed = 58)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ROCK</text:p>
          </table:table-cell>
          <table:table-cell office:value-type="float" office:value="350" calcext:value-type="float">
            <text:p>35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500]);&quot; &quot;;&quot;_&quot;)" office:value-type="string" office:string-value="cranidos" calcext:value-type="string">
            <text:p>cranidos</text:p>
          </table:table-cell>
        </table:table-row>
        <table:table-row table:style-name="ro1">
          <table:table-cell table:formula="of:=COM.MICROSOFT.CONCAT(SUBSTITUTE(LOWER([.B501]);&quot; &quot;;&quot;_&quot;);&quot; = Enemy(name = '&quot;;[.B501];&quot;', type = '&quot;;[.C501];&quot;', total = &quot;;[.D501];&quot;, hp = &quot;;[.E501];&quot;, attack = &quot;;[.F501];&quot;, defense = &quot;;[.G501];&quot;, spatk = &quot;;[.H501];&quot;, spdef = &quot;;[.I501];&quot;, speed = &quot;;[.J501]; &quot;)&quot;)" office:value-type="string" office:string-value="rampardos = Enemy(name = 'Rampardos', type = 'ROCK', total = 495, hp = 97, attack = 165, defense = 60, spatk = 65, spdef = 50, speed = 58)" calcext:value-type="string">
            <text:p>rampardos = Enemy(name = 'Rampardos', type = 'ROCK', total = 495, hp = 97, attack = 165, defense = 60, spatk = 65, spdef = 50, speed = 58)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OCK</text:p>
          </table:table-cell>
          <table:table-cell office:value-type="float" office:value="495" calcext:value-type="float">
            <text:p>495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501]);&quot; &quot;;&quot;_&quot;)" office:value-type="string" office:string-value="rampardos" calcext:value-type="string">
            <text:p>rampardos</text:p>
          </table:table-cell>
        </table:table-row>
        <table:table-row table:style-name="ro1">
          <table:table-cell table:formula="of:=COM.MICROSOFT.CONCAT(SUBSTITUTE(LOWER([.B502]);&quot; &quot;;&quot;_&quot;);&quot; = Enemy(name = '&quot;;[.B502];&quot;', type = '&quot;;[.C502];&quot;', total = &quot;;[.D502];&quot;, hp = &quot;;[.E502];&quot;, attack = &quot;;[.F502];&quot;, defense = &quot;;[.G502];&quot;, spatk = &quot;;[.H502];&quot;, spdef = &quot;;[.I502];&quot;, speed = &quot;;[.J502]; &quot;)&quot;)" office:value-type="string" office:string-value="shieldon = Enemy(name = 'Shieldon', type = 'ROCK STEEL', total = 350, hp = 30, attack = 42, defense = 118, spatk = 42, spdef = 88, speed = 30)" calcext:value-type="string">
            <text:p>shieldon = Enemy(name = 'Shieldon', type = 'ROCK STEEL', total = 350, hp = 30, attack = 42, defense = 118, spatk = 42, spdef = 88, speed = 30)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ROCK STEEL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502]);&quot; &quot;;&quot;_&quot;)" office:value-type="string" office:string-value="shieldon" calcext:value-type="string">
            <text:p>shieldon</text:p>
          </table:table-cell>
        </table:table-row>
        <table:table-row table:style-name="ro1">
          <table:table-cell table:formula="of:=COM.MICROSOFT.CONCAT(SUBSTITUTE(LOWER([.B503]);&quot; &quot;;&quot;_&quot;);&quot; = Enemy(name = '&quot;;[.B503];&quot;', type = '&quot;;[.C503];&quot;', total = &quot;;[.D503];&quot;, hp = &quot;;[.E503];&quot;, attack = &quot;;[.F503];&quot;, defense = &quot;;[.G503];&quot;, spatk = &quot;;[.H503];&quot;, spdef = &quot;;[.I503];&quot;, speed = &quot;;[.J503]; &quot;)&quot;)" office:value-type="string" office:string-value="bastiodon = Enemy(name = 'Bastiodon', type = 'ROCK STEEL', total = 495, hp = 60, attack = 52, defense = 168, spatk = 47, spdef = 138, speed = 30)" calcext:value-type="string">
            <text:p>bastiodon = Enemy(name = 'Bastiodon', type = 'ROCK STEEL', total = 495, hp = 60, attack = 52, defense = 168, spatk = 47, spdef = 138, speed = 30)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ROCK STEEL</text:p>
          </table:table-cell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503]);&quot; &quot;;&quot;_&quot;)" office:value-type="string" office:string-value="bastiodon" calcext:value-type="string">
            <text:p>bastiodon</text:p>
          </table:table-cell>
        </table:table-row>
        <table:table-row table:style-name="ro1">
          <table:table-cell table:formula="of:=COM.MICROSOFT.CONCAT(SUBSTITUTE(LOWER([.B504]);&quot; &quot;;&quot;_&quot;);&quot; = Enemy(name = '&quot;;[.B504];&quot;', type = '&quot;;[.C504];&quot;', total = &quot;;[.D504];&quot;, hp = &quot;;[.E504];&quot;, attack = &quot;;[.F504];&quot;, defense = &quot;;[.G504];&quot;, spatk = &quot;;[.H504];&quot;, spdef = &quot;;[.I504];&quot;, speed = &quot;;[.J504]; &quot;)&quot;)" office:value-type="string" office:string-value="burmy_plant_cloak = Enemy(name = 'Burmy Plant Cloak', type = 'BUG', total = 224, hp = 40, attack = 29, defense = 45, spatk = 29, spdef = 45, speed = 36)" calcext:value-type="string">
            <text:p>burmy_plant_cloak = Enemy(name = 'Burmy Plant Cloak', type = 'BUG', total = 224, hp = 40, attack = 29, defense = 45, spatk = 29, spdef = 45, speed = 36)</text:p>
          </table:table-cell>
          <table:table-cell office:value-type="string" calcext:value-type="string">
            <text:p>Burmy Plant Cloak</text:p>
          </table:table-cell>
          <table:table-cell office:value-type="string" calcext:value-type="string">
            <text:p>BUG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4]);&quot; &quot;;&quot;_&quot;)" office:value-type="string" office:string-value="burmy_plant_cloak" calcext:value-type="string">
            <text:p>burmy_plant_cloak</text:p>
          </table:table-cell>
        </table:table-row>
        <table:table-row table:style-name="ro1">
          <table:table-cell table:formula="of:=COM.MICROSOFT.CONCAT(SUBSTITUTE(LOWER([.B505]);&quot; &quot;;&quot;_&quot;);&quot; = Enemy(name = '&quot;;[.B505];&quot;', type = '&quot;;[.C505];&quot;', total = &quot;;[.D505];&quot;, hp = &quot;;[.E505];&quot;, attack = &quot;;[.F505];&quot;, defense = &quot;;[.G505];&quot;, spatk = &quot;;[.H505];&quot;, spdef = &quot;;[.I505];&quot;, speed = &quot;;[.J505]; &quot;)&quot;)" office:value-type="string" office:string-value="burmy_sandy_cloak = Enemy(name = 'Burmy Sandy Cloak', type = 'BUG', total = 224, hp = 40, attack = 29, defense = 45, spatk = 29, spdef = 45, speed = 36)" calcext:value-type="string">
            <text:p>burmy_sandy_cloak = Enemy(name = 'Burmy Sandy Cloak', type = 'BUG', total = 224, hp = 40, attack = 29, defense = 45, spatk = 29, spdef = 45, speed = 36)</text:p>
          </table:table-cell>
          <table:table-cell office:value-type="string" calcext:value-type="string">
            <text:p>Burmy Sandy Cloak</text:p>
          </table:table-cell>
          <table:table-cell office:value-type="string" calcext:value-type="string">
            <text:p>BUG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5]);&quot; &quot;;&quot;_&quot;)" office:value-type="string" office:string-value="burmy_sandy_cloak" calcext:value-type="string">
            <text:p>burmy_sandy_cloak</text:p>
          </table:table-cell>
        </table:table-row>
        <table:table-row table:style-name="ro1">
          <table:table-cell table:formula="of:=COM.MICROSOFT.CONCAT(SUBSTITUTE(LOWER([.B506]);&quot; &quot;;&quot;_&quot;);&quot; = Enemy(name = '&quot;;[.B506];&quot;', type = '&quot;;[.C506];&quot;', total = &quot;;[.D506];&quot;, hp = &quot;;[.E506];&quot;, attack = &quot;;[.F506];&quot;, defense = &quot;;[.G506];&quot;, spatk = &quot;;[.H506];&quot;, spdef = &quot;;[.I506];&quot;, speed = &quot;;[.J506]; &quot;)&quot;)" office:value-type="string" office:string-value="burmy_trash_cloak = Enemy(name = 'Burmy Trash Cloak', type = 'BUG', total = 224, hp = 40, attack = 29, defense = 45, spatk = 29, spdef = 45, speed = 36)" calcext:value-type="string">
            <text:p>burmy_trash_cloak = Enemy(name = 'Burmy Trash Cloak', type = 'BUG', total = 224, hp = 40, attack = 29, defense = 45, spatk = 29, spdef = 45, speed = 36)</text:p>
          </table:table-cell>
          <table:table-cell office:value-type="string" calcext:value-type="string">
            <text:p>Burmy Trash Cloak</text:p>
          </table:table-cell>
          <table:table-cell office:value-type="string" calcext:value-type="string">
            <text:p>BUG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6]);&quot; &quot;;&quot;_&quot;)" office:value-type="string" office:string-value="burmy_trash_cloak" calcext:value-type="string">
            <text:p>burmy_trash_cloak</text:p>
          </table:table-cell>
        </table:table-row>
        <table:table-row table:style-name="ro1">
          <table:table-cell table:formula="of:=COM.MICROSOFT.CONCAT(SUBSTITUTE(LOWER([.B507]);&quot; &quot;;&quot;_&quot;);&quot; = Enemy(name = '&quot;;[.B507];&quot;', type = '&quot;;[.C507];&quot;', total = &quot;;[.D507];&quot;, hp = &quot;;[.E507];&quot;, attack = &quot;;[.F507];&quot;, defense = &quot;;[.G507];&quot;, spatk = &quot;;[.H507];&quot;, spdef = &quot;;[.I507];&quot;, speed = &quot;;[.J507]; &quot;)&quot;)" office:value-type="string" office:string-value="wormadam_plant_cloak = Enemy(name = 'Wormadam Plant Cloak', type = 'BUG GRASS', total = 424, hp = 60, attack = 59, defense = 85, spatk = 79, spdef = 105, speed = 36)" calcext:value-type="string">
            <text:p>wormadam_plant_cloak = Enemy(name = 'Wormadam Plant Cloak', type = 'BUG GRASS', total = 424, hp = 60, attack = 59, defense = 85, spatk = 79, spdef = 105, speed = 36)</text:p>
          </table:table-cell>
          <table:table-cell office:value-type="string" calcext:value-type="string">
            <text:p>Wormadam Plant Cloak</text:p>
          </table:table-cell>
          <table:table-cell office:value-type="string" calcext:value-type="string">
            <text:p>BUG GRASS</text:p>
          </table:table-cell>
          <table:table-cell office:value-type="float" office:value="424" calcext:value-type="float">
            <text:p>42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7]);&quot; &quot;;&quot;_&quot;)" office:value-type="string" office:string-value="wormadam_plant_cloak" calcext:value-type="string">
            <text:p>wormadam_plant_cloak</text:p>
          </table:table-cell>
        </table:table-row>
        <table:table-row table:style-name="ro1">
          <table:table-cell table:formula="of:=COM.MICROSOFT.CONCAT(SUBSTITUTE(LOWER([.B508]);&quot; &quot;;&quot;_&quot;);&quot; = Enemy(name = '&quot;;[.B508];&quot;', type = '&quot;;[.C508];&quot;', total = &quot;;[.D508];&quot;, hp = &quot;;[.E508];&quot;, attack = &quot;;[.F508];&quot;, defense = &quot;;[.G508];&quot;, spatk = &quot;;[.H508];&quot;, spdef = &quot;;[.I508];&quot;, speed = &quot;;[.J508]; &quot;)&quot;)" office:value-type="string" office:string-value="wormadam_sandy_cloak = Enemy(name = 'Wormadam Sandy Cloak', type = 'BUG GROUND', total = 424, hp = 60, attack = 79, defense = 105, spatk = 59, spdef = 85, speed = 36)" calcext:value-type="string">
            <text:p>wormadam_sandy_cloak = Enemy(name = 'Wormadam Sandy Cloak', type = 'BUG GROUND', total = 424, hp = 60, attack = 79, defense = 105, spatk = 59, spdef = 85, speed = 36)</text:p>
          </table:table-cell>
          <table:table-cell office:value-type="string" calcext:value-type="string">
            <text:p>Wormadam Sandy Cloak</text:p>
          </table:table-cell>
          <table:table-cell office:value-type="string" calcext:value-type="string">
            <text:p>BUG GROUND</text:p>
          </table:table-cell>
          <table:table-cell office:value-type="float" office:value="424" calcext:value-type="float">
            <text:p>42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8]);&quot; &quot;;&quot;_&quot;)" office:value-type="string" office:string-value="wormadam_sandy_cloak" calcext:value-type="string">
            <text:p>wormadam_sandy_cloak</text:p>
          </table:table-cell>
        </table:table-row>
        <table:table-row table:style-name="ro1">
          <table:table-cell table:formula="of:=COM.MICROSOFT.CONCAT(SUBSTITUTE(LOWER([.B509]);&quot; &quot;;&quot;_&quot;);&quot; = Enemy(name = '&quot;;[.B509];&quot;', type = '&quot;;[.C509];&quot;', total = &quot;;[.D509];&quot;, hp = &quot;;[.E509];&quot;, attack = &quot;;[.F509];&quot;, defense = &quot;;[.G509];&quot;, spatk = &quot;;[.H509];&quot;, spdef = &quot;;[.I509];&quot;, speed = &quot;;[.J509]; &quot;)&quot;)" office:value-type="string" office:string-value="wormadam_trash_cloak = Enemy(name = 'Wormadam Trash Cloak', type = 'BUG STEEL', total = 424, hp = 60, attack = 69, defense = 95, spatk = 69, spdef = 95, speed = 36)" calcext:value-type="string">
            <text:p>wormadam_trash_cloak = Enemy(name = 'Wormadam Trash Cloak', type = 'BUG STEEL', total = 424, hp = 60, attack = 69, defense = 95, spatk = 69, spdef = 95, speed = 36)</text:p>
          </table:table-cell>
          <table:table-cell office:value-type="string" calcext:value-type="string">
            <text:p>Wormadam Trash Cloak</text:p>
          </table:table-cell>
          <table:table-cell office:value-type="string" calcext:value-type="string">
            <text:p>BUG STEEL</text:p>
          </table:table-cell>
          <table:table-cell office:value-type="float" office:value="424" calcext:value-type="float">
            <text:p>42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509]);&quot; &quot;;&quot;_&quot;)" office:value-type="string" office:string-value="wormadam_trash_cloak" calcext:value-type="string">
            <text:p>wormadam_trash_cloak</text:p>
          </table:table-cell>
        </table:table-row>
        <table:table-row table:style-name="ro1">
          <table:table-cell table:formula="of:=COM.MICROSOFT.CONCAT(SUBSTITUTE(LOWER([.B510]);&quot; &quot;;&quot;_&quot;);&quot; = Enemy(name = '&quot;;[.B510];&quot;', type = '&quot;;[.C510];&quot;', total = &quot;;[.D510];&quot;, hp = &quot;;[.E510];&quot;, attack = &quot;;[.F510];&quot;, defense = &quot;;[.G510];&quot;, spatk = &quot;;[.H510];&quot;, spdef = &quot;;[.I510];&quot;, speed = &quot;;[.J510]; &quot;)&quot;)" office:value-type="string" office:string-value="mothim = Enemy(name = 'Mothim', type = 'BUG FLYING', total = 424, hp = 70, attack = 94, defense = 50, spatk = 94, spdef = 50, speed = 66)" calcext:value-type="string">
            <text:p>mothim = Enemy(name = 'Mothim', type = 'BUG FLYING', total = 424, hp = 70, attack = 94, defense = 50, spatk = 94, spdef = 50, speed = 66)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BUG FLYING</text:p>
          </table:table-cell>
          <table:table-cell office:value-type="float" office:value="424" calcext:value-type="float">
            <text:p>424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BSTITUTE(LOWER([.B510]);&quot; &quot;;&quot;_&quot;)" office:value-type="string" office:string-value="mothim" calcext:value-type="string">
            <text:p>mothim</text:p>
          </table:table-cell>
        </table:table-row>
        <table:table-row table:style-name="ro1">
          <table:table-cell table:formula="of:=COM.MICROSOFT.CONCAT(SUBSTITUTE(LOWER([.B511]);&quot; &quot;;&quot;_&quot;);&quot; = Enemy(name = '&quot;;[.B511];&quot;', type = '&quot;;[.C511];&quot;', total = &quot;;[.D511];&quot;, hp = &quot;;[.E511];&quot;, attack = &quot;;[.F511];&quot;, defense = &quot;;[.G511];&quot;, spatk = &quot;;[.H511];&quot;, spdef = &quot;;[.I511];&quot;, speed = &quot;;[.J511]; &quot;)&quot;)" office:value-type="string" office:string-value="combee = Enemy(name = 'Combee', type = 'BUG FLYING', total = 244, hp = 30, attack = 30, defense = 42, spatk = 30, spdef = 42, speed = 70)" calcext:value-type="string">
            <text:p>combee = Enemy(name = 'Combee', type = 'BUG FLYING', total = 244, hp = 30, attack = 30, defense = 42, spatk = 30, spdef = 42, speed = 70)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BUG FLYING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511]);&quot; &quot;;&quot;_&quot;)" office:value-type="string" office:string-value="combee" calcext:value-type="string">
            <text:p>combee</text:p>
          </table:table-cell>
        </table:table-row>
        <table:table-row table:style-name="ro1">
          <table:table-cell table:formula="of:=COM.MICROSOFT.CONCAT(SUBSTITUTE(LOWER([.B512]);&quot; &quot;;&quot;_&quot;);&quot; = Enemy(name = '&quot;;[.B512];&quot;', type = '&quot;;[.C512];&quot;', total = &quot;;[.D512];&quot;, hp = &quot;;[.E512];&quot;, attack = &quot;;[.F512];&quot;, defense = &quot;;[.G512];&quot;, spatk = &quot;;[.H512];&quot;, spdef = &quot;;[.I512];&quot;, speed = &quot;;[.J512]; &quot;)&quot;)" office:value-type="string" office:string-value="vespiquen = Enemy(name = 'Vespiquen', type = 'BUG FLYING', total = 474, hp = 70, attack = 80, defense = 102, spatk = 80, spdef = 102, speed = 40)" calcext:value-type="string">
            <text:p>vespiquen = Enemy(name = 'Vespiquen', type = 'BUG FLYING', total = 474, hp = 70, attack = 80, defense = 102, spatk = 80, spdef = 102, speed = 40)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BUG FLYING</text:p>
          </table:table-cell>
          <table:table-cell office:value-type="float" office:value="474" calcext:value-type="float">
            <text:p>4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512]);&quot; &quot;;&quot;_&quot;)" office:value-type="string" office:string-value="vespiquen" calcext:value-type="string">
            <text:p>vespiquen</text:p>
          </table:table-cell>
        </table:table-row>
        <table:table-row table:style-name="ro1">
          <table:table-cell table:formula="of:=COM.MICROSOFT.CONCAT(SUBSTITUTE(LOWER([.B513]);&quot; &quot;;&quot;_&quot;);&quot; = Enemy(name = '&quot;;[.B513];&quot;', type = '&quot;;[.C513];&quot;', total = &quot;;[.D513];&quot;, hp = &quot;;[.E513];&quot;, attack = &quot;;[.F513];&quot;, defense = &quot;;[.G513];&quot;, spatk = &quot;;[.H513];&quot;, spdef = &quot;;[.I513];&quot;, speed = &quot;;[.J513]; &quot;)&quot;)" office:value-type="string" office:string-value="pachirisu = Enemy(name = 'Pachirisu', type = 'ELECTRIC', total = 405, hp = 60, attack = 45, defense = 70, spatk = 45, spdef = 90, speed = 95)" calcext:value-type="string">
            <text:p>pachirisu = Enemy(name = 'Pachirisu', type = 'ELECTRIC', total = 405, hp = 60, attack = 45, defense = 70, spatk = 45, spdef = 90, speed = 95)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ELECTRIC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13]);&quot; &quot;;&quot;_&quot;)" office:value-type="string" office:string-value="pachirisu" calcext:value-type="string">
            <text:p>pachirisu</text:p>
          </table:table-cell>
        </table:table-row>
        <table:table-row table:style-name="ro1">
          <table:table-cell table:formula="of:=COM.MICROSOFT.CONCAT(SUBSTITUTE(LOWER([.B514]);&quot; &quot;;&quot;_&quot;);&quot; = Enemy(name = '&quot;;[.B514];&quot;', type = '&quot;;[.C514];&quot;', total = &quot;;[.D514];&quot;, hp = &quot;;[.E514];&quot;, attack = &quot;;[.F514];&quot;, defense = &quot;;[.G514];&quot;, spatk = &quot;;[.H514];&quot;, spdef = &quot;;[.I514];&quot;, speed = &quot;;[.J514]; &quot;)&quot;)" office:value-type="string" office:string-value="buizel = Enemy(name = 'Buizel', type = 'WATER', total = 330, hp = 55, attack = 65, defense = 35, spatk = 60, spdef = 30, speed = 85)" calcext:value-type="string">
            <text:p>buizel = Enemy(name = 'Buizel', type = 'WATER', total = 330, hp = 55, attack = 65, defense = 35, spatk = 60, spdef = 30, speed = 85)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TER</text:p>
          </table:table-cell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14]);&quot; &quot;;&quot;_&quot;)" office:value-type="string" office:string-value="buizel" calcext:value-type="string">
            <text:p>buizel</text:p>
          </table:table-cell>
        </table:table-row>
        <table:table-row table:style-name="ro1">
          <table:table-cell table:formula="of:=COM.MICROSOFT.CONCAT(SUBSTITUTE(LOWER([.B515]);&quot; &quot;;&quot;_&quot;);&quot; = Enemy(name = '&quot;;[.B515];&quot;', type = '&quot;;[.C515];&quot;', total = &quot;;[.D515];&quot;, hp = &quot;;[.E515];&quot;, attack = &quot;;[.F515];&quot;, defense = &quot;;[.G515];&quot;, spatk = &quot;;[.H515];&quot;, spdef = &quot;;[.I515];&quot;, speed = &quot;;[.J515]; &quot;)&quot;)" office:value-type="string" office:string-value="floatzel = Enemy(name = 'Floatzel', type = 'WATER', total = 495, hp = 85, attack = 105, defense = 55, spatk = 85, spdef = 50, speed = 115)" calcext:value-type="string">
            <text:p>floatzel = Enemy(name = 'Floatzel', type = 'WATER', total = 495, hp = 85, attack = 105, defense = 55, spatk = 85, spdef = 50, speed = 115)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TER</text:p>
          </table:table-cell>
          <table:table-cell office:value-type="float" office:value="495" calcext:value-type="float">
            <text:p>4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515]);&quot; &quot;;&quot;_&quot;)" office:value-type="string" office:string-value="floatzel" calcext:value-type="string">
            <text:p>floatzel</text:p>
          </table:table-cell>
        </table:table-row>
        <table:table-row table:style-name="ro1">
          <table:table-cell table:formula="of:=COM.MICROSOFT.CONCAT(SUBSTITUTE(LOWER([.B516]);&quot; &quot;;&quot;_&quot;);&quot; = Enemy(name = '&quot;;[.B516];&quot;', type = '&quot;;[.C516];&quot;', total = &quot;;[.D516];&quot;, hp = &quot;;[.E516];&quot;, attack = &quot;;[.F516];&quot;, defense = &quot;;[.G516];&quot;, spatk = &quot;;[.H516];&quot;, spdef = &quot;;[.I516];&quot;, speed = &quot;;[.J516]; &quot;)&quot;)" office:value-type="string" office:string-value="cherubi = Enemy(name = 'Cherubi', type = 'GRASS', total = 275, hp = 45, attack = 35, defense = 45, spatk = 62, spdef = 53, speed = 35)" calcext:value-type="string">
            <text:p>cherubi = Enemy(name = 'Cherubi', type = 'GRASS', total = 275, hp = 45, attack = 35, defense = 45, spatk = 62, spdef = 53, speed = 35)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GRASS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516]);&quot; &quot;;&quot;_&quot;)" office:value-type="string" office:string-value="cherubi" calcext:value-type="string">
            <text:p>cherubi</text:p>
          </table:table-cell>
        </table:table-row>
        <table:table-row table:style-name="ro1">
          <table:table-cell table:formula="of:=COM.MICROSOFT.CONCAT(SUBSTITUTE(LOWER([.B517]);&quot; &quot;;&quot;_&quot;);&quot; = Enemy(name = '&quot;;[.B517];&quot;', type = '&quot;;[.C517];&quot;', total = &quot;;[.D517];&quot;, hp = &quot;;[.E517];&quot;, attack = &quot;;[.F517];&quot;, defense = &quot;;[.G517];&quot;, spatk = &quot;;[.H517];&quot;, spdef = &quot;;[.I517];&quot;, speed = &quot;;[.J517]; &quot;)&quot;)" office:value-type="string" office:string-value="cherrim = Enemy(name = 'Cherrim', type = 'GRASS', total = 450, hp = 70, attack = 60, defense = 70, spatk = 87, spdef = 78, speed = 85)" calcext:value-type="string">
            <text:p>cherrim = Enemy(name = 'Cherrim', type = 'GRASS', total = 450, hp = 70, attack = 60, defense = 70, spatk = 87, spdef = 78, speed = 85)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GRASS</text:p>
          </table:table-cell>
          <table:table-cell office:value-type="float" office:value="450" calcext:value-type="float">
            <text:p>4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17]);&quot; &quot;;&quot;_&quot;)" office:value-type="string" office:string-value="cherrim" calcext:value-type="string">
            <text:p>cherrim</text:p>
          </table:table-cell>
        </table:table-row>
        <table:table-row table:style-name="ro1">
          <table:table-cell table:formula="of:=COM.MICROSOFT.CONCAT(SUBSTITUTE(LOWER([.B518]);&quot; &quot;;&quot;_&quot;);&quot; = Enemy(name = '&quot;;[.B518];&quot;', type = '&quot;;[.C518];&quot;', total = &quot;;[.D518];&quot;, hp = &quot;;[.E518];&quot;, attack = &quot;;[.F518];&quot;, defense = &quot;;[.G518];&quot;, spatk = &quot;;[.H518];&quot;, spdef = &quot;;[.I518];&quot;, speed = &quot;;[.J518]; &quot;)&quot;)" office:value-type="string" office:string-value="shellos = Enemy(name = 'Shellos', type = 'WATER', total = 325, hp = 76, attack = 48, defense = 48, spatk = 57, spdef = 62, speed = 34)" calcext:value-type="string">
            <text:p>shellos = Enemy(name = 'Shellos', type = 'WATER', total = 325, hp = 76, attack = 48, defense = 48, spatk = 57, spdef = 62, speed = 34)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WATER</text:p>
          </table:table-cell>
          <table:table-cell office:value-type="float" office:value="325" calcext:value-type="float">
            <text:p>3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BSTITUTE(LOWER([.B518]);&quot; &quot;;&quot;_&quot;)" office:value-type="string" office:string-value="shellos" calcext:value-type="string">
            <text:p>shellos</text:p>
          </table:table-cell>
        </table:table-row>
        <table:table-row table:style-name="ro1">
          <table:table-cell table:formula="of:=COM.MICROSOFT.CONCAT(SUBSTITUTE(LOWER([.B519]);&quot; &quot;;&quot;_&quot;);&quot; = Enemy(name = '&quot;;[.B519];&quot;', type = '&quot;;[.C519];&quot;', total = &quot;;[.D519];&quot;, hp = &quot;;[.E519];&quot;, attack = &quot;;[.F519];&quot;, defense = &quot;;[.G519];&quot;, spatk = &quot;;[.H519];&quot;, spdef = &quot;;[.I519];&quot;, speed = &quot;;[.J519]; &quot;)&quot;)" office:value-type="string" office:string-value="gastrodon = Enemy(name = 'Gastrodon', type = 'WATER GROUND', total = 475, hp = 111, attack = 83, defense = 68, spatk = 92, spdef = 82, speed = 39)" calcext:value-type="string">
            <text:p>gastrodon = Enemy(name = 'Gastrodon', type = 'WATER GROUND', total = 475, hp = 111, attack = 83, defense = 68, spatk = 92, spdef = 82, speed = 39)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WATER GROUND</text:p>
          </table:table-cell>
          <table:table-cell office:value-type="float" office:value="475" calcext:value-type="float">
            <text:p>475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BSTITUTE(LOWER([.B519]);&quot; &quot;;&quot;_&quot;)" office:value-type="string" office:string-value="gastrodon" calcext:value-type="string">
            <text:p>gastrodon</text:p>
          </table:table-cell>
        </table:table-row>
        <table:table-row table:style-name="ro1">
          <table:table-cell table:formula="of:=COM.MICROSOFT.CONCAT(SUBSTITUTE(LOWER([.B520]);&quot; &quot;;&quot;_&quot;);&quot; = Enemy(name = '&quot;;[.B520];&quot;', type = '&quot;;[.C520];&quot;', total = &quot;;[.D520];&quot;, hp = &quot;;[.E520];&quot;, attack = &quot;;[.F520];&quot;, defense = &quot;;[.G520];&quot;, spatk = &quot;;[.H520];&quot;, spdef = &quot;;[.I520];&quot;, speed = &quot;;[.J520]; &quot;)&quot;)" office:value-type="string" office:string-value="ambipom = Enemy(name = 'Ambipom', type = 'NORMAL', total = 482, hp = 75, attack = 100, defense = 66, spatk = 60, spdef = 66, speed = 115)" calcext:value-type="string">
            <text:p>ambipom = Enemy(name = 'Ambipom', type = 'NORMAL', total = 482, hp = 75, attack = 100, defense = 66, spatk = 60, spdef = 66, speed = 115)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NORMAL</text:p>
          </table:table-cell>
          <table:table-cell office:value-type="float" office:value="482" calcext:value-type="float">
            <text:p>48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520]);&quot; &quot;;&quot;_&quot;)" office:value-type="string" office:string-value="ambipom" calcext:value-type="string">
            <text:p>ambipom</text:p>
          </table:table-cell>
        </table:table-row>
        <table:table-row table:style-name="ro1">
          <table:table-cell table:formula="of:=COM.MICROSOFT.CONCAT(SUBSTITUTE(LOWER([.B521]);&quot; &quot;;&quot;_&quot;);&quot; = Enemy(name = '&quot;;[.B521];&quot;', type = '&quot;;[.C521];&quot;', total = &quot;;[.D521];&quot;, hp = &quot;;[.E521];&quot;, attack = &quot;;[.F521];&quot;, defense = &quot;;[.G521];&quot;, spatk = &quot;;[.H521];&quot;, spdef = &quot;;[.I521];&quot;, speed = &quot;;[.J521]; &quot;)&quot;)" office:value-type="string" office:string-value="drifloon = Enemy(name = 'Drifloon', type = 'GHOST FLYING', total = 348, hp = 90, attack = 50, defense = 34, spatk = 60, spdef = 44, speed = 70)" calcext:value-type="string">
            <text:p>drifloon = Enemy(name = 'Drifloon', type = 'GHOST FLYING', total = 348, hp = 90, attack = 50, defense = 34, spatk = 60, spdef = 44, speed = 70)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GHOST FLYING</text:p>
          </table:table-cell>
          <table:table-cell office:value-type="float" office:value="348" calcext:value-type="float">
            <text:p>34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521]);&quot; &quot;;&quot;_&quot;)" office:value-type="string" office:string-value="drifloon" calcext:value-type="string">
            <text:p>drifloon</text:p>
          </table:table-cell>
        </table:table-row>
        <table:table-row table:style-name="ro1">
          <table:table-cell table:formula="of:=COM.MICROSOFT.CONCAT(SUBSTITUTE(LOWER([.B522]);&quot; &quot;;&quot;_&quot;);&quot; = Enemy(name = '&quot;;[.B522];&quot;', type = '&quot;;[.C522];&quot;', total = &quot;;[.D522];&quot;, hp = &quot;;[.E522];&quot;, attack = &quot;;[.F522];&quot;, defense = &quot;;[.G522];&quot;, spatk = &quot;;[.H522];&quot;, spdef = &quot;;[.I522];&quot;, speed = &quot;;[.J522]; &quot;)&quot;)" office:value-type="string" office:string-value="drifblim = Enemy(name = 'Drifblim', type = 'GHOST FLYING', total = 498, hp = 150, attack = 80, defense = 44, spatk = 90, spdef = 54, speed = 80)" calcext:value-type="string">
            <text:p>drifblim = Enemy(name = 'Drifblim', type = 'GHOST FLYING', total = 498, hp = 150, attack = 80, defense = 44, spatk = 90, spdef = 54, speed = 80)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GHOST FLYING</text:p>
          </table:table-cell>
          <table:table-cell office:value-type="float" office:value="498" calcext:value-type="float">
            <text:p>49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22]);&quot; &quot;;&quot;_&quot;)" office:value-type="string" office:string-value="drifblim" calcext:value-type="string">
            <text:p>drifblim</text:p>
          </table:table-cell>
        </table:table-row>
        <table:table-row table:style-name="ro1">
          <table:table-cell table:formula="of:=COM.MICROSOFT.CONCAT(SUBSTITUTE(LOWER([.B523]);&quot; &quot;;&quot;_&quot;);&quot; = Enemy(name = '&quot;;[.B523];&quot;', type = '&quot;;[.C523];&quot;', total = &quot;;[.D523];&quot;, hp = &quot;;[.E523];&quot;, attack = &quot;;[.F523];&quot;, defense = &quot;;[.G523];&quot;, spatk = &quot;;[.H523];&quot;, spdef = &quot;;[.I523];&quot;, speed = &quot;;[.J523]; &quot;)&quot;)" office:value-type="string" office:string-value="buneary = Enemy(name = 'Buneary', type = 'NORMAL', total = 350, hp = 55, attack = 66, defense = 44, spatk = 44, spdef = 56, speed = 85)" calcext:value-type="string">
            <text:p>buneary = Enemy(name = 'Buneary', type = 'NORMAL', total = 350, hp = 55, attack = 66, defense = 44, spatk = 44, spdef = 56, speed = 85)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NORMAL</text:p>
          </table:table-cell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23]);&quot; &quot;;&quot;_&quot;)" office:value-type="string" office:string-value="buneary" calcext:value-type="string">
            <text:p>buneary</text:p>
          </table:table-cell>
        </table:table-row>
        <table:table-row table:style-name="ro1">
          <table:table-cell table:formula="of:=COM.MICROSOFT.CONCAT(SUBSTITUTE(LOWER([.B524]);&quot; &quot;;&quot;_&quot;);&quot; = Enemy(name = '&quot;;[.B524];&quot;', type = '&quot;;[.C524];&quot;', total = &quot;;[.D524];&quot;, hp = &quot;;[.E524];&quot;, attack = &quot;;[.F524];&quot;, defense = &quot;;[.G524];&quot;, spatk = &quot;;[.H524];&quot;, spdef = &quot;;[.I524];&quot;, speed = &quot;;[.J524]; &quot;)&quot;)" office:value-type="string" office:string-value="lopunny = Enemy(name = 'Lopunny', type = 'NORMAL', total = 480, hp = 65, attack = 76, defense = 84, spatk = 54, spdef = 96, speed = 105)" calcext:value-type="string">
            <text:p>lopunny = Enemy(name = 'Lopunny', type = 'NORMAL', total = 480, hp = 65, attack = 76, defense = 84, spatk = 54, spdef = 96, speed = 105)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NORMAL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524]);&quot; &quot;;&quot;_&quot;)" office:value-type="string" office:string-value="lopunny" calcext:value-type="string">
            <text:p>lopunny</text:p>
          </table:table-cell>
        </table:table-row>
        <table:table-row table:style-name="ro1">
          <table:table-cell table:formula="of:=COM.MICROSOFT.CONCAT(SUBSTITUTE(LOWER([.B525]);&quot; &quot;;&quot;_&quot;);&quot; = Enemy(name = '&quot;;[.B525];&quot;', type = '&quot;;[.C525];&quot;', total = &quot;;[.D525];&quot;, hp = &quot;;[.E525];&quot;, attack = &quot;;[.F525];&quot;, defense = &quot;;[.G525];&quot;, spatk = &quot;;[.H525];&quot;, spdef = &quot;;[.I525];&quot;, speed = &quot;;[.J525]; &quot;)&quot;)" office:value-type="string" office:string-value="lopunny_mega_lopunny = Enemy(name = 'Lopunny Mega Lopunny', type = 'NORMAL FIGHTING', total = 580, hp = 65, attack = 136, defense = 94, spatk = 54, spdef = 96, speed = 135)" calcext:value-type="string">
            <text:p>lopunny_mega_lopunny = Enemy(name = 'Lopunny Mega Lopunny', type = 'NORMAL FIGHTING', total = 580, hp = 65, attack = 136, defense = 94, spatk = 54, spdef = 96, speed = 135)</text:p>
          </table:table-cell>
          <table:table-cell office:value-type="string" calcext:value-type="string">
            <text:p>Lopunny Mega Lopunny</text:p>
          </table:table-cell>
          <table:table-cell office:value-type="string" calcext:value-type="string">
            <text:p>NORMAL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SUBSTITUTE(LOWER([.B525]);&quot; &quot;;&quot;_&quot;)" office:value-type="string" office:string-value="lopunny_mega_lopunny" calcext:value-type="string">
            <text:p>lopunny_mega_lopunny</text:p>
          </table:table-cell>
        </table:table-row>
        <table:table-row table:style-name="ro1">
          <table:table-cell table:formula="of:=COM.MICROSOFT.CONCAT(SUBSTITUTE(LOWER([.B526]);&quot; &quot;;&quot;_&quot;);&quot; = Enemy(name = '&quot;;[.B526];&quot;', type = '&quot;;[.C526];&quot;', total = &quot;;[.D526];&quot;, hp = &quot;;[.E526];&quot;, attack = &quot;;[.F526];&quot;, defense = &quot;;[.G526];&quot;, spatk = &quot;;[.H526];&quot;, spdef = &quot;;[.I526];&quot;, speed = &quot;;[.J526]; &quot;)&quot;)" office:value-type="string" office:string-value="mismagius = Enemy(name = 'Mismagius', type = 'GHOST', total = 495, hp = 60, attack = 60, defense = 60, spatk = 105, spdef = 105, speed = 105)" calcext:value-type="string">
            <text:p>mismagius = Enemy(name = 'Mismagius', type = 'GHOST', total = 495, hp = 60, attack = 60, defense = 60, spatk = 105, spdef = 105, speed = 105)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GHOST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/>
          <table:table-cell table:formula="of:=SUBSTITUTE(LOWER([.B526]);&quot; &quot;;&quot;_&quot;)" office:value-type="string" office:string-value="mismagius" calcext:value-type="string">
            <text:p>mismagius</text:p>
          </table:table-cell>
        </table:table-row>
        <table:table-row table:style-name="ro1">
          <table:table-cell table:formula="of:=COM.MICROSOFT.CONCAT(SUBSTITUTE(LOWER([.B527]);&quot; &quot;;&quot;_&quot;);&quot; = Enemy(name = '&quot;;[.B527];&quot;', type = '&quot;;[.C527];&quot;', total = &quot;;[.D527];&quot;, hp = &quot;;[.E527];&quot;, attack = &quot;;[.F527];&quot;, defense = &quot;;[.G527];&quot;, spatk = &quot;;[.H527];&quot;, spdef = &quot;;[.I527];&quot;, speed = &quot;;[.J527]; &quot;)&quot;)" office:value-type="string" office:string-value="honchkrow = Enemy(name = 'Honchkrow', type = 'DARK FLYING', total = 505, hp = 100, attack = 125, defense = 52, spatk = 105, spdef = 52, speed = 71)" calcext:value-type="string">
            <text:p>honchkrow = Enemy(name = 'Honchkrow', type = 'DARK FLYING', total = 505, hp = 100, attack = 125, defense = 52, spatk = 105, spdef = 52, speed = 71)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DARK FLYING</text:p>
          </table:table-cell>
          <table:table-cell office:value-type="float" office:value="505" calcext:value-type="float">
            <text:p>5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527]);&quot; &quot;;&quot;_&quot;)" office:value-type="string" office:string-value="honchkrow" calcext:value-type="string">
            <text:p>honchkrow</text:p>
          </table:table-cell>
        </table:table-row>
        <table:table-row table:style-name="ro1">
          <table:table-cell table:formula="of:=COM.MICROSOFT.CONCAT(SUBSTITUTE(LOWER([.B528]);&quot; &quot;;&quot;_&quot;);&quot; = Enemy(name = '&quot;;[.B528];&quot;', type = '&quot;;[.C528];&quot;', total = &quot;;[.D528];&quot;, hp = &quot;;[.E528];&quot;, attack = &quot;;[.F528];&quot;, defense = &quot;;[.G528];&quot;, spatk = &quot;;[.H528];&quot;, spdef = &quot;;[.I528];&quot;, speed = &quot;;[.J528]; &quot;)&quot;)" office:value-type="string" office:string-value="glameow = Enemy(name = 'Glameow', type = 'NORMAL', total = 310, hp = 49, attack = 55, defense = 42, spatk = 42, spdef = 37, speed = 85)" calcext:value-type="string">
            <text:p>glameow = Enemy(name = 'Glameow', type = 'NORMAL', total = 310, hp = 49, attack = 55, defense = 42, spatk = 42, spdef = 37, speed = 85)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NORMAL</text:p>
          </table:table-cell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28]);&quot; &quot;;&quot;_&quot;)" office:value-type="string" office:string-value="glameow" calcext:value-type="string">
            <text:p>glameow</text:p>
          </table:table-cell>
        </table:table-row>
        <table:table-row table:style-name="ro1">
          <table:table-cell table:formula="of:=COM.MICROSOFT.CONCAT(SUBSTITUTE(LOWER([.B529]);&quot; &quot;;&quot;_&quot;);&quot; = Enemy(name = '&quot;;[.B529];&quot;', type = '&quot;;[.C529];&quot;', total = &quot;;[.D529];&quot;, hp = &quot;;[.E529];&quot;, attack = &quot;;[.F529];&quot;, defense = &quot;;[.G529];&quot;, spatk = &quot;;[.H529];&quot;, spdef = &quot;;[.I529];&quot;, speed = &quot;;[.J529]; &quot;)&quot;)" office:value-type="string" office:string-value="purugly = Enemy(name = 'Purugly', type = 'NORMAL', total = 452, hp = 71, attack = 82, defense = 64, spatk = 64, spdef = 59, speed = 112)" calcext:value-type="string">
            <text:p>purugly = Enemy(name = 'Purugly', type = 'NORMAL', total = 452, hp = 71, attack = 82, defense = 64, spatk = 64, spdef = 59, speed = 112)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NORMAL</text:p>
          </table:table-cell>
          <table:table-cell office:value-type="float" office:value="452" calcext:value-type="float">
            <text:p>45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BSTITUTE(LOWER([.B529]);&quot; &quot;;&quot;_&quot;)" office:value-type="string" office:string-value="purugly" calcext:value-type="string">
            <text:p>purugly</text:p>
          </table:table-cell>
        </table:table-row>
        <table:table-row table:style-name="ro1">
          <table:table-cell table:formula="of:=COM.MICROSOFT.CONCAT(SUBSTITUTE(LOWER([.B530]);&quot; &quot;;&quot;_&quot;);&quot; = Enemy(name = '&quot;;[.B530];&quot;', type = '&quot;;[.C530];&quot;', total = &quot;;[.D530];&quot;, hp = &quot;;[.E530];&quot;, attack = &quot;;[.F530];&quot;, defense = &quot;;[.G530];&quot;, spatk = &quot;;[.H530];&quot;, spdef = &quot;;[.I530];&quot;, speed = &quot;;[.J530]; &quot;)&quot;)" office:value-type="string" office:string-value="chingling = Enemy(name = 'Chingling', type = 'PSYCHIC', total = 285, hp = 45, attack = 30, defense = 50, spatk = 65, spdef = 50, speed = 45)" calcext:value-type="string">
            <text:p>chingling = Enemy(name = 'Chingling', type = 'PSYCHIC', total = 285, hp = 45, attack = 30, defense = 50, spatk = 65, spdef = 50, speed = 45)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SYCHIC</text:p>
          </table:table-cell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530]);&quot; &quot;;&quot;_&quot;)" office:value-type="string" office:string-value="chingling" calcext:value-type="string">
            <text:p>chingling</text:p>
          </table:table-cell>
        </table:table-row>
        <table:table-row table:style-name="ro1">
          <table:table-cell table:formula="of:=COM.MICROSOFT.CONCAT(SUBSTITUTE(LOWER([.B531]);&quot; &quot;;&quot;_&quot;);&quot; = Enemy(name = '&quot;;[.B531];&quot;', type = '&quot;;[.C531];&quot;', total = &quot;;[.D531];&quot;, hp = &quot;;[.E531];&quot;, attack = &quot;;[.F531];&quot;, defense = &quot;;[.G531];&quot;, spatk = &quot;;[.H531];&quot;, spdef = &quot;;[.I531];&quot;, speed = &quot;;[.J531]; &quot;)&quot;)" office:value-type="string" office:string-value="stunky = Enemy(name = 'Stunky', type = 'POISON DARK', total = 329, hp = 63, attack = 63, defense = 47, spatk = 41, spdef = 41, speed = 74)" calcext:value-type="string">
            <text:p>stunky = Enemy(name = 'Stunky', type = 'POISON DARK', total = 329, hp = 63, attack = 63, defense = 47, spatk = 41, spdef = 41, speed = 74)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POISON DARK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BSTITUTE(LOWER([.B531]);&quot; &quot;;&quot;_&quot;)" office:value-type="string" office:string-value="stunky" calcext:value-type="string">
            <text:p>stunky</text:p>
          </table:table-cell>
        </table:table-row>
        <table:table-row table:style-name="ro1">
          <table:table-cell table:formula="of:=COM.MICROSOFT.CONCAT(SUBSTITUTE(LOWER([.B532]);&quot; &quot;;&quot;_&quot;);&quot; = Enemy(name = '&quot;;[.B532];&quot;', type = '&quot;;[.C532];&quot;', total = &quot;;[.D532];&quot;, hp = &quot;;[.E532];&quot;, attack = &quot;;[.F532];&quot;, defense = &quot;;[.G532];&quot;, spatk = &quot;;[.H532];&quot;, spdef = &quot;;[.I532];&quot;, speed = &quot;;[.J532]; &quot;)&quot;)" office:value-type="string" office:string-value="skuntank = Enemy(name = 'Skuntank', type = 'POISON DARK', total = 479, hp = 103, attack = 93, defense = 67, spatk = 71, spdef = 61, speed = 84)" calcext:value-type="string">
            <text:p>skuntank = Enemy(name = 'Skuntank', type = 'POISON DARK', total = 479, hp = 103, attack = 93, defense = 67, spatk = 71, spdef = 61, speed = 84)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POISON DARK</text:p>
          </table:table-cell>
          <table:table-cell office:value-type="float" office:value="479" calcext:value-type="float">
            <text:p>47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BSTITUTE(LOWER([.B532]);&quot; &quot;;&quot;_&quot;)" office:value-type="string" office:string-value="skuntank" calcext:value-type="string">
            <text:p>skuntank</text:p>
          </table:table-cell>
        </table:table-row>
        <table:table-row table:style-name="ro1">
          <table:table-cell table:formula="of:=COM.MICROSOFT.CONCAT(SUBSTITUTE(LOWER([.B533]);&quot; &quot;;&quot;_&quot;);&quot; = Enemy(name = '&quot;;[.B533];&quot;', type = '&quot;;[.C533];&quot;', total = &quot;;[.D533];&quot;, hp = &quot;;[.E533];&quot;, attack = &quot;;[.F533];&quot;, defense = &quot;;[.G533];&quot;, spatk = &quot;;[.H533];&quot;, spdef = &quot;;[.I533];&quot;, speed = &quot;;[.J533]; &quot;)&quot;)" office:value-type="string" office:string-value="bronzor = Enemy(name = 'Bronzor', type = 'STEEL PSYCHIC', total = 300, hp = 57, attack = 24, defense = 86, spatk = 24, spdef = 86, speed = 23)" calcext:value-type="string">
            <text:p>bronzor = Enemy(name = 'Bronzor', type = 'STEEL PSYCHIC', total = 300, hp = 57, attack = 24, defense = 86, spatk = 24, spdef = 86, speed = 23)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STEEL PSYCHIC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BSTITUTE(LOWER([.B533]);&quot; &quot;;&quot;_&quot;)" office:value-type="string" office:string-value="bronzor" calcext:value-type="string">
            <text:p>bronzor</text:p>
          </table:table-cell>
        </table:table-row>
        <table:table-row table:style-name="ro1">
          <table:table-cell table:formula="of:=COM.MICROSOFT.CONCAT(SUBSTITUTE(LOWER([.B534]);&quot; &quot;;&quot;_&quot;);&quot; = Enemy(name = '&quot;;[.B534];&quot;', type = '&quot;;[.C534];&quot;', total = &quot;;[.D534];&quot;, hp = &quot;;[.E534];&quot;, attack = &quot;;[.F534];&quot;, defense = &quot;;[.G534];&quot;, spatk = &quot;;[.H534];&quot;, spdef = &quot;;[.I534];&quot;, speed = &quot;;[.J534]; &quot;)&quot;)" office:value-type="string" office:string-value="bronzong = Enemy(name = 'Bronzong', type = 'STEEL PSYCHIC', total = 500, hp = 67, attack = 89, defense = 116, spatk = 79, spdef = 116, speed = 33)" calcext:value-type="string">
            <text:p>bronzong = Enemy(name = 'Bronzong', type = 'STEEL PSYCHIC', total = 500, hp = 67, attack = 89, defense = 116, spatk = 79, spdef = 116, speed = 33)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STEEL PSYCHIC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BSTITUTE(LOWER([.B534]);&quot; &quot;;&quot;_&quot;)" office:value-type="string" office:string-value="bronzong" calcext:value-type="string">
            <text:p>bronzong</text:p>
          </table:table-cell>
        </table:table-row>
        <table:table-row table:style-name="ro1">
          <table:table-cell table:formula="of:=COM.MICROSOFT.CONCAT(SUBSTITUTE(LOWER([.B535]);&quot; &quot;;&quot;_&quot;);&quot; = Enemy(name = '&quot;;[.B535];&quot;', type = '&quot;;[.C535];&quot;', total = &quot;;[.D535];&quot;, hp = &quot;;[.E535];&quot;, attack = &quot;;[.F535];&quot;, defense = &quot;;[.G535];&quot;, spatk = &quot;;[.H535];&quot;, spdef = &quot;;[.I535];&quot;, speed = &quot;;[.J535]; &quot;)&quot;)" office:value-type="string" office:string-value="bonsly = Enemy(name = 'Bonsly', type = 'ROCK', total = 290, hp = 50, attack = 80, defense = 95, spatk = 10, spdef = 45, speed = 10)" calcext:value-type="string">
            <text:p>bonsly = Enemy(name = 'Bonsly', type = 'ROCK', total = 290, hp = 50, attack = 80, defense = 95, spatk = 10, spdef = 45, speed = 10)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BSTITUTE(LOWER([.B535]);&quot; &quot;;&quot;_&quot;)" office:value-type="string" office:string-value="bonsly" calcext:value-type="string">
            <text:p>bonsly</text:p>
          </table:table-cell>
        </table:table-row>
        <table:table-row table:style-name="ro1">
          <table:table-cell table:formula="of:=COM.MICROSOFT.CONCAT(SUBSTITUTE(LOWER([.B536]);&quot; &quot;;&quot;_&quot;);&quot; = Enemy(name = '&quot;;[.B536];&quot;', type = '&quot;;[.C536];&quot;', total = &quot;;[.D536];&quot;, hp = &quot;;[.E536];&quot;, attack = &quot;;[.F536];&quot;, defense = &quot;;[.G536];&quot;, spatk = &quot;;[.H536];&quot;, spdef = &quot;;[.I536];&quot;, speed = &quot;;[.J536]; &quot;)&quot;)" office:value-type="string" office:string-value="mime_jr. = Enemy(name = 'Mime Jr.', type = 'PSYCHIC FAIRY', total = 310, hp = 20, attack = 25, defense = 45, spatk = 70, spdef = 90, speed = 60)" calcext:value-type="string">
            <text:p>mime_jr. = Enemy(name = 'Mime Jr.', type = 'PSYCHIC FAIRY', total = 310, hp = 20, attack = 25, defense = 45, spatk = 70, spdef = 90, speed = 60)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SYCHIC FAIRY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536]);&quot; &quot;;&quot;_&quot;)" office:value-type="string" office:string-value="mime_jr." calcext:value-type="string">
            <text:p>mime_jr.</text:p>
          </table:table-cell>
        </table:table-row>
        <table:table-row table:style-name="ro1">
          <table:table-cell table:formula="of:=COM.MICROSOFT.CONCAT(SUBSTITUTE(LOWER([.B537]);&quot; &quot;;&quot;_&quot;);&quot; = Enemy(name = '&quot;;[.B537];&quot;', type = '&quot;;[.C537];&quot;', total = &quot;;[.D537];&quot;, hp = &quot;;[.E537];&quot;, attack = &quot;;[.F537];&quot;, defense = &quot;;[.G537];&quot;, spatk = &quot;;[.H537];&quot;, spdef = &quot;;[.I537];&quot;, speed = &quot;;[.J537]; &quot;)&quot;)" office:value-type="string" office:string-value="happiny = Enemy(name = 'Happiny', type = 'NORMAL', total = 220, hp = 100, attack = 5, defense = 5, spatk = 15, spdef = 65, speed = 30)" calcext:value-type="string">
            <text:p>happiny = Enemy(name = 'Happiny', type = 'NORMAL', total = 220, hp = 100, attack = 5, defense = 5, spatk = 15, spdef = 65, speed = 30)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NORMAL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537]);&quot; &quot;;&quot;_&quot;)" office:value-type="string" office:string-value="happiny" calcext:value-type="string">
            <text:p>happiny</text:p>
          </table:table-cell>
        </table:table-row>
        <table:table-row table:style-name="ro1">
          <table:table-cell table:formula="of:=COM.MICROSOFT.CONCAT(SUBSTITUTE(LOWER([.B538]);&quot; &quot;;&quot;_&quot;);&quot; = Enemy(name = '&quot;;[.B538];&quot;', type = '&quot;;[.C538];&quot;', total = &quot;;[.D538];&quot;, hp = &quot;;[.E538];&quot;, attack = &quot;;[.F538];&quot;, defense = &quot;;[.G538];&quot;, spatk = &quot;;[.H538];&quot;, spdef = &quot;;[.I538];&quot;, speed = &quot;;[.J538]; &quot;)&quot;)" office:value-type="string" office:string-value="chatot = Enemy(name = 'Chatot', type = 'NORMAL FLYING', total = 411, hp = 76, attack = 65, defense = 45, spatk = 92, spdef = 42, speed = 91)" calcext:value-type="string">
            <text:p>chatot = Enemy(name = 'Chatot', type = 'NORMAL FLYING', total = 411, hp = 76, attack = 65, defense = 45, spatk = 92, spdef = 42, speed = 91)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NORMAL FLYING</text:p>
          </table:table-cell>
          <table:table-cell office:value-type="float" office:value="411" calcext:value-type="float">
            <text:p>411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BSTITUTE(LOWER([.B538]);&quot; &quot;;&quot;_&quot;)" office:value-type="string" office:string-value="chatot" calcext:value-type="string">
            <text:p>chatot</text:p>
          </table:table-cell>
        </table:table-row>
        <table:table-row table:style-name="ro1">
          <table:table-cell table:formula="of:=COM.MICROSOFT.CONCAT(SUBSTITUTE(LOWER([.B539]);&quot; &quot;;&quot;_&quot;);&quot; = Enemy(name = '&quot;;[.B539];&quot;', type = '&quot;;[.C539];&quot;', total = &quot;;[.D539];&quot;, hp = &quot;;[.E539];&quot;, attack = &quot;;[.F539];&quot;, defense = &quot;;[.G539];&quot;, spatk = &quot;;[.H539];&quot;, spdef = &quot;;[.I539];&quot;, speed = &quot;;[.J539]; &quot;)&quot;)" office:value-type="string" office:string-value="spiritomb = Enemy(name = 'Spiritomb', type = 'GHOST DARK', total = 485, hp = 50, attack = 92, defense = 108, spatk = 92, spdef = 108, speed = 35)" calcext:value-type="string">
            <text:p>spiritomb = Enemy(name = 'Spiritomb', type = 'GHOST DARK', total = 485, hp = 50, attack = 92, defense = 108, spatk = 92, spdef = 108, speed = 35)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GHOST DARK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539]);&quot; &quot;;&quot;_&quot;)" office:value-type="string" office:string-value="spiritomb" calcext:value-type="string">
            <text:p>spiritomb</text:p>
          </table:table-cell>
        </table:table-row>
        <table:table-row table:style-name="ro1">
          <table:table-cell table:formula="of:=COM.MICROSOFT.CONCAT(SUBSTITUTE(LOWER([.B540]);&quot; &quot;;&quot;_&quot;);&quot; = Enemy(name = '&quot;;[.B540];&quot;', type = '&quot;;[.C540];&quot;', total = &quot;;[.D540];&quot;, hp = &quot;;[.E540];&quot;, attack = &quot;;[.F540];&quot;, defense = &quot;;[.G540];&quot;, spatk = &quot;;[.H540];&quot;, spdef = &quot;;[.I540];&quot;, speed = &quot;;[.J540]; &quot;)&quot;)" office:value-type="string" office:string-value="gible = Enemy(name = 'Gible', type = 'DRAGON GROUND', total = 300, hp = 58, attack = 70, defense = 45, spatk = 40, spdef = 45, speed = 42)" calcext:value-type="string">
            <text:p>gible = Enemy(name = 'Gible', type = 'DRAGON GROUND', total = 300, hp = 58, attack = 70, defense = 45, spatk = 40, spdef = 45, speed = 42)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DRAGON GROUND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540]);&quot; &quot;;&quot;_&quot;)" office:value-type="string" office:string-value="gible" calcext:value-type="string">
            <text:p>gible</text:p>
          </table:table-cell>
        </table:table-row>
        <table:table-row table:style-name="ro1">
          <table:table-cell table:formula="of:=COM.MICROSOFT.CONCAT(SUBSTITUTE(LOWER([.B541]);&quot; &quot;;&quot;_&quot;);&quot; = Enemy(name = '&quot;;[.B541];&quot;', type = '&quot;;[.C541];&quot;', total = &quot;;[.D541];&quot;, hp = &quot;;[.E541];&quot;, attack = &quot;;[.F541];&quot;, defense = &quot;;[.G541];&quot;, spatk = &quot;;[.H541];&quot;, spdef = &quot;;[.I541];&quot;, speed = &quot;;[.J541]; &quot;)&quot;)" office:value-type="string" office:string-value="gabite = Enemy(name = 'Gabite', type = 'DRAGON GROUND', total = 410, hp = 68, attack = 90, defense = 65, spatk = 50, spdef = 55, speed = 82)" calcext:value-type="string">
            <text:p>gabite = Enemy(name = 'Gabite', type = 'DRAGON GROUND', total = 410, hp = 68, attack = 90, defense = 65, spatk = 50, spdef = 55, speed = 82)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DRAGON GROUND</text:p>
          </table:table-cell>
          <table:table-cell office:value-type="float" office:value="410" calcext:value-type="float">
            <text:p>41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BSTITUTE(LOWER([.B541]);&quot; &quot;;&quot;_&quot;)" office:value-type="string" office:string-value="gabite" calcext:value-type="string">
            <text:p>gabite</text:p>
          </table:table-cell>
        </table:table-row>
        <table:table-row table:style-name="ro1">
          <table:table-cell table:formula="of:=COM.MICROSOFT.CONCAT(SUBSTITUTE(LOWER([.B542]);&quot; &quot;;&quot;_&quot;);&quot; = Enemy(name = '&quot;;[.B542];&quot;', type = '&quot;;[.C542];&quot;', total = &quot;;[.D542];&quot;, hp = &quot;;[.E542];&quot;, attack = &quot;;[.F542];&quot;, defense = &quot;;[.G542];&quot;, spatk = &quot;;[.H542];&quot;, spdef = &quot;;[.I542];&quot;, speed = &quot;;[.J542]; &quot;)&quot;)" office:value-type="string" office:string-value="garchomp = Enemy(name = 'Garchomp', type = 'DRAGON GROUND', total = 600, hp = 108, attack = 130, defense = 95, spatk = 80, spdef = 85, speed = 102)" calcext:value-type="string">
            <text:p>garchomp = Enemy(name = 'Garchomp', type = 'DRAGON GROUND', total = 600, hp = 108, attack = 130, defense = 95, spatk = 80, spdef = 85, speed = 102)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DRAGON GROUND</text:p>
          </table:table-cell>
          <table:table-cell office:value-type="float" office:value="600" calcext:value-type="float">
            <text:p>60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BSTITUTE(LOWER([.B542]);&quot; &quot;;&quot;_&quot;)" office:value-type="string" office:string-value="garchomp" calcext:value-type="string">
            <text:p>garchomp</text:p>
          </table:table-cell>
        </table:table-row>
        <table:table-row table:style-name="ro1">
          <table:table-cell table:formula="of:=COM.MICROSOFT.CONCAT(SUBSTITUTE(LOWER([.B543]);&quot; &quot;;&quot;_&quot;);&quot; = Enemy(name = '&quot;;[.B543];&quot;', type = '&quot;;[.C543];&quot;', total = &quot;;[.D543];&quot;, hp = &quot;;[.E543];&quot;, attack = &quot;;[.F543];&quot;, defense = &quot;;[.G543];&quot;, spatk = &quot;;[.H543];&quot;, spdef = &quot;;[.I543];&quot;, speed = &quot;;[.J543]; &quot;)&quot;)" office:value-type="string" office:string-value="garchomp_mega_garchomp = Enemy(name = 'Garchomp Mega Garchomp', type = 'DRAGON GROUND', total = 700, hp = 108, attack = 170, defense = 115, spatk = 120, spdef = 95, speed = 92)" calcext:value-type="string">
            <text:p>garchomp_mega_garchomp = Enemy(name = 'Garchomp Mega Garchomp', type = 'DRAGON GROUND', total = 700, hp = 108, attack = 170, defense = 115, spatk = 120, spdef = 95, speed = 92)</text:p>
          </table:table-cell>
          <table:table-cell office:value-type="string" calcext:value-type="string">
            <text:p>Garchomp Mega Garchomp</text:p>
          </table:table-cell>
          <table:table-cell office:value-type="string" calcext:value-type="string">
            <text:p>DRAGON GROUND</text:p>
          </table:table-cell>
          <table:table-cell office:value-type="float" office:value="700" calcext:value-type="float">
            <text:p>700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SUBSTITUTE(LOWER([.B543]);&quot; &quot;;&quot;_&quot;)" office:value-type="string" office:string-value="garchomp_mega_garchomp" calcext:value-type="string">
            <text:p>garchomp_mega_garchomp</text:p>
          </table:table-cell>
        </table:table-row>
        <table:table-row table:style-name="ro1">
          <table:table-cell table:formula="of:=COM.MICROSOFT.CONCAT(SUBSTITUTE(LOWER([.B544]);&quot; &quot;;&quot;_&quot;);&quot; = Enemy(name = '&quot;;[.B544];&quot;', type = '&quot;;[.C544];&quot;', total = &quot;;[.D544];&quot;, hp = &quot;;[.E544];&quot;, attack = &quot;;[.F544];&quot;, defense = &quot;;[.G544];&quot;, spatk = &quot;;[.H544];&quot;, spdef = &quot;;[.I544];&quot;, speed = &quot;;[.J544]; &quot;)&quot;)" office:value-type="string" office:string-value="munchlax = Enemy(name = 'Munchlax', type = 'NORMAL', total = 390, hp = 135, attack = 85, defense = 40, spatk = 40, spdef = 85, speed = 5)" calcext:value-type="string">
            <text:p>munchlax = Enemy(name = 'Munchlax', type = 'NORMAL', total = 390, hp = 135, attack = 85, defense = 40, spatk = 40, spdef = 85, speed = 5)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NORMAL</text:p>
          </table:table-cell>
          <table:table-cell office:value-type="float" office:value="390" calcext:value-type="float">
            <text:p>39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/>
          <table:table-cell table:formula="of:=SUBSTITUTE(LOWER([.B544]);&quot; &quot;;&quot;_&quot;)" office:value-type="string" office:string-value="munchlax" calcext:value-type="string">
            <text:p>munchlax</text:p>
          </table:table-cell>
        </table:table-row>
        <table:table-row table:style-name="ro1">
          <table:table-cell table:formula="of:=COM.MICROSOFT.CONCAT(SUBSTITUTE(LOWER([.B545]);&quot; &quot;;&quot;_&quot;);&quot; = Enemy(name = '&quot;;[.B545];&quot;', type = '&quot;;[.C545];&quot;', total = &quot;;[.D545];&quot;, hp = &quot;;[.E545];&quot;, attack = &quot;;[.F545];&quot;, defense = &quot;;[.G545];&quot;, spatk = &quot;;[.H545];&quot;, spdef = &quot;;[.I545];&quot;, speed = &quot;;[.J545]; &quot;)&quot;)" office:value-type="string" office:string-value="riolu = Enemy(name = 'Riolu', type = 'FIGHTING', total = 285, hp = 40, attack = 70, defense = 40, spatk = 35, spdef = 40, speed = 60)" calcext:value-type="string">
            <text:p>riolu = Enemy(name = 'Riolu', type = 'FIGHTING', total = 285, hp = 40, attack = 70, defense = 40, spatk = 35, spdef = 40, speed = 60)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FIGHTING</text:p>
          </table:table-cell>
          <table:table-cell office:value-type="float" office:value="285" calcext:value-type="float">
            <text:p>2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545]);&quot; &quot;;&quot;_&quot;)" office:value-type="string" office:string-value="riolu" calcext:value-type="string">
            <text:p>riolu</text:p>
          </table:table-cell>
        </table:table-row>
        <table:table-row table:style-name="ro1">
          <table:table-cell table:formula="of:=COM.MICROSOFT.CONCAT(SUBSTITUTE(LOWER([.B546]);&quot; &quot;;&quot;_&quot;);&quot; = Enemy(name = '&quot;;[.B546];&quot;', type = '&quot;;[.C546];&quot;', total = &quot;;[.D546];&quot;, hp = &quot;;[.E546];&quot;, attack = &quot;;[.F546];&quot;, defense = &quot;;[.G546];&quot;, spatk = &quot;;[.H546];&quot;, spdef = &quot;;[.I546];&quot;, speed = &quot;;[.J546]; &quot;)&quot;)" office:value-type="string" office:string-value="lucario = Enemy(name = 'Lucario', type = 'FIGHTING STEEL', total = 525, hp = 70, attack = 110, defense = 70, spatk = 115, spdef = 70, speed = 90)" calcext:value-type="string">
            <text:p>lucario = Enemy(name = 'Lucario', type = 'FIGHTING STEEL', total = 525, hp = 70, attack = 110, defense = 70, spatk = 115, spdef = 70, speed = 90)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FIGHTING STEEL</text:p>
          </table:table-cell>
          <table:table-cell office:value-type="float" office:value="525" calcext:value-type="float">
            <text:p>52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46]);&quot; &quot;;&quot;_&quot;)" office:value-type="string" office:string-value="lucario" calcext:value-type="string">
            <text:p>lucario</text:p>
          </table:table-cell>
        </table:table-row>
        <table:table-row table:style-name="ro1">
          <table:table-cell table:formula="of:=COM.MICROSOFT.CONCAT(SUBSTITUTE(LOWER([.B547]);&quot; &quot;;&quot;_&quot;);&quot; = Enemy(name = '&quot;;[.B547];&quot;', type = '&quot;;[.C547];&quot;', total = &quot;;[.D547];&quot;, hp = &quot;;[.E547];&quot;, attack = &quot;;[.F547];&quot;, defense = &quot;;[.G547];&quot;, spatk = &quot;;[.H547];&quot;, spdef = &quot;;[.I547];&quot;, speed = &quot;;[.J547]; &quot;)&quot;)" office:value-type="string" office:string-value="lucario_mega_lucario = Enemy(name = 'Lucario Mega Lucario', type = 'FIGHTING STEEL', total = 625, hp = 70, attack = 145, defense = 88, spatk = 140, spdef = 70, speed = 112)" calcext:value-type="string">
            <text:p>lucario_mega_lucario = Enemy(name = 'Lucario Mega Lucario', type = 'FIGHTING STEEL', total = 625, hp = 70, attack = 145, defense = 88, spatk = 140, spdef = 70, speed = 112)</text:p>
          </table:table-cell>
          <table:table-cell office:value-type="string" calcext:value-type="string">
            <text:p>Lucario Mega Lucario</text:p>
          </table:table-cell>
          <table:table-cell office:value-type="string" calcext:value-type="string">
            <text:p>FIGHTING STEEL</text:p>
          </table:table-cell>
          <table:table-cell office:value-type="float" office:value="625" calcext:value-type="float">
            <text:p>62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BSTITUTE(LOWER([.B547]);&quot; &quot;;&quot;_&quot;)" office:value-type="string" office:string-value="lucario_mega_lucario" calcext:value-type="string">
            <text:p>lucario_mega_lucario</text:p>
          </table:table-cell>
        </table:table-row>
        <table:table-row table:style-name="ro1">
          <table:table-cell table:formula="of:=COM.MICROSOFT.CONCAT(SUBSTITUTE(LOWER([.B548]);&quot; &quot;;&quot;_&quot;);&quot; = Enemy(name = '&quot;;[.B548];&quot;', type = '&quot;;[.C548];&quot;', total = &quot;;[.D548];&quot;, hp = &quot;;[.E548];&quot;, attack = &quot;;[.F548];&quot;, defense = &quot;;[.G548];&quot;, spatk = &quot;;[.H548];&quot;, spdef = &quot;;[.I548];&quot;, speed = &quot;;[.J548]; &quot;)&quot;)" office:value-type="string" office:string-value="hippopotas = Enemy(name = 'Hippopotas', type = 'GROUND', total = 330, hp = 68, attack = 72, defense = 78, spatk = 38, spdef = 42, speed = 32)" calcext:value-type="string">
            <text:p>hippopotas = Enemy(name = 'Hippopotas', type = 'GROUND', total = 330, hp = 68, attack = 72, defense = 78, spatk = 38, spdef = 42, speed = 32)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GROUND</text:p>
          </table:table-cell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548]);&quot; &quot;;&quot;_&quot;)" office:value-type="string" office:string-value="hippopotas" calcext:value-type="string">
            <text:p>hippopotas</text:p>
          </table:table-cell>
        </table:table-row>
        <table:table-row table:style-name="ro1">
          <table:table-cell table:formula="of:=COM.MICROSOFT.CONCAT(SUBSTITUTE(LOWER([.B549]);&quot; &quot;;&quot;_&quot;);&quot; = Enemy(name = '&quot;;[.B549];&quot;', type = '&quot;;[.C549];&quot;', total = &quot;;[.D549];&quot;, hp = &quot;;[.E549];&quot;, attack = &quot;;[.F549];&quot;, defense = &quot;;[.G549];&quot;, spatk = &quot;;[.H549];&quot;, spdef = &quot;;[.I549];&quot;, speed = &quot;;[.J549]; &quot;)&quot;)" office:value-type="string" office:string-value="hippowdon = Enemy(name = 'Hippowdon', type = 'GROUND', total = 525, hp = 108, attack = 112, defense = 118, spatk = 68, spdef = 72, speed = 47)" calcext:value-type="string">
            <text:p>hippowdon = Enemy(name = 'Hippowdon', type = 'GROUND', total = 525, hp = 108, attack = 112, defense = 118, spatk = 68, spdef = 72, speed = 47)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GROUND</text:p>
          </table:table-cell>
          <table:table-cell office:value-type="float" office:value="525" calcext:value-type="float">
            <text:p>52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BSTITUTE(LOWER([.B549]);&quot; &quot;;&quot;_&quot;)" office:value-type="string" office:string-value="hippowdon" calcext:value-type="string">
            <text:p>hippowdon</text:p>
          </table:table-cell>
        </table:table-row>
        <table:table-row table:style-name="ro1">
          <table:table-cell table:formula="of:=COM.MICROSOFT.CONCAT(SUBSTITUTE(LOWER([.B550]);&quot; &quot;;&quot;_&quot;);&quot; = Enemy(name = '&quot;;[.B550];&quot;', type = '&quot;;[.C550];&quot;', total = &quot;;[.D550];&quot;, hp = &quot;;[.E550];&quot;, attack = &quot;;[.F550];&quot;, defense = &quot;;[.G550];&quot;, spatk = &quot;;[.H550];&quot;, spdef = &quot;;[.I550];&quot;, speed = &quot;;[.J550]; &quot;)&quot;)" office:value-type="string" office:string-value="skorupi = Enemy(name = 'Skorupi', type = 'POISON BUG', total = 330, hp = 40, attack = 50, defense = 90, spatk = 30, spdef = 55, speed = 65)" calcext:value-type="string">
            <text:p>skorupi = Enemy(name = 'Skorupi', type = 'POISON BUG', total = 330, hp = 40, attack = 50, defense = 90, spatk = 30, spdef = 55, speed = 65)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POISON BUG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550]);&quot; &quot;;&quot;_&quot;)" office:value-type="string" office:string-value="skorupi" calcext:value-type="string">
            <text:p>skorupi</text:p>
          </table:table-cell>
        </table:table-row>
        <table:table-row table:style-name="ro1">
          <table:table-cell table:formula="of:=COM.MICROSOFT.CONCAT(SUBSTITUTE(LOWER([.B551]);&quot; &quot;;&quot;_&quot;);&quot; = Enemy(name = '&quot;;[.B551];&quot;', type = '&quot;;[.C551];&quot;', total = &quot;;[.D551];&quot;, hp = &quot;;[.E551];&quot;, attack = &quot;;[.F551];&quot;, defense = &quot;;[.G551];&quot;, spatk = &quot;;[.H551];&quot;, spdef = &quot;;[.I551];&quot;, speed = &quot;;[.J551]; &quot;)&quot;)" office:value-type="string" office:string-value="drapion = Enemy(name = 'Drapion', type = 'POISON DARK', total = 500, hp = 70, attack = 90, defense = 110, spatk = 60, spdef = 75, speed = 95)" calcext:value-type="string">
            <text:p>drapion = Enemy(name = 'Drapion', type = 'POISON DARK', total = 500, hp = 70, attack = 90, defense = 110, spatk = 60, spdef = 75, speed = 95)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POISON DARK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51]);&quot; &quot;;&quot;_&quot;)" office:value-type="string" office:string-value="drapion" calcext:value-type="string">
            <text:p>drapion</text:p>
          </table:table-cell>
        </table:table-row>
        <table:table-row table:style-name="ro1">
          <table:table-cell table:formula="of:=COM.MICROSOFT.CONCAT(SUBSTITUTE(LOWER([.B552]);&quot; &quot;;&quot;_&quot;);&quot; = Enemy(name = '&quot;;[.B552];&quot;', type = '&quot;;[.C552];&quot;', total = &quot;;[.D552];&quot;, hp = &quot;;[.E552];&quot;, attack = &quot;;[.F552];&quot;, defense = &quot;;[.G552];&quot;, spatk = &quot;;[.H552];&quot;, spdef = &quot;;[.I552];&quot;, speed = &quot;;[.J552]; &quot;)&quot;)" office:value-type="string" office:string-value="croagunk = Enemy(name = 'Croagunk', type = 'POISON FIGHTING', total = 300, hp = 48, attack = 61, defense = 40, spatk = 61, spdef = 40, speed = 50)" calcext:value-type="string">
            <text:p>croagunk = Enemy(name = 'Croagunk', type = 'POISON FIGHTING', total = 300, hp = 48, attack = 61, defense = 40, spatk = 61, spdef = 40, speed = 50)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POISON FIGHTING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552]);&quot; &quot;;&quot;_&quot;)" office:value-type="string" office:string-value="croagunk" calcext:value-type="string">
            <text:p>croagunk</text:p>
          </table:table-cell>
        </table:table-row>
        <table:table-row table:style-name="ro1">
          <table:table-cell table:formula="of:=COM.MICROSOFT.CONCAT(SUBSTITUTE(LOWER([.B553]);&quot; &quot;;&quot;_&quot;);&quot; = Enemy(name = '&quot;;[.B553];&quot;', type = '&quot;;[.C553];&quot;', total = &quot;;[.D553];&quot;, hp = &quot;;[.E553];&quot;, attack = &quot;;[.F553];&quot;, defense = &quot;;[.G553];&quot;, spatk = &quot;;[.H553];&quot;, spdef = &quot;;[.I553];&quot;, speed = &quot;;[.J553]; &quot;)&quot;)" office:value-type="string" office:string-value="toxicroak = Enemy(name = 'Toxicroak', type = 'POISON FIGHTING', total = 490, hp = 83, attack = 106, defense = 65, spatk = 86, spdef = 65, speed = 85)" calcext:value-type="string">
            <text:p>toxicroak = Enemy(name = 'Toxicroak', type = 'POISON FIGHTING', total = 490, hp = 83, attack = 106, defense = 65, spatk = 86, spdef = 65, speed = 85)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POISON FIGHTING</text:p>
          </table:table-cell>
          <table:table-cell office:value-type="float" office:value="490" calcext:value-type="float">
            <text:p>490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53]);&quot; &quot;;&quot;_&quot;)" office:value-type="string" office:string-value="toxicroak" calcext:value-type="string">
            <text:p>toxicroak</text:p>
          </table:table-cell>
        </table:table-row>
        <table:table-row table:style-name="ro1">
          <table:table-cell table:formula="of:=COM.MICROSOFT.CONCAT(SUBSTITUTE(LOWER([.B554]);&quot; &quot;;&quot;_&quot;);&quot; = Enemy(name = '&quot;;[.B554];&quot;', type = '&quot;;[.C554];&quot;', total = &quot;;[.D554];&quot;, hp = &quot;;[.E554];&quot;, attack = &quot;;[.F554];&quot;, defense = &quot;;[.G554];&quot;, spatk = &quot;;[.H554];&quot;, spdef = &quot;;[.I554];&quot;, speed = &quot;;[.J554]; &quot;)&quot;)" office:value-type="string" office:string-value="carnivine = Enemy(name = 'Carnivine', type = 'GRASS', total = 454, hp = 74, attack = 100, defense = 72, spatk = 90, spdef = 72, speed = 46)" calcext:value-type="string">
            <text:p>carnivine = Enemy(name = 'Carnivine', type = 'GRASS', total = 454, hp = 74, attack = 100, defense = 72, spatk = 90, spdef = 72, speed = 46)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GRASS</text:p>
          </table:table-cell>
          <table:table-cell office:value-type="float" office:value="454" calcext:value-type="float">
            <text:p>454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554]);&quot; &quot;;&quot;_&quot;)" office:value-type="string" office:string-value="carnivine" calcext:value-type="string">
            <text:p>carnivine</text:p>
          </table:table-cell>
        </table:table-row>
        <table:table-row table:style-name="ro1">
          <table:table-cell table:formula="of:=COM.MICROSOFT.CONCAT(SUBSTITUTE(LOWER([.B555]);&quot; &quot;;&quot;_&quot;);&quot; = Enemy(name = '&quot;;[.B555];&quot;', type = '&quot;;[.C555];&quot;', total = &quot;;[.D555];&quot;, hp = &quot;;[.E555];&quot;, attack = &quot;;[.F555];&quot;, defense = &quot;;[.G555];&quot;, spatk = &quot;;[.H555];&quot;, spdef = &quot;;[.I555];&quot;, speed = &quot;;[.J555]; &quot;)&quot;)" office:value-type="string" office:string-value="finneon = Enemy(name = 'Finneon', type = 'WATER', total = 330, hp = 49, attack = 49, defense = 56, spatk = 49, spdef = 61, speed = 66)" calcext:value-type="string">
            <text:p>finneon = Enemy(name = 'Finneon', type = 'WATER', total = 330, hp = 49, attack = 49, defense = 56, spatk = 49, spdef = 61, speed = 66)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WATER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BSTITUTE(LOWER([.B555]);&quot; &quot;;&quot;_&quot;)" office:value-type="string" office:string-value="finneon" calcext:value-type="string">
            <text:p>finneon</text:p>
          </table:table-cell>
        </table:table-row>
        <table:table-row table:style-name="ro1">
          <table:table-cell table:formula="of:=COM.MICROSOFT.CONCAT(SUBSTITUTE(LOWER([.B556]);&quot; &quot;;&quot;_&quot;);&quot; = Enemy(name = '&quot;;[.B556];&quot;', type = '&quot;;[.C556];&quot;', total = &quot;;[.D556];&quot;, hp = &quot;;[.E556];&quot;, attack = &quot;;[.F556];&quot;, defense = &quot;;[.G556];&quot;, spatk = &quot;;[.H556];&quot;, spdef = &quot;;[.I556];&quot;, speed = &quot;;[.J556]; &quot;)&quot;)" office:value-type="string" office:string-value="lumineon = Enemy(name = 'Lumineon', type = 'WATER', total = 460, hp = 69, attack = 69, defense = 76, spatk = 69, spdef = 86, speed = 91)" calcext:value-type="string">
            <text:p>lumineon = Enemy(name = 'Lumineon', type = 'WATER', total = 460, hp = 69, attack = 69, defense = 76, spatk = 69, spdef = 86, speed = 91)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WATER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BSTITUTE(LOWER([.B556]);&quot; &quot;;&quot;_&quot;)" office:value-type="string" office:string-value="lumineon" calcext:value-type="string">
            <text:p>lumineon</text:p>
          </table:table-cell>
        </table:table-row>
        <table:table-row table:style-name="ro1">
          <table:table-cell table:formula="of:=COM.MICROSOFT.CONCAT(SUBSTITUTE(LOWER([.B557]);&quot; &quot;;&quot;_&quot;);&quot; = Enemy(name = '&quot;;[.B557];&quot;', type = '&quot;;[.C557];&quot;', total = &quot;;[.D557];&quot;, hp = &quot;;[.E557];&quot;, attack = &quot;;[.F557];&quot;, defense = &quot;;[.G557];&quot;, spatk = &quot;;[.H557];&quot;, spdef = &quot;;[.I557];&quot;, speed = &quot;;[.J557]; &quot;)&quot;)" office:value-type="string" office:string-value="mantyke = Enemy(name = 'Mantyke', type = 'WATER FLYING', total = 345, hp = 45, attack = 20, defense = 50, spatk = 60, spdef = 120, speed = 50)" calcext:value-type="string">
            <text:p>mantyke = Enemy(name = 'Mantyke', type = 'WATER FLYING', total = 345, hp = 45, attack = 20, defense = 50, spatk = 60, spdef = 120, speed = 50)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TER FLYING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557]);&quot; &quot;;&quot;_&quot;)" office:value-type="string" office:string-value="mantyke" calcext:value-type="string">
            <text:p>mantyke</text:p>
          </table:table-cell>
        </table:table-row>
        <table:table-row table:style-name="ro1">
          <table:table-cell table:formula="of:=COM.MICROSOFT.CONCAT(SUBSTITUTE(LOWER([.B558]);&quot; &quot;;&quot;_&quot;);&quot; = Enemy(name = '&quot;;[.B558];&quot;', type = '&quot;;[.C558];&quot;', total = &quot;;[.D558];&quot;, hp = &quot;;[.E558];&quot;, attack = &quot;;[.F558];&quot;, defense = &quot;;[.G558];&quot;, spatk = &quot;;[.H558];&quot;, spdef = &quot;;[.I558];&quot;, speed = &quot;;[.J558]; &quot;)&quot;)" office:value-type="string" office:string-value="snover = Enemy(name = 'Snover', type = 'GRASS ICE', total = 334, hp = 60, attack = 62, defense = 50, spatk = 62, spdef = 60, speed = 40)" calcext:value-type="string">
            <text:p>snover = Enemy(name = 'Snover', type = 'GRASS ICE', total = 334, hp = 60, attack = 62, defense = 50, spatk = 62, spdef = 60, speed = 40)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GRASS ICE</text:p>
          </table:table-cell>
          <table:table-cell office:value-type="float" office:value="334" calcext:value-type="float">
            <text:p>33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558]);&quot; &quot;;&quot;_&quot;)" office:value-type="string" office:string-value="snover" calcext:value-type="string">
            <text:p>snover</text:p>
          </table:table-cell>
        </table:table-row>
        <table:table-row table:style-name="ro1">
          <table:table-cell table:formula="of:=COM.MICROSOFT.CONCAT(SUBSTITUTE(LOWER([.B559]);&quot; &quot;;&quot;_&quot;);&quot; = Enemy(name = '&quot;;[.B559];&quot;', type = '&quot;;[.C559];&quot;', total = &quot;;[.D559];&quot;, hp = &quot;;[.E559];&quot;, attack = &quot;;[.F559];&quot;, defense = &quot;;[.G559];&quot;, spatk = &quot;;[.H559];&quot;, spdef = &quot;;[.I559];&quot;, speed = &quot;;[.J559]; &quot;)&quot;)" office:value-type="string" office:string-value="abomasnow = Enemy(name = 'Abomasnow', type = 'GRASS ICE', total = 494, hp = 90, attack = 92, defense = 75, spatk = 92, spdef = 85, speed = 60)" calcext:value-type="string">
            <text:p>abomasnow = Enemy(name = 'Abomasnow', type = 'GRASS ICE', total = 494, hp = 90, attack = 92, defense = 75, spatk = 92, spdef = 85, speed = 60)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GRASS ICE</text:p>
          </table:table-cell>
          <table:table-cell office:value-type="float" office:value="494" calcext:value-type="float">
            <text:p>49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559]);&quot; &quot;;&quot;_&quot;)" office:value-type="string" office:string-value="abomasnow" calcext:value-type="string">
            <text:p>abomasnow</text:p>
          </table:table-cell>
        </table:table-row>
        <table:table-row table:style-name="ro1">
          <table:table-cell table:formula="of:=COM.MICROSOFT.CONCAT(SUBSTITUTE(LOWER([.B560]);&quot; &quot;;&quot;_&quot;);&quot; = Enemy(name = '&quot;;[.B560];&quot;', type = '&quot;;[.C560];&quot;', total = &quot;;[.D560];&quot;, hp = &quot;;[.E560];&quot;, attack = &quot;;[.F560];&quot;, defense = &quot;;[.G560];&quot;, spatk = &quot;;[.H560];&quot;, spdef = &quot;;[.I560];&quot;, speed = &quot;;[.J560]; &quot;)&quot;)" office:value-type="string" office:string-value="abomasnow_mega_abomasnow = Enemy(name = 'Abomasnow Mega Abomasnow', type = 'GRASS ICE', total = 594, hp = 90, attack = 132, defense = 105, spatk = 132, spdef = 105, speed = 30)" calcext:value-type="string">
            <text:p>abomasnow_mega_abomasnow = Enemy(name = 'Abomasnow Mega Abomasnow', type = 'GRASS ICE', total = 594, hp = 90, attack = 132, defense = 105, spatk = 132, spdef = 105, speed = 30)</text:p>
          </table:table-cell>
          <table:table-cell office:value-type="string" calcext:value-type="string">
            <text:p>Abomasnow Mega Abomasnow</text:p>
          </table:table-cell>
          <table:table-cell office:value-type="string" calcext:value-type="string">
            <text:p>GRASS ICE</text:p>
          </table:table-cell>
          <table:table-cell office:value-type="float" office:value="594" calcext:value-type="float">
            <text:p>594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560]);&quot; &quot;;&quot;_&quot;)" office:value-type="string" office:string-value="abomasnow_mega_abomasnow" calcext:value-type="string">
            <text:p>abomasnow_mega_abomasnow</text:p>
          </table:table-cell>
        </table:table-row>
        <table:table-row table:style-name="ro1">
          <table:table-cell table:formula="of:=COM.MICROSOFT.CONCAT(SUBSTITUTE(LOWER([.B561]);&quot; &quot;;&quot;_&quot;);&quot; = Enemy(name = '&quot;;[.B561];&quot;', type = '&quot;;[.C561];&quot;', total = &quot;;[.D561];&quot;, hp = &quot;;[.E561];&quot;, attack = &quot;;[.F561];&quot;, defense = &quot;;[.G561];&quot;, spatk = &quot;;[.H561];&quot;, spdef = &quot;;[.I561];&quot;, speed = &quot;;[.J561]; &quot;)&quot;)" office:value-type="string" office:string-value="weavile = Enemy(name = 'Weavile', type = 'DARK ICE', total = 510, hp = 70, attack = 120, defense = 65, spatk = 45, spdef = 85, speed = 125)" calcext:value-type="string">
            <text:p>weavile = Enemy(name = 'Weavile', type = 'DARK ICE', total = 510, hp = 70, attack = 120, defense = 65, spatk = 45, spdef = 85, speed = 125)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DARK ICE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BSTITUTE(LOWER([.B561]);&quot; &quot;;&quot;_&quot;)" office:value-type="string" office:string-value="weavile" calcext:value-type="string">
            <text:p>weavile</text:p>
          </table:table-cell>
        </table:table-row>
        <table:table-row table:style-name="ro1">
          <table:table-cell table:formula="of:=COM.MICROSOFT.CONCAT(SUBSTITUTE(LOWER([.B562]);&quot; &quot;;&quot;_&quot;);&quot; = Enemy(name = '&quot;;[.B562];&quot;', type = '&quot;;[.C562];&quot;', total = &quot;;[.D562];&quot;, hp = &quot;;[.E562];&quot;, attack = &quot;;[.F562];&quot;, defense = &quot;;[.G562];&quot;, spatk = &quot;;[.H562];&quot;, spdef = &quot;;[.I562];&quot;, speed = &quot;;[.J562]; &quot;)&quot;)" office:value-type="string" office:string-value="magnezone = Enemy(name = 'Magnezone', type = 'ELECTRIC STEEL', total = 535, hp = 70, attack = 70, defense = 115, spatk = 130, spdef = 90, speed = 60)" calcext:value-type="string">
            <text:p>magnezone = Enemy(name = 'Magnezone', type = 'ELECTRIC STEEL', total = 535, hp = 70, attack = 70, defense = 115, spatk = 130, spdef = 90, speed = 60)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ELECTRIC STEEL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562]);&quot; &quot;;&quot;_&quot;)" office:value-type="string" office:string-value="magnezone" calcext:value-type="string">
            <text:p>magnezone</text:p>
          </table:table-cell>
        </table:table-row>
        <table:table-row table:style-name="ro1">
          <table:table-cell table:formula="of:=COM.MICROSOFT.CONCAT(SUBSTITUTE(LOWER([.B563]);&quot; &quot;;&quot;_&quot;);&quot; = Enemy(name = '&quot;;[.B563];&quot;', type = '&quot;;[.C563];&quot;', total = &quot;;[.D563];&quot;, hp = &quot;;[.E563];&quot;, attack = &quot;;[.F563];&quot;, defense = &quot;;[.G563];&quot;, spatk = &quot;;[.H563];&quot;, spdef = &quot;;[.I563];&quot;, speed = &quot;;[.J563]; &quot;)&quot;)" office:value-type="string" office:string-value="lickilicky = Enemy(name = 'Lickilicky', type = 'NORMAL', total = 515, hp = 110, attack = 85, defense = 95, spatk = 80, spdef = 95, speed = 50)" calcext:value-type="string">
            <text:p>lickilicky = Enemy(name = 'Lickilicky', type = 'NORMAL', total = 515, hp = 110, attack = 85, defense = 95, spatk = 80, spdef = 95, speed = 50)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NORMAL</text:p>
          </table:table-cell>
          <table:table-cell office:value-type="float" office:value="515" calcext:value-type="float">
            <text:p>51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563]);&quot; &quot;;&quot;_&quot;)" office:value-type="string" office:string-value="lickilicky" calcext:value-type="string">
            <text:p>lickilicky</text:p>
          </table:table-cell>
        </table:table-row>
        <table:table-row table:style-name="ro1">
          <table:table-cell table:formula="of:=COM.MICROSOFT.CONCAT(SUBSTITUTE(LOWER([.B564]);&quot; &quot;;&quot;_&quot;);&quot; = Enemy(name = '&quot;;[.B564];&quot;', type = '&quot;;[.C564];&quot;', total = &quot;;[.D564];&quot;, hp = &quot;;[.E564];&quot;, attack = &quot;;[.F564];&quot;, defense = &quot;;[.G564];&quot;, spatk = &quot;;[.H564];&quot;, spdef = &quot;;[.I564];&quot;, speed = &quot;;[.J564]; &quot;)&quot;)" office:value-type="string" office:string-value="rhyperior = Enemy(name = 'Rhyperior', type = 'GROUND ROCK', total = 535, hp = 115, attack = 140, defense = 130, spatk = 55, spdef = 55, speed = 40)" calcext:value-type="string">
            <text:p>rhyperior = Enemy(name = 'Rhyperior', type = 'GROUND ROCK', total = 535, hp = 115, attack = 140, defense = 130, spatk = 55, spdef = 55, speed = 40)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GROUND ROCK</text:p>
          </table:table-cell>
          <table:table-cell office:value-type="float" office:value="535" calcext:value-type="float">
            <text:p>53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564]);&quot; &quot;;&quot;_&quot;)" office:value-type="string" office:string-value="rhyperior" calcext:value-type="string">
            <text:p>rhyperior</text:p>
          </table:table-cell>
        </table:table-row>
        <table:table-row table:style-name="ro1">
          <table:table-cell table:formula="of:=COM.MICROSOFT.CONCAT(SUBSTITUTE(LOWER([.B565]);&quot; &quot;;&quot;_&quot;);&quot; = Enemy(name = '&quot;;[.B565];&quot;', type = '&quot;;[.C565];&quot;', total = &quot;;[.D565];&quot;, hp = &quot;;[.E565];&quot;, attack = &quot;;[.F565];&quot;, defense = &quot;;[.G565];&quot;, spatk = &quot;;[.H565];&quot;, spdef = &quot;;[.I565];&quot;, speed = &quot;;[.J565]; &quot;)&quot;)" office:value-type="string" office:string-value="tangrowth = Enemy(name = 'Tangrowth', type = 'GRASS', total = 535, hp = 100, attack = 100, defense = 125, spatk = 110, spdef = 50, speed = 50)" calcext:value-type="string">
            <text:p>tangrowth = Enemy(name = 'Tangrowth', type = 'GRASS', total = 535, hp = 100, attack = 100, defense = 125, spatk = 110, spdef = 50, speed = 50)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GRASS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SUBSTITUTE(LOWER([.B565]);&quot; &quot;;&quot;_&quot;)" office:value-type="string" office:string-value="tangrowth" calcext:value-type="string">
            <text:p>tangrowth</text:p>
          </table:table-cell>
        </table:table-row>
        <table:table-row table:style-name="ro1">
          <table:table-cell table:formula="of:=COM.MICROSOFT.CONCAT(SUBSTITUTE(LOWER([.B566]);&quot; &quot;;&quot;_&quot;);&quot; = Enemy(name = '&quot;;[.B566];&quot;', type = '&quot;;[.C566];&quot;', total = &quot;;[.D566];&quot;, hp = &quot;;[.E566];&quot;, attack = &quot;;[.F566];&quot;, defense = &quot;;[.G566];&quot;, spatk = &quot;;[.H566];&quot;, spdef = &quot;;[.I566];&quot;, speed = &quot;;[.J566]; &quot;)&quot;)" office:value-type="string" office:string-value="electivire = Enemy(name = 'Electivire', type = 'ELECTRIC', total = 540, hp = 75, attack = 123, defense = 67, spatk = 95, spdef = 85, speed = 95)" calcext:value-type="string">
            <text:p>electivire = Enemy(name = 'Electivire', type = 'ELECTRIC', total = 540, hp = 75, attack = 123, defense = 67, spatk = 95, spdef = 85, speed = 95)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RIC</text:p>
          </table:table-cell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66]);&quot; &quot;;&quot;_&quot;)" office:value-type="string" office:string-value="electivire" calcext:value-type="string">
            <text:p>electivire</text:p>
          </table:table-cell>
        </table:table-row>
        <table:table-row table:style-name="ro1">
          <table:table-cell table:formula="of:=COM.MICROSOFT.CONCAT(SUBSTITUTE(LOWER([.B567]);&quot; &quot;;&quot;_&quot;);&quot; = Enemy(name = '&quot;;[.B567];&quot;', type = '&quot;;[.C567];&quot;', total = &quot;;[.D567];&quot;, hp = &quot;;[.E567];&quot;, attack = &quot;;[.F567];&quot;, defense = &quot;;[.G567];&quot;, spatk = &quot;;[.H567];&quot;, spdef = &quot;;[.I567];&quot;, speed = &quot;;[.J567]; &quot;)&quot;)" office:value-type="string" office:string-value="magmortar = Enemy(name = 'Magmortar', type = 'FIRE', total = 540, hp = 75, attack = 95, defense = 67, spatk = 125, spdef = 95, speed = 83)" calcext:value-type="string">
            <text:p>magmortar = Enemy(name = 'Magmortar', type = 'FIRE', total = 540, hp = 75, attack = 95, defense = 67, spatk = 125, spdef = 95, speed = 83)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FIRE</text:p>
          </table:table-cell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BSTITUTE(LOWER([.B567]);&quot; &quot;;&quot;_&quot;)" office:value-type="string" office:string-value="magmortar" calcext:value-type="string">
            <text:p>magmortar</text:p>
          </table:table-cell>
        </table:table-row>
        <table:table-row table:style-name="ro1">
          <table:table-cell table:formula="of:=COM.MICROSOFT.CONCAT(SUBSTITUTE(LOWER([.B568]);&quot; &quot;;&quot;_&quot;);&quot; = Enemy(name = '&quot;;[.B568];&quot;', type = '&quot;;[.C568];&quot;', total = &quot;;[.D568];&quot;, hp = &quot;;[.E568];&quot;, attack = &quot;;[.F568];&quot;, defense = &quot;;[.G568];&quot;, spatk = &quot;;[.H568];&quot;, spdef = &quot;;[.I568];&quot;, speed = &quot;;[.J568]; &quot;)&quot;)" office:value-type="string" office:string-value="togekiss = Enemy(name = 'Togekiss', type = 'FAIRY FLYING', total = 545, hp = 85, attack = 50, defense = 95, spatk = 120, spdef = 115, speed = 80)" calcext:value-type="string">
            <text:p>togekiss = Enemy(name = 'Togekiss', type = 'FAIRY FLYING', total = 545, hp = 85, attack = 50, defense = 95, spatk = 120, spdef = 115, speed = 80)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FAIRY FLYING</text:p>
          </table:table-cell>
          <table:table-cell office:value-type="float" office:value="545" calcext:value-type="float">
            <text:p>5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68]);&quot; &quot;;&quot;_&quot;)" office:value-type="string" office:string-value="togekiss" calcext:value-type="string">
            <text:p>togekiss</text:p>
          </table:table-cell>
        </table:table-row>
        <table:table-row table:style-name="ro1">
          <table:table-cell table:formula="of:=COM.MICROSOFT.CONCAT(SUBSTITUTE(LOWER([.B569]);&quot; &quot;;&quot;_&quot;);&quot; = Enemy(name = '&quot;;[.B569];&quot;', type = '&quot;;[.C569];&quot;', total = &quot;;[.D569];&quot;, hp = &quot;;[.E569];&quot;, attack = &quot;;[.F569];&quot;, defense = &quot;;[.G569];&quot;, spatk = &quot;;[.H569];&quot;, spdef = &quot;;[.I569];&quot;, speed = &quot;;[.J569]; &quot;)&quot;)" office:value-type="string" office:string-value="yanmega = Enemy(name = 'Yanmega', type = 'BUG FLYING', total = 515, hp = 86, attack = 76, defense = 86, spatk = 116, spdef = 56, speed = 95)" calcext:value-type="string">
            <text:p>yanmega = Enemy(name = 'Yanmega', type = 'BUG FLYING', total = 515, hp = 86, attack = 76, defense = 86, spatk = 116, spdef = 56, speed = 95)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BUG FLYING</text:p>
          </table:table-cell>
          <table:table-cell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69]);&quot; &quot;;&quot;_&quot;)" office:value-type="string" office:string-value="yanmega" calcext:value-type="string">
            <text:p>yanmega</text:p>
          </table:table-cell>
        </table:table-row>
        <table:table-row table:style-name="ro1">
          <table:table-cell table:formula="of:=COM.MICROSOFT.CONCAT(SUBSTITUTE(LOWER([.B570]);&quot; &quot;;&quot;_&quot;);&quot; = Enemy(name = '&quot;;[.B570];&quot;', type = '&quot;;[.C570];&quot;', total = &quot;;[.D570];&quot;, hp = &quot;;[.E570];&quot;, attack = &quot;;[.F570];&quot;, defense = &quot;;[.G570];&quot;, spatk = &quot;;[.H570];&quot;, spdef = &quot;;[.I570];&quot;, speed = &quot;;[.J570]; &quot;)&quot;)" office:value-type="string" office:string-value="leafeon = Enemy(name = 'Leafeon', type = 'GRASS', total = 525, hp = 65, attack = 110, defense = 130, spatk = 60, spdef = 65, speed = 95)" calcext:value-type="string">
            <text:p>leafeon = Enemy(name = 'Leafeon', type = 'GRASS', total = 525, hp = 65, attack = 110, defense = 130, spatk = 60, spdef = 65, speed = 95)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GRASS</text:p>
          </table:table-cell>
          <table:table-cell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70]);&quot; &quot;;&quot;_&quot;)" office:value-type="string" office:string-value="leafeon" calcext:value-type="string">
            <text:p>leafeon</text:p>
          </table:table-cell>
        </table:table-row>
        <table:table-row table:style-name="ro1">
          <table:table-cell table:formula="of:=COM.MICROSOFT.CONCAT(SUBSTITUTE(LOWER([.B571]);&quot; &quot;;&quot;_&quot;);&quot; = Enemy(name = '&quot;;[.B571];&quot;', type = '&quot;;[.C571];&quot;', total = &quot;;[.D571];&quot;, hp = &quot;;[.E571];&quot;, attack = &quot;;[.F571];&quot;, defense = &quot;;[.G571];&quot;, spatk = &quot;;[.H571];&quot;, spdef = &quot;;[.I571];&quot;, speed = &quot;;[.J571]; &quot;)&quot;)" office:value-type="string" office:string-value="glaceon = Enemy(name = 'Glaceon', type = 'ICE', total = 525, hp = 65, attack = 60, defense = 110, spatk = 130, spdef = 95, speed = 65)" calcext:value-type="string">
            <text:p>glaceon = Enemy(name = 'Glaceon', type = 'ICE', total = 525, hp = 65, attack = 60, defense = 110, spatk = 130, spdef = 95, speed = 65)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ICE</text:p>
          </table:table-cell>
          <table:table-cell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571]);&quot; &quot;;&quot;_&quot;)" office:value-type="string" office:string-value="glaceon" calcext:value-type="string">
            <text:p>glaceon</text:p>
          </table:table-cell>
        </table:table-row>
        <table:table-row table:style-name="ro1">
          <table:table-cell table:formula="of:=COM.MICROSOFT.CONCAT(SUBSTITUTE(LOWER([.B572]);&quot; &quot;;&quot;_&quot;);&quot; = Enemy(name = '&quot;;[.B572];&quot;', type = '&quot;;[.C572];&quot;', total = &quot;;[.D572];&quot;, hp = &quot;;[.E572];&quot;, attack = &quot;;[.F572];&quot;, defense = &quot;;[.G572];&quot;, spatk = &quot;;[.H572];&quot;, spdef = &quot;;[.I572];&quot;, speed = &quot;;[.J572]; &quot;)&quot;)" office:value-type="string" office:string-value="gliscor = Enemy(name = 'Gliscor', type = 'GROUND FLYING', total = 510, hp = 75, attack = 95, defense = 125, spatk = 45, spdef = 75, speed = 95)" calcext:value-type="string">
            <text:p>gliscor = Enemy(name = 'Gliscor', type = 'GROUND FLYING', total = 510, hp = 75, attack = 95, defense = 125, spatk = 45, spdef = 75, speed = 95)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ROUND FLYING</text:p>
          </table:table-cell>
          <table:table-cell office:value-type="float" office:value="510" calcext:value-type="float">
            <text:p>5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72]);&quot; &quot;;&quot;_&quot;)" office:value-type="string" office:string-value="gliscor" calcext:value-type="string">
            <text:p>gliscor</text:p>
          </table:table-cell>
        </table:table-row>
        <table:table-row table:style-name="ro1">
          <table:table-cell table:formula="of:=COM.MICROSOFT.CONCAT(SUBSTITUTE(LOWER([.B573]);&quot; &quot;;&quot;_&quot;);&quot; = Enemy(name = '&quot;;[.B573];&quot;', type = '&quot;;[.C573];&quot;', total = &quot;;[.D573];&quot;, hp = &quot;;[.E573];&quot;, attack = &quot;;[.F573];&quot;, defense = &quot;;[.G573];&quot;, spatk = &quot;;[.H573];&quot;, spdef = &quot;;[.I573];&quot;, speed = &quot;;[.J573]; &quot;)&quot;)" office:value-type="string" office:string-value="mamoswine = Enemy(name = 'Mamoswine', type = 'ICE GROUND', total = 530, hp = 110, attack = 130, defense = 80, spatk = 70, spdef = 60, speed = 80)" calcext:value-type="string">
            <text:p>mamoswine = Enemy(name = 'Mamoswine', type = 'ICE GROUND', total = 530, hp = 110, attack = 130, defense = 80, spatk = 70, spdef = 60, speed = 80)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ICE GROUND</text:p>
          </table:table-cell>
          <table:table-cell office:value-type="float" office:value="530" calcext:value-type="float">
            <text:p>53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73]);&quot; &quot;;&quot;_&quot;)" office:value-type="string" office:string-value="mamoswine" calcext:value-type="string">
            <text:p>mamoswine</text:p>
          </table:table-cell>
        </table:table-row>
        <table:table-row table:style-name="ro1">
          <table:table-cell table:formula="of:=COM.MICROSOFT.CONCAT(SUBSTITUTE(LOWER([.B574]);&quot; &quot;;&quot;_&quot;);&quot; = Enemy(name = '&quot;;[.B574];&quot;', type = '&quot;;[.C574];&quot;', total = &quot;;[.D574];&quot;, hp = &quot;;[.E574];&quot;, attack = &quot;;[.F574];&quot;, defense = &quot;;[.G574];&quot;, spatk = &quot;;[.H574];&quot;, spdef = &quot;;[.I574];&quot;, speed = &quot;;[.J574]; &quot;)&quot;)" office:value-type="string" office:string-value="porygon-z = Enemy(name = 'Porygon-Z', type = 'NORMAL', total = 535, hp = 85, attack = 80, defense = 70, spatk = 135, spdef = 75, speed = 90)" calcext:value-type="string">
            <text:p>porygon-z = Enemy(name = 'Porygon-Z', type = 'NORMAL', total = 535, hp = 85, attack = 80, defense = 70, spatk = 135, spdef = 75, speed = 90)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NORMAL</text:p>
          </table:table-cell>
          <table:table-cell office:value-type="float" office:value="535" calcext:value-type="float">
            <text:p>53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74]);&quot; &quot;;&quot;_&quot;)" office:value-type="string" office:string-value="porygon-z" calcext:value-type="string">
            <text:p>porygon-z</text:p>
          </table:table-cell>
        </table:table-row>
        <table:table-row table:style-name="ro1">
          <table:table-cell table:formula="of:=COM.MICROSOFT.CONCAT(SUBSTITUTE(LOWER([.B575]);&quot; &quot;;&quot;_&quot;);&quot; = Enemy(name = '&quot;;[.B575];&quot;', type = '&quot;;[.C575];&quot;', total = &quot;;[.D575];&quot;, hp = &quot;;[.E575];&quot;, attack = &quot;;[.F575];&quot;, defense = &quot;;[.G575];&quot;, spatk = &quot;;[.H575];&quot;, spdef = &quot;;[.I575];&quot;, speed = &quot;;[.J575]; &quot;)&quot;)" office:value-type="string" office:string-value="gallade = Enemy(name = 'Gallade', type = 'PSYCHIC FIGHTING', total = 518, hp = 68, attack = 125, defense = 65, spatk = 65, spdef = 115, speed = 80)" calcext:value-type="string">
            <text:p>gallade = Enemy(name = 'Gallade', type = 'PSYCHIC FIGHTING', total = 518, hp = 68, attack = 125, defense = 65, spatk = 65, spdef = 115, speed = 80)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PSYCHIC FIGHTING</text:p>
          </table:table-cell>
          <table:table-cell office:value-type="float" office:value="518" calcext:value-type="float">
            <text:p>5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75]);&quot; &quot;;&quot;_&quot;)" office:value-type="string" office:string-value="gallade" calcext:value-type="string">
            <text:p>gallade</text:p>
          </table:table-cell>
        </table:table-row>
        <table:table-row table:style-name="ro1">
          <table:table-cell table:formula="of:=COM.MICROSOFT.CONCAT(SUBSTITUTE(LOWER([.B576]);&quot; &quot;;&quot;_&quot;);&quot; = Enemy(name = '&quot;;[.B576];&quot;', type = '&quot;;[.C576];&quot;', total = &quot;;[.D576];&quot;, hp = &quot;;[.E576];&quot;, attack = &quot;;[.F576];&quot;, defense = &quot;;[.G576];&quot;, spatk = &quot;;[.H576];&quot;, spdef = &quot;;[.I576];&quot;, speed = &quot;;[.J576]; &quot;)&quot;)" office:value-type="string" office:string-value="gallade_mega_gallade = Enemy(name = 'Gallade Mega Gallade', type = 'PSYCHIC FIGHTING', total = 618, hp = 68, attack = 165, defense = 95, spatk = 65, spdef = 115, speed = 110)" calcext:value-type="string">
            <text:p>gallade_mega_gallade = Enemy(name = 'Gallade Mega Gallade', type = 'PSYCHIC FIGHTING', total = 618, hp = 68, attack = 165, defense = 95, spatk = 65, spdef = 115, speed = 110)</text:p>
          </table:table-cell>
          <table:table-cell office:value-type="string" calcext:value-type="string">
            <text:p>Gallade Mega Gallade</text:p>
          </table:table-cell>
          <table:table-cell office:value-type="string" calcext:value-type="string">
            <text:p>PSYCHIC FIGHTING</text:p>
          </table:table-cell>
          <table:table-cell office:value-type="float" office:value="618" calcext:value-type="float">
            <text:p>618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576]);&quot; &quot;;&quot;_&quot;)" office:value-type="string" office:string-value="gallade_mega_gallade" calcext:value-type="string">
            <text:p>gallade_mega_gallade</text:p>
          </table:table-cell>
        </table:table-row>
        <table:table-row table:style-name="ro1">
          <table:table-cell table:formula="of:=COM.MICROSOFT.CONCAT(SUBSTITUTE(LOWER([.B577]);&quot; &quot;;&quot;_&quot;);&quot; = Enemy(name = '&quot;;[.B577];&quot;', type = '&quot;;[.C577];&quot;', total = &quot;;[.D577];&quot;, hp = &quot;;[.E577];&quot;, attack = &quot;;[.F577];&quot;, defense = &quot;;[.G577];&quot;, spatk = &quot;;[.H577];&quot;, spdef = &quot;;[.I577];&quot;, speed = &quot;;[.J577]; &quot;)&quot;)" office:value-type="string" office:string-value="probopass = Enemy(name = 'Probopass', type = 'ROCK STEEL', total = 525, hp = 60, attack = 55, defense = 145, spatk = 75, spdef = 150, speed = 40)" calcext:value-type="string">
            <text:p>probopass = Enemy(name = 'Probopass', type = 'ROCK STEEL', total = 525, hp = 60, attack = 55, defense = 145, spatk = 75, spdef = 150, speed = 40)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ROCK STEEL</text:p>
          </table:table-cell>
          <table:table-cell office:value-type="float" office:value="525" calcext:value-type="float">
            <text:p>52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577]);&quot; &quot;;&quot;_&quot;)" office:value-type="string" office:string-value="probopass" calcext:value-type="string">
            <text:p>probopass</text:p>
          </table:table-cell>
        </table:table-row>
        <table:table-row table:style-name="ro1">
          <table:table-cell table:formula="of:=COM.MICROSOFT.CONCAT(SUBSTITUTE(LOWER([.B578]);&quot; &quot;;&quot;_&quot;);&quot; = Enemy(name = '&quot;;[.B578];&quot;', type = '&quot;;[.C578];&quot;', total = &quot;;[.D578];&quot;, hp = &quot;;[.E578];&quot;, attack = &quot;;[.F578];&quot;, defense = &quot;;[.G578];&quot;, spatk = &quot;;[.H578];&quot;, spdef = &quot;;[.I578];&quot;, speed = &quot;;[.J578]; &quot;)&quot;)" office:value-type="string" office:string-value="dusknoir = Enemy(name = 'Dusknoir', type = 'GHOST', total = 525, hp = 45, attack = 100, defense = 135, spatk = 65, spdef = 135, speed = 45)" calcext:value-type="string">
            <text:p>dusknoir = Enemy(name = 'Dusknoir', type = 'GHOST', total = 525, hp = 45, attack = 100, defense = 135, spatk = 65, spdef = 135, speed = 45)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GHOST</text:p>
          </table:table-cell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578]);&quot; &quot;;&quot;_&quot;)" office:value-type="string" office:string-value="dusknoir" calcext:value-type="string">
            <text:p>dusknoir</text:p>
          </table:table-cell>
        </table:table-row>
        <table:table-row table:style-name="ro1">
          <table:table-cell table:formula="of:=COM.MICROSOFT.CONCAT(SUBSTITUTE(LOWER([.B579]);&quot; &quot;;&quot;_&quot;);&quot; = Enemy(name = '&quot;;[.B579];&quot;', type = '&quot;;[.C579];&quot;', total = &quot;;[.D579];&quot;, hp = &quot;;[.E579];&quot;, attack = &quot;;[.F579];&quot;, defense = &quot;;[.G579];&quot;, spatk = &quot;;[.H579];&quot;, spdef = &quot;;[.I579];&quot;, speed = &quot;;[.J579]; &quot;)&quot;)" office:value-type="string" office:string-value="froslass = Enemy(name = 'Froslass', type = 'ICE GHOST', total = 480, hp = 70, attack = 80, defense = 70, spatk = 80, spdef = 70, speed = 110)" calcext:value-type="string">
            <text:p>froslass = Enemy(name = 'Froslass', type = 'ICE GHOST', total = 480, hp = 70, attack = 80, defense = 70, spatk = 80, spdef = 70, speed = 110)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ICE GHOST</text:p>
          </table:table-cell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579]);&quot; &quot;;&quot;_&quot;)" office:value-type="string" office:string-value="froslass" calcext:value-type="string">
            <text:p>froslass</text:p>
          </table:table-cell>
        </table:table-row>
        <table:table-row table:style-name="ro1">
          <table:table-cell table:formula="of:=COM.MICROSOFT.CONCAT(SUBSTITUTE(LOWER([.B580]);&quot; &quot;;&quot;_&quot;);&quot; = Enemy(name = '&quot;;[.B580];&quot;', type = '&quot;;[.C580];&quot;', total = &quot;;[.D580];&quot;, hp = &quot;;[.E580];&quot;, attack = &quot;;[.F580];&quot;, defense = &quot;;[.G580];&quot;, spatk = &quot;;[.H580];&quot;, spdef = &quot;;[.I580];&quot;, speed = &quot;;[.J580]; &quot;)&quot;)" office:value-type="string" office:string-value="rotom = Enemy(name = 'Rotom', type = 'ELECTRIC GHOST', total = 440, hp = 50, attack = 50, defense = 77, spatk = 95, spdef = 77, speed = 91)" calcext:value-type="string">
            <text:p>rotom = Enemy(name = 'Rotom', type = 'ELECTRIC GHOST', total = 440, hp = 50, attack = 50, defense = 77, spatk = 95, spdef = 77, speed = 91)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ELECTRIC GHOST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BSTITUTE(LOWER([.B580]);&quot; &quot;;&quot;_&quot;)" office:value-type="string" office:string-value="rotom" calcext:value-type="string">
            <text:p>rotom</text:p>
          </table:table-cell>
        </table:table-row>
        <table:table-row table:style-name="ro1">
          <table:table-cell table:formula="of:=COM.MICROSOFT.CONCAT(SUBSTITUTE(LOWER([.B581]);&quot; &quot;;&quot;_&quot;);&quot; = Enemy(name = '&quot;;[.B581];&quot;', type = '&quot;;[.C581];&quot;', total = &quot;;[.D581];&quot;, hp = &quot;;[.E581];&quot;, attack = &quot;;[.F581];&quot;, defense = &quot;;[.G581];&quot;, spatk = &quot;;[.H581];&quot;, spdef = &quot;;[.I581];&quot;, speed = &quot;;[.J581]; &quot;)&quot;)" office:value-type="string" office:string-value="rotom_heat_rotom = Enemy(name = 'Rotom Heat Rotom', type = 'ELECTRIC FIRE', total = 520, hp = 50, attack = 65, defense = 107, spatk = 105, spdef = 107, speed = 86)" calcext:value-type="string">
            <text:p>rotom_heat_rotom = Enemy(name = 'Rotom Heat Rotom', type = 'ELECTRIC FIRE', total = 520, hp = 50, attack = 65, defense = 107, spatk = 105, spdef = 107, speed = 86)</text:p>
          </table:table-cell>
          <table:table-cell office:value-type="string" calcext:value-type="string">
            <text:p>Rotom Heat Rotom</text:p>
          </table:table-cell>
          <table:table-cell office:value-type="string" calcext:value-type="string">
            <text:p>ELECTRIC FIRE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BSTITUTE(LOWER([.B581]);&quot; &quot;;&quot;_&quot;)" office:value-type="string" office:string-value="rotom_heat_rotom" calcext:value-type="string">
            <text:p>rotom_heat_rotom</text:p>
          </table:table-cell>
        </table:table-row>
        <table:table-row table:style-name="ro1">
          <table:table-cell table:formula="of:=COM.MICROSOFT.CONCAT(SUBSTITUTE(LOWER([.B582]);&quot; &quot;;&quot;_&quot;);&quot; = Enemy(name = '&quot;;[.B582];&quot;', type = '&quot;;[.C582];&quot;', total = &quot;;[.D582];&quot;, hp = &quot;;[.E582];&quot;, attack = &quot;;[.F582];&quot;, defense = &quot;;[.G582];&quot;, spatk = &quot;;[.H582];&quot;, spdef = &quot;;[.I582];&quot;, speed = &quot;;[.J582]; &quot;)&quot;)" office:value-type="string" office:string-value="rotom_wash_rotom = Enemy(name = 'Rotom Wash Rotom', type = 'ELECTRIC WATER', total = 520, hp = 50, attack = 65, defense = 107, spatk = 105, spdef = 107, speed = 86)" calcext:value-type="string">
            <text:p>rotom_wash_rotom = Enemy(name = 'Rotom Wash Rotom', type = 'ELECTRIC WATER', total = 520, hp = 50, attack = 65, defense = 107, spatk = 105, spdef = 107, speed = 86)</text:p>
          </table:table-cell>
          <table:table-cell office:value-type="string" calcext:value-type="string">
            <text:p>Rotom Wash Rotom</text:p>
          </table:table-cell>
          <table:table-cell office:value-type="string" calcext:value-type="string">
            <text:p>ELECTRIC WATER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BSTITUTE(LOWER([.B582]);&quot; &quot;;&quot;_&quot;)" office:value-type="string" office:string-value="rotom_wash_rotom" calcext:value-type="string">
            <text:p>rotom_wash_rotom</text:p>
          </table:table-cell>
        </table:table-row>
        <table:table-row table:style-name="ro1">
          <table:table-cell table:formula="of:=COM.MICROSOFT.CONCAT(SUBSTITUTE(LOWER([.B583]);&quot; &quot;;&quot;_&quot;);&quot; = Enemy(name = '&quot;;[.B583];&quot;', type = '&quot;;[.C583];&quot;', total = &quot;;[.D583];&quot;, hp = &quot;;[.E583];&quot;, attack = &quot;;[.F583];&quot;, defense = &quot;;[.G583];&quot;, spatk = &quot;;[.H583];&quot;, spdef = &quot;;[.I583];&quot;, speed = &quot;;[.J583]; &quot;)&quot;)" office:value-type="string" office:string-value="rotom_frost_rotom = Enemy(name = 'Rotom Frost Rotom', type = 'ELECTRIC ICE', total = 520, hp = 50, attack = 65, defense = 107, spatk = 105, spdef = 107, speed = 86)" calcext:value-type="string">
            <text:p>rotom_frost_rotom = Enemy(name = 'Rotom Frost Rotom', type = 'ELECTRIC ICE', total = 520, hp = 50, attack = 65, defense = 107, spatk = 105, spdef = 107, speed = 86)</text:p>
          </table:table-cell>
          <table:table-cell office:value-type="string" calcext:value-type="string">
            <text:p>Rotom Frost Rotom</text:p>
          </table:table-cell>
          <table:table-cell office:value-type="string" calcext:value-type="string">
            <text:p>ELECTRIC ICE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BSTITUTE(LOWER([.B583]);&quot; &quot;;&quot;_&quot;)" office:value-type="string" office:string-value="rotom_frost_rotom" calcext:value-type="string">
            <text:p>rotom_frost_rotom</text:p>
          </table:table-cell>
        </table:table-row>
        <table:table-row table:style-name="ro1">
          <table:table-cell table:formula="of:=COM.MICROSOFT.CONCAT(SUBSTITUTE(LOWER([.B584]);&quot; &quot;;&quot;_&quot;);&quot; = Enemy(name = '&quot;;[.B584];&quot;', type = '&quot;;[.C584];&quot;', total = &quot;;[.D584];&quot;, hp = &quot;;[.E584];&quot;, attack = &quot;;[.F584];&quot;, defense = &quot;;[.G584];&quot;, spatk = &quot;;[.H584];&quot;, spdef = &quot;;[.I584];&quot;, speed = &quot;;[.J584]; &quot;)&quot;)" office:value-type="string" office:string-value="rotom_fan_rotom = Enemy(name = 'Rotom Fan Rotom', type = 'ELECTRIC FLYING', total = 520, hp = 50, attack = 65, defense = 107, spatk = 105, spdef = 107, speed = 86)" calcext:value-type="string">
            <text:p>rotom_fan_rotom = Enemy(name = 'Rotom Fan Rotom', type = 'ELECTRIC FLYING', total = 520, hp = 50, attack = 65, defense = 107, spatk = 105, spdef = 107, speed = 86)</text:p>
          </table:table-cell>
          <table:table-cell office:value-type="string" calcext:value-type="string">
            <text:p>Rotom Fan Rotom</text:p>
          </table:table-cell>
          <table:table-cell office:value-type="string" calcext:value-type="string">
            <text:p>ELECTRIC FLYING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BSTITUTE(LOWER([.B584]);&quot; &quot;;&quot;_&quot;)" office:value-type="string" office:string-value="rotom_fan_rotom" calcext:value-type="string">
            <text:p>rotom_fan_rotom</text:p>
          </table:table-cell>
        </table:table-row>
        <table:table-row table:style-name="ro1">
          <table:table-cell table:formula="of:=COM.MICROSOFT.CONCAT(SUBSTITUTE(LOWER([.B585]);&quot; &quot;;&quot;_&quot;);&quot; = Enemy(name = '&quot;;[.B585];&quot;', type = '&quot;;[.C585];&quot;', total = &quot;;[.D585];&quot;, hp = &quot;;[.E585];&quot;, attack = &quot;;[.F585];&quot;, defense = &quot;;[.G585];&quot;, spatk = &quot;;[.H585];&quot;, spdef = &quot;;[.I585];&quot;, speed = &quot;;[.J585]; &quot;)&quot;)" office:value-type="string" office:string-value="rotom_mow_rotom = Enemy(name = 'Rotom Mow Rotom', type = 'ELECTRIC GRASS', total = 520, hp = 50, attack = 65, defense = 107, spatk = 105, spdef = 107, speed = 86)" calcext:value-type="string">
            <text:p>rotom_mow_rotom = Enemy(name = 'Rotom Mow Rotom', type = 'ELECTRIC GRASS', total = 520, hp = 50, attack = 65, defense = 107, spatk = 105, spdef = 107, speed = 86)</text:p>
          </table:table-cell>
          <table:table-cell office:value-type="string" calcext:value-type="string">
            <text:p>Rotom Mow Rotom</text:p>
          </table:table-cell>
          <table:table-cell office:value-type="string" calcext:value-type="string">
            <text:p>ELECTRIC GRASS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BSTITUTE(LOWER([.B585]);&quot; &quot;;&quot;_&quot;)" office:value-type="string" office:string-value="rotom_mow_rotom" calcext:value-type="string">
            <text:p>rotom_mow_rotom</text:p>
          </table:table-cell>
        </table:table-row>
        <table:table-row table:style-name="ro1">
          <table:table-cell table:formula="of:=COM.MICROSOFT.CONCAT(SUBSTITUTE(LOWER([.B586]);&quot; &quot;;&quot;_&quot;);&quot; = Enemy(name = '&quot;;[.B586];&quot;', type = '&quot;;[.C586];&quot;', total = &quot;;[.D586];&quot;, hp = &quot;;[.E586];&quot;, attack = &quot;;[.F586];&quot;, defense = &quot;;[.G586];&quot;, spatk = &quot;;[.H586];&quot;, spdef = &quot;;[.I586];&quot;, speed = &quot;;[.J586]; &quot;)&quot;)" office:value-type="string" office:string-value="uxie = Enemy(name = 'Uxie', type = 'PSYCHIC', total = 580, hp = 75, attack = 75, defense = 130, spatk = 75, spdef = 130, speed = 95)" calcext:value-type="string">
            <text:p>uxie = Enemy(name = 'Uxie', type = 'PSYCHIC', total = 580, hp = 75, attack = 75, defense = 130, spatk = 75, spdef = 130, speed = 95)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PSYCHIC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586]);&quot; &quot;;&quot;_&quot;)" office:value-type="string" office:string-value="uxie" calcext:value-type="string">
            <text:p>uxie</text:p>
          </table:table-cell>
        </table:table-row>
        <table:table-row table:style-name="ro1">
          <table:table-cell table:formula="of:=COM.MICROSOFT.CONCAT(SUBSTITUTE(LOWER([.B587]);&quot; &quot;;&quot;_&quot;);&quot; = Enemy(name = '&quot;;[.B587];&quot;', type = '&quot;;[.C587];&quot;', total = &quot;;[.D587];&quot;, hp = &quot;;[.E587];&quot;, attack = &quot;;[.F587];&quot;, defense = &quot;;[.G587];&quot;, spatk = &quot;;[.H587];&quot;, spdef = &quot;;[.I587];&quot;, speed = &quot;;[.J587]; &quot;)&quot;)" office:value-type="string" office:string-value="mesprit = Enemy(name = 'Mesprit', type = 'PSYCHIC', total = 580, hp = 80, attack = 105, defense = 105, spatk = 105, spdef = 105, speed = 80)" calcext:value-type="string">
            <text:p>mesprit = Enemy(name = 'Mesprit', type = 'PSYCHIC', total = 580, hp = 80, attack = 105, defense = 105, spatk = 105, spdef = 105, speed = 80)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PSYCHIC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587]);&quot; &quot;;&quot;_&quot;)" office:value-type="string" office:string-value="mesprit" calcext:value-type="string">
            <text:p>mesprit</text:p>
          </table:table-cell>
        </table:table-row>
        <table:table-row table:style-name="ro1">
          <table:table-cell table:formula="of:=COM.MICROSOFT.CONCAT(SUBSTITUTE(LOWER([.B588]);&quot; &quot;;&quot;_&quot;);&quot; = Enemy(name = '&quot;;[.B588];&quot;', type = '&quot;;[.C588];&quot;', total = &quot;;[.D588];&quot;, hp = &quot;;[.E588];&quot;, attack = &quot;;[.F588];&quot;, defense = &quot;;[.G588];&quot;, spatk = &quot;;[.H588];&quot;, spdef = &quot;;[.I588];&quot;, speed = &quot;;[.J588]; &quot;)&quot;)" office:value-type="string" office:string-value="azelf = Enemy(name = 'Azelf', type = 'PSYCHIC', total = 580, hp = 75, attack = 125, defense = 70, spatk = 125, spdef = 70, speed = 115)" calcext:value-type="string">
            <text:p>azelf = Enemy(name = 'Azelf', type = 'PSYCHIC', total = 580, hp = 75, attack = 125, defense = 70, spatk = 125, spdef = 70, speed = 115)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PSYCHIC</text:p>
          </table:table-cell>
          <table:table-cell office:value-type="float" office:value="580" calcext:value-type="float">
            <text:p>58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588]);&quot; &quot;;&quot;_&quot;)" office:value-type="string" office:string-value="azelf" calcext:value-type="string">
            <text:p>azelf</text:p>
          </table:table-cell>
        </table:table-row>
        <table:table-row table:style-name="ro1">
          <table:table-cell table:formula="of:=COM.MICROSOFT.CONCAT(SUBSTITUTE(LOWER([.B589]);&quot; &quot;;&quot;_&quot;);&quot; = Enemy(name = '&quot;;[.B589];&quot;', type = '&quot;;[.C589];&quot;', total = &quot;;[.D589];&quot;, hp = &quot;;[.E589];&quot;, attack = &quot;;[.F589];&quot;, defense = &quot;;[.G589];&quot;, spatk = &quot;;[.H589];&quot;, spdef = &quot;;[.I589];&quot;, speed = &quot;;[.J589]; &quot;)&quot;)" office:value-type="string" office:string-value="dialga = Enemy(name = 'Dialga', type = 'STEEL DRAGON', total = 680, hp = 100, attack = 120, defense = 120, spatk = 150, spdef = 100, speed = 90)" calcext:value-type="string">
            <text:p>dialga = Enemy(name = 'Dialga', type = 'STEEL DRAGON', total = 680, hp = 100, attack = 120, defense = 120, spatk = 150, spdef = 100, speed = 90)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STEEL DRAGON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89]);&quot; &quot;;&quot;_&quot;)" office:value-type="string" office:string-value="dialga" calcext:value-type="string">
            <text:p>dialga</text:p>
          </table:table-cell>
        </table:table-row>
        <table:table-row table:style-name="ro1">
          <table:table-cell table:formula="of:=COM.MICROSOFT.CONCAT(SUBSTITUTE(LOWER([.B590]);&quot; &quot;;&quot;_&quot;);&quot; = Enemy(name = '&quot;;[.B590];&quot;', type = '&quot;;[.C590];&quot;', total = &quot;;[.D590];&quot;, hp = &quot;;[.E590];&quot;, attack = &quot;;[.F590];&quot;, defense = &quot;;[.G590];&quot;, spatk = &quot;;[.H590];&quot;, spdef = &quot;;[.I590];&quot;, speed = &quot;;[.J590]; &quot;)&quot;)" office:value-type="string" office:string-value="dialga_origin_forme = Enemy(name = 'Dialga Origin Forme', type = 'STEEL DRAGON', total = 680, hp = 100, attack = 100, defense = 120, spatk = 150, spdef = 120, speed = 90)" calcext:value-type="string">
            <text:p>dialga_origin_forme = Enemy(name = 'Dialga Origin Forme', type = 'STEEL DRAGON', total = 680, hp = 100, attack = 100, defense = 120, spatk = 150, spdef = 120, speed = 90)</text:p>
          </table:table-cell>
          <table:table-cell office:value-type="string" calcext:value-type="string">
            <text:p>Dialga Origin Forme</text:p>
          </table:table-cell>
          <table:table-cell office:value-type="string" calcext:value-type="string">
            <text:p>STEEL DRAGON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90]);&quot; &quot;;&quot;_&quot;)" office:value-type="string" office:string-value="dialga_origin_forme" calcext:value-type="string">
            <text:p>dialga_origin_forme</text:p>
          </table:table-cell>
        </table:table-row>
        <table:table-row table:style-name="ro1">
          <table:table-cell table:formula="of:=COM.MICROSOFT.CONCAT(SUBSTITUTE(LOWER([.B591]);&quot; &quot;;&quot;_&quot;);&quot; = Enemy(name = '&quot;;[.B591];&quot;', type = '&quot;;[.C591];&quot;', total = &quot;;[.D591];&quot;, hp = &quot;;[.E591];&quot;, attack = &quot;;[.F591];&quot;, defense = &quot;;[.G591];&quot;, spatk = &quot;;[.H591];&quot;, spdef = &quot;;[.I591];&quot;, speed = &quot;;[.J591]; &quot;)&quot;)" office:value-type="string" office:string-value="palkia = Enemy(name = 'Palkia', type = 'WATER DRAGON', total = 680, hp = 90, attack = 120, defense = 100, spatk = 150, spdef = 120, speed = 100)" calcext:value-type="string">
            <text:p>palkia = Enemy(name = 'Palkia', type = 'WATER DRAGON', total = 680, hp = 90, attack = 120, defense = 100, spatk = 150, spdef = 120, speed = 100)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WATER DRAGON</text:p>
          </table:table-cell>
          <table:table-cell office:value-type="float" office:value="680" calcext:value-type="float">
            <text:p>6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591]);&quot; &quot;;&quot;_&quot;)" office:value-type="string" office:string-value="palkia" calcext:value-type="string">
            <text:p>palkia</text:p>
          </table:table-cell>
        </table:table-row>
        <table:table-row table:style-name="ro1">
          <table:table-cell table:formula="of:=COM.MICROSOFT.CONCAT(SUBSTITUTE(LOWER([.B592]);&quot; &quot;;&quot;_&quot;);&quot; = Enemy(name = '&quot;;[.B592];&quot;', type = '&quot;;[.C592];&quot;', total = &quot;;[.D592];&quot;, hp = &quot;;[.E592];&quot;, attack = &quot;;[.F592];&quot;, defense = &quot;;[.G592];&quot;, spatk = &quot;;[.H592];&quot;, spdef = &quot;;[.I592];&quot;, speed = &quot;;[.J592]; &quot;)&quot;)" office:value-type="string" office:string-value="palkia_origin_forme = Enemy(name = 'Palkia Origin Forme', type = 'WATER DRAGON', total = 680, hp = 90, attack = 100, defense = 100, spatk = 150, spdef = 120, speed = 120)" calcext:value-type="string">
            <text:p>palkia_origin_forme = Enemy(name = 'Palkia Origin Forme', type = 'WATER DRAGON', total = 680, hp = 90, attack = 100, defense = 100, spatk = 150, spdef = 120, speed = 120)</text:p>
          </table:table-cell>
          <table:table-cell office:value-type="string" calcext:value-type="string">
            <text:p>Palkia Origin Forme</text:p>
          </table:table-cell>
          <table:table-cell office:value-type="string" calcext:value-type="string">
            <text:p>WATER DRAGON</text:p>
          </table:table-cell>
          <table:table-cell office:value-type="float" office:value="680" calcext:value-type="float">
            <text:p>6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formula="of:=SUBSTITUTE(LOWER([.B592]);&quot; &quot;;&quot;_&quot;)" office:value-type="string" office:string-value="palkia_origin_forme" calcext:value-type="string">
            <text:p>palkia_origin_forme</text:p>
          </table:table-cell>
        </table:table-row>
        <table:table-row table:style-name="ro1">
          <table:table-cell table:formula="of:=COM.MICROSOFT.CONCAT(SUBSTITUTE(LOWER([.B593]);&quot; &quot;;&quot;_&quot;);&quot; = Enemy(name = '&quot;;[.B593];&quot;', type = '&quot;;[.C593];&quot;', total = &quot;;[.D593];&quot;, hp = &quot;;[.E593];&quot;, attack = &quot;;[.F593];&quot;, defense = &quot;;[.G593];&quot;, spatk = &quot;;[.H593];&quot;, spdef = &quot;;[.I593];&quot;, speed = &quot;;[.J593]; &quot;)&quot;)" office:value-type="string" office:string-value="heatran = Enemy(name = 'Heatran', type = 'FIRE STEEL', total = 600, hp = 91, attack = 90, defense = 106, spatk = 130, spdef = 106, speed = 77)" calcext:value-type="string">
            <text:p>heatran = Enemy(name = 'Heatran', type = 'FIRE STEEL', total = 600, hp = 91, attack = 90, defense = 106, spatk = 130, spdef = 106, speed = 77)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FIRE STEEL</text:p>
          </table:table-cell>
          <table:table-cell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593]);&quot; &quot;;&quot;_&quot;)" office:value-type="string" office:string-value="heatran" calcext:value-type="string">
            <text:p>heatran</text:p>
          </table:table-cell>
        </table:table-row>
        <table:table-row table:style-name="ro1">
          <table:table-cell table:formula="of:=COM.MICROSOFT.CONCAT(SUBSTITUTE(LOWER([.B594]);&quot; &quot;;&quot;_&quot;);&quot; = Enemy(name = '&quot;;[.B594];&quot;', type = '&quot;;[.C594];&quot;', total = &quot;;[.D594];&quot;, hp = &quot;;[.E594];&quot;, attack = &quot;;[.F594];&quot;, defense = &quot;;[.G594];&quot;, spatk = &quot;;[.H594];&quot;, spdef = &quot;;[.I594];&quot;, speed = &quot;;[.J594]; &quot;)&quot;)" office:value-type="string" office:string-value="regigigas = Enemy(name = 'Regigigas', type = 'NORMAL', total = 670, hp = 110, attack = 160, defense = 110, spatk = 80, spdef = 110, speed = 100)" calcext:value-type="string">
            <text:p>regigigas = Enemy(name = 'Regigigas', type = 'NORMAL', total = 670, hp = 110, attack = 160, defense = 110, spatk = 80, spdef = 110, speed = 100)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NORMAL</text:p>
          </table:table-cell>
          <table:table-cell office:value-type="float" office:value="670" calcext:value-type="float">
            <text:p>67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594]);&quot; &quot;;&quot;_&quot;)" office:value-type="string" office:string-value="regigigas" calcext:value-type="string">
            <text:p>regigigas</text:p>
          </table:table-cell>
        </table:table-row>
        <table:table-row table:style-name="ro1">
          <table:table-cell table:formula="of:=COM.MICROSOFT.CONCAT(SUBSTITUTE(LOWER([.B595]);&quot; &quot;;&quot;_&quot;);&quot; = Enemy(name = '&quot;;[.B595];&quot;', type = '&quot;;[.C595];&quot;', total = &quot;;[.D595];&quot;, hp = &quot;;[.E595];&quot;, attack = &quot;;[.F595];&quot;, defense = &quot;;[.G595];&quot;, spatk = &quot;;[.H595];&quot;, spdef = &quot;;[.I595];&quot;, speed = &quot;;[.J595]; &quot;)&quot;)" office:value-type="string" office:string-value="giratina_altered_forme = Enemy(name = 'Giratina Altered Forme', type = 'GHOST DRAGON', total = 680, hp = 150, attack = 100, defense = 120, spatk = 100, spdef = 120, speed = 90)" calcext:value-type="string">
            <text:p>giratina_altered_forme = Enemy(name = 'Giratina Altered Forme', type = 'GHOST DRAGON', total = 680, hp = 150, attack = 100, defense = 120, spatk = 100, spdef = 120, speed = 90)</text:p>
          </table:table-cell>
          <table:table-cell office:value-type="string" calcext:value-type="string">
            <text:p>Giratina Altered Forme</text:p>
          </table:table-cell>
          <table:table-cell office:value-type="string" calcext:value-type="string">
            <text:p>GHOST DRAGON</text:p>
          </table:table-cell>
          <table:table-cell office:value-type="float" office:value="680" calcext:value-type="float">
            <text:p>68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95]);&quot; &quot;;&quot;_&quot;)" office:value-type="string" office:string-value="giratina_altered_forme" calcext:value-type="string">
            <text:p>giratina_altered_forme</text:p>
          </table:table-cell>
        </table:table-row>
        <table:table-row table:style-name="ro1">
          <table:table-cell table:formula="of:=COM.MICROSOFT.CONCAT(SUBSTITUTE(LOWER([.B596]);&quot; &quot;;&quot;_&quot;);&quot; = Enemy(name = '&quot;;[.B596];&quot;', type = '&quot;;[.C596];&quot;', total = &quot;;[.D596];&quot;, hp = &quot;;[.E596];&quot;, attack = &quot;;[.F596];&quot;, defense = &quot;;[.G596];&quot;, spatk = &quot;;[.H596];&quot;, spdef = &quot;;[.I596];&quot;, speed = &quot;;[.J596]; &quot;)&quot;)" office:value-type="string" office:string-value="giratina_origin_forme = Enemy(name = 'Giratina Origin Forme', type = 'GHOST DRAGON', total = 680, hp = 150, attack = 120, defense = 100, spatk = 120, spdef = 100, speed = 90)" calcext:value-type="string">
            <text:p>giratina_origin_forme = Enemy(name = 'Giratina Origin Forme', type = 'GHOST DRAGON', total = 680, hp = 150, attack = 120, defense = 100, spatk = 120, spdef = 100, speed = 90)</text:p>
          </table:table-cell>
          <table:table-cell office:value-type="string" calcext:value-type="string">
            <text:p>Giratina Origin Forme</text:p>
          </table:table-cell>
          <table:table-cell office:value-type="string" calcext:value-type="string">
            <text:p>GHOST DRAGON</text:p>
          </table:table-cell>
          <table:table-cell office:value-type="float" office:value="680" calcext:value-type="float">
            <text:p>68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596]);&quot; &quot;;&quot;_&quot;)" office:value-type="string" office:string-value="giratina_origin_forme" calcext:value-type="string">
            <text:p>giratina_origin_forme</text:p>
          </table:table-cell>
        </table:table-row>
        <table:table-row table:style-name="ro1">
          <table:table-cell table:formula="of:=COM.MICROSOFT.CONCAT(SUBSTITUTE(LOWER([.B597]);&quot; &quot;;&quot;_&quot;);&quot; = Enemy(name = '&quot;;[.B597];&quot;', type = '&quot;;[.C597];&quot;', total = &quot;;[.D597];&quot;, hp = &quot;;[.E597];&quot;, attack = &quot;;[.F597];&quot;, defense = &quot;;[.G597];&quot;, spatk = &quot;;[.H597];&quot;, spdef = &quot;;[.I597];&quot;, speed = &quot;;[.J597]; &quot;)&quot;)" office:value-type="string" office:string-value="cresselia = Enemy(name = 'Cresselia', type = 'PSYCHIC', total = 600, hp = 120, attack = 70, defense = 120, spatk = 75, spdef = 130, speed = 85)" calcext:value-type="string">
            <text:p>cresselia = Enemy(name = 'Cresselia', type = 'PSYCHIC', total = 600, hp = 120, attack = 70, defense = 120, spatk = 75, spdef = 130, speed = 85)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597]);&quot; &quot;;&quot;_&quot;)" office:value-type="string" office:string-value="cresselia" calcext:value-type="string">
            <text:p>cresselia</text:p>
          </table:table-cell>
        </table:table-row>
        <table:table-row table:style-name="ro1">
          <table:table-cell table:formula="of:=COM.MICROSOFT.CONCAT(SUBSTITUTE(LOWER([.B598]);&quot; &quot;;&quot;_&quot;);&quot; = Enemy(name = '&quot;;[.B598];&quot;', type = '&quot;;[.C598];&quot;', total = &quot;;[.D598];&quot;, hp = &quot;;[.E598];&quot;, attack = &quot;;[.F598];&quot;, defense = &quot;;[.G598];&quot;, spatk = &quot;;[.H598];&quot;, spdef = &quot;;[.I598];&quot;, speed = &quot;;[.J598]; &quot;)&quot;)" office:value-type="string" office:string-value="phione = Enemy(name = 'Phione', type = 'WATER', total = 480, hp = 80, attack = 80, defense = 80, spatk = 80, spdef = 80, speed = 80)" calcext:value-type="string">
            <text:p>phione = Enemy(name = 'Phione', type = 'WATER', total = 480, hp = 80, attack = 80, defense = 80, spatk = 80, spdef = 80, speed = 80)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WATER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80" calcext:value-type="float">
            <text:p>80</text:p>
          </table:table-cell>
          <table:table-cell/>
          <table:table-cell table:formula="of:=SUBSTITUTE(LOWER([.B598]);&quot; &quot;;&quot;_&quot;)" office:value-type="string" office:string-value="phione" calcext:value-type="string">
            <text:p>phione</text:p>
          </table:table-cell>
        </table:table-row>
        <table:table-row table:style-name="ro1">
          <table:table-cell table:formula="of:=COM.MICROSOFT.CONCAT(SUBSTITUTE(LOWER([.B599]);&quot; &quot;;&quot;_&quot;);&quot; = Enemy(name = '&quot;;[.B599];&quot;', type = '&quot;;[.C599];&quot;', total = &quot;;[.D599];&quot;, hp = &quot;;[.E599];&quot;, attack = &quot;;[.F599];&quot;, defense = &quot;;[.G599];&quot;, spatk = &quot;;[.H599];&quot;, spdef = &quot;;[.I599];&quot;, speed = &quot;;[.J599]; &quot;)&quot;)" office:value-type="string" office:string-value="manaphy = Enemy(name = 'Manaphy', type = 'WATER', total = 600, hp = 100, attack = 100, defense = 100, spatk = 100, spdef = 100, speed = 100)" calcext:value-type="string">
            <text:p>manaphy = Enemy(name = 'Manaphy', type = 'WATER', total = 600, hp = 100, attack = 100, defense = 100, spatk = 100, spdef = 100, speed = 100)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WATER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599]);&quot; &quot;;&quot;_&quot;)" office:value-type="string" office:string-value="manaphy" calcext:value-type="string">
            <text:p>manaphy</text:p>
          </table:table-cell>
        </table:table-row>
        <table:table-row table:style-name="ro1">
          <table:table-cell table:formula="of:=COM.MICROSOFT.CONCAT(SUBSTITUTE(LOWER([.B600]);&quot; &quot;;&quot;_&quot;);&quot; = Enemy(name = '&quot;;[.B600];&quot;', type = '&quot;;[.C600];&quot;', total = &quot;;[.D600];&quot;, hp = &quot;;[.E600];&quot;, attack = &quot;;[.F600];&quot;, defense = &quot;;[.G600];&quot;, spatk = &quot;;[.H600];&quot;, spdef = &quot;;[.I600];&quot;, speed = &quot;;[.J600]; &quot;)&quot;)" office:value-type="string" office:string-value="darkrai = Enemy(name = 'Darkrai', type = 'DARK', total = 600, hp = 70, attack = 90, defense = 90, spatk = 135, spdef = 90, speed = 125)" calcext:value-type="string">
            <text:p>darkrai = Enemy(name = 'Darkrai', type = 'DARK', total = 600, hp = 70, attack = 90, defense = 90, spatk = 135, spdef = 90, speed = 125)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BSTITUTE(LOWER([.B600]);&quot; &quot;;&quot;_&quot;)" office:value-type="string" office:string-value="darkrai" calcext:value-type="string">
            <text:p>darkrai</text:p>
          </table:table-cell>
        </table:table-row>
        <table:table-row table:style-name="ro1">
          <table:table-cell table:formula="of:=COM.MICROSOFT.CONCAT(SUBSTITUTE(LOWER([.B601]);&quot; &quot;;&quot;_&quot;);&quot; = Enemy(name = '&quot;;[.B601];&quot;', type = '&quot;;[.C601];&quot;', total = &quot;;[.D601];&quot;, hp = &quot;;[.E601];&quot;, attack = &quot;;[.F601];&quot;, defense = &quot;;[.G601];&quot;, spatk = &quot;;[.H601];&quot;, spdef = &quot;;[.I601];&quot;, speed = &quot;;[.J601]; &quot;)&quot;)" office:value-type="string" office:string-value="shaymin_land_forme = Enemy(name = 'Shaymin Land Forme', type = 'GRASS', total = 600, hp = 100, attack = 100, defense = 100, spatk = 100, spdef = 100, speed = 100)" calcext:value-type="string">
            <text:p>shaymin_land_forme = Enemy(name = 'Shaymin Land Forme', type = 'GRASS', total = 600, hp = 100, attack = 100, defense = 100, spatk = 100, spdef = 100, speed = 100)</text:p>
          </table:table-cell>
          <table:table-cell office:value-type="string" calcext:value-type="string">
            <text:p>Shaymin Land Forme</text:p>
          </table:table-cell>
          <table:table-cell office:value-type="string" calcext:value-type="string">
            <text:p>GRASS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601]);&quot; &quot;;&quot;_&quot;)" office:value-type="string" office:string-value="shaymin_land_forme" calcext:value-type="string">
            <text:p>shaymin_land_forme</text:p>
          </table:table-cell>
        </table:table-row>
        <table:table-row table:style-name="ro1">
          <table:table-cell table:formula="of:=COM.MICROSOFT.CONCAT(SUBSTITUTE(LOWER([.B602]);&quot; &quot;;&quot;_&quot;);&quot; = Enemy(name = '&quot;;[.B602];&quot;', type = '&quot;;[.C602];&quot;', total = &quot;;[.D602];&quot;, hp = &quot;;[.E602];&quot;, attack = &quot;;[.F602];&quot;, defense = &quot;;[.G602];&quot;, spatk = &quot;;[.H602];&quot;, spdef = &quot;;[.I602];&quot;, speed = &quot;;[.J602]; &quot;)&quot;)" office:value-type="string" office:string-value="shaymin_sky_forme = Enemy(name = 'Shaymin Sky Forme', type = 'GRASS FLYING', total = 600, hp = 100, attack = 103, defense = 75, spatk = 120, spdef = 75, speed = 127)" calcext:value-type="string">
            <text:p>shaymin_sky_forme = Enemy(name = 'Shaymin Sky Forme', type = 'GRASS FLYING', total = 600, hp = 100, attack = 103, defense = 75, spatk = 120, spdef = 75, speed = 127)</text:p>
          </table:table-cell>
          <table:table-cell office:value-type="string" calcext:value-type="string">
            <text:p>Shaymin Sky Forme</text:p>
          </table:table-cell>
          <table:table-cell office:value-type="string" calcext:value-type="string">
            <text:p>GRASS FLYING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BSTITUTE(LOWER([.B602]);&quot; &quot;;&quot;_&quot;)" office:value-type="string" office:string-value="shaymin_sky_forme" calcext:value-type="string">
            <text:p>shaymin_sky_forme</text:p>
          </table:table-cell>
        </table:table-row>
        <table:table-row table:style-name="ro1">
          <table:table-cell table:formula="of:=COM.MICROSOFT.CONCAT(SUBSTITUTE(LOWER([.B603]);&quot; &quot;;&quot;_&quot;);&quot; = Enemy(name = '&quot;;[.B603];&quot;', type = '&quot;;[.C603];&quot;', total = &quot;;[.D603];&quot;, hp = &quot;;[.E603];&quot;, attack = &quot;;[.F603];&quot;, defense = &quot;;[.G603];&quot;, spatk = &quot;;[.H603];&quot;, spdef = &quot;;[.I603];&quot;, speed = &quot;;[.J603]; &quot;)&quot;)" office:value-type="string" office:string-value="arceus = Enemy(name = 'Arceus', type = 'NORMAL', total = 720, hp = 120, attack = 120, defense = 120, spatk = 120, spdef = 120, speed = 120)" calcext:value-type="string">
            <text:p>arceus = Enemy(name = 'Arceus', type = 'NORMAL', total = 720, hp = 120, attack = 120, defense = 120, spatk = 120, spdef = 120, speed = 120)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NORMAL</text:p>
          </table:table-cell>
          <table:table-cell office:value-type="float" office:value="720" calcext:value-type="float">
            <text:p>720</text:p>
          </table:table-cell>
          <table:table-cell table:number-columns-repeated="6" office:value-type="float" office:value="120" calcext:value-type="float">
            <text:p>120</text:p>
          </table:table-cell>
          <table:table-cell/>
          <table:table-cell table:formula="of:=SUBSTITUTE(LOWER([.B603]);&quot; &quot;;&quot;_&quot;)" office:value-type="string" office:string-value="arceus" calcext:value-type="string">
            <text:p>arceus</text:p>
          </table:table-cell>
        </table:table-row>
        <table:table-row table:style-name="ro1">
          <table:table-cell table:formula="of:=COM.MICROSOFT.CONCAT(SUBSTITUTE(LOWER([.B604]);&quot; &quot;;&quot;_&quot;);&quot; = Enemy(name = '&quot;;[.B604];&quot;', type = '&quot;;[.C604];&quot;', total = &quot;;[.D604];&quot;, hp = &quot;;[.E604];&quot;, attack = &quot;;[.F604];&quot;, defense = &quot;;[.G604];&quot;, spatk = &quot;;[.H604];&quot;, spdef = &quot;;[.I604];&quot;, speed = &quot;;[.J604]; &quot;)&quot;)" office:value-type="string" office:string-value="victini = Enemy(name = 'Victini', type = 'PSYCHIC FIRE', total = 600, hp = 100, attack = 100, defense = 100, spatk = 100, spdef = 100, speed = 100)" calcext:value-type="string">
            <text:p>victini = Enemy(name = 'Victini', type = 'PSYCHIC FIRE', total = 600, hp = 100, attack = 100, defense = 100, spatk = 100, spdef = 100, speed = 100)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PSYCHIC FIRE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table:formula="of:=SUBSTITUTE(LOWER([.B604]);&quot; &quot;;&quot;_&quot;)" office:value-type="string" office:string-value="victini" calcext:value-type="string">
            <text:p>victini</text:p>
          </table:table-cell>
        </table:table-row>
        <table:table-row table:style-name="ro1">
          <table:table-cell table:formula="of:=COM.MICROSOFT.CONCAT(SUBSTITUTE(LOWER([.B605]);&quot; &quot;;&quot;_&quot;);&quot; = Enemy(name = '&quot;;[.B605];&quot;', type = '&quot;;[.C605];&quot;', total = &quot;;[.D605];&quot;, hp = &quot;;[.E605];&quot;, attack = &quot;;[.F605];&quot;, defense = &quot;;[.G605];&quot;, spatk = &quot;;[.H605];&quot;, spdef = &quot;;[.I605];&quot;, speed = &quot;;[.J605]; &quot;)&quot;)" office:value-type="string" office:string-value="snivy = Enemy(name = 'Snivy', type = 'GRASS', total = 308, hp = 45, attack = 45, defense = 55, spatk = 45, spdef = 55, speed = 63)" calcext:value-type="string">
            <text:p>snivy = Enemy(name = 'Snivy', type = 'GRASS', total = 308, hp = 45, attack = 45, defense = 55, spatk = 45, spdef = 55, speed = 63)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GRASS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BSTITUTE(LOWER([.B605]);&quot; &quot;;&quot;_&quot;)" office:value-type="string" office:string-value="snivy" calcext:value-type="string">
            <text:p>snivy</text:p>
          </table:table-cell>
        </table:table-row>
        <table:table-row table:style-name="ro1">
          <table:table-cell table:formula="of:=COM.MICROSOFT.CONCAT(SUBSTITUTE(LOWER([.B606]);&quot; &quot;;&quot;_&quot;);&quot; = Enemy(name = '&quot;;[.B606];&quot;', type = '&quot;;[.C606];&quot;', total = &quot;;[.D606];&quot;, hp = &quot;;[.E606];&quot;, attack = &quot;;[.F606];&quot;, defense = &quot;;[.G606];&quot;, spatk = &quot;;[.H606];&quot;, spdef = &quot;;[.I606];&quot;, speed = &quot;;[.J606]; &quot;)&quot;)" office:value-type="string" office:string-value="servine = Enemy(name = 'Servine', type = 'GRASS', total = 413, hp = 60, attack = 60, defense = 75, spatk = 60, spdef = 75, speed = 83)" calcext:value-type="string">
            <text:p>servine = Enemy(name = 'Servine', type = 'GRASS', total = 413, hp = 60, attack = 60, defense = 75, spatk = 60, spdef = 75, speed = 83)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GRASS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BSTITUTE(LOWER([.B606]);&quot; &quot;;&quot;_&quot;)" office:value-type="string" office:string-value="servine" calcext:value-type="string">
            <text:p>servine</text:p>
          </table:table-cell>
        </table:table-row>
        <table:table-row table:style-name="ro1">
          <table:table-cell table:formula="of:=COM.MICROSOFT.CONCAT(SUBSTITUTE(LOWER([.B607]);&quot; &quot;;&quot;_&quot;);&quot; = Enemy(name = '&quot;;[.B607];&quot;', type = '&quot;;[.C607];&quot;', total = &quot;;[.D607];&quot;, hp = &quot;;[.E607];&quot;, attack = &quot;;[.F607];&quot;, defense = &quot;;[.G607];&quot;, spatk = &quot;;[.H607];&quot;, spdef = &quot;;[.I607];&quot;, speed = &quot;;[.J607]; &quot;)&quot;)" office:value-type="string" office:string-value="serperior = Enemy(name = 'Serperior', type = 'GRASS', total = 528, hp = 75, attack = 75, defense = 95, spatk = 75, spdef = 95, speed = 113)" calcext:value-type="string">
            <text:p>serperior = Enemy(name = 'Serperior', type = 'GRASS', total = 528, hp = 75, attack = 75, defense = 95, spatk = 75, spdef = 95, speed = 113)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GRASS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SUBSTITUTE(LOWER([.B607]);&quot; &quot;;&quot;_&quot;)" office:value-type="string" office:string-value="serperior" calcext:value-type="string">
            <text:p>serperior</text:p>
          </table:table-cell>
        </table:table-row>
        <table:table-row table:style-name="ro1">
          <table:table-cell table:formula="of:=COM.MICROSOFT.CONCAT(SUBSTITUTE(LOWER([.B608]);&quot; &quot;;&quot;_&quot;);&quot; = Enemy(name = '&quot;;[.B608];&quot;', type = '&quot;;[.C608];&quot;', total = &quot;;[.D608];&quot;, hp = &quot;;[.E608];&quot;, attack = &quot;;[.F608];&quot;, defense = &quot;;[.G608];&quot;, spatk = &quot;;[.H608];&quot;, spdef = &quot;;[.I608];&quot;, speed = &quot;;[.J608]; &quot;)&quot;)" office:value-type="string" office:string-value="tepig = Enemy(name = 'Tepig', type = 'FIRE', total = 308, hp = 65, attack = 63, defense = 45, spatk = 45, spdef = 45, speed = 45)" calcext:value-type="string">
            <text:p>tepig = Enemy(name = 'Tepig', type = 'FIRE', total = 308, hp = 65, attack = 63, defense = 45, spatk = 45, spdef = 45, speed = 45)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FIRE</text:p>
          </table:table-cell>
          <table:table-cell office:value-type="float" office:value="308" calcext:value-type="float">
            <text:p>3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45" calcext:value-type="float">
            <text:p>45</text:p>
          </table:table-cell>
          <table:table-cell/>
          <table:table-cell table:formula="of:=SUBSTITUTE(LOWER([.B608]);&quot; &quot;;&quot;_&quot;)" office:value-type="string" office:string-value="tepig" calcext:value-type="string">
            <text:p>tepig</text:p>
          </table:table-cell>
        </table:table-row>
        <table:table-row table:style-name="ro1">
          <table:table-cell table:formula="of:=COM.MICROSOFT.CONCAT(SUBSTITUTE(LOWER([.B609]);&quot; &quot;;&quot;_&quot;);&quot; = Enemy(name = '&quot;;[.B609];&quot;', type = '&quot;;[.C609];&quot;', total = &quot;;[.D609];&quot;, hp = &quot;;[.E609];&quot;, attack = &quot;;[.F609];&quot;, defense = &quot;;[.G609];&quot;, spatk = &quot;;[.H609];&quot;, spdef = &quot;;[.I609];&quot;, speed = &quot;;[.J609]; &quot;)&quot;)" office:value-type="string" office:string-value="pignite = Enemy(name = 'Pignite', type = 'FIRE FIGHTING', total = 418, hp = 90, attack = 93, defense = 55, spatk = 70, spdef = 55, speed = 55)" calcext:value-type="string">
            <text:p>pignite = Enemy(name = 'Pignite', type = 'FIRE FIGHTING', total = 418, hp = 90, attack = 93, defense = 55, spatk = 70, spdef = 55, speed = 55)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FIRE FIGHTING</text:p>
          </table:table-cell>
          <table:table-cell office:value-type="float" office:value="418" calcext:value-type="float">
            <text:p>41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table:formula="of:=SUBSTITUTE(LOWER([.B609]);&quot; &quot;;&quot;_&quot;)" office:value-type="string" office:string-value="pignite" calcext:value-type="string">
            <text:p>pignite</text:p>
          </table:table-cell>
        </table:table-row>
        <table:table-row table:style-name="ro1">
          <table:table-cell table:formula="of:=COM.MICROSOFT.CONCAT(SUBSTITUTE(LOWER([.B610]);&quot; &quot;;&quot;_&quot;);&quot; = Enemy(name = '&quot;;[.B610];&quot;', type = '&quot;;[.C610];&quot;', total = &quot;;[.D610];&quot;, hp = &quot;;[.E610];&quot;, attack = &quot;;[.F610];&quot;, defense = &quot;;[.G610];&quot;, spatk = &quot;;[.H610];&quot;, spdef = &quot;;[.I610];&quot;, speed = &quot;;[.J610]; &quot;)&quot;)" office:value-type="string" office:string-value="emboar = Enemy(name = 'Emboar', type = 'FIRE FIGHTING', total = 528, hp = 110, attack = 123, defense = 65, spatk = 100, spdef = 65, speed = 65)" calcext:value-type="string">
            <text:p>emboar = Enemy(name = 'Emboar', type = 'FIRE FIGHTING', total = 528, hp = 110, attack = 123, defense = 65, spatk = 100, spdef = 65, speed = 65)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FIRE FIGHTING</text:p>
          </table:table-cell>
          <table:table-cell office:value-type="float" office:value="528" calcext:value-type="float">
            <text:p>528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BSTITUTE(LOWER([.B610]);&quot; &quot;;&quot;_&quot;)" office:value-type="string" office:string-value="emboar" calcext:value-type="string">
            <text:p>emboar</text:p>
          </table:table-cell>
        </table:table-row>
        <table:table-row table:style-name="ro1">
          <table:table-cell table:formula="of:=COM.MICROSOFT.CONCAT(SUBSTITUTE(LOWER([.B611]);&quot; &quot;;&quot;_&quot;);&quot; = Enemy(name = '&quot;;[.B611];&quot;', type = '&quot;;[.C611];&quot;', total = &quot;;[.D611];&quot;, hp = &quot;;[.E611];&quot;, attack = &quot;;[.F611];&quot;, defense = &quot;;[.G611];&quot;, spatk = &quot;;[.H611];&quot;, spdef = &quot;;[.I611];&quot;, speed = &quot;;[.J611]; &quot;)&quot;)" office:value-type="string" office:string-value="oshawott = Enemy(name = 'Oshawott', type = 'WATER', total = 308, hp = 55, attack = 55, defense = 45, spatk = 63, spdef = 45, speed = 45)" calcext:value-type="string">
            <text:p>oshawott = Enemy(name = 'Oshawott', type = 'WATER', total = 308, hp = 55, attack = 55, defense = 45, spatk = 63, spdef = 45, speed = 45)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WATER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SUBSTITUTE(LOWER([.B611]);&quot; &quot;;&quot;_&quot;)" office:value-type="string" office:string-value="oshawott" calcext:value-type="string">
            <text:p>oshawott</text:p>
          </table:table-cell>
        </table:table-row>
        <table:table-row table:style-name="ro1">
          <table:table-cell table:formula="of:=COM.MICROSOFT.CONCAT(SUBSTITUTE(LOWER([.B612]);&quot; &quot;;&quot;_&quot;);&quot; = Enemy(name = '&quot;;[.B612];&quot;', type = '&quot;;[.C612];&quot;', total = &quot;;[.D612];&quot;, hp = &quot;;[.E612];&quot;, attack = &quot;;[.F612];&quot;, defense = &quot;;[.G612];&quot;, spatk = &quot;;[.H612];&quot;, spdef = &quot;;[.I612];&quot;, speed = &quot;;[.J612]; &quot;)&quot;)" office:value-type="string" office:string-value="dewott = Enemy(name = 'Dewott', type = 'WATER', total = 413, hp = 75, attack = 75, defense = 60, spatk = 83, spdef = 60, speed = 60)" calcext:value-type="string">
            <text:p>dewott = Enemy(name = 'Dewott', type = 'WATER', total = 413, hp = 75, attack = 75, defense = 60, spatk = 83, spdef = 60, speed = 60)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WATER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formula="of:=SUBSTITUTE(LOWER([.B612]);&quot; &quot;;&quot;_&quot;)" office:value-type="string" office:string-value="dewott" calcext:value-type="string">
            <text:p>dewott</text:p>
          </table:table-cell>
        </table:table-row>
        <table:table-row table:style-name="ro1">
          <table:table-cell table:formula="of:=COM.MICROSOFT.CONCAT(SUBSTITUTE(LOWER([.B613]);&quot; &quot;;&quot;_&quot;);&quot; = Enemy(name = '&quot;;[.B613];&quot;', type = '&quot;;[.C613];&quot;', total = &quot;;[.D613];&quot;, hp = &quot;;[.E613];&quot;, attack = &quot;;[.F613];&quot;, defense = &quot;;[.G613];&quot;, spatk = &quot;;[.H613];&quot;, spdef = &quot;;[.I613];&quot;, speed = &quot;;[.J613]; &quot;)&quot;)" office:value-type="string" office:string-value="samurott = Enemy(name = 'Samurott', type = 'WATER', total = 528, hp = 95, attack = 100, defense = 85, spatk = 108, spdef = 70, speed = 70)" calcext:value-type="string">
            <text:p>samurott = Enemy(name = 'Samurott', type = 'WATER', total = 528, hp = 95, attack = 100, defense = 85, spatk = 108, spdef = 70, speed = 70)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WATER</text:p>
          </table:table-cell>
          <table:table-cell office:value-type="float" office:value="528" calcext:value-type="float">
            <text:p>52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formula="of:=SUBSTITUTE(LOWER([.B613]);&quot; &quot;;&quot;_&quot;)" office:value-type="string" office:string-value="samurott" calcext:value-type="string">
            <text:p>samurott</text:p>
          </table:table-cell>
        </table:table-row>
        <table:table-row table:style-name="ro1">
          <table:table-cell table:formula="of:=COM.MICROSOFT.CONCAT(SUBSTITUTE(LOWER([.B614]);&quot; &quot;;&quot;_&quot;);&quot; = Enemy(name = '&quot;;[.B614];&quot;', type = '&quot;;[.C614];&quot;', total = &quot;;[.D614];&quot;, hp = &quot;;[.E614];&quot;, attack = &quot;;[.F614];&quot;, defense = &quot;;[.G614];&quot;, spatk = &quot;;[.H614];&quot;, spdef = &quot;;[.I614];&quot;, speed = &quot;;[.J614]; &quot;)&quot;)" office:value-type="string" office:string-value="samurott_hisuian_samurott = Enemy(name = 'Samurott Hisuian Samurott', type = 'WATER DARK', total = 528, hp = 90, attack = 108, defense = 80, spatk = 100, spdef = 65, speed = 85)" calcext:value-type="string">
            <text:p>samurott_hisuian_samurott = Enemy(name = 'Samurott Hisuian Samurott', type = 'WATER DARK', total = 528, hp = 90, attack = 108, defense = 80, spatk = 100, spdef = 65, speed = 85)</text:p>
          </table:table-cell>
          <table:table-cell office:value-type="string" calcext:value-type="string">
            <text:p>Samurott Hisuian Samurott</text:p>
          </table:table-cell>
          <table:table-cell office:value-type="string" calcext:value-type="string">
            <text:p>WATER DARK</text:p>
          </table:table-cell>
          <table:table-cell office:value-type="float" office:value="528" calcext:value-type="float">
            <text:p>528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614]);&quot; &quot;;&quot;_&quot;)" office:value-type="string" office:string-value="samurott_hisuian_samurott" calcext:value-type="string">
            <text:p>samurott_hisuian_samurott</text:p>
          </table:table-cell>
        </table:table-row>
        <table:table-row table:style-name="ro1">
          <table:table-cell table:formula="of:=COM.MICROSOFT.CONCAT(SUBSTITUTE(LOWER([.B615]);&quot; &quot;;&quot;_&quot;);&quot; = Enemy(name = '&quot;;[.B615];&quot;', type = '&quot;;[.C615];&quot;', total = &quot;;[.D615];&quot;, hp = &quot;;[.E615];&quot;, attack = &quot;;[.F615];&quot;, defense = &quot;;[.G615];&quot;, spatk = &quot;;[.H615];&quot;, spdef = &quot;;[.I615];&quot;, speed = &quot;;[.J615]; &quot;)&quot;)" office:value-type="string" office:string-value="patrat = Enemy(name = 'Patrat', type = 'NORMAL', total = 255, hp = 45, attack = 55, defense = 39, spatk = 35, spdef = 39, speed = 42)" calcext:value-type="string">
            <text:p>patrat = Enemy(name = 'Patrat', type = 'NORMAL', total = 255, hp = 45, attack = 55, defense = 39, spatk = 35, spdef = 39, speed = 42)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NORMAL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615]);&quot; &quot;;&quot;_&quot;)" office:value-type="string" office:string-value="patrat" calcext:value-type="string">
            <text:p>patrat</text:p>
          </table:table-cell>
        </table:table-row>
        <table:table-row table:style-name="ro1">
          <table:table-cell table:formula="of:=COM.MICROSOFT.CONCAT(SUBSTITUTE(LOWER([.B616]);&quot; &quot;;&quot;_&quot;);&quot; = Enemy(name = '&quot;;[.B616];&quot;', type = '&quot;;[.C616];&quot;', total = &quot;;[.D616];&quot;, hp = &quot;;[.E616];&quot;, attack = &quot;;[.F616];&quot;, defense = &quot;;[.G616];&quot;, spatk = &quot;;[.H616];&quot;, spdef = &quot;;[.I616];&quot;, speed = &quot;;[.J616]; &quot;)&quot;)" office:value-type="string" office:string-value="watchog = Enemy(name = 'Watchog', type = 'NORMAL', total = 420, hp = 60, attack = 85, defense = 69, spatk = 60, spdef = 69, speed = 77)" calcext:value-type="string">
            <text:p>watchog = Enemy(name = 'Watchog', type = 'NORMAL', total = 420, hp = 60, attack = 85, defense = 69, spatk = 60, spdef = 69, speed = 77)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NORMAL</text:p>
          </table:table-cell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616]);&quot; &quot;;&quot;_&quot;)" office:value-type="string" office:string-value="watchog" calcext:value-type="string">
            <text:p>watchog</text:p>
          </table:table-cell>
        </table:table-row>
        <table:table-row table:style-name="ro1">
          <table:table-cell table:formula="of:=COM.MICROSOFT.CONCAT(SUBSTITUTE(LOWER([.B617]);&quot; &quot;;&quot;_&quot;);&quot; = Enemy(name = '&quot;;[.B617];&quot;', type = '&quot;;[.C617];&quot;', total = &quot;;[.D617];&quot;, hp = &quot;;[.E617];&quot;, attack = &quot;;[.F617];&quot;, defense = &quot;;[.G617];&quot;, spatk = &quot;;[.H617];&quot;, spdef = &quot;;[.I617];&quot;, speed = &quot;;[.J617]; &quot;)&quot;)" office:value-type="string" office:string-value="lillipup = Enemy(name = 'Lillipup', type = 'NORMAL', total = 275, hp = 45, attack = 60, defense = 45, spatk = 25, spdef = 45, speed = 55)" calcext:value-type="string">
            <text:p>lillipup = Enemy(name = 'Lillipup', type = 'NORMAL', total = 275, hp = 45, attack = 60, defense = 45, spatk = 25, spdef = 45, speed = 55)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NORMAL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617]);&quot; &quot;;&quot;_&quot;)" office:value-type="string" office:string-value="lillipup" calcext:value-type="string">
            <text:p>lillipup</text:p>
          </table:table-cell>
        </table:table-row>
        <table:table-row table:style-name="ro1">
          <table:table-cell table:formula="of:=COM.MICROSOFT.CONCAT(SUBSTITUTE(LOWER([.B618]);&quot; &quot;;&quot;_&quot;);&quot; = Enemy(name = '&quot;;[.B618];&quot;', type = '&quot;;[.C618];&quot;', total = &quot;;[.D618];&quot;, hp = &quot;;[.E618];&quot;, attack = &quot;;[.F618];&quot;, defense = &quot;;[.G618];&quot;, spatk = &quot;;[.H618];&quot;, spdef = &quot;;[.I618];&quot;, speed = &quot;;[.J618]; &quot;)&quot;)" office:value-type="string" office:string-value="herdier = Enemy(name = 'Herdier', type = 'NORMAL', total = 370, hp = 65, attack = 80, defense = 65, spatk = 35, spdef = 65, speed = 60)" calcext:value-type="string">
            <text:p>herdier = Enemy(name = 'Herdier', type = 'NORMAL', total = 370, hp = 65, attack = 80, defense = 65, spatk = 35, spdef = 65, speed = 60)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NORMAL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618]);&quot; &quot;;&quot;_&quot;)" office:value-type="string" office:string-value="herdier" calcext:value-type="string">
            <text:p>herdier</text:p>
          </table:table-cell>
        </table:table-row>
        <table:table-row table:style-name="ro1">
          <table:table-cell table:formula="of:=COM.MICROSOFT.CONCAT(SUBSTITUTE(LOWER([.B619]);&quot; &quot;;&quot;_&quot;);&quot; = Enemy(name = '&quot;;[.B619];&quot;', type = '&quot;;[.C619];&quot;', total = &quot;;[.D619];&quot;, hp = &quot;;[.E619];&quot;, attack = &quot;;[.F619];&quot;, defense = &quot;;[.G619];&quot;, spatk = &quot;;[.H619];&quot;, spdef = &quot;;[.I619];&quot;, speed = &quot;;[.J619]; &quot;)&quot;)" office:value-type="string" office:string-value="stoutland = Enemy(name = 'Stoutland', type = 'NORMAL', total = 500, hp = 85, attack = 110, defense = 90, spatk = 45, spdef = 90, speed = 80)" calcext:value-type="string">
            <text:p>stoutland = Enemy(name = 'Stoutland', type = 'NORMAL', total = 500, hp = 85, attack = 110, defense = 90, spatk = 45, spdef = 90, speed = 80)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NORMAL</text:p>
          </table:table-cell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619]);&quot; &quot;;&quot;_&quot;)" office:value-type="string" office:string-value="stoutland" calcext:value-type="string">
            <text:p>stoutland</text:p>
          </table:table-cell>
        </table:table-row>
        <table:table-row table:style-name="ro1">
          <table:table-cell table:formula="of:=COM.MICROSOFT.CONCAT(SUBSTITUTE(LOWER([.B620]);&quot; &quot;;&quot;_&quot;);&quot; = Enemy(name = '&quot;;[.B620];&quot;', type = '&quot;;[.C620];&quot;', total = &quot;;[.D620];&quot;, hp = &quot;;[.E620];&quot;, attack = &quot;;[.F620];&quot;, defense = &quot;;[.G620];&quot;, spatk = &quot;;[.H620];&quot;, spdef = &quot;;[.I620];&quot;, speed = &quot;;[.J620]; &quot;)&quot;)" office:value-type="string" office:string-value="purrloin = Enemy(name = 'Purrloin', type = 'DARK', total = 281, hp = 41, attack = 50, defense = 37, spatk = 50, spdef = 37, speed = 66)" calcext:value-type="string">
            <text:p>purrloin = Enemy(name = 'Purrloin', type = 'DARK', total = 281, hp = 41, attack = 50, defense = 37, spatk = 50, spdef = 37, speed = 66)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DARK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BSTITUTE(LOWER([.B620]);&quot; &quot;;&quot;_&quot;)" office:value-type="string" office:string-value="purrloin" calcext:value-type="string">
            <text:p>purrloin</text:p>
          </table:table-cell>
        </table:table-row>
        <table:table-row table:style-name="ro1">
          <table:table-cell table:formula="of:=COM.MICROSOFT.CONCAT(SUBSTITUTE(LOWER([.B621]);&quot; &quot;;&quot;_&quot;);&quot; = Enemy(name = '&quot;;[.B621];&quot;', type = '&quot;;[.C621];&quot;', total = &quot;;[.D621];&quot;, hp = &quot;;[.E621];&quot;, attack = &quot;;[.F621];&quot;, defense = &quot;;[.G621];&quot;, spatk = &quot;;[.H621];&quot;, spdef = &quot;;[.I621];&quot;, speed = &quot;;[.J621]; &quot;)&quot;)" office:value-type="string" office:string-value="liepard = Enemy(name = 'Liepard', type = 'DARK', total = 446, hp = 64, attack = 88, defense = 50, spatk = 88, spdef = 50, speed = 106)" calcext:value-type="string">
            <text:p>liepard = Enemy(name = 'Liepard', type = 'DARK', total = 446, hp = 64, attack = 88, defense = 50, spatk = 88, spdef = 50, speed = 106)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DARK</text:p>
          </table:table-cell>
          <table:table-cell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SUBSTITUTE(LOWER([.B621]);&quot; &quot;;&quot;_&quot;)" office:value-type="string" office:string-value="liepard" calcext:value-type="string">
            <text:p>liepard</text:p>
          </table:table-cell>
        </table:table-row>
        <table:table-row table:style-name="ro1">
          <table:table-cell table:formula="of:=COM.MICROSOFT.CONCAT(SUBSTITUTE(LOWER([.B622]);&quot; &quot;;&quot;_&quot;);&quot; = Enemy(name = '&quot;;[.B622];&quot;', type = '&quot;;[.C622];&quot;', total = &quot;;[.D622];&quot;, hp = &quot;;[.E622];&quot;, attack = &quot;;[.F622];&quot;, defense = &quot;;[.G622];&quot;, spatk = &quot;;[.H622];&quot;, spdef = &quot;;[.I622];&quot;, speed = &quot;;[.J622]; &quot;)&quot;)" office:value-type="string" office:string-value="pansage = Enemy(name = 'Pansage', type = 'GRASS', total = 316, hp = 50, attack = 53, defense = 48, spatk = 53, spdef = 48, speed = 64)" calcext:value-type="string">
            <text:p>pansage = Enemy(name = 'Pansage', type = 'GRASS', total = 316, hp = 50, attack = 53, defense = 48, spatk = 53, spdef = 48, speed = 64)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GRASS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622]);&quot; &quot;;&quot;_&quot;)" office:value-type="string" office:string-value="pansage" calcext:value-type="string">
            <text:p>pansage</text:p>
          </table:table-cell>
        </table:table-row>
        <table:table-row table:style-name="ro1">
          <table:table-cell table:formula="of:=COM.MICROSOFT.CONCAT(SUBSTITUTE(LOWER([.B623]);&quot; &quot;;&quot;_&quot;);&quot; = Enemy(name = '&quot;;[.B623];&quot;', type = '&quot;;[.C623];&quot;', total = &quot;;[.D623];&quot;, hp = &quot;;[.E623];&quot;, attack = &quot;;[.F623];&quot;, defense = &quot;;[.G623];&quot;, spatk = &quot;;[.H623];&quot;, spdef = &quot;;[.I623];&quot;, speed = &quot;;[.J623]; &quot;)&quot;)" office:value-type="string" office:string-value="simisage = Enemy(name = 'Simisage', type = 'GRASS', total = 498, hp = 75, attack = 98, defense = 63, spatk = 98, spdef = 63, speed = 101)" calcext:value-type="string">
            <text:p>simisage = Enemy(name = 'Simisage', type = 'GRASS', total = 498, hp = 75, attack = 98, defense = 63, spatk = 98, spdef = 63, speed = 101)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GRASS</text:p>
          </table:table-cell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623]);&quot; &quot;;&quot;_&quot;)" office:value-type="string" office:string-value="simisage" calcext:value-type="string">
            <text:p>simisage</text:p>
          </table:table-cell>
        </table:table-row>
        <table:table-row table:style-name="ro1">
          <table:table-cell table:formula="of:=COM.MICROSOFT.CONCAT(SUBSTITUTE(LOWER([.B624]);&quot; &quot;;&quot;_&quot;);&quot; = Enemy(name = '&quot;;[.B624];&quot;', type = '&quot;;[.C624];&quot;', total = &quot;;[.D624];&quot;, hp = &quot;;[.E624];&quot;, attack = &quot;;[.F624];&quot;, defense = &quot;;[.G624];&quot;, spatk = &quot;;[.H624];&quot;, spdef = &quot;;[.I624];&quot;, speed = &quot;;[.J624]; &quot;)&quot;)" office:value-type="string" office:string-value="pansear = Enemy(name = 'Pansear', type = 'FIRE', total = 316, hp = 50, attack = 53, defense = 48, spatk = 53, spdef = 48, speed = 64)" calcext:value-type="string">
            <text:p>pansear = Enemy(name = 'Pansear', type = 'FIRE', total = 316, hp = 50, attack = 53, defense = 48, spatk = 53, spdef = 48, speed = 64)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FIRE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624]);&quot; &quot;;&quot;_&quot;)" office:value-type="string" office:string-value="pansear" calcext:value-type="string">
            <text:p>pansear</text:p>
          </table:table-cell>
        </table:table-row>
        <table:table-row table:style-name="ro1">
          <table:table-cell table:formula="of:=COM.MICROSOFT.CONCAT(SUBSTITUTE(LOWER([.B625]);&quot; &quot;;&quot;_&quot;);&quot; = Enemy(name = '&quot;;[.B625];&quot;', type = '&quot;;[.C625];&quot;', total = &quot;;[.D625];&quot;, hp = &quot;;[.E625];&quot;, attack = &quot;;[.F625];&quot;, defense = &quot;;[.G625];&quot;, spatk = &quot;;[.H625];&quot;, spdef = &quot;;[.I625];&quot;, speed = &quot;;[.J625]; &quot;)&quot;)" office:value-type="string" office:string-value="simisear = Enemy(name = 'Simisear', type = 'FIRE', total = 498, hp = 75, attack = 98, defense = 63, spatk = 98, spdef = 63, speed = 101)" calcext:value-type="string">
            <text:p>simisear = Enemy(name = 'Simisear', type = 'FIRE', total = 498, hp = 75, attack = 98, defense = 63, spatk = 98, spdef = 63, speed = 101)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FIRE</text:p>
          </table:table-cell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625]);&quot; &quot;;&quot;_&quot;)" office:value-type="string" office:string-value="simisear" calcext:value-type="string">
            <text:p>simisear</text:p>
          </table:table-cell>
        </table:table-row>
        <table:table-row table:style-name="ro1">
          <table:table-cell table:formula="of:=COM.MICROSOFT.CONCAT(SUBSTITUTE(LOWER([.B626]);&quot; &quot;;&quot;_&quot;);&quot; = Enemy(name = '&quot;;[.B626];&quot;', type = '&quot;;[.C626];&quot;', total = &quot;;[.D626];&quot;, hp = &quot;;[.E626];&quot;, attack = &quot;;[.F626];&quot;, defense = &quot;;[.G626];&quot;, spatk = &quot;;[.H626];&quot;, spdef = &quot;;[.I626];&quot;, speed = &quot;;[.J626]; &quot;)&quot;)" office:value-type="string" office:string-value="panpour = Enemy(name = 'Panpour', type = 'WATER', total = 316, hp = 50, attack = 53, defense = 48, spatk = 53, spdef = 48, speed = 64)" calcext:value-type="string">
            <text:p>panpour = Enemy(name = 'Panpour', type = 'WATER', total = 316, hp = 50, attack = 53, defense = 48, spatk = 53, spdef = 48, speed = 64)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WATER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626]);&quot; &quot;;&quot;_&quot;)" office:value-type="string" office:string-value="panpour" calcext:value-type="string">
            <text:p>panpour</text:p>
          </table:table-cell>
        </table:table-row>
        <table:table-row table:style-name="ro1">
          <table:table-cell table:formula="of:=COM.MICROSOFT.CONCAT(SUBSTITUTE(LOWER([.B627]);&quot; &quot;;&quot;_&quot;);&quot; = Enemy(name = '&quot;;[.B627];&quot;', type = '&quot;;[.C627];&quot;', total = &quot;;[.D627];&quot;, hp = &quot;;[.E627];&quot;, attack = &quot;;[.F627];&quot;, defense = &quot;;[.G627];&quot;, spatk = &quot;;[.H627];&quot;, spdef = &quot;;[.I627];&quot;, speed = &quot;;[.J627]; &quot;)&quot;)" office:value-type="string" office:string-value="simipour = Enemy(name = 'Simipour', type = 'WATER', total = 498, hp = 75, attack = 98, defense = 63, spatk = 98, spdef = 63, speed = 101)" calcext:value-type="string">
            <text:p>simipour = Enemy(name = 'Simipour', type = 'WATER', total = 498, hp = 75, attack = 98, defense = 63, spatk = 98, spdef = 63, speed = 101)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WATER</text:p>
          </table:table-cell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627]);&quot; &quot;;&quot;_&quot;)" office:value-type="string" office:string-value="simipour" calcext:value-type="string">
            <text:p>simipour</text:p>
          </table:table-cell>
        </table:table-row>
        <table:table-row table:style-name="ro1">
          <table:table-cell table:formula="of:=COM.MICROSOFT.CONCAT(SUBSTITUTE(LOWER([.B628]);&quot; &quot;;&quot;_&quot;);&quot; = Enemy(name = '&quot;;[.B628];&quot;', type = '&quot;;[.C628];&quot;', total = &quot;;[.D628];&quot;, hp = &quot;;[.E628];&quot;, attack = &quot;;[.F628];&quot;, defense = &quot;;[.G628];&quot;, spatk = &quot;;[.H628];&quot;, spdef = &quot;;[.I628];&quot;, speed = &quot;;[.J628]; &quot;)&quot;)" office:value-type="string" office:string-value="munna = Enemy(name = 'Munna', type = 'PSYCHIC', total = 292, hp = 76, attack = 25, defense = 45, spatk = 67, spdef = 55, speed = 24)" calcext:value-type="string">
            <text:p>munna = Enemy(name = 'Munna', type = 'PSYCHIC', total = 292, hp = 76, attack = 25, defense = 45, spatk = 67, spdef = 55, speed = 24)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PSYCHIC</text:p>
          </table:table-cell>
          <table:table-cell office:value-type="float" office:value="292" calcext:value-type="float">
            <text:p>292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BSTITUTE(LOWER([.B628]);&quot; &quot;;&quot;_&quot;)" office:value-type="string" office:string-value="munna" calcext:value-type="string">
            <text:p>munna</text:p>
          </table:table-cell>
        </table:table-row>
        <table:table-row table:style-name="ro1">
          <table:table-cell table:formula="of:=COM.MICROSOFT.CONCAT(SUBSTITUTE(LOWER([.B629]);&quot; &quot;;&quot;_&quot;);&quot; = Enemy(name = '&quot;;[.B629];&quot;', type = '&quot;;[.C629];&quot;', total = &quot;;[.D629];&quot;, hp = &quot;;[.E629];&quot;, attack = &quot;;[.F629];&quot;, defense = &quot;;[.G629];&quot;, spatk = &quot;;[.H629];&quot;, spdef = &quot;;[.I629];&quot;, speed = &quot;;[.J629]; &quot;)&quot;)" office:value-type="string" office:string-value="musharna = Enemy(name = 'Musharna', type = 'PSYCHIC', total = 487, hp = 116, attack = 55, defense = 85, spatk = 107, spdef = 95, speed = 29)" calcext:value-type="string">
            <text:p>musharna = Enemy(name = 'Musharna', type = 'PSYCHIC', total = 487, hp = 116, attack = 55, defense = 85, spatk = 107, spdef = 95, speed = 29)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PSYCHIC</text:p>
          </table:table-cell>
          <table:table-cell office:value-type="float" office:value="487" calcext:value-type="float">
            <text:p>487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BSTITUTE(LOWER([.B629]);&quot; &quot;;&quot;_&quot;)" office:value-type="string" office:string-value="musharna" calcext:value-type="string">
            <text:p>musharna</text:p>
          </table:table-cell>
        </table:table-row>
        <table:table-row table:style-name="ro1">
          <table:table-cell table:formula="of:=COM.MICROSOFT.CONCAT(SUBSTITUTE(LOWER([.B630]);&quot; &quot;;&quot;_&quot;);&quot; = Enemy(name = '&quot;;[.B630];&quot;', type = '&quot;;[.C630];&quot;', total = &quot;;[.D630];&quot;, hp = &quot;;[.E630];&quot;, attack = &quot;;[.F630];&quot;, defense = &quot;;[.G630];&quot;, spatk = &quot;;[.H630];&quot;, spdef = &quot;;[.I630];&quot;, speed = &quot;;[.J630]; &quot;)&quot;)" office:value-type="string" office:string-value="pidove = Enemy(name = 'Pidove', type = 'NORMAL FLYING', total = 264, hp = 50, attack = 55, defense = 50, spatk = 36, spdef = 30, speed = 43)" calcext:value-type="string">
            <text:p>pidove = Enemy(name = 'Pidove', type = 'NORMAL FLYING', total = 264, hp = 50, attack = 55, defense = 50, spatk = 36, spdef = 30, speed = 43)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NORMAL FLYING</text:p>
          </table:table-cell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630]);&quot; &quot;;&quot;_&quot;)" office:value-type="string" office:string-value="pidove" calcext:value-type="string">
            <text:p>pidove</text:p>
          </table:table-cell>
        </table:table-row>
        <table:table-row table:style-name="ro1">
          <table:table-cell table:formula="of:=COM.MICROSOFT.CONCAT(SUBSTITUTE(LOWER([.B631]);&quot; &quot;;&quot;_&quot;);&quot; = Enemy(name = '&quot;;[.B631];&quot;', type = '&quot;;[.C631];&quot;', total = &quot;;[.D631];&quot;, hp = &quot;;[.E631];&quot;, attack = &quot;;[.F631];&quot;, defense = &quot;;[.G631];&quot;, spatk = &quot;;[.H631];&quot;, spdef = &quot;;[.I631];&quot;, speed = &quot;;[.J631]; &quot;)&quot;)" office:value-type="string" office:string-value="tranquill = Enemy(name = 'Tranquill', type = 'NORMAL FLYING', total = 358, hp = 62, attack = 77, defense = 62, spatk = 50, spdef = 42, speed = 65)" calcext:value-type="string">
            <text:p>tranquill = Enemy(name = 'Tranquill', type = 'NORMAL FLYING', total = 358, hp = 62, attack = 77, defense = 62, spatk = 50, spdef = 42, speed = 65)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NORMAL FLYING</text:p>
          </table:table-cell>
          <table:table-cell office:value-type="float" office:value="358" calcext:value-type="float">
            <text:p>35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31]);&quot; &quot;;&quot;_&quot;)" office:value-type="string" office:string-value="tranquill" calcext:value-type="string">
            <text:p>tranquill</text:p>
          </table:table-cell>
        </table:table-row>
        <table:table-row table:style-name="ro1">
          <table:table-cell table:formula="of:=COM.MICROSOFT.CONCAT(SUBSTITUTE(LOWER([.B632]);&quot; &quot;;&quot;_&quot;);&quot; = Enemy(name = '&quot;;[.B632];&quot;', type = '&quot;;[.C632];&quot;', total = &quot;;[.D632];&quot;, hp = &quot;;[.E632];&quot;, attack = &quot;;[.F632];&quot;, defense = &quot;;[.G632];&quot;, spatk = &quot;;[.H632];&quot;, spdef = &quot;;[.I632];&quot;, speed = &quot;;[.J632]; &quot;)&quot;)" office:value-type="string" office:string-value="unfezant = Enemy(name = 'Unfezant', type = 'NORMAL FLYING', total = 488, hp = 80, attack = 115, defense = 80, spatk = 65, spdef = 55, speed = 93)" calcext:value-type="string">
            <text:p>unfezant = Enemy(name = 'Unfezant', type = 'NORMAL FLYING', total = 488, hp = 80, attack = 115, defense = 80, spatk = 65, spdef = 55, speed = 93)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NORMAL FLYING</text:p>
          </table:table-cell>
          <table:table-cell office:value-type="float" office:value="488" calcext:value-type="float">
            <text:p>488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632]);&quot; &quot;;&quot;_&quot;)" office:value-type="string" office:string-value="unfezant" calcext:value-type="string">
            <text:p>unfezant</text:p>
          </table:table-cell>
        </table:table-row>
        <table:table-row table:style-name="ro1">
          <table:table-cell table:formula="of:=COM.MICROSOFT.CONCAT(SUBSTITUTE(LOWER([.B633]);&quot; &quot;;&quot;_&quot;);&quot; = Enemy(name = '&quot;;[.B633];&quot;', type = '&quot;;[.C633];&quot;', total = &quot;;[.D633];&quot;, hp = &quot;;[.E633];&quot;, attack = &quot;;[.F633];&quot;, defense = &quot;;[.G633];&quot;, spatk = &quot;;[.H633];&quot;, spdef = &quot;;[.I633];&quot;, speed = &quot;;[.J633]; &quot;)&quot;)" office:value-type="string" office:string-value="blitzle = Enemy(name = 'Blitzle', type = 'ELECTRIC', total = 295, hp = 45, attack = 60, defense = 32, spatk = 50, spdef = 32, speed = 76)" calcext:value-type="string">
            <text:p>blitzle = Enemy(name = 'Blitzle', type = 'ELECTRIC', total = 295, hp = 45, attack = 60, defense = 32, spatk = 50, spdef = 32, speed = 76)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ELECTRIC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BSTITUTE(LOWER([.B633]);&quot; &quot;;&quot;_&quot;)" office:value-type="string" office:string-value="blitzle" calcext:value-type="string">
            <text:p>blitzle</text:p>
          </table:table-cell>
        </table:table-row>
        <table:table-row table:style-name="ro1">
          <table:table-cell table:formula="of:=COM.MICROSOFT.CONCAT(SUBSTITUTE(LOWER([.B634]);&quot; &quot;;&quot;_&quot;);&quot; = Enemy(name = '&quot;;[.B634];&quot;', type = '&quot;;[.C634];&quot;', total = &quot;;[.D634];&quot;, hp = &quot;;[.E634];&quot;, attack = &quot;;[.F634];&quot;, defense = &quot;;[.G634];&quot;, spatk = &quot;;[.H634];&quot;, spdef = &quot;;[.I634];&quot;, speed = &quot;;[.J634]; &quot;)&quot;)" office:value-type="string" office:string-value="zebstrika = Enemy(name = 'Zebstrika', type = 'ELECTRIC', total = 497, hp = 75, attack = 100, defense = 63, spatk = 80, spdef = 63, speed = 116)" calcext:value-type="string">
            <text:p>zebstrika = Enemy(name = 'Zebstrika', type = 'ELECTRIC', total = 497, hp = 75, attack = 100, defense = 63, spatk = 80, spdef = 63, speed = 116)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ELECTRIC</text:p>
          </table:table-cell>
          <table:table-cell office:value-type="float" office:value="497" calcext:value-type="float">
            <text:p>497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BSTITUTE(LOWER([.B634]);&quot; &quot;;&quot;_&quot;)" office:value-type="string" office:string-value="zebstrika" calcext:value-type="string">
            <text:p>zebstrika</text:p>
          </table:table-cell>
        </table:table-row>
        <table:table-row table:style-name="ro1">
          <table:table-cell table:formula="of:=COM.MICROSOFT.CONCAT(SUBSTITUTE(LOWER([.B635]);&quot; &quot;;&quot;_&quot;);&quot; = Enemy(name = '&quot;;[.B635];&quot;', type = '&quot;;[.C635];&quot;', total = &quot;;[.D635];&quot;, hp = &quot;;[.E635];&quot;, attack = &quot;;[.F635];&quot;, defense = &quot;;[.G635];&quot;, spatk = &quot;;[.H635];&quot;, spdef = &quot;;[.I635];&quot;, speed = &quot;;[.J635]; &quot;)&quot;)" office:value-type="string" office:string-value="roggenrola = Enemy(name = 'Roggenrola', type = 'ROCK', total = 280, hp = 55, attack = 75, defense = 85, spatk = 25, spdef = 25, speed = 15)" calcext:value-type="string">
            <text:p>roggenrola = Enemy(name = 'Roggenrola', type = 'ROCK', total = 280, hp = 55, attack = 75, defense = 85, spatk = 25, spdef = 25, speed = 15)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CK</text:p>
          </table:table-cell>
          <table:table-cell office:value-type="float" office:value="280" calcext:value-type="float">
            <text:p>28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635]);&quot; &quot;;&quot;_&quot;)" office:value-type="string" office:string-value="roggenrola" calcext:value-type="string">
            <text:p>roggenrola</text:p>
          </table:table-cell>
        </table:table-row>
        <table:table-row table:style-name="ro1">
          <table:table-cell table:formula="of:=COM.MICROSOFT.CONCAT(SUBSTITUTE(LOWER([.B636]);&quot; &quot;;&quot;_&quot;);&quot; = Enemy(name = '&quot;;[.B636];&quot;', type = '&quot;;[.C636];&quot;', total = &quot;;[.D636];&quot;, hp = &quot;;[.E636];&quot;, attack = &quot;;[.F636];&quot;, defense = &quot;;[.G636];&quot;, spatk = &quot;;[.H636];&quot;, spdef = &quot;;[.I636];&quot;, speed = &quot;;[.J636]; &quot;)&quot;)" office:value-type="string" office:string-value="boldore = Enemy(name = 'Boldore', type = 'ROCK', total = 390, hp = 70, attack = 105, defense = 105, spatk = 50, spdef = 40, speed = 20)" calcext:value-type="string">
            <text:p>boldore = Enemy(name = 'Boldore', type = 'ROCK', total = 390, hp = 70, attack = 105, defense = 105, spatk = 50, spdef = 40, speed = 20)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ROCK</text:p>
          </table:table-cell>
          <table:table-cell office:value-type="float" office:value="390" calcext:value-type="float">
            <text:p>3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636]);&quot; &quot;;&quot;_&quot;)" office:value-type="string" office:string-value="boldore" calcext:value-type="string">
            <text:p>boldore</text:p>
          </table:table-cell>
        </table:table-row>
        <table:table-row table:style-name="ro1">
          <table:table-cell table:formula="of:=COM.MICROSOFT.CONCAT(SUBSTITUTE(LOWER([.B637]);&quot; &quot;;&quot;_&quot;);&quot; = Enemy(name = '&quot;;[.B637];&quot;', type = '&quot;;[.C637];&quot;', total = &quot;;[.D637];&quot;, hp = &quot;;[.E637];&quot;, attack = &quot;;[.F637];&quot;, defense = &quot;;[.G637];&quot;, spatk = &quot;;[.H637];&quot;, spdef = &quot;;[.I637];&quot;, speed = &quot;;[.J637]; &quot;)&quot;)" office:value-type="string" office:string-value="gigalith = Enemy(name = 'Gigalith', type = 'ROCK', total = 515, hp = 85, attack = 135, defense = 130, spatk = 60, spdef = 80, speed = 25)" calcext:value-type="string">
            <text:p>gigalith = Enemy(name = 'Gigalith', type = 'ROCK', total = 515, hp = 85, attack = 135, defense = 130, spatk = 60, spdef = 80, speed = 25)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ROCK</text:p>
          </table:table-cell>
          <table:table-cell office:value-type="float" office:value="515" calcext:value-type="float">
            <text:p>51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637]);&quot; &quot;;&quot;_&quot;)" office:value-type="string" office:string-value="gigalith" calcext:value-type="string">
            <text:p>gigalith</text:p>
          </table:table-cell>
        </table:table-row>
        <table:table-row table:style-name="ro1">
          <table:table-cell table:formula="of:=COM.MICROSOFT.CONCAT(SUBSTITUTE(LOWER([.B638]);&quot; &quot;;&quot;_&quot;);&quot; = Enemy(name = '&quot;;[.B638];&quot;', type = '&quot;;[.C638];&quot;', total = &quot;;[.D638];&quot;, hp = &quot;;[.E638];&quot;, attack = &quot;;[.F638];&quot;, defense = &quot;;[.G638];&quot;, spatk = &quot;;[.H638];&quot;, spdef = &quot;;[.I638];&quot;, speed = &quot;;[.J638]; &quot;)&quot;)" office:value-type="string" office:string-value="woobat = Enemy(name = 'Woobat', type = 'PSYCHIC FLYING', total = 323, hp = 65, attack = 45, defense = 43, spatk = 55, spdef = 43, speed = 72)" calcext:value-type="string">
            <text:p>woobat = Enemy(name = 'Woobat', type = 'PSYCHIC FLYING', total = 323, hp = 65, attack = 45, defense = 43, spatk = 55, spdef = 43, speed = 72)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PSYCHIC FLYING</text:p>
          </table:table-cell>
          <table:table-cell office:value-type="float" office:value="323" calcext:value-type="float">
            <text:p>32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638]);&quot; &quot;;&quot;_&quot;)" office:value-type="string" office:string-value="woobat" calcext:value-type="string">
            <text:p>woobat</text:p>
          </table:table-cell>
        </table:table-row>
        <table:table-row table:style-name="ro1">
          <table:table-cell table:formula="of:=COM.MICROSOFT.CONCAT(SUBSTITUTE(LOWER([.B639]);&quot; &quot;;&quot;_&quot;);&quot; = Enemy(name = '&quot;;[.B639];&quot;', type = '&quot;;[.C639];&quot;', total = &quot;;[.D639];&quot;, hp = &quot;;[.E639];&quot;, attack = &quot;;[.F639];&quot;, defense = &quot;;[.G639];&quot;, spatk = &quot;;[.H639];&quot;, spdef = &quot;;[.I639];&quot;, speed = &quot;;[.J639]; &quot;)&quot;)" office:value-type="string" office:string-value="swoobat = Enemy(name = 'Swoobat', type = 'PSYCHIC FLYING', total = 425, hp = 67, attack = 57, defense = 55, spatk = 77, spdef = 55, speed = 114)" calcext:value-type="string">
            <text:p>swoobat = Enemy(name = 'Swoobat', type = 'PSYCHIC FLYING', total = 425, hp = 67, attack = 57, defense = 55, spatk = 77, spdef = 55, speed = 114)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PSYCHIC FLYING</text:p>
          </table:table-cell>
          <table:table-cell office:value-type="float" office:value="425" calcext:value-type="float">
            <text:p>42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BSTITUTE(LOWER([.B639]);&quot; &quot;;&quot;_&quot;)" office:value-type="string" office:string-value="swoobat" calcext:value-type="string">
            <text:p>swoobat</text:p>
          </table:table-cell>
        </table:table-row>
        <table:table-row table:style-name="ro1">
          <table:table-cell table:formula="of:=COM.MICROSOFT.CONCAT(SUBSTITUTE(LOWER([.B640]);&quot; &quot;;&quot;_&quot;);&quot; = Enemy(name = '&quot;;[.B640];&quot;', type = '&quot;;[.C640];&quot;', total = &quot;;[.D640];&quot;, hp = &quot;;[.E640];&quot;, attack = &quot;;[.F640];&quot;, defense = &quot;;[.G640];&quot;, spatk = &quot;;[.H640];&quot;, spdef = &quot;;[.I640];&quot;, speed = &quot;;[.J640]; &quot;)&quot;)" office:value-type="string" office:string-value="drilbur = Enemy(name = 'Drilbur', type = 'GROUND', total = 328, hp = 60, attack = 85, defense = 40, spatk = 30, spdef = 45, speed = 68)" calcext:value-type="string">
            <text:p>drilbur = Enemy(name = 'Drilbur', type = 'GROUND', total = 328, hp = 60, attack = 85, defense = 40, spatk = 30, spdef = 45, speed = 68)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GROUND</text:p>
          </table:table-cell>
          <table:table-cell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640]);&quot; &quot;;&quot;_&quot;)" office:value-type="string" office:string-value="drilbur" calcext:value-type="string">
            <text:p>drilbur</text:p>
          </table:table-cell>
        </table:table-row>
        <table:table-row table:style-name="ro1">
          <table:table-cell table:formula="of:=COM.MICROSOFT.CONCAT(SUBSTITUTE(LOWER([.B641]);&quot; &quot;;&quot;_&quot;);&quot; = Enemy(name = '&quot;;[.B641];&quot;', type = '&quot;;[.C641];&quot;', total = &quot;;[.D641];&quot;, hp = &quot;;[.E641];&quot;, attack = &quot;;[.F641];&quot;, defense = &quot;;[.G641];&quot;, spatk = &quot;;[.H641];&quot;, spdef = &quot;;[.I641];&quot;, speed = &quot;;[.J641]; &quot;)&quot;)" office:value-type="string" office:string-value="excadrill = Enemy(name = 'Excadrill', type = 'GROUND STEEL', total = 508, hp = 110, attack = 135, defense = 60, spatk = 50, spdef = 65, speed = 88)" calcext:value-type="string">
            <text:p>excadrill = Enemy(name = 'Excadrill', type = 'GROUND STEEL', total = 508, hp = 110, attack = 135, defense = 60, spatk = 50, spdef = 65, speed = 88)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GROUND STEEL</text:p>
          </table:table-cell>
          <table:table-cell office:value-type="float" office:value="508" calcext:value-type="float">
            <text:p>50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BSTITUTE(LOWER([.B641]);&quot; &quot;;&quot;_&quot;)" office:value-type="string" office:string-value="excadrill" calcext:value-type="string">
            <text:p>excadrill</text:p>
          </table:table-cell>
        </table:table-row>
        <table:table-row table:style-name="ro1">
          <table:table-cell table:formula="of:=COM.MICROSOFT.CONCAT(SUBSTITUTE(LOWER([.B642]);&quot; &quot;;&quot;_&quot;);&quot; = Enemy(name = '&quot;;[.B642];&quot;', type = '&quot;;[.C642];&quot;', total = &quot;;[.D642];&quot;, hp = &quot;;[.E642];&quot;, attack = &quot;;[.F642];&quot;, defense = &quot;;[.G642];&quot;, spatk = &quot;;[.H642];&quot;, spdef = &quot;;[.I642];&quot;, speed = &quot;;[.J642]; &quot;)&quot;)" office:value-type="string" office:string-value="audino = Enemy(name = 'Audino', type = 'NORMAL', total = 445, hp = 103, attack = 60, defense = 86, spatk = 60, spdef = 86, speed = 50)" calcext:value-type="string">
            <text:p>audino = Enemy(name = 'Audino', type = 'NORMAL', total = 445, hp = 103, attack = 60, defense = 86, spatk = 60, spdef = 86, speed = 50)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NORMAL</text:p>
          </table:table-cell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642]);&quot; &quot;;&quot;_&quot;)" office:value-type="string" office:string-value="audino" calcext:value-type="string">
            <text:p>audino</text:p>
          </table:table-cell>
        </table:table-row>
        <table:table-row table:style-name="ro1">
          <table:table-cell table:formula="of:=COM.MICROSOFT.CONCAT(SUBSTITUTE(LOWER([.B643]);&quot; &quot;;&quot;_&quot;);&quot; = Enemy(name = '&quot;;[.B643];&quot;', type = '&quot;;[.C643];&quot;', total = &quot;;[.D643];&quot;, hp = &quot;;[.E643];&quot;, attack = &quot;;[.F643];&quot;, defense = &quot;;[.G643];&quot;, spatk = &quot;;[.H643];&quot;, spdef = &quot;;[.I643];&quot;, speed = &quot;;[.J643]; &quot;)&quot;)" office:value-type="string" office:string-value="audino_mega_audino = Enemy(name = 'Audino Mega Audino', type = 'NORMAL FAIRY', total = 545, hp = 103, attack = 60, defense = 126, spatk = 80, spdef = 126, speed = 50)" calcext:value-type="string">
            <text:p>audino_mega_audino = Enemy(name = 'Audino Mega Audino', type = 'NORMAL FAIRY', total = 545, hp = 103, attack = 60, defense = 126, spatk = 80, spdef = 126, speed = 50)</text:p>
          </table:table-cell>
          <table:table-cell office:value-type="string" calcext:value-type="string">
            <text:p>Audino Mega Audino</text:p>
          </table:table-cell>
          <table:table-cell office:value-type="string" calcext:value-type="string">
            <text:p>NORMAL FAIRY</text:p>
          </table:table-cell>
          <table:table-cell office:value-type="float" office:value="545" calcext:value-type="float">
            <text:p>545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643]);&quot; &quot;;&quot;_&quot;)" office:value-type="string" office:string-value="audino_mega_audino" calcext:value-type="string">
            <text:p>audino_mega_audino</text:p>
          </table:table-cell>
        </table:table-row>
        <table:table-row table:style-name="ro1">
          <table:table-cell table:formula="of:=COM.MICROSOFT.CONCAT(SUBSTITUTE(LOWER([.B644]);&quot; &quot;;&quot;_&quot;);&quot; = Enemy(name = '&quot;;[.B644];&quot;', type = '&quot;;[.C644];&quot;', total = &quot;;[.D644];&quot;, hp = &quot;;[.E644];&quot;, attack = &quot;;[.F644];&quot;, defense = &quot;;[.G644];&quot;, spatk = &quot;;[.H644];&quot;, spdef = &quot;;[.I644];&quot;, speed = &quot;;[.J644]; &quot;)&quot;)" office:value-type="string" office:string-value="timburr = Enemy(name = 'Timburr', type = 'FIGHTING', total = 305, hp = 75, attack = 80, defense = 55, spatk = 25, spdef = 35, speed = 35)" calcext:value-type="string">
            <text:p>timburr = Enemy(name = 'Timburr', type = 'FIGHTING', total = 305, hp = 75, attack = 80, defense = 55, spatk = 25, spdef = 35, speed = 35)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FIGHTING</text:p>
          </table:table-cell>
          <table:table-cell office:value-type="float" office:value="305" calcext:value-type="float">
            <text:p>30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SUBSTITUTE(LOWER([.B644]);&quot; &quot;;&quot;_&quot;)" office:value-type="string" office:string-value="timburr" calcext:value-type="string">
            <text:p>timburr</text:p>
          </table:table-cell>
        </table:table-row>
        <table:table-row table:style-name="ro1">
          <table:table-cell table:formula="of:=COM.MICROSOFT.CONCAT(SUBSTITUTE(LOWER([.B645]);&quot; &quot;;&quot;_&quot;);&quot; = Enemy(name = '&quot;;[.B645];&quot;', type = '&quot;;[.C645];&quot;', total = &quot;;[.D645];&quot;, hp = &quot;;[.E645];&quot;, attack = &quot;;[.F645];&quot;, defense = &quot;;[.G645];&quot;, spatk = &quot;;[.H645];&quot;, spdef = &quot;;[.I645];&quot;, speed = &quot;;[.J645]; &quot;)&quot;)" office:value-type="string" office:string-value="gurdurr = Enemy(name = 'Gurdurr', type = 'FIGHTING', total = 405, hp = 85, attack = 105, defense = 85, spatk = 40, spdef = 50, speed = 40)" calcext:value-type="string">
            <text:p>gurdurr = Enemy(name = 'Gurdurr', type = 'FIGHTING', total = 405, hp = 85, attack = 105, defense = 85, spatk = 40, spdef = 50, speed = 40)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FIGHTING</text:p>
          </table:table-cell>
          <table:table-cell office:value-type="float" office:value="405" calcext:value-type="float">
            <text:p>40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645]);&quot; &quot;;&quot;_&quot;)" office:value-type="string" office:string-value="gurdurr" calcext:value-type="string">
            <text:p>gurdurr</text:p>
          </table:table-cell>
        </table:table-row>
        <table:table-row table:style-name="ro1">
          <table:table-cell table:formula="of:=COM.MICROSOFT.CONCAT(SUBSTITUTE(LOWER([.B646]);&quot; &quot;;&quot;_&quot;);&quot; = Enemy(name = '&quot;;[.B646];&quot;', type = '&quot;;[.C646];&quot;', total = &quot;;[.D646];&quot;, hp = &quot;;[.E646];&quot;, attack = &quot;;[.F646];&quot;, defense = &quot;;[.G646];&quot;, spatk = &quot;;[.H646];&quot;, spdef = &quot;;[.I646];&quot;, speed = &quot;;[.J646]; &quot;)&quot;)" office:value-type="string" office:string-value="conkeldurr = Enemy(name = 'Conkeldurr', type = 'FIGHTING', total = 505, hp = 105, attack = 140, defense = 95, spatk = 55, spdef = 65, speed = 45)" calcext:value-type="string">
            <text:p>conkeldurr = Enemy(name = 'Conkeldurr', type = 'FIGHTING', total = 505, hp = 105, attack = 140, defense = 95, spatk = 55, spdef = 65, speed = 45)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FIGHTING</text:p>
          </table:table-cell>
          <table:table-cell office:value-type="float" office:value="505" calcext:value-type="float">
            <text:p>505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646]);&quot; &quot;;&quot;_&quot;)" office:value-type="string" office:string-value="conkeldurr" calcext:value-type="string">
            <text:p>conkeldurr</text:p>
          </table:table-cell>
        </table:table-row>
        <table:table-row table:style-name="ro1">
          <table:table-cell table:formula="of:=COM.MICROSOFT.CONCAT(SUBSTITUTE(LOWER([.B647]);&quot; &quot;;&quot;_&quot;);&quot; = Enemy(name = '&quot;;[.B647];&quot;', type = '&quot;;[.C647];&quot;', total = &quot;;[.D647];&quot;, hp = &quot;;[.E647];&quot;, attack = &quot;;[.F647];&quot;, defense = &quot;;[.G647];&quot;, spatk = &quot;;[.H647];&quot;, spdef = &quot;;[.I647];&quot;, speed = &quot;;[.J647]; &quot;)&quot;)" office:value-type="string" office:string-value="tympole = Enemy(name = 'Tympole', type = 'WATER', total = 294, hp = 50, attack = 50, defense = 40, spatk = 50, spdef = 40, speed = 64)" calcext:value-type="string">
            <text:p>tympole = Enemy(name = 'Tympole', type = 'WATER', total = 294, hp = 50, attack = 50, defense = 40, spatk = 50, spdef = 40, speed = 64)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WATER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647]);&quot; &quot;;&quot;_&quot;)" office:value-type="string" office:string-value="tympole" calcext:value-type="string">
            <text:p>tympole</text:p>
          </table:table-cell>
        </table:table-row>
        <table:table-row table:style-name="ro1">
          <table:table-cell table:formula="of:=COM.MICROSOFT.CONCAT(SUBSTITUTE(LOWER([.B648]);&quot; &quot;;&quot;_&quot;);&quot; = Enemy(name = '&quot;;[.B648];&quot;', type = '&quot;;[.C648];&quot;', total = &quot;;[.D648];&quot;, hp = &quot;;[.E648];&quot;, attack = &quot;;[.F648];&quot;, defense = &quot;;[.G648];&quot;, spatk = &quot;;[.H648];&quot;, spdef = &quot;;[.I648];&quot;, speed = &quot;;[.J648]; &quot;)&quot;)" office:value-type="string" office:string-value="palpitoad = Enemy(name = 'Palpitoad', type = 'WATER GROUND', total = 384, hp = 75, attack = 65, defense = 55, spatk = 65, spdef = 55, speed = 69)" calcext:value-type="string">
            <text:p>palpitoad = Enemy(name = 'Palpitoad', type = 'WATER GROUND', total = 384, hp = 75, attack = 65, defense = 55, spatk = 65, spdef = 55, speed = 69)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WATER GROUND</text:p>
          </table:table-cell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BSTITUTE(LOWER([.B648]);&quot; &quot;;&quot;_&quot;)" office:value-type="string" office:string-value="palpitoad" calcext:value-type="string">
            <text:p>palpitoad</text:p>
          </table:table-cell>
        </table:table-row>
        <table:table-row table:style-name="ro1">
          <table:table-cell table:formula="of:=COM.MICROSOFT.CONCAT(SUBSTITUTE(LOWER([.B649]);&quot; &quot;;&quot;_&quot;);&quot; = Enemy(name = '&quot;;[.B649];&quot;', type = '&quot;;[.C649];&quot;', total = &quot;;[.D649];&quot;, hp = &quot;;[.E649];&quot;, attack = &quot;;[.F649];&quot;, defense = &quot;;[.G649];&quot;, spatk = &quot;;[.H649];&quot;, spdef = &quot;;[.I649];&quot;, speed = &quot;;[.J649]; &quot;)&quot;)" office:value-type="string" office:string-value="seismitoad = Enemy(name = 'Seismitoad', type = 'WATER GROUND', total = 509, hp = 105, attack = 95, defense = 75, spatk = 85, spdef = 75, speed = 74)" calcext:value-type="string">
            <text:p>seismitoad = Enemy(name = 'Seismitoad', type = 'WATER GROUND', total = 509, hp = 105, attack = 95, defense = 75, spatk = 85, spdef = 75, speed = 74)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WATER GROUND</text:p>
          </table:table-cell>
          <table:table-cell office:value-type="float" office:value="509" calcext:value-type="float">
            <text:p>509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BSTITUTE(LOWER([.B649]);&quot; &quot;;&quot;_&quot;)" office:value-type="string" office:string-value="seismitoad" calcext:value-type="string">
            <text:p>seismitoad</text:p>
          </table:table-cell>
        </table:table-row>
        <table:table-row table:style-name="ro1">
          <table:table-cell table:formula="of:=COM.MICROSOFT.CONCAT(SUBSTITUTE(LOWER([.B650]);&quot; &quot;;&quot;_&quot;);&quot; = Enemy(name = '&quot;;[.B650];&quot;', type = '&quot;;[.C650];&quot;', total = &quot;;[.D650];&quot;, hp = &quot;;[.E650];&quot;, attack = &quot;;[.F650];&quot;, defense = &quot;;[.G650];&quot;, spatk = &quot;;[.H650];&quot;, spdef = &quot;;[.I650];&quot;, speed = &quot;;[.J650]; &quot;)&quot;)" office:value-type="string" office:string-value="throh = Enemy(name = 'Throh', type = 'FIGHTING', total = 465, hp = 120, attack = 100, defense = 85, spatk = 30, spdef = 85, speed = 45)" calcext:value-type="string">
            <text:p>throh = Enemy(name = 'Throh', type = 'FIGHTING', total = 465, hp = 120, attack = 100, defense = 85, spatk = 30, spdef = 85, speed = 45)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FIGHTING</text:p>
          </table:table-cell>
          <table:table-cell office:value-type="float" office:value="465" calcext:value-type="float">
            <text:p>46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650]);&quot; &quot;;&quot;_&quot;)" office:value-type="string" office:string-value="throh" calcext:value-type="string">
            <text:p>throh</text:p>
          </table:table-cell>
        </table:table-row>
        <table:table-row table:style-name="ro1">
          <table:table-cell table:formula="of:=COM.MICROSOFT.CONCAT(SUBSTITUTE(LOWER([.B651]);&quot; &quot;;&quot;_&quot;);&quot; = Enemy(name = '&quot;;[.B651];&quot;', type = '&quot;;[.C651];&quot;', total = &quot;;[.D651];&quot;, hp = &quot;;[.E651];&quot;, attack = &quot;;[.F651];&quot;, defense = &quot;;[.G651];&quot;, spatk = &quot;;[.H651];&quot;, spdef = &quot;;[.I651];&quot;, speed = &quot;;[.J651]; &quot;)&quot;)" office:value-type="string" office:string-value="sawk = Enemy(name = 'Sawk', type = 'FIGHTING', total = 465, hp = 75, attack = 125, defense = 75, spatk = 30, spdef = 75, speed = 85)" calcext:value-type="string">
            <text:p>sawk = Enemy(name = 'Sawk', type = 'FIGHTING', total = 465, hp = 75, attack = 125, defense = 75, spatk = 30, spdef = 75, speed = 85)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FIGHTING</text:p>
          </table:table-cell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651]);&quot; &quot;;&quot;_&quot;)" office:value-type="string" office:string-value="sawk" calcext:value-type="string">
            <text:p>sawk</text:p>
          </table:table-cell>
        </table:table-row>
        <table:table-row table:style-name="ro1">
          <table:table-cell table:formula="of:=COM.MICROSOFT.CONCAT(SUBSTITUTE(LOWER([.B652]);&quot; &quot;;&quot;_&quot;);&quot; = Enemy(name = '&quot;;[.B652];&quot;', type = '&quot;;[.C652];&quot;', total = &quot;;[.D652];&quot;, hp = &quot;;[.E652];&quot;, attack = &quot;;[.F652];&quot;, defense = &quot;;[.G652];&quot;, spatk = &quot;;[.H652];&quot;, spdef = &quot;;[.I652];&quot;, speed = &quot;;[.J652]; &quot;)&quot;)" office:value-type="string" office:string-value="sewaddle = Enemy(name = 'Sewaddle', type = 'BUG GRASS', total = 310, hp = 45, attack = 53, defense = 70, spatk = 40, spdef = 60, speed = 42)" calcext:value-type="string">
            <text:p>sewaddle = Enemy(name = 'Sewaddle', type = 'BUG GRASS', total = 310, hp = 45, attack = 53, defense = 70, spatk = 40, spdef = 60, speed = 42)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BUG GRASS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652]);&quot; &quot;;&quot;_&quot;)" office:value-type="string" office:string-value="sewaddle" calcext:value-type="string">
            <text:p>sewaddle</text:p>
          </table:table-cell>
        </table:table-row>
        <table:table-row table:style-name="ro1">
          <table:table-cell table:formula="of:=COM.MICROSOFT.CONCAT(SUBSTITUTE(LOWER([.B653]);&quot; &quot;;&quot;_&quot;);&quot; = Enemy(name = '&quot;;[.B653];&quot;', type = '&quot;;[.C653];&quot;', total = &quot;;[.D653];&quot;, hp = &quot;;[.E653];&quot;, attack = &quot;;[.F653];&quot;, defense = &quot;;[.G653];&quot;, spatk = &quot;;[.H653];&quot;, spdef = &quot;;[.I653];&quot;, speed = &quot;;[.J653]; &quot;)&quot;)" office:value-type="string" office:string-value="swadloon = Enemy(name = 'Swadloon', type = 'BUG GRASS', total = 380, hp = 55, attack = 63, defense = 90, spatk = 50, spdef = 80, speed = 42)" calcext:value-type="string">
            <text:p>swadloon = Enemy(name = 'Swadloon', type = 'BUG GRASS', total = 380, hp = 55, attack = 63, defense = 90, spatk = 50, spdef = 80, speed = 42)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BUG GRASS</text:p>
          </table:table-cell>
          <table:table-cell office:value-type="float" office:value="380" calcext:value-type="float">
            <text:p>38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653]);&quot; &quot;;&quot;_&quot;)" office:value-type="string" office:string-value="swadloon" calcext:value-type="string">
            <text:p>swadloon</text:p>
          </table:table-cell>
        </table:table-row>
        <table:table-row table:style-name="ro1">
          <table:table-cell table:formula="of:=COM.MICROSOFT.CONCAT(SUBSTITUTE(LOWER([.B654]);&quot; &quot;;&quot;_&quot;);&quot; = Enemy(name = '&quot;;[.B654];&quot;', type = '&quot;;[.C654];&quot;', total = &quot;;[.D654];&quot;, hp = &quot;;[.E654];&quot;, attack = &quot;;[.F654];&quot;, defense = &quot;;[.G654];&quot;, spatk = &quot;;[.H654];&quot;, spdef = &quot;;[.I654];&quot;, speed = &quot;;[.J654]; &quot;)&quot;)" office:value-type="string" office:string-value="leavanny = Enemy(name = 'Leavanny', type = 'BUG GRASS', total = 500, hp = 75, attack = 103, defense = 80, spatk = 70, spdef = 80, speed = 92)" calcext:value-type="string">
            <text:p>leavanny = Enemy(name = 'Leavanny', type = 'BUG GRASS', total = 500, hp = 75, attack = 103, defense = 80, spatk = 70, spdef = 80, speed = 92)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BUG GRASS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SUBSTITUTE(LOWER([.B654]);&quot; &quot;;&quot;_&quot;)" office:value-type="string" office:string-value="leavanny" calcext:value-type="string">
            <text:p>leavanny</text:p>
          </table:table-cell>
        </table:table-row>
        <table:table-row table:style-name="ro1">
          <table:table-cell table:formula="of:=COM.MICROSOFT.CONCAT(SUBSTITUTE(LOWER([.B655]);&quot; &quot;;&quot;_&quot;);&quot; = Enemy(name = '&quot;;[.B655];&quot;', type = '&quot;;[.C655];&quot;', total = &quot;;[.D655];&quot;, hp = &quot;;[.E655];&quot;, attack = &quot;;[.F655];&quot;, defense = &quot;;[.G655];&quot;, spatk = &quot;;[.H655];&quot;, spdef = &quot;;[.I655];&quot;, speed = &quot;;[.J655]; &quot;)&quot;)" office:value-type="string" office:string-value="venipede = Enemy(name = 'Venipede', type = 'BUG POISON', total = 260, hp = 30, attack = 45, defense = 59, spatk = 30, spdef = 39, speed = 57)" calcext:value-type="string">
            <text:p>venipede = Enemy(name = 'Venipede', type = 'BUG POISON', total = 260, hp = 30, attack = 45, defense = 59, spatk = 30, spdef = 39, speed = 57)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BUG POISON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BSTITUTE(LOWER([.B655]);&quot; &quot;;&quot;_&quot;)" office:value-type="string" office:string-value="venipede" calcext:value-type="string">
            <text:p>venipede</text:p>
          </table:table-cell>
        </table:table-row>
        <table:table-row table:style-name="ro1">
          <table:table-cell table:formula="of:=COM.MICROSOFT.CONCAT(SUBSTITUTE(LOWER([.B656]);&quot; &quot;;&quot;_&quot;);&quot; = Enemy(name = '&quot;;[.B656];&quot;', type = '&quot;;[.C656];&quot;', total = &quot;;[.D656];&quot;, hp = &quot;;[.E656];&quot;, attack = &quot;;[.F656];&quot;, defense = &quot;;[.G656];&quot;, spatk = &quot;;[.H656];&quot;, spdef = &quot;;[.I656];&quot;, speed = &quot;;[.J656]; &quot;)&quot;)" office:value-type="string" office:string-value="whirlipede = Enemy(name = 'Whirlipede', type = 'BUG POISON', total = 360, hp = 40, attack = 55, defense = 99, spatk = 40, spdef = 79, speed = 47)" calcext:value-type="string">
            <text:p>whirlipede = Enemy(name = 'Whirlipede', type = 'BUG POISON', total = 360, hp = 40, attack = 55, defense = 99, spatk = 40, spdef = 79, speed = 47)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BUG POISON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BSTITUTE(LOWER([.B656]);&quot; &quot;;&quot;_&quot;)" office:value-type="string" office:string-value="whirlipede" calcext:value-type="string">
            <text:p>whirlipede</text:p>
          </table:table-cell>
        </table:table-row>
        <table:table-row table:style-name="ro1">
          <table:table-cell table:formula="of:=COM.MICROSOFT.CONCAT(SUBSTITUTE(LOWER([.B657]);&quot; &quot;;&quot;_&quot;);&quot; = Enemy(name = '&quot;;[.B657];&quot;', type = '&quot;;[.C657];&quot;', total = &quot;;[.D657];&quot;, hp = &quot;;[.E657];&quot;, attack = &quot;;[.F657];&quot;, defense = &quot;;[.G657];&quot;, spatk = &quot;;[.H657];&quot;, spdef = &quot;;[.I657];&quot;, speed = &quot;;[.J657]; &quot;)&quot;)" office:value-type="string" office:string-value="scolipede = Enemy(name = 'Scolipede', type = 'BUG POISON', total = 485, hp = 60, attack = 100, defense = 89, spatk = 55, spdef = 69, speed = 112)" calcext:value-type="string">
            <text:p>scolipede = Enemy(name = 'Scolipede', type = 'BUG POISON', total = 485, hp = 60, attack = 100, defense = 89, spatk = 55, spdef = 69, speed = 112)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BUG POISON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BSTITUTE(LOWER([.B657]);&quot; &quot;;&quot;_&quot;)" office:value-type="string" office:string-value="scolipede" calcext:value-type="string">
            <text:p>scolipede</text:p>
          </table:table-cell>
        </table:table-row>
        <table:table-row table:style-name="ro1">
          <table:table-cell table:formula="of:=COM.MICROSOFT.CONCAT(SUBSTITUTE(LOWER([.B658]);&quot; &quot;;&quot;_&quot;);&quot; = Enemy(name = '&quot;;[.B658];&quot;', type = '&quot;;[.C658];&quot;', total = &quot;;[.D658];&quot;, hp = &quot;;[.E658];&quot;, attack = &quot;;[.F658];&quot;, defense = &quot;;[.G658];&quot;, spatk = &quot;;[.H658];&quot;, spdef = &quot;;[.I658];&quot;, speed = &quot;;[.J658]; &quot;)&quot;)" office:value-type="string" office:string-value="cottonee = Enemy(name = 'Cottonee', type = 'GRASS FAIRY', total = 280, hp = 40, attack = 27, defense = 60, spatk = 37, spdef = 50, speed = 66)" calcext:value-type="string">
            <text:p>cottonee = Enemy(name = 'Cottonee', type = 'GRASS FAIRY', total = 280, hp = 40, attack = 27, defense = 60, spatk = 37, spdef = 50, speed = 66)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GRASS FAIRY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BSTITUTE(LOWER([.B658]);&quot; &quot;;&quot;_&quot;)" office:value-type="string" office:string-value="cottonee" calcext:value-type="string">
            <text:p>cottonee</text:p>
          </table:table-cell>
        </table:table-row>
        <table:table-row table:style-name="ro1">
          <table:table-cell table:formula="of:=COM.MICROSOFT.CONCAT(SUBSTITUTE(LOWER([.B659]);&quot; &quot;;&quot;_&quot;);&quot; = Enemy(name = '&quot;;[.B659];&quot;', type = '&quot;;[.C659];&quot;', total = &quot;;[.D659];&quot;, hp = &quot;;[.E659];&quot;, attack = &quot;;[.F659];&quot;, defense = &quot;;[.G659];&quot;, spatk = &quot;;[.H659];&quot;, spdef = &quot;;[.I659];&quot;, speed = &quot;;[.J659]; &quot;)&quot;)" office:value-type="string" office:string-value="whimsicott = Enemy(name = 'Whimsicott', type = 'GRASS FAIRY', total = 480, hp = 60, attack = 67, defense = 85, spatk = 77, spdef = 75, speed = 116)" calcext:value-type="string">
            <text:p>whimsicott = Enemy(name = 'Whimsicott', type = 'GRASS FAIRY', total = 480, hp = 60, attack = 67, defense = 85, spatk = 77, spdef = 75, speed = 116)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GRASS FAIRY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BSTITUTE(LOWER([.B659]);&quot; &quot;;&quot;_&quot;)" office:value-type="string" office:string-value="whimsicott" calcext:value-type="string">
            <text:p>whimsicott</text:p>
          </table:table-cell>
        </table:table-row>
        <table:table-row table:style-name="ro1">
          <table:table-cell table:formula="of:=COM.MICROSOFT.CONCAT(SUBSTITUTE(LOWER([.B660]);&quot; &quot;;&quot;_&quot;);&quot; = Enemy(name = '&quot;;[.B660];&quot;', type = '&quot;;[.C660];&quot;', total = &quot;;[.D660];&quot;, hp = &quot;;[.E660];&quot;, attack = &quot;;[.F660];&quot;, defense = &quot;;[.G660];&quot;, spatk = &quot;;[.H660];&quot;, spdef = &quot;;[.I660];&quot;, speed = &quot;;[.J660]; &quot;)&quot;)" office:value-type="string" office:string-value="petilil = Enemy(name = 'Petilil', type = 'GRASS', total = 280, hp = 45, attack = 35, defense = 50, spatk = 70, spdef = 50, speed = 30)" calcext:value-type="string">
            <text:p>petilil = Enemy(name = 'Petilil', type = 'GRASS', total = 280, hp = 45, attack = 35, defense = 50, spatk = 70, spdef = 50, speed = 30)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GRASS</text:p>
          </table:table-cell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660]);&quot; &quot;;&quot;_&quot;)" office:value-type="string" office:string-value="petilil" calcext:value-type="string">
            <text:p>petilil</text:p>
          </table:table-cell>
        </table:table-row>
        <table:table-row table:style-name="ro1">
          <table:table-cell table:formula="of:=COM.MICROSOFT.CONCAT(SUBSTITUTE(LOWER([.B661]);&quot; &quot;;&quot;_&quot;);&quot; = Enemy(name = '&quot;;[.B661];&quot;', type = '&quot;;[.C661];&quot;', total = &quot;;[.D661];&quot;, hp = &quot;;[.E661];&quot;, attack = &quot;;[.F661];&quot;, defense = &quot;;[.G661];&quot;, spatk = &quot;;[.H661];&quot;, spdef = &quot;;[.I661];&quot;, speed = &quot;;[.J661]; &quot;)&quot;)" office:value-type="string" office:string-value="lilligant = Enemy(name = 'Lilligant', type = 'GRASS', total = 480, hp = 70, attack = 60, defense = 75, spatk = 110, spdef = 75, speed = 90)" calcext:value-type="string">
            <text:p>lilligant = Enemy(name = 'Lilligant', type = 'GRASS', total = 480, hp = 70, attack = 60, defense = 75, spatk = 110, spdef = 75, speed = 90)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GRASS</text:p>
          </table:table-cell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661]);&quot; &quot;;&quot;_&quot;)" office:value-type="string" office:string-value="lilligant" calcext:value-type="string">
            <text:p>lilligant</text:p>
          </table:table-cell>
        </table:table-row>
        <table:table-row table:style-name="ro1">
          <table:table-cell table:formula="of:=COM.MICROSOFT.CONCAT(SUBSTITUTE(LOWER([.B662]);&quot; &quot;;&quot;_&quot;);&quot; = Enemy(name = '&quot;;[.B662];&quot;', type = '&quot;;[.C662];&quot;', total = &quot;;[.D662];&quot;, hp = &quot;;[.E662];&quot;, attack = &quot;;[.F662];&quot;, defense = &quot;;[.G662];&quot;, spatk = &quot;;[.H662];&quot;, spdef = &quot;;[.I662];&quot;, speed = &quot;;[.J662]; &quot;)&quot;)" office:value-type="string" office:string-value="lilligant_hisuian_lilligant = Enemy(name = 'Lilligant Hisuian Lilligant', type = 'GRASS FIGHTING', total = 480, hp = 70, attack = 105, defense = 75, spatk = 50, spdef = 75, speed = 105)" calcext:value-type="string">
            <text:p>lilligant_hisuian_lilligant = Enemy(name = 'Lilligant Hisuian Lilligant', type = 'GRASS FIGHTING', total = 480, hp = 70, attack = 105, defense = 75, spatk = 50, spdef = 75, speed = 105)</text:p>
          </table:table-cell>
          <table:table-cell office:value-type="string" calcext:value-type="string">
            <text:p>Lilligant Hisuian Lilligant</text:p>
          </table:table-cell>
          <table:table-cell office:value-type="string" calcext:value-type="string">
            <text:p>GRASS FIGHTING</text:p>
          </table:table-cell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662]);&quot; &quot;;&quot;_&quot;)" office:value-type="string" office:string-value="lilligant_hisuian_lilligant" calcext:value-type="string">
            <text:p>lilligant_hisuian_lilligant</text:p>
          </table:table-cell>
        </table:table-row>
        <table:table-row table:style-name="ro1">
          <table:table-cell table:formula="of:=COM.MICROSOFT.CONCAT(SUBSTITUTE(LOWER([.B663]);&quot; &quot;;&quot;_&quot;);&quot; = Enemy(name = '&quot;;[.B663];&quot;', type = '&quot;;[.C663];&quot;', total = &quot;;[.D663];&quot;, hp = &quot;;[.E663];&quot;, attack = &quot;;[.F663];&quot;, defense = &quot;;[.G663];&quot;, spatk = &quot;;[.H663];&quot;, spdef = &quot;;[.I663];&quot;, speed = &quot;;[.J663]; &quot;)&quot;)" office:value-type="string" office:string-value="basculin_red-striped_form = Enemy(name = 'Basculin Red-Striped Form', type = 'WATER', total = 460, hp = 70, attack = 92, defense = 65, spatk = 80, spdef = 55, speed = 98)" calcext:value-type="string">
            <text:p>basculin_red-striped_form = Enemy(name = 'Basculin Red-Striped Form', type = 'WATER', total = 460, hp = 70, attack = 92, defense = 65, spatk = 80, spdef = 55, speed = 98)</text:p>
          </table:table-cell>
          <table:table-cell office:value-type="string" calcext:value-type="string">
            <text:p>Basculin Red-Striped Form</text:p>
          </table:table-cell>
          <table:table-cell office:value-type="string" calcext:value-type="string">
            <text:p>WATER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BSTITUTE(LOWER([.B663]);&quot; &quot;;&quot;_&quot;)" office:value-type="string" office:string-value="basculin_red-striped_form" calcext:value-type="string">
            <text:p>basculin_red-striped_form</text:p>
          </table:table-cell>
        </table:table-row>
        <table:table-row table:style-name="ro1">
          <table:table-cell table:formula="of:=COM.MICROSOFT.CONCAT(SUBSTITUTE(LOWER([.B664]);&quot; &quot;;&quot;_&quot;);&quot; = Enemy(name = '&quot;;[.B664];&quot;', type = '&quot;;[.C664];&quot;', total = &quot;;[.D664];&quot;, hp = &quot;;[.E664];&quot;, attack = &quot;;[.F664];&quot;, defense = &quot;;[.G664];&quot;, spatk = &quot;;[.H664];&quot;, spdef = &quot;;[.I664];&quot;, speed = &quot;;[.J664]; &quot;)&quot;)" office:value-type="string" office:string-value="basculin_blue-striped_form = Enemy(name = 'Basculin Blue-Striped Form', type = 'WATER', total = 460, hp = 70, attack = 92, defense = 65, spatk = 80, spdef = 55, speed = 98)" calcext:value-type="string">
            <text:p>basculin_blue-striped_form = Enemy(name = 'Basculin Blue-Striped Form', type = 'WATER', total = 460, hp = 70, attack = 92, defense = 65, spatk = 80, spdef = 55, speed = 98)</text:p>
          </table:table-cell>
          <table:table-cell office:value-type="string" calcext:value-type="string">
            <text:p>Basculin Blue-Striped Form</text:p>
          </table:table-cell>
          <table:table-cell office:value-type="string" calcext:value-type="string">
            <text:p>WATER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BSTITUTE(LOWER([.B664]);&quot; &quot;;&quot;_&quot;)" office:value-type="string" office:string-value="basculin_blue-striped_form" calcext:value-type="string">
            <text:p>basculin_blue-striped_form</text:p>
          </table:table-cell>
        </table:table-row>
        <table:table-row table:style-name="ro1">
          <table:table-cell table:formula="of:=COM.MICROSOFT.CONCAT(SUBSTITUTE(LOWER([.B665]);&quot; &quot;;&quot;_&quot;);&quot; = Enemy(name = '&quot;;[.B665];&quot;', type = '&quot;;[.C665];&quot;', total = &quot;;[.D665];&quot;, hp = &quot;;[.E665];&quot;, attack = &quot;;[.F665];&quot;, defense = &quot;;[.G665];&quot;, spatk = &quot;;[.H665];&quot;, spdef = &quot;;[.I665];&quot;, speed = &quot;;[.J665]; &quot;)&quot;)" office:value-type="string" office:string-value="basculin_white-striped_form = Enemy(name = 'Basculin White-Striped Form', type = 'WATER', total = 460, hp = 70, attack = 92, defense = 65, spatk = 80, spdef = 55, speed = 98)" calcext:value-type="string">
            <text:p>basculin_white-striped_form = Enemy(name = 'Basculin White-Striped Form', type = 'WATER', total = 460, hp = 70, attack = 92, defense = 65, spatk = 80, spdef = 55, speed = 98)</text:p>
          </table:table-cell>
          <table:table-cell office:value-type="string" calcext:value-type="string">
            <text:p>Basculin White-Striped Form</text:p>
          </table:table-cell>
          <table:table-cell office:value-type="string" calcext:value-type="string">
            <text:p>WATER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BSTITUTE(LOWER([.B665]);&quot; &quot;;&quot;_&quot;)" office:value-type="string" office:string-value="basculin_white-striped_form" calcext:value-type="string">
            <text:p>basculin_white-striped_form</text:p>
          </table:table-cell>
        </table:table-row>
        <table:table-row table:style-name="ro1">
          <table:table-cell table:formula="of:=COM.MICROSOFT.CONCAT(SUBSTITUTE(LOWER([.B666]);&quot; &quot;;&quot;_&quot;);&quot; = Enemy(name = '&quot;;[.B666];&quot;', type = '&quot;;[.C666];&quot;', total = &quot;;[.D666];&quot;, hp = &quot;;[.E666];&quot;, attack = &quot;;[.F666];&quot;, defense = &quot;;[.G666];&quot;, spatk = &quot;;[.H666];&quot;, spdef = &quot;;[.I666];&quot;, speed = &quot;;[.J666]; &quot;)&quot;)" office:value-type="string" office:string-value="sandile = Enemy(name = 'Sandile', type = 'GROUND DARK', total = 292, hp = 50, attack = 72, defense = 35, spatk = 35, spdef = 35, speed = 65)" calcext:value-type="string">
            <text:p>sandile = Enemy(name = 'Sandile', type = 'GROUND DARK', total = 292, hp = 50, attack = 72, defense = 35, spatk = 35, spdef = 35, speed = 65)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GROUND DARK</text:p>
          </table:table-cell>
          <table:table-cell office:value-type="float" office:value="292" calcext:value-type="float">
            <text:p>29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66]);&quot; &quot;;&quot;_&quot;)" office:value-type="string" office:string-value="sandile" calcext:value-type="string">
            <text:p>sandile</text:p>
          </table:table-cell>
        </table:table-row>
        <table:table-row table:style-name="ro1">
          <table:table-cell table:formula="of:=COM.MICROSOFT.CONCAT(SUBSTITUTE(LOWER([.B667]);&quot; &quot;;&quot;_&quot;);&quot; = Enemy(name = '&quot;;[.B667];&quot;', type = '&quot;;[.C667];&quot;', total = &quot;;[.D667];&quot;, hp = &quot;;[.E667];&quot;, attack = &quot;;[.F667];&quot;, defense = &quot;;[.G667];&quot;, spatk = &quot;;[.H667];&quot;, spdef = &quot;;[.I667];&quot;, speed = &quot;;[.J667]; &quot;)&quot;)" office:value-type="string" office:string-value="krokorok = Enemy(name = 'Krokorok', type = 'GROUND DARK', total = 351, hp = 60, attack = 82, defense = 45, spatk = 45, spdef = 45, speed = 74)" calcext:value-type="string">
            <text:p>krokorok = Enemy(name = 'Krokorok', type = 'GROUND DARK', total = 351, hp = 60, attack = 82, defense = 45, spatk = 45, spdef = 45, speed = 74)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GROUND DARK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BSTITUTE(LOWER([.B667]);&quot; &quot;;&quot;_&quot;)" office:value-type="string" office:string-value="krokorok" calcext:value-type="string">
            <text:p>krokorok</text:p>
          </table:table-cell>
        </table:table-row>
        <table:table-row table:style-name="ro1">
          <table:table-cell table:formula="of:=COM.MICROSOFT.CONCAT(SUBSTITUTE(LOWER([.B668]);&quot; &quot;;&quot;_&quot;);&quot; = Enemy(name = '&quot;;[.B668];&quot;', type = '&quot;;[.C668];&quot;', total = &quot;;[.D668];&quot;, hp = &quot;;[.E668];&quot;, attack = &quot;;[.F668];&quot;, defense = &quot;;[.G668];&quot;, spatk = &quot;;[.H668];&quot;, spdef = &quot;;[.I668];&quot;, speed = &quot;;[.J668]; &quot;)&quot;)" office:value-type="string" office:string-value="krookodile = Enemy(name = 'Krookodile', type = 'GROUND DARK', total = 519, hp = 95, attack = 117, defense = 80, spatk = 65, spdef = 70, speed = 92)" calcext:value-type="string">
            <text:p>krookodile = Enemy(name = 'Krookodile', type = 'GROUND DARK', total = 519, hp = 95, attack = 117, defense = 80, spatk = 65, spdef = 70, speed = 92)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GROUND DARK</text:p>
          </table:table-cell>
          <table:table-cell office:value-type="float" office:value="519" calcext:value-type="float">
            <text:p>519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SUBSTITUTE(LOWER([.B668]);&quot; &quot;;&quot;_&quot;)" office:value-type="string" office:string-value="krookodile" calcext:value-type="string">
            <text:p>krookodile</text:p>
          </table:table-cell>
        </table:table-row>
        <table:table-row table:style-name="ro1">
          <table:table-cell table:formula="of:=COM.MICROSOFT.CONCAT(SUBSTITUTE(LOWER([.B669]);&quot; &quot;;&quot;_&quot;);&quot; = Enemy(name = '&quot;;[.B669];&quot;', type = '&quot;;[.C669];&quot;', total = &quot;;[.D669];&quot;, hp = &quot;;[.E669];&quot;, attack = &quot;;[.F669];&quot;, defense = &quot;;[.G669];&quot;, spatk = &quot;;[.H669];&quot;, spdef = &quot;;[.I669];&quot;, speed = &quot;;[.J669]; &quot;)&quot;)" office:value-type="string" office:string-value="darumaka = Enemy(name = 'Darumaka', type = 'FIRE', total = 315, hp = 70, attack = 90, defense = 45, spatk = 15, spdef = 45, speed = 50)" calcext:value-type="string">
            <text:p>darumaka = Enemy(name = 'Darumaka', type = 'FIRE', total = 315, hp = 70, attack = 90, defense = 45, spatk = 15, spdef = 45, speed = 50)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FIRE</text:p>
          </table:table-cell>
          <table:table-cell office:value-type="float" office:value="315" calcext:value-type="float">
            <text:p>3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669]);&quot; &quot;;&quot;_&quot;)" office:value-type="string" office:string-value="darumaka" calcext:value-type="string">
            <text:p>darumaka</text:p>
          </table:table-cell>
        </table:table-row>
        <table:table-row table:style-name="ro1">
          <table:table-cell table:formula="of:=COM.MICROSOFT.CONCAT(SUBSTITUTE(LOWER([.B670]);&quot; &quot;;&quot;_&quot;);&quot; = Enemy(name = '&quot;;[.B670];&quot;', type = '&quot;;[.C670];&quot;', total = &quot;;[.D670];&quot;, hp = &quot;;[.E670];&quot;, attack = &quot;;[.F670];&quot;, defense = &quot;;[.G670];&quot;, spatk = &quot;;[.H670];&quot;, spdef = &quot;;[.I670];&quot;, speed = &quot;;[.J670]; &quot;)&quot;)" office:value-type="string" office:string-value="darumaka_galarian_darumaka = Enemy(name = 'Darumaka Galarian Darumaka', type = 'ICE', total = 315, hp = 70, attack = 90, defense = 45, spatk = 15, spdef = 45, speed = 50)" calcext:value-type="string">
            <text:p>darumaka_galarian_darumaka = Enemy(name = 'Darumaka Galarian Darumaka', type = 'ICE', total = 315, hp = 70, attack = 90, defense = 45, spatk = 15, spdef = 45, speed = 50)</text:p>
          </table:table-cell>
          <table:table-cell office:value-type="string" calcext:value-type="string">
            <text:p>Darumaka Galarian Darumaka</text:p>
          </table:table-cell>
          <table:table-cell office:value-type="string" calcext:value-type="string">
            <text:p>ICE</text:p>
          </table:table-cell>
          <table:table-cell office:value-type="float" office:value="315" calcext:value-type="float">
            <text:p>3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670]);&quot; &quot;;&quot;_&quot;)" office:value-type="string" office:string-value="darumaka_galarian_darumaka" calcext:value-type="string">
            <text:p>darumaka_galarian_darumaka</text:p>
          </table:table-cell>
        </table:table-row>
        <table:table-row table:style-name="ro1">
          <table:table-cell table:formula="of:=COM.MICROSOFT.CONCAT(SUBSTITUTE(LOWER([.B671]);&quot; &quot;;&quot;_&quot;);&quot; = Enemy(name = '&quot;;[.B671];&quot;', type = '&quot;;[.C671];&quot;', total = &quot;;[.D671];&quot;, hp = &quot;;[.E671];&quot;, attack = &quot;;[.F671];&quot;, defense = &quot;;[.G671];&quot;, spatk = &quot;;[.H671];&quot;, spdef = &quot;;[.I671];&quot;, speed = &quot;;[.J671]; &quot;)&quot;)" office:value-type="string" office:string-value="darmanitan_standard_mode = Enemy(name = 'Darmanitan Standard Mode', type = 'FIRE', total = 480, hp = 105, attack = 140, defense = 55, spatk = 30, spdef = 55, speed = 95)" calcext:value-type="string">
            <text:p>darmanitan_standard_mode = Enemy(name = 'Darmanitan Standard Mode', type = 'FIRE', total = 480, hp = 105, attack = 140, defense = 55, spatk = 30, spdef = 55, speed = 95)</text:p>
          </table:table-cell>
          <table:table-cell office:value-type="string" calcext:value-type="string">
            <text:p>Darmanitan Standard Mode</text:p>
          </table:table-cell>
          <table:table-cell office:value-type="string" calcext:value-type="string">
            <text:p>FIRE</text:p>
          </table:table-cell>
          <table:table-cell office:value-type="float" office:value="480" calcext:value-type="float">
            <text:p>48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671]);&quot; &quot;;&quot;_&quot;)" office:value-type="string" office:string-value="darmanitan_standard_mode" calcext:value-type="string">
            <text:p>darmanitan_standard_mode</text:p>
          </table:table-cell>
        </table:table-row>
        <table:table-row table:style-name="ro1">
          <table:table-cell table:formula="of:=COM.MICROSOFT.CONCAT(SUBSTITUTE(LOWER([.B672]);&quot; &quot;;&quot;_&quot;);&quot; = Enemy(name = '&quot;;[.B672];&quot;', type = '&quot;;[.C672];&quot;', total = &quot;;[.D672];&quot;, hp = &quot;;[.E672];&quot;, attack = &quot;;[.F672];&quot;, defense = &quot;;[.G672];&quot;, spatk = &quot;;[.H672];&quot;, spdef = &quot;;[.I672];&quot;, speed = &quot;;[.J672]; &quot;)&quot;)" office:value-type="string" office:string-value="darmanitan_zen_mode = Enemy(name = 'Darmanitan Zen Mode', type = 'FIRE PSYCHIC', total = 540, hp = 105, attack = 30, defense = 105, spatk = 140, spdef = 105, speed = 55)" calcext:value-type="string">
            <text:p>darmanitan_zen_mode = Enemy(name = 'Darmanitan Zen Mode', type = 'FIRE PSYCHIC', total = 540, hp = 105, attack = 30, defense = 105, spatk = 140, spdef = 105, speed = 55)</text:p>
          </table:table-cell>
          <table:table-cell office:value-type="string" calcext:value-type="string">
            <text:p>Darmanitan Zen Mode</text:p>
          </table:table-cell>
          <table:table-cell office:value-type="string" calcext:value-type="string">
            <text:p>FIRE PSYCHIC</text:p>
          </table:table-cell>
          <table:table-cell office:value-type="float" office:value="540" calcext:value-type="float">
            <text:p>54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672]);&quot; &quot;;&quot;_&quot;)" office:value-type="string" office:string-value="darmanitan_zen_mode" calcext:value-type="string">
            <text:p>darmanitan_zen_mode</text:p>
          </table:table-cell>
        </table:table-row>
        <table:table-row table:style-name="ro2">
          <table:table-cell table:formula="of:=COM.MICROSOFT.CONCAT(SUBSTITUTE(LOWER([.B673]);&quot; &quot;;&quot;_&quot;);&quot; = Enemy(name = '&quot;;[.B673];&quot;', type = '&quot;;[.C673];&quot;', total = &quot;;[.D673];&quot;, hp = &quot;;[.E673];&quot;, attack = &quot;;[.F673];&quot;, defense = &quot;;[.G673];&quot;, spatk = &quot;;[.H673];&quot;, spdef = &quot;;[.I673];&quot;, speed = &quot;;[.J673]; &quot;)&quot;)" office:value-type="string" office:string-value="darmanitan_galarian_standard_mode = Enemy(name = 'Darmanitan Galarian Standard Mode', type = 'ICE', total = 480, hp = 105, attack = 140, defense = 55, spatk = 30, spdef = 55, speed = 95)" calcext:value-type="string">
            <text:p>darmanitan_galarian_standard_mode = Enemy(name = 'Darmanitan Galarian Standard Mode', type = 'ICE', total = 480, hp = 105, attack = 140, defense = 55, spatk = 30, spdef = 55, speed = 95)</text:p>
          </table:table-cell>
          <table:table-cell office:value-type="string" calcext:value-type="string">
            <text:p>Darmanitan Galarian Standard Mode</text:p>
          </table:table-cell>
          <table:table-cell office:value-type="string" calcext:value-type="string">
            <text:p>ICE</text:p>
          </table:table-cell>
          <table:table-cell office:value-type="float" office:value="480" calcext:value-type="float">
            <text:p>48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673]);&quot; &quot;;&quot;_&quot;)" office:value-type="string" office:string-value="darmanitan_galarian_standard_mode" calcext:value-type="string">
            <text:p>darmanitan_galarian_standard_mode</text:p>
          </table:table-cell>
        </table:table-row>
        <table:table-row table:style-name="ro1">
          <table:table-cell table:formula="of:=COM.MICROSOFT.CONCAT(SUBSTITUTE(LOWER([.B674]);&quot; &quot;;&quot;_&quot;);&quot; = Enemy(name = '&quot;;[.B674];&quot;', type = '&quot;;[.C674];&quot;', total = &quot;;[.D674];&quot;, hp = &quot;;[.E674];&quot;, attack = &quot;;[.F674];&quot;, defense = &quot;;[.G674];&quot;, spatk = &quot;;[.H674];&quot;, spdef = &quot;;[.I674];&quot;, speed = &quot;;[.J674]; &quot;)&quot;)" office:value-type="string" office:string-value="darmanitan_galarian_zen_mode = Enemy(name = 'Darmanitan Galarian Zen Mode', type = 'ICE FIRE', total = 540, hp = 105, attack = 160, defense = 55, spatk = 30, spdef = 55, speed = 135)" calcext:value-type="string">
            <text:p>darmanitan_galarian_zen_mode = Enemy(name = 'Darmanitan Galarian Zen Mode', type = 'ICE FIRE', total = 540, hp = 105, attack = 160, defense = 55, spatk = 30, spdef = 55, speed = 135)</text:p>
          </table:table-cell>
          <table:table-cell office:value-type="string" calcext:value-type="string">
            <text:p>Darmanitan Galarian Zen Mode</text:p>
          </table:table-cell>
          <table:table-cell office:value-type="string" calcext:value-type="string">
            <text:p>ICE FIRE</text:p>
          </table:table-cell>
          <table:table-cell office:value-type="float" office:value="540" calcext:value-type="float">
            <text:p>540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SUBSTITUTE(LOWER([.B674]);&quot; &quot;;&quot;_&quot;)" office:value-type="string" office:string-value="darmanitan_galarian_zen_mode" calcext:value-type="string">
            <text:p>darmanitan_galarian_zen_mode</text:p>
          </table:table-cell>
        </table:table-row>
        <table:table-row table:style-name="ro1">
          <table:table-cell table:formula="of:=COM.MICROSOFT.CONCAT(SUBSTITUTE(LOWER([.B675]);&quot; &quot;;&quot;_&quot;);&quot; = Enemy(name = '&quot;;[.B675];&quot;', type = '&quot;;[.C675];&quot;', total = &quot;;[.D675];&quot;, hp = &quot;;[.E675];&quot;, attack = &quot;;[.F675];&quot;, defense = &quot;;[.G675];&quot;, spatk = &quot;;[.H675];&quot;, spdef = &quot;;[.I675];&quot;, speed = &quot;;[.J675]; &quot;)&quot;)" office:value-type="string" office:string-value="maractus = Enemy(name = 'Maractus', type = 'GRASS', total = 461, hp = 75, attack = 86, defense = 67, spatk = 106, spdef = 67, speed = 60)" calcext:value-type="string">
            <text:p>maractus = Enemy(name = 'Maractus', type = 'GRASS', total = 461, hp = 75, attack = 86, defense = 67, spatk = 106, spdef = 67, speed = 60)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GRASS</text:p>
          </table:table-cell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675]);&quot; &quot;;&quot;_&quot;)" office:value-type="string" office:string-value="maractus" calcext:value-type="string">
            <text:p>maractus</text:p>
          </table:table-cell>
        </table:table-row>
        <table:table-row table:style-name="ro1">
          <table:table-cell table:formula="of:=COM.MICROSOFT.CONCAT(SUBSTITUTE(LOWER([.B676]);&quot; &quot;;&quot;_&quot;);&quot; = Enemy(name = '&quot;;[.B676];&quot;', type = '&quot;;[.C676];&quot;', total = &quot;;[.D676];&quot;, hp = &quot;;[.E676];&quot;, attack = &quot;;[.F676];&quot;, defense = &quot;;[.G676];&quot;, spatk = &quot;;[.H676];&quot;, spdef = &quot;;[.I676];&quot;, speed = &quot;;[.J676]; &quot;)&quot;)" office:value-type="string" office:string-value="dwebble = Enemy(name = 'Dwebble', type = 'BUG ROCK', total = 325, hp = 50, attack = 65, defense = 85, spatk = 35, spdef = 35, speed = 55)" calcext:value-type="string">
            <text:p>dwebble = Enemy(name = 'Dwebble', type = 'BUG ROCK', total = 325, hp = 50, attack = 65, defense = 85, spatk = 35, spdef = 35, speed = 55)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BUG ROCK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676]);&quot; &quot;;&quot;_&quot;)" office:value-type="string" office:string-value="dwebble" calcext:value-type="string">
            <text:p>dwebble</text:p>
          </table:table-cell>
        </table:table-row>
        <table:table-row table:style-name="ro1">
          <table:table-cell table:formula="of:=COM.MICROSOFT.CONCAT(SUBSTITUTE(LOWER([.B677]);&quot; &quot;;&quot;_&quot;);&quot; = Enemy(name = '&quot;;[.B677];&quot;', type = '&quot;;[.C677];&quot;', total = &quot;;[.D677];&quot;, hp = &quot;;[.E677];&quot;, attack = &quot;;[.F677];&quot;, defense = &quot;;[.G677];&quot;, spatk = &quot;;[.H677];&quot;, spdef = &quot;;[.I677];&quot;, speed = &quot;;[.J677]; &quot;)&quot;)" office:value-type="string" office:string-value="crustle = Enemy(name = 'Crustle', type = 'BUG ROCK', total = 485, hp = 70, attack = 105, defense = 125, spatk = 65, spdef = 75, speed = 45)" calcext:value-type="string">
            <text:p>crustle = Enemy(name = 'Crustle', type = 'BUG ROCK', total = 485, hp = 70, attack = 105, defense = 125, spatk = 65, spdef = 75, speed = 45)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BUG ROCK</text:p>
          </table:table-cell>
          <table:table-cell office:value-type="float" office:value="485" calcext:value-type="float">
            <text:p>48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677]);&quot; &quot;;&quot;_&quot;)" office:value-type="string" office:string-value="crustle" calcext:value-type="string">
            <text:p>crustle</text:p>
          </table:table-cell>
        </table:table-row>
        <table:table-row table:style-name="ro1">
          <table:table-cell table:formula="of:=COM.MICROSOFT.CONCAT(SUBSTITUTE(LOWER([.B678]);&quot; &quot;;&quot;_&quot;);&quot; = Enemy(name = '&quot;;[.B678];&quot;', type = '&quot;;[.C678];&quot;', total = &quot;;[.D678];&quot;, hp = &quot;;[.E678];&quot;, attack = &quot;;[.F678];&quot;, defense = &quot;;[.G678];&quot;, spatk = &quot;;[.H678];&quot;, spdef = &quot;;[.I678];&quot;, speed = &quot;;[.J678]; &quot;)&quot;)" office:value-type="string" office:string-value="scraggy = Enemy(name = 'Scraggy', type = 'DARK FIGHTING', total = 348, hp = 50, attack = 75, defense = 70, spatk = 35, spdef = 70, speed = 48)" calcext:value-type="string">
            <text:p>scraggy = Enemy(name = 'Scraggy', type = 'DARK FIGHTING', total = 348, hp = 50, attack = 75, defense = 70, spatk = 35, spdef = 70, speed = 48)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DARK FIGHTING</text:p>
          </table:table-cell>
          <table:table-cell office:value-type="float" office:value="348" calcext:value-type="float">
            <text:p>34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BSTITUTE(LOWER([.B678]);&quot; &quot;;&quot;_&quot;)" office:value-type="string" office:string-value="scraggy" calcext:value-type="string">
            <text:p>scraggy</text:p>
          </table:table-cell>
        </table:table-row>
        <table:table-row table:style-name="ro1">
          <table:table-cell table:formula="of:=COM.MICROSOFT.CONCAT(SUBSTITUTE(LOWER([.B679]);&quot; &quot;;&quot;_&quot;);&quot; = Enemy(name = '&quot;;[.B679];&quot;', type = '&quot;;[.C679];&quot;', total = &quot;;[.D679];&quot;, hp = &quot;;[.E679];&quot;, attack = &quot;;[.F679];&quot;, defense = &quot;;[.G679];&quot;, spatk = &quot;;[.H679];&quot;, spdef = &quot;;[.I679];&quot;, speed = &quot;;[.J679]; &quot;)&quot;)" office:value-type="string" office:string-value="scrafty = Enemy(name = 'Scrafty', type = 'DARK FIGHTING', total = 488, hp = 65, attack = 90, defense = 115, spatk = 45, spdef = 115, speed = 58)" calcext:value-type="string">
            <text:p>scrafty = Enemy(name = 'Scrafty', type = 'DARK FIGHTING', total = 488, hp = 65, attack = 90, defense = 115, spatk = 45, spdef = 115, speed = 58)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DARK FIGHTING</text:p>
          </table:table-cell>
          <table:table-cell office:value-type="float" office:value="488" calcext:value-type="float">
            <text:p>48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679]);&quot; &quot;;&quot;_&quot;)" office:value-type="string" office:string-value="scrafty" calcext:value-type="string">
            <text:p>scrafty</text:p>
          </table:table-cell>
        </table:table-row>
        <table:table-row table:style-name="ro1">
          <table:table-cell table:formula="of:=COM.MICROSOFT.CONCAT(SUBSTITUTE(LOWER([.B680]);&quot; &quot;;&quot;_&quot;);&quot; = Enemy(name = '&quot;;[.B680];&quot;', type = '&quot;;[.C680];&quot;', total = &quot;;[.D680];&quot;, hp = &quot;;[.E680];&quot;, attack = &quot;;[.F680];&quot;, defense = &quot;;[.G680];&quot;, spatk = &quot;;[.H680];&quot;, spdef = &quot;;[.I680];&quot;, speed = &quot;;[.J680]; &quot;)&quot;)" office:value-type="string" office:string-value="sigilyph = Enemy(name = 'Sigilyph', type = 'PSYCHIC FLYING', total = 490, hp = 72, attack = 58, defense = 80, spatk = 103, spdef = 80, speed = 97)" calcext:value-type="string">
            <text:p>sigilyph = Enemy(name = 'Sigilyph', type = 'PSYCHIC FLYING', total = 490, hp = 72, attack = 58, defense = 80, spatk = 103, spdef = 80, speed = 97)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PSYCHIC FLYING</text:p>
          </table:table-cell>
          <table:table-cell office:value-type="float" office:value="490" calcext:value-type="float">
            <text:p>49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680]);&quot; &quot;;&quot;_&quot;)" office:value-type="string" office:string-value="sigilyph" calcext:value-type="string">
            <text:p>sigilyph</text:p>
          </table:table-cell>
        </table:table-row>
        <table:table-row table:style-name="ro1">
          <table:table-cell table:formula="of:=COM.MICROSOFT.CONCAT(SUBSTITUTE(LOWER([.B681]);&quot; &quot;;&quot;_&quot;);&quot; = Enemy(name = '&quot;;[.B681];&quot;', type = '&quot;;[.C681];&quot;', total = &quot;;[.D681];&quot;, hp = &quot;;[.E681];&quot;, attack = &quot;;[.F681];&quot;, defense = &quot;;[.G681];&quot;, spatk = &quot;;[.H681];&quot;, spdef = &quot;;[.I681];&quot;, speed = &quot;;[.J681]; &quot;)&quot;)" office:value-type="string" office:string-value="yamask = Enemy(name = 'Yamask', type = 'GHOST', total = 303, hp = 38, attack = 30, defense = 85, spatk = 55, spdef = 65, speed = 30)" calcext:value-type="string">
            <text:p>yamask = Enemy(name = 'Yamask', type = 'GHOST', total = 303, hp = 38, attack = 30, defense = 85, spatk = 55, spdef = 65, speed = 30)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GHOST</text:p>
          </table:table-cell>
          <table:table-cell office:value-type="float" office:value="303" calcext:value-type="float">
            <text:p>30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681]);&quot; &quot;;&quot;_&quot;)" office:value-type="string" office:string-value="yamask" calcext:value-type="string">
            <text:p>yamask</text:p>
          </table:table-cell>
        </table:table-row>
        <table:table-row table:style-name="ro1">
          <table:table-cell table:formula="of:=COM.MICROSOFT.CONCAT(SUBSTITUTE(LOWER([.B682]);&quot; &quot;;&quot;_&quot;);&quot; = Enemy(name = '&quot;;[.B682];&quot;', type = '&quot;;[.C682];&quot;', total = &quot;;[.D682];&quot;, hp = &quot;;[.E682];&quot;, attack = &quot;;[.F682];&quot;, defense = &quot;;[.G682];&quot;, spatk = &quot;;[.H682];&quot;, spdef = &quot;;[.I682];&quot;, speed = &quot;;[.J682]; &quot;)&quot;)" office:value-type="string" office:string-value="yamask_galarian_yamask = Enemy(name = 'Yamask Galarian Yamask', type = 'GROUND GHOST', total = 303, hp = 38, attack = 55, defense = 85, spatk = 30, spdef = 65, speed = 30)" calcext:value-type="string">
            <text:p>yamask_galarian_yamask = Enemy(name = 'Yamask Galarian Yamask', type = 'GROUND GHOST', total = 303, hp = 38, attack = 55, defense = 85, spatk = 30, spdef = 65, speed = 30)</text:p>
          </table:table-cell>
          <table:table-cell office:value-type="string" calcext:value-type="string">
            <text:p>Yamask Galarian Yamask</text:p>
          </table:table-cell>
          <table:table-cell office:value-type="string" calcext:value-type="string">
            <text:p>GROUND GHOST</text:p>
          </table:table-cell>
          <table:table-cell office:value-type="float" office:value="303" calcext:value-type="float">
            <text:p>30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682]);&quot; &quot;;&quot;_&quot;)" office:value-type="string" office:string-value="yamask_galarian_yamask" calcext:value-type="string">
            <text:p>yamask_galarian_yamask</text:p>
          </table:table-cell>
        </table:table-row>
        <table:table-row table:style-name="ro1">
          <table:table-cell table:formula="of:=COM.MICROSOFT.CONCAT(SUBSTITUTE(LOWER([.B683]);&quot; &quot;;&quot;_&quot;);&quot; = Enemy(name = '&quot;;[.B683];&quot;', type = '&quot;;[.C683];&quot;', total = &quot;;[.D683];&quot;, hp = &quot;;[.E683];&quot;, attack = &quot;;[.F683];&quot;, defense = &quot;;[.G683];&quot;, spatk = &quot;;[.H683];&quot;, spdef = &quot;;[.I683];&quot;, speed = &quot;;[.J683]; &quot;)&quot;)" office:value-type="string" office:string-value="cofagrigus = Enemy(name = 'Cofagrigus', type = 'GHOST', total = 483, hp = 58, attack = 50, defense = 145, spatk = 95, spdef = 105, speed = 30)" calcext:value-type="string">
            <text:p>cofagrigus = Enemy(name = 'Cofagrigus', type = 'GHOST', total = 483, hp = 58, attack = 50, defense = 145, spatk = 95, spdef = 105, speed = 30)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GHOST</text:p>
          </table:table-cell>
          <table:table-cell office:value-type="float" office:value="483" calcext:value-type="float">
            <text:p>48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683]);&quot; &quot;;&quot;_&quot;)" office:value-type="string" office:string-value="cofagrigus" calcext:value-type="string">
            <text:p>cofagrigus</text:p>
          </table:table-cell>
        </table:table-row>
        <table:table-row table:style-name="ro1">
          <table:table-cell table:formula="of:=COM.MICROSOFT.CONCAT(SUBSTITUTE(LOWER([.B684]);&quot; &quot;;&quot;_&quot;);&quot; = Enemy(name = '&quot;;[.B684];&quot;', type = '&quot;;[.C684];&quot;', total = &quot;;[.D684];&quot;, hp = &quot;;[.E684];&quot;, attack = &quot;;[.F684];&quot;, defense = &quot;;[.G684];&quot;, spatk = &quot;;[.H684];&quot;, spdef = &quot;;[.I684];&quot;, speed = &quot;;[.J684]; &quot;)&quot;)" office:value-type="string" office:string-value="tirtouga = Enemy(name = 'Tirtouga', type = 'WATER ROCK', total = 355, hp = 54, attack = 78, defense = 103, spatk = 53, spdef = 45, speed = 22)" calcext:value-type="string">
            <text:p>tirtouga = Enemy(name = 'Tirtouga', type = 'WATER ROCK', total = 355, hp = 54, attack = 78, defense = 103, spatk = 53, spdef = 45, speed = 22)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WATER ROCK</text:p>
          </table:table-cell>
          <table:table-cell office:value-type="float" office:value="355" calcext:value-type="float">
            <text:p>355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BSTITUTE(LOWER([.B684]);&quot; &quot;;&quot;_&quot;)" office:value-type="string" office:string-value="tirtouga" calcext:value-type="string">
            <text:p>tirtouga</text:p>
          </table:table-cell>
        </table:table-row>
        <table:table-row table:style-name="ro1">
          <table:table-cell table:formula="of:=COM.MICROSOFT.CONCAT(SUBSTITUTE(LOWER([.B685]);&quot; &quot;;&quot;_&quot;);&quot; = Enemy(name = '&quot;;[.B685];&quot;', type = '&quot;;[.C685];&quot;', total = &quot;;[.D685];&quot;, hp = &quot;;[.E685];&quot;, attack = &quot;;[.F685];&quot;, defense = &quot;;[.G685];&quot;, spatk = &quot;;[.H685];&quot;, spdef = &quot;;[.I685];&quot;, speed = &quot;;[.J685]; &quot;)&quot;)" office:value-type="string" office:string-value="carracosta = Enemy(name = 'Carracosta', type = 'WATER ROCK', total = 495, hp = 74, attack = 108, defense = 133, spatk = 83, spdef = 65, speed = 32)" calcext:value-type="string">
            <text:p>carracosta = Enemy(name = 'Carracosta', type = 'WATER ROCK', total = 495, hp = 74, attack = 108, defense = 133, spatk = 83, spdef = 65, speed = 32)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WATER ROCK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685]);&quot; &quot;;&quot;_&quot;)" office:value-type="string" office:string-value="carracosta" calcext:value-type="string">
            <text:p>carracosta</text:p>
          </table:table-cell>
        </table:table-row>
        <table:table-row table:style-name="ro1">
          <table:table-cell table:formula="of:=COM.MICROSOFT.CONCAT(SUBSTITUTE(LOWER([.B686]);&quot; &quot;;&quot;_&quot;);&quot; = Enemy(name = '&quot;;[.B686];&quot;', type = '&quot;;[.C686];&quot;', total = &quot;;[.D686];&quot;, hp = &quot;;[.E686];&quot;, attack = &quot;;[.F686];&quot;, defense = &quot;;[.G686];&quot;, spatk = &quot;;[.H686];&quot;, spdef = &quot;;[.I686];&quot;, speed = &quot;;[.J686]; &quot;)&quot;)" office:value-type="string" office:string-value="archen = Enemy(name = 'Archen', type = 'ROCK FLYING', total = 401, hp = 55, attack = 112, defense = 45, spatk = 74, spdef = 45, speed = 70)" calcext:value-type="string">
            <text:p>archen = Enemy(name = 'Archen', type = 'ROCK FLYING', total = 401, hp = 55, attack = 112, defense = 45, spatk = 74, spdef = 45, speed = 70)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ROCK FLYING</text:p>
          </table:table-cell>
          <table:table-cell office:value-type="float" office:value="401" calcext:value-type="float">
            <text:p>4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686]);&quot; &quot;;&quot;_&quot;)" office:value-type="string" office:string-value="archen" calcext:value-type="string">
            <text:p>archen</text:p>
          </table:table-cell>
        </table:table-row>
        <table:table-row table:style-name="ro1">
          <table:table-cell table:formula="of:=COM.MICROSOFT.CONCAT(SUBSTITUTE(LOWER([.B687]);&quot; &quot;;&quot;_&quot;);&quot; = Enemy(name = '&quot;;[.B687];&quot;', type = '&quot;;[.C687];&quot;', total = &quot;;[.D687];&quot;, hp = &quot;;[.E687];&quot;, attack = &quot;;[.F687];&quot;, defense = &quot;;[.G687];&quot;, spatk = &quot;;[.H687];&quot;, spdef = &quot;;[.I687];&quot;, speed = &quot;;[.J687]; &quot;)&quot;)" office:value-type="string" office:string-value="archeops = Enemy(name = 'Archeops', type = 'ROCK FLYING', total = 567, hp = 75, attack = 140, defense = 65, spatk = 112, spdef = 65, speed = 110)" calcext:value-type="string">
            <text:p>archeops = Enemy(name = 'Archeops', type = 'ROCK FLYING', total = 567, hp = 75, attack = 140, defense = 65, spatk = 112, spdef = 65, speed = 110)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ROCK FLYING</text:p>
          </table:table-cell>
          <table:table-cell office:value-type="float" office:value="567" calcext:value-type="float">
            <text:p>56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687]);&quot; &quot;;&quot;_&quot;)" office:value-type="string" office:string-value="archeops" calcext:value-type="string">
            <text:p>archeops</text:p>
          </table:table-cell>
        </table:table-row>
        <table:table-row table:style-name="ro1">
          <table:table-cell table:formula="of:=COM.MICROSOFT.CONCAT(SUBSTITUTE(LOWER([.B688]);&quot; &quot;;&quot;_&quot;);&quot; = Enemy(name = '&quot;;[.B688];&quot;', type = '&quot;;[.C688];&quot;', total = &quot;;[.D688];&quot;, hp = &quot;;[.E688];&quot;, attack = &quot;;[.F688];&quot;, defense = &quot;;[.G688];&quot;, spatk = &quot;;[.H688];&quot;, spdef = &quot;;[.I688];&quot;, speed = &quot;;[.J688]; &quot;)&quot;)" office:value-type="string" office:string-value="trubbish = Enemy(name = 'Trubbish', type = 'POISON', total = 329, hp = 50, attack = 50, defense = 62, spatk = 40, spdef = 62, speed = 65)" calcext:value-type="string">
            <text:p>trubbish = Enemy(name = 'Trubbish', type = 'POISON', total = 329, hp = 50, attack = 50, defense = 62, spatk = 40, spdef = 62, speed = 65)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POISON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88]);&quot; &quot;;&quot;_&quot;)" office:value-type="string" office:string-value="trubbish" calcext:value-type="string">
            <text:p>trubbish</text:p>
          </table:table-cell>
        </table:table-row>
        <table:table-row table:style-name="ro1">
          <table:table-cell table:formula="of:=COM.MICROSOFT.CONCAT(SUBSTITUTE(LOWER([.B689]);&quot; &quot;;&quot;_&quot;);&quot; = Enemy(name = '&quot;;[.B689];&quot;', type = '&quot;;[.C689];&quot;', total = &quot;;[.D689];&quot;, hp = &quot;;[.E689];&quot;, attack = &quot;;[.F689];&quot;, defense = &quot;;[.G689];&quot;, spatk = &quot;;[.H689];&quot;, spdef = &quot;;[.I689];&quot;, speed = &quot;;[.J689]; &quot;)&quot;)" office:value-type="string" office:string-value="garbodor = Enemy(name = 'Garbodor', type = 'POISON', total = 474, hp = 80, attack = 95, defense = 82, spatk = 60, spdef = 82, speed = 75)" calcext:value-type="string">
            <text:p>garbodor = Enemy(name = 'Garbodor', type = 'POISON', total = 474, hp = 80, attack = 95, defense = 82, spatk = 60, spdef = 82, speed = 75)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POISON</text:p>
          </table:table-cell>
          <table:table-cell office:value-type="float" office:value="474" calcext:value-type="float">
            <text:p>47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689]);&quot; &quot;;&quot;_&quot;)" office:value-type="string" office:string-value="garbodor" calcext:value-type="string">
            <text:p>garbodor</text:p>
          </table:table-cell>
        </table:table-row>
        <table:table-row table:style-name="ro1">
          <table:table-cell table:formula="of:=COM.MICROSOFT.CONCAT(SUBSTITUTE(LOWER([.B690]);&quot; &quot;;&quot;_&quot;);&quot; = Enemy(name = '&quot;;[.B690];&quot;', type = '&quot;;[.C690];&quot;', total = &quot;;[.D690];&quot;, hp = &quot;;[.E690];&quot;, attack = &quot;;[.F690];&quot;, defense = &quot;;[.G690];&quot;, spatk = &quot;;[.H690];&quot;, spdef = &quot;;[.I690];&quot;, speed = &quot;;[.J690]; &quot;)&quot;)" office:value-type="string" office:string-value="zorua = Enemy(name = 'Zorua', type = 'DARK', total = 330, hp = 40, attack = 65, defense = 40, spatk = 80, spdef = 40, speed = 65)" calcext:value-type="string">
            <text:p>zorua = Enemy(name = 'Zorua', type = 'DARK', total = 330, hp = 40, attack = 65, defense = 40, spatk = 80, spdef = 40, speed = 65)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DARK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90]);&quot; &quot;;&quot;_&quot;)" office:value-type="string" office:string-value="zorua" calcext:value-type="string">
            <text:p>zorua</text:p>
          </table:table-cell>
        </table:table-row>
        <table:table-row table:style-name="ro1">
          <table:table-cell table:formula="of:=COM.MICROSOFT.CONCAT(SUBSTITUTE(LOWER([.B691]);&quot; &quot;;&quot;_&quot;);&quot; = Enemy(name = '&quot;;[.B691];&quot;', type = '&quot;;[.C691];&quot;', total = &quot;;[.D691];&quot;, hp = &quot;;[.E691];&quot;, attack = &quot;;[.F691];&quot;, defense = &quot;;[.G691];&quot;, spatk = &quot;;[.H691];&quot;, spdef = &quot;;[.I691];&quot;, speed = &quot;;[.J691]; &quot;)&quot;)" office:value-type="string" office:string-value="zorua_hisuian_zorua = Enemy(name = 'Zorua Hisuian Zorua', type = 'NORMAL GHOST', total = 330, hp = 35, attack = 60, defense = 40, spatk = 85, spdef = 40, speed = 70)" calcext:value-type="string">
            <text:p>zorua_hisuian_zorua = Enemy(name = 'Zorua Hisuian Zorua', type = 'NORMAL GHOST', total = 330, hp = 35, attack = 60, defense = 40, spatk = 85, spdef = 40, speed = 70)</text:p>
          </table:table-cell>
          <table:table-cell office:value-type="string" calcext:value-type="string">
            <text:p>Zorua Hisuian Zorua</text:p>
          </table:table-cell>
          <table:table-cell office:value-type="string" calcext:value-type="string">
            <text:p>NORMAL GHOST</text:p>
          </table:table-cell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691]);&quot; &quot;;&quot;_&quot;)" office:value-type="string" office:string-value="zorua_hisuian_zorua" calcext:value-type="string">
            <text:p>zorua_hisuian_zorua</text:p>
          </table:table-cell>
        </table:table-row>
        <table:table-row table:style-name="ro1">
          <table:table-cell table:formula="of:=COM.MICROSOFT.CONCAT(SUBSTITUTE(LOWER([.B692]);&quot; &quot;;&quot;_&quot;);&quot; = Enemy(name = '&quot;;[.B692];&quot;', type = '&quot;;[.C692];&quot;', total = &quot;;[.D692];&quot;, hp = &quot;;[.E692];&quot;, attack = &quot;;[.F692];&quot;, defense = &quot;;[.G692];&quot;, spatk = &quot;;[.H692];&quot;, spdef = &quot;;[.I692];&quot;, speed = &quot;;[.J692]; &quot;)&quot;)" office:value-type="string" office:string-value="zoroark = Enemy(name = 'Zoroark', type = 'DARK', total = 510, hp = 60, attack = 105, defense = 60, spatk = 120, spdef = 60, speed = 105)" calcext:value-type="string">
            <text:p>zoroark = Enemy(name = 'Zoroark', type = 'DARK', total = 510, hp = 60, attack = 105, defense = 60, spatk = 120, spdef = 60, speed = 105)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DARK</text:p>
          </table:table-cell>
          <table:table-cell office:value-type="float" office:value="510" calcext:value-type="float">
            <text:p>51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692]);&quot; &quot;;&quot;_&quot;)" office:value-type="string" office:string-value="zoroark" calcext:value-type="string">
            <text:p>zoroark</text:p>
          </table:table-cell>
        </table:table-row>
        <table:table-row table:style-name="ro1">
          <table:table-cell table:formula="of:=COM.MICROSOFT.CONCAT(SUBSTITUTE(LOWER([.B693]);&quot; &quot;;&quot;_&quot;);&quot; = Enemy(name = '&quot;;[.B693];&quot;', type = '&quot;;[.C693];&quot;', total = &quot;;[.D693];&quot;, hp = &quot;;[.E693];&quot;, attack = &quot;;[.F693];&quot;, defense = &quot;;[.G693];&quot;, spatk = &quot;;[.H693];&quot;, spdef = &quot;;[.I693];&quot;, speed = &quot;;[.J693]; &quot;)&quot;)" office:value-type="string" office:string-value="zoroark_hisuian_zoroark = Enemy(name = 'Zoroark Hisuian Zoroark', type = 'NORMAL GHOST', total = 510, hp = 55, attack = 100, defense = 60, spatk = 125, spdef = 60, speed = 110)" calcext:value-type="string">
            <text:p>zoroark_hisuian_zoroark = Enemy(name = 'Zoroark Hisuian Zoroark', type = 'NORMAL GHOST', total = 510, hp = 55, attack = 100, defense = 60, spatk = 125, spdef = 60, speed = 110)</text:p>
          </table:table-cell>
          <table:table-cell office:value-type="string" calcext:value-type="string">
            <text:p>Zoroark Hisuian Zoroark</text:p>
          </table:table-cell>
          <table:table-cell office:value-type="string" calcext:value-type="string">
            <text:p>NORMAL GHOST</text:p>
          </table:table-cell>
          <table:table-cell office:value-type="float" office:value="510" calcext:value-type="float">
            <text:p>51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693]);&quot; &quot;;&quot;_&quot;)" office:value-type="string" office:string-value="zoroark_hisuian_zoroark" calcext:value-type="string">
            <text:p>zoroark_hisuian_zoroark</text:p>
          </table:table-cell>
        </table:table-row>
        <table:table-row table:style-name="ro1">
          <table:table-cell table:formula="of:=COM.MICROSOFT.CONCAT(SUBSTITUTE(LOWER([.B694]);&quot; &quot;;&quot;_&quot;);&quot; = Enemy(name = '&quot;;[.B694];&quot;', type = '&quot;;[.C694];&quot;', total = &quot;;[.D694];&quot;, hp = &quot;;[.E694];&quot;, attack = &quot;;[.F694];&quot;, defense = &quot;;[.G694];&quot;, spatk = &quot;;[.H694];&quot;, spdef = &quot;;[.I694];&quot;, speed = &quot;;[.J694]; &quot;)&quot;)" office:value-type="string" office:string-value="minccino = Enemy(name = 'Minccino', type = 'NORMAL', total = 300, hp = 55, attack = 50, defense = 40, spatk = 40, spdef = 40, speed = 75)" calcext:value-type="string">
            <text:p>minccino = Enemy(name = 'Minccino', type = 'NORMAL', total = 300, hp = 55, attack = 50, defense = 40, spatk = 40, spdef = 40, speed = 75)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NORMAL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694]);&quot; &quot;;&quot;_&quot;)" office:value-type="string" office:string-value="minccino" calcext:value-type="string">
            <text:p>minccino</text:p>
          </table:table-cell>
        </table:table-row>
        <table:table-row table:style-name="ro1">
          <table:table-cell table:formula="of:=COM.MICROSOFT.CONCAT(SUBSTITUTE(LOWER([.B695]);&quot; &quot;;&quot;_&quot;);&quot; = Enemy(name = '&quot;;[.B695];&quot;', type = '&quot;;[.C695];&quot;', total = &quot;;[.D695];&quot;, hp = &quot;;[.E695];&quot;, attack = &quot;;[.F695];&quot;, defense = &quot;;[.G695];&quot;, spatk = &quot;;[.H695];&quot;, spdef = &quot;;[.I695];&quot;, speed = &quot;;[.J695]; &quot;)&quot;)" office:value-type="string" office:string-value="cinccino = Enemy(name = 'Cinccino', type = 'NORMAL', total = 470, hp = 75, attack = 95, defense = 60, spatk = 65, spdef = 60, speed = 115)" calcext:value-type="string">
            <text:p>cinccino = Enemy(name = 'Cinccino', type = 'NORMAL', total = 470, hp = 75, attack = 95, defense = 60, spatk = 65, spdef = 60, speed = 115)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NORMAL</text:p>
          </table:table-cell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695]);&quot; &quot;;&quot;_&quot;)" office:value-type="string" office:string-value="cinccino" calcext:value-type="string">
            <text:p>cinccino</text:p>
          </table:table-cell>
        </table:table-row>
        <table:table-row table:style-name="ro1">
          <table:table-cell table:formula="of:=COM.MICROSOFT.CONCAT(SUBSTITUTE(LOWER([.B696]);&quot; &quot;;&quot;_&quot;);&quot; = Enemy(name = '&quot;;[.B696];&quot;', type = '&quot;;[.C696];&quot;', total = &quot;;[.D696];&quot;, hp = &quot;;[.E696];&quot;, attack = &quot;;[.F696];&quot;, defense = &quot;;[.G696];&quot;, spatk = &quot;;[.H696];&quot;, spdef = &quot;;[.I696];&quot;, speed = &quot;;[.J696]; &quot;)&quot;)" office:value-type="string" office:string-value="gothita = Enemy(name = 'Gothita', type = 'PSYCHIC', total = 290, hp = 45, attack = 30, defense = 50, spatk = 55, spdef = 65, speed = 45)" calcext:value-type="string">
            <text:p>gothita = Enemy(name = 'Gothita', type = 'PSYCHIC', total = 290, hp = 45, attack = 30, defense = 50, spatk = 55, spdef = 65, speed = 45)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PSYCHIC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696]);&quot; &quot;;&quot;_&quot;)" office:value-type="string" office:string-value="gothita" calcext:value-type="string">
            <text:p>gothita</text:p>
          </table:table-cell>
        </table:table-row>
        <table:table-row table:style-name="ro1">
          <table:table-cell table:formula="of:=COM.MICROSOFT.CONCAT(SUBSTITUTE(LOWER([.B697]);&quot; &quot;;&quot;_&quot;);&quot; = Enemy(name = '&quot;;[.B697];&quot;', type = '&quot;;[.C697];&quot;', total = &quot;;[.D697];&quot;, hp = &quot;;[.E697];&quot;, attack = &quot;;[.F697];&quot;, defense = &quot;;[.G697];&quot;, spatk = &quot;;[.H697];&quot;, spdef = &quot;;[.I697];&quot;, speed = &quot;;[.J697]; &quot;)&quot;)" office:value-type="string" office:string-value="gothorita = Enemy(name = 'Gothorita', type = 'PSYCHIC', total = 390, hp = 60, attack = 45, defense = 70, spatk = 75, spdef = 85, speed = 55)" calcext:value-type="string">
            <text:p>gothorita = Enemy(name = 'Gothorita', type = 'PSYCHIC', total = 390, hp = 60, attack = 45, defense = 70, spatk = 75, spdef = 85, speed = 55)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PSYCHIC</text:p>
          </table:table-cell>
          <table:table-cell office:value-type="float" office:value="390" calcext:value-type="float">
            <text:p>3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697]);&quot; &quot;;&quot;_&quot;)" office:value-type="string" office:string-value="gothorita" calcext:value-type="string">
            <text:p>gothorita</text:p>
          </table:table-cell>
        </table:table-row>
        <table:table-row table:style-name="ro1">
          <table:table-cell table:formula="of:=COM.MICROSOFT.CONCAT(SUBSTITUTE(LOWER([.B698]);&quot; &quot;;&quot;_&quot;);&quot; = Enemy(name = '&quot;;[.B698];&quot;', type = '&quot;;[.C698];&quot;', total = &quot;;[.D698];&quot;, hp = &quot;;[.E698];&quot;, attack = &quot;;[.F698];&quot;, defense = &quot;;[.G698];&quot;, spatk = &quot;;[.H698];&quot;, spdef = &quot;;[.I698];&quot;, speed = &quot;;[.J698]; &quot;)&quot;)" office:value-type="string" office:string-value="gothitelle = Enemy(name = 'Gothitelle', type = 'PSYCHIC', total = 490, hp = 70, attack = 55, defense = 95, spatk = 95, spdef = 110, speed = 65)" calcext:value-type="string">
            <text:p>gothitelle = Enemy(name = 'Gothitelle', type = 'PSYCHIC', total = 490, hp = 70, attack = 55, defense = 95, spatk = 95, spdef = 110, speed = 65)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PSYCHIC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698]);&quot; &quot;;&quot;_&quot;)" office:value-type="string" office:string-value="gothitelle" calcext:value-type="string">
            <text:p>gothitelle</text:p>
          </table:table-cell>
        </table:table-row>
        <table:table-row table:style-name="ro1">
          <table:table-cell table:formula="of:=COM.MICROSOFT.CONCAT(SUBSTITUTE(LOWER([.B699]);&quot; &quot;;&quot;_&quot;);&quot; = Enemy(name = '&quot;;[.B699];&quot;', type = '&quot;;[.C699];&quot;', total = &quot;;[.D699];&quot;, hp = &quot;;[.E699];&quot;, attack = &quot;;[.F699];&quot;, defense = &quot;;[.G699];&quot;, spatk = &quot;;[.H699];&quot;, spdef = &quot;;[.I699];&quot;, speed = &quot;;[.J699]; &quot;)&quot;)" office:value-type="string" office:string-value="solosis = Enemy(name = 'Solosis', type = 'PSYCHIC', total = 290, hp = 45, attack = 30, defense = 40, spatk = 105, spdef = 50, speed = 20)" calcext:value-type="string">
            <text:p>solosis = Enemy(name = 'Solosis', type = 'PSYCHIC', total = 290, hp = 45, attack = 30, defense = 40, spatk = 105, spdef = 50, speed = 20)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PSYCHIC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699]);&quot; &quot;;&quot;_&quot;)" office:value-type="string" office:string-value="solosis" calcext:value-type="string">
            <text:p>solosis</text:p>
          </table:table-cell>
        </table:table-row>
        <table:table-row table:style-name="ro1">
          <table:table-cell table:formula="of:=COM.MICROSOFT.CONCAT(SUBSTITUTE(LOWER([.B700]);&quot; &quot;;&quot;_&quot;);&quot; = Enemy(name = '&quot;;[.B700];&quot;', type = '&quot;;[.C700];&quot;', total = &quot;;[.D700];&quot;, hp = &quot;;[.E700];&quot;, attack = &quot;;[.F700];&quot;, defense = &quot;;[.G700];&quot;, spatk = &quot;;[.H700];&quot;, spdef = &quot;;[.I700];&quot;, speed = &quot;;[.J700]; &quot;)&quot;)" office:value-type="string" office:string-value="duosion = Enemy(name = 'Duosion', type = 'PSYCHIC', total = 370, hp = 65, attack = 40, defense = 50, spatk = 125, spdef = 60, speed = 30)" calcext:value-type="string">
            <text:p>duosion = Enemy(name = 'Duosion', type = 'PSYCHIC', total = 370, hp = 65, attack = 40, defense = 50, spatk = 125, spdef = 60, speed = 30)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PSYCHIC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700]);&quot; &quot;;&quot;_&quot;)" office:value-type="string" office:string-value="duosion" calcext:value-type="string">
            <text:p>duosion</text:p>
          </table:table-cell>
        </table:table-row>
        <table:table-row table:style-name="ro1">
          <table:table-cell table:formula="of:=COM.MICROSOFT.CONCAT(SUBSTITUTE(LOWER([.B701]);&quot; &quot;;&quot;_&quot;);&quot; = Enemy(name = '&quot;;[.B701];&quot;', type = '&quot;;[.C701];&quot;', total = &quot;;[.D701];&quot;, hp = &quot;;[.E701];&quot;, attack = &quot;;[.F701];&quot;, defense = &quot;;[.G701];&quot;, spatk = &quot;;[.H701];&quot;, spdef = &quot;;[.I701];&quot;, speed = &quot;;[.J701]; &quot;)&quot;)" office:value-type="string" office:string-value="reuniclus = Enemy(name = 'Reuniclus', type = 'PSYCHIC', total = 490, hp = 110, attack = 65, defense = 75, spatk = 125, spdef = 85, speed = 30)" calcext:value-type="string">
            <text:p>reuniclus = Enemy(name = 'Reuniclus', type = 'PSYCHIC', total = 490, hp = 110, attack = 65, defense = 75, spatk = 125, spdef = 85, speed = 30)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PSYCHIC</text:p>
          </table:table-cell>
          <table:table-cell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701]);&quot; &quot;;&quot;_&quot;)" office:value-type="string" office:string-value="reuniclus" calcext:value-type="string">
            <text:p>reuniclus</text:p>
          </table:table-cell>
        </table:table-row>
        <table:table-row table:style-name="ro1">
          <table:table-cell table:formula="of:=COM.MICROSOFT.CONCAT(SUBSTITUTE(LOWER([.B702]);&quot; &quot;;&quot;_&quot;);&quot; = Enemy(name = '&quot;;[.B702];&quot;', type = '&quot;;[.C702];&quot;', total = &quot;;[.D702];&quot;, hp = &quot;;[.E702];&quot;, attack = &quot;;[.F702];&quot;, defense = &quot;;[.G702];&quot;, spatk = &quot;;[.H702];&quot;, spdef = &quot;;[.I702];&quot;, speed = &quot;;[.J702]; &quot;)&quot;)" office:value-type="string" office:string-value="ducklett = Enemy(name = 'Ducklett', type = 'WATER FLYING', total = 305, hp = 62, attack = 44, defense = 50, spatk = 44, spdef = 50, speed = 55)" calcext:value-type="string">
            <text:p>ducklett = Enemy(name = 'Ducklett', type = 'WATER FLYING', total = 305, hp = 62, attack = 44, defense = 50, spatk = 44, spdef = 50, speed = 55)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WATER FLYING</text:p>
          </table:table-cell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02]);&quot; &quot;;&quot;_&quot;)" office:value-type="string" office:string-value="ducklett" calcext:value-type="string">
            <text:p>ducklett</text:p>
          </table:table-cell>
        </table:table-row>
        <table:table-row table:style-name="ro1">
          <table:table-cell table:formula="of:=COM.MICROSOFT.CONCAT(SUBSTITUTE(LOWER([.B703]);&quot; &quot;;&quot;_&quot;);&quot; = Enemy(name = '&quot;;[.B703];&quot;', type = '&quot;;[.C703];&quot;', total = &quot;;[.D703];&quot;, hp = &quot;;[.E703];&quot;, attack = &quot;;[.F703];&quot;, defense = &quot;;[.G703];&quot;, spatk = &quot;;[.H703];&quot;, spdef = &quot;;[.I703];&quot;, speed = &quot;;[.J703]; &quot;)&quot;)" office:value-type="string" office:string-value="swanna = Enemy(name = 'Swanna', type = 'WATER FLYING', total = 473, hp = 75, attack = 87, defense = 63, spatk = 87, spdef = 63, speed = 98)" calcext:value-type="string">
            <text:p>swanna = Enemy(name = 'Swanna', type = 'WATER FLYING', total = 473, hp = 75, attack = 87, defense = 63, spatk = 87, spdef = 63, speed = 98)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WATER FLYING</text:p>
          </table:table-cell>
          <table:table-cell office:value-type="float" office:value="473" calcext:value-type="float">
            <text:p>4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BSTITUTE(LOWER([.B703]);&quot; &quot;;&quot;_&quot;)" office:value-type="string" office:string-value="swanna" calcext:value-type="string">
            <text:p>swanna</text:p>
          </table:table-cell>
        </table:table-row>
        <table:table-row table:style-name="ro1">
          <table:table-cell table:formula="of:=COM.MICROSOFT.CONCAT(SUBSTITUTE(LOWER([.B704]);&quot; &quot;;&quot;_&quot;);&quot; = Enemy(name = '&quot;;[.B704];&quot;', type = '&quot;;[.C704];&quot;', total = &quot;;[.D704];&quot;, hp = &quot;;[.E704];&quot;, attack = &quot;;[.F704];&quot;, defense = &quot;;[.G704];&quot;, spatk = &quot;;[.H704];&quot;, spdef = &quot;;[.I704];&quot;, speed = &quot;;[.J704]; &quot;)&quot;)" office:value-type="string" office:string-value="vanillite = Enemy(name = 'Vanillite', type = 'ICE', total = 305, hp = 36, attack = 50, defense = 50, spatk = 65, spdef = 60, speed = 44)" calcext:value-type="string">
            <text:p>vanillite = Enemy(name = 'Vanillite', type = 'ICE', total = 305, hp = 36, attack = 50, defense = 50, spatk = 65, spdef = 60, speed = 44)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ICE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BSTITUTE(LOWER([.B704]);&quot; &quot;;&quot;_&quot;)" office:value-type="string" office:string-value="vanillite" calcext:value-type="string">
            <text:p>vanillite</text:p>
          </table:table-cell>
        </table:table-row>
        <table:table-row table:style-name="ro1">
          <table:table-cell table:formula="of:=COM.MICROSOFT.CONCAT(SUBSTITUTE(LOWER([.B705]);&quot; &quot;;&quot;_&quot;);&quot; = Enemy(name = '&quot;;[.B705];&quot;', type = '&quot;;[.C705];&quot;', total = &quot;;[.D705];&quot;, hp = &quot;;[.E705];&quot;, attack = &quot;;[.F705];&quot;, defense = &quot;;[.G705];&quot;, spatk = &quot;;[.H705];&quot;, spdef = &quot;;[.I705];&quot;, speed = &quot;;[.J705]; &quot;)&quot;)" office:value-type="string" office:string-value="vanillish = Enemy(name = 'Vanillish', type = 'ICE', total = 395, hp = 51, attack = 65, defense = 65, spatk = 80, spdef = 75, speed = 59)" calcext:value-type="string">
            <text:p>vanillish = Enemy(name = 'Vanillish', type = 'ICE', total = 395, hp = 51, attack = 65, defense = 65, spatk = 80, spdef = 75, speed = 59)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ICE</text:p>
          </table:table-cell>
          <table:table-cell office:value-type="float" office:value="395" calcext:value-type="float">
            <text:p>39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BSTITUTE(LOWER([.B705]);&quot; &quot;;&quot;_&quot;)" office:value-type="string" office:string-value="vanillish" calcext:value-type="string">
            <text:p>vanillish</text:p>
          </table:table-cell>
        </table:table-row>
        <table:table-row table:style-name="ro1">
          <table:table-cell table:formula="of:=COM.MICROSOFT.CONCAT(SUBSTITUTE(LOWER([.B706]);&quot; &quot;;&quot;_&quot;);&quot; = Enemy(name = '&quot;;[.B706];&quot;', type = '&quot;;[.C706];&quot;', total = &quot;;[.D706];&quot;, hp = &quot;;[.E706];&quot;, attack = &quot;;[.F706];&quot;, defense = &quot;;[.G706];&quot;, spatk = &quot;;[.H706];&quot;, spdef = &quot;;[.I706];&quot;, speed = &quot;;[.J706]; &quot;)&quot;)" office:value-type="string" office:string-value="vanilluxe = Enemy(name = 'Vanilluxe', type = 'ICE', total = 535, hp = 71, attack = 95, defense = 85, spatk = 110, spdef = 95, speed = 79)" calcext:value-type="string">
            <text:p>vanilluxe = Enemy(name = 'Vanilluxe', type = 'ICE', total = 535, hp = 71, attack = 95, defense = 85, spatk = 110, spdef = 95, speed = 79)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ICE</text:p>
          </table:table-cell>
          <table:table-cell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BSTITUTE(LOWER([.B706]);&quot; &quot;;&quot;_&quot;)" office:value-type="string" office:string-value="vanilluxe" calcext:value-type="string">
            <text:p>vanilluxe</text:p>
          </table:table-cell>
        </table:table-row>
        <table:table-row table:style-name="ro1">
          <table:table-cell table:formula="of:=COM.MICROSOFT.CONCAT(SUBSTITUTE(LOWER([.B707]);&quot; &quot;;&quot;_&quot;);&quot; = Enemy(name = '&quot;;[.B707];&quot;', type = '&quot;;[.C707];&quot;', total = &quot;;[.D707];&quot;, hp = &quot;;[.E707];&quot;, attack = &quot;;[.F707];&quot;, defense = &quot;;[.G707];&quot;, spatk = &quot;;[.H707];&quot;, spdef = &quot;;[.I707];&quot;, speed = &quot;;[.J707]; &quot;)&quot;)" office:value-type="string" office:string-value="deerling = Enemy(name = 'Deerling', type = 'NORMAL GRASS', total = 335, hp = 60, attack = 60, defense = 50, spatk = 40, spdef = 50, speed = 75)" calcext:value-type="string">
            <text:p>deerling = Enemy(name = 'Deerling', type = 'NORMAL GRASS', total = 335, hp = 60, attack = 60, defense = 50, spatk = 40, spdef = 50, speed = 75)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NORMAL GRASS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707]);&quot; &quot;;&quot;_&quot;)" office:value-type="string" office:string-value="deerling" calcext:value-type="string">
            <text:p>deerling</text:p>
          </table:table-cell>
        </table:table-row>
        <table:table-row table:style-name="ro1">
          <table:table-cell table:formula="of:=COM.MICROSOFT.CONCAT(SUBSTITUTE(LOWER([.B708]);&quot; &quot;;&quot;_&quot;);&quot; = Enemy(name = '&quot;;[.B708];&quot;', type = '&quot;;[.C708];&quot;', total = &quot;;[.D708];&quot;, hp = &quot;;[.E708];&quot;, attack = &quot;;[.F708];&quot;, defense = &quot;;[.G708];&quot;, spatk = &quot;;[.H708];&quot;, spdef = &quot;;[.I708];&quot;, speed = &quot;;[.J708]; &quot;)&quot;)" office:value-type="string" office:string-value="sawsbuck = Enemy(name = 'Sawsbuck', type = 'NORMAL GRASS', total = 475, hp = 80, attack = 100, defense = 70, spatk = 60, spdef = 70, speed = 95)" calcext:value-type="string">
            <text:p>sawsbuck = Enemy(name = 'Sawsbuck', type = 'NORMAL GRASS', total = 475, hp = 80, attack = 100, defense = 70, spatk = 60, spdef = 70, speed = 95)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NORMAL GRASS</text:p>
          </table:table-cell>
          <table:table-cell office:value-type="float" office:value="475" calcext:value-type="float">
            <text:p>4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708]);&quot; &quot;;&quot;_&quot;)" office:value-type="string" office:string-value="sawsbuck" calcext:value-type="string">
            <text:p>sawsbuck</text:p>
          </table:table-cell>
        </table:table-row>
        <table:table-row table:style-name="ro1">
          <table:table-cell table:formula="of:=COM.MICROSOFT.CONCAT(SUBSTITUTE(LOWER([.B709]);&quot; &quot;;&quot;_&quot;);&quot; = Enemy(name = '&quot;;[.B709];&quot;', type = '&quot;;[.C709];&quot;', total = &quot;;[.D709];&quot;, hp = &quot;;[.E709];&quot;, attack = &quot;;[.F709];&quot;, defense = &quot;;[.G709];&quot;, spatk = &quot;;[.H709];&quot;, spdef = &quot;;[.I709];&quot;, speed = &quot;;[.J709]; &quot;)&quot;)" office:value-type="string" office:string-value="emolga = Enemy(name = 'Emolga', type = 'ELECTRIC FLYING', total = 428, hp = 55, attack = 75, defense = 60, spatk = 75, spdef = 60, speed = 103)" calcext:value-type="string">
            <text:p>emolga = Enemy(name = 'Emolga', type = 'ELECTRIC FLYING', total = 428, hp = 55, attack = 75, defense = 60, spatk = 75, spdef = 60, speed = 103)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LECTRIC FLYING</text:p>
          </table:table-cell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BSTITUTE(LOWER([.B709]);&quot; &quot;;&quot;_&quot;)" office:value-type="string" office:string-value="emolga" calcext:value-type="string">
            <text:p>emolga</text:p>
          </table:table-cell>
        </table:table-row>
        <table:table-row table:style-name="ro1">
          <table:table-cell table:formula="of:=COM.MICROSOFT.CONCAT(SUBSTITUTE(LOWER([.B710]);&quot; &quot;;&quot;_&quot;);&quot; = Enemy(name = '&quot;;[.B710];&quot;', type = '&quot;;[.C710];&quot;', total = &quot;;[.D710];&quot;, hp = &quot;;[.E710];&quot;, attack = &quot;;[.F710];&quot;, defense = &quot;;[.G710];&quot;, spatk = &quot;;[.H710];&quot;, spdef = &quot;;[.I710];&quot;, speed = &quot;;[.J710]; &quot;)&quot;)" office:value-type="string" office:string-value="karrablast = Enemy(name = 'Karrablast', type = 'BUG', total = 315, hp = 50, attack = 75, defense = 45, spatk = 40, spdef = 45, speed = 60)" calcext:value-type="string">
            <text:p>karrablast = Enemy(name = 'Karrablast', type = 'BUG', total = 315, hp = 50, attack = 75, defense = 45, spatk = 40, spdef = 45, speed = 60)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BUG</text:p>
          </table:table-cell>
          <table:table-cell office:value-type="float" office:value="315" calcext:value-type="float">
            <text:p>3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10]);&quot; &quot;;&quot;_&quot;)" office:value-type="string" office:string-value="karrablast" calcext:value-type="string">
            <text:p>karrablast</text:p>
          </table:table-cell>
        </table:table-row>
        <table:table-row table:style-name="ro1">
          <table:table-cell table:formula="of:=COM.MICROSOFT.CONCAT(SUBSTITUTE(LOWER([.B711]);&quot; &quot;;&quot;_&quot;);&quot; = Enemy(name = '&quot;;[.B711];&quot;', type = '&quot;;[.C711];&quot;', total = &quot;;[.D711];&quot;, hp = &quot;;[.E711];&quot;, attack = &quot;;[.F711];&quot;, defense = &quot;;[.G711];&quot;, spatk = &quot;;[.H711];&quot;, spdef = &quot;;[.I711];&quot;, speed = &quot;;[.J711]; &quot;)&quot;)" office:value-type="string" office:string-value="escavalier = Enemy(name = 'Escavalier', type = 'BUG STEEL', total = 495, hp = 70, attack = 135, defense = 105, spatk = 60, spdef = 105, speed = 20)" calcext:value-type="string">
            <text:p>escavalier = Enemy(name = 'Escavalier', type = 'BUG STEEL', total = 495, hp = 70, attack = 135, defense = 105, spatk = 60, spdef = 105, speed = 20)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BUG STEEL</text:p>
          </table:table-cell>
          <table:table-cell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711]);&quot; &quot;;&quot;_&quot;)" office:value-type="string" office:string-value="escavalier" calcext:value-type="string">
            <text:p>escavalier</text:p>
          </table:table-cell>
        </table:table-row>
        <table:table-row table:style-name="ro1">
          <table:table-cell table:formula="of:=COM.MICROSOFT.CONCAT(SUBSTITUTE(LOWER([.B712]);&quot; &quot;;&quot;_&quot;);&quot; = Enemy(name = '&quot;;[.B712];&quot;', type = '&quot;;[.C712];&quot;', total = &quot;;[.D712];&quot;, hp = &quot;;[.E712];&quot;, attack = &quot;;[.F712];&quot;, defense = &quot;;[.G712];&quot;, spatk = &quot;;[.H712];&quot;, spdef = &quot;;[.I712];&quot;, speed = &quot;;[.J712]; &quot;)&quot;)" office:value-type="string" office:string-value="foongus = Enemy(name = 'Foongus', type = 'GRASS POISON', total = 294, hp = 69, attack = 55, defense = 45, spatk = 55, spdef = 55, speed = 15)" calcext:value-type="string">
            <text:p>foongus = Enemy(name = 'Foongus', type = 'GRASS POISON', total = 294, hp = 69, attack = 55, defense = 45, spatk = 55, spdef = 55, speed = 15)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GRASS POISON</text:p>
          </table:table-cell>
          <table:table-cell office:value-type="float" office:value="294" calcext:value-type="float">
            <text:p>29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712]);&quot; &quot;;&quot;_&quot;)" office:value-type="string" office:string-value="foongus" calcext:value-type="string">
            <text:p>foongus</text:p>
          </table:table-cell>
        </table:table-row>
        <table:table-row table:style-name="ro1">
          <table:table-cell table:formula="of:=COM.MICROSOFT.CONCAT(SUBSTITUTE(LOWER([.B713]);&quot; &quot;;&quot;_&quot;);&quot; = Enemy(name = '&quot;;[.B713];&quot;', type = '&quot;;[.C713];&quot;', total = &quot;;[.D713];&quot;, hp = &quot;;[.E713];&quot;, attack = &quot;;[.F713];&quot;, defense = &quot;;[.G713];&quot;, spatk = &quot;;[.H713];&quot;, spdef = &quot;;[.I713];&quot;, speed = &quot;;[.J713]; &quot;)&quot;)" office:value-type="string" office:string-value="amoonguss = Enemy(name = 'Amoonguss', type = 'GRASS POISON', total = 464, hp = 114, attack = 85, defense = 70, spatk = 85, spdef = 80, speed = 30)" calcext:value-type="string">
            <text:p>amoonguss = Enemy(name = 'Amoonguss', type = 'GRASS POISON', total = 464, hp = 114, attack = 85, defense = 70, spatk = 85, spdef = 80, speed = 30)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GRASS POISON</text:p>
          </table:table-cell>
          <table:table-cell office:value-type="float" office:value="464" calcext:value-type="float">
            <text:p>464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713]);&quot; &quot;;&quot;_&quot;)" office:value-type="string" office:string-value="amoonguss" calcext:value-type="string">
            <text:p>amoonguss</text:p>
          </table:table-cell>
        </table:table-row>
        <table:table-row table:style-name="ro1">
          <table:table-cell table:formula="of:=COM.MICROSOFT.CONCAT(SUBSTITUTE(LOWER([.B714]);&quot; &quot;;&quot;_&quot;);&quot; = Enemy(name = '&quot;;[.B714];&quot;', type = '&quot;;[.C714];&quot;', total = &quot;;[.D714];&quot;, hp = &quot;;[.E714];&quot;, attack = &quot;;[.F714];&quot;, defense = &quot;;[.G714];&quot;, spatk = &quot;;[.H714];&quot;, spdef = &quot;;[.I714];&quot;, speed = &quot;;[.J714]; &quot;)&quot;)" office:value-type="string" office:string-value="frillish = Enemy(name = 'Frillish', type = 'WATER GHOST', total = 335, hp = 55, attack = 40, defense = 50, spatk = 65, spdef = 85, speed = 40)" calcext:value-type="string">
            <text:p>frillish = Enemy(name = 'Frillish', type = 'WATER GHOST', total = 335, hp = 55, attack = 40, defense = 50, spatk = 65, spdef = 85, speed = 40)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WATER GHOST</text:p>
          </table:table-cell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714]);&quot; &quot;;&quot;_&quot;)" office:value-type="string" office:string-value="frillish" calcext:value-type="string">
            <text:p>frillish</text:p>
          </table:table-cell>
        </table:table-row>
        <table:table-row table:style-name="ro1">
          <table:table-cell table:formula="of:=COM.MICROSOFT.CONCAT(SUBSTITUTE(LOWER([.B715]);&quot; &quot;;&quot;_&quot;);&quot; = Enemy(name = '&quot;;[.B715];&quot;', type = '&quot;;[.C715];&quot;', total = &quot;;[.D715];&quot;, hp = &quot;;[.E715];&quot;, attack = &quot;;[.F715];&quot;, defense = &quot;;[.G715];&quot;, spatk = &quot;;[.H715];&quot;, spdef = &quot;;[.I715];&quot;, speed = &quot;;[.J715]; &quot;)&quot;)" office:value-type="string" office:string-value="jellicent = Enemy(name = 'Jellicent', type = 'WATER GHOST', total = 480, hp = 100, attack = 60, defense = 70, spatk = 85, spdef = 105, speed = 60)" calcext:value-type="string">
            <text:p>jellicent = Enemy(name = 'Jellicent', type = 'WATER GHOST', total = 480, hp = 100, attack = 60, defense = 70, spatk = 85, spdef = 105, speed = 60)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WATER GHOST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15]);&quot; &quot;;&quot;_&quot;)" office:value-type="string" office:string-value="jellicent" calcext:value-type="string">
            <text:p>jellicent</text:p>
          </table:table-cell>
        </table:table-row>
        <table:table-row table:style-name="ro1">
          <table:table-cell table:formula="of:=COM.MICROSOFT.CONCAT(SUBSTITUTE(LOWER([.B716]);&quot; &quot;;&quot;_&quot;);&quot; = Enemy(name = '&quot;;[.B716];&quot;', type = '&quot;;[.C716];&quot;', total = &quot;;[.D716];&quot;, hp = &quot;;[.E716];&quot;, attack = &quot;;[.F716];&quot;, defense = &quot;;[.G716];&quot;, spatk = &quot;;[.H716];&quot;, spdef = &quot;;[.I716];&quot;, speed = &quot;;[.J716]; &quot;)&quot;)" office:value-type="string" office:string-value="alomomola = Enemy(name = 'Alomomola', type = 'WATER', total = 470, hp = 165, attack = 75, defense = 80, spatk = 40, spdef = 45, speed = 65)" calcext:value-type="string">
            <text:p>alomomola = Enemy(name = 'Alomomola', type = 'WATER', total = 470, hp = 165, attack = 75, defense = 80, spatk = 40, spdef = 45, speed = 65)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WATER</text:p>
          </table:table-cell>
          <table:table-cell office:value-type="float" office:value="470" calcext:value-type="float">
            <text:p>470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716]);&quot; &quot;;&quot;_&quot;)" office:value-type="string" office:string-value="alomomola" calcext:value-type="string">
            <text:p>alomomola</text:p>
          </table:table-cell>
        </table:table-row>
        <table:table-row table:style-name="ro1">
          <table:table-cell table:formula="of:=COM.MICROSOFT.CONCAT(SUBSTITUTE(LOWER([.B717]);&quot; &quot;;&quot;_&quot;);&quot; = Enemy(name = '&quot;;[.B717];&quot;', type = '&quot;;[.C717];&quot;', total = &quot;;[.D717];&quot;, hp = &quot;;[.E717];&quot;, attack = &quot;;[.F717];&quot;, defense = &quot;;[.G717];&quot;, spatk = &quot;;[.H717];&quot;, spdef = &quot;;[.I717];&quot;, speed = &quot;;[.J717]; &quot;)&quot;)" office:value-type="string" office:string-value="joltik = Enemy(name = 'Joltik', type = 'BUG ELECTRIC', total = 319, hp = 50, attack = 47, defense = 50, spatk = 57, spdef = 50, speed = 65)" calcext:value-type="string">
            <text:p>joltik = Enemy(name = 'Joltik', type = 'BUG ELECTRIC', total = 319, hp = 50, attack = 47, defense = 50, spatk = 57, spdef = 50, speed = 65)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BUG ELECTRIC</text:p>
          </table:table-cell>
          <table:table-cell office:value-type="float" office:value="319" calcext:value-type="float">
            <text:p>31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717]);&quot; &quot;;&quot;_&quot;)" office:value-type="string" office:string-value="joltik" calcext:value-type="string">
            <text:p>joltik</text:p>
          </table:table-cell>
        </table:table-row>
        <table:table-row table:style-name="ro1">
          <table:table-cell table:formula="of:=COM.MICROSOFT.CONCAT(SUBSTITUTE(LOWER([.B718]);&quot; &quot;;&quot;_&quot;);&quot; = Enemy(name = '&quot;;[.B718];&quot;', type = '&quot;;[.C718];&quot;', total = &quot;;[.D718];&quot;, hp = &quot;;[.E718];&quot;, attack = &quot;;[.F718];&quot;, defense = &quot;;[.G718];&quot;, spatk = &quot;;[.H718];&quot;, spdef = &quot;;[.I718];&quot;, speed = &quot;;[.J718]; &quot;)&quot;)" office:value-type="string" office:string-value="galvantula = Enemy(name = 'Galvantula', type = 'BUG ELECTRIC', total = 472, hp = 70, attack = 77, defense = 60, spatk = 97, spdef = 60, speed = 108)" calcext:value-type="string">
            <text:p>galvantula = Enemy(name = 'Galvantula', type = 'BUG ELECTRIC', total = 472, hp = 70, attack = 77, defense = 60, spatk = 97, spdef = 60, speed = 108)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BUG ELECTRIC</text:p>
          </table:table-cell>
          <table:table-cell office:value-type="float" office:value="472" calcext:value-type="float">
            <text:p>47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18]);&quot; &quot;;&quot;_&quot;)" office:value-type="string" office:string-value="galvantula" calcext:value-type="string">
            <text:p>galvantula</text:p>
          </table:table-cell>
        </table:table-row>
        <table:table-row table:style-name="ro1">
          <table:table-cell table:formula="of:=COM.MICROSOFT.CONCAT(SUBSTITUTE(LOWER([.B719]);&quot; &quot;;&quot;_&quot;);&quot; = Enemy(name = '&quot;;[.B719];&quot;', type = '&quot;;[.C719];&quot;', total = &quot;;[.D719];&quot;, hp = &quot;;[.E719];&quot;, attack = &quot;;[.F719];&quot;, defense = &quot;;[.G719];&quot;, spatk = &quot;;[.H719];&quot;, spdef = &quot;;[.I719];&quot;, speed = &quot;;[.J719]; &quot;)&quot;)" office:value-type="string" office:string-value="ferroseed = Enemy(name = 'Ferroseed', type = 'GRASS STEEL', total = 305, hp = 44, attack = 50, defense = 91, spatk = 24, spdef = 86, speed = 10)" calcext:value-type="string">
            <text:p>ferroseed = Enemy(name = 'Ferroseed', type = 'GRASS STEEL', total = 305, hp = 44, attack = 50, defense = 91, spatk = 24, spdef = 86, speed = 10)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GRASS STEEL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BSTITUTE(LOWER([.B719]);&quot; &quot;;&quot;_&quot;)" office:value-type="string" office:string-value="ferroseed" calcext:value-type="string">
            <text:p>ferroseed</text:p>
          </table:table-cell>
        </table:table-row>
        <table:table-row table:style-name="ro1">
          <table:table-cell table:formula="of:=COM.MICROSOFT.CONCAT(SUBSTITUTE(LOWER([.B720]);&quot; &quot;;&quot;_&quot;);&quot; = Enemy(name = '&quot;;[.B720];&quot;', type = '&quot;;[.C720];&quot;', total = &quot;;[.D720];&quot;, hp = &quot;;[.E720];&quot;, attack = &quot;;[.F720];&quot;, defense = &quot;;[.G720];&quot;, spatk = &quot;;[.H720];&quot;, spdef = &quot;;[.I720];&quot;, speed = &quot;;[.J720]; &quot;)&quot;)" office:value-type="string" office:string-value="ferrothorn = Enemy(name = 'Ferrothorn', type = 'GRASS STEEL', total = 489, hp = 74, attack = 94, defense = 131, spatk = 54, spdef = 116, speed = 20)" calcext:value-type="string">
            <text:p>ferrothorn = Enemy(name = 'Ferrothorn', type = 'GRASS STEEL', total = 489, hp = 74, attack = 94, defense = 131, spatk = 54, spdef = 116, speed = 20)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GRASS STEEL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720]);&quot; &quot;;&quot;_&quot;)" office:value-type="string" office:string-value="ferrothorn" calcext:value-type="string">
            <text:p>ferrothorn</text:p>
          </table:table-cell>
        </table:table-row>
        <table:table-row table:style-name="ro1">
          <table:table-cell table:formula="of:=COM.MICROSOFT.CONCAT(SUBSTITUTE(LOWER([.B721]);&quot; &quot;;&quot;_&quot;);&quot; = Enemy(name = '&quot;;[.B721];&quot;', type = '&quot;;[.C721];&quot;', total = &quot;;[.D721];&quot;, hp = &quot;;[.E721];&quot;, attack = &quot;;[.F721];&quot;, defense = &quot;;[.G721];&quot;, spatk = &quot;;[.H721];&quot;, spdef = &quot;;[.I721];&quot;, speed = &quot;;[.J721]; &quot;)&quot;)" office:value-type="string" office:string-value="klink = Enemy(name = 'Klink', type = 'STEEL', total = 300, hp = 40, attack = 55, defense = 70, spatk = 45, spdef = 60, speed = 30)" calcext:value-type="string">
            <text:p>klink = Enemy(name = 'Klink', type = 'STEEL', total = 300, hp = 40, attack = 55, defense = 70, spatk = 45, spdef = 60, speed = 30)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STEEL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721]);&quot; &quot;;&quot;_&quot;)" office:value-type="string" office:string-value="klink" calcext:value-type="string">
            <text:p>klink</text:p>
          </table:table-cell>
        </table:table-row>
        <table:table-row table:style-name="ro1">
          <table:table-cell table:formula="of:=COM.MICROSOFT.CONCAT(SUBSTITUTE(LOWER([.B722]);&quot; &quot;;&quot;_&quot;);&quot; = Enemy(name = '&quot;;[.B722];&quot;', type = '&quot;;[.C722];&quot;', total = &quot;;[.D722];&quot;, hp = &quot;;[.E722];&quot;, attack = &quot;;[.F722];&quot;, defense = &quot;;[.G722];&quot;, spatk = &quot;;[.H722];&quot;, spdef = &quot;;[.I722];&quot;, speed = &quot;;[.J722]; &quot;)&quot;)" office:value-type="string" office:string-value="klang = Enemy(name = 'Klang', type = 'STEEL', total = 440, hp = 60, attack = 80, defense = 95, spatk = 70, spdef = 85, speed = 50)" calcext:value-type="string">
            <text:p>klang = Enemy(name = 'Klang', type = 'STEEL', total = 440, hp = 60, attack = 80, defense = 95, spatk = 70, spdef = 85, speed = 50)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STEEL</text:p>
          </table:table-cell>
          <table:table-cell office:value-type="float" office:value="440" calcext:value-type="float">
            <text:p>4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722]);&quot; &quot;;&quot;_&quot;)" office:value-type="string" office:string-value="klang" calcext:value-type="string">
            <text:p>klang</text:p>
          </table:table-cell>
        </table:table-row>
        <table:table-row table:style-name="ro1">
          <table:table-cell table:formula="of:=COM.MICROSOFT.CONCAT(SUBSTITUTE(LOWER([.B723]);&quot; &quot;;&quot;_&quot;);&quot; = Enemy(name = '&quot;;[.B723];&quot;', type = '&quot;;[.C723];&quot;', total = &quot;;[.D723];&quot;, hp = &quot;;[.E723];&quot;, attack = &quot;;[.F723];&quot;, defense = &quot;;[.G723];&quot;, spatk = &quot;;[.H723];&quot;, spdef = &quot;;[.I723];&quot;, speed = &quot;;[.J723]; &quot;)&quot;)" office:value-type="string" office:string-value="klinklang = Enemy(name = 'Klinklang', type = 'STEEL', total = 520, hp = 60, attack = 100, defense = 115, spatk = 70, spdef = 85, speed = 90)" calcext:value-type="string">
            <text:p>klinklang = Enemy(name = 'Klinklang', type = 'STEEL', total = 520, hp = 60, attack = 100, defense = 115, spatk = 70, spdef = 85, speed = 90)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STEEL</text:p>
          </table:table-cell>
          <table:table-cell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723]);&quot; &quot;;&quot;_&quot;)" office:value-type="string" office:string-value="klinklang" calcext:value-type="string">
            <text:p>klinklang</text:p>
          </table:table-cell>
        </table:table-row>
        <table:table-row table:style-name="ro1">
          <table:table-cell table:formula="of:=COM.MICROSOFT.CONCAT(SUBSTITUTE(LOWER([.B724]);&quot; &quot;;&quot;_&quot;);&quot; = Enemy(name = '&quot;;[.B724];&quot;', type = '&quot;;[.C724];&quot;', total = &quot;;[.D724];&quot;, hp = &quot;;[.E724];&quot;, attack = &quot;;[.F724];&quot;, defense = &quot;;[.G724];&quot;, spatk = &quot;;[.H724];&quot;, spdef = &quot;;[.I724];&quot;, speed = &quot;;[.J724]; &quot;)&quot;)" office:value-type="string" office:string-value="tynamo = Enemy(name = 'Tynamo', type = 'ELECTRIC', total = 275, hp = 35, attack = 55, defense = 40, spatk = 45, spdef = 40, speed = 60)" calcext:value-type="string">
            <text:p>tynamo = Enemy(name = 'Tynamo', type = 'ELECTRIC', total = 275, hp = 35, attack = 55, defense = 40, spatk = 45, spdef = 40, speed = 60)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ELECTRIC</text:p>
          </table:table-cell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24]);&quot; &quot;;&quot;_&quot;)" office:value-type="string" office:string-value="tynamo" calcext:value-type="string">
            <text:p>tynamo</text:p>
          </table:table-cell>
        </table:table-row>
        <table:table-row table:style-name="ro1">
          <table:table-cell table:formula="of:=COM.MICROSOFT.CONCAT(SUBSTITUTE(LOWER([.B725]);&quot; &quot;;&quot;_&quot;);&quot; = Enemy(name = '&quot;;[.B725];&quot;', type = '&quot;;[.C725];&quot;', total = &quot;;[.D725];&quot;, hp = &quot;;[.E725];&quot;, attack = &quot;;[.F725];&quot;, defense = &quot;;[.G725];&quot;, spatk = &quot;;[.H725];&quot;, spdef = &quot;;[.I725];&quot;, speed = &quot;;[.J725]; &quot;)&quot;)" office:value-type="string" office:string-value="eelektrik = Enemy(name = 'Eelektrik', type = 'ELECTRIC', total = 405, hp = 65, attack = 85, defense = 70, spatk = 75, spdef = 70, speed = 40)" calcext:value-type="string">
            <text:p>eelektrik = Enemy(name = 'Eelektrik', type = 'ELECTRIC', total = 405, hp = 65, attack = 85, defense = 70, spatk = 75, spdef = 70, speed = 40)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LECTRIC</text:p>
          </table:table-cell>
          <table:table-cell office:value-type="float" office:value="405" calcext:value-type="float">
            <text:p>40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725]);&quot; &quot;;&quot;_&quot;)" office:value-type="string" office:string-value="eelektrik" calcext:value-type="string">
            <text:p>eelektrik</text:p>
          </table:table-cell>
        </table:table-row>
        <table:table-row table:style-name="ro1">
          <table:table-cell table:formula="of:=COM.MICROSOFT.CONCAT(SUBSTITUTE(LOWER([.B726]);&quot; &quot;;&quot;_&quot;);&quot; = Enemy(name = '&quot;;[.B726];&quot;', type = '&quot;;[.C726];&quot;', total = &quot;;[.D726];&quot;, hp = &quot;;[.E726];&quot;, attack = &quot;;[.F726];&quot;, defense = &quot;;[.G726];&quot;, spatk = &quot;;[.H726];&quot;, spdef = &quot;;[.I726];&quot;, speed = &quot;;[.J726]; &quot;)&quot;)" office:value-type="string" office:string-value="eelektross = Enemy(name = 'Eelektross', type = 'ELECTRIC', total = 515, hp = 85, attack = 115, defense = 80, spatk = 105, spdef = 80, speed = 50)" calcext:value-type="string">
            <text:p>eelektross = Enemy(name = 'Eelektross', type = 'ELECTRIC', total = 515, hp = 85, attack = 115, defense = 80, spatk = 105, spdef = 80, speed = 50)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LECTRIC</text:p>
          </table:table-cell>
          <table:table-cell office:value-type="float" office:value="515" calcext:value-type="float">
            <text:p>51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726]);&quot; &quot;;&quot;_&quot;)" office:value-type="string" office:string-value="eelektross" calcext:value-type="string">
            <text:p>eelektross</text:p>
          </table:table-cell>
        </table:table-row>
        <table:table-row table:style-name="ro1">
          <table:table-cell table:formula="of:=COM.MICROSOFT.CONCAT(SUBSTITUTE(LOWER([.B727]);&quot; &quot;;&quot;_&quot;);&quot; = Enemy(name = '&quot;;[.B727];&quot;', type = '&quot;;[.C727];&quot;', total = &quot;;[.D727];&quot;, hp = &quot;;[.E727];&quot;, attack = &quot;;[.F727];&quot;, defense = &quot;;[.G727];&quot;, spatk = &quot;;[.H727];&quot;, spdef = &quot;;[.I727];&quot;, speed = &quot;;[.J727]; &quot;)&quot;)" office:value-type="string" office:string-value="elgyem = Enemy(name = 'Elgyem', type = 'PSYCHIC', total = 335, hp = 55, attack = 55, defense = 55, spatk = 85, spdef = 55, speed = 30)" calcext:value-type="string">
            <text:p>elgyem = Enemy(name = 'Elgyem', type = 'PSYCHIC', total = 335, hp = 55, attack = 55, defense = 55, spatk = 85, spdef = 55, speed = 30)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PSYCHIC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727]);&quot; &quot;;&quot;_&quot;)" office:value-type="string" office:string-value="elgyem" calcext:value-type="string">
            <text:p>elgyem</text:p>
          </table:table-cell>
        </table:table-row>
        <table:table-row table:style-name="ro1">
          <table:table-cell table:formula="of:=COM.MICROSOFT.CONCAT(SUBSTITUTE(LOWER([.B728]);&quot; &quot;;&quot;_&quot;);&quot; = Enemy(name = '&quot;;[.B728];&quot;', type = '&quot;;[.C728];&quot;', total = &quot;;[.D728];&quot;, hp = &quot;;[.E728];&quot;, attack = &quot;;[.F728];&quot;, defense = &quot;;[.G728];&quot;, spatk = &quot;;[.H728];&quot;, spdef = &quot;;[.I728];&quot;, speed = &quot;;[.J728]; &quot;)&quot;)" office:value-type="string" office:string-value="beheeyem = Enemy(name = 'Beheeyem', type = 'PSYCHIC', total = 485, hp = 75, attack = 75, defense = 75, spatk = 125, spdef = 95, speed = 40)" calcext:value-type="string">
            <text:p>beheeyem = Enemy(name = 'Beheeyem', type = 'PSYCHIC', total = 485, hp = 75, attack = 75, defense = 75, spatk = 125, spdef = 95, speed = 40)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PSYCHIC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728]);&quot; &quot;;&quot;_&quot;)" office:value-type="string" office:string-value="beheeyem" calcext:value-type="string">
            <text:p>beheeyem</text:p>
          </table:table-cell>
        </table:table-row>
        <table:table-row table:style-name="ro1">
          <table:table-cell table:formula="of:=COM.MICROSOFT.CONCAT(SUBSTITUTE(LOWER([.B729]);&quot; &quot;;&quot;_&quot;);&quot; = Enemy(name = '&quot;;[.B729];&quot;', type = '&quot;;[.C729];&quot;', total = &quot;;[.D729];&quot;, hp = &quot;;[.E729];&quot;, attack = &quot;;[.F729];&quot;, defense = &quot;;[.G729];&quot;, spatk = &quot;;[.H729];&quot;, spdef = &quot;;[.I729];&quot;, speed = &quot;;[.J729]; &quot;)&quot;)" office:value-type="string" office:string-value="litwick = Enemy(name = 'Litwick', type = 'GHOST FIRE', total = 275, hp = 50, attack = 30, defense = 55, spatk = 65, spdef = 55, speed = 20)" calcext:value-type="string">
            <text:p>litwick = Enemy(name = 'Litwick', type = 'GHOST FIRE', total = 275, hp = 50, attack = 30, defense = 55, spatk = 65, spdef = 55, speed = 20)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HOST FIRE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729]);&quot; &quot;;&quot;_&quot;)" office:value-type="string" office:string-value="litwick" calcext:value-type="string">
            <text:p>litwick</text:p>
          </table:table-cell>
        </table:table-row>
        <table:table-row table:style-name="ro1">
          <table:table-cell table:formula="of:=COM.MICROSOFT.CONCAT(SUBSTITUTE(LOWER([.B730]);&quot; &quot;;&quot;_&quot;);&quot; = Enemy(name = '&quot;;[.B730];&quot;', type = '&quot;;[.C730];&quot;', total = &quot;;[.D730];&quot;, hp = &quot;;[.E730];&quot;, attack = &quot;;[.F730];&quot;, defense = &quot;;[.G730];&quot;, spatk = &quot;;[.H730];&quot;, spdef = &quot;;[.I730];&quot;, speed = &quot;;[.J730]; &quot;)&quot;)" office:value-type="string" office:string-value="lampent = Enemy(name = 'Lampent', type = 'GHOST FIRE', total = 370, hp = 60, attack = 40, defense = 60, spatk = 95, spdef = 60, speed = 55)" calcext:value-type="string">
            <text:p>lampent = Enemy(name = 'Lampent', type = 'GHOST FIRE', total = 370, hp = 60, attack = 40, defense = 60, spatk = 95, spdef = 60, speed = 55)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GHOST FIRE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30]);&quot; &quot;;&quot;_&quot;)" office:value-type="string" office:string-value="lampent" calcext:value-type="string">
            <text:p>lampent</text:p>
          </table:table-cell>
        </table:table-row>
        <table:table-row table:style-name="ro1">
          <table:table-cell table:formula="of:=COM.MICROSOFT.CONCAT(SUBSTITUTE(LOWER([.B731]);&quot; &quot;;&quot;_&quot;);&quot; = Enemy(name = '&quot;;[.B731];&quot;', type = '&quot;;[.C731];&quot;', total = &quot;;[.D731];&quot;, hp = &quot;;[.E731];&quot;, attack = &quot;;[.F731];&quot;, defense = &quot;;[.G731];&quot;, spatk = &quot;;[.H731];&quot;, spdef = &quot;;[.I731];&quot;, speed = &quot;;[.J731]; &quot;)&quot;)" office:value-type="string" office:string-value="chandelure = Enemy(name = 'Chandelure', type = 'GHOST FIRE', total = 520, hp = 60, attack = 55, defense = 90, spatk = 145, spdef = 90, speed = 80)" calcext:value-type="string">
            <text:p>chandelure = Enemy(name = 'Chandelure', type = 'GHOST FIRE', total = 520, hp = 60, attack = 55, defense = 90, spatk = 145, spdef = 90, speed = 80)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GHOST FIRE</text:p>
          </table:table-cell>
          <table:table-cell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731]);&quot; &quot;;&quot;_&quot;)" office:value-type="string" office:string-value="chandelure" calcext:value-type="string">
            <text:p>chandelure</text:p>
          </table:table-cell>
        </table:table-row>
        <table:table-row table:style-name="ro1">
          <table:table-cell table:formula="of:=COM.MICROSOFT.CONCAT(SUBSTITUTE(LOWER([.B732]);&quot; &quot;;&quot;_&quot;);&quot; = Enemy(name = '&quot;;[.B732];&quot;', type = '&quot;;[.C732];&quot;', total = &quot;;[.D732];&quot;, hp = &quot;;[.E732];&quot;, attack = &quot;;[.F732];&quot;, defense = &quot;;[.G732];&quot;, spatk = &quot;;[.H732];&quot;, spdef = &quot;;[.I732];&quot;, speed = &quot;;[.J732]; &quot;)&quot;)" office:value-type="string" office:string-value="axew = Enemy(name = 'Axew', type = 'DRAGON', total = 320, hp = 46, attack = 87, defense = 60, spatk = 30, spdef = 40, speed = 57)" calcext:value-type="string">
            <text:p>axew = Enemy(name = 'Axew', type = 'DRAGON', total = 320, hp = 46, attack = 87, defense = 60, spatk = 30, spdef = 40, speed = 57)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DRAGON</text:p>
          </table:table-cell>
          <table:table-cell office:value-type="float" office:value="320" calcext:value-type="float">
            <text:p>320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BSTITUTE(LOWER([.B732]);&quot; &quot;;&quot;_&quot;)" office:value-type="string" office:string-value="axew" calcext:value-type="string">
            <text:p>axew</text:p>
          </table:table-cell>
        </table:table-row>
        <table:table-row table:style-name="ro1">
          <table:table-cell table:formula="of:=COM.MICROSOFT.CONCAT(SUBSTITUTE(LOWER([.B733]);&quot; &quot;;&quot;_&quot;);&quot; = Enemy(name = '&quot;;[.B733];&quot;', type = '&quot;;[.C733];&quot;', total = &quot;;[.D733];&quot;, hp = &quot;;[.E733];&quot;, attack = &quot;;[.F733];&quot;, defense = &quot;;[.G733];&quot;, spatk = &quot;;[.H733];&quot;, spdef = &quot;;[.I733];&quot;, speed = &quot;;[.J733]; &quot;)&quot;)" office:value-type="string" office:string-value="fraxure = Enemy(name = 'Fraxure', type = 'DRAGON', total = 410, hp = 66, attack = 117, defense = 70, spatk = 40, spdef = 50, speed = 67)" calcext:value-type="string">
            <text:p>fraxure = Enemy(name = 'Fraxure', type = 'DRAGON', total = 410, hp = 66, attack = 117, defense = 70, spatk = 40, spdef = 50, speed = 67)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DRAGON</text:p>
          </table:table-cell>
          <table:table-cell office:value-type="float" office:value="410" calcext:value-type="float">
            <text:p>410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BSTITUTE(LOWER([.B733]);&quot; &quot;;&quot;_&quot;)" office:value-type="string" office:string-value="fraxure" calcext:value-type="string">
            <text:p>fraxure</text:p>
          </table:table-cell>
        </table:table-row>
        <table:table-row table:style-name="ro1">
          <table:table-cell table:formula="of:=COM.MICROSOFT.CONCAT(SUBSTITUTE(LOWER([.B734]);&quot; &quot;;&quot;_&quot;);&quot; = Enemy(name = '&quot;;[.B734];&quot;', type = '&quot;;[.C734];&quot;', total = &quot;;[.D734];&quot;, hp = &quot;;[.E734];&quot;, attack = &quot;;[.F734];&quot;, defense = &quot;;[.G734];&quot;, spatk = &quot;;[.H734];&quot;, spdef = &quot;;[.I734];&quot;, speed = &quot;;[.J734]; &quot;)&quot;)" office:value-type="string" office:string-value="haxorus = Enemy(name = 'Haxorus', type = 'DRAGON', total = 540, hp = 76, attack = 147, defense = 90, spatk = 60, spdef = 70, speed = 97)" calcext:value-type="string">
            <text:p>haxorus = Enemy(name = 'Haxorus', type = 'DRAGON', total = 540, hp = 76, attack = 147, defense = 90, spatk = 60, spdef = 70, speed = 97)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AGON</text:p>
          </table:table-cell>
          <table:table-cell office:value-type="float" office:value="540" calcext:value-type="float">
            <text:p>540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734]);&quot; &quot;;&quot;_&quot;)" office:value-type="string" office:string-value="haxorus" calcext:value-type="string">
            <text:p>haxorus</text:p>
          </table:table-cell>
        </table:table-row>
        <table:table-row table:style-name="ro1">
          <table:table-cell table:formula="of:=COM.MICROSOFT.CONCAT(SUBSTITUTE(LOWER([.B735]);&quot; &quot;;&quot;_&quot;);&quot; = Enemy(name = '&quot;;[.B735];&quot;', type = '&quot;;[.C735];&quot;', total = &quot;;[.D735];&quot;, hp = &quot;;[.E735];&quot;, attack = &quot;;[.F735];&quot;, defense = &quot;;[.G735];&quot;, spatk = &quot;;[.H735];&quot;, spdef = &quot;;[.I735];&quot;, speed = &quot;;[.J735]; &quot;)&quot;)" office:value-type="string" office:string-value="cubchoo = Enemy(name = 'Cubchoo', type = 'ICE', total = 305, hp = 55, attack = 70, defense = 40, spatk = 60, spdef = 40, speed = 40)" calcext:value-type="string">
            <text:p>cubchoo = Enemy(name = 'Cubchoo', type = 'ICE', total = 305, hp = 55, attack = 70, defense = 40, spatk = 60, spdef = 40, speed = 40)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ICE</text:p>
          </table:table-cell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formula="of:=SUBSTITUTE(LOWER([.B735]);&quot; &quot;;&quot;_&quot;)" office:value-type="string" office:string-value="cubchoo" calcext:value-type="string">
            <text:p>cubchoo</text:p>
          </table:table-cell>
        </table:table-row>
        <table:table-row table:style-name="ro1">
          <table:table-cell table:formula="of:=COM.MICROSOFT.CONCAT(SUBSTITUTE(LOWER([.B736]);&quot; &quot;;&quot;_&quot;);&quot; = Enemy(name = '&quot;;[.B736];&quot;', type = '&quot;;[.C736];&quot;', total = &quot;;[.D736];&quot;, hp = &quot;;[.E736];&quot;, attack = &quot;;[.F736];&quot;, defense = &quot;;[.G736];&quot;, spatk = &quot;;[.H736];&quot;, spdef = &quot;;[.I736];&quot;, speed = &quot;;[.J736]; &quot;)&quot;)" office:value-type="string" office:string-value="beartic = Enemy(name = 'Beartic', type = 'ICE', total = 505, hp = 95, attack = 130, defense = 80, spatk = 70, spdef = 80, speed = 50)" calcext:value-type="string">
            <text:p>beartic = Enemy(name = 'Beartic', type = 'ICE', total = 505, hp = 95, attack = 130, defense = 80, spatk = 70, spdef = 80, speed = 50)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ICE</text:p>
          </table:table-cell>
          <table:table-cell office:value-type="float" office:value="505" calcext:value-type="float">
            <text:p>50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736]);&quot; &quot;;&quot;_&quot;)" office:value-type="string" office:string-value="beartic" calcext:value-type="string">
            <text:p>beartic</text:p>
          </table:table-cell>
        </table:table-row>
        <table:table-row table:style-name="ro1">
          <table:table-cell table:formula="of:=COM.MICROSOFT.CONCAT(SUBSTITUTE(LOWER([.B737]);&quot; &quot;;&quot;_&quot;);&quot; = Enemy(name = '&quot;;[.B737];&quot;', type = '&quot;;[.C737];&quot;', total = &quot;;[.D737];&quot;, hp = &quot;;[.E737];&quot;, attack = &quot;;[.F737];&quot;, defense = &quot;;[.G737];&quot;, spatk = &quot;;[.H737];&quot;, spdef = &quot;;[.I737];&quot;, speed = &quot;;[.J737]; &quot;)&quot;)" office:value-type="string" office:string-value="cryogonal = Enemy(name = 'Cryogonal', type = 'ICE', total = 515, hp = 80, attack = 50, defense = 50, spatk = 95, spdef = 135, speed = 105)" calcext:value-type="string">
            <text:p>cryogonal = Enemy(name = 'Cryogonal', type = 'ICE', total = 515, hp = 80, attack = 50, defense = 50, spatk = 95, spdef = 135, speed = 105)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ICE</text:p>
          </table:table-cell>
          <table:table-cell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737]);&quot; &quot;;&quot;_&quot;)" office:value-type="string" office:string-value="cryogonal" calcext:value-type="string">
            <text:p>cryogonal</text:p>
          </table:table-cell>
        </table:table-row>
        <table:table-row table:style-name="ro1">
          <table:table-cell table:formula="of:=COM.MICROSOFT.CONCAT(SUBSTITUTE(LOWER([.B738]);&quot; &quot;;&quot;_&quot;);&quot; = Enemy(name = '&quot;;[.B738];&quot;', type = '&quot;;[.C738];&quot;', total = &quot;;[.D738];&quot;, hp = &quot;;[.E738];&quot;, attack = &quot;;[.F738];&quot;, defense = &quot;;[.G738];&quot;, spatk = &quot;;[.H738];&quot;, spdef = &quot;;[.I738];&quot;, speed = &quot;;[.J738]; &quot;)&quot;)" office:value-type="string" office:string-value="shelmet = Enemy(name = 'Shelmet', type = 'BUG', total = 305, hp = 50, attack = 40, defense = 85, spatk = 40, spdef = 65, speed = 25)" calcext:value-type="string">
            <text:p>shelmet = Enemy(name = 'Shelmet', type = 'BUG', total = 305, hp = 50, attack = 40, defense = 85, spatk = 40, spdef = 65, speed = 25)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BUG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738]);&quot; &quot;;&quot;_&quot;)" office:value-type="string" office:string-value="shelmet" calcext:value-type="string">
            <text:p>shelmet</text:p>
          </table:table-cell>
        </table:table-row>
        <table:table-row table:style-name="ro1">
          <table:table-cell table:formula="of:=COM.MICROSOFT.CONCAT(SUBSTITUTE(LOWER([.B739]);&quot; &quot;;&quot;_&quot;);&quot; = Enemy(name = '&quot;;[.B739];&quot;', type = '&quot;;[.C739];&quot;', total = &quot;;[.D739];&quot;, hp = &quot;;[.E739];&quot;, attack = &quot;;[.F739];&quot;, defense = &quot;;[.G739];&quot;, spatk = &quot;;[.H739];&quot;, spdef = &quot;;[.I739];&quot;, speed = &quot;;[.J739]; &quot;)&quot;)" office:value-type="string" office:string-value="accelgor = Enemy(name = 'Accelgor', type = 'BUG', total = 495, hp = 80, attack = 70, defense = 40, spatk = 100, spdef = 60, speed = 145)" calcext:value-type="string">
            <text:p>accelgor = Enemy(name = 'Accelgor', type = 'BUG', total = 495, hp = 80, attack = 70, defense = 40, spatk = 100, spdef = 60, speed = 145)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BUG</text:p>
          </table:table-cell>
          <table:table-cell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SUBSTITUTE(LOWER([.B739]);&quot; &quot;;&quot;_&quot;)" office:value-type="string" office:string-value="accelgor" calcext:value-type="string">
            <text:p>accelgor</text:p>
          </table:table-cell>
        </table:table-row>
        <table:table-row table:style-name="ro1">
          <table:table-cell table:formula="of:=COM.MICROSOFT.CONCAT(SUBSTITUTE(LOWER([.B740]);&quot; &quot;;&quot;_&quot;);&quot; = Enemy(name = '&quot;;[.B740];&quot;', type = '&quot;;[.C740];&quot;', total = &quot;;[.D740];&quot;, hp = &quot;;[.E740];&quot;, attack = &quot;;[.F740];&quot;, defense = &quot;;[.G740];&quot;, spatk = &quot;;[.H740];&quot;, spdef = &quot;;[.I740];&quot;, speed = &quot;;[.J740]; &quot;)&quot;)" office:value-type="string" office:string-value="stunfisk = Enemy(name = 'Stunfisk', type = 'GROUND ELECTRIC', total = 471, hp = 109, attack = 66, defense = 84, spatk = 81, spdef = 99, speed = 32)" calcext:value-type="string">
            <text:p>stunfisk = Enemy(name = 'Stunfisk', type = 'GROUND ELECTRIC', total = 471, hp = 109, attack = 66, defense = 84, spatk = 81, spdef = 99, speed = 32)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GROUND ELECTRIC</text:p>
          </table:table-cell>
          <table:table-cell office:value-type="float" office:value="471" calcext:value-type="float">
            <text:p>47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740]);&quot; &quot;;&quot;_&quot;)" office:value-type="string" office:string-value="stunfisk" calcext:value-type="string">
            <text:p>stunfisk</text:p>
          </table:table-cell>
        </table:table-row>
        <table:table-row table:style-name="ro1">
          <table:table-cell table:formula="of:=COM.MICROSOFT.CONCAT(SUBSTITUTE(LOWER([.B741]);&quot; &quot;;&quot;_&quot;);&quot; = Enemy(name = '&quot;;[.B741];&quot;', type = '&quot;;[.C741];&quot;', total = &quot;;[.D741];&quot;, hp = &quot;;[.E741];&quot;, attack = &quot;;[.F741];&quot;, defense = &quot;;[.G741];&quot;, spatk = &quot;;[.H741];&quot;, spdef = &quot;;[.I741];&quot;, speed = &quot;;[.J741]; &quot;)&quot;)" office:value-type="string" office:string-value="stunfisk_galarian_stunfisk = Enemy(name = 'Stunfisk Galarian Stunfisk', type = 'GROUND STEEL', total = 471, hp = 109, attack = 81, defense = 99, spatk = 66, spdef = 84, speed = 32)" calcext:value-type="string">
            <text:p>stunfisk_galarian_stunfisk = Enemy(name = 'Stunfisk Galarian Stunfisk', type = 'GROUND STEEL', total = 471, hp = 109, attack = 81, defense = 99, spatk = 66, spdef = 84, speed = 32)</text:p>
          </table:table-cell>
          <table:table-cell office:value-type="string" calcext:value-type="string">
            <text:p>Stunfisk Galarian Stunfisk</text:p>
          </table:table-cell>
          <table:table-cell office:value-type="string" calcext:value-type="string">
            <text:p>GROUND STEEL</text:p>
          </table:table-cell>
          <table:table-cell office:value-type="float" office:value="471" calcext:value-type="float">
            <text:p>471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741]);&quot; &quot;;&quot;_&quot;)" office:value-type="string" office:string-value="stunfisk_galarian_stunfisk" calcext:value-type="string">
            <text:p>stunfisk_galarian_stunfisk</text:p>
          </table:table-cell>
        </table:table-row>
        <table:table-row table:style-name="ro1">
          <table:table-cell table:formula="of:=COM.MICROSOFT.CONCAT(SUBSTITUTE(LOWER([.B742]);&quot; &quot;;&quot;_&quot;);&quot; = Enemy(name = '&quot;;[.B742];&quot;', type = '&quot;;[.C742];&quot;', total = &quot;;[.D742];&quot;, hp = &quot;;[.E742];&quot;, attack = &quot;;[.F742];&quot;, defense = &quot;;[.G742];&quot;, spatk = &quot;;[.H742];&quot;, spdef = &quot;;[.I742];&quot;, speed = &quot;;[.J742]; &quot;)&quot;)" office:value-type="string" office:string-value="mienfoo = Enemy(name = 'Mienfoo', type = 'FIGHTING', total = 350, hp = 45, attack = 85, defense = 50, spatk = 55, spdef = 50, speed = 65)" calcext:value-type="string">
            <text:p>mienfoo = Enemy(name = 'Mienfoo', type = 'FIGHTING', total = 350, hp = 45, attack = 85, defense = 50, spatk = 55, spdef = 50, speed = 65)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FIGHTING</text:p>
          </table:table-cell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742]);&quot; &quot;;&quot;_&quot;)" office:value-type="string" office:string-value="mienfoo" calcext:value-type="string">
            <text:p>mienfoo</text:p>
          </table:table-cell>
        </table:table-row>
        <table:table-row table:style-name="ro1">
          <table:table-cell table:formula="of:=COM.MICROSOFT.CONCAT(SUBSTITUTE(LOWER([.B743]);&quot; &quot;;&quot;_&quot;);&quot; = Enemy(name = '&quot;;[.B743];&quot;', type = '&quot;;[.C743];&quot;', total = &quot;;[.D743];&quot;, hp = &quot;;[.E743];&quot;, attack = &quot;;[.F743];&quot;, defense = &quot;;[.G743];&quot;, spatk = &quot;;[.H743];&quot;, spdef = &quot;;[.I743];&quot;, speed = &quot;;[.J743]; &quot;)&quot;)" office:value-type="string" office:string-value="mienshao = Enemy(name = 'Mienshao', type = 'FIGHTING', total = 510, hp = 65, attack = 125, defense = 60, spatk = 95, spdef = 60, speed = 105)" calcext:value-type="string">
            <text:p>mienshao = Enemy(name = 'Mienshao', type = 'FIGHTING', total = 510, hp = 65, attack = 125, defense = 60, spatk = 95, spdef = 60, speed = 105)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FIGHTING</text:p>
          </table:table-cell>
          <table:table-cell office:value-type="float" office:value="510" calcext:value-type="float">
            <text:p>51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743]);&quot; &quot;;&quot;_&quot;)" office:value-type="string" office:string-value="mienshao" calcext:value-type="string">
            <text:p>mienshao</text:p>
          </table:table-cell>
        </table:table-row>
        <table:table-row table:style-name="ro1">
          <table:table-cell table:formula="of:=COM.MICROSOFT.CONCAT(SUBSTITUTE(LOWER([.B744]);&quot; &quot;;&quot;_&quot;);&quot; = Enemy(name = '&quot;;[.B744];&quot;', type = '&quot;;[.C744];&quot;', total = &quot;;[.D744];&quot;, hp = &quot;;[.E744];&quot;, attack = &quot;;[.F744];&quot;, defense = &quot;;[.G744];&quot;, spatk = &quot;;[.H744];&quot;, spdef = &quot;;[.I744];&quot;, speed = &quot;;[.J744]; &quot;)&quot;)" office:value-type="string" office:string-value="druddigon = Enemy(name = 'Druddigon', type = 'DRAGON', total = 485, hp = 77, attack = 120, defense = 90, spatk = 60, spdef = 90, speed = 48)" calcext:value-type="string">
            <text:p>druddigon = Enemy(name = 'Druddigon', type = 'DRAGON', total = 485, hp = 77, attack = 120, defense = 90, spatk = 60, spdef = 90, speed = 48)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</text:p>
          </table:table-cell>
          <table:table-cell office:value-type="float" office:value="485" calcext:value-type="float">
            <text:p>485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BSTITUTE(LOWER([.B744]);&quot; &quot;;&quot;_&quot;)" office:value-type="string" office:string-value="druddigon" calcext:value-type="string">
            <text:p>druddigon</text:p>
          </table:table-cell>
        </table:table-row>
        <table:table-row table:style-name="ro1">
          <table:table-cell table:formula="of:=COM.MICROSOFT.CONCAT(SUBSTITUTE(LOWER([.B745]);&quot; &quot;;&quot;_&quot;);&quot; = Enemy(name = '&quot;;[.B745];&quot;', type = '&quot;;[.C745];&quot;', total = &quot;;[.D745];&quot;, hp = &quot;;[.E745];&quot;, attack = &quot;;[.F745];&quot;, defense = &quot;;[.G745];&quot;, spatk = &quot;;[.H745];&quot;, spdef = &quot;;[.I745];&quot;, speed = &quot;;[.J745]; &quot;)&quot;)" office:value-type="string" office:string-value="golett = Enemy(name = 'Golett', type = 'GROUND GHOST', total = 303, hp = 59, attack = 74, defense = 50, spatk = 35, spdef = 50, speed = 35)" calcext:value-type="string">
            <text:p>golett = Enemy(name = 'Golett', type = 'GROUND GHOST', total = 303, hp = 59, attack = 74, defense = 50, spatk = 35, spdef = 50, speed = 35)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ROUND GHOST</text:p>
          </table:table-cell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745]);&quot; &quot;;&quot;_&quot;)" office:value-type="string" office:string-value="golett" calcext:value-type="string">
            <text:p>golett</text:p>
          </table:table-cell>
        </table:table-row>
        <table:table-row table:style-name="ro1">
          <table:table-cell table:formula="of:=COM.MICROSOFT.CONCAT(SUBSTITUTE(LOWER([.B746]);&quot; &quot;;&quot;_&quot;);&quot; = Enemy(name = '&quot;;[.B746];&quot;', type = '&quot;;[.C746];&quot;', total = &quot;;[.D746];&quot;, hp = &quot;;[.E746];&quot;, attack = &quot;;[.F746];&quot;, defense = &quot;;[.G746];&quot;, spatk = &quot;;[.H746];&quot;, spdef = &quot;;[.I746];&quot;, speed = &quot;;[.J746]; &quot;)&quot;)" office:value-type="string" office:string-value="golurk = Enemy(name = 'Golurk', type = 'GROUND GHOST', total = 483, hp = 89, attack = 124, defense = 80, spatk = 55, spdef = 80, speed = 55)" calcext:value-type="string">
            <text:p>golurk = Enemy(name = 'Golurk', type = 'GROUND GHOST', total = 483, hp = 89, attack = 124, defense = 80, spatk = 55, spdef = 80, speed = 55)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ROUND GHOST</text:p>
          </table:table-cell>
          <table:table-cell office:value-type="float" office:value="483" calcext:value-type="float">
            <text:p>483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46]);&quot; &quot;;&quot;_&quot;)" office:value-type="string" office:string-value="golurk" calcext:value-type="string">
            <text:p>golurk</text:p>
          </table:table-cell>
        </table:table-row>
        <table:table-row table:style-name="ro1">
          <table:table-cell table:formula="of:=COM.MICROSOFT.CONCAT(SUBSTITUTE(LOWER([.B747]);&quot; &quot;;&quot;_&quot;);&quot; = Enemy(name = '&quot;;[.B747];&quot;', type = '&quot;;[.C747];&quot;', total = &quot;;[.D747];&quot;, hp = &quot;;[.E747];&quot;, attack = &quot;;[.F747];&quot;, defense = &quot;;[.G747];&quot;, spatk = &quot;;[.H747];&quot;, spdef = &quot;;[.I747];&quot;, speed = &quot;;[.J747]; &quot;)&quot;)" office:value-type="string" office:string-value="pawniard = Enemy(name = 'Pawniard', type = 'DARK STEEL', total = 340, hp = 45, attack = 85, defense = 70, spatk = 40, spdef = 40, speed = 60)" calcext:value-type="string">
            <text:p>pawniard = Enemy(name = 'Pawniard', type = 'DARK STEEL', total = 340, hp = 45, attack = 85, defense = 70, spatk = 40, spdef = 40, speed = 60)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DARK STEEL</text:p>
          </table:table-cell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47]);&quot; &quot;;&quot;_&quot;)" office:value-type="string" office:string-value="pawniard" calcext:value-type="string">
            <text:p>pawniard</text:p>
          </table:table-cell>
        </table:table-row>
        <table:table-row table:style-name="ro1">
          <table:table-cell table:formula="of:=COM.MICROSOFT.CONCAT(SUBSTITUTE(LOWER([.B748]);&quot; &quot;;&quot;_&quot;);&quot; = Enemy(name = '&quot;;[.B748];&quot;', type = '&quot;;[.C748];&quot;', total = &quot;;[.D748];&quot;, hp = &quot;;[.E748];&quot;, attack = &quot;;[.F748];&quot;, defense = &quot;;[.G748];&quot;, spatk = &quot;;[.H748];&quot;, spdef = &quot;;[.I748];&quot;, speed = &quot;;[.J748]; &quot;)&quot;)" office:value-type="string" office:string-value="bisharp = Enemy(name = 'Bisharp', type = 'DARK STEEL', total = 490, hp = 65, attack = 125, defense = 100, spatk = 60, spdef = 70, speed = 70)" calcext:value-type="string">
            <text:p>bisharp = Enemy(name = 'Bisharp', type = 'DARK STEEL', total = 490, hp = 65, attack = 125, defense = 100, spatk = 60, spdef = 70, speed = 70)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DARK STEEL</text:p>
          </table:table-cell>
          <table:table-cell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formula="of:=SUBSTITUTE(LOWER([.B748]);&quot; &quot;;&quot;_&quot;)" office:value-type="string" office:string-value="bisharp" calcext:value-type="string">
            <text:p>bisharp</text:p>
          </table:table-cell>
        </table:table-row>
        <table:table-row table:style-name="ro1">
          <table:table-cell table:formula="of:=COM.MICROSOFT.CONCAT(SUBSTITUTE(LOWER([.B749]);&quot; &quot;;&quot;_&quot;);&quot; = Enemy(name = '&quot;;[.B749];&quot;', type = '&quot;;[.C749];&quot;', total = &quot;;[.D749];&quot;, hp = &quot;;[.E749];&quot;, attack = &quot;;[.F749];&quot;, defense = &quot;;[.G749];&quot;, spatk = &quot;;[.H749];&quot;, spdef = &quot;;[.I749];&quot;, speed = &quot;;[.J749]; &quot;)&quot;)" office:value-type="string" office:string-value="bouffalant = Enemy(name = 'Bouffalant', type = 'NORMAL', total = 490, hp = 95, attack = 110, defense = 95, spatk = 40, spdef = 95, speed = 55)" calcext:value-type="string">
            <text:p>bouffalant = Enemy(name = 'Bouffalant', type = 'NORMAL', total = 490, hp = 95, attack = 110, defense = 95, spatk = 40, spdef = 95, speed = 55)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749]);&quot; &quot;;&quot;_&quot;)" office:value-type="string" office:string-value="bouffalant" calcext:value-type="string">
            <text:p>bouffalant</text:p>
          </table:table-cell>
        </table:table-row>
        <table:table-row table:style-name="ro1">
          <table:table-cell table:formula="of:=COM.MICROSOFT.CONCAT(SUBSTITUTE(LOWER([.B750]);&quot; &quot;;&quot;_&quot;);&quot; = Enemy(name = '&quot;;[.B750];&quot;', type = '&quot;;[.C750];&quot;', total = &quot;;[.D750];&quot;, hp = &quot;;[.E750];&quot;, attack = &quot;;[.F750];&quot;, defense = &quot;;[.G750];&quot;, spatk = &quot;;[.H750];&quot;, spdef = &quot;;[.I750];&quot;, speed = &quot;;[.J750]; &quot;)&quot;)" office:value-type="string" office:string-value="rufflet = Enemy(name = 'Rufflet', type = 'NORMAL FLYING', total = 350, hp = 70, attack = 83, defense = 50, spatk = 37, spdef = 50, speed = 60)" calcext:value-type="string">
            <text:p>rufflet = Enemy(name = 'Rufflet', type = 'NORMAL FLYING', total = 350, hp = 70, attack = 83, defense = 50, spatk = 37, spdef = 50, speed = 60)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NORMAL FLYING</text:p>
          </table:table-cell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50]);&quot; &quot;;&quot;_&quot;)" office:value-type="string" office:string-value="rufflet" calcext:value-type="string">
            <text:p>rufflet</text:p>
          </table:table-cell>
        </table:table-row>
        <table:table-row table:style-name="ro1">
          <table:table-cell table:formula="of:=COM.MICROSOFT.CONCAT(SUBSTITUTE(LOWER([.B751]);&quot; &quot;;&quot;_&quot;);&quot; = Enemy(name = '&quot;;[.B751];&quot;', type = '&quot;;[.C751];&quot;', total = &quot;;[.D751];&quot;, hp = &quot;;[.E751];&quot;, attack = &quot;;[.F751];&quot;, defense = &quot;;[.G751];&quot;, spatk = &quot;;[.H751];&quot;, spdef = &quot;;[.I751];&quot;, speed = &quot;;[.J751]; &quot;)&quot;)" office:value-type="string" office:string-value="braviary = Enemy(name = 'Braviary', type = 'NORMAL FLYING', total = 510, hp = 100, attack = 123, defense = 75, spatk = 57, spdef = 75, speed = 80)" calcext:value-type="string">
            <text:p>braviary = Enemy(name = 'Braviary', type = 'NORMAL FLYING', total = 510, hp = 100, attack = 123, defense = 75, spatk = 57, spdef = 75, speed = 80)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NORMAL FLYING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751]);&quot; &quot;;&quot;_&quot;)" office:value-type="string" office:string-value="braviary" calcext:value-type="string">
            <text:p>braviary</text:p>
          </table:table-cell>
        </table:table-row>
        <table:table-row table:style-name="ro1">
          <table:table-cell table:formula="of:=COM.MICROSOFT.CONCAT(SUBSTITUTE(LOWER([.B752]);&quot; &quot;;&quot;_&quot;);&quot; = Enemy(name = '&quot;;[.B752];&quot;', type = '&quot;;[.C752];&quot;', total = &quot;;[.D752];&quot;, hp = &quot;;[.E752];&quot;, attack = &quot;;[.F752];&quot;, defense = &quot;;[.G752];&quot;, spatk = &quot;;[.H752];&quot;, spdef = &quot;;[.I752];&quot;, speed = &quot;;[.J752]; &quot;)&quot;)" office:value-type="string" office:string-value="braviary_hisuian_braviary = Enemy(name = 'Braviary Hisuian Braviary', type = 'PSYCHIC FLYING', total = 510, hp = 110, attack = 83, defense = 70, spatk = 112, spdef = 70, speed = 65)" calcext:value-type="string">
            <text:p>braviary_hisuian_braviary = Enemy(name = 'Braviary Hisuian Braviary', type = 'PSYCHIC FLYING', total = 510, hp = 110, attack = 83, defense = 70, spatk = 112, spdef = 70, speed = 65)</text:p>
          </table:table-cell>
          <table:table-cell office:value-type="string" calcext:value-type="string">
            <text:p>Braviary Hisuian Braviary</text:p>
          </table:table-cell>
          <table:table-cell office:value-type="string" calcext:value-type="string">
            <text:p>PSYCHIC FLYING</text:p>
          </table:table-cell>
          <table:table-cell office:value-type="float" office:value="510" calcext:value-type="float">
            <text:p>51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752]);&quot; &quot;;&quot;_&quot;)" office:value-type="string" office:string-value="braviary_hisuian_braviary" calcext:value-type="string">
            <text:p>braviary_hisuian_braviary</text:p>
          </table:table-cell>
        </table:table-row>
        <table:table-row table:style-name="ro1">
          <table:table-cell table:formula="of:=COM.MICROSOFT.CONCAT(SUBSTITUTE(LOWER([.B753]);&quot; &quot;;&quot;_&quot;);&quot; = Enemy(name = '&quot;;[.B753];&quot;', type = '&quot;;[.C753];&quot;', total = &quot;;[.D753];&quot;, hp = &quot;;[.E753];&quot;, attack = &quot;;[.F753];&quot;, defense = &quot;;[.G753];&quot;, spatk = &quot;;[.H753];&quot;, spdef = &quot;;[.I753];&quot;, speed = &quot;;[.J753]; &quot;)&quot;)" office:value-type="string" office:string-value="vullaby = Enemy(name = 'Vullaby', type = 'DARK FLYING', total = 370, hp = 70, attack = 55, defense = 75, spatk = 45, spdef = 65, speed = 60)" calcext:value-type="string">
            <text:p>vullaby = Enemy(name = 'Vullaby', type = 'DARK FLYING', total = 370, hp = 70, attack = 55, defense = 75, spatk = 45, spdef = 65, speed = 60)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DARK FLYING</text:p>
          </table:table-cell>
          <table:table-cell office:value-type="float" office:value="370" calcext:value-type="float">
            <text:p>37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53]);&quot; &quot;;&quot;_&quot;)" office:value-type="string" office:string-value="vullaby" calcext:value-type="string">
            <text:p>vullaby</text:p>
          </table:table-cell>
        </table:table-row>
        <table:table-row table:style-name="ro1">
          <table:table-cell table:formula="of:=COM.MICROSOFT.CONCAT(SUBSTITUTE(LOWER([.B754]);&quot; &quot;;&quot;_&quot;);&quot; = Enemy(name = '&quot;;[.B754];&quot;', type = '&quot;;[.C754];&quot;', total = &quot;;[.D754];&quot;, hp = &quot;;[.E754];&quot;, attack = &quot;;[.F754];&quot;, defense = &quot;;[.G754];&quot;, spatk = &quot;;[.H754];&quot;, spdef = &quot;;[.I754];&quot;, speed = &quot;;[.J754]; &quot;)&quot;)" office:value-type="string" office:string-value="mandibuzz = Enemy(name = 'Mandibuzz', type = 'DARK FLYING', total = 510, hp = 110, attack = 65, defense = 105, spatk = 55, spdef = 95, speed = 80)" calcext:value-type="string">
            <text:p>mandibuzz = Enemy(name = 'Mandibuzz', type = 'DARK FLYING', total = 510, hp = 110, attack = 65, defense = 105, spatk = 55, spdef = 95, speed = 80)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DARK FLYING</text:p>
          </table:table-cell>
          <table:table-cell office:value-type="float" office:value="510" calcext:value-type="float">
            <text:p>51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754]);&quot; &quot;;&quot;_&quot;)" office:value-type="string" office:string-value="mandibuzz" calcext:value-type="string">
            <text:p>mandibuzz</text:p>
          </table:table-cell>
        </table:table-row>
        <table:table-row table:style-name="ro1">
          <table:table-cell table:formula="of:=COM.MICROSOFT.CONCAT(SUBSTITUTE(LOWER([.B755]);&quot; &quot;;&quot;_&quot;);&quot; = Enemy(name = '&quot;;[.B755];&quot;', type = '&quot;;[.C755];&quot;', total = &quot;;[.D755];&quot;, hp = &quot;;[.E755];&quot;, attack = &quot;;[.F755];&quot;, defense = &quot;;[.G755];&quot;, spatk = &quot;;[.H755];&quot;, spdef = &quot;;[.I755];&quot;, speed = &quot;;[.J755]; &quot;)&quot;)" office:value-type="string" office:string-value="heatmor = Enemy(name = 'Heatmor', type = 'FIRE', total = 484, hp = 85, attack = 97, defense = 66, spatk = 105, spdef = 66, speed = 65)" calcext:value-type="string">
            <text:p>heatmor = Enemy(name = 'Heatmor', type = 'FIRE', total = 484, hp = 85, attack = 97, defense = 66, spatk = 105, spdef = 66, speed = 65)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FIRE</text:p>
          </table:table-cell>
          <table:table-cell office:value-type="float" office:value="484" calcext:value-type="float">
            <text:p>48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755]);&quot; &quot;;&quot;_&quot;)" office:value-type="string" office:string-value="heatmor" calcext:value-type="string">
            <text:p>heatmor</text:p>
          </table:table-cell>
        </table:table-row>
        <table:table-row table:style-name="ro1">
          <table:table-cell table:formula="of:=COM.MICROSOFT.CONCAT(SUBSTITUTE(LOWER([.B756]);&quot; &quot;;&quot;_&quot;);&quot; = Enemy(name = '&quot;;[.B756];&quot;', type = '&quot;;[.C756];&quot;', total = &quot;;[.D756];&quot;, hp = &quot;;[.E756];&quot;, attack = &quot;;[.F756];&quot;, defense = &quot;;[.G756];&quot;, spatk = &quot;;[.H756];&quot;, spdef = &quot;;[.I756];&quot;, speed = &quot;;[.J756]; &quot;)&quot;)" office:value-type="string" office:string-value="durant = Enemy(name = 'Durant', type = 'BUG STEEL', total = 484, hp = 58, attack = 109, defense = 112, spatk = 48, spdef = 48, speed = 109)" calcext:value-type="string">
            <text:p>durant = Enemy(name = 'Durant', type = 'BUG STEEL', total = 484, hp = 58, attack = 109, defense = 112, spatk = 48, spdef = 48, speed = 109)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BUG STEEL</text:p>
          </table:table-cell>
          <table:table-cell office:value-type="float" office:value="484" calcext:value-type="float">
            <text:p>484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BSTITUTE(LOWER([.B756]);&quot; &quot;;&quot;_&quot;)" office:value-type="string" office:string-value="durant" calcext:value-type="string">
            <text:p>durant</text:p>
          </table:table-cell>
        </table:table-row>
        <table:table-row table:style-name="ro1">
          <table:table-cell table:formula="of:=COM.MICROSOFT.CONCAT(SUBSTITUTE(LOWER([.B757]);&quot; &quot;;&quot;_&quot;);&quot; = Enemy(name = '&quot;;[.B757];&quot;', type = '&quot;;[.C757];&quot;', total = &quot;;[.D757];&quot;, hp = &quot;;[.E757];&quot;, attack = &quot;;[.F757];&quot;, defense = &quot;;[.G757];&quot;, spatk = &quot;;[.H757];&quot;, spdef = &quot;;[.I757];&quot;, speed = &quot;;[.J757]; &quot;)&quot;)" office:value-type="string" office:string-value="deino = Enemy(name = 'Deino', type = 'DARK DRAGON', total = 300, hp = 52, attack = 65, defense = 50, spatk = 45, spdef = 50, speed = 38)" calcext:value-type="string">
            <text:p>deino = Enemy(name = 'Deino', type = 'DARK DRAGON', total = 300, hp = 52, attack = 65, defense = 50, spatk = 45, spdef = 50, speed = 38)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ARK DRAGON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BSTITUTE(LOWER([.B757]);&quot; &quot;;&quot;_&quot;)" office:value-type="string" office:string-value="deino" calcext:value-type="string">
            <text:p>deino</text:p>
          </table:table-cell>
        </table:table-row>
        <table:table-row table:style-name="ro1">
          <table:table-cell table:formula="of:=COM.MICROSOFT.CONCAT(SUBSTITUTE(LOWER([.B758]);&quot; &quot;;&quot;_&quot;);&quot; = Enemy(name = '&quot;;[.B758];&quot;', type = '&quot;;[.C758];&quot;', total = &quot;;[.D758];&quot;, hp = &quot;;[.E758];&quot;, attack = &quot;;[.F758];&quot;, defense = &quot;;[.G758];&quot;, spatk = &quot;;[.H758];&quot;, spdef = &quot;;[.I758];&quot;, speed = &quot;;[.J758]; &quot;)&quot;)" office:value-type="string" office:string-value="zweilous = Enemy(name = 'Zweilous', type = 'DARK DRAGON', total = 420, hp = 72, attack = 85, defense = 70, spatk = 65, spdef = 70, speed = 58)" calcext:value-type="string">
            <text:p>zweilous = Enemy(name = 'Zweilous', type = 'DARK DRAGON', total = 420, hp = 72, attack = 85, defense = 70, spatk = 65, spdef = 70, speed = 58)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DARK DRAGON</text:p>
          </table:table-cell>
          <table:table-cell office:value-type="float" office:value="420" calcext:value-type="float">
            <text:p>420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758]);&quot; &quot;;&quot;_&quot;)" office:value-type="string" office:string-value="zweilous" calcext:value-type="string">
            <text:p>zweilous</text:p>
          </table:table-cell>
        </table:table-row>
        <table:table-row table:style-name="ro1">
          <table:table-cell table:formula="of:=COM.MICROSOFT.CONCAT(SUBSTITUTE(LOWER([.B759]);&quot; &quot;;&quot;_&quot;);&quot; = Enemy(name = '&quot;;[.B759];&quot;', type = '&quot;;[.C759];&quot;', total = &quot;;[.D759];&quot;, hp = &quot;;[.E759];&quot;, attack = &quot;;[.F759];&quot;, defense = &quot;;[.G759];&quot;, spatk = &quot;;[.H759];&quot;, spdef = &quot;;[.I759];&quot;, speed = &quot;;[.J759]; &quot;)&quot;)" office:value-type="string" office:string-value="hydreigon = Enemy(name = 'Hydreigon', type = 'DARK DRAGON', total = 600, hp = 92, attack = 105, defense = 90, spatk = 125, spdef = 90, speed = 98)" calcext:value-type="string">
            <text:p>hydreigon = Enemy(name = 'Hydreigon', type = 'DARK DRAGON', total = 600, hp = 92, attack = 105, defense = 90, spatk = 125, spdef = 90, speed = 98)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DARK DRAGON</text:p>
          </table:table-cell>
          <table:table-cell office:value-type="float" office:value="600" calcext:value-type="float">
            <text:p>60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BSTITUTE(LOWER([.B759]);&quot; &quot;;&quot;_&quot;)" office:value-type="string" office:string-value="hydreigon" calcext:value-type="string">
            <text:p>hydreigon</text:p>
          </table:table-cell>
        </table:table-row>
        <table:table-row table:style-name="ro1">
          <table:table-cell table:formula="of:=COM.MICROSOFT.CONCAT(SUBSTITUTE(LOWER([.B760]);&quot; &quot;;&quot;_&quot;);&quot; = Enemy(name = '&quot;;[.B760];&quot;', type = '&quot;;[.C760];&quot;', total = &quot;;[.D760];&quot;, hp = &quot;;[.E760];&quot;, attack = &quot;;[.F760];&quot;, defense = &quot;;[.G760];&quot;, spatk = &quot;;[.H760];&quot;, spdef = &quot;;[.I760];&quot;, speed = &quot;;[.J760]; &quot;)&quot;)" office:value-type="string" office:string-value="larvesta = Enemy(name = 'Larvesta', type = 'BUG FIRE', total = 360, hp = 55, attack = 85, defense = 55, spatk = 50, spdef = 55, speed = 60)" calcext:value-type="string">
            <text:p>larvesta = Enemy(name = 'Larvesta', type = 'BUG FIRE', total = 360, hp = 55, attack = 85, defense = 55, spatk = 50, spdef = 55, speed = 60)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BUG FIRE</text:p>
          </table:table-cell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760]);&quot; &quot;;&quot;_&quot;)" office:value-type="string" office:string-value="larvesta" calcext:value-type="string">
            <text:p>larvesta</text:p>
          </table:table-cell>
        </table:table-row>
        <table:table-row table:style-name="ro1">
          <table:table-cell table:formula="of:=COM.MICROSOFT.CONCAT(SUBSTITUTE(LOWER([.B761]);&quot; &quot;;&quot;_&quot;);&quot; = Enemy(name = '&quot;;[.B761];&quot;', type = '&quot;;[.C761];&quot;', total = &quot;;[.D761];&quot;, hp = &quot;;[.E761];&quot;, attack = &quot;;[.F761];&quot;, defense = &quot;;[.G761];&quot;, spatk = &quot;;[.H761];&quot;, spdef = &quot;;[.I761];&quot;, speed = &quot;;[.J761]; &quot;)&quot;)" office:value-type="string" office:string-value="volcarona = Enemy(name = 'Volcarona', type = 'BUG FIRE', total = 550, hp = 85, attack = 60, defense = 65, spatk = 135, spdef = 105, speed = 100)" calcext:value-type="string">
            <text:p>volcarona = Enemy(name = 'Volcarona', type = 'BUG FIRE', total = 550, hp = 85, attack = 60, defense = 65, spatk = 135, spdef = 105, speed = 100)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BUG FIRE</text:p>
          </table:table-cell>
          <table:table-cell office:value-type="float" office:value="550" calcext:value-type="float">
            <text:p>55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761]);&quot; &quot;;&quot;_&quot;)" office:value-type="string" office:string-value="volcarona" calcext:value-type="string">
            <text:p>volcarona</text:p>
          </table:table-cell>
        </table:table-row>
        <table:table-row table:style-name="ro1">
          <table:table-cell table:formula="of:=COM.MICROSOFT.CONCAT(SUBSTITUTE(LOWER([.B762]);&quot; &quot;;&quot;_&quot;);&quot; = Enemy(name = '&quot;;[.B762];&quot;', type = '&quot;;[.C762];&quot;', total = &quot;;[.D762];&quot;, hp = &quot;;[.E762];&quot;, attack = &quot;;[.F762];&quot;, defense = &quot;;[.G762];&quot;, spatk = &quot;;[.H762];&quot;, spdef = &quot;;[.I762];&quot;, speed = &quot;;[.J762]; &quot;)&quot;)" office:value-type="string" office:string-value="cobalion = Enemy(name = 'Cobalion', type = 'STEEL FIGHTING', total = 580, hp = 91, attack = 90, defense = 129, spatk = 90, spdef = 72, speed = 108)" calcext:value-type="string">
            <text:p>cobalion = Enemy(name = 'Cobalion', type = 'STEEL FIGHTING', total = 580, hp = 91, attack = 90, defense = 129, spatk = 90, spdef = 72, speed = 108)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STEEL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62]);&quot; &quot;;&quot;_&quot;)" office:value-type="string" office:string-value="cobalion" calcext:value-type="string">
            <text:p>cobalion</text:p>
          </table:table-cell>
        </table:table-row>
        <table:table-row table:style-name="ro1">
          <table:table-cell table:formula="of:=COM.MICROSOFT.CONCAT(SUBSTITUTE(LOWER([.B763]);&quot; &quot;;&quot;_&quot;);&quot; = Enemy(name = '&quot;;[.B763];&quot;', type = '&quot;;[.C763];&quot;', total = &quot;;[.D763];&quot;, hp = &quot;;[.E763];&quot;, attack = &quot;;[.F763];&quot;, defense = &quot;;[.G763];&quot;, spatk = &quot;;[.H763];&quot;, spdef = &quot;;[.I763];&quot;, speed = &quot;;[.J763]; &quot;)&quot;)" office:value-type="string" office:string-value="terrakion = Enemy(name = 'Terrakion', type = 'ROCK FIGHTING', total = 580, hp = 91, attack = 129, defense = 90, spatk = 72, spdef = 90, speed = 108)" calcext:value-type="string">
            <text:p>terrakion = Enemy(name = 'Terrakion', type = 'ROCK FIGHTING', total = 580, hp = 91, attack = 129, defense = 90, spatk = 72, spdef = 90, speed = 108)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ROCK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63]);&quot; &quot;;&quot;_&quot;)" office:value-type="string" office:string-value="terrakion" calcext:value-type="string">
            <text:p>terrakion</text:p>
          </table:table-cell>
        </table:table-row>
        <table:table-row table:style-name="ro1">
          <table:table-cell table:formula="of:=COM.MICROSOFT.CONCAT(SUBSTITUTE(LOWER([.B764]);&quot; &quot;;&quot;_&quot;);&quot; = Enemy(name = '&quot;;[.B764];&quot;', type = '&quot;;[.C764];&quot;', total = &quot;;[.D764];&quot;, hp = &quot;;[.E764];&quot;, attack = &quot;;[.F764];&quot;, defense = &quot;;[.G764];&quot;, spatk = &quot;;[.H764];&quot;, spdef = &quot;;[.I764];&quot;, speed = &quot;;[.J764]; &quot;)&quot;)" office:value-type="string" office:string-value="virizion = Enemy(name = 'Virizion', type = 'GRASS FIGHTING', total = 580, hp = 91, attack = 90, defense = 72, spatk = 90, spdef = 129, speed = 108)" calcext:value-type="string">
            <text:p>virizion = Enemy(name = 'Virizion', type = 'GRASS FIGHTING', total = 580, hp = 91, attack = 90, defense = 72, spatk = 90, spdef = 129, speed = 108)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GRASS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64]);&quot; &quot;;&quot;_&quot;)" office:value-type="string" office:string-value="virizion" calcext:value-type="string">
            <text:p>virizion</text:p>
          </table:table-cell>
        </table:table-row>
        <table:table-row table:style-name="ro1">
          <table:table-cell table:formula="of:=COM.MICROSOFT.CONCAT(SUBSTITUTE(LOWER([.B765]);&quot; &quot;;&quot;_&quot;);&quot; = Enemy(name = '&quot;;[.B765];&quot;', type = '&quot;;[.C765];&quot;', total = &quot;;[.D765];&quot;, hp = &quot;;[.E765];&quot;, attack = &quot;;[.F765];&quot;, defense = &quot;;[.G765];&quot;, spatk = &quot;;[.H765];&quot;, spdef = &quot;;[.I765];&quot;, speed = &quot;;[.J765]; &quot;)&quot;)" office:value-type="string" office:string-value="tornadus_incarnate_forme = Enemy(name = 'Tornadus Incarnate Forme', type = 'FLYING', total = 580, hp = 79, attack = 115, defense = 70, spatk = 125, spdef = 80, speed = 111)" calcext:value-type="string">
            <text:p>tornadus_incarnate_forme = Enemy(name = 'Tornadus Incarnate Forme', type = 'FLYING', total = 580, hp = 79, attack = 115, defense = 70, spatk = 125, spdef = 80, speed = 111)</text:p>
          </table:table-cell>
          <table:table-cell office:value-type="string" calcext:value-type="string">
            <text:p>Tornadus Incarnate Forme</text:p>
          </table:table-cell>
          <table:table-cell office:value-type="string" calcext:value-type="string">
            <text:p>FLYING</text:p>
          </table:table-cell>
          <table:table-cell office:value-type="float" office:value="580" calcext:value-type="float">
            <text:p>580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BSTITUTE(LOWER([.B765]);&quot; &quot;;&quot;_&quot;)" office:value-type="string" office:string-value="tornadus_incarnate_forme" calcext:value-type="string">
            <text:p>tornadus_incarnate_forme</text:p>
          </table:table-cell>
        </table:table-row>
        <table:table-row table:style-name="ro1">
          <table:table-cell table:formula="of:=COM.MICROSOFT.CONCAT(SUBSTITUTE(LOWER([.B766]);&quot; &quot;;&quot;_&quot;);&quot; = Enemy(name = '&quot;;[.B766];&quot;', type = '&quot;;[.C766];&quot;', total = &quot;;[.D766];&quot;, hp = &quot;;[.E766];&quot;, attack = &quot;;[.F766];&quot;, defense = &quot;;[.G766];&quot;, spatk = &quot;;[.H766];&quot;, spdef = &quot;;[.I766];&quot;, speed = &quot;;[.J766]; &quot;)&quot;)" office:value-type="string" office:string-value="tornadus_therian_forme = Enemy(name = 'Tornadus Therian Forme', type = 'FLYING', total = 580, hp = 79, attack = 100, defense = 80, spatk = 110, spdef = 90, speed = 121)" calcext:value-type="string">
            <text:p>tornadus_therian_forme = Enemy(name = 'Tornadus Therian Forme', type = 'FLYING', total = 580, hp = 79, attack = 100, defense = 80, spatk = 110, spdef = 90, speed = 121)</text:p>
          </table:table-cell>
          <table:table-cell office:value-type="string" calcext:value-type="string">
            <text:p>Tornadus Therian Forme</text:p>
          </table:table-cell>
          <table:table-cell office:value-type="string" calcext:value-type="string">
            <text:p>FLYING</text:p>
          </table:table-cell>
          <table:table-cell office:value-type="float" office:value="580" calcext:value-type="float">
            <text:p>58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BSTITUTE(LOWER([.B766]);&quot; &quot;;&quot;_&quot;)" office:value-type="string" office:string-value="tornadus_therian_forme" calcext:value-type="string">
            <text:p>tornadus_therian_forme</text:p>
          </table:table-cell>
        </table:table-row>
        <table:table-row table:style-name="ro1">
          <table:table-cell table:formula="of:=COM.MICROSOFT.CONCAT(SUBSTITUTE(LOWER([.B767]);&quot; &quot;;&quot;_&quot;);&quot; = Enemy(name = '&quot;;[.B767];&quot;', type = '&quot;;[.C767];&quot;', total = &quot;;[.D767];&quot;, hp = &quot;;[.E767];&quot;, attack = &quot;;[.F767];&quot;, defense = &quot;;[.G767];&quot;, spatk = &quot;;[.H767];&quot;, spdef = &quot;;[.I767];&quot;, speed = &quot;;[.J767]; &quot;)&quot;)" office:value-type="string" office:string-value="thundurus_incarnate_forme = Enemy(name = 'Thundurus Incarnate Forme', type = 'ELECTRIC FLYING', total = 580, hp = 79, attack = 115, defense = 70, spatk = 125, spdef = 80, speed = 111)" calcext:value-type="string">
            <text:p>thundurus_incarnate_forme = Enemy(name = 'Thundurus Incarnate Forme', type = 'ELECTRIC FLYING', total = 580, hp = 79, attack = 115, defense = 70, spatk = 125, spdef = 80, speed = 111)</text:p>
          </table:table-cell>
          <table:table-cell office:value-type="string" calcext:value-type="string">
            <text:p>Thundurus Incarnate Forme</text:p>
          </table:table-cell>
          <table:table-cell office:value-type="string" calcext:value-type="string">
            <text:p>ELECTRIC FLYING</text:p>
          </table:table-cell>
          <table:table-cell office:value-type="float" office:value="580" calcext:value-type="float">
            <text:p>580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SUBSTITUTE(LOWER([.B767]);&quot; &quot;;&quot;_&quot;)" office:value-type="string" office:string-value="thundurus_incarnate_forme" calcext:value-type="string">
            <text:p>thundurus_incarnate_forme</text:p>
          </table:table-cell>
        </table:table-row>
        <table:table-row table:style-name="ro1">
          <table:table-cell table:formula="of:=COM.MICROSOFT.CONCAT(SUBSTITUTE(LOWER([.B768]);&quot; &quot;;&quot;_&quot;);&quot; = Enemy(name = '&quot;;[.B768];&quot;', type = '&quot;;[.C768];&quot;', total = &quot;;[.D768];&quot;, hp = &quot;;[.E768];&quot;, attack = &quot;;[.F768];&quot;, defense = &quot;;[.G768];&quot;, spatk = &quot;;[.H768];&quot;, spdef = &quot;;[.I768];&quot;, speed = &quot;;[.J768]; &quot;)&quot;)" office:value-type="string" office:string-value="thundurus_therian_forme = Enemy(name = 'Thundurus Therian Forme', type = 'ELECTRIC FLYING', total = 580, hp = 79, attack = 105, defense = 70, spatk = 145, spdef = 80, speed = 101)" calcext:value-type="string">
            <text:p>thundurus_therian_forme = Enemy(name = 'Thundurus Therian Forme', type = 'ELECTRIC FLYING', total = 580, hp = 79, attack = 105, defense = 70, spatk = 145, spdef = 80, speed = 101)</text:p>
          </table:table-cell>
          <table:table-cell office:value-type="string" calcext:value-type="string">
            <text:p>Thundurus Therian Forme</text:p>
          </table:table-cell>
          <table:table-cell office:value-type="string" calcext:value-type="string">
            <text:p>ELECTRIC FLYING</text:p>
          </table:table-cell>
          <table:table-cell office:value-type="float" office:value="580" calcext:value-type="float">
            <text:p>58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768]);&quot; &quot;;&quot;_&quot;)" office:value-type="string" office:string-value="thundurus_therian_forme" calcext:value-type="string">
            <text:p>thundurus_therian_forme</text:p>
          </table:table-cell>
        </table:table-row>
        <table:table-row table:style-name="ro1">
          <table:table-cell table:formula="of:=COM.MICROSOFT.CONCAT(SUBSTITUTE(LOWER([.B769]);&quot; &quot;;&quot;_&quot;);&quot; = Enemy(name = '&quot;;[.B769];&quot;', type = '&quot;;[.C769];&quot;', total = &quot;;[.D769];&quot;, hp = &quot;;[.E769];&quot;, attack = &quot;;[.F769];&quot;, defense = &quot;;[.G769];&quot;, spatk = &quot;;[.H769];&quot;, spdef = &quot;;[.I769];&quot;, speed = &quot;;[.J769]; &quot;)&quot;)" office:value-type="string" office:string-value="reshiram = Enemy(name = 'Reshiram', type = 'DRAGON FIRE', total = 680, hp = 100, attack = 120, defense = 100, spatk = 150, spdef = 120, speed = 90)" calcext:value-type="string">
            <text:p>reshiram = Enemy(name = 'Reshiram', type = 'DRAGON FIRE', total = 680, hp = 100, attack = 120, defense = 100, spatk = 150, spdef = 120, speed = 90)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DRAGON FIRE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769]);&quot; &quot;;&quot;_&quot;)" office:value-type="string" office:string-value="reshiram" calcext:value-type="string">
            <text:p>reshiram</text:p>
          </table:table-cell>
        </table:table-row>
        <table:table-row table:style-name="ro1">
          <table:table-cell table:formula="of:=COM.MICROSOFT.CONCAT(SUBSTITUTE(LOWER([.B770]);&quot; &quot;;&quot;_&quot;);&quot; = Enemy(name = '&quot;;[.B770];&quot;', type = '&quot;;[.C770];&quot;', total = &quot;;[.D770];&quot;, hp = &quot;;[.E770];&quot;, attack = &quot;;[.F770];&quot;, defense = &quot;;[.G770];&quot;, spatk = &quot;;[.H770];&quot;, spdef = &quot;;[.I770];&quot;, speed = &quot;;[.J770]; &quot;)&quot;)" office:value-type="string" office:string-value="zekrom = Enemy(name = 'Zekrom', type = 'DRAGON ELECTRIC', total = 680, hp = 100, attack = 150, defense = 120, spatk = 120, spdef = 100, speed = 90)" calcext:value-type="string">
            <text:p>zekrom = Enemy(name = 'Zekrom', type = 'DRAGON ELECTRIC', total = 680, hp = 100, attack = 150, defense = 120, spatk = 120, spdef = 100, speed = 90)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DRAGON ELECTRIC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770]);&quot; &quot;;&quot;_&quot;)" office:value-type="string" office:string-value="zekrom" calcext:value-type="string">
            <text:p>zekrom</text:p>
          </table:table-cell>
        </table:table-row>
        <table:table-row table:style-name="ro1">
          <table:table-cell table:formula="of:=COM.MICROSOFT.CONCAT(SUBSTITUTE(LOWER([.B771]);&quot; &quot;;&quot;_&quot;);&quot; = Enemy(name = '&quot;;[.B771];&quot;', type = '&quot;;[.C771];&quot;', total = &quot;;[.D771];&quot;, hp = &quot;;[.E771];&quot;, attack = &quot;;[.F771];&quot;, defense = &quot;;[.G771];&quot;, spatk = &quot;;[.H771];&quot;, spdef = &quot;;[.I771];&quot;, speed = &quot;;[.J771]; &quot;)&quot;)" office:value-type="string" office:string-value="landorus_incarnate_forme = Enemy(name = 'Landorus Incarnate Forme', type = 'GROUND FLYING', total = 600, hp = 89, attack = 125, defense = 90, spatk = 115, spdef = 80, speed = 101)" calcext:value-type="string">
            <text:p>landorus_incarnate_forme = Enemy(name = 'Landorus Incarnate Forme', type = 'GROUND FLYING', total = 600, hp = 89, attack = 125, defense = 90, spatk = 115, spdef = 80, speed = 101)</text:p>
          </table:table-cell>
          <table:table-cell office:value-type="string" calcext:value-type="string">
            <text:p>Landorus Incarnate Forme</text:p>
          </table:table-cell>
          <table:table-cell office:value-type="string" calcext:value-type="string">
            <text:p>GROUND FLYING</text:p>
          </table:table-cell>
          <table:table-cell office:value-type="float" office:value="600" calcext:value-type="float">
            <text:p>600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771]);&quot; &quot;;&quot;_&quot;)" office:value-type="string" office:string-value="landorus_incarnate_forme" calcext:value-type="string">
            <text:p>landorus_incarnate_forme</text:p>
          </table:table-cell>
        </table:table-row>
        <table:table-row table:style-name="ro1">
          <table:table-cell table:formula="of:=COM.MICROSOFT.CONCAT(SUBSTITUTE(LOWER([.B772]);&quot; &quot;;&quot;_&quot;);&quot; = Enemy(name = '&quot;;[.B772];&quot;', type = '&quot;;[.C772];&quot;', total = &quot;;[.D772];&quot;, hp = &quot;;[.E772];&quot;, attack = &quot;;[.F772];&quot;, defense = &quot;;[.G772];&quot;, spatk = &quot;;[.H772];&quot;, spdef = &quot;;[.I772];&quot;, speed = &quot;;[.J772]; &quot;)&quot;)" office:value-type="string" office:string-value="landorus_therian_forme = Enemy(name = 'Landorus Therian Forme', type = 'GROUND FLYING', total = 600, hp = 89, attack = 145, defense = 90, spatk = 105, spdef = 80, speed = 91)" calcext:value-type="string">
            <text:p>landorus_therian_forme = Enemy(name = 'Landorus Therian Forme', type = 'GROUND FLYING', total = 600, hp = 89, attack = 145, defense = 90, spatk = 105, spdef = 80, speed = 91)</text:p>
          </table:table-cell>
          <table:table-cell office:value-type="string" calcext:value-type="string">
            <text:p>Landorus Therian Forme</text:p>
          </table:table-cell>
          <table:table-cell office:value-type="string" calcext:value-type="string">
            <text:p>GROUND FLYING</text:p>
          </table:table-cell>
          <table:table-cell office:value-type="float" office:value="600" calcext:value-type="float">
            <text:p>600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BSTITUTE(LOWER([.B772]);&quot; &quot;;&quot;_&quot;)" office:value-type="string" office:string-value="landorus_therian_forme" calcext:value-type="string">
            <text:p>landorus_therian_forme</text:p>
          </table:table-cell>
        </table:table-row>
        <table:table-row table:style-name="ro1">
          <table:table-cell table:formula="of:=COM.MICROSOFT.CONCAT(SUBSTITUTE(LOWER([.B773]);&quot; &quot;;&quot;_&quot;);&quot; = Enemy(name = '&quot;;[.B773];&quot;', type = '&quot;;[.C773];&quot;', total = &quot;;[.D773];&quot;, hp = &quot;;[.E773];&quot;, attack = &quot;;[.F773];&quot;, defense = &quot;;[.G773];&quot;, spatk = &quot;;[.H773];&quot;, spdef = &quot;;[.I773];&quot;, speed = &quot;;[.J773]; &quot;)&quot;)" office:value-type="string" office:string-value="kyurem = Enemy(name = 'Kyurem', type = 'DRAGON ICE', total = 660, hp = 125, attack = 130, defense = 90, spatk = 130, spdef = 90, speed = 95)" calcext:value-type="string">
            <text:p>kyurem = Enemy(name = 'Kyurem', type = 'DRAGON ICE', total = 660, hp = 125, attack = 130, defense = 90, spatk = 130, spdef = 90, speed = 95)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DRAGON ICE</text:p>
          </table:table-cell>
          <table:table-cell office:value-type="float" office:value="660" calcext:value-type="float">
            <text:p>66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773]);&quot; &quot;;&quot;_&quot;)" office:value-type="string" office:string-value="kyurem" calcext:value-type="string">
            <text:p>kyurem</text:p>
          </table:table-cell>
        </table:table-row>
        <table:table-row table:style-name="ro1">
          <table:table-cell table:formula="of:=COM.MICROSOFT.CONCAT(SUBSTITUTE(LOWER([.B774]);&quot; &quot;;&quot;_&quot;);&quot; = Enemy(name = '&quot;;[.B774];&quot;', type = '&quot;;[.C774];&quot;', total = &quot;;[.D774];&quot;, hp = &quot;;[.E774];&quot;, attack = &quot;;[.F774];&quot;, defense = &quot;;[.G774];&quot;, spatk = &quot;;[.H774];&quot;, spdef = &quot;;[.I774];&quot;, speed = &quot;;[.J774]; &quot;)&quot;)" office:value-type="string" office:string-value="kyurem_white_kyurem = Enemy(name = 'Kyurem White Kyurem', type = 'DRAGON ICE', total = 700, hp = 125, attack = 120, defense = 90, spatk = 170, spdef = 100, speed = 95)" calcext:value-type="string">
            <text:p>kyurem_white_kyurem = Enemy(name = 'Kyurem White Kyurem', type = 'DRAGON ICE', total = 700, hp = 125, attack = 120, defense = 90, spatk = 170, spdef = 100, speed = 95)</text:p>
          </table:table-cell>
          <table:table-cell office:value-type="string" calcext:value-type="string">
            <text:p>Kyurem White Kyurem</text:p>
          </table:table-cell>
          <table:table-cell office:value-type="string" calcext:value-type="string">
            <text:p>DRAGON ICE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774]);&quot; &quot;;&quot;_&quot;)" office:value-type="string" office:string-value="kyurem_white_kyurem" calcext:value-type="string">
            <text:p>kyurem_white_kyurem</text:p>
          </table:table-cell>
        </table:table-row>
        <table:table-row table:style-name="ro1">
          <table:table-cell table:formula="of:=COM.MICROSOFT.CONCAT(SUBSTITUTE(LOWER([.B775]);&quot; &quot;;&quot;_&quot;);&quot; = Enemy(name = '&quot;;[.B775];&quot;', type = '&quot;;[.C775];&quot;', total = &quot;;[.D775];&quot;, hp = &quot;;[.E775];&quot;, attack = &quot;;[.F775];&quot;, defense = &quot;;[.G775];&quot;, spatk = &quot;;[.H775];&quot;, spdef = &quot;;[.I775];&quot;, speed = &quot;;[.J775]; &quot;)&quot;)" office:value-type="string" office:string-value="kyurem_black_kyurem = Enemy(name = 'Kyurem Black Kyurem', type = 'DRAGON ICE', total = 700, hp = 125, attack = 170, defense = 100, spatk = 120, spdef = 90, speed = 95)" calcext:value-type="string">
            <text:p>kyurem_black_kyurem = Enemy(name = 'Kyurem Black Kyurem', type = 'DRAGON ICE', total = 700, hp = 125, attack = 170, defense = 100, spatk = 120, spdef = 90, speed = 95)</text:p>
          </table:table-cell>
          <table:table-cell office:value-type="string" calcext:value-type="string">
            <text:p>Kyurem Black Kyurem</text:p>
          </table:table-cell>
          <table:table-cell office:value-type="string" calcext:value-type="string">
            <text:p>DRAGON ICE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775]);&quot; &quot;;&quot;_&quot;)" office:value-type="string" office:string-value="kyurem_black_kyurem" calcext:value-type="string">
            <text:p>kyurem_black_kyurem</text:p>
          </table:table-cell>
        </table:table-row>
        <table:table-row table:style-name="ro1">
          <table:table-cell table:formula="of:=COM.MICROSOFT.CONCAT(SUBSTITUTE(LOWER([.B776]);&quot; &quot;;&quot;_&quot;);&quot; = Enemy(name = '&quot;;[.B776];&quot;', type = '&quot;;[.C776];&quot;', total = &quot;;[.D776];&quot;, hp = &quot;;[.E776];&quot;, attack = &quot;;[.F776];&quot;, defense = &quot;;[.G776];&quot;, spatk = &quot;;[.H776];&quot;, spdef = &quot;;[.I776];&quot;, speed = &quot;;[.J776]; &quot;)&quot;)" office:value-type="string" office:string-value="keldeo_ordinary_form = Enemy(name = 'Keldeo Ordinary Form', type = 'WATER FIGHTING', total = 580, hp = 91, attack = 72, defense = 90, spatk = 129, spdef = 90, speed = 108)" calcext:value-type="string">
            <text:p>keldeo_ordinary_form = Enemy(name = 'Keldeo Ordinary Form', type = 'WATER FIGHTING', total = 580, hp = 91, attack = 72, defense = 90, spatk = 129, spdef = 90, speed = 108)</text:p>
          </table:table-cell>
          <table:table-cell office:value-type="string" calcext:value-type="string">
            <text:p>Keldeo Ordinary Form</text:p>
          </table:table-cell>
          <table:table-cell office:value-type="string" calcext:value-type="string">
            <text:p>WATER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76]);&quot; &quot;;&quot;_&quot;)" office:value-type="string" office:string-value="keldeo_ordinary_form" calcext:value-type="string">
            <text:p>keldeo_ordinary_form</text:p>
          </table:table-cell>
        </table:table-row>
        <table:table-row table:style-name="ro1">
          <table:table-cell table:formula="of:=COM.MICROSOFT.CONCAT(SUBSTITUTE(LOWER([.B777]);&quot; &quot;;&quot;_&quot;);&quot; = Enemy(name = '&quot;;[.B777];&quot;', type = '&quot;;[.C777];&quot;', total = &quot;;[.D777];&quot;, hp = &quot;;[.E777];&quot;, attack = &quot;;[.F777];&quot;, defense = &quot;;[.G777];&quot;, spatk = &quot;;[.H777];&quot;, spdef = &quot;;[.I777];&quot;, speed = &quot;;[.J777]; &quot;)&quot;)" office:value-type="string" office:string-value="keldeo_resolute_form = Enemy(name = 'Keldeo Resolute Form', type = 'WATER FIGHTING', total = 580, hp = 91, attack = 72, defense = 90, spatk = 129, spdef = 90, speed = 108)" calcext:value-type="string">
            <text:p>keldeo_resolute_form = Enemy(name = 'Keldeo Resolute Form', type = 'WATER FIGHTING', total = 580, hp = 91, attack = 72, defense = 90, spatk = 129, spdef = 90, speed = 108)</text:p>
          </table:table-cell>
          <table:table-cell office:value-type="string" calcext:value-type="string">
            <text:p>Keldeo Resolute Form</text:p>
          </table:table-cell>
          <table:table-cell office:value-type="string" calcext:value-type="string">
            <text:p>WATER FIGHTING</text:p>
          </table:table-cell>
          <table:table-cell office:value-type="float" office:value="580" calcext:value-type="float">
            <text:p>58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BSTITUTE(LOWER([.B777]);&quot; &quot;;&quot;_&quot;)" office:value-type="string" office:string-value="keldeo_resolute_form" calcext:value-type="string">
            <text:p>keldeo_resolute_form</text:p>
          </table:table-cell>
        </table:table-row>
        <table:table-row table:style-name="ro1">
          <table:table-cell table:formula="of:=COM.MICROSOFT.CONCAT(SUBSTITUTE(LOWER([.B778]);&quot; &quot;;&quot;_&quot;);&quot; = Enemy(name = '&quot;;[.B778];&quot;', type = '&quot;;[.C778];&quot;', total = &quot;;[.D778];&quot;, hp = &quot;;[.E778];&quot;, attack = &quot;;[.F778];&quot;, defense = &quot;;[.G778];&quot;, spatk = &quot;;[.H778];&quot;, spdef = &quot;;[.I778];&quot;, speed = &quot;;[.J778]; &quot;)&quot;)" office:value-type="string" office:string-value="meloetta_aria_forme = Enemy(name = 'Meloetta Aria Forme', type = 'NORMAL PSYCHIC', total = 600, hp = 100, attack = 77, defense = 77, spatk = 128, spdef = 128, speed = 90)" calcext:value-type="string">
            <text:p>meloetta_aria_forme = Enemy(name = 'Meloetta Aria Forme', type = 'NORMAL PSYCHIC', total = 600, hp = 100, attack = 77, defense = 77, spatk = 128, spdef = 128, speed = 90)</text:p>
          </table:table-cell>
          <table:table-cell office:value-type="string" calcext:value-type="string">
            <text:p>Meloetta Aria Forme</text:p>
          </table:table-cell>
          <table:table-cell office:value-type="string" calcext:value-type="string">
            <text:p>NORMAL PSYCHIC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778]);&quot; &quot;;&quot;_&quot;)" office:value-type="string" office:string-value="meloetta_aria_forme" calcext:value-type="string">
            <text:p>meloetta_aria_forme</text:p>
          </table:table-cell>
        </table:table-row>
        <table:table-row table:style-name="ro1">
          <table:table-cell table:formula="of:=COM.MICROSOFT.CONCAT(SUBSTITUTE(LOWER([.B779]);&quot; &quot;;&quot;_&quot;);&quot; = Enemy(name = '&quot;;[.B779];&quot;', type = '&quot;;[.C779];&quot;', total = &quot;;[.D779];&quot;, hp = &quot;;[.E779];&quot;, attack = &quot;;[.F779];&quot;, defense = &quot;;[.G779];&quot;, spatk = &quot;;[.H779];&quot;, spdef = &quot;;[.I779];&quot;, speed = &quot;;[.J779]; &quot;)&quot;)" office:value-type="string" office:string-value="meloetta_pirouette_forme = Enemy(name = 'Meloetta Pirouette Forme', type = 'NORMAL FIGHTING', total = 600, hp = 100, attack = 128, defense = 90, spatk = 77, spdef = 77, speed = 128)" calcext:value-type="string">
            <text:p>meloetta_pirouette_forme = Enemy(name = 'Meloetta Pirouette Forme', type = 'NORMAL FIGHTING', total = 600, hp = 100, attack = 128, defense = 90, spatk = 77, spdef = 77, speed = 128)</text:p>
          </table:table-cell>
          <table:table-cell office:value-type="string" calcext:value-type="string">
            <text:p>Meloetta Pirouette Forme</text:p>
          </table:table-cell>
          <table:table-cell office:value-type="string" calcext:value-type="string">
            <text:p>NORMAL FIGHTING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BSTITUTE(LOWER([.B779]);&quot; &quot;;&quot;_&quot;)" office:value-type="string" office:string-value="meloetta_pirouette_forme" calcext:value-type="string">
            <text:p>meloetta_pirouette_forme</text:p>
          </table:table-cell>
        </table:table-row>
        <table:table-row table:style-name="ro1">
          <table:table-cell table:formula="of:=COM.MICROSOFT.CONCAT(SUBSTITUTE(LOWER([.B780]);&quot; &quot;;&quot;_&quot;);&quot; = Enemy(name = '&quot;;[.B780];&quot;', type = '&quot;;[.C780];&quot;', total = &quot;;[.D780];&quot;, hp = &quot;;[.E780];&quot;, attack = &quot;;[.F780];&quot;, defense = &quot;;[.G780];&quot;, spatk = &quot;;[.H780];&quot;, spdef = &quot;;[.I780];&quot;, speed = &quot;;[.J780]; &quot;)&quot;)" office:value-type="string" office:string-value="genesect = Enemy(name = 'Genesect', type = 'BUG STEEL', total = 600, hp = 71, attack = 120, defense = 95, spatk = 120, spdef = 95, speed = 99)" calcext:value-type="string">
            <text:p>genesect = Enemy(name = 'Genesect', type = 'BUG STEEL', total = 600, hp = 71, attack = 120, defense = 95, spatk = 120, spdef = 95, speed = 99)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BUG STEEL</text:p>
          </table:table-cell>
          <table:table-cell office:value-type="float" office:value="600" calcext:value-type="float">
            <text:p>600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BSTITUTE(LOWER([.B780]);&quot; &quot;;&quot;_&quot;)" office:value-type="string" office:string-value="genesect" calcext:value-type="string">
            <text:p>genesect</text:p>
          </table:table-cell>
        </table:table-row>
        <table:table-row table:style-name="ro1">
          <table:table-cell table:formula="of:=COM.MICROSOFT.CONCAT(SUBSTITUTE(LOWER([.B781]);&quot; &quot;;&quot;_&quot;);&quot; = Enemy(name = '&quot;;[.B781];&quot;', type = '&quot;;[.C781];&quot;', total = &quot;;[.D781];&quot;, hp = &quot;;[.E781];&quot;, attack = &quot;;[.F781];&quot;, defense = &quot;;[.G781];&quot;, spatk = &quot;;[.H781];&quot;, spdef = &quot;;[.I781];&quot;, speed = &quot;;[.J781]; &quot;)&quot;)" office:value-type="string" office:string-value="chespin = Enemy(name = 'Chespin', type = 'GRASS', total = 313, hp = 56, attack = 61, defense = 65, spatk = 48, spdef = 45, speed = 38)" calcext:value-type="string">
            <text:p>chespin = Enemy(name = 'Chespin', type = 'GRASS', total = 313, hp = 56, attack = 61, defense = 65, spatk = 48, spdef = 45, speed = 38)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GRASS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BSTITUTE(LOWER([.B781]);&quot; &quot;;&quot;_&quot;)" office:value-type="string" office:string-value="chespin" calcext:value-type="string">
            <text:p>chespin</text:p>
          </table:table-cell>
        </table:table-row>
        <table:table-row table:style-name="ro1">
          <table:table-cell table:formula="of:=COM.MICROSOFT.CONCAT(SUBSTITUTE(LOWER([.B782]);&quot; &quot;;&quot;_&quot;);&quot; = Enemy(name = '&quot;;[.B782];&quot;', type = '&quot;;[.C782];&quot;', total = &quot;;[.D782];&quot;, hp = &quot;;[.E782];&quot;, attack = &quot;;[.F782];&quot;, defense = &quot;;[.G782];&quot;, spatk = &quot;;[.H782];&quot;, spdef = &quot;;[.I782];&quot;, speed = &quot;;[.J782]; &quot;)&quot;)" office:value-type="string" office:string-value="quilladin = Enemy(name = 'Quilladin', type = 'GRASS', total = 405, hp = 61, attack = 78, defense = 95, spatk = 56, spdef = 58, speed = 57)" calcext:value-type="string">
            <text:p>quilladin = Enemy(name = 'Quilladin', type = 'GRASS', total = 405, hp = 61, attack = 78, defense = 95, spatk = 56, spdef = 58, speed = 57)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GRASS</text:p>
          </table:table-cell>
          <table:table-cell office:value-type="float" office:value="405" calcext:value-type="float">
            <text:p>405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BSTITUTE(LOWER([.B782]);&quot; &quot;;&quot;_&quot;)" office:value-type="string" office:string-value="quilladin" calcext:value-type="string">
            <text:p>quilladin</text:p>
          </table:table-cell>
        </table:table-row>
        <table:table-row table:style-name="ro1">
          <table:table-cell table:formula="of:=COM.MICROSOFT.CONCAT(SUBSTITUTE(LOWER([.B783]);&quot; &quot;;&quot;_&quot;);&quot; = Enemy(name = '&quot;;[.B783];&quot;', type = '&quot;;[.C783];&quot;', total = &quot;;[.D783];&quot;, hp = &quot;;[.E783];&quot;, attack = &quot;;[.F783];&quot;, defense = &quot;;[.G783];&quot;, spatk = &quot;;[.H783];&quot;, spdef = &quot;;[.I783];&quot;, speed = &quot;;[.J783]; &quot;)&quot;)" office:value-type="string" office:string-value="chesnaught = Enemy(name = 'Chesnaught', type = 'GRASS FIGHTING', total = 530, hp = 88, attack = 107, defense = 122, spatk = 74, spdef = 75, speed = 64)" calcext:value-type="string">
            <text:p>chesnaught = Enemy(name = 'Chesnaught', type = 'GRASS FIGHTING', total = 530, hp = 88, attack = 107, defense = 122, spatk = 74, spdef = 75, speed = 64)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GRASS FIGHTING</text:p>
          </table:table-cell>
          <table:table-cell office:value-type="float" office:value="530" calcext:value-type="float">
            <text:p>53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783]);&quot; &quot;;&quot;_&quot;)" office:value-type="string" office:string-value="chesnaught" calcext:value-type="string">
            <text:p>chesnaught</text:p>
          </table:table-cell>
        </table:table-row>
        <table:table-row table:style-name="ro1">
          <table:table-cell table:formula="of:=COM.MICROSOFT.CONCAT(SUBSTITUTE(LOWER([.B784]);&quot; &quot;;&quot;_&quot;);&quot; = Enemy(name = '&quot;;[.B784];&quot;', type = '&quot;;[.C784];&quot;', total = &quot;;[.D784];&quot;, hp = &quot;;[.E784];&quot;, attack = &quot;;[.F784];&quot;, defense = &quot;;[.G784];&quot;, spatk = &quot;;[.H784];&quot;, spdef = &quot;;[.I784];&quot;, speed = &quot;;[.J784]; &quot;)&quot;)" office:value-type="string" office:string-value="fennekin = Enemy(name = 'Fennekin', type = 'FIRE', total = 307, hp = 40, attack = 45, defense = 40, spatk = 62, spdef = 60, speed = 60)" calcext:value-type="string">
            <text:p>fennekin = Enemy(name = 'Fennekin', type = 'FIRE', total = 307, hp = 40, attack = 45, defense = 40, spatk = 62, spdef = 60, speed = 60)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IRE</text:p>
          </table:table-cell>
          <table:table-cell office:value-type="float" office:value="307" calcext:value-type="float">
            <text:p>30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formula="of:=SUBSTITUTE(LOWER([.B784]);&quot; &quot;;&quot;_&quot;)" office:value-type="string" office:string-value="fennekin" calcext:value-type="string">
            <text:p>fennekin</text:p>
          </table:table-cell>
        </table:table-row>
        <table:table-row table:style-name="ro1">
          <table:table-cell table:formula="of:=COM.MICROSOFT.CONCAT(SUBSTITUTE(LOWER([.B785]);&quot; &quot;;&quot;_&quot;);&quot; = Enemy(name = '&quot;;[.B785];&quot;', type = '&quot;;[.C785];&quot;', total = &quot;;[.D785];&quot;, hp = &quot;;[.E785];&quot;, attack = &quot;;[.F785];&quot;, defense = &quot;;[.G785];&quot;, spatk = &quot;;[.H785];&quot;, spdef = &quot;;[.I785];&quot;, speed = &quot;;[.J785]; &quot;)&quot;)" office:value-type="string" office:string-value="braixen = Enemy(name = 'Braixen', type = 'FIRE', total = 409, hp = 59, attack = 59, defense = 58, spatk = 90, spdef = 70, speed = 73)" calcext:value-type="string">
            <text:p>braixen = Enemy(name = 'Braixen', type = 'FIRE', total = 409, hp = 59, attack = 59, defense = 58, spatk = 90, spdef = 70, speed = 73)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FIRE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BSTITUTE(LOWER([.B785]);&quot; &quot;;&quot;_&quot;)" office:value-type="string" office:string-value="braixen" calcext:value-type="string">
            <text:p>braixen</text:p>
          </table:table-cell>
        </table:table-row>
        <table:table-row table:style-name="ro1">
          <table:table-cell table:formula="of:=COM.MICROSOFT.CONCAT(SUBSTITUTE(LOWER([.B786]);&quot; &quot;;&quot;_&quot;);&quot; = Enemy(name = '&quot;;[.B786];&quot;', type = '&quot;;[.C786];&quot;', total = &quot;;[.D786];&quot;, hp = &quot;;[.E786];&quot;, attack = &quot;;[.F786];&quot;, defense = &quot;;[.G786];&quot;, spatk = &quot;;[.H786];&quot;, spdef = &quot;;[.I786];&quot;, speed = &quot;;[.J786]; &quot;)&quot;)" office:value-type="string" office:string-value="delphox = Enemy(name = 'Delphox', type = 'FIRE PSYCHIC', total = 534, hp = 75, attack = 69, defense = 72, spatk = 114, spdef = 100, speed = 104)" calcext:value-type="string">
            <text:p>delphox = Enemy(name = 'Delphox', type = 'FIRE PSYCHIC', total = 534, hp = 75, attack = 69, defense = 72, spatk = 114, spdef = 100, speed = 104)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FIRE PSYCHIC</text:p>
          </table:table-cell>
          <table:table-cell office:value-type="float" office:value="534" calcext:value-type="float">
            <text:p>53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SUBSTITUTE(LOWER([.B786]);&quot; &quot;;&quot;_&quot;)" office:value-type="string" office:string-value="delphox" calcext:value-type="string">
            <text:p>delphox</text:p>
          </table:table-cell>
        </table:table-row>
        <table:table-row table:style-name="ro1">
          <table:table-cell table:formula="of:=COM.MICROSOFT.CONCAT(SUBSTITUTE(LOWER([.B787]);&quot; &quot;;&quot;_&quot;);&quot; = Enemy(name = '&quot;;[.B787];&quot;', type = '&quot;;[.C787];&quot;', total = &quot;;[.D787];&quot;, hp = &quot;;[.E787];&quot;, attack = &quot;;[.F787];&quot;, defense = &quot;;[.G787];&quot;, spatk = &quot;;[.H787];&quot;, spdef = &quot;;[.I787];&quot;, speed = &quot;;[.J787]; &quot;)&quot;)" office:value-type="string" office:string-value="froakie = Enemy(name = 'Froakie', type = 'WATER', total = 314, hp = 41, attack = 56, defense = 40, spatk = 62, spdef = 44, speed = 71)" calcext:value-type="string">
            <text:p>froakie = Enemy(name = 'Froakie', type = 'WATER', total = 314, hp = 41, attack = 56, defense = 40, spatk = 62, spdef = 44, speed = 71)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WATER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787]);&quot; &quot;;&quot;_&quot;)" office:value-type="string" office:string-value="froakie" calcext:value-type="string">
            <text:p>froakie</text:p>
          </table:table-cell>
        </table:table-row>
        <table:table-row table:style-name="ro1">
          <table:table-cell table:formula="of:=COM.MICROSOFT.CONCAT(SUBSTITUTE(LOWER([.B788]);&quot; &quot;;&quot;_&quot;);&quot; = Enemy(name = '&quot;;[.B788];&quot;', type = '&quot;;[.C788];&quot;', total = &quot;;[.D788];&quot;, hp = &quot;;[.E788];&quot;, attack = &quot;;[.F788];&quot;, defense = &quot;;[.G788];&quot;, spatk = &quot;;[.H788];&quot;, spdef = &quot;;[.I788];&quot;, speed = &quot;;[.J788]; &quot;)&quot;)" office:value-type="string" office:string-value="frogadier = Enemy(name = 'Frogadier', type = 'WATER', total = 405, hp = 54, attack = 63, defense = 52, spatk = 83, spdef = 56, speed = 97)" calcext:value-type="string">
            <text:p>frogadier = Enemy(name = 'Frogadier', type = 'WATER', total = 405, hp = 54, attack = 63, defense = 52, spatk = 83, spdef = 56, speed = 97)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WATER</text:p>
          </table:table-cell>
          <table:table-cell office:value-type="float" office:value="405" calcext:value-type="float">
            <text:p>40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788]);&quot; &quot;;&quot;_&quot;)" office:value-type="string" office:string-value="frogadier" calcext:value-type="string">
            <text:p>frogadier</text:p>
          </table:table-cell>
        </table:table-row>
        <table:table-row table:style-name="ro1">
          <table:table-cell table:formula="of:=COM.MICROSOFT.CONCAT(SUBSTITUTE(LOWER([.B789]);&quot; &quot;;&quot;_&quot;);&quot; = Enemy(name = '&quot;;[.B789];&quot;', type = '&quot;;[.C789];&quot;', total = &quot;;[.D789];&quot;, hp = &quot;;[.E789];&quot;, attack = &quot;;[.F789];&quot;, defense = &quot;;[.G789];&quot;, spatk = &quot;;[.H789];&quot;, spdef = &quot;;[.I789];&quot;, speed = &quot;;[.J789]; &quot;)&quot;)" office:value-type="string" office:string-value="greninja = Enemy(name = 'Greninja', type = 'WATER DARK', total = 530, hp = 72, attack = 95, defense = 67, spatk = 103, spdef = 71, speed = 122)" calcext:value-type="string">
            <text:p>greninja = Enemy(name = 'Greninja', type = 'WATER DARK', total = 530, hp = 72, attack = 95, defense = 67, spatk = 103, spdef = 71, speed = 122)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WATER DARK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SUBSTITUTE(LOWER([.B789]);&quot; &quot;;&quot;_&quot;)" office:value-type="string" office:string-value="greninja" calcext:value-type="string">
            <text:p>greninja</text:p>
          </table:table-cell>
        </table:table-row>
        <table:table-row table:style-name="ro1">
          <table:table-cell table:formula="of:=COM.MICROSOFT.CONCAT(SUBSTITUTE(LOWER([.B790]);&quot; &quot;;&quot;_&quot;);&quot; = Enemy(name = '&quot;;[.B790];&quot;', type = '&quot;;[.C790];&quot;', total = &quot;;[.D790];&quot;, hp = &quot;;[.E790];&quot;, attack = &quot;;[.F790];&quot;, defense = &quot;;[.G790];&quot;, spatk = &quot;;[.H790];&quot;, spdef = &quot;;[.I790];&quot;, speed = &quot;;[.J790]; &quot;)&quot;)" office:value-type="string" office:string-value="greninja_ash-greninja = Enemy(name = 'Greninja Ash-Greninja', type = 'WATER DARK', total = 640, hp = 72, attack = 145, defense = 67, spatk = 153, spdef = 71, speed = 132)" calcext:value-type="string">
            <text:p>greninja_ash-greninja = Enemy(name = 'Greninja Ash-Greninja', type = 'WATER DARK', total = 640, hp = 72, attack = 145, defense = 67, spatk = 153, spdef = 71, speed = 132)</text:p>
          </table:table-cell>
          <table:table-cell office:value-type="string" calcext:value-type="string">
            <text:p>Greninja Ash-Greninja</text:p>
          </table:table-cell>
          <table:table-cell office:value-type="string" calcext:value-type="string">
            <text:p>WATER DARK</text:p>
          </table:table-cell>
          <table:table-cell office:value-type="float" office:value="640" calcext:value-type="float">
            <text:p>640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BSTITUTE(LOWER([.B790]);&quot; &quot;;&quot;_&quot;)" office:value-type="string" office:string-value="greninja_ash-greninja" calcext:value-type="string">
            <text:p>greninja_ash-greninja</text:p>
          </table:table-cell>
        </table:table-row>
        <table:table-row table:style-name="ro1">
          <table:table-cell table:formula="of:=COM.MICROSOFT.CONCAT(SUBSTITUTE(LOWER([.B791]);&quot; &quot;;&quot;_&quot;);&quot; = Enemy(name = '&quot;;[.B791];&quot;', type = '&quot;;[.C791];&quot;', total = &quot;;[.D791];&quot;, hp = &quot;;[.E791];&quot;, attack = &quot;;[.F791];&quot;, defense = &quot;;[.G791];&quot;, spatk = &quot;;[.H791];&quot;, spdef = &quot;;[.I791];&quot;, speed = &quot;;[.J791]; &quot;)&quot;)" office:value-type="string" office:string-value="bunnelby = Enemy(name = 'Bunnelby', type = 'NORMAL', total = 237, hp = 38, attack = 36, defense = 38, spatk = 32, spdef = 36, speed = 57)" calcext:value-type="string">
            <text:p>bunnelby = Enemy(name = 'Bunnelby', type = 'NORMAL', total = 237, hp = 38, attack = 36, defense = 38, spatk = 32, spdef = 36, speed = 57)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NORMAL</text:p>
          </table:table-cell>
          <table:table-cell office:value-type="float" office:value="237" calcext:value-type="float">
            <text:p>23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BSTITUTE(LOWER([.B791]);&quot; &quot;;&quot;_&quot;)" office:value-type="string" office:string-value="bunnelby" calcext:value-type="string">
            <text:p>bunnelby</text:p>
          </table:table-cell>
        </table:table-row>
        <table:table-row table:style-name="ro1">
          <table:table-cell table:formula="of:=COM.MICROSOFT.CONCAT(SUBSTITUTE(LOWER([.B792]);&quot; &quot;;&quot;_&quot;);&quot; = Enemy(name = '&quot;;[.B792];&quot;', type = '&quot;;[.C792];&quot;', total = &quot;;[.D792];&quot;, hp = &quot;;[.E792];&quot;, attack = &quot;;[.F792];&quot;, defense = &quot;;[.G792];&quot;, spatk = &quot;;[.H792];&quot;, spdef = &quot;;[.I792];&quot;, speed = &quot;;[.J792]; &quot;)&quot;)" office:value-type="string" office:string-value="diggersby = Enemy(name = 'Diggersby', type = 'NORMAL GROUND', total = 423, hp = 85, attack = 56, defense = 77, spatk = 50, spdef = 77, speed = 78)" calcext:value-type="string">
            <text:p>diggersby = Enemy(name = 'Diggersby', type = 'NORMAL GROUND', total = 423, hp = 85, attack = 56, defense = 77, spatk = 50, spdef = 77, speed = 78)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NORMAL GROUND</text:p>
          </table:table-cell>
          <table:table-cell office:value-type="float" office:value="423" calcext:value-type="float">
            <text:p>423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792]);&quot; &quot;;&quot;_&quot;)" office:value-type="string" office:string-value="diggersby" calcext:value-type="string">
            <text:p>diggersby</text:p>
          </table:table-cell>
        </table:table-row>
        <table:table-row table:style-name="ro1">
          <table:table-cell table:formula="of:=COM.MICROSOFT.CONCAT(SUBSTITUTE(LOWER([.B793]);&quot; &quot;;&quot;_&quot;);&quot; = Enemy(name = '&quot;;[.B793];&quot;', type = '&quot;;[.C793];&quot;', total = &quot;;[.D793];&quot;, hp = &quot;;[.E793];&quot;, attack = &quot;;[.F793];&quot;, defense = &quot;;[.G793];&quot;, spatk = &quot;;[.H793];&quot;, spdef = &quot;;[.I793];&quot;, speed = &quot;;[.J793]; &quot;)&quot;)" office:value-type="string" office:string-value="fletchling = Enemy(name = 'Fletchling', type = 'NORMAL FLYING', total = 278, hp = 45, attack = 50, defense = 43, spatk = 40, spdef = 38, speed = 62)" calcext:value-type="string">
            <text:p>fletchling = Enemy(name = 'Fletchling', type = 'NORMAL FLYING', total = 278, hp = 45, attack = 50, defense = 43, spatk = 40, spdef = 38, speed = 62)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NORMAL FLYING</text:p>
          </table:table-cell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BSTITUTE(LOWER([.B793]);&quot; &quot;;&quot;_&quot;)" office:value-type="string" office:string-value="fletchling" calcext:value-type="string">
            <text:p>fletchling</text:p>
          </table:table-cell>
        </table:table-row>
        <table:table-row table:style-name="ro1">
          <table:table-cell table:formula="of:=COM.MICROSOFT.CONCAT(SUBSTITUTE(LOWER([.B794]);&quot; &quot;;&quot;_&quot;);&quot; = Enemy(name = '&quot;;[.B794];&quot;', type = '&quot;;[.C794];&quot;', total = &quot;;[.D794];&quot;, hp = &quot;;[.E794];&quot;, attack = &quot;;[.F794];&quot;, defense = &quot;;[.G794];&quot;, spatk = &quot;;[.H794];&quot;, spdef = &quot;;[.I794];&quot;, speed = &quot;;[.J794]; &quot;)&quot;)" office:value-type="string" office:string-value="fletchinder = Enemy(name = 'Fletchinder', type = 'FIRE FLYING', total = 382, hp = 62, attack = 73, defense = 55, spatk = 56, spdef = 52, speed = 84)" calcext:value-type="string">
            <text:p>fletchinder = Enemy(name = 'Fletchinder', type = 'FIRE FLYING', total = 382, hp = 62, attack = 73, defense = 55, spatk = 56, spdef = 52, speed = 84)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IRE FLYING</text:p>
          </table:table-cell>
          <table:table-cell office:value-type="float" office:value="382" calcext:value-type="float">
            <text:p>38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BSTITUTE(LOWER([.B794]);&quot; &quot;;&quot;_&quot;)" office:value-type="string" office:string-value="fletchinder" calcext:value-type="string">
            <text:p>fletchinder</text:p>
          </table:table-cell>
        </table:table-row>
        <table:table-row table:style-name="ro1">
          <table:table-cell table:formula="of:=COM.MICROSOFT.CONCAT(SUBSTITUTE(LOWER([.B795]);&quot; &quot;;&quot;_&quot;);&quot; = Enemy(name = '&quot;;[.B795];&quot;', type = '&quot;;[.C795];&quot;', total = &quot;;[.D795];&quot;, hp = &quot;;[.E795];&quot;, attack = &quot;;[.F795];&quot;, defense = &quot;;[.G795];&quot;, spatk = &quot;;[.H795];&quot;, spdef = &quot;;[.I795];&quot;, speed = &quot;;[.J795]; &quot;)&quot;)" office:value-type="string" office:string-value="talonflame = Enemy(name = 'Talonflame', type = 'FIRE FLYING', total = 499, hp = 78, attack = 81, defense = 71, spatk = 74, spdef = 69, speed = 126)" calcext:value-type="string">
            <text:p>talonflame = Enemy(name = 'Talonflame', type = 'FIRE FLYING', total = 499, hp = 78, attack = 81, defense = 71, spatk = 74, spdef = 69, speed = 126)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FIRE FLYING</text:p>
          </table:table-cell>
          <table:table-cell office:value-type="float" office:value="499" calcext:value-type="float">
            <text:p>49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SUBSTITUTE(LOWER([.B795]);&quot; &quot;;&quot;_&quot;)" office:value-type="string" office:string-value="talonflame" calcext:value-type="string">
            <text:p>talonflame</text:p>
          </table:table-cell>
        </table:table-row>
        <table:table-row table:style-name="ro1">
          <table:table-cell table:formula="of:=COM.MICROSOFT.CONCAT(SUBSTITUTE(LOWER([.B796]);&quot; &quot;;&quot;_&quot;);&quot; = Enemy(name = '&quot;;[.B796];&quot;', type = '&quot;;[.C796];&quot;', total = &quot;;[.D796];&quot;, hp = &quot;;[.E796];&quot;, attack = &quot;;[.F796];&quot;, defense = &quot;;[.G796];&quot;, spatk = &quot;;[.H796];&quot;, spdef = &quot;;[.I796];&quot;, speed = &quot;;[.J796]; &quot;)&quot;)" office:value-type="string" office:string-value="scatterbug = Enemy(name = 'Scatterbug', type = 'BUG', total = 200, hp = 38, attack = 35, defense = 40, spatk = 27, spdef = 25, speed = 35)" calcext:value-type="string">
            <text:p>scatterbug = Enemy(name = 'Scatterbug', type = 'BUG', total = 200, hp = 38, attack = 35, defense = 40, spatk = 27, spdef = 25, speed = 35)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BUG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796]);&quot; &quot;;&quot;_&quot;)" office:value-type="string" office:string-value="scatterbug" calcext:value-type="string">
            <text:p>scatterbug</text:p>
          </table:table-cell>
        </table:table-row>
        <table:table-row table:style-name="ro1">
          <table:table-cell table:formula="of:=COM.MICROSOFT.CONCAT(SUBSTITUTE(LOWER([.B797]);&quot; &quot;;&quot;_&quot;);&quot; = Enemy(name = '&quot;;[.B797];&quot;', type = '&quot;;[.C797];&quot;', total = &quot;;[.D797];&quot;, hp = &quot;;[.E797];&quot;, attack = &quot;;[.F797];&quot;, defense = &quot;;[.G797];&quot;, spatk = &quot;;[.H797];&quot;, spdef = &quot;;[.I797];&quot;, speed = &quot;;[.J797]; &quot;)&quot;)" office:value-type="string" office:string-value="spewpa = Enemy(name = 'Spewpa', type = 'BUG', total = 213, hp = 45, attack = 22, defense = 60, spatk = 27, spdef = 30, speed = 29)" calcext:value-type="string">
            <text:p>spewpa = Enemy(name = 'Spewpa', type = 'BUG', total = 213, hp = 45, attack = 22, defense = 60, spatk = 27, spdef = 30, speed = 29)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BUG</text:p>
          </table:table-cell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BSTITUTE(LOWER([.B797]);&quot; &quot;;&quot;_&quot;)" office:value-type="string" office:string-value="spewpa" calcext:value-type="string">
            <text:p>spewpa</text:p>
          </table:table-cell>
        </table:table-row>
        <table:table-row table:style-name="ro1">
          <table:table-cell table:formula="of:=COM.MICROSOFT.CONCAT(SUBSTITUTE(LOWER([.B798]);&quot; &quot;;&quot;_&quot;);&quot; = Enemy(name = '&quot;;[.B798];&quot;', type = '&quot;;[.C798];&quot;', total = &quot;;[.D798];&quot;, hp = &quot;;[.E798];&quot;, attack = &quot;;[.F798];&quot;, defense = &quot;;[.G798];&quot;, spatk = &quot;;[.H798];&quot;, spdef = &quot;;[.I798];&quot;, speed = &quot;;[.J798]; &quot;)&quot;)" office:value-type="string" office:string-value="vivillon = Enemy(name = 'Vivillon', type = 'BUG FLYING', total = 411, hp = 80, attack = 52, defense = 50, spatk = 90, spdef = 50, speed = 89)" calcext:value-type="string">
            <text:p>vivillon = Enemy(name = 'Vivillon', type = 'BUG FLYING', total = 411, hp = 80, attack = 52, defense = 50, spatk = 90, spdef = 50, speed = 89)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BUG FLYING</text:p>
          </table:table-cell>
          <table:table-cell office:value-type="float" office:value="411" calcext:value-type="float">
            <text:p>411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BSTITUTE(LOWER([.B798]);&quot; &quot;;&quot;_&quot;)" office:value-type="string" office:string-value="vivillon" calcext:value-type="string">
            <text:p>vivillon</text:p>
          </table:table-cell>
        </table:table-row>
        <table:table-row table:style-name="ro1">
          <table:table-cell table:formula="of:=COM.MICROSOFT.CONCAT(SUBSTITUTE(LOWER([.B799]);&quot; &quot;;&quot;_&quot;);&quot; = Enemy(name = '&quot;;[.B799];&quot;', type = '&quot;;[.C799];&quot;', total = &quot;;[.D799];&quot;, hp = &quot;;[.E799];&quot;, attack = &quot;;[.F799];&quot;, defense = &quot;;[.G799];&quot;, spatk = &quot;;[.H799];&quot;, spdef = &quot;;[.I799];&quot;, speed = &quot;;[.J799]; &quot;)&quot;)" office:value-type="string" office:string-value="litleo = Enemy(name = 'Litleo', type = 'FIRE NORMAL', total = 369, hp = 62, attack = 50, defense = 58, spatk = 73, spdef = 54, speed = 72)" calcext:value-type="string">
            <text:p>litleo = Enemy(name = 'Litleo', type = 'FIRE NORMAL', total = 369, hp = 62, attack = 50, defense = 58, spatk = 73, spdef = 54, speed = 72)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FIRE NORMAL</text:p>
          </table:table-cell>
          <table:table-cell office:value-type="float" office:value="369" calcext:value-type="float">
            <text:p>36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799]);&quot; &quot;;&quot;_&quot;)" office:value-type="string" office:string-value="litleo" calcext:value-type="string">
            <text:p>litleo</text:p>
          </table:table-cell>
        </table:table-row>
        <table:table-row table:style-name="ro1">
          <table:table-cell table:formula="of:=COM.MICROSOFT.CONCAT(SUBSTITUTE(LOWER([.B800]);&quot; &quot;;&quot;_&quot;);&quot; = Enemy(name = '&quot;;[.B800];&quot;', type = '&quot;;[.C800];&quot;', total = &quot;;[.D800];&quot;, hp = &quot;;[.E800];&quot;, attack = &quot;;[.F800];&quot;, defense = &quot;;[.G800];&quot;, spatk = &quot;;[.H800];&quot;, spdef = &quot;;[.I800];&quot;, speed = &quot;;[.J800]; &quot;)&quot;)" office:value-type="string" office:string-value="pyroar = Enemy(name = 'Pyroar', type = 'FIRE NORMAL', total = 507, hp = 86, attack = 68, defense = 72, spatk = 109, spdef = 66, speed = 106)" calcext:value-type="string">
            <text:p>pyroar = Enemy(name = 'Pyroar', type = 'FIRE NORMAL', total = 507, hp = 86, attack = 68, defense = 72, spatk = 109, spdef = 66, speed = 106)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FIRE NORMAL</text:p>
          </table:table-cell>
          <table:table-cell office:value-type="float" office:value="507" calcext:value-type="float">
            <text:p>50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SUBSTITUTE(LOWER([.B800]);&quot; &quot;;&quot;_&quot;)" office:value-type="string" office:string-value="pyroar" calcext:value-type="string">
            <text:p>pyroar</text:p>
          </table:table-cell>
        </table:table-row>
        <table:table-row table:style-name="ro1">
          <table:table-cell table:formula="of:=COM.MICROSOFT.CONCAT(SUBSTITUTE(LOWER([.B801]);&quot; &quot;;&quot;_&quot;);&quot; = Enemy(name = '&quot;;[.B801];&quot;', type = '&quot;;[.C801];&quot;', total = &quot;;[.D801];&quot;, hp = &quot;;[.E801];&quot;, attack = &quot;;[.F801];&quot;, defense = &quot;;[.G801];&quot;, spatk = &quot;;[.H801];&quot;, spdef = &quot;;[.I801];&quot;, speed = &quot;;[.J801]; &quot;)&quot;)" office:value-type="string" office:string-value="flabébé = Enemy(name = 'Flabébé', type = 'FAIRY', total = 303, hp = 44, attack = 38, defense = 39, spatk = 61, spdef = 79, speed = 42)" calcext:value-type="string">
            <text:p>flabébé = Enemy(name = 'Flabébé', type = 'FAIRY', total = 303, hp = 44, attack = 38, defense = 39, spatk = 61, spdef = 79, speed = 42)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FAIRY</text:p>
          </table:table-cell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801]);&quot; &quot;;&quot;_&quot;)" office:value-type="string" office:string-value="flabébé" calcext:value-type="string">
            <text:p>flabébé</text:p>
          </table:table-cell>
        </table:table-row>
        <table:table-row table:style-name="ro1">
          <table:table-cell table:formula="of:=COM.MICROSOFT.CONCAT(SUBSTITUTE(LOWER([.B802]);&quot; &quot;;&quot;_&quot;);&quot; = Enemy(name = '&quot;;[.B802];&quot;', type = '&quot;;[.C802];&quot;', total = &quot;;[.D802];&quot;, hp = &quot;;[.E802];&quot;, attack = &quot;;[.F802];&quot;, defense = &quot;;[.G802];&quot;, spatk = &quot;;[.H802];&quot;, spdef = &quot;;[.I802];&quot;, speed = &quot;;[.J802]; &quot;)&quot;)" office:value-type="string" office:string-value="floette = Enemy(name = 'Floette', type = 'FAIRY', total = 371, hp = 54, attack = 45, defense = 47, spatk = 75, spdef = 98, speed = 52)" calcext:value-type="string">
            <text:p>floette = Enemy(name = 'Floette', type = 'FAIRY', total = 371, hp = 54, attack = 45, defense = 47, spatk = 75, spdef = 98, speed = 52)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AIRY</text:p>
          </table:table-cell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BSTITUTE(LOWER([.B802]);&quot; &quot;;&quot;_&quot;)" office:value-type="string" office:string-value="floette" calcext:value-type="string">
            <text:p>floette</text:p>
          </table:table-cell>
        </table:table-row>
        <table:table-row table:style-name="ro1">
          <table:table-cell table:formula="of:=COM.MICROSOFT.CONCAT(SUBSTITUTE(LOWER([.B803]);&quot; &quot;;&quot;_&quot;);&quot; = Enemy(name = '&quot;;[.B803];&quot;', type = '&quot;;[.C803];&quot;', total = &quot;;[.D803];&quot;, hp = &quot;;[.E803];&quot;, attack = &quot;;[.F803];&quot;, defense = &quot;;[.G803];&quot;, spatk = &quot;;[.H803];&quot;, spdef = &quot;;[.I803];&quot;, speed = &quot;;[.J803]; &quot;)&quot;)" office:value-type="string" office:string-value="florges = Enemy(name = 'Florges', type = 'FAIRY', total = 552, hp = 78, attack = 65, defense = 68, spatk = 112, spdef = 154, speed = 75)" calcext:value-type="string">
            <text:p>florges = Enemy(name = 'Florges', type = 'FAIRY', total = 552, hp = 78, attack = 65, defense = 68, spatk = 112, spdef = 154, speed = 75)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AIRY</text:p>
          </table:table-cell>
          <table:table-cell office:value-type="float" office:value="552" calcext:value-type="float">
            <text:p>55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803]);&quot; &quot;;&quot;_&quot;)" office:value-type="string" office:string-value="florges" calcext:value-type="string">
            <text:p>florges</text:p>
          </table:table-cell>
        </table:table-row>
        <table:table-row table:style-name="ro1">
          <table:table-cell table:formula="of:=COM.MICROSOFT.CONCAT(SUBSTITUTE(LOWER([.B804]);&quot; &quot;;&quot;_&quot;);&quot; = Enemy(name = '&quot;;[.B804];&quot;', type = '&quot;;[.C804];&quot;', total = &quot;;[.D804];&quot;, hp = &quot;;[.E804];&quot;, attack = &quot;;[.F804];&quot;, defense = &quot;;[.G804];&quot;, spatk = &quot;;[.H804];&quot;, spdef = &quot;;[.I804];&quot;, speed = &quot;;[.J804]; &quot;)&quot;)" office:value-type="string" office:string-value="skiddo = Enemy(name = 'Skiddo', type = 'GRASS', total = 350, hp = 66, attack = 65, defense = 48, spatk = 62, spdef = 57, speed = 52)" calcext:value-type="string">
            <text:p>skiddo = Enemy(name = 'Skiddo', type = 'GRASS', total = 350, hp = 66, attack = 65, defense = 48, spatk = 62, spdef = 57, speed = 52)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GRASS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BSTITUTE(LOWER([.B804]);&quot; &quot;;&quot;_&quot;)" office:value-type="string" office:string-value="skiddo" calcext:value-type="string">
            <text:p>skiddo</text:p>
          </table:table-cell>
        </table:table-row>
        <table:table-row table:style-name="ro1">
          <table:table-cell table:formula="of:=COM.MICROSOFT.CONCAT(SUBSTITUTE(LOWER([.B805]);&quot; &quot;;&quot;_&quot;);&quot; = Enemy(name = '&quot;;[.B805];&quot;', type = '&quot;;[.C805];&quot;', total = &quot;;[.D805];&quot;, hp = &quot;;[.E805];&quot;, attack = &quot;;[.F805];&quot;, defense = &quot;;[.G805];&quot;, spatk = &quot;;[.H805];&quot;, spdef = &quot;;[.I805];&quot;, speed = &quot;;[.J805]; &quot;)&quot;)" office:value-type="string" office:string-value="gogoat = Enemy(name = 'Gogoat', type = 'GRASS', total = 531, hp = 123, attack = 100, defense = 62, spatk = 97, spdef = 81, speed = 68)" calcext:value-type="string">
            <text:p>gogoat = Enemy(name = 'Gogoat', type = 'GRASS', total = 531, hp = 123, attack = 100, defense = 62, spatk = 97, spdef = 81, speed = 68)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RASS</text:p>
          </table:table-cell>
          <table:table-cell office:value-type="float" office:value="531" calcext:value-type="float">
            <text:p>531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805]);&quot; &quot;;&quot;_&quot;)" office:value-type="string" office:string-value="gogoat" calcext:value-type="string">
            <text:p>gogoat</text:p>
          </table:table-cell>
        </table:table-row>
        <table:table-row table:style-name="ro1">
          <table:table-cell table:formula="of:=COM.MICROSOFT.CONCAT(SUBSTITUTE(LOWER([.B806]);&quot; &quot;;&quot;_&quot;);&quot; = Enemy(name = '&quot;;[.B806];&quot;', type = '&quot;;[.C806];&quot;', total = &quot;;[.D806];&quot;, hp = &quot;;[.E806];&quot;, attack = &quot;;[.F806];&quot;, defense = &quot;;[.G806];&quot;, spatk = &quot;;[.H806];&quot;, spdef = &quot;;[.I806];&quot;, speed = &quot;;[.J806]; &quot;)&quot;)" office:value-type="string" office:string-value="pancham = Enemy(name = 'Pancham', type = 'FIGHTING', total = 348, hp = 67, attack = 82, defense = 62, spatk = 46, spdef = 48, speed = 43)" calcext:value-type="string">
            <text:p>pancham = Enemy(name = 'Pancham', type = 'FIGHTING', total = 348, hp = 67, attack = 82, defense = 62, spatk = 46, spdef = 48, speed = 43)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FIGHTING</text:p>
          </table:table-cell>
          <table:table-cell office:value-type="float" office:value="348" calcext:value-type="float">
            <text:p>348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806]);&quot; &quot;;&quot;_&quot;)" office:value-type="string" office:string-value="pancham" calcext:value-type="string">
            <text:p>pancham</text:p>
          </table:table-cell>
        </table:table-row>
        <table:table-row table:style-name="ro1">
          <table:table-cell table:formula="of:=COM.MICROSOFT.CONCAT(SUBSTITUTE(LOWER([.B807]);&quot; &quot;;&quot;_&quot;);&quot; = Enemy(name = '&quot;;[.B807];&quot;', type = '&quot;;[.C807];&quot;', total = &quot;;[.D807];&quot;, hp = &quot;;[.E807];&quot;, attack = &quot;;[.F807];&quot;, defense = &quot;;[.G807];&quot;, spatk = &quot;;[.H807];&quot;, spdef = &quot;;[.I807];&quot;, speed = &quot;;[.J807]; &quot;)&quot;)" office:value-type="string" office:string-value="pangoro = Enemy(name = 'Pangoro', type = 'FIGHTING DARK', total = 495, hp = 95, attack = 124, defense = 78, spatk = 69, spdef = 71, speed = 58)" calcext:value-type="string">
            <text:p>pangoro = Enemy(name = 'Pangoro', type = 'FIGHTING DARK', total = 495, hp = 95, attack = 124, defense = 78, spatk = 69, spdef = 71, speed = 58)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FIGHTING DARK</text:p>
          </table:table-cell>
          <table:table-cell office:value-type="float" office:value="495" calcext:value-type="float">
            <text:p>49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807]);&quot; &quot;;&quot;_&quot;)" office:value-type="string" office:string-value="pangoro" calcext:value-type="string">
            <text:p>pangoro</text:p>
          </table:table-cell>
        </table:table-row>
        <table:table-row table:style-name="ro1">
          <table:table-cell table:formula="of:=COM.MICROSOFT.CONCAT(SUBSTITUTE(LOWER([.B808]);&quot; &quot;;&quot;_&quot;);&quot; = Enemy(name = '&quot;;[.B808];&quot;', type = '&quot;;[.C808];&quot;', total = &quot;;[.D808];&quot;, hp = &quot;;[.E808];&quot;, attack = &quot;;[.F808];&quot;, defense = &quot;;[.G808];&quot;, spatk = &quot;;[.H808];&quot;, spdef = &quot;;[.I808];&quot;, speed = &quot;;[.J808]; &quot;)&quot;)" office:value-type="string" office:string-value="furfrou = Enemy(name = 'Furfrou', type = 'NORMAL', total = 472, hp = 75, attack = 80, defense = 60, spatk = 65, spdef = 90, speed = 102)" calcext:value-type="string">
            <text:p>furfrou = Enemy(name = 'Furfrou', type = 'NORMAL', total = 472, hp = 75, attack = 80, defense = 60, spatk = 65, spdef = 90, speed = 102)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NORMAL</text:p>
          </table:table-cell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BSTITUTE(LOWER([.B808]);&quot; &quot;;&quot;_&quot;)" office:value-type="string" office:string-value="furfrou" calcext:value-type="string">
            <text:p>furfrou</text:p>
          </table:table-cell>
        </table:table-row>
        <table:table-row table:style-name="ro1">
          <table:table-cell table:formula="of:=COM.MICROSOFT.CONCAT(SUBSTITUTE(LOWER([.B809]);&quot; &quot;;&quot;_&quot;);&quot; = Enemy(name = '&quot;;[.B809];&quot;', type = '&quot;;[.C809];&quot;', total = &quot;;[.D809];&quot;, hp = &quot;;[.E809];&quot;, attack = &quot;;[.F809];&quot;, defense = &quot;;[.G809];&quot;, spatk = &quot;;[.H809];&quot;, spdef = &quot;;[.I809];&quot;, speed = &quot;;[.J809]; &quot;)&quot;)" office:value-type="string" office:string-value="espurr = Enemy(name = 'Espurr', type = 'PSYCHIC', total = 355, hp = 62, attack = 48, defense = 54, spatk = 63, spdef = 60, speed = 68)" calcext:value-type="string">
            <text:p>espurr = Enemy(name = 'Espurr', type = 'PSYCHIC', total = 355, hp = 62, attack = 48, defense = 54, spatk = 63, spdef = 60, speed = 68)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PSYCHIC</text:p>
          </table:table-cell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809]);&quot; &quot;;&quot;_&quot;)" office:value-type="string" office:string-value="espurr" calcext:value-type="string">
            <text:p>espurr</text:p>
          </table:table-cell>
        </table:table-row>
        <table:table-row table:style-name="ro1">
          <table:table-cell table:formula="of:=COM.MICROSOFT.CONCAT(SUBSTITUTE(LOWER([.B810]);&quot; &quot;;&quot;_&quot;);&quot; = Enemy(name = '&quot;;[.B810];&quot;', type = '&quot;;[.C810];&quot;', total = &quot;;[.D810];&quot;, hp = &quot;;[.E810];&quot;, attack = &quot;;[.F810];&quot;, defense = &quot;;[.G810];&quot;, spatk = &quot;;[.H810];&quot;, spdef = &quot;;[.I810];&quot;, speed = &quot;;[.J810]; &quot;)&quot;)" office:value-type="string" office:string-value="meowstic_male = Enemy(name = 'Meowstic Male', type = 'PSYCHIC', total = 466, hp = 74, attack = 48, defense = 76, spatk = 83, spdef = 81, speed = 104)" calcext:value-type="string">
            <text:p>meowstic_male = Enemy(name = 'Meowstic Male', type = 'PSYCHIC', total = 466, hp = 74, attack = 48, defense = 76, spatk = 83, spdef = 81, speed = 104)</text:p>
          </table:table-cell>
          <table:table-cell office:value-type="string" calcext:value-type="string">
            <text:p>Meowstic Male</text:p>
          </table:table-cell>
          <table:table-cell office:value-type="string" calcext:value-type="string">
            <text:p>PSYCHIC</text:p>
          </table:table-cell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SUBSTITUTE(LOWER([.B810]);&quot; &quot;;&quot;_&quot;)" office:value-type="string" office:string-value="meowstic_male" calcext:value-type="string">
            <text:p>meowstic_male</text:p>
          </table:table-cell>
        </table:table-row>
        <table:table-row table:style-name="ro1">
          <table:table-cell table:formula="of:=COM.MICROSOFT.CONCAT(SUBSTITUTE(LOWER([.B811]);&quot; &quot;;&quot;_&quot;);&quot; = Enemy(name = '&quot;;[.B811];&quot;', type = '&quot;;[.C811];&quot;', total = &quot;;[.D811];&quot;, hp = &quot;;[.E811];&quot;, attack = &quot;;[.F811];&quot;, defense = &quot;;[.G811];&quot;, spatk = &quot;;[.H811];&quot;, spdef = &quot;;[.I811];&quot;, speed = &quot;;[.J811]; &quot;)&quot;)" office:value-type="string" office:string-value="meowstic_female = Enemy(name = 'Meowstic Female', type = 'PSYCHIC', total = 466, hp = 74, attack = 48, defense = 76, spatk = 83, spdef = 81, speed = 104)" calcext:value-type="string">
            <text:p>meowstic_female = Enemy(name = 'Meowstic Female', type = 'PSYCHIC', total = 466, hp = 74, attack = 48, defense = 76, spatk = 83, spdef = 81, speed = 104)</text:p>
          </table:table-cell>
          <table:table-cell office:value-type="string" calcext:value-type="string">
            <text:p>Meowstic Female</text:p>
          </table:table-cell>
          <table:table-cell office:value-type="string" calcext:value-type="string">
            <text:p>PSYCHIC</text:p>
          </table:table-cell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SUBSTITUTE(LOWER([.B811]);&quot; &quot;;&quot;_&quot;)" office:value-type="string" office:string-value="meowstic_female" calcext:value-type="string">
            <text:p>meowstic_female</text:p>
          </table:table-cell>
        </table:table-row>
        <table:table-row table:style-name="ro1">
          <table:table-cell table:formula="of:=COM.MICROSOFT.CONCAT(SUBSTITUTE(LOWER([.B812]);&quot; &quot;;&quot;_&quot;);&quot; = Enemy(name = '&quot;;[.B812];&quot;', type = '&quot;;[.C812];&quot;', total = &quot;;[.D812];&quot;, hp = &quot;;[.E812];&quot;, attack = &quot;;[.F812];&quot;, defense = &quot;;[.G812];&quot;, spatk = &quot;;[.H812];&quot;, spdef = &quot;;[.I812];&quot;, speed = &quot;;[.J812]; &quot;)&quot;)" office:value-type="string" office:string-value="honedge = Enemy(name = 'Honedge', type = 'STEEL GHOST', total = 325, hp = 45, attack = 80, defense = 100, spatk = 35, spdef = 37, speed = 28)" calcext:value-type="string">
            <text:p>honedge = Enemy(name = 'Honedge', type = 'STEEL GHOST', total = 325, hp = 45, attack = 80, defense = 100, spatk = 35, spdef = 37, speed = 28)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STEEL GHOST</text:p>
          </table:table-cell>
          <table:table-cell office:value-type="float" office:value="325" calcext:value-type="float">
            <text:p>32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BSTITUTE(LOWER([.B812]);&quot; &quot;;&quot;_&quot;)" office:value-type="string" office:string-value="honedge" calcext:value-type="string">
            <text:p>honedge</text:p>
          </table:table-cell>
        </table:table-row>
        <table:table-row table:style-name="ro1">
          <table:table-cell table:formula="of:=COM.MICROSOFT.CONCAT(SUBSTITUTE(LOWER([.B813]);&quot; &quot;;&quot;_&quot;);&quot; = Enemy(name = '&quot;;[.B813];&quot;', type = '&quot;;[.C813];&quot;', total = &quot;;[.D813];&quot;, hp = &quot;;[.E813];&quot;, attack = &quot;;[.F813];&quot;, defense = &quot;;[.G813];&quot;, spatk = &quot;;[.H813];&quot;, spdef = &quot;;[.I813];&quot;, speed = &quot;;[.J813]; &quot;)&quot;)" office:value-type="string" office:string-value="doublade = Enemy(name = 'Doublade', type = 'STEEL GHOST', total = 448, hp = 59, attack = 110, defense = 150, spatk = 45, spdef = 49, speed = 35)" calcext:value-type="string">
            <text:p>doublade = Enemy(name = 'Doublade', type = 'STEEL GHOST', total = 448, hp = 59, attack = 110, defense = 150, spatk = 45, spdef = 49, speed = 35)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STEEL GHOST</text:p>
          </table:table-cell>
          <table:table-cell office:value-type="float" office:value="448" calcext:value-type="float">
            <text:p>44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813]);&quot; &quot;;&quot;_&quot;)" office:value-type="string" office:string-value="doublade" calcext:value-type="string">
            <text:p>doublade</text:p>
          </table:table-cell>
        </table:table-row>
        <table:table-row table:style-name="ro1">
          <table:table-cell table:formula="of:=COM.MICROSOFT.CONCAT(SUBSTITUTE(LOWER([.B814]);&quot; &quot;;&quot;_&quot;);&quot; = Enemy(name = '&quot;;[.B814];&quot;', type = '&quot;;[.C814];&quot;', total = &quot;;[.D814];&quot;, hp = &quot;;[.E814];&quot;, attack = &quot;;[.F814];&quot;, defense = &quot;;[.G814];&quot;, spatk = &quot;;[.H814];&quot;, spdef = &quot;;[.I814];&quot;, speed = &quot;;[.J814]; &quot;)&quot;)" office:value-type="string" office:string-value="aegislash_shield_forme = Enemy(name = 'Aegislash Shield Forme', type = 'STEEL GHOST', total = 500, hp = 60, attack = 50, defense = 140, spatk = 50, spdef = 140, speed = 60)" calcext:value-type="string">
            <text:p>aegislash_shield_forme = Enemy(name = 'Aegislash Shield Forme', type = 'STEEL GHOST', total = 500, hp = 60, attack = 50, defense = 140, spatk = 50, spdef = 140, speed = 60)</text:p>
          </table:table-cell>
          <table:table-cell office:value-type="string" calcext:value-type="string">
            <text:p>Aegislash Shield Forme</text:p>
          </table:table-cell>
          <table:table-cell office:value-type="string" calcext:value-type="string">
            <text:p>STEEL GHOST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14]);&quot; &quot;;&quot;_&quot;)" office:value-type="string" office:string-value="aegislash_shield_forme" calcext:value-type="string">
            <text:p>aegislash_shield_forme</text:p>
          </table:table-cell>
        </table:table-row>
        <table:table-row table:style-name="ro1">
          <table:table-cell table:formula="of:=COM.MICROSOFT.CONCAT(SUBSTITUTE(LOWER([.B815]);&quot; &quot;;&quot;_&quot;);&quot; = Enemy(name = '&quot;;[.B815];&quot;', type = '&quot;;[.C815];&quot;', total = &quot;;[.D815];&quot;, hp = &quot;;[.E815];&quot;, attack = &quot;;[.F815];&quot;, defense = &quot;;[.G815];&quot;, spatk = &quot;;[.H815];&quot;, spdef = &quot;;[.I815];&quot;, speed = &quot;;[.J815]; &quot;)&quot;)" office:value-type="string" office:string-value="aegislash_blade_forme = Enemy(name = 'Aegislash Blade Forme', type = 'STEEL GHOST', total = 500, hp = 60, attack = 140, defense = 50, spatk = 140, spdef = 50, speed = 60)" calcext:value-type="string">
            <text:p>aegislash_blade_forme = Enemy(name = 'Aegislash Blade Forme', type = 'STEEL GHOST', total = 500, hp = 60, attack = 140, defense = 50, spatk = 140, spdef = 50, speed = 60)</text:p>
          </table:table-cell>
          <table:table-cell office:value-type="string" calcext:value-type="string">
            <text:p>Aegislash Blade Forme</text:p>
          </table:table-cell>
          <table:table-cell office:value-type="string" calcext:value-type="string">
            <text:p>STEEL GHOST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15]);&quot; &quot;;&quot;_&quot;)" office:value-type="string" office:string-value="aegislash_blade_forme" calcext:value-type="string">
            <text:p>aegislash_blade_forme</text:p>
          </table:table-cell>
        </table:table-row>
        <table:table-row table:style-name="ro1">
          <table:table-cell table:formula="of:=COM.MICROSOFT.CONCAT(SUBSTITUTE(LOWER([.B816]);&quot; &quot;;&quot;_&quot;);&quot; = Enemy(name = '&quot;;[.B816];&quot;', type = '&quot;;[.C816];&quot;', total = &quot;;[.D816];&quot;, hp = &quot;;[.E816];&quot;, attack = &quot;;[.F816];&quot;, defense = &quot;;[.G816];&quot;, spatk = &quot;;[.H816];&quot;, spdef = &quot;;[.I816];&quot;, speed = &quot;;[.J816]; &quot;)&quot;)" office:value-type="string" office:string-value="spritzee = Enemy(name = 'Spritzee', type = 'FAIRY', total = 341, hp = 78, attack = 52, defense = 60, spatk = 63, spdef = 65, speed = 23)" calcext:value-type="string">
            <text:p>spritzee = Enemy(name = 'Spritzee', type = 'FAIRY', total = 341, hp = 78, attack = 52, defense = 60, spatk = 63, spdef = 65, speed = 23)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FAIRY</text:p>
          </table:table-cell>
          <table:table-cell office:value-type="float" office:value="341" calcext:value-type="float">
            <text:p>34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BSTITUTE(LOWER([.B816]);&quot; &quot;;&quot;_&quot;)" office:value-type="string" office:string-value="spritzee" calcext:value-type="string">
            <text:p>spritzee</text:p>
          </table:table-cell>
        </table:table-row>
        <table:table-row table:style-name="ro1">
          <table:table-cell table:formula="of:=COM.MICROSOFT.CONCAT(SUBSTITUTE(LOWER([.B817]);&quot; &quot;;&quot;_&quot;);&quot; = Enemy(name = '&quot;;[.B817];&quot;', type = '&quot;;[.C817];&quot;', total = &quot;;[.D817];&quot;, hp = &quot;;[.E817];&quot;, attack = &quot;;[.F817];&quot;, defense = &quot;;[.G817];&quot;, spatk = &quot;;[.H817];&quot;, spdef = &quot;;[.I817];&quot;, speed = &quot;;[.J817]; &quot;)&quot;)" office:value-type="string" office:string-value="aromatisse = Enemy(name = 'Aromatisse', type = 'FAIRY', total = 462, hp = 101, attack = 72, defense = 72, spatk = 99, spdef = 89, speed = 29)" calcext:value-type="string">
            <text:p>aromatisse = Enemy(name = 'Aromatisse', type = 'FAIRY', total = 462, hp = 101, attack = 72, defense = 72, spatk = 99, spdef = 89, speed = 29)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FAIRY</text:p>
          </table:table-cell>
          <table:table-cell office:value-type="float" office:value="462" calcext:value-type="float">
            <text:p>46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BSTITUTE(LOWER([.B817]);&quot; &quot;;&quot;_&quot;)" office:value-type="string" office:string-value="aromatisse" calcext:value-type="string">
            <text:p>aromatisse</text:p>
          </table:table-cell>
        </table:table-row>
        <table:table-row table:style-name="ro1">
          <table:table-cell table:formula="of:=COM.MICROSOFT.CONCAT(SUBSTITUTE(LOWER([.B818]);&quot; &quot;;&quot;_&quot;);&quot; = Enemy(name = '&quot;;[.B818];&quot;', type = '&quot;;[.C818];&quot;', total = &quot;;[.D818];&quot;, hp = &quot;;[.E818];&quot;, attack = &quot;;[.F818];&quot;, defense = &quot;;[.G818];&quot;, spatk = &quot;;[.H818];&quot;, spdef = &quot;;[.I818];&quot;, speed = &quot;;[.J818]; &quot;)&quot;)" office:value-type="string" office:string-value="swirlix = Enemy(name = 'Swirlix', type = 'FAIRY', total = 341, hp = 62, attack = 48, defense = 66, spatk = 59, spdef = 57, speed = 49)" calcext:value-type="string">
            <text:p>swirlix = Enemy(name = 'Swirlix', type = 'FAIRY', total = 341, hp = 62, attack = 48, defense = 66, spatk = 59, spdef = 57, speed = 49)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FAIRY</text:p>
          </table:table-cell>
          <table:table-cell office:value-type="float" office:value="341" calcext:value-type="float">
            <text:p>34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SUBSTITUTE(LOWER([.B818]);&quot; &quot;;&quot;_&quot;)" office:value-type="string" office:string-value="swirlix" calcext:value-type="string">
            <text:p>swirlix</text:p>
          </table:table-cell>
        </table:table-row>
        <table:table-row table:style-name="ro1">
          <table:table-cell table:formula="of:=COM.MICROSOFT.CONCAT(SUBSTITUTE(LOWER([.B819]);&quot; &quot;;&quot;_&quot;);&quot; = Enemy(name = '&quot;;[.B819];&quot;', type = '&quot;;[.C819];&quot;', total = &quot;;[.D819];&quot;, hp = &quot;;[.E819];&quot;, attack = &quot;;[.F819];&quot;, defense = &quot;;[.G819];&quot;, spatk = &quot;;[.H819];&quot;, spdef = &quot;;[.I819];&quot;, speed = &quot;;[.J819]; &quot;)&quot;)" office:value-type="string" office:string-value="slurpuff = Enemy(name = 'Slurpuff', type = 'FAIRY', total = 480, hp = 82, attack = 80, defense = 86, spatk = 85, spdef = 75, speed = 72)" calcext:value-type="string">
            <text:p>slurpuff = Enemy(name = 'Slurpuff', type = 'FAIRY', total = 480, hp = 82, attack = 80, defense = 86, spatk = 85, spdef = 75, speed = 72)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FAIRY</text:p>
          </table:table-cell>
          <table:table-cell office:value-type="float" office:value="480" calcext:value-type="float">
            <text:p>48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819]);&quot; &quot;;&quot;_&quot;)" office:value-type="string" office:string-value="slurpuff" calcext:value-type="string">
            <text:p>slurpuff</text:p>
          </table:table-cell>
        </table:table-row>
        <table:table-row table:style-name="ro1">
          <table:table-cell table:formula="of:=COM.MICROSOFT.CONCAT(SUBSTITUTE(LOWER([.B820]);&quot; &quot;;&quot;_&quot;);&quot; = Enemy(name = '&quot;;[.B820];&quot;', type = '&quot;;[.C820];&quot;', total = &quot;;[.D820];&quot;, hp = &quot;;[.E820];&quot;, attack = &quot;;[.F820];&quot;, defense = &quot;;[.G820];&quot;, spatk = &quot;;[.H820];&quot;, spdef = &quot;;[.I820];&quot;, speed = &quot;;[.J820]; &quot;)&quot;)" office:value-type="string" office:string-value="inkay = Enemy(name = 'Inkay', type = 'DARK PSYCHIC', total = 288, hp = 53, attack = 54, defense = 53, spatk = 37, spdef = 46, speed = 45)" calcext:value-type="string">
            <text:p>inkay = Enemy(name = 'Inkay', type = 'DARK PSYCHIC', total = 288, hp = 53, attack = 54, defense = 53, spatk = 37, spdef = 46, speed = 45)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DARK PSYCHIC</text:p>
          </table:table-cell>
          <table:table-cell office:value-type="float" office:value="288" calcext:value-type="float">
            <text:p>28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820]);&quot; &quot;;&quot;_&quot;)" office:value-type="string" office:string-value="inkay" calcext:value-type="string">
            <text:p>inkay</text:p>
          </table:table-cell>
        </table:table-row>
        <table:table-row table:style-name="ro1">
          <table:table-cell table:formula="of:=COM.MICROSOFT.CONCAT(SUBSTITUTE(LOWER([.B821]);&quot; &quot;;&quot;_&quot;);&quot; = Enemy(name = '&quot;;[.B821];&quot;', type = '&quot;;[.C821];&quot;', total = &quot;;[.D821];&quot;, hp = &quot;;[.E821];&quot;, attack = &quot;;[.F821];&quot;, defense = &quot;;[.G821];&quot;, spatk = &quot;;[.H821];&quot;, spdef = &quot;;[.I821];&quot;, speed = &quot;;[.J821]; &quot;)&quot;)" office:value-type="string" office:string-value="malamar = Enemy(name = 'Malamar', type = 'DARK PSYCHIC', total = 482, hp = 86, attack = 92, defense = 88, spatk = 68, spdef = 75, speed = 73)" calcext:value-type="string">
            <text:p>malamar = Enemy(name = 'Malamar', type = 'DARK PSYCHIC', total = 482, hp = 86, attack = 92, defense = 88, spatk = 68, spdef = 75, speed = 73)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DARK PSYCHIC</text:p>
          </table:table-cell>
          <table:table-cell office:value-type="float" office:value="482" calcext:value-type="float">
            <text:p>48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BSTITUTE(LOWER([.B821]);&quot; &quot;;&quot;_&quot;)" office:value-type="string" office:string-value="malamar" calcext:value-type="string">
            <text:p>malamar</text:p>
          </table:table-cell>
        </table:table-row>
        <table:table-row table:style-name="ro1">
          <table:table-cell table:formula="of:=COM.MICROSOFT.CONCAT(SUBSTITUTE(LOWER([.B822]);&quot; &quot;;&quot;_&quot;);&quot; = Enemy(name = '&quot;;[.B822];&quot;', type = '&quot;;[.C822];&quot;', total = &quot;;[.D822];&quot;, hp = &quot;;[.E822];&quot;, attack = &quot;;[.F822];&quot;, defense = &quot;;[.G822];&quot;, spatk = &quot;;[.H822];&quot;, spdef = &quot;;[.I822];&quot;, speed = &quot;;[.J822]; &quot;)&quot;)" office:value-type="string" office:string-value="binacle = Enemy(name = 'Binacle', type = 'ROCK WATER', total = 306, hp = 42, attack = 52, defense = 67, spatk = 39, spdef = 56, speed = 50)" calcext:value-type="string">
            <text:p>binacle = Enemy(name = 'Binacle', type = 'ROCK WATER', total = 306, hp = 42, attack = 52, defense = 67, spatk = 39, spdef = 56, speed = 50)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ROCK WATER</text:p>
          </table:table-cell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822]);&quot; &quot;;&quot;_&quot;)" office:value-type="string" office:string-value="binacle" calcext:value-type="string">
            <text:p>binacle</text:p>
          </table:table-cell>
        </table:table-row>
        <table:table-row table:style-name="ro1">
          <table:table-cell table:formula="of:=COM.MICROSOFT.CONCAT(SUBSTITUTE(LOWER([.B823]);&quot; &quot;;&quot;_&quot;);&quot; = Enemy(name = '&quot;;[.B823];&quot;', type = '&quot;;[.C823];&quot;', total = &quot;;[.D823];&quot;, hp = &quot;;[.E823];&quot;, attack = &quot;;[.F823];&quot;, defense = &quot;;[.G823];&quot;, spatk = &quot;;[.H823];&quot;, spdef = &quot;;[.I823];&quot;, speed = &quot;;[.J823]; &quot;)&quot;)" office:value-type="string" office:string-value="barbaracle = Enemy(name = 'Barbaracle', type = 'ROCK WATER', total = 500, hp = 72, attack = 105, defense = 115, spatk = 54, spdef = 86, speed = 68)" calcext:value-type="string">
            <text:p>barbaracle = Enemy(name = 'Barbaracle', type = 'ROCK WATER', total = 500, hp = 72, attack = 105, defense = 115, spatk = 54, spdef = 86, speed = 68)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ROCK WATER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BSTITUTE(LOWER([.B823]);&quot; &quot;;&quot;_&quot;)" office:value-type="string" office:string-value="barbaracle" calcext:value-type="string">
            <text:p>barbaracle</text:p>
          </table:table-cell>
        </table:table-row>
        <table:table-row table:style-name="ro1">
          <table:table-cell table:formula="of:=COM.MICROSOFT.CONCAT(SUBSTITUTE(LOWER([.B824]);&quot; &quot;;&quot;_&quot;);&quot; = Enemy(name = '&quot;;[.B824];&quot;', type = '&quot;;[.C824];&quot;', total = &quot;;[.D824];&quot;, hp = &quot;;[.E824];&quot;, attack = &quot;;[.F824];&quot;, defense = &quot;;[.G824];&quot;, spatk = &quot;;[.H824];&quot;, spdef = &quot;;[.I824];&quot;, speed = &quot;;[.J824]; &quot;)&quot;)" office:value-type="string" office:string-value="skrelp = Enemy(name = 'Skrelp', type = 'POISON WATER', total = 320, hp = 50, attack = 60, defense = 60, spatk = 60, spdef = 60, speed = 30)" calcext:value-type="string">
            <text:p>skrelp = Enemy(name = 'Skrelp', type = 'POISON WATER', total = 320, hp = 50, attack = 60, defense = 60, spatk = 60, spdef = 60, speed = 30)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POISON WATER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824]);&quot; &quot;;&quot;_&quot;)" office:value-type="string" office:string-value="skrelp" calcext:value-type="string">
            <text:p>skrelp</text:p>
          </table:table-cell>
        </table:table-row>
        <table:table-row table:style-name="ro1">
          <table:table-cell table:formula="of:=COM.MICROSOFT.CONCAT(SUBSTITUTE(LOWER([.B825]);&quot; &quot;;&quot;_&quot;);&quot; = Enemy(name = '&quot;;[.B825];&quot;', type = '&quot;;[.C825];&quot;', total = &quot;;[.D825];&quot;, hp = &quot;;[.E825];&quot;, attack = &quot;;[.F825];&quot;, defense = &quot;;[.G825];&quot;, spatk = &quot;;[.H825];&quot;, spdef = &quot;;[.I825];&quot;, speed = &quot;;[.J825]; &quot;)&quot;)" office:value-type="string" office:string-value="dragalge = Enemy(name = 'Dragalge', type = 'POISON DRAGON', total = 494, hp = 65, attack = 75, defense = 90, spatk = 97, spdef = 123, speed = 44)" calcext:value-type="string">
            <text:p>dragalge = Enemy(name = 'Dragalge', type = 'POISON DRAGON', total = 494, hp = 65, attack = 75, defense = 90, spatk = 97, spdef = 123, speed = 44)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POISON DRAGON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BSTITUTE(LOWER([.B825]);&quot; &quot;;&quot;_&quot;)" office:value-type="string" office:string-value="dragalge" calcext:value-type="string">
            <text:p>dragalge</text:p>
          </table:table-cell>
        </table:table-row>
        <table:table-row table:style-name="ro1">
          <table:table-cell table:formula="of:=COM.MICROSOFT.CONCAT(SUBSTITUTE(LOWER([.B826]);&quot; &quot;;&quot;_&quot;);&quot; = Enemy(name = '&quot;;[.B826];&quot;', type = '&quot;;[.C826];&quot;', total = &quot;;[.D826];&quot;, hp = &quot;;[.E826];&quot;, attack = &quot;;[.F826];&quot;, defense = &quot;;[.G826];&quot;, spatk = &quot;;[.H826];&quot;, spdef = &quot;;[.I826];&quot;, speed = &quot;;[.J826]; &quot;)&quot;)" office:value-type="string" office:string-value="clauncher = Enemy(name = 'Clauncher', type = 'WATER', total = 330, hp = 50, attack = 53, defense = 62, spatk = 58, spdef = 63, speed = 44)" calcext:value-type="string">
            <text:p>clauncher = Enemy(name = 'Clauncher', type = 'WATER', total = 330, hp = 50, attack = 53, defense = 62, spatk = 58, spdef = 63, speed = 44)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WATER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BSTITUTE(LOWER([.B826]);&quot; &quot;;&quot;_&quot;)" office:value-type="string" office:string-value="clauncher" calcext:value-type="string">
            <text:p>clauncher</text:p>
          </table:table-cell>
        </table:table-row>
        <table:table-row table:style-name="ro1">
          <table:table-cell table:formula="of:=COM.MICROSOFT.CONCAT(SUBSTITUTE(LOWER([.B827]);&quot; &quot;;&quot;_&quot;);&quot; = Enemy(name = '&quot;;[.B827];&quot;', type = '&quot;;[.C827];&quot;', total = &quot;;[.D827];&quot;, hp = &quot;;[.E827];&quot;, attack = &quot;;[.F827];&quot;, defense = &quot;;[.G827];&quot;, spatk = &quot;;[.H827];&quot;, spdef = &quot;;[.I827];&quot;, speed = &quot;;[.J827]; &quot;)&quot;)" office:value-type="string" office:string-value="clawitzer = Enemy(name = 'Clawitzer', type = 'WATER', total = 500, hp = 71, attack = 73, defense = 88, spatk = 120, spdef = 89, speed = 59)" calcext:value-type="string">
            <text:p>clawitzer = Enemy(name = 'Clawitzer', type = 'WATER', total = 500, hp = 71, attack = 73, defense = 88, spatk = 120, spdef = 89, speed = 59)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WATER</text:p>
          </table:table-cell>
          <table:table-cell office:value-type="float" office:value="500" calcext:value-type="float">
            <text:p>5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BSTITUTE(LOWER([.B827]);&quot; &quot;;&quot;_&quot;)" office:value-type="string" office:string-value="clawitzer" calcext:value-type="string">
            <text:p>clawitzer</text:p>
          </table:table-cell>
        </table:table-row>
        <table:table-row table:style-name="ro1">
          <table:table-cell table:formula="of:=COM.MICROSOFT.CONCAT(SUBSTITUTE(LOWER([.B828]);&quot; &quot;;&quot;_&quot;);&quot; = Enemy(name = '&quot;;[.B828];&quot;', type = '&quot;;[.C828];&quot;', total = &quot;;[.D828];&quot;, hp = &quot;;[.E828];&quot;, attack = &quot;;[.F828];&quot;, defense = &quot;;[.G828];&quot;, spatk = &quot;;[.H828];&quot;, spdef = &quot;;[.I828];&quot;, speed = &quot;;[.J828]; &quot;)&quot;)" office:value-type="string" office:string-value="helioptile = Enemy(name = 'Helioptile', type = 'ELECTRIC NORMAL', total = 289, hp = 44, attack = 38, defense = 33, spatk = 61, spdef = 43, speed = 70)" calcext:value-type="string">
            <text:p>helioptile = Enemy(name = 'Helioptile', type = 'ELECTRIC NORMAL', total = 289, hp = 44, attack = 38, defense = 33, spatk = 61, spdef = 43, speed = 70)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ELECTRIC NORMAL</text:p>
          </table:table-cell>
          <table:table-cell office:value-type="float" office:value="289" calcext:value-type="float">
            <text:p>28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28]);&quot; &quot;;&quot;_&quot;)" office:value-type="string" office:string-value="helioptile" calcext:value-type="string">
            <text:p>helioptile</text:p>
          </table:table-cell>
        </table:table-row>
        <table:table-row table:style-name="ro1">
          <table:table-cell table:formula="of:=COM.MICROSOFT.CONCAT(SUBSTITUTE(LOWER([.B829]);&quot; &quot;;&quot;_&quot;);&quot; = Enemy(name = '&quot;;[.B829];&quot;', type = '&quot;;[.C829];&quot;', total = &quot;;[.D829];&quot;, hp = &quot;;[.E829];&quot;, attack = &quot;;[.F829];&quot;, defense = &quot;;[.G829];&quot;, spatk = &quot;;[.H829];&quot;, spdef = &quot;;[.I829];&quot;, speed = &quot;;[.J829]; &quot;)&quot;)" office:value-type="string" office:string-value="heliolisk = Enemy(name = 'Heliolisk', type = 'ELECTRIC NORMAL', total = 481, hp = 62, attack = 55, defense = 52, spatk = 109, spdef = 94, speed = 109)" calcext:value-type="string">
            <text:p>heliolisk = Enemy(name = 'Heliolisk', type = 'ELECTRIC NORMAL', total = 481, hp = 62, attack = 55, defense = 52, spatk = 109, spdef = 94, speed = 109)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LECTRIC NORMAL</text:p>
          </table:table-cell>
          <table:table-cell office:value-type="float" office:value="481" calcext:value-type="float">
            <text:p>48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BSTITUTE(LOWER([.B829]);&quot; &quot;;&quot;_&quot;)" office:value-type="string" office:string-value="heliolisk" calcext:value-type="string">
            <text:p>heliolisk</text:p>
          </table:table-cell>
        </table:table-row>
        <table:table-row table:style-name="ro1">
          <table:table-cell table:formula="of:=COM.MICROSOFT.CONCAT(SUBSTITUTE(LOWER([.B830]);&quot; &quot;;&quot;_&quot;);&quot; = Enemy(name = '&quot;;[.B830];&quot;', type = '&quot;;[.C830];&quot;', total = &quot;;[.D830];&quot;, hp = &quot;;[.E830];&quot;, attack = &quot;;[.F830];&quot;, defense = &quot;;[.G830];&quot;, spatk = &quot;;[.H830];&quot;, spdef = &quot;;[.I830];&quot;, speed = &quot;;[.J830]; &quot;)&quot;)" office:value-type="string" office:string-value="tyrunt = Enemy(name = 'Tyrunt', type = 'ROCK DRAGON', total = 362, hp = 58, attack = 89, defense = 77, spatk = 45, spdef = 45, speed = 48)" calcext:value-type="string">
            <text:p>tyrunt = Enemy(name = 'Tyrunt', type = 'ROCK DRAGON', total = 362, hp = 58, attack = 89, defense = 77, spatk = 45, spdef = 45, speed = 48)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ROCK DRAGON</text:p>
          </table:table-cell>
          <table:table-cell office:value-type="float" office:value="362" calcext:value-type="float">
            <text:p>362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BSTITUTE(LOWER([.B830]);&quot; &quot;;&quot;_&quot;)" office:value-type="string" office:string-value="tyrunt" calcext:value-type="string">
            <text:p>tyrunt</text:p>
          </table:table-cell>
        </table:table-row>
        <table:table-row table:style-name="ro1">
          <table:table-cell table:formula="of:=COM.MICROSOFT.CONCAT(SUBSTITUTE(LOWER([.B831]);&quot; &quot;;&quot;_&quot;);&quot; = Enemy(name = '&quot;;[.B831];&quot;', type = '&quot;;[.C831];&quot;', total = &quot;;[.D831];&quot;, hp = &quot;;[.E831];&quot;, attack = &quot;;[.F831];&quot;, defense = &quot;;[.G831];&quot;, spatk = &quot;;[.H831];&quot;, spdef = &quot;;[.I831];&quot;, speed = &quot;;[.J831]; &quot;)&quot;)" office:value-type="string" office:string-value="tyrantrum = Enemy(name = 'Tyrantrum', type = 'ROCK DRAGON', total = 521, hp = 82, attack = 121, defense = 119, spatk = 69, spdef = 59, speed = 71)" calcext:value-type="string">
            <text:p>tyrantrum = Enemy(name = 'Tyrantrum', type = 'ROCK DRAGON', total = 521, hp = 82, attack = 121, defense = 119, spatk = 69, spdef = 59, speed = 71)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ROCK DRAGON</text:p>
          </table:table-cell>
          <table:table-cell office:value-type="float" office:value="521" calcext:value-type="float">
            <text:p>521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831]);&quot; &quot;;&quot;_&quot;)" office:value-type="string" office:string-value="tyrantrum" calcext:value-type="string">
            <text:p>tyrantrum</text:p>
          </table:table-cell>
        </table:table-row>
        <table:table-row table:style-name="ro1">
          <table:table-cell table:formula="of:=COM.MICROSOFT.CONCAT(SUBSTITUTE(LOWER([.B832]);&quot; &quot;;&quot;_&quot;);&quot; = Enemy(name = '&quot;;[.B832];&quot;', type = '&quot;;[.C832];&quot;', total = &quot;;[.D832];&quot;, hp = &quot;;[.E832];&quot;, attack = &quot;;[.F832];&quot;, defense = &quot;;[.G832];&quot;, spatk = &quot;;[.H832];&quot;, spdef = &quot;;[.I832];&quot;, speed = &quot;;[.J832]; &quot;)&quot;)" office:value-type="string" office:string-value="amaura = Enemy(name = 'Amaura', type = 'ROCK ICE', total = 362, hp = 77, attack = 59, defense = 50, spatk = 67, spdef = 63, speed = 46)" calcext:value-type="string">
            <text:p>amaura = Enemy(name = 'Amaura', type = 'ROCK ICE', total = 362, hp = 77, attack = 59, defense = 50, spatk = 67, spdef = 63, speed = 46)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ROCK ICE</text:p>
          </table:table-cell>
          <table:table-cell office:value-type="float" office:value="362" calcext:value-type="float">
            <text:p>36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832]);&quot; &quot;;&quot;_&quot;)" office:value-type="string" office:string-value="amaura" calcext:value-type="string">
            <text:p>amaura</text:p>
          </table:table-cell>
        </table:table-row>
        <table:table-row table:style-name="ro1">
          <table:table-cell table:formula="of:=COM.MICROSOFT.CONCAT(SUBSTITUTE(LOWER([.B833]);&quot; &quot;;&quot;_&quot;);&quot; = Enemy(name = '&quot;;[.B833];&quot;', type = '&quot;;[.C833];&quot;', total = &quot;;[.D833];&quot;, hp = &quot;;[.E833];&quot;, attack = &quot;;[.F833];&quot;, defense = &quot;;[.G833];&quot;, spatk = &quot;;[.H833];&quot;, spdef = &quot;;[.I833];&quot;, speed = &quot;;[.J833]; &quot;)&quot;)" office:value-type="string" office:string-value="aurorus = Enemy(name = 'Aurorus', type = 'ROCK ICE', total = 521, hp = 123, attack = 77, defense = 72, spatk = 99, spdef = 92, speed = 58)" calcext:value-type="string">
            <text:p>aurorus = Enemy(name = 'Aurorus', type = 'ROCK ICE', total = 521, hp = 123, attack = 77, defense = 72, spatk = 99, spdef = 92, speed = 58)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ROCK ICE</text:p>
          </table:table-cell>
          <table:table-cell office:value-type="float" office:value="521" calcext:value-type="float">
            <text:p>521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BSTITUTE(LOWER([.B833]);&quot; &quot;;&quot;_&quot;)" office:value-type="string" office:string-value="aurorus" calcext:value-type="string">
            <text:p>aurorus</text:p>
          </table:table-cell>
        </table:table-row>
        <table:table-row table:style-name="ro1">
          <table:table-cell table:formula="of:=COM.MICROSOFT.CONCAT(SUBSTITUTE(LOWER([.B834]);&quot; &quot;;&quot;_&quot;);&quot; = Enemy(name = '&quot;;[.B834];&quot;', type = '&quot;;[.C834];&quot;', total = &quot;;[.D834];&quot;, hp = &quot;;[.E834];&quot;, attack = &quot;;[.F834];&quot;, defense = &quot;;[.G834];&quot;, spatk = &quot;;[.H834];&quot;, spdef = &quot;;[.I834];&quot;, speed = &quot;;[.J834]; &quot;)&quot;)" office:value-type="string" office:string-value="sylveon = Enemy(name = 'Sylveon', type = 'FAIRY', total = 525, hp = 95, attack = 65, defense = 65, spatk = 110, spdef = 130, speed = 60)" calcext:value-type="string">
            <text:p>sylveon = Enemy(name = 'Sylveon', type = 'FAIRY', total = 525, hp = 95, attack = 65, defense = 65, spatk = 110, spdef = 130, speed = 60)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FAIRY</text:p>
          </table:table-cell>
          <table:table-cell office:value-type="float" office:value="525" calcext:value-type="float">
            <text:p>52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34]);&quot; &quot;;&quot;_&quot;)" office:value-type="string" office:string-value="sylveon" calcext:value-type="string">
            <text:p>sylveon</text:p>
          </table:table-cell>
        </table:table-row>
        <table:table-row table:style-name="ro1">
          <table:table-cell table:formula="of:=COM.MICROSOFT.CONCAT(SUBSTITUTE(LOWER([.B835]);&quot; &quot;;&quot;_&quot;);&quot; = Enemy(name = '&quot;;[.B835];&quot;', type = '&quot;;[.C835];&quot;', total = &quot;;[.D835];&quot;, hp = &quot;;[.E835];&quot;, attack = &quot;;[.F835];&quot;, defense = &quot;;[.G835];&quot;, spatk = &quot;;[.H835];&quot;, spdef = &quot;;[.I835];&quot;, speed = &quot;;[.J835]; &quot;)&quot;)" office:value-type="string" office:string-value="hawlucha = Enemy(name = 'Hawlucha', type = 'FIGHTING FLYING', total = 500, hp = 78, attack = 92, defense = 75, spatk = 74, spdef = 63, speed = 118)" calcext:value-type="string">
            <text:p>hawlucha = Enemy(name = 'Hawlucha', type = 'FIGHTING FLYING', total = 500, hp = 78, attack = 92, defense = 75, spatk = 74, spdef = 63, speed = 118)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FIGHTING FLYING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SUBSTITUTE(LOWER([.B835]);&quot; &quot;;&quot;_&quot;)" office:value-type="string" office:string-value="hawlucha" calcext:value-type="string">
            <text:p>hawlucha</text:p>
          </table:table-cell>
        </table:table-row>
        <table:table-row table:style-name="ro1">
          <table:table-cell table:formula="of:=COM.MICROSOFT.CONCAT(SUBSTITUTE(LOWER([.B836]);&quot; &quot;;&quot;_&quot;);&quot; = Enemy(name = '&quot;;[.B836];&quot;', type = '&quot;;[.C836];&quot;', total = &quot;;[.D836];&quot;, hp = &quot;;[.E836];&quot;, attack = &quot;;[.F836];&quot;, defense = &quot;;[.G836];&quot;, spatk = &quot;;[.H836];&quot;, spdef = &quot;;[.I836];&quot;, speed = &quot;;[.J836]; &quot;)&quot;)" office:value-type="string" office:string-value="dedenne = Enemy(name = 'Dedenne', type = 'ELECTRIC FAIRY', total = 431, hp = 67, attack = 58, defense = 57, spatk = 81, spdef = 67, speed = 101)" calcext:value-type="string">
            <text:p>dedenne = Enemy(name = 'Dedenne', type = 'ELECTRIC FAIRY', total = 431, hp = 67, attack = 58, defense = 57, spatk = 81, spdef = 67, speed = 101)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LECTRIC FAIRY</text:p>
          </table:table-cell>
          <table:table-cell office:value-type="float" office:value="431" calcext:value-type="float">
            <text:p>431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BSTITUTE(LOWER([.B836]);&quot; &quot;;&quot;_&quot;)" office:value-type="string" office:string-value="dedenne" calcext:value-type="string">
            <text:p>dedenne</text:p>
          </table:table-cell>
        </table:table-row>
        <table:table-row table:style-name="ro1">
          <table:table-cell table:formula="of:=COM.MICROSOFT.CONCAT(SUBSTITUTE(LOWER([.B837]);&quot; &quot;;&quot;_&quot;);&quot; = Enemy(name = '&quot;;[.B837];&quot;', type = '&quot;;[.C837];&quot;', total = &quot;;[.D837];&quot;, hp = &quot;;[.E837];&quot;, attack = &quot;;[.F837];&quot;, defense = &quot;;[.G837];&quot;, spatk = &quot;;[.H837];&quot;, spdef = &quot;;[.I837];&quot;, speed = &quot;;[.J837]; &quot;)&quot;)" office:value-type="string" office:string-value="carbink = Enemy(name = 'Carbink', type = 'ROCK FAIRY', total = 500, hp = 50, attack = 50, defense = 150, spatk = 50, spdef = 150, speed = 50)" calcext:value-type="string">
            <text:p>carbink = Enemy(name = 'Carbink', type = 'ROCK FAIRY', total = 500, hp = 50, attack = 50, defense = 150, spatk = 50, spdef = 150, speed = 50)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ROCK FAIRY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837]);&quot; &quot;;&quot;_&quot;)" office:value-type="string" office:string-value="carbink" calcext:value-type="string">
            <text:p>carbink</text:p>
          </table:table-cell>
        </table:table-row>
        <table:table-row table:style-name="ro1">
          <table:table-cell table:formula="of:=COM.MICROSOFT.CONCAT(SUBSTITUTE(LOWER([.B838]);&quot; &quot;;&quot;_&quot;);&quot; = Enemy(name = '&quot;;[.B838];&quot;', type = '&quot;;[.C838];&quot;', total = &quot;;[.D838];&quot;, hp = &quot;;[.E838];&quot;, attack = &quot;;[.F838];&quot;, defense = &quot;;[.G838];&quot;, spatk = &quot;;[.H838];&quot;, spdef = &quot;;[.I838];&quot;, speed = &quot;;[.J838]; &quot;)&quot;)" office:value-type="string" office:string-value="goomy = Enemy(name = 'Goomy', type = 'DRAGON', total = 300, hp = 45, attack = 50, defense = 35, spatk = 55, spdef = 75, speed = 40)" calcext:value-type="string">
            <text:p>goomy = Enemy(name = 'Goomy', type = 'DRAGON', total = 300, hp = 45, attack = 50, defense = 35, spatk = 55, spdef = 75, speed = 40)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DRAGON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838]);&quot; &quot;;&quot;_&quot;)" office:value-type="string" office:string-value="goomy" calcext:value-type="string">
            <text:p>goomy</text:p>
          </table:table-cell>
        </table:table-row>
        <table:table-row table:style-name="ro1">
          <table:table-cell table:formula="of:=COM.MICROSOFT.CONCAT(SUBSTITUTE(LOWER([.B839]);&quot; &quot;;&quot;_&quot;);&quot; = Enemy(name = '&quot;;[.B839];&quot;', type = '&quot;;[.C839];&quot;', total = &quot;;[.D839];&quot;, hp = &quot;;[.E839];&quot;, attack = &quot;;[.F839];&quot;, defense = &quot;;[.G839];&quot;, spatk = &quot;;[.H839];&quot;, spdef = &quot;;[.I839];&quot;, speed = &quot;;[.J839]; &quot;)&quot;)" office:value-type="string" office:string-value="sliggoo = Enemy(name = 'Sliggoo', type = 'DRAGON', total = 452, hp = 68, attack = 75, defense = 53, spatk = 83, spdef = 113, speed = 60)" calcext:value-type="string">
            <text:p>sliggoo = Enemy(name = 'Sliggoo', type = 'DRAGON', total = 452, hp = 68, attack = 75, defense = 53, spatk = 83, spdef = 113, speed = 60)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DRAGON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39]);&quot; &quot;;&quot;_&quot;)" office:value-type="string" office:string-value="sliggoo" calcext:value-type="string">
            <text:p>sliggoo</text:p>
          </table:table-cell>
        </table:table-row>
        <table:table-row table:style-name="ro1">
          <table:table-cell table:formula="of:=COM.MICROSOFT.CONCAT(SUBSTITUTE(LOWER([.B840]);&quot; &quot;;&quot;_&quot;);&quot; = Enemy(name = '&quot;;[.B840];&quot;', type = '&quot;;[.C840];&quot;', total = &quot;;[.D840];&quot;, hp = &quot;;[.E840];&quot;, attack = &quot;;[.F840];&quot;, defense = &quot;;[.G840];&quot;, spatk = &quot;;[.H840];&quot;, spdef = &quot;;[.I840];&quot;, speed = &quot;;[.J840]; &quot;)&quot;)" office:value-type="string" office:string-value="sliggoo_hisuian_sliggoo = Enemy(name = 'Sliggoo Hisuian Sliggoo', type = 'DRAGON STEEL', total = 452, hp = 58, attack = 75, defense = 83, spatk = 83, spdef = 113, speed = 40)" calcext:value-type="string">
            <text:p>sliggoo_hisuian_sliggoo = Enemy(name = 'Sliggoo Hisuian Sliggoo', type = 'DRAGON STEEL', total = 452, hp = 58, attack = 75, defense = 83, spatk = 83, spdef = 113, speed = 40)</text:p>
          </table:table-cell>
          <table:table-cell office:value-type="string" calcext:value-type="string">
            <text:p>Sliggoo Hisuian Sliggoo</text:p>
          </table:table-cell>
          <table:table-cell office:value-type="string" calcext:value-type="string">
            <text:p>DRAGON STEEL</text:p>
          </table:table-cell>
          <table:table-cell office:value-type="float" office:value="452" calcext:value-type="float">
            <text:p>45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840]);&quot; &quot;;&quot;_&quot;)" office:value-type="string" office:string-value="sliggoo_hisuian_sliggoo" calcext:value-type="string">
            <text:p>sliggoo_hisuian_sliggoo</text:p>
          </table:table-cell>
        </table:table-row>
        <table:table-row table:style-name="ro1">
          <table:table-cell table:formula="of:=COM.MICROSOFT.CONCAT(SUBSTITUTE(LOWER([.B841]);&quot; &quot;;&quot;_&quot;);&quot; = Enemy(name = '&quot;;[.B841];&quot;', type = '&quot;;[.C841];&quot;', total = &quot;;[.D841];&quot;, hp = &quot;;[.E841];&quot;, attack = &quot;;[.F841];&quot;, defense = &quot;;[.G841];&quot;, spatk = &quot;;[.H841];&quot;, spdef = &quot;;[.I841];&quot;, speed = &quot;;[.J841]; &quot;)&quot;)" office:value-type="string" office:string-value="goodra = Enemy(name = 'Goodra', type = 'DRAGON', total = 600, hp = 90, attack = 100, defense = 70, spatk = 110, spdef = 150, speed = 80)" calcext:value-type="string">
            <text:p>goodra = Enemy(name = 'Goodra', type = 'DRAGON', total = 600, hp = 90, attack = 100, defense = 70, spatk = 110, spdef = 150, speed = 80)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DRAGON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841]);&quot; &quot;;&quot;_&quot;)" office:value-type="string" office:string-value="goodra" calcext:value-type="string">
            <text:p>goodra</text:p>
          </table:table-cell>
        </table:table-row>
        <table:table-row table:style-name="ro1">
          <table:table-cell table:formula="of:=COM.MICROSOFT.CONCAT(SUBSTITUTE(LOWER([.B842]);&quot; &quot;;&quot;_&quot;);&quot; = Enemy(name = '&quot;;[.B842];&quot;', type = '&quot;;[.C842];&quot;', total = &quot;;[.D842];&quot;, hp = &quot;;[.E842];&quot;, attack = &quot;;[.F842];&quot;, defense = &quot;;[.G842];&quot;, spatk = &quot;;[.H842];&quot;, spdef = &quot;;[.I842];&quot;, speed = &quot;;[.J842]; &quot;)&quot;)" office:value-type="string" office:string-value="goodra_hisuian_goodra = Enemy(name = 'Goodra Hisuian Goodra', type = 'DRAGON STEEL', total = 600, hp = 80, attack = 100, defense = 100, spatk = 110, spdef = 150, speed = 60)" calcext:value-type="string">
            <text:p>goodra_hisuian_goodra = Enemy(name = 'Goodra Hisuian Goodra', type = 'DRAGON STEEL', total = 600, hp = 80, attack = 100, defense = 100, spatk = 110, spdef = 150, speed = 60)</text:p>
          </table:table-cell>
          <table:table-cell office:value-type="string" calcext:value-type="string">
            <text:p>Goodra Hisuian Goodra</text:p>
          </table:table-cell>
          <table:table-cell office:value-type="string" calcext:value-type="string">
            <text:p>DRAGON STEEL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42]);&quot; &quot;;&quot;_&quot;)" office:value-type="string" office:string-value="goodra_hisuian_goodra" calcext:value-type="string">
            <text:p>goodra_hisuian_goodra</text:p>
          </table:table-cell>
        </table:table-row>
        <table:table-row table:style-name="ro1">
          <table:table-cell table:formula="of:=COM.MICROSOFT.CONCAT(SUBSTITUTE(LOWER([.B843]);&quot; &quot;;&quot;_&quot;);&quot; = Enemy(name = '&quot;;[.B843];&quot;', type = '&quot;;[.C843];&quot;', total = &quot;;[.D843];&quot;, hp = &quot;;[.E843];&quot;, attack = &quot;;[.F843];&quot;, defense = &quot;;[.G843];&quot;, spatk = &quot;;[.H843];&quot;, spdef = &quot;;[.I843];&quot;, speed = &quot;;[.J843]; &quot;)&quot;)" office:value-type="string" office:string-value="klefki = Enemy(name = 'Klefki', type = 'STEEL FAIRY', total = 470, hp = 57, attack = 80, defense = 91, spatk = 80, spdef = 87, speed = 75)" calcext:value-type="string">
            <text:p>klefki = Enemy(name = 'Klefki', type = 'STEEL FAIRY', total = 470, hp = 57, attack = 80, defense = 91, spatk = 80, spdef = 87, speed = 75)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STEEL FAIRY</text:p>
          </table:table-cell>
          <table:table-cell office:value-type="float" office:value="470" calcext:value-type="float">
            <text:p>47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843]);&quot; &quot;;&quot;_&quot;)" office:value-type="string" office:string-value="klefki" calcext:value-type="string">
            <text:p>klefki</text:p>
          </table:table-cell>
        </table:table-row>
        <table:table-row table:style-name="ro1">
          <table:table-cell table:formula="of:=COM.MICROSOFT.CONCAT(SUBSTITUTE(LOWER([.B844]);&quot; &quot;;&quot;_&quot;);&quot; = Enemy(name = '&quot;;[.B844];&quot;', type = '&quot;;[.C844];&quot;', total = &quot;;[.D844];&quot;, hp = &quot;;[.E844];&quot;, attack = &quot;;[.F844];&quot;, defense = &quot;;[.G844];&quot;, spatk = &quot;;[.H844];&quot;, spdef = &quot;;[.I844];&quot;, speed = &quot;;[.J844]; &quot;)&quot;)" office:value-type="string" office:string-value="phantump = Enemy(name = 'Phantump', type = 'GHOST GRASS', total = 309, hp = 43, attack = 70, defense = 48, spatk = 50, spdef = 60, speed = 38)" calcext:value-type="string">
            <text:p>phantump = Enemy(name = 'Phantump', type = 'GHOST GRASS', total = 309, hp = 43, attack = 70, defense = 48, spatk = 50, spdef = 60, speed = 38)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GHOST GRASS</text:p>
          </table:table-cell>
          <table:table-cell office:value-type="float" office:value="309" calcext:value-type="float">
            <text:p>30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BSTITUTE(LOWER([.B844]);&quot; &quot;;&quot;_&quot;)" office:value-type="string" office:string-value="phantump" calcext:value-type="string">
            <text:p>phantump</text:p>
          </table:table-cell>
        </table:table-row>
        <table:table-row table:style-name="ro1">
          <table:table-cell table:formula="of:=COM.MICROSOFT.CONCAT(SUBSTITUTE(LOWER([.B845]);&quot; &quot;;&quot;_&quot;);&quot; = Enemy(name = '&quot;;[.B845];&quot;', type = '&quot;;[.C845];&quot;', total = &quot;;[.D845];&quot;, hp = &quot;;[.E845];&quot;, attack = &quot;;[.F845];&quot;, defense = &quot;;[.G845];&quot;, spatk = &quot;;[.H845];&quot;, spdef = &quot;;[.I845];&quot;, speed = &quot;;[.J845]; &quot;)&quot;)" office:value-type="string" office:string-value="trevenant = Enemy(name = 'Trevenant', type = 'GHOST GRASS', total = 474, hp = 85, attack = 110, defense = 76, spatk = 65, spdef = 82, speed = 56)" calcext:value-type="string">
            <text:p>trevenant = Enemy(name = 'Trevenant', type = 'GHOST GRASS', total = 474, hp = 85, attack = 110, defense = 76, spatk = 65, spdef = 82, speed = 56)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GHOST GRASS</text:p>
          </table:table-cell>
          <table:table-cell office:value-type="float" office:value="474" calcext:value-type="float">
            <text:p>474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BSTITUTE(LOWER([.B845]);&quot; &quot;;&quot;_&quot;)" office:value-type="string" office:string-value="trevenant" calcext:value-type="string">
            <text:p>trevenant</text:p>
          </table:table-cell>
        </table:table-row>
        <table:table-row table:style-name="ro1">
          <table:table-cell table:formula="of:=COM.MICROSOFT.CONCAT(SUBSTITUTE(LOWER([.B846]);&quot; &quot;;&quot;_&quot;);&quot; = Enemy(name = '&quot;;[.B846];&quot;', type = '&quot;;[.C846];&quot;', total = &quot;;[.D846];&quot;, hp = &quot;;[.E846];&quot;, attack = &quot;;[.F846];&quot;, defense = &quot;;[.G846];&quot;, spatk = &quot;;[.H846];&quot;, spdef = &quot;;[.I846];&quot;, speed = &quot;;[.J846]; &quot;)&quot;)" office:value-type="string" office:string-value="pumpkaboo_average_size = Enemy(name = 'Pumpkaboo Average Size', type = 'GHOST GRASS', total = 335, hp = 49, attack = 66, defense = 70, spatk = 44, spdef = 55, speed = 51)" calcext:value-type="string">
            <text:p>pumpkaboo_average_size = Enemy(name = 'Pumpkaboo Average Size', type = 'GHOST GRASS', total = 335, hp = 49, attack = 66, defense = 70, spatk = 44, spdef = 55, speed = 51)</text:p>
          </table:table-cell>
          <table:table-cell office:value-type="string" calcext:value-type="string">
            <text:p>Pumpkaboo Average Size</text:p>
          </table:table-cell>
          <table:table-cell office:value-type="string" calcext:value-type="string">
            <text:p>GHOST GRASS</text:p>
          </table:table-cell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BSTITUTE(LOWER([.B846]);&quot; &quot;;&quot;_&quot;)" office:value-type="string" office:string-value="pumpkaboo_average_size" calcext:value-type="string">
            <text:p>pumpkaboo_average_size</text:p>
          </table:table-cell>
        </table:table-row>
        <table:table-row table:style-name="ro1">
          <table:table-cell table:formula="of:=COM.MICROSOFT.CONCAT(SUBSTITUTE(LOWER([.B847]);&quot; &quot;;&quot;_&quot;);&quot; = Enemy(name = '&quot;;[.B847];&quot;', type = '&quot;;[.C847];&quot;', total = &quot;;[.D847];&quot;, hp = &quot;;[.E847];&quot;, attack = &quot;;[.F847];&quot;, defense = &quot;;[.G847];&quot;, spatk = &quot;;[.H847];&quot;, spdef = &quot;;[.I847];&quot;, speed = &quot;;[.J847]; &quot;)&quot;)" office:value-type="string" office:string-value="pumpkaboo_small_size = Enemy(name = 'Pumpkaboo Small Size', type = 'GHOST GRASS', total = 335, hp = 44, attack = 66, defense = 70, spatk = 44, spdef = 55, speed = 56)" calcext:value-type="string">
            <text:p>pumpkaboo_small_size = Enemy(name = 'Pumpkaboo Small Size', type = 'GHOST GRASS', total = 335, hp = 44, attack = 66, defense = 70, spatk = 44, spdef = 55, speed = 56)</text:p>
          </table:table-cell>
          <table:table-cell office:value-type="string" calcext:value-type="string">
            <text:p>Pumpkaboo Small Size</text:p>
          </table:table-cell>
          <table:table-cell office:value-type="string" calcext:value-type="string">
            <text:p>GHOST GRASS</text:p>
          </table:table-cell>
          <table:table-cell office:value-type="float" office:value="335" calcext:value-type="float">
            <text:p>33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BSTITUTE(LOWER([.B847]);&quot; &quot;;&quot;_&quot;)" office:value-type="string" office:string-value="pumpkaboo_small_size" calcext:value-type="string">
            <text:p>pumpkaboo_small_size</text:p>
          </table:table-cell>
        </table:table-row>
        <table:table-row table:style-name="ro1">
          <table:table-cell table:formula="of:=COM.MICROSOFT.CONCAT(SUBSTITUTE(LOWER([.B848]);&quot; &quot;;&quot;_&quot;);&quot; = Enemy(name = '&quot;;[.B848];&quot;', type = '&quot;;[.C848];&quot;', total = &quot;;[.D848];&quot;, hp = &quot;;[.E848];&quot;, attack = &quot;;[.F848];&quot;, defense = &quot;;[.G848];&quot;, spatk = &quot;;[.H848];&quot;, spdef = &quot;;[.I848];&quot;, speed = &quot;;[.J848]; &quot;)&quot;)" office:value-type="string" office:string-value="pumpkaboo_large_size = Enemy(name = 'Pumpkaboo Large Size', type = 'GHOST GRASS', total = 335, hp = 54, attack = 66, defense = 70, spatk = 44, spdef = 55, speed = 46)" calcext:value-type="string">
            <text:p>pumpkaboo_large_size = Enemy(name = 'Pumpkaboo Large Size', type = 'GHOST GRASS', total = 335, hp = 54, attack = 66, defense = 70, spatk = 44, spdef = 55, speed = 46)</text:p>
          </table:table-cell>
          <table:table-cell office:value-type="string" calcext:value-type="string">
            <text:p>Pumpkaboo Large Size</text:p>
          </table:table-cell>
          <table:table-cell office:value-type="string" calcext:value-type="string">
            <text:p>GHOST GRASS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848]);&quot; &quot;;&quot;_&quot;)" office:value-type="string" office:string-value="pumpkaboo_large_size" calcext:value-type="string">
            <text:p>pumpkaboo_large_size</text:p>
          </table:table-cell>
        </table:table-row>
        <table:table-row table:style-name="ro1">
          <table:table-cell table:formula="of:=COM.MICROSOFT.CONCAT(SUBSTITUTE(LOWER([.B849]);&quot; &quot;;&quot;_&quot;);&quot; = Enemy(name = '&quot;;[.B849];&quot;', type = '&quot;;[.C849];&quot;', total = &quot;;[.D849];&quot;, hp = &quot;;[.E849];&quot;, attack = &quot;;[.F849];&quot;, defense = &quot;;[.G849];&quot;, spatk = &quot;;[.H849];&quot;, spdef = &quot;;[.I849];&quot;, speed = &quot;;[.J849]; &quot;)&quot;)" office:value-type="string" office:string-value="pumpkaboo_super_size = Enemy(name = 'Pumpkaboo Super Size', type = 'GHOST GRASS', total = 335, hp = 59, attack = 66, defense = 70, spatk = 44, spdef = 55, speed = 41)" calcext:value-type="string">
            <text:p>pumpkaboo_super_size = Enemy(name = 'Pumpkaboo Super Size', type = 'GHOST GRASS', total = 335, hp = 59, attack = 66, defense = 70, spatk = 44, spdef = 55, speed = 41)</text:p>
          </table:table-cell>
          <table:table-cell office:value-type="string" calcext:value-type="string">
            <text:p>Pumpkaboo Super Size</text:p>
          </table:table-cell>
          <table:table-cell office:value-type="string" calcext:value-type="string">
            <text:p>GHOST GRASS</text:p>
          </table:table-cell>
          <table:table-cell office:value-type="float" office:value="335" calcext:value-type="float">
            <text:p>33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BSTITUTE(LOWER([.B849]);&quot; &quot;;&quot;_&quot;)" office:value-type="string" office:string-value="pumpkaboo_super_size" calcext:value-type="string">
            <text:p>pumpkaboo_super_size</text:p>
          </table:table-cell>
        </table:table-row>
        <table:table-row table:style-name="ro1">
          <table:table-cell table:formula="of:=COM.MICROSOFT.CONCAT(SUBSTITUTE(LOWER([.B850]);&quot; &quot;;&quot;_&quot;);&quot; = Enemy(name = '&quot;;[.B850];&quot;', type = '&quot;;[.C850];&quot;', total = &quot;;[.D850];&quot;, hp = &quot;;[.E850];&quot;, attack = &quot;;[.F850];&quot;, defense = &quot;;[.G850];&quot;, spatk = &quot;;[.H850];&quot;, spdef = &quot;;[.I850];&quot;, speed = &quot;;[.J850]; &quot;)&quot;)" office:value-type="string" office:string-value="gourgeist_average_size = Enemy(name = 'Gourgeist Average Size', type = 'GHOST GRASS', total = 494, hp = 65, attack = 90, defense = 122, spatk = 58, spdef = 75, speed = 84)" calcext:value-type="string">
            <text:p>gourgeist_average_size = Enemy(name = 'Gourgeist Average Size', type = 'GHOST GRASS', total = 494, hp = 65, attack = 90, defense = 122, spatk = 58, spdef = 75, speed = 84)</text:p>
          </table:table-cell>
          <table:table-cell office:value-type="string" calcext:value-type="string">
            <text:p>Gourgeist Average Size</text:p>
          </table:table-cell>
          <table:table-cell office:value-type="string" calcext:value-type="string">
            <text:p>GHOST GRASS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BSTITUTE(LOWER([.B850]);&quot; &quot;;&quot;_&quot;)" office:value-type="string" office:string-value="gourgeist_average_size" calcext:value-type="string">
            <text:p>gourgeist_average_size</text:p>
          </table:table-cell>
        </table:table-row>
        <table:table-row table:style-name="ro1">
          <table:table-cell table:formula="of:=COM.MICROSOFT.CONCAT(SUBSTITUTE(LOWER([.B851]);&quot; &quot;;&quot;_&quot;);&quot; = Enemy(name = '&quot;;[.B851];&quot;', type = '&quot;;[.C851];&quot;', total = &quot;;[.D851];&quot;, hp = &quot;;[.E851];&quot;, attack = &quot;;[.F851];&quot;, defense = &quot;;[.G851];&quot;, spatk = &quot;;[.H851];&quot;, spdef = &quot;;[.I851];&quot;, speed = &quot;;[.J851]; &quot;)&quot;)" office:value-type="string" office:string-value="gourgeist_small_size = Enemy(name = 'Gourgeist Small Size', type = 'GHOST GRASS', total = 494, hp = 55, attack = 85, defense = 122, spatk = 58, spdef = 75, speed = 99)" calcext:value-type="string">
            <text:p>gourgeist_small_size = Enemy(name = 'Gourgeist Small Size', type = 'GHOST GRASS', total = 494, hp = 55, attack = 85, defense = 122, spatk = 58, spdef = 75, speed = 99)</text:p>
          </table:table-cell>
          <table:table-cell office:value-type="string" calcext:value-type="string">
            <text:p>Gourgeist Small Size</text:p>
          </table:table-cell>
          <table:table-cell office:value-type="string" calcext:value-type="string">
            <text:p>GHOST GRASS</text:p>
          </table:table-cell>
          <table:table-cell office:value-type="float" office:value="494" calcext:value-type="float">
            <text:p>49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BSTITUTE(LOWER([.B851]);&quot; &quot;;&quot;_&quot;)" office:value-type="string" office:string-value="gourgeist_small_size" calcext:value-type="string">
            <text:p>gourgeist_small_size</text:p>
          </table:table-cell>
        </table:table-row>
        <table:table-row table:style-name="ro1">
          <table:table-cell table:formula="of:=COM.MICROSOFT.CONCAT(SUBSTITUTE(LOWER([.B852]);&quot; &quot;;&quot;_&quot;);&quot; = Enemy(name = '&quot;;[.B852];&quot;', type = '&quot;;[.C852];&quot;', total = &quot;;[.D852];&quot;, hp = &quot;;[.E852];&quot;, attack = &quot;;[.F852];&quot;, defense = &quot;;[.G852];&quot;, spatk = &quot;;[.H852];&quot;, spdef = &quot;;[.I852];&quot;, speed = &quot;;[.J852]; &quot;)&quot;)" office:value-type="string" office:string-value="gourgeist_large_size = Enemy(name = 'Gourgeist Large Size', type = 'GHOST GRASS', total = 494, hp = 75, attack = 95, defense = 122, spatk = 58, spdef = 75, speed = 69)" calcext:value-type="string">
            <text:p>gourgeist_large_size = Enemy(name = 'Gourgeist Large Size', type = 'GHOST GRASS', total = 494, hp = 75, attack = 95, defense = 122, spatk = 58, spdef = 75, speed = 69)</text:p>
          </table:table-cell>
          <table:table-cell office:value-type="string" calcext:value-type="string">
            <text:p>Gourgeist Large Size</text:p>
          </table:table-cell>
          <table:table-cell office:value-type="string" calcext:value-type="string">
            <text:p>GHOST GRASS</text:p>
          </table:table-cell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BSTITUTE(LOWER([.B852]);&quot; &quot;;&quot;_&quot;)" office:value-type="string" office:string-value="gourgeist_large_size" calcext:value-type="string">
            <text:p>gourgeist_large_size</text:p>
          </table:table-cell>
        </table:table-row>
        <table:table-row table:style-name="ro1">
          <table:table-cell table:formula="of:=COM.MICROSOFT.CONCAT(SUBSTITUTE(LOWER([.B853]);&quot; &quot;;&quot;_&quot;);&quot; = Enemy(name = '&quot;;[.B853];&quot;', type = '&quot;;[.C853];&quot;', total = &quot;;[.D853];&quot;, hp = &quot;;[.E853];&quot;, attack = &quot;;[.F853];&quot;, defense = &quot;;[.G853];&quot;, spatk = &quot;;[.H853];&quot;, spdef = &quot;;[.I853];&quot;, speed = &quot;;[.J853]; &quot;)&quot;)" office:value-type="string" office:string-value="gourgeist_super_size = Enemy(name = 'Gourgeist Super Size', type = 'GHOST GRASS', total = 494, hp = 85, attack = 100, defense = 122, spatk = 58, spdef = 75, speed = 54)" calcext:value-type="string">
            <text:p>gourgeist_super_size = Enemy(name = 'Gourgeist Super Size', type = 'GHOST GRASS', total = 494, hp = 85, attack = 100, defense = 122, spatk = 58, spdef = 75, speed = 54)</text:p>
          </table:table-cell>
          <table:table-cell office:value-type="string" calcext:value-type="string">
            <text:p>Gourgeist Super Size</text:p>
          </table:table-cell>
          <table:table-cell office:value-type="string" calcext:value-type="string">
            <text:p>GHOST GRASS</text:p>
          </table:table-cell>
          <table:table-cell office:value-type="float" office:value="494" calcext:value-type="float">
            <text:p>49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BSTITUTE(LOWER([.B853]);&quot; &quot;;&quot;_&quot;)" office:value-type="string" office:string-value="gourgeist_super_size" calcext:value-type="string">
            <text:p>gourgeist_super_size</text:p>
          </table:table-cell>
        </table:table-row>
        <table:table-row table:style-name="ro1">
          <table:table-cell table:formula="of:=COM.MICROSOFT.CONCAT(SUBSTITUTE(LOWER([.B854]);&quot; &quot;;&quot;_&quot;);&quot; = Enemy(name = '&quot;;[.B854];&quot;', type = '&quot;;[.C854];&quot;', total = &quot;;[.D854];&quot;, hp = &quot;;[.E854];&quot;, attack = &quot;;[.F854];&quot;, defense = &quot;;[.G854];&quot;, spatk = &quot;;[.H854];&quot;, spdef = &quot;;[.I854];&quot;, speed = &quot;;[.J854]; &quot;)&quot;)" office:value-type="string" office:string-value="bergmite = Enemy(name = 'Bergmite', type = 'ICE', total = 304, hp = 55, attack = 69, defense = 85, spatk = 32, spdef = 35, speed = 28)" calcext:value-type="string">
            <text:p>bergmite = Enemy(name = 'Bergmite', type = 'ICE', total = 304, hp = 55, attack = 69, defense = 85, spatk = 32, spdef = 35, speed = 28)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ICE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BSTITUTE(LOWER([.B854]);&quot; &quot;;&quot;_&quot;)" office:value-type="string" office:string-value="bergmite" calcext:value-type="string">
            <text:p>bergmite</text:p>
          </table:table-cell>
        </table:table-row>
        <table:table-row table:style-name="ro1">
          <table:table-cell table:formula="of:=COM.MICROSOFT.CONCAT(SUBSTITUTE(LOWER([.B855]);&quot; &quot;;&quot;_&quot;);&quot; = Enemy(name = '&quot;;[.B855];&quot;', type = '&quot;;[.C855];&quot;', total = &quot;;[.D855];&quot;, hp = &quot;;[.E855];&quot;, attack = &quot;;[.F855];&quot;, defense = &quot;;[.G855];&quot;, spatk = &quot;;[.H855];&quot;, spdef = &quot;;[.I855];&quot;, speed = &quot;;[.J855]; &quot;)&quot;)" office:value-type="string" office:string-value="avalugg = Enemy(name = 'Avalugg', type = 'ICE', total = 514, hp = 95, attack = 117, defense = 184, spatk = 44, spdef = 46, speed = 28)" calcext:value-type="string">
            <text:p>avalugg = Enemy(name = 'Avalugg', type = 'ICE', total = 514, hp = 95, attack = 117, defense = 184, spatk = 44, spdef = 46, speed = 28)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ICE</text:p>
          </table:table-cell>
          <table:table-cell office:value-type="float" office:value="514" calcext:value-type="float">
            <text:p>514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BSTITUTE(LOWER([.B855]);&quot; &quot;;&quot;_&quot;)" office:value-type="string" office:string-value="avalugg" calcext:value-type="string">
            <text:p>avalugg</text:p>
          </table:table-cell>
        </table:table-row>
        <table:table-row table:style-name="ro1">
          <table:table-cell table:formula="of:=COM.MICROSOFT.CONCAT(SUBSTITUTE(LOWER([.B856]);&quot; &quot;;&quot;_&quot;);&quot; = Enemy(name = '&quot;;[.B856];&quot;', type = '&quot;;[.C856];&quot;', total = &quot;;[.D856];&quot;, hp = &quot;;[.E856];&quot;, attack = &quot;;[.F856];&quot;, defense = &quot;;[.G856];&quot;, spatk = &quot;;[.H856];&quot;, spdef = &quot;;[.I856];&quot;, speed = &quot;;[.J856]; &quot;)&quot;)" office:value-type="string" office:string-value="avalugg_hisuian_avalugg = Enemy(name = 'Avalugg Hisuian Avalugg', type = 'ICE ROCK', total = 514, hp = 95, attack = 127, defense = 184, spatk = 34, spdef = 36, speed = 38)" calcext:value-type="string">
            <text:p>avalugg_hisuian_avalugg = Enemy(name = 'Avalugg Hisuian Avalugg', type = 'ICE ROCK', total = 514, hp = 95, attack = 127, defense = 184, spatk = 34, spdef = 36, speed = 38)</text:p>
          </table:table-cell>
          <table:table-cell office:value-type="string" calcext:value-type="string">
            <text:p>Avalugg Hisuian Avalugg</text:p>
          </table:table-cell>
          <table:table-cell office:value-type="string" calcext:value-type="string">
            <text:p>ICE ROCK</text:p>
          </table:table-cell>
          <table:table-cell office:value-type="float" office:value="514" calcext:value-type="float">
            <text:p>514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BSTITUTE(LOWER([.B856]);&quot; &quot;;&quot;_&quot;)" office:value-type="string" office:string-value="avalugg_hisuian_avalugg" calcext:value-type="string">
            <text:p>avalugg_hisuian_avalugg</text:p>
          </table:table-cell>
        </table:table-row>
        <table:table-row table:style-name="ro1">
          <table:table-cell table:formula="of:=COM.MICROSOFT.CONCAT(SUBSTITUTE(LOWER([.B857]);&quot; &quot;;&quot;_&quot;);&quot; = Enemy(name = '&quot;;[.B857];&quot;', type = '&quot;;[.C857];&quot;', total = &quot;;[.D857];&quot;, hp = &quot;;[.E857];&quot;, attack = &quot;;[.F857];&quot;, defense = &quot;;[.G857];&quot;, spatk = &quot;;[.H857];&quot;, spdef = &quot;;[.I857];&quot;, speed = &quot;;[.J857]; &quot;)&quot;)" office:value-type="string" office:string-value="noibat = Enemy(name = 'Noibat', type = 'FLYING DRAGON', total = 245, hp = 40, attack = 30, defense = 35, spatk = 45, spdef = 40, speed = 55)" calcext:value-type="string">
            <text:p>noibat = Enemy(name = 'Noibat', type = 'FLYING DRAGON', total = 245, hp = 40, attack = 30, defense = 35, spatk = 45, spdef = 40, speed = 55)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FLYING DRAGON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857]);&quot; &quot;;&quot;_&quot;)" office:value-type="string" office:string-value="noibat" calcext:value-type="string">
            <text:p>noibat</text:p>
          </table:table-cell>
        </table:table-row>
        <table:table-row table:style-name="ro1">
          <table:table-cell table:formula="of:=COM.MICROSOFT.CONCAT(SUBSTITUTE(LOWER([.B858]);&quot; &quot;;&quot;_&quot;);&quot; = Enemy(name = '&quot;;[.B858];&quot;', type = '&quot;;[.C858];&quot;', total = &quot;;[.D858];&quot;, hp = &quot;;[.E858];&quot;, attack = &quot;;[.F858];&quot;, defense = &quot;;[.G858];&quot;, spatk = &quot;;[.H858];&quot;, spdef = &quot;;[.I858];&quot;, speed = &quot;;[.J858]; &quot;)&quot;)" office:value-type="string" office:string-value="noivern = Enemy(name = 'Noivern', type = 'FLYING DRAGON', total = 535, hp = 85, attack = 70, defense = 80, spatk = 97, spdef = 80, speed = 123)" calcext:value-type="string">
            <text:p>noivern = Enemy(name = 'Noivern', type = 'FLYING DRAGON', total = 535, hp = 85, attack = 70, defense = 80, spatk = 97, spdef = 80, speed = 123)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FLYING DRAGON</text:p>
          </table:table-cell>
          <table:table-cell office:value-type="float" office:value="535" calcext:value-type="float">
            <text:p>53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SUBSTITUTE(LOWER([.B858]);&quot; &quot;;&quot;_&quot;)" office:value-type="string" office:string-value="noivern" calcext:value-type="string">
            <text:p>noivern</text:p>
          </table:table-cell>
        </table:table-row>
        <table:table-row table:style-name="ro1">
          <table:table-cell table:formula="of:=COM.MICROSOFT.CONCAT(SUBSTITUTE(LOWER([.B859]);&quot; &quot;;&quot;_&quot;);&quot; = Enemy(name = '&quot;;[.B859];&quot;', type = '&quot;;[.C859];&quot;', total = &quot;;[.D859];&quot;, hp = &quot;;[.E859];&quot;, attack = &quot;;[.F859];&quot;, defense = &quot;;[.G859];&quot;, spatk = &quot;;[.H859];&quot;, spdef = &quot;;[.I859];&quot;, speed = &quot;;[.J859]; &quot;)&quot;)" office:value-type="string" office:string-value="xerneas = Enemy(name = 'Xerneas', type = 'FAIRY', total = 680, hp = 126, attack = 131, defense = 95, spatk = 131, spdef = 98, speed = 99)" calcext:value-type="string">
            <text:p>xerneas = Enemy(name = 'Xerneas', type = 'FAIRY', total = 680, hp = 126, attack = 131, defense = 95, spatk = 131, spdef = 98, speed = 99)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FAIRY</text:p>
          </table:table-cell>
          <table:table-cell office:value-type="float" office:value="680" calcext:value-type="float">
            <text:p>68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BSTITUTE(LOWER([.B859]);&quot; &quot;;&quot;_&quot;)" office:value-type="string" office:string-value="xerneas" calcext:value-type="string">
            <text:p>xerneas</text:p>
          </table:table-cell>
        </table:table-row>
        <table:table-row table:style-name="ro1">
          <table:table-cell table:formula="of:=COM.MICROSOFT.CONCAT(SUBSTITUTE(LOWER([.B860]);&quot; &quot;;&quot;_&quot;);&quot; = Enemy(name = '&quot;;[.B860];&quot;', type = '&quot;;[.C860];&quot;', total = &quot;;[.D860];&quot;, hp = &quot;;[.E860];&quot;, attack = &quot;;[.F860];&quot;, defense = &quot;;[.G860];&quot;, spatk = &quot;;[.H860];&quot;, spdef = &quot;;[.I860];&quot;, speed = &quot;;[.J860]; &quot;)&quot;)" office:value-type="string" office:string-value="yveltal = Enemy(name = 'Yveltal', type = 'DARK FLYING', total = 680, hp = 126, attack = 131, defense = 95, spatk = 131, spdef = 98, speed = 99)" calcext:value-type="string">
            <text:p>yveltal = Enemy(name = 'Yveltal', type = 'DARK FLYING', total = 680, hp = 126, attack = 131, defense = 95, spatk = 131, spdef = 98, speed = 99)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DARK FLYING</text:p>
          </table:table-cell>
          <table:table-cell office:value-type="float" office:value="680" calcext:value-type="float">
            <text:p>68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BSTITUTE(LOWER([.B860]);&quot; &quot;;&quot;_&quot;)" office:value-type="string" office:string-value="yveltal" calcext:value-type="string">
            <text:p>yveltal</text:p>
          </table:table-cell>
        </table:table-row>
        <table:table-row table:style-name="ro1">
          <table:table-cell table:formula="of:=COM.MICROSOFT.CONCAT(SUBSTITUTE(LOWER([.B861]);&quot; &quot;;&quot;_&quot;);&quot; = Enemy(name = '&quot;;[.B861];&quot;', type = '&quot;;[.C861];&quot;', total = &quot;;[.D861];&quot;, hp = &quot;;[.E861];&quot;, attack = &quot;;[.F861];&quot;, defense = &quot;;[.G861];&quot;, spatk = &quot;;[.H861];&quot;, spdef = &quot;;[.I861];&quot;, speed = &quot;;[.J861]; &quot;)&quot;)" office:value-type="string" office:string-value="zygarde_50%_forme = Enemy(name = 'Zygarde 50% Forme', type = 'DRAGON GROUND', total = 600, hp = 108, attack = 100, defense = 121, spatk = 81, spdef = 95, speed = 95)" calcext:value-type="string">
            <text:p>zygarde_50%_forme = Enemy(name = 'Zygarde 50% Forme', type = 'DRAGON GROUND', total = 600, hp = 108, attack = 100, defense = 121, spatk = 81, spdef = 95, speed = 95)</text:p>
          </table:table-cell>
          <table:table-cell office:value-type="string" calcext:value-type="string">
            <text:p>Zygarde 50% Forme</text:p>
          </table:table-cell>
          <table:table-cell office:value-type="string" calcext:value-type="string">
            <text:p>DRAGON GROUND</text:p>
          </table:table-cell>
          <table:table-cell office:value-type="float" office:value="600" calcext:value-type="float">
            <text:p>60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table:formula="of:=SUBSTITUTE(LOWER([.B861]);&quot; &quot;;&quot;_&quot;)" office:value-type="string" office:string-value="zygarde_50%_forme" calcext:value-type="string">
            <text:p>zygarde_50%_forme</text:p>
          </table:table-cell>
        </table:table-row>
        <table:table-row table:style-name="ro1">
          <table:table-cell table:formula="of:=COM.MICROSOFT.CONCAT(SUBSTITUTE(LOWER([.B862]);&quot; &quot;;&quot;_&quot;);&quot; = Enemy(name = '&quot;;[.B862];&quot;', type = '&quot;;[.C862];&quot;', total = &quot;;[.D862];&quot;, hp = &quot;;[.E862];&quot;, attack = &quot;;[.F862];&quot;, defense = &quot;;[.G862];&quot;, spatk = &quot;;[.H862];&quot;, spdef = &quot;;[.I862];&quot;, speed = &quot;;[.J862]; &quot;)&quot;)" office:value-type="string" office:string-value="zygarde_10%_forme = Enemy(name = 'Zygarde 10% Forme', type = 'DRAGON GROUND', total = 486, hp = 54, attack = 100, defense = 71, spatk = 61, spdef = 85, speed = 115)" calcext:value-type="string">
            <text:p>zygarde_10%_forme = Enemy(name = 'Zygarde 10% Forme', type = 'DRAGON GROUND', total = 486, hp = 54, attack = 100, defense = 71, spatk = 61, spdef = 85, speed = 115)</text:p>
          </table:table-cell>
          <table:table-cell office:value-type="string" calcext:value-type="string">
            <text:p>Zygarde 10% Forme</text:p>
          </table:table-cell>
          <table:table-cell office:value-type="string" calcext:value-type="string">
            <text:p>DRAGON GROUND</text:p>
          </table:table-cell>
          <table:table-cell office:value-type="float" office:value="486" calcext:value-type="float">
            <text:p>486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SUBSTITUTE(LOWER([.B862]);&quot; &quot;;&quot;_&quot;)" office:value-type="string" office:string-value="zygarde_10%_forme" calcext:value-type="string">
            <text:p>zygarde_10%_forme</text:p>
          </table:table-cell>
        </table:table-row>
        <table:table-row table:style-name="ro1">
          <table:table-cell table:formula="of:=COM.MICROSOFT.CONCAT(SUBSTITUTE(LOWER([.B863]);&quot; &quot;;&quot;_&quot;);&quot; = Enemy(name = '&quot;;[.B863];&quot;', type = '&quot;;[.C863];&quot;', total = &quot;;[.D863];&quot;, hp = &quot;;[.E863];&quot;, attack = &quot;;[.F863];&quot;, defense = &quot;;[.G863];&quot;, spatk = &quot;;[.H863];&quot;, spdef = &quot;;[.I863];&quot;, speed = &quot;;[.J863]; &quot;)&quot;)" office:value-type="string" office:string-value="zygarde_complete_forme = Enemy(name = 'Zygarde Complete Forme', type = 'DRAGON GROUND', total = 708, hp = 216, attack = 100, defense = 121, spatk = 91, spdef = 95, speed = 85)" calcext:value-type="string">
            <text:p>zygarde_complete_forme = Enemy(name = 'Zygarde Complete Forme', type = 'DRAGON GROUND', total = 708, hp = 216, attack = 100, defense = 121, spatk = 91, spdef = 95, speed = 85)</text:p>
          </table:table-cell>
          <table:table-cell office:value-type="string" calcext:value-type="string">
            <text:p>Zygarde Complete Forme</text:p>
          </table:table-cell>
          <table:table-cell office:value-type="string" calcext:value-type="string">
            <text:p>DRAGON GROUND</text:p>
          </table:table-cell>
          <table:table-cell office:value-type="float" office:value="708" calcext:value-type="float">
            <text:p>708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863]);&quot; &quot;;&quot;_&quot;)" office:value-type="string" office:string-value="zygarde_complete_forme" calcext:value-type="string">
            <text:p>zygarde_complete_forme</text:p>
          </table:table-cell>
        </table:table-row>
        <table:table-row table:style-name="ro1">
          <table:table-cell table:formula="of:=COM.MICROSOFT.CONCAT(SUBSTITUTE(LOWER([.B864]);&quot; &quot;;&quot;_&quot;);&quot; = Enemy(name = '&quot;;[.B864];&quot;', type = '&quot;;[.C864];&quot;', total = &quot;;[.D864];&quot;, hp = &quot;;[.E864];&quot;, attack = &quot;;[.F864];&quot;, defense = &quot;;[.G864];&quot;, spatk = &quot;;[.H864];&quot;, spdef = &quot;;[.I864];&quot;, speed = &quot;;[.J864]; &quot;)&quot;)" office:value-type="string" office:string-value="diancie = Enemy(name = 'Diancie', type = 'ROCK FAIRY', total = 600, hp = 50, attack = 100, defense = 150, spatk = 100, spdef = 150, speed = 50)" calcext:value-type="string">
            <text:p>diancie = Enemy(name = 'Diancie', type = 'ROCK FAIRY', total = 600, hp = 50, attack = 100, defense = 150, spatk = 100, spdef = 150, speed = 50)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ROCK FAIRY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864]);&quot; &quot;;&quot;_&quot;)" office:value-type="string" office:string-value="diancie" calcext:value-type="string">
            <text:p>diancie</text:p>
          </table:table-cell>
        </table:table-row>
        <table:table-row table:style-name="ro1">
          <table:table-cell table:formula="of:=COM.MICROSOFT.CONCAT(SUBSTITUTE(LOWER([.B865]);&quot; &quot;;&quot;_&quot;);&quot; = Enemy(name = '&quot;;[.B865];&quot;', type = '&quot;;[.C865];&quot;', total = &quot;;[.D865];&quot;, hp = &quot;;[.E865];&quot;, attack = &quot;;[.F865];&quot;, defense = &quot;;[.G865];&quot;, spatk = &quot;;[.H865];&quot;, spdef = &quot;;[.I865];&quot;, speed = &quot;;[.J865]; &quot;)&quot;)" office:value-type="string" office:string-value="diancie_mega_diancie = Enemy(name = 'Diancie Mega Diancie', type = 'ROCK FAIRY', total = 700, hp = 50, attack = 160, defense = 110, spatk = 160, spdef = 110, speed = 110)" calcext:value-type="string">
            <text:p>diancie_mega_diancie = Enemy(name = 'Diancie Mega Diancie', type = 'ROCK FAIRY', total = 700, hp = 50, attack = 160, defense = 110, spatk = 160, spdef = 110, speed = 110)</text:p>
          </table:table-cell>
          <table:table-cell office:value-type="string" calcext:value-type="string">
            <text:p>Diancie Mega Diancie</text:p>
          </table:table-cell>
          <table:table-cell office:value-type="string" calcext:value-type="string">
            <text:p>ROCK FAIRY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table:formula="of:=SUBSTITUTE(LOWER([.B865]);&quot; &quot;;&quot;_&quot;)" office:value-type="string" office:string-value="diancie_mega_diancie" calcext:value-type="string">
            <text:p>diancie_mega_diancie</text:p>
          </table:table-cell>
        </table:table-row>
        <table:table-row table:style-name="ro1">
          <table:table-cell table:formula="of:=COM.MICROSOFT.CONCAT(SUBSTITUTE(LOWER([.B866]);&quot; &quot;;&quot;_&quot;);&quot; = Enemy(name = '&quot;;[.B866];&quot;', type = '&quot;;[.C866];&quot;', total = &quot;;[.D866];&quot;, hp = &quot;;[.E866];&quot;, attack = &quot;;[.F866];&quot;, defense = &quot;;[.G866];&quot;, spatk = &quot;;[.H866];&quot;, spdef = &quot;;[.I866];&quot;, speed = &quot;;[.J866]; &quot;)&quot;)" office:value-type="string" office:string-value="hoopa_hoopa_confined = Enemy(name = 'Hoopa Hoopa Confined', type = 'PSYCHIC GHOST', total = 600, hp = 80, attack = 110, defense = 60, spatk = 150, spdef = 130, speed = 70)" calcext:value-type="string">
            <text:p>hoopa_hoopa_confined = Enemy(name = 'Hoopa Hoopa Confined', type = 'PSYCHIC GHOST', total = 600, hp = 80, attack = 110, defense = 60, spatk = 150, spdef = 130, speed = 70)</text:p>
          </table:table-cell>
          <table:table-cell office:value-type="string" calcext:value-type="string">
            <text:p>Hoopa Hoopa Confined</text:p>
          </table:table-cell>
          <table:table-cell office:value-type="string" calcext:value-type="string">
            <text:p>PSYCHIC GHOST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66]);&quot; &quot;;&quot;_&quot;)" office:value-type="string" office:string-value="hoopa_hoopa_confined" calcext:value-type="string">
            <text:p>hoopa_hoopa_confined</text:p>
          </table:table-cell>
        </table:table-row>
        <table:table-row table:style-name="ro1">
          <table:table-cell table:formula="of:=COM.MICROSOFT.CONCAT(SUBSTITUTE(LOWER([.B867]);&quot; &quot;;&quot;_&quot;);&quot; = Enemy(name = '&quot;;[.B867];&quot;', type = '&quot;;[.C867];&quot;', total = &quot;;[.D867];&quot;, hp = &quot;;[.E867];&quot;, attack = &quot;;[.F867];&quot;, defense = &quot;;[.G867];&quot;, spatk = &quot;;[.H867];&quot;, spdef = &quot;;[.I867];&quot;, speed = &quot;;[.J867]; &quot;)&quot;)" office:value-type="string" office:string-value="hoopa_hoopa_unbound = Enemy(name = 'Hoopa Hoopa Unbound', type = 'PSYCHIC DARK', total = 680, hp = 80, attack = 160, defense = 60, spatk = 170, spdef = 130, speed = 80)" calcext:value-type="string">
            <text:p>hoopa_hoopa_unbound = Enemy(name = 'Hoopa Hoopa Unbound', type = 'PSYCHIC DARK', total = 680, hp = 80, attack = 160, defense = 60, spatk = 170, spdef = 130, speed = 80)</text:p>
          </table:table-cell>
          <table:table-cell office:value-type="string" calcext:value-type="string">
            <text:p>Hoopa Hoopa Unbound</text:p>
          </table:table-cell>
          <table:table-cell office:value-type="string" calcext:value-type="string">
            <text:p>PSYCHIC DARK</text:p>
          </table:table-cell>
          <table:table-cell office:value-type="float" office:value="680" calcext:value-type="float">
            <text:p>68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867]);&quot; &quot;;&quot;_&quot;)" office:value-type="string" office:string-value="hoopa_hoopa_unbound" calcext:value-type="string">
            <text:p>hoopa_hoopa_unbound</text:p>
          </table:table-cell>
        </table:table-row>
        <table:table-row table:style-name="ro1">
          <table:table-cell table:formula="of:=COM.MICROSOFT.CONCAT(SUBSTITUTE(LOWER([.B868]);&quot; &quot;;&quot;_&quot;);&quot; = Enemy(name = '&quot;;[.B868];&quot;', type = '&quot;;[.C868];&quot;', total = &quot;;[.D868];&quot;, hp = &quot;;[.E868];&quot;, attack = &quot;;[.F868];&quot;, defense = &quot;;[.G868];&quot;, spatk = &quot;;[.H868];&quot;, spdef = &quot;;[.I868];&quot;, speed = &quot;;[.J868]; &quot;)&quot;)" office:value-type="string" office:string-value="volcanion = Enemy(name = 'Volcanion', type = 'FIRE WATER', total = 600, hp = 80, attack = 110, defense = 120, spatk = 130, spdef = 90, speed = 70)" calcext:value-type="string">
            <text:p>volcanion = Enemy(name = 'Volcanion', type = 'FIRE WATER', total = 600, hp = 80, attack = 110, defense = 120, spatk = 130, spdef = 90, speed = 70)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FIRE WAT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68]);&quot; &quot;;&quot;_&quot;)" office:value-type="string" office:string-value="volcanion" calcext:value-type="string">
            <text:p>volcanion</text:p>
          </table:table-cell>
        </table:table-row>
        <table:table-row table:style-name="ro1">
          <table:table-cell table:formula="of:=COM.MICROSOFT.CONCAT(SUBSTITUTE(LOWER([.B869]);&quot; &quot;;&quot;_&quot;);&quot; = Enemy(name = '&quot;;[.B869];&quot;', type = '&quot;;[.C869];&quot;', total = &quot;;[.D869];&quot;, hp = &quot;;[.E869];&quot;, attack = &quot;;[.F869];&quot;, defense = &quot;;[.G869];&quot;, spatk = &quot;;[.H869];&quot;, spdef = &quot;;[.I869];&quot;, speed = &quot;;[.J869]; &quot;)&quot;)" office:value-type="string" office:string-value="rowlet = Enemy(name = 'Rowlet', type = 'GRASS FLYING', total = 320, hp = 68, attack = 55, defense = 55, spatk = 50, spdef = 50, speed = 42)" calcext:value-type="string">
            <text:p>rowlet = Enemy(name = 'Rowlet', type = 'GRASS FLYING', total = 320, hp = 68, attack = 55, defense = 55, spatk = 50, spdef = 50, speed = 42)</text:p>
          </table:table-cell>
          <table:table-cell office:value-type="string" calcext:value-type="string">
            <text:p>Rowlet</text:p>
          </table:table-cell>
          <table:table-cell office:value-type="string" calcext:value-type="string">
            <text:p>GRASS FLYING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869]);&quot; &quot;;&quot;_&quot;)" office:value-type="string" office:string-value="rowlet" calcext:value-type="string">
            <text:p>rowlet</text:p>
          </table:table-cell>
        </table:table-row>
        <table:table-row table:style-name="ro1">
          <table:table-cell table:formula="of:=COM.MICROSOFT.CONCAT(SUBSTITUTE(LOWER([.B870]);&quot; &quot;;&quot;_&quot;);&quot; = Enemy(name = '&quot;;[.B870];&quot;', type = '&quot;;[.C870];&quot;', total = &quot;;[.D870];&quot;, hp = &quot;;[.E870];&quot;, attack = &quot;;[.F870];&quot;, defense = &quot;;[.G870];&quot;, spatk = &quot;;[.H870];&quot;, spdef = &quot;;[.I870];&quot;, speed = &quot;;[.J870]; &quot;)&quot;)" office:value-type="string" office:string-value="dartrix = Enemy(name = 'Dartrix', type = 'GRASS FLYING', total = 420, hp = 78, attack = 75, defense = 75, spatk = 70, spdef = 70, speed = 52)" calcext:value-type="string">
            <text:p>dartrix = Enemy(name = 'Dartrix', type = 'GRASS FLYING', total = 420, hp = 78, attack = 75, defense = 75, spatk = 70, spdef = 70, speed = 52)</text:p>
          </table:table-cell>
          <table:table-cell office:value-type="string" calcext:value-type="string">
            <text:p>Dartrix</text:p>
          </table:table-cell>
          <table:table-cell office:value-type="string" calcext:value-type="string">
            <text:p>GRASS FLYING</text:p>
          </table:table-cell>
          <table:table-cell office:value-type="float" office:value="420" calcext:value-type="float">
            <text:p>4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BSTITUTE(LOWER([.B870]);&quot; &quot;;&quot;_&quot;)" office:value-type="string" office:string-value="dartrix" calcext:value-type="string">
            <text:p>dartrix</text:p>
          </table:table-cell>
        </table:table-row>
        <table:table-row table:style-name="ro1">
          <table:table-cell table:formula="of:=COM.MICROSOFT.CONCAT(SUBSTITUTE(LOWER([.B871]);&quot; &quot;;&quot;_&quot;);&quot; = Enemy(name = '&quot;;[.B871];&quot;', type = '&quot;;[.C871];&quot;', total = &quot;;[.D871];&quot;, hp = &quot;;[.E871];&quot;, attack = &quot;;[.F871];&quot;, defense = &quot;;[.G871];&quot;, spatk = &quot;;[.H871];&quot;, spdef = &quot;;[.I871];&quot;, speed = &quot;;[.J871]; &quot;)&quot;)" office:value-type="string" office:string-value="decidueye = Enemy(name = 'Decidueye', type = 'GRASS GHOST', total = 530, hp = 78, attack = 107, defense = 75, spatk = 100, spdef = 100, speed = 70)" calcext:value-type="string">
            <text:p>decidueye = Enemy(name = 'Decidueye', type = 'GRASS GHOST', total = 530, hp = 78, attack = 107, defense = 75, spatk = 100, spdef = 100, speed = 70)</text:p>
          </table:table-cell>
          <table:table-cell office:value-type="string" calcext:value-type="string">
            <text:p>Decidueye</text:p>
          </table:table-cell>
          <table:table-cell office:value-type="string" calcext:value-type="string">
            <text:p>GRASS GHOST</text:p>
          </table:table-cell>
          <table:table-cell office:value-type="float" office:value="530" calcext:value-type="float">
            <text:p>530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71]);&quot; &quot;;&quot;_&quot;)" office:value-type="string" office:string-value="decidueye" calcext:value-type="string">
            <text:p>decidueye</text:p>
          </table:table-cell>
        </table:table-row>
        <table:table-row table:style-name="ro1">
          <table:table-cell table:formula="of:=COM.MICROSOFT.CONCAT(SUBSTITUTE(LOWER([.B872]);&quot; &quot;;&quot;_&quot;);&quot; = Enemy(name = '&quot;;[.B872];&quot;', type = '&quot;;[.C872];&quot;', total = &quot;;[.D872];&quot;, hp = &quot;;[.E872];&quot;, attack = &quot;;[.F872];&quot;, defense = &quot;;[.G872];&quot;, spatk = &quot;;[.H872];&quot;, spdef = &quot;;[.I872];&quot;, speed = &quot;;[.J872]; &quot;)&quot;)" office:value-type="string" office:string-value="decidueye_hisuian_decidueye = Enemy(name = 'Decidueye Hisuian Decidueye', type = 'GRASS FIGHTING', total = 530, hp = 88, attack = 112, defense = 80, spatk = 95, spdef = 95, speed = 60)" calcext:value-type="string">
            <text:p>decidueye_hisuian_decidueye = Enemy(name = 'Decidueye Hisuian Decidueye', type = 'GRASS FIGHTING', total = 530, hp = 88, attack = 112, defense = 80, spatk = 95, spdef = 95, speed = 60)</text:p>
          </table:table-cell>
          <table:table-cell office:value-type="string" calcext:value-type="string">
            <text:p>Decidueye Hisuian Decidueye</text:p>
          </table:table-cell>
          <table:table-cell office:value-type="string" calcext:value-type="string">
            <text:p>GRASS FIGHTING</text:p>
          </table:table-cell>
          <table:table-cell office:value-type="float" office:value="530" calcext:value-type="float">
            <text:p>53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72]);&quot; &quot;;&quot;_&quot;)" office:value-type="string" office:string-value="decidueye_hisuian_decidueye" calcext:value-type="string">
            <text:p>decidueye_hisuian_decidueye</text:p>
          </table:table-cell>
        </table:table-row>
        <table:table-row table:style-name="ro1">
          <table:table-cell table:formula="of:=COM.MICROSOFT.CONCAT(SUBSTITUTE(LOWER([.B873]);&quot; &quot;;&quot;_&quot;);&quot; = Enemy(name = '&quot;;[.B873];&quot;', type = '&quot;;[.C873];&quot;', total = &quot;;[.D873];&quot;, hp = &quot;;[.E873];&quot;, attack = &quot;;[.F873];&quot;, defense = &quot;;[.G873];&quot;, spatk = &quot;;[.H873];&quot;, spdef = &quot;;[.I873];&quot;, speed = &quot;;[.J873]; &quot;)&quot;)" office:value-type="string" office:string-value="litten = Enemy(name = 'Litten', type = 'FIRE', total = 320, hp = 45, attack = 65, defense = 40, spatk = 60, spdef = 40, speed = 70)" calcext:value-type="string">
            <text:p>litten = Enemy(name = 'Litten', type = 'FIRE', total = 320, hp = 45, attack = 65, defense = 40, spatk = 60, spdef = 40, speed = 70)</text:p>
          </table:table-cell>
          <table:table-cell office:value-type="string" calcext:value-type="string">
            <text:p>Litten</text:p>
          </table:table-cell>
          <table:table-cell office:value-type="string" calcext:value-type="string">
            <text:p>FIRE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873]);&quot; &quot;;&quot;_&quot;)" office:value-type="string" office:string-value="litten" calcext:value-type="string">
            <text:p>litten</text:p>
          </table:table-cell>
        </table:table-row>
        <table:table-row table:style-name="ro1">
          <table:table-cell table:formula="of:=COM.MICROSOFT.CONCAT(SUBSTITUTE(LOWER([.B874]);&quot; &quot;;&quot;_&quot;);&quot; = Enemy(name = '&quot;;[.B874];&quot;', type = '&quot;;[.C874];&quot;', total = &quot;;[.D874];&quot;, hp = &quot;;[.E874];&quot;, attack = &quot;;[.F874];&quot;, defense = &quot;;[.G874];&quot;, spatk = &quot;;[.H874];&quot;, spdef = &quot;;[.I874];&quot;, speed = &quot;;[.J874]; &quot;)&quot;)" office:value-type="string" office:string-value="torracat = Enemy(name = 'Torracat', type = 'FIRE', total = 420, hp = 65, attack = 85, defense = 50, spatk = 80, spdef = 50, speed = 90)" calcext:value-type="string">
            <text:p>torracat = Enemy(name = 'Torracat', type = 'FIRE', total = 420, hp = 65, attack = 85, defense = 50, spatk = 80, spdef = 50, speed = 90)</text:p>
          </table:table-cell>
          <table:table-cell office:value-type="string" calcext:value-type="string">
            <text:p>Torracat</text:p>
          </table:table-cell>
          <table:table-cell office:value-type="string" calcext:value-type="string">
            <text:p>FIRE</text:p>
          </table:table-cell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874]);&quot; &quot;;&quot;_&quot;)" office:value-type="string" office:string-value="torracat" calcext:value-type="string">
            <text:p>torracat</text:p>
          </table:table-cell>
        </table:table-row>
        <table:table-row table:style-name="ro1">
          <table:table-cell table:formula="of:=COM.MICROSOFT.CONCAT(SUBSTITUTE(LOWER([.B875]);&quot; &quot;;&quot;_&quot;);&quot; = Enemy(name = '&quot;;[.B875];&quot;', type = '&quot;;[.C875];&quot;', total = &quot;;[.D875];&quot;, hp = &quot;;[.E875];&quot;, attack = &quot;;[.F875];&quot;, defense = &quot;;[.G875];&quot;, spatk = &quot;;[.H875];&quot;, spdef = &quot;;[.I875];&quot;, speed = &quot;;[.J875]; &quot;)&quot;)" office:value-type="string" office:string-value="incineroar = Enemy(name = 'Incineroar', type = 'FIRE DARK', total = 530, hp = 95, attack = 115, defense = 90, spatk = 80, spdef = 90, speed = 60)" calcext:value-type="string">
            <text:p>incineroar = Enemy(name = 'Incineroar', type = 'FIRE DARK', total = 530, hp = 95, attack = 115, defense = 90, spatk = 80, spdef = 90, speed = 60)</text:p>
          </table:table-cell>
          <table:table-cell office:value-type="string" calcext:value-type="string">
            <text:p>Incineroar</text:p>
          </table:table-cell>
          <table:table-cell office:value-type="string" calcext:value-type="string">
            <text:p>FIRE DARK</text:p>
          </table:table-cell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75]);&quot; &quot;;&quot;_&quot;)" office:value-type="string" office:string-value="incineroar" calcext:value-type="string">
            <text:p>incineroar</text:p>
          </table:table-cell>
        </table:table-row>
        <table:table-row table:style-name="ro1">
          <table:table-cell table:formula="of:=COM.MICROSOFT.CONCAT(SUBSTITUTE(LOWER([.B876]);&quot; &quot;;&quot;_&quot;);&quot; = Enemy(name = '&quot;;[.B876];&quot;', type = '&quot;;[.C876];&quot;', total = &quot;;[.D876];&quot;, hp = &quot;;[.E876];&quot;, attack = &quot;;[.F876];&quot;, defense = &quot;;[.G876];&quot;, spatk = &quot;;[.H876];&quot;, spdef = &quot;;[.I876];&quot;, speed = &quot;;[.J876]; &quot;)&quot;)" office:value-type="string" office:string-value="popplio = Enemy(name = 'Popplio', type = 'WATER', total = 320, hp = 50, attack = 54, defense = 54, spatk = 66, spdef = 56, speed = 40)" calcext:value-type="string">
            <text:p>popplio = Enemy(name = 'Popplio', type = 'WATER', total = 320, hp = 50, attack = 54, defense = 54, spatk = 66, spdef = 56, speed = 40)</text:p>
          </table:table-cell>
          <table:table-cell office:value-type="string" calcext:value-type="string">
            <text:p>Popplio</text:p>
          </table:table-cell>
          <table:table-cell office:value-type="string" calcext:value-type="string">
            <text:p>WATER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876]);&quot; &quot;;&quot;_&quot;)" office:value-type="string" office:string-value="popplio" calcext:value-type="string">
            <text:p>popplio</text:p>
          </table:table-cell>
        </table:table-row>
        <table:table-row table:style-name="ro1">
          <table:table-cell table:formula="of:=COM.MICROSOFT.CONCAT(SUBSTITUTE(LOWER([.B877]);&quot; &quot;;&quot;_&quot;);&quot; = Enemy(name = '&quot;;[.B877];&quot;', type = '&quot;;[.C877];&quot;', total = &quot;;[.D877];&quot;, hp = &quot;;[.E877];&quot;, attack = &quot;;[.F877];&quot;, defense = &quot;;[.G877];&quot;, spatk = &quot;;[.H877];&quot;, spdef = &quot;;[.I877];&quot;, speed = &quot;;[.J877]; &quot;)&quot;)" office:value-type="string" office:string-value="brionne = Enemy(name = 'Brionne', type = 'WATER', total = 420, hp = 60, attack = 69, defense = 69, spatk = 91, spdef = 81, speed = 50)" calcext:value-type="string">
            <text:p>brionne = Enemy(name = 'Brionne', type = 'WATER', total = 420, hp = 60, attack = 69, defense = 69, spatk = 91, spdef = 81, speed = 50)</text:p>
          </table:table-cell>
          <table:table-cell office:value-type="string" calcext:value-type="string">
            <text:p>Brionne</text:p>
          </table:table-cell>
          <table:table-cell office:value-type="string" calcext:value-type="string">
            <text:p>WATER</text:p>
          </table:table-cell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877]);&quot; &quot;;&quot;_&quot;)" office:value-type="string" office:string-value="brionne" calcext:value-type="string">
            <text:p>brionne</text:p>
          </table:table-cell>
        </table:table-row>
        <table:table-row table:style-name="ro1">
          <table:table-cell table:formula="of:=COM.MICROSOFT.CONCAT(SUBSTITUTE(LOWER([.B878]);&quot; &quot;;&quot;_&quot;);&quot; = Enemy(name = '&quot;;[.B878];&quot;', type = '&quot;;[.C878];&quot;', total = &quot;;[.D878];&quot;, hp = &quot;;[.E878];&quot;, attack = &quot;;[.F878];&quot;, defense = &quot;;[.G878];&quot;, spatk = &quot;;[.H878];&quot;, spdef = &quot;;[.I878];&quot;, speed = &quot;;[.J878]; &quot;)&quot;)" office:value-type="string" office:string-value="primarina = Enemy(name = 'Primarina', type = 'WATER FAIRY', total = 530, hp = 80, attack = 74, defense = 74, spatk = 126, spdef = 116, speed = 60)" calcext:value-type="string">
            <text:p>primarina = Enemy(name = 'Primarina', type = 'WATER FAIRY', total = 530, hp = 80, attack = 74, defense = 74, spatk = 126, spdef = 116, speed = 60)</text:p>
          </table:table-cell>
          <table:table-cell office:value-type="string" calcext:value-type="string">
            <text:p>Primarina</text:p>
          </table:table-cell>
          <table:table-cell office:value-type="string" calcext:value-type="string">
            <text:p>WATER FAIRY</text:p>
          </table:table-cell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78]);&quot; &quot;;&quot;_&quot;)" office:value-type="string" office:string-value="primarina" calcext:value-type="string">
            <text:p>primarina</text:p>
          </table:table-cell>
        </table:table-row>
        <table:table-row table:style-name="ro1">
          <table:table-cell table:formula="of:=COM.MICROSOFT.CONCAT(SUBSTITUTE(LOWER([.B879]);&quot; &quot;;&quot;_&quot;);&quot; = Enemy(name = '&quot;;[.B879];&quot;', type = '&quot;;[.C879];&quot;', total = &quot;;[.D879];&quot;, hp = &quot;;[.E879];&quot;, attack = &quot;;[.F879];&quot;, defense = &quot;;[.G879];&quot;, spatk = &quot;;[.H879];&quot;, spdef = &quot;;[.I879];&quot;, speed = &quot;;[.J879]; &quot;)&quot;)" office:value-type="string" office:string-value="pikipek = Enemy(name = 'Pikipek', type = 'NORMAL FLYING', total = 265, hp = 35, attack = 75, defense = 30, spatk = 30, spdef = 30, speed = 65)" calcext:value-type="string">
            <text:p>pikipek = Enemy(name = 'Pikipek', type = 'NORMAL FLYING', total = 265, hp = 35, attack = 75, defense = 30, spatk = 30, spdef = 30, speed = 65)</text:p>
          </table:table-cell>
          <table:table-cell office:value-type="string" calcext:value-type="string">
            <text:p>Pikipek</text:p>
          </table:table-cell>
          <table:table-cell office:value-type="string" calcext:value-type="string">
            <text:p>NORMAL FLYING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879]);&quot; &quot;;&quot;_&quot;)" office:value-type="string" office:string-value="pikipek" calcext:value-type="string">
            <text:p>pikipek</text:p>
          </table:table-cell>
        </table:table-row>
        <table:table-row table:style-name="ro1">
          <table:table-cell table:formula="of:=COM.MICROSOFT.CONCAT(SUBSTITUTE(LOWER([.B880]);&quot; &quot;;&quot;_&quot;);&quot; = Enemy(name = '&quot;;[.B880];&quot;', type = '&quot;;[.C880];&quot;', total = &quot;;[.D880];&quot;, hp = &quot;;[.E880];&quot;, attack = &quot;;[.F880];&quot;, defense = &quot;;[.G880];&quot;, spatk = &quot;;[.H880];&quot;, spdef = &quot;;[.I880];&quot;, speed = &quot;;[.J880]; &quot;)&quot;)" office:value-type="string" office:string-value="trumbeak = Enemy(name = 'Trumbeak', type = 'NORMAL FLYING', total = 355, hp = 55, attack = 85, defense = 50, spatk = 40, spdef = 50, speed = 75)" calcext:value-type="string">
            <text:p>trumbeak = Enemy(name = 'Trumbeak', type = 'NORMAL FLYING', total = 355, hp = 55, attack = 85, defense = 50, spatk = 40, spdef = 50, speed = 75)</text:p>
          </table:table-cell>
          <table:table-cell office:value-type="string" calcext:value-type="string">
            <text:p>Trumbeak</text:p>
          </table:table-cell>
          <table:table-cell office:value-type="string" calcext:value-type="string">
            <text:p>NORMAL FLYING</text:p>
          </table:table-cell>
          <table:table-cell office:value-type="float" office:value="355" calcext:value-type="float">
            <text:p>35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880]);&quot; &quot;;&quot;_&quot;)" office:value-type="string" office:string-value="trumbeak" calcext:value-type="string">
            <text:p>trumbeak</text:p>
          </table:table-cell>
        </table:table-row>
        <table:table-row table:style-name="ro1">
          <table:table-cell table:formula="of:=COM.MICROSOFT.CONCAT(SUBSTITUTE(LOWER([.B881]);&quot; &quot;;&quot;_&quot;);&quot; = Enemy(name = '&quot;;[.B881];&quot;', type = '&quot;;[.C881];&quot;', total = &quot;;[.D881];&quot;, hp = &quot;;[.E881];&quot;, attack = &quot;;[.F881];&quot;, defense = &quot;;[.G881];&quot;, spatk = &quot;;[.H881];&quot;, spdef = &quot;;[.I881];&quot;, speed = &quot;;[.J881]; &quot;)&quot;)" office:value-type="string" office:string-value="toucannon = Enemy(name = 'Toucannon', type = 'NORMAL FLYING', total = 485, hp = 80, attack = 120, defense = 75, spatk = 75, spdef = 75, speed = 60)" calcext:value-type="string">
            <text:p>toucannon = Enemy(name = 'Toucannon', type = 'NORMAL FLYING', total = 485, hp = 80, attack = 120, defense = 75, spatk = 75, spdef = 75, speed = 60)</text:p>
          </table:table-cell>
          <table:table-cell office:value-type="string" calcext:value-type="string">
            <text:p>Toucannon</text:p>
          </table:table-cell>
          <table:table-cell office:value-type="string" calcext:value-type="string">
            <text:p>NORMAL FLYING</text:p>
          </table:table-cell>
          <table:table-cell office:value-type="float" office:value="485" calcext:value-type="float">
            <text:p>4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81]);&quot; &quot;;&quot;_&quot;)" office:value-type="string" office:string-value="toucannon" calcext:value-type="string">
            <text:p>toucannon</text:p>
          </table:table-cell>
        </table:table-row>
        <table:table-row table:style-name="ro1">
          <table:table-cell table:formula="of:=COM.MICROSOFT.CONCAT(SUBSTITUTE(LOWER([.B882]);&quot; &quot;;&quot;_&quot;);&quot; = Enemy(name = '&quot;;[.B882];&quot;', type = '&quot;;[.C882];&quot;', total = &quot;;[.D882];&quot;, hp = &quot;;[.E882];&quot;, attack = &quot;;[.F882];&quot;, defense = &quot;;[.G882];&quot;, spatk = &quot;;[.H882];&quot;, spdef = &quot;;[.I882];&quot;, speed = &quot;;[.J882]; &quot;)&quot;)" office:value-type="string" office:string-value="yungoos = Enemy(name = 'Yungoos', type = 'NORMAL', total = 253, hp = 48, attack = 70, defense = 30, spatk = 30, spdef = 30, speed = 45)" calcext:value-type="string">
            <text:p>yungoos = Enemy(name = 'Yungoos', type = 'NORMAL', total = 253, hp = 48, attack = 70, defense = 30, spatk = 30, spdef = 30, speed = 45)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NORMAL</text:p>
          </table:table-cell>
          <table:table-cell office:value-type="float" office:value="253" calcext:value-type="float">
            <text:p>25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882]);&quot; &quot;;&quot;_&quot;)" office:value-type="string" office:string-value="yungoos" calcext:value-type="string">
            <text:p>yungoos</text:p>
          </table:table-cell>
        </table:table-row>
        <table:table-row table:style-name="ro1">
          <table:table-cell table:formula="of:=COM.MICROSOFT.CONCAT(SUBSTITUTE(LOWER([.B883]);&quot; &quot;;&quot;_&quot;);&quot; = Enemy(name = '&quot;;[.B883];&quot;', type = '&quot;;[.C883];&quot;', total = &quot;;[.D883];&quot;, hp = &quot;;[.E883];&quot;, attack = &quot;;[.F883];&quot;, defense = &quot;;[.G883];&quot;, spatk = &quot;;[.H883];&quot;, spdef = &quot;;[.I883];&quot;, speed = &quot;;[.J883]; &quot;)&quot;)" office:value-type="string" office:string-value="gumshoos = Enemy(name = 'Gumshoos', type = 'NORMAL', total = 418, hp = 88, attack = 110, defense = 60, spatk = 55, spdef = 60, speed = 45)" calcext:value-type="string">
            <text:p>gumshoos = Enemy(name = 'Gumshoos', type = 'NORMAL', total = 418, hp = 88, attack = 110, defense = 60, spatk = 55, spdef = 60, speed = 45)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NORMAL</text:p>
          </table:table-cell>
          <table:table-cell office:value-type="float" office:value="418" calcext:value-type="float">
            <text:p>418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883]);&quot; &quot;;&quot;_&quot;)" office:value-type="string" office:string-value="gumshoos" calcext:value-type="string">
            <text:p>gumshoos</text:p>
          </table:table-cell>
        </table:table-row>
        <table:table-row table:style-name="ro1">
          <table:table-cell table:formula="of:=COM.MICROSOFT.CONCAT(SUBSTITUTE(LOWER([.B884]);&quot; &quot;;&quot;_&quot;);&quot; = Enemy(name = '&quot;;[.B884];&quot;', type = '&quot;;[.C884];&quot;', total = &quot;;[.D884];&quot;, hp = &quot;;[.E884];&quot;, attack = &quot;;[.F884];&quot;, defense = &quot;;[.G884];&quot;, spatk = &quot;;[.H884];&quot;, spdef = &quot;;[.I884];&quot;, speed = &quot;;[.J884]; &quot;)&quot;)" office:value-type="string" office:string-value="grubbin = Enemy(name = 'Grubbin', type = 'BUG', total = 300, hp = 47, attack = 62, defense = 45, spatk = 55, spdef = 45, speed = 46)" calcext:value-type="string">
            <text:p>grubbin = Enemy(name = 'Grubbin', type = 'BUG', total = 300, hp = 47, attack = 62, defense = 45, spatk = 55, spdef = 45, speed = 46)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UG</text:p>
          </table:table-cell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884]);&quot; &quot;;&quot;_&quot;)" office:value-type="string" office:string-value="grubbin" calcext:value-type="string">
            <text:p>grubbin</text:p>
          </table:table-cell>
        </table:table-row>
        <table:table-row table:style-name="ro1">
          <table:table-cell table:formula="of:=COM.MICROSOFT.CONCAT(SUBSTITUTE(LOWER([.B885]);&quot; &quot;;&quot;_&quot;);&quot; = Enemy(name = '&quot;;[.B885];&quot;', type = '&quot;;[.C885];&quot;', total = &quot;;[.D885];&quot;, hp = &quot;;[.E885];&quot;, attack = &quot;;[.F885];&quot;, defense = &quot;;[.G885];&quot;, spatk = &quot;;[.H885];&quot;, spdef = &quot;;[.I885];&quot;, speed = &quot;;[.J885]; &quot;)&quot;)" office:value-type="string" office:string-value="charjabug = Enemy(name = 'Charjabug', type = 'BUG ELECTRIC', total = 400, hp = 57, attack = 82, defense = 95, spatk = 55, spdef = 75, speed = 36)" calcext:value-type="string">
            <text:p>charjabug = Enemy(name = 'Charjabug', type = 'BUG ELECTRIC', total = 400, hp = 57, attack = 82, defense = 95, spatk = 55, spdef = 75, speed = 36)</text:p>
          </table:table-cell>
          <table:table-cell office:value-type="string" calcext:value-type="string">
            <text:p>Charjabug</text:p>
          </table:table-cell>
          <table:table-cell office:value-type="string" calcext:value-type="string">
            <text:p>BUG ELECTRIC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885]);&quot; &quot;;&quot;_&quot;)" office:value-type="string" office:string-value="charjabug" calcext:value-type="string">
            <text:p>charjabug</text:p>
          </table:table-cell>
        </table:table-row>
        <table:table-row table:style-name="ro1">
          <table:table-cell table:formula="of:=COM.MICROSOFT.CONCAT(SUBSTITUTE(LOWER([.B886]);&quot; &quot;;&quot;_&quot;);&quot; = Enemy(name = '&quot;;[.B886];&quot;', type = '&quot;;[.C886];&quot;', total = &quot;;[.D886];&quot;, hp = &quot;;[.E886];&quot;, attack = &quot;;[.F886];&quot;, defense = &quot;;[.G886];&quot;, spatk = &quot;;[.H886];&quot;, spdef = &quot;;[.I886];&quot;, speed = &quot;;[.J886]; &quot;)&quot;)" office:value-type="string" office:string-value="vikavolt = Enemy(name = 'Vikavolt', type = 'BUG ELECTRIC', total = 500, hp = 77, attack = 70, defense = 90, spatk = 145, spdef = 75, speed = 43)" calcext:value-type="string">
            <text:p>vikavolt = Enemy(name = 'Vikavolt', type = 'BUG ELECTRIC', total = 500, hp = 77, attack = 70, defense = 90, spatk = 145, spdef = 75, speed = 43)</text:p>
          </table:table-cell>
          <table:table-cell office:value-type="string" calcext:value-type="string">
            <text:p>Vikavolt</text:p>
          </table:table-cell>
          <table:table-cell office:value-type="string" calcext:value-type="string">
            <text:p>BUG ELECTRIC</text:p>
          </table:table-cell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886]);&quot; &quot;;&quot;_&quot;)" office:value-type="string" office:string-value="vikavolt" calcext:value-type="string">
            <text:p>vikavolt</text:p>
          </table:table-cell>
        </table:table-row>
        <table:table-row table:style-name="ro1">
          <table:table-cell table:formula="of:=COM.MICROSOFT.CONCAT(SUBSTITUTE(LOWER([.B887]);&quot; &quot;;&quot;_&quot;);&quot; = Enemy(name = '&quot;;[.B887];&quot;', type = '&quot;;[.C887];&quot;', total = &quot;;[.D887];&quot;, hp = &quot;;[.E887];&quot;, attack = &quot;;[.F887];&quot;, defense = &quot;;[.G887];&quot;, spatk = &quot;;[.H887];&quot;, spdef = &quot;;[.I887];&quot;, speed = &quot;;[.J887]; &quot;)&quot;)" office:value-type="string" office:string-value="crabrawler = Enemy(name = 'Crabrawler', type = 'FIGHTING', total = 338, hp = 47, attack = 82, defense = 57, spatk = 42, spdef = 47, speed = 63)" calcext:value-type="string">
            <text:p>crabrawler = Enemy(name = 'Crabrawler', type = 'FIGHTING', total = 338, hp = 47, attack = 82, defense = 57, spatk = 42, spdef = 47, speed = 63)</text:p>
          </table:table-cell>
          <table:table-cell office:value-type="string" calcext:value-type="string">
            <text:p>Crabrawler</text:p>
          </table:table-cell>
          <table:table-cell office:value-type="string" calcext:value-type="string">
            <text:p>FIGHTING</text:p>
          </table:table-cell>
          <table:table-cell office:value-type="float" office:value="338" calcext:value-type="float">
            <text:p>33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SUBSTITUTE(LOWER([.B887]);&quot; &quot;;&quot;_&quot;)" office:value-type="string" office:string-value="crabrawler" calcext:value-type="string">
            <text:p>crabrawler</text:p>
          </table:table-cell>
        </table:table-row>
        <table:table-row table:style-name="ro1">
          <table:table-cell table:formula="of:=COM.MICROSOFT.CONCAT(SUBSTITUTE(LOWER([.B888]);&quot; &quot;;&quot;_&quot;);&quot; = Enemy(name = '&quot;;[.B888];&quot;', type = '&quot;;[.C888];&quot;', total = &quot;;[.D888];&quot;, hp = &quot;;[.E888];&quot;, attack = &quot;;[.F888];&quot;, defense = &quot;;[.G888];&quot;, spatk = &quot;;[.H888];&quot;, spdef = &quot;;[.I888];&quot;, speed = &quot;;[.J888]; &quot;)&quot;)" office:value-type="string" office:string-value="crabominable = Enemy(name = 'Crabominable', type = 'FIGHTING ICE', total = 478, hp = 97, attack = 132, defense = 77, spatk = 62, spdef = 67, speed = 43)" calcext:value-type="string">
            <text:p>crabominable = Enemy(name = 'Crabominable', type = 'FIGHTING ICE', total = 478, hp = 97, attack = 132, defense = 77, spatk = 62, spdef = 67, speed = 43)</text:p>
          </table:table-cell>
          <table:table-cell office:value-type="string" calcext:value-type="string">
            <text:p>Crabominable</text:p>
          </table:table-cell>
          <table:table-cell office:value-type="string" calcext:value-type="string">
            <text:p>FIGHTING ICE</text:p>
          </table:table-cell>
          <table:table-cell office:value-type="float" office:value="478" calcext:value-type="float">
            <text:p>478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888]);&quot; &quot;;&quot;_&quot;)" office:value-type="string" office:string-value="crabominable" calcext:value-type="string">
            <text:p>crabominable</text:p>
          </table:table-cell>
        </table:table-row>
        <table:table-row table:style-name="ro1">
          <table:table-cell table:formula="of:=COM.MICROSOFT.CONCAT(SUBSTITUTE(LOWER([.B889]);&quot; &quot;;&quot;_&quot;);&quot; = Enemy(name = '&quot;;[.B889];&quot;', type = '&quot;;[.C889];&quot;', total = &quot;;[.D889];&quot;, hp = &quot;;[.E889];&quot;, attack = &quot;;[.F889];&quot;, defense = &quot;;[.G889];&quot;, spatk = &quot;;[.H889];&quot;, spdef = &quot;;[.I889];&quot;, speed = &quot;;[.J889]; &quot;)&quot;)" office:value-type="string" office:string-value="oricorio_baile_style = Enemy(name = 'Oricorio Baile Style', type = 'FIRE FLYING', total = 476, hp = 75, attack = 70, defense = 70, spatk = 98, spdef = 70, speed = 93)" calcext:value-type="string">
            <text:p>oricorio_baile_style = Enemy(name = 'Oricorio Baile Style', type = 'FIRE FLYING', total = 476, hp = 75, attack = 70, defense = 70, spatk = 98, spdef = 70, speed = 93)</text:p>
          </table:table-cell>
          <table:table-cell office:value-type="string" calcext:value-type="string">
            <text:p>Oricorio Baile Style</text:p>
          </table:table-cell>
          <table:table-cell office:value-type="string" calcext:value-type="string">
            <text:p>FIRE FLYING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889]);&quot; &quot;;&quot;_&quot;)" office:value-type="string" office:string-value="oricorio_baile_style" calcext:value-type="string">
            <text:p>oricorio_baile_style</text:p>
          </table:table-cell>
        </table:table-row>
        <table:table-row table:style-name="ro1">
          <table:table-cell table:formula="of:=COM.MICROSOFT.CONCAT(SUBSTITUTE(LOWER([.B890]);&quot; &quot;;&quot;_&quot;);&quot; = Enemy(name = '&quot;;[.B890];&quot;', type = '&quot;;[.C890];&quot;', total = &quot;;[.D890];&quot;, hp = &quot;;[.E890];&quot;, attack = &quot;;[.F890];&quot;, defense = &quot;;[.G890];&quot;, spatk = &quot;;[.H890];&quot;, spdef = &quot;;[.I890];&quot;, speed = &quot;;[.J890]; &quot;)&quot;)" office:value-type="string" office:string-value="oricorio_pom-pom_style = Enemy(name = 'Oricorio Pom-Pom Style', type = 'ELECTRIC FLYING', total = 476, hp = 75, attack = 70, defense = 70, spatk = 98, spdef = 70, speed = 93)" calcext:value-type="string">
            <text:p>oricorio_pom-pom_style = Enemy(name = 'Oricorio Pom-Pom Style', type = 'ELECTRIC FLYING', total = 476, hp = 75, attack = 70, defense = 70, spatk = 98, spdef = 70, speed = 93)</text:p>
          </table:table-cell>
          <table:table-cell office:value-type="string" calcext:value-type="string">
            <text:p>Oricorio Pom-Pom Style</text:p>
          </table:table-cell>
          <table:table-cell office:value-type="string" calcext:value-type="string">
            <text:p>ELECTRIC FLYING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890]);&quot; &quot;;&quot;_&quot;)" office:value-type="string" office:string-value="oricorio_pom-pom_style" calcext:value-type="string">
            <text:p>oricorio_pom-pom_style</text:p>
          </table:table-cell>
        </table:table-row>
        <table:table-row table:style-name="ro1">
          <table:table-cell table:formula="of:=COM.MICROSOFT.CONCAT(SUBSTITUTE(LOWER([.B891]);&quot; &quot;;&quot;_&quot;);&quot; = Enemy(name = '&quot;;[.B891];&quot;', type = '&quot;;[.C891];&quot;', total = &quot;;[.D891];&quot;, hp = &quot;;[.E891];&quot;, attack = &quot;;[.F891];&quot;, defense = &quot;;[.G891];&quot;, spatk = &quot;;[.H891];&quot;, spdef = &quot;;[.I891];&quot;, speed = &quot;;[.J891]; &quot;)&quot;)" office:value-type="string" office:string-value="oricorio_pa'u_style = Enemy(name = 'Oricorio Pa'u Style', type = 'PSYCHIC FLYING', total = 476, hp = 75, attack = 70, defense = 70, spatk = 98, spdef = 70, speed = 93)" calcext:value-type="string">
            <text:p>oricorio_pa'u_style = Enemy(name = 'Oricorio Pa'u Style', type = 'PSYCHIC FLYING', total = 476, hp = 75, attack = 70, defense = 70, spatk = 98, spdef = 70, speed = 93)</text:p>
          </table:table-cell>
          <table:table-cell office:value-type="string" calcext:value-type="string">
            <text:p>Oricorio Pa'u Style</text:p>
          </table:table-cell>
          <table:table-cell office:value-type="string" calcext:value-type="string">
            <text:p>PSYCHIC FLYING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891]);&quot; &quot;;&quot;_&quot;)" office:value-type="string" office:string-value="oricorio_pa'u_style" calcext:value-type="string">
            <text:p>oricorio_pa'u_style</text:p>
          </table:table-cell>
        </table:table-row>
        <table:table-row table:style-name="ro1">
          <table:table-cell table:formula="of:=COM.MICROSOFT.CONCAT(SUBSTITUTE(LOWER([.B892]);&quot; &quot;;&quot;_&quot;);&quot; = Enemy(name = '&quot;;[.B892];&quot;', type = '&quot;;[.C892];&quot;', total = &quot;;[.D892];&quot;, hp = &quot;;[.E892];&quot;, attack = &quot;;[.F892];&quot;, defense = &quot;;[.G892];&quot;, spatk = &quot;;[.H892];&quot;, spdef = &quot;;[.I892];&quot;, speed = &quot;;[.J892]; &quot;)&quot;)" office:value-type="string" office:string-value="oricorio_sensu_style = Enemy(name = 'Oricorio Sensu Style', type = 'GHOST FLYING', total = 476, hp = 75, attack = 70, defense = 70, spatk = 98, spdef = 70, speed = 93)" calcext:value-type="string">
            <text:p>oricorio_sensu_style = Enemy(name = 'Oricorio Sensu Style', type = 'GHOST FLYING', total = 476, hp = 75, attack = 70, defense = 70, spatk = 98, spdef = 70, speed = 93)</text:p>
          </table:table-cell>
          <table:table-cell office:value-type="string" calcext:value-type="string">
            <text:p>Oricorio Sensu Style</text:p>
          </table:table-cell>
          <table:table-cell office:value-type="string" calcext:value-type="string">
            <text:p>GHOST FLYING</text:p>
          </table:table-cell>
          <table:table-cell office:value-type="float" office:value="476" calcext:value-type="float">
            <text:p>4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BSTITUTE(LOWER([.B892]);&quot; &quot;;&quot;_&quot;)" office:value-type="string" office:string-value="oricorio_sensu_style" calcext:value-type="string">
            <text:p>oricorio_sensu_style</text:p>
          </table:table-cell>
        </table:table-row>
        <table:table-row table:style-name="ro1">
          <table:table-cell table:formula="of:=COM.MICROSOFT.CONCAT(SUBSTITUTE(LOWER([.B893]);&quot; &quot;;&quot;_&quot;);&quot; = Enemy(name = '&quot;;[.B893];&quot;', type = '&quot;;[.C893];&quot;', total = &quot;;[.D893];&quot;, hp = &quot;;[.E893];&quot;, attack = &quot;;[.F893];&quot;, defense = &quot;;[.G893];&quot;, spatk = &quot;;[.H893];&quot;, spdef = &quot;;[.I893];&quot;, speed = &quot;;[.J893]; &quot;)&quot;)" office:value-type="string" office:string-value="cutiefly = Enemy(name = 'Cutiefly', type = 'BUG FAIRY', total = 304, hp = 40, attack = 45, defense = 40, spatk = 55, spdef = 40, speed = 84)" calcext:value-type="string">
            <text:p>cutiefly = Enemy(name = 'Cutiefly', type = 'BUG FAIRY', total = 304, hp = 40, attack = 45, defense = 40, spatk = 55, spdef = 40, speed = 84)</text:p>
          </table:table-cell>
          <table:table-cell office:value-type="string" calcext:value-type="string">
            <text:p>Cutiefly</text:p>
          </table:table-cell>
          <table:table-cell office:value-type="string" calcext:value-type="string">
            <text:p>BUG FAIRY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BSTITUTE(LOWER([.B893]);&quot; &quot;;&quot;_&quot;)" office:value-type="string" office:string-value="cutiefly" calcext:value-type="string">
            <text:p>cutiefly</text:p>
          </table:table-cell>
        </table:table-row>
        <table:table-row table:style-name="ro1">
          <table:table-cell table:formula="of:=COM.MICROSOFT.CONCAT(SUBSTITUTE(LOWER([.B894]);&quot; &quot;;&quot;_&quot;);&quot; = Enemy(name = '&quot;;[.B894];&quot;', type = '&quot;;[.C894];&quot;', total = &quot;;[.D894];&quot;, hp = &quot;;[.E894];&quot;, attack = &quot;;[.F894];&quot;, defense = &quot;;[.G894];&quot;, spatk = &quot;;[.H894];&quot;, spdef = &quot;;[.I894];&quot;, speed = &quot;;[.J894]; &quot;)&quot;)" office:value-type="string" office:string-value="ribombee = Enemy(name = 'Ribombee', type = 'BUG FAIRY', total = 464, hp = 60, attack = 55, defense = 60, spatk = 95, spdef = 70, speed = 124)" calcext:value-type="string">
            <text:p>ribombee = Enemy(name = 'Ribombee', type = 'BUG FAIRY', total = 464, hp = 60, attack = 55, defense = 60, spatk = 95, spdef = 70, speed = 124)</text:p>
          </table:table-cell>
          <table:table-cell office:value-type="string" calcext:value-type="string">
            <text:p>Ribombee</text:p>
          </table:table-cell>
          <table:table-cell office:value-type="string" calcext:value-type="string">
            <text:p>BUG FAIRY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BSTITUTE(LOWER([.B894]);&quot; &quot;;&quot;_&quot;)" office:value-type="string" office:string-value="ribombee" calcext:value-type="string">
            <text:p>ribombee</text:p>
          </table:table-cell>
        </table:table-row>
        <table:table-row table:style-name="ro1">
          <table:table-cell table:formula="of:=COM.MICROSOFT.CONCAT(SUBSTITUTE(LOWER([.B895]);&quot; &quot;;&quot;_&quot;);&quot; = Enemy(name = '&quot;;[.B895];&quot;', type = '&quot;;[.C895];&quot;', total = &quot;;[.D895];&quot;, hp = &quot;;[.E895];&quot;, attack = &quot;;[.F895];&quot;, defense = &quot;;[.G895];&quot;, spatk = &quot;;[.H895];&quot;, spdef = &quot;;[.I895];&quot;, speed = &quot;;[.J895]; &quot;)&quot;)" office:value-type="string" office:string-value="rockruff = Enemy(name = 'Rockruff', type = 'ROCK', total = 280, hp = 45, attack = 65, defense = 40, spatk = 30, spdef = 40, speed = 60)" calcext:value-type="string">
            <text:p>rockruff = Enemy(name = 'Rockruff', type = 'ROCK', total = 280, hp = 45, attack = 65, defense = 40, spatk = 30, spdef = 40, speed = 60)</text:p>
          </table:table-cell>
          <table:table-cell office:value-type="string" calcext:value-type="string">
            <text:p>Rockruff</text:p>
          </table:table-cell>
          <table:table-cell office:value-type="string" calcext:value-type="string">
            <text:p>ROCK</text:p>
          </table:table-cell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95]);&quot; &quot;;&quot;_&quot;)" office:value-type="string" office:string-value="rockruff" calcext:value-type="string">
            <text:p>rockruff</text:p>
          </table:table-cell>
        </table:table-row>
        <table:table-row table:style-name="ro1">
          <table:table-cell table:formula="of:=COM.MICROSOFT.CONCAT(SUBSTITUTE(LOWER([.B896]);&quot; &quot;;&quot;_&quot;);&quot; = Enemy(name = '&quot;;[.B896];&quot;', type = '&quot;;[.C896];&quot;', total = &quot;;[.D896];&quot;, hp = &quot;;[.E896];&quot;, attack = &quot;;[.F896];&quot;, defense = &quot;;[.G896];&quot;, spatk = &quot;;[.H896];&quot;, spdef = &quot;;[.I896];&quot;, speed = &quot;;[.J896]; &quot;)&quot;)" office:value-type="string" office:string-value="rockruff_own_tempo_rockruff = Enemy(name = 'Rockruff Own Tempo Rockruff', type = 'ROCK', total = 280, hp = 45, attack = 65, defense = 40, spatk = 30, spdef = 40, speed = 60)" calcext:value-type="string">
            <text:p>rockruff_own_tempo_rockruff = Enemy(name = 'Rockruff Own Tempo Rockruff', type = 'ROCK', total = 280, hp = 45, attack = 65, defense = 40, spatk = 30, spdef = 40, speed = 60)</text:p>
          </table:table-cell>
          <table:table-cell office:value-type="string" calcext:value-type="string">
            <text:p>Rockruff Own Tempo Rockruff</text:p>
          </table:table-cell>
          <table:table-cell office:value-type="string" calcext:value-type="string">
            <text:p>ROCK</text:p>
          </table:table-cell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896]);&quot; &quot;;&quot;_&quot;)" office:value-type="string" office:string-value="rockruff_own_tempo_rockruff" calcext:value-type="string">
            <text:p>rockruff_own_tempo_rockruff</text:p>
          </table:table-cell>
        </table:table-row>
        <table:table-row table:style-name="ro1">
          <table:table-cell table:formula="of:=COM.MICROSOFT.CONCAT(SUBSTITUTE(LOWER([.B897]);&quot; &quot;;&quot;_&quot;);&quot; = Enemy(name = '&quot;;[.B897];&quot;', type = '&quot;;[.C897];&quot;', total = &quot;;[.D897];&quot;, hp = &quot;;[.E897];&quot;, attack = &quot;;[.F897];&quot;, defense = &quot;;[.G897];&quot;, spatk = &quot;;[.H897];&quot;, spdef = &quot;;[.I897];&quot;, speed = &quot;;[.J897]; &quot;)&quot;)" office:value-type="string" office:string-value="lycanroc_midday_form = Enemy(name = 'Lycanroc Midday Form', type = 'ROCK', total = 487, hp = 75, attack = 115, defense = 65, spatk = 55, spdef = 65, speed = 112)" calcext:value-type="string">
            <text:p>lycanroc_midday_form = Enemy(name = 'Lycanroc Midday Form', type = 'ROCK', total = 487, hp = 75, attack = 115, defense = 65, spatk = 55, spdef = 65, speed = 112)</text:p>
          </table:table-cell>
          <table:table-cell office:value-type="string" calcext:value-type="string">
            <text:p>Lycanroc Midday Form</text:p>
          </table:table-cell>
          <table:table-cell office:value-type="string" calcext:value-type="string">
            <text:p>ROCK</text:p>
          </table:table-cell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BSTITUTE(LOWER([.B897]);&quot; &quot;;&quot;_&quot;)" office:value-type="string" office:string-value="lycanroc_midday_form" calcext:value-type="string">
            <text:p>lycanroc_midday_form</text:p>
          </table:table-cell>
        </table:table-row>
        <table:table-row table:style-name="ro1">
          <table:table-cell table:formula="of:=COM.MICROSOFT.CONCAT(SUBSTITUTE(LOWER([.B898]);&quot; &quot;;&quot;_&quot;);&quot; = Enemy(name = '&quot;;[.B898];&quot;', type = '&quot;;[.C898];&quot;', total = &quot;;[.D898];&quot;, hp = &quot;;[.E898];&quot;, attack = &quot;;[.F898];&quot;, defense = &quot;;[.G898];&quot;, spatk = &quot;;[.H898];&quot;, spdef = &quot;;[.I898];&quot;, speed = &quot;;[.J898]; &quot;)&quot;)" office:value-type="string" office:string-value="lycanroc_midnight_form = Enemy(name = 'Lycanroc Midnight Form', type = 'ROCK', total = 487, hp = 85, attack = 115, defense = 75, spatk = 55, spdef = 75, speed = 82)" calcext:value-type="string">
            <text:p>lycanroc_midnight_form = Enemy(name = 'Lycanroc Midnight Form', type = 'ROCK', total = 487, hp = 85, attack = 115, defense = 75, spatk = 55, spdef = 75, speed = 82)</text:p>
          </table:table-cell>
          <table:table-cell office:value-type="string" calcext:value-type="string">
            <text:p>Lycanroc Midnight Form</text:p>
          </table:table-cell>
          <table:table-cell office:value-type="string" calcext:value-type="string">
            <text:p>ROCK</text:p>
          </table:table-cell>
          <table:table-cell office:value-type="float" office:value="487" calcext:value-type="float">
            <text:p>48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BSTITUTE(LOWER([.B898]);&quot; &quot;;&quot;_&quot;)" office:value-type="string" office:string-value="lycanroc_midnight_form" calcext:value-type="string">
            <text:p>lycanroc_midnight_form</text:p>
          </table:table-cell>
        </table:table-row>
        <table:table-row table:style-name="ro1">
          <table:table-cell table:formula="of:=COM.MICROSOFT.CONCAT(SUBSTITUTE(LOWER([.B899]);&quot; &quot;;&quot;_&quot;);&quot; = Enemy(name = '&quot;;[.B899];&quot;', type = '&quot;;[.C899];&quot;', total = &quot;;[.D899];&quot;, hp = &quot;;[.E899];&quot;, attack = &quot;;[.F899];&quot;, defense = &quot;;[.G899];&quot;, spatk = &quot;;[.H899];&quot;, spdef = &quot;;[.I899];&quot;, speed = &quot;;[.J899]; &quot;)&quot;)" office:value-type="string" office:string-value="lycanroc_dusk_form = Enemy(name = 'Lycanroc Dusk Form', type = 'ROCK', total = 487, hp = 75, attack = 117, defense = 65, spatk = 55, spdef = 65, speed = 110)" calcext:value-type="string">
            <text:p>lycanroc_dusk_form = Enemy(name = 'Lycanroc Dusk Form', type = 'ROCK', total = 487, hp = 75, attack = 117, defense = 65, spatk = 55, spdef = 65, speed = 110)</text:p>
          </table:table-cell>
          <table:table-cell office:value-type="string" calcext:value-type="string">
            <text:p>Lycanroc Dusk Form</text:p>
          </table:table-cell>
          <table:table-cell office:value-type="string" calcext:value-type="string">
            <text:p>ROCK</text:p>
          </table:table-cell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BSTITUTE(LOWER([.B899]);&quot; &quot;;&quot;_&quot;)" office:value-type="string" office:string-value="lycanroc_dusk_form" calcext:value-type="string">
            <text:p>lycanroc_dusk_form</text:p>
          </table:table-cell>
        </table:table-row>
        <table:table-row table:style-name="ro1">
          <table:table-cell table:formula="of:=COM.MICROSOFT.CONCAT(SUBSTITUTE(LOWER([.B900]);&quot; &quot;;&quot;_&quot;);&quot; = Enemy(name = '&quot;;[.B900];&quot;', type = '&quot;;[.C900];&quot;', total = &quot;;[.D900];&quot;, hp = &quot;;[.E900];&quot;, attack = &quot;;[.F900];&quot;, defense = &quot;;[.G900];&quot;, spatk = &quot;;[.H900];&quot;, spdef = &quot;;[.I900];&quot;, speed = &quot;;[.J900]; &quot;)&quot;)" office:value-type="string" office:string-value="wishiwashi_solo_form = Enemy(name = 'Wishiwashi Solo Form', type = 'WATER', total = 175, hp = 45, attack = 20, defense = 20, spatk = 25, spdef = 25, speed = 40)" calcext:value-type="string">
            <text:p>wishiwashi_solo_form = Enemy(name = 'Wishiwashi Solo Form', type = 'WATER', total = 175, hp = 45, attack = 20, defense = 20, spatk = 25, spdef = 25, speed = 40)</text:p>
          </table:table-cell>
          <table:table-cell office:value-type="string" calcext:value-type="string">
            <text:p>Wishiwashi Solo For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900]);&quot; &quot;;&quot;_&quot;)" office:value-type="string" office:string-value="wishiwashi_solo_form" calcext:value-type="string">
            <text:p>wishiwashi_solo_form</text:p>
          </table:table-cell>
        </table:table-row>
        <table:table-row table:style-name="ro1">
          <table:table-cell table:formula="of:=COM.MICROSOFT.CONCAT(SUBSTITUTE(LOWER([.B901]);&quot; &quot;;&quot;_&quot;);&quot; = Enemy(name = '&quot;;[.B901];&quot;', type = '&quot;;[.C901];&quot;', total = &quot;;[.D901];&quot;, hp = &quot;;[.E901];&quot;, attack = &quot;;[.F901];&quot;, defense = &quot;;[.G901];&quot;, spatk = &quot;;[.H901];&quot;, spdef = &quot;;[.I901];&quot;, speed = &quot;;[.J901]; &quot;)&quot;)" office:value-type="string" office:string-value="wishiwashi_school_form = Enemy(name = 'Wishiwashi School Form', type = 'WATER', total = 620, hp = 45, attack = 140, defense = 130, spatk = 140, spdef = 135, speed = 30)" calcext:value-type="string">
            <text:p>wishiwashi_school_form = Enemy(name = 'Wishiwashi School Form', type = 'WATER', total = 620, hp = 45, attack = 140, defense = 130, spatk = 140, spdef = 135, speed = 30)</text:p>
          </table:table-cell>
          <table:table-cell office:value-type="string" calcext:value-type="string">
            <text:p>Wishiwashi School Form</text:p>
          </table:table-cell>
          <table:table-cell office:value-type="string" calcext:value-type="string">
            <text:p>WATER</text:p>
          </table:table-cell>
          <table:table-cell office:value-type="float" office:value="620" calcext:value-type="float">
            <text:p>620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901]);&quot; &quot;;&quot;_&quot;)" office:value-type="string" office:string-value="wishiwashi_school_form" calcext:value-type="string">
            <text:p>wishiwashi_school_form</text:p>
          </table:table-cell>
        </table:table-row>
        <table:table-row table:style-name="ro1">
          <table:table-cell table:formula="of:=COM.MICROSOFT.CONCAT(SUBSTITUTE(LOWER([.B902]);&quot; &quot;;&quot;_&quot;);&quot; = Enemy(name = '&quot;;[.B902];&quot;', type = '&quot;;[.C902];&quot;', total = &quot;;[.D902];&quot;, hp = &quot;;[.E902];&quot;, attack = &quot;;[.F902];&quot;, defense = &quot;;[.G902];&quot;, spatk = &quot;;[.H902];&quot;, spdef = &quot;;[.I902];&quot;, speed = &quot;;[.J902]; &quot;)&quot;)" office:value-type="string" office:string-value="mareanie = Enemy(name = 'Mareanie', type = 'POISON WATER', total = 305, hp = 50, attack = 53, defense = 62, spatk = 43, spdef = 52, speed = 45)" calcext:value-type="string">
            <text:p>mareanie = Enemy(name = 'Mareanie', type = 'POISON WATER', total = 305, hp = 50, attack = 53, defense = 62, spatk = 43, spdef = 52, speed = 45)</text:p>
          </table:table-cell>
          <table:table-cell office:value-type="string" calcext:value-type="string">
            <text:p>Mareanie</text:p>
          </table:table-cell>
          <table:table-cell office:value-type="string" calcext:value-type="string">
            <text:p>POISON WATER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902]);&quot; &quot;;&quot;_&quot;)" office:value-type="string" office:string-value="mareanie" calcext:value-type="string">
            <text:p>mareanie</text:p>
          </table:table-cell>
        </table:table-row>
        <table:table-row table:style-name="ro1">
          <table:table-cell table:formula="of:=COM.MICROSOFT.CONCAT(SUBSTITUTE(LOWER([.B903]);&quot; &quot;;&quot;_&quot;);&quot; = Enemy(name = '&quot;;[.B903];&quot;', type = '&quot;;[.C903];&quot;', total = &quot;;[.D903];&quot;, hp = &quot;;[.E903];&quot;, attack = &quot;;[.F903];&quot;, defense = &quot;;[.G903];&quot;, spatk = &quot;;[.H903];&quot;, spdef = &quot;;[.I903];&quot;, speed = &quot;;[.J903]; &quot;)&quot;)" office:value-type="string" office:string-value="toxapex = Enemy(name = 'Toxapex', type = 'POISON WATER', total = 495, hp = 50, attack = 63, defense = 152, spatk = 53, spdef = 142, speed = 35)" calcext:value-type="string">
            <text:p>toxapex = Enemy(name = 'Toxapex', type = 'POISON WATER', total = 495, hp = 50, attack = 63, defense = 152, spatk = 53, spdef = 142, speed = 35)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POISON WATER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903]);&quot; &quot;;&quot;_&quot;)" office:value-type="string" office:string-value="toxapex" calcext:value-type="string">
            <text:p>toxapex</text:p>
          </table:table-cell>
        </table:table-row>
        <table:table-row table:style-name="ro1">
          <table:table-cell table:formula="of:=COM.MICROSOFT.CONCAT(SUBSTITUTE(LOWER([.B904]);&quot; &quot;;&quot;_&quot;);&quot; = Enemy(name = '&quot;;[.B904];&quot;', type = '&quot;;[.C904];&quot;', total = &quot;;[.D904];&quot;, hp = &quot;;[.E904];&quot;, attack = &quot;;[.F904];&quot;, defense = &quot;;[.G904];&quot;, spatk = &quot;;[.H904];&quot;, spdef = &quot;;[.I904];&quot;, speed = &quot;;[.J904]; &quot;)&quot;)" office:value-type="string" office:string-value="mudbray = Enemy(name = 'Mudbray', type = 'GROUND', total = 385, hp = 70, attack = 100, defense = 70, spatk = 45, spdef = 55, speed = 45)" calcext:value-type="string">
            <text:p>mudbray = Enemy(name = 'Mudbray', type = 'GROUND', total = 385, hp = 70, attack = 100, defense = 70, spatk = 45, spdef = 55, speed = 45)</text:p>
          </table:table-cell>
          <table:table-cell office:value-type="string" calcext:value-type="string">
            <text:p>Mudbray</text:p>
          </table:table-cell>
          <table:table-cell office:value-type="string" calcext:value-type="string">
            <text:p>GROUND</text:p>
          </table:table-cell>
          <table:table-cell office:value-type="float" office:value="385" calcext:value-type="float">
            <text:p>38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904]);&quot; &quot;;&quot;_&quot;)" office:value-type="string" office:string-value="mudbray" calcext:value-type="string">
            <text:p>mudbray</text:p>
          </table:table-cell>
        </table:table-row>
        <table:table-row table:style-name="ro1">
          <table:table-cell table:formula="of:=COM.MICROSOFT.CONCAT(SUBSTITUTE(LOWER([.B905]);&quot; &quot;;&quot;_&quot;);&quot; = Enemy(name = '&quot;;[.B905];&quot;', type = '&quot;;[.C905];&quot;', total = &quot;;[.D905];&quot;, hp = &quot;;[.E905];&quot;, attack = &quot;;[.F905];&quot;, defense = &quot;;[.G905];&quot;, spatk = &quot;;[.H905];&quot;, spdef = &quot;;[.I905];&quot;, speed = &quot;;[.J905]; &quot;)&quot;)" office:value-type="string" office:string-value="mudsdale = Enemy(name = 'Mudsdale', type = 'GROUND', total = 500, hp = 100, attack = 125, defense = 100, spatk = 55, spdef = 85, speed = 35)" calcext:value-type="string">
            <text:p>mudsdale = Enemy(name = 'Mudsdale', type = 'GROUND', total = 500, hp = 100, attack = 125, defense = 100, spatk = 55, spdef = 85, speed = 35)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GROUND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905]);&quot; &quot;;&quot;_&quot;)" office:value-type="string" office:string-value="mudsdale" calcext:value-type="string">
            <text:p>mudsdale</text:p>
          </table:table-cell>
        </table:table-row>
        <table:table-row table:style-name="ro1">
          <table:table-cell table:formula="of:=COM.MICROSOFT.CONCAT(SUBSTITUTE(LOWER([.B906]);&quot; &quot;;&quot;_&quot;);&quot; = Enemy(name = '&quot;;[.B906];&quot;', type = '&quot;;[.C906];&quot;', total = &quot;;[.D906];&quot;, hp = &quot;;[.E906];&quot;, attack = &quot;;[.F906];&quot;, defense = &quot;;[.G906];&quot;, spatk = &quot;;[.H906];&quot;, spdef = &quot;;[.I906];&quot;, speed = &quot;;[.J906]; &quot;)&quot;)" office:value-type="string" office:string-value="dewpider = Enemy(name = 'Dewpider', type = 'WATER BUG', total = 269, hp = 38, attack = 40, defense = 52, spatk = 40, spdef = 72, speed = 27)" calcext:value-type="string">
            <text:p>dewpider = Enemy(name = 'Dewpider', type = 'WATER BUG', total = 269, hp = 38, attack = 40, defense = 52, spatk = 40, spdef = 72, speed = 27)</text:p>
          </table:table-cell>
          <table:table-cell office:value-type="string" calcext:value-type="string">
            <text:p>Dewpider</text:p>
          </table:table-cell>
          <table:table-cell office:value-type="string" calcext:value-type="string">
            <text:p>WATER BUG</text:p>
          </table:table-cell>
          <table:table-cell office:value-type="float" office:value="269" calcext:value-type="float">
            <text:p>26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BSTITUTE(LOWER([.B906]);&quot; &quot;;&quot;_&quot;)" office:value-type="string" office:string-value="dewpider" calcext:value-type="string">
            <text:p>dewpider</text:p>
          </table:table-cell>
        </table:table-row>
        <table:table-row table:style-name="ro1">
          <table:table-cell table:formula="of:=COM.MICROSOFT.CONCAT(SUBSTITUTE(LOWER([.B907]);&quot; &quot;;&quot;_&quot;);&quot; = Enemy(name = '&quot;;[.B907];&quot;', type = '&quot;;[.C907];&quot;', total = &quot;;[.D907];&quot;, hp = &quot;;[.E907];&quot;, attack = &quot;;[.F907];&quot;, defense = &quot;;[.G907];&quot;, spatk = &quot;;[.H907];&quot;, spdef = &quot;;[.I907];&quot;, speed = &quot;;[.J907]; &quot;)&quot;)" office:value-type="string" office:string-value="araquanid = Enemy(name = 'Araquanid', type = 'WATER BUG', total = 454, hp = 68, attack = 70, defense = 92, spatk = 50, spdef = 132, speed = 42)" calcext:value-type="string">
            <text:p>araquanid = Enemy(name = 'Araquanid', type = 'WATER BUG', total = 454, hp = 68, attack = 70, defense = 92, spatk = 50, spdef = 132, speed = 42)</text:p>
          </table:table-cell>
          <table:table-cell office:value-type="string" calcext:value-type="string">
            <text:p>Araquanid</text:p>
          </table:table-cell>
          <table:table-cell office:value-type="string" calcext:value-type="string">
            <text:p>WATER BUG</text:p>
          </table:table-cell>
          <table:table-cell office:value-type="float" office:value="454" calcext:value-type="float">
            <text:p>45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907]);&quot; &quot;;&quot;_&quot;)" office:value-type="string" office:string-value="araquanid" calcext:value-type="string">
            <text:p>araquanid</text:p>
          </table:table-cell>
        </table:table-row>
        <table:table-row table:style-name="ro1">
          <table:table-cell table:formula="of:=COM.MICROSOFT.CONCAT(SUBSTITUTE(LOWER([.B908]);&quot; &quot;;&quot;_&quot;);&quot; = Enemy(name = '&quot;;[.B908];&quot;', type = '&quot;;[.C908];&quot;', total = &quot;;[.D908];&quot;, hp = &quot;;[.E908];&quot;, attack = &quot;;[.F908];&quot;, defense = &quot;;[.G908];&quot;, spatk = &quot;;[.H908];&quot;, spdef = &quot;;[.I908];&quot;, speed = &quot;;[.J908]; &quot;)&quot;)" office:value-type="string" office:string-value="fomantis = Enemy(name = 'Fomantis', type = 'GRASS', total = 250, hp = 40, attack = 55, defense = 35, spatk = 50, spdef = 35, speed = 35)" calcext:value-type="string">
            <text:p>fomantis = Enemy(name = 'Fomantis', type = 'GRASS', total = 250, hp = 40, attack = 55, defense = 35, spatk = 50, spdef = 35, speed = 35)</text:p>
          </table:table-cell>
          <table:table-cell office:value-type="string" calcext:value-type="string">
            <text:p>Fomantis</text:p>
          </table:table-cell>
          <table:table-cell office:value-type="string" calcext:value-type="string">
            <text:p>GRASS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SUBSTITUTE(LOWER([.B908]);&quot; &quot;;&quot;_&quot;)" office:value-type="string" office:string-value="fomantis" calcext:value-type="string">
            <text:p>fomantis</text:p>
          </table:table-cell>
        </table:table-row>
        <table:table-row table:style-name="ro1">
          <table:table-cell table:formula="of:=COM.MICROSOFT.CONCAT(SUBSTITUTE(LOWER([.B909]);&quot; &quot;;&quot;_&quot;);&quot; = Enemy(name = '&quot;;[.B909];&quot;', type = '&quot;;[.C909];&quot;', total = &quot;;[.D909];&quot;, hp = &quot;;[.E909];&quot;, attack = &quot;;[.F909];&quot;, defense = &quot;;[.G909];&quot;, spatk = &quot;;[.H909];&quot;, spdef = &quot;;[.I909];&quot;, speed = &quot;;[.J909]; &quot;)&quot;)" office:value-type="string" office:string-value="lurantis = Enemy(name = 'Lurantis', type = 'GRASS', total = 480, hp = 70, attack = 105, defense = 90, spatk = 80, spdef = 90, speed = 45)" calcext:value-type="string">
            <text:p>lurantis = Enemy(name = 'Lurantis', type = 'GRASS', total = 480, hp = 70, attack = 105, defense = 90, spatk = 80, spdef = 90, speed = 45)</text:p>
          </table:table-cell>
          <table:table-cell office:value-type="string" calcext:value-type="string">
            <text:p>Lurantis</text:p>
          </table:table-cell>
          <table:table-cell office:value-type="string" calcext:value-type="string">
            <text:p>GRASS</text:p>
          </table:table-cell>
          <table:table-cell office:value-type="float" office:value="480" calcext:value-type="float">
            <text:p>48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909]);&quot; &quot;;&quot;_&quot;)" office:value-type="string" office:string-value="lurantis" calcext:value-type="string">
            <text:p>lurantis</text:p>
          </table:table-cell>
        </table:table-row>
        <table:table-row table:style-name="ro1">
          <table:table-cell table:formula="of:=COM.MICROSOFT.CONCAT(SUBSTITUTE(LOWER([.B910]);&quot; &quot;;&quot;_&quot;);&quot; = Enemy(name = '&quot;;[.B910];&quot;', type = '&quot;;[.C910];&quot;', total = &quot;;[.D910];&quot;, hp = &quot;;[.E910];&quot;, attack = &quot;;[.F910];&quot;, defense = &quot;;[.G910];&quot;, spatk = &quot;;[.H910];&quot;, spdef = &quot;;[.I910];&quot;, speed = &quot;;[.J910]; &quot;)&quot;)" office:value-type="string" office:string-value="morelull = Enemy(name = 'Morelull', type = 'GRASS FAIRY', total = 285, hp = 40, attack = 35, defense = 55, spatk = 65, spdef = 75, speed = 15)" calcext:value-type="string">
            <text:p>morelull = Enemy(name = 'Morelull', type = 'GRASS FAIRY', total = 285, hp = 40, attack = 35, defense = 55, spatk = 65, spdef = 75, speed = 15)</text:p>
          </table:table-cell>
          <table:table-cell office:value-type="string" calcext:value-type="string">
            <text:p>Morelull</text:p>
          </table:table-cell>
          <table:table-cell office:value-type="string" calcext:value-type="string">
            <text:p>GRASS FAIRY</text:p>
          </table:table-cell>
          <table:table-cell office:value-type="float" office:value="285" calcext:value-type="float">
            <text:p>2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910]);&quot; &quot;;&quot;_&quot;)" office:value-type="string" office:string-value="morelull" calcext:value-type="string">
            <text:p>morelull</text:p>
          </table:table-cell>
        </table:table-row>
        <table:table-row table:style-name="ro1">
          <table:table-cell table:formula="of:=COM.MICROSOFT.CONCAT(SUBSTITUTE(LOWER([.B911]);&quot; &quot;;&quot;_&quot;);&quot; = Enemy(name = '&quot;;[.B911];&quot;', type = '&quot;;[.C911];&quot;', total = &quot;;[.D911];&quot;, hp = &quot;;[.E911];&quot;, attack = &quot;;[.F911];&quot;, defense = &quot;;[.G911];&quot;, spatk = &quot;;[.H911];&quot;, spdef = &quot;;[.I911];&quot;, speed = &quot;;[.J911]; &quot;)&quot;)" office:value-type="string" office:string-value="shiinotic = Enemy(name = 'Shiinotic', type = 'GRASS FAIRY', total = 405, hp = 60, attack = 45, defense = 80, spatk = 90, spdef = 100, speed = 30)" calcext:value-type="string">
            <text:p>shiinotic = Enemy(name = 'Shiinotic', type = 'GRASS FAIRY', total = 405, hp = 60, attack = 45, defense = 80, spatk = 90, spdef = 100, speed = 30)</text:p>
          </table:table-cell>
          <table:table-cell office:value-type="string" calcext:value-type="string">
            <text:p>Shiinotic</text:p>
          </table:table-cell>
          <table:table-cell office:value-type="string" calcext:value-type="string">
            <text:p>GRASS FAIRY</text:p>
          </table:table-cell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911]);&quot; &quot;;&quot;_&quot;)" office:value-type="string" office:string-value="shiinotic" calcext:value-type="string">
            <text:p>shiinotic</text:p>
          </table:table-cell>
        </table:table-row>
        <table:table-row table:style-name="ro1">
          <table:table-cell table:formula="of:=COM.MICROSOFT.CONCAT(SUBSTITUTE(LOWER([.B912]);&quot; &quot;;&quot;_&quot;);&quot; = Enemy(name = '&quot;;[.B912];&quot;', type = '&quot;;[.C912];&quot;', total = &quot;;[.D912];&quot;, hp = &quot;;[.E912];&quot;, attack = &quot;;[.F912];&quot;, defense = &quot;;[.G912];&quot;, spatk = &quot;;[.H912];&quot;, spdef = &quot;;[.I912];&quot;, speed = &quot;;[.J912]; &quot;)&quot;)" office:value-type="string" office:string-value="salandit = Enemy(name = 'Salandit', type = 'POISON FIRE', total = 320, hp = 48, attack = 44, defense = 40, spatk = 71, spdef = 40, speed = 77)" calcext:value-type="string">
            <text:p>salandit = Enemy(name = 'Salandit', type = 'POISON FIRE', total = 320, hp = 48, attack = 44, defense = 40, spatk = 71, spdef = 40, speed = 77)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POISON FIRE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912]);&quot; &quot;;&quot;_&quot;)" office:value-type="string" office:string-value="salandit" calcext:value-type="string">
            <text:p>salandit</text:p>
          </table:table-cell>
        </table:table-row>
        <table:table-row table:style-name="ro1">
          <table:table-cell table:formula="of:=COM.MICROSOFT.CONCAT(SUBSTITUTE(LOWER([.B913]);&quot; &quot;;&quot;_&quot;);&quot; = Enemy(name = '&quot;;[.B913];&quot;', type = '&quot;;[.C913];&quot;', total = &quot;;[.D913];&quot;, hp = &quot;;[.E913];&quot;, attack = &quot;;[.F913];&quot;, defense = &quot;;[.G913];&quot;, spatk = &quot;;[.H913];&quot;, spdef = &quot;;[.I913];&quot;, speed = &quot;;[.J913]; &quot;)&quot;)" office:value-type="string" office:string-value="salazzle = Enemy(name = 'Salazzle', type = 'POISON FIRE', total = 480, hp = 68, attack = 64, defense = 60, spatk = 111, spdef = 60, speed = 117)" calcext:value-type="string">
            <text:p>salazzle = Enemy(name = 'Salazzle', type = 'POISON FIRE', total = 480, hp = 68, attack = 64, defense = 60, spatk = 111, spdef = 60, speed = 117)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POISON FIRE</text:p>
          </table:table-cell>
          <table:table-cell office:value-type="float" office:value="480" calcext:value-type="float">
            <text:p>480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SUBSTITUTE(LOWER([.B913]);&quot; &quot;;&quot;_&quot;)" office:value-type="string" office:string-value="salazzle" calcext:value-type="string">
            <text:p>salazzle</text:p>
          </table:table-cell>
        </table:table-row>
        <table:table-row table:style-name="ro1">
          <table:table-cell table:formula="of:=COM.MICROSOFT.CONCAT(SUBSTITUTE(LOWER([.B914]);&quot; &quot;;&quot;_&quot;);&quot; = Enemy(name = '&quot;;[.B914];&quot;', type = '&quot;;[.C914];&quot;', total = &quot;;[.D914];&quot;, hp = &quot;;[.E914];&quot;, attack = &quot;;[.F914];&quot;, defense = &quot;;[.G914];&quot;, spatk = &quot;;[.H914];&quot;, spdef = &quot;;[.I914];&quot;, speed = &quot;;[.J914]; &quot;)&quot;)" office:value-type="string" office:string-value="stufful = Enemy(name = 'Stufful', type = 'NORMAL FIGHTING', total = 340, hp = 70, attack = 75, defense = 50, spatk = 45, spdef = 50, speed = 50)" calcext:value-type="string">
            <text:p>stufful = Enemy(name = 'Stufful', type = 'NORMAL FIGHTING', total = 340, hp = 70, attack = 75, defense = 50, spatk = 45, spdef = 50, speed = 50)</text:p>
          </table:table-cell>
          <table:table-cell office:value-type="string" calcext:value-type="string">
            <text:p>Stufful</text:p>
          </table:table-cell>
          <table:table-cell office:value-type="string" calcext:value-type="string">
            <text:p>NORMAL FIGHTING</text:p>
          </table:table-cell>
          <table:table-cell office:value-type="float" office:value="340" calcext:value-type="float">
            <text:p>34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SUBSTITUTE(LOWER([.B914]);&quot; &quot;;&quot;_&quot;)" office:value-type="string" office:string-value="stufful" calcext:value-type="string">
            <text:p>stufful</text:p>
          </table:table-cell>
        </table:table-row>
        <table:table-row table:style-name="ro1">
          <table:table-cell table:formula="of:=COM.MICROSOFT.CONCAT(SUBSTITUTE(LOWER([.B915]);&quot; &quot;;&quot;_&quot;);&quot; = Enemy(name = '&quot;;[.B915];&quot;', type = '&quot;;[.C915];&quot;', total = &quot;;[.D915];&quot;, hp = &quot;;[.E915];&quot;, attack = &quot;;[.F915];&quot;, defense = &quot;;[.G915];&quot;, spatk = &quot;;[.H915];&quot;, spdef = &quot;;[.I915];&quot;, speed = &quot;;[.J915]; &quot;)&quot;)" office:value-type="string" office:string-value="bewear = Enemy(name = 'Bewear', type = 'NORMAL FIGHTING', total = 500, hp = 120, attack = 125, defense = 80, spatk = 55, spdef = 60, speed = 60)" calcext:value-type="string">
            <text:p>bewear = Enemy(name = 'Bewear', type = 'NORMAL FIGHTING', total = 500, hp = 120, attack = 125, defense = 80, spatk = 55, spdef = 60, speed = 60)</text:p>
          </table:table-cell>
          <table:table-cell office:value-type="string" calcext:value-type="string">
            <text:p>Bewear</text:p>
          </table:table-cell>
          <table:table-cell office:value-type="string" calcext:value-type="string">
            <text:p>NORMAL FIGHTING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formula="of:=SUBSTITUTE(LOWER([.B915]);&quot; &quot;;&quot;_&quot;)" office:value-type="string" office:string-value="bewear" calcext:value-type="string">
            <text:p>bewear</text:p>
          </table:table-cell>
        </table:table-row>
        <table:table-row table:style-name="ro1">
          <table:table-cell table:formula="of:=COM.MICROSOFT.CONCAT(SUBSTITUTE(LOWER([.B916]);&quot; &quot;;&quot;_&quot;);&quot; = Enemy(name = '&quot;;[.B916];&quot;', type = '&quot;;[.C916];&quot;', total = &quot;;[.D916];&quot;, hp = &quot;;[.E916];&quot;, attack = &quot;;[.F916];&quot;, defense = &quot;;[.G916];&quot;, spatk = &quot;;[.H916];&quot;, spdef = &quot;;[.I916];&quot;, speed = &quot;;[.J916]; &quot;)&quot;)" office:value-type="string" office:string-value="bounsweet = Enemy(name = 'Bounsweet', type = 'GRASS', total = 210, hp = 42, attack = 30, defense = 38, spatk = 30, spdef = 38, speed = 32)" calcext:value-type="string">
            <text:p>bounsweet = Enemy(name = 'Bounsweet', type = 'GRASS', total = 210, hp = 42, attack = 30, defense = 38, spatk = 30, spdef = 38, speed = 32)</text:p>
          </table:table-cell>
          <table:table-cell office:value-type="string" calcext:value-type="string">
            <text:p>Bounsweet</text:p>
          </table:table-cell>
          <table:table-cell office:value-type="string" calcext:value-type="string">
            <text:p>GRASS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916]);&quot; &quot;;&quot;_&quot;)" office:value-type="string" office:string-value="bounsweet" calcext:value-type="string">
            <text:p>bounsweet</text:p>
          </table:table-cell>
        </table:table-row>
        <table:table-row table:style-name="ro1">
          <table:table-cell table:formula="of:=COM.MICROSOFT.CONCAT(SUBSTITUTE(LOWER([.B917]);&quot; &quot;;&quot;_&quot;);&quot; = Enemy(name = '&quot;;[.B917];&quot;', type = '&quot;;[.C917];&quot;', total = &quot;;[.D917];&quot;, hp = &quot;;[.E917];&quot;, attack = &quot;;[.F917];&quot;, defense = &quot;;[.G917];&quot;, spatk = &quot;;[.H917];&quot;, spdef = &quot;;[.I917];&quot;, speed = &quot;;[.J917]; &quot;)&quot;)" office:value-type="string" office:string-value="steenee = Enemy(name = 'Steenee', type = 'GRASS', total = 290, hp = 52, attack = 40, defense = 48, spatk = 40, spdef = 48, speed = 62)" calcext:value-type="string">
            <text:p>steenee = Enemy(name = 'Steenee', type = 'GRASS', total = 290, hp = 52, attack = 40, defense = 48, spatk = 40, spdef = 48, speed = 62)</text:p>
          </table:table-cell>
          <table:table-cell office:value-type="string" calcext:value-type="string">
            <text:p>Steenee</text:p>
          </table:table-cell>
          <table:table-cell office:value-type="string" calcext:value-type="string">
            <text:p>GRASS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BSTITUTE(LOWER([.B917]);&quot; &quot;;&quot;_&quot;)" office:value-type="string" office:string-value="steenee" calcext:value-type="string">
            <text:p>steenee</text:p>
          </table:table-cell>
        </table:table-row>
        <table:table-row table:style-name="ro1">
          <table:table-cell table:formula="of:=COM.MICROSOFT.CONCAT(SUBSTITUTE(LOWER([.B918]);&quot; &quot;;&quot;_&quot;);&quot; = Enemy(name = '&quot;;[.B918];&quot;', type = '&quot;;[.C918];&quot;', total = &quot;;[.D918];&quot;, hp = &quot;;[.E918];&quot;, attack = &quot;;[.F918];&quot;, defense = &quot;;[.G918];&quot;, spatk = &quot;;[.H918];&quot;, spdef = &quot;;[.I918];&quot;, speed = &quot;;[.J918]; &quot;)&quot;)" office:value-type="string" office:string-value="tsareena = Enemy(name = 'Tsareena', type = 'GRASS', total = 510, hp = 72, attack = 120, defense = 98, spatk = 50, spdef = 98, speed = 72)" calcext:value-type="string">
            <text:p>tsareena = Enemy(name = 'Tsareena', type = 'GRASS', total = 510, hp = 72, attack = 120, defense = 98, spatk = 50, spdef = 98, speed = 72)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GRASS</text:p>
          </table:table-cell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918]);&quot; &quot;;&quot;_&quot;)" office:value-type="string" office:string-value="tsareena" calcext:value-type="string">
            <text:p>tsareena</text:p>
          </table:table-cell>
        </table:table-row>
        <table:table-row table:style-name="ro1">
          <table:table-cell table:formula="of:=COM.MICROSOFT.CONCAT(SUBSTITUTE(LOWER([.B919]);&quot; &quot;;&quot;_&quot;);&quot; = Enemy(name = '&quot;;[.B919];&quot;', type = '&quot;;[.C919];&quot;', total = &quot;;[.D919];&quot;, hp = &quot;;[.E919];&quot;, attack = &quot;;[.F919];&quot;, defense = &quot;;[.G919];&quot;, spatk = &quot;;[.H919];&quot;, spdef = &quot;;[.I919];&quot;, speed = &quot;;[.J919]; &quot;)&quot;)" office:value-type="string" office:string-value="comfey = Enemy(name = 'Comfey', type = 'FAIRY', total = 485, hp = 51, attack = 52, defense = 90, spatk = 82, spdef = 110, speed = 100)" calcext:value-type="string">
            <text:p>comfey = Enemy(name = 'Comfey', type = 'FAIRY', total = 485, hp = 51, attack = 52, defense = 90, spatk = 82, spdef = 110, speed = 100)</text:p>
          </table:table-cell>
          <table:table-cell office:value-type="string" calcext:value-type="string">
            <text:p>Comfey</text:p>
          </table:table-cell>
          <table:table-cell office:value-type="string" calcext:value-type="string">
            <text:p>FAIRY</text:p>
          </table:table-cell>
          <table:table-cell office:value-type="float" office:value="485" calcext:value-type="float">
            <text:p>48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BSTITUTE(LOWER([.B919]);&quot; &quot;;&quot;_&quot;)" office:value-type="string" office:string-value="comfey" calcext:value-type="string">
            <text:p>comfey</text:p>
          </table:table-cell>
        </table:table-row>
        <table:table-row table:style-name="ro1">
          <table:table-cell table:formula="of:=COM.MICROSOFT.CONCAT(SUBSTITUTE(LOWER([.B920]);&quot; &quot;;&quot;_&quot;);&quot; = Enemy(name = '&quot;;[.B920];&quot;', type = '&quot;;[.C920];&quot;', total = &quot;;[.D920];&quot;, hp = &quot;;[.E920];&quot;, attack = &quot;;[.F920];&quot;, defense = &quot;;[.G920];&quot;, spatk = &quot;;[.H920];&quot;, spdef = &quot;;[.I920];&quot;, speed = &quot;;[.J920]; &quot;)&quot;)" office:value-type="string" office:string-value="oranguru = Enemy(name = 'Oranguru', type = 'NORMAL PSYCHIC', total = 490, hp = 90, attack = 60, defense = 80, spatk = 90, spdef = 110, speed = 60)" calcext:value-type="string">
            <text:p>oranguru = Enemy(name = 'Oranguru', type = 'NORMAL PSYCHIC', total = 490, hp = 90, attack = 60, defense = 80, spatk = 90, spdef = 110, speed = 60)</text:p>
          </table:table-cell>
          <table:table-cell office:value-type="string" calcext:value-type="string">
            <text:p>Oranguru</text:p>
          </table:table-cell>
          <table:table-cell office:value-type="string" calcext:value-type="string">
            <text:p>NORMAL PSYCHIC</text:p>
          </table:table-cell>
          <table:table-cell office:value-type="float" office:value="490" calcext:value-type="float">
            <text:p>49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920]);&quot; &quot;;&quot;_&quot;)" office:value-type="string" office:string-value="oranguru" calcext:value-type="string">
            <text:p>oranguru</text:p>
          </table:table-cell>
        </table:table-row>
        <table:table-row table:style-name="ro1">
          <table:table-cell table:formula="of:=COM.MICROSOFT.CONCAT(SUBSTITUTE(LOWER([.B921]);&quot; &quot;;&quot;_&quot;);&quot; = Enemy(name = '&quot;;[.B921];&quot;', type = '&quot;;[.C921];&quot;', total = &quot;;[.D921];&quot;, hp = &quot;;[.E921];&quot;, attack = &quot;;[.F921];&quot;, defense = &quot;;[.G921];&quot;, spatk = &quot;;[.H921];&quot;, spdef = &quot;;[.I921];&quot;, speed = &quot;;[.J921]; &quot;)&quot;)" office:value-type="string" office:string-value="passimian = Enemy(name = 'Passimian', type = 'FIGHTING', total = 490, hp = 100, attack = 120, defense = 90, spatk = 40, spdef = 60, speed = 80)" calcext:value-type="string">
            <text:p>passimian = Enemy(name = 'Passimian', type = 'FIGHTING', total = 490, hp = 100, attack = 120, defense = 90, spatk = 40, spdef = 60, speed = 80)</text:p>
          </table:table-cell>
          <table:table-cell office:value-type="string" calcext:value-type="string">
            <text:p>Passimian</text:p>
          </table:table-cell>
          <table:table-cell office:value-type="string" calcext:value-type="string">
            <text:p>FIGHTING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921]);&quot; &quot;;&quot;_&quot;)" office:value-type="string" office:string-value="passimian" calcext:value-type="string">
            <text:p>passimian</text:p>
          </table:table-cell>
        </table:table-row>
        <table:table-row table:style-name="ro1">
          <table:table-cell table:formula="of:=COM.MICROSOFT.CONCAT(SUBSTITUTE(LOWER([.B922]);&quot; &quot;;&quot;_&quot;);&quot; = Enemy(name = '&quot;;[.B922];&quot;', type = '&quot;;[.C922];&quot;', total = &quot;;[.D922];&quot;, hp = &quot;;[.E922];&quot;, attack = &quot;;[.F922];&quot;, defense = &quot;;[.G922];&quot;, spatk = &quot;;[.H922];&quot;, spdef = &quot;;[.I922];&quot;, speed = &quot;;[.J922]; &quot;)&quot;)" office:value-type="string" office:string-value="wimpod = Enemy(name = 'Wimpod', type = 'BUG WATER', total = 230, hp = 25, attack = 35, defense = 40, spatk = 20, spdef = 30, speed = 80)" calcext:value-type="string">
            <text:p>wimpod = Enemy(name = 'Wimpod', type = 'BUG WATER', total = 230, hp = 25, attack = 35, defense = 40, spatk = 20, spdef = 30, speed = 80)</text:p>
          </table:table-cell>
          <table:table-cell office:value-type="string" calcext:value-type="string">
            <text:p>Wimpod</text:p>
          </table:table-cell>
          <table:table-cell office:value-type="string" calcext:value-type="string">
            <text:p>BUG WATER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922]);&quot; &quot;;&quot;_&quot;)" office:value-type="string" office:string-value="wimpod" calcext:value-type="string">
            <text:p>wimpod</text:p>
          </table:table-cell>
        </table:table-row>
        <table:table-row table:style-name="ro1">
          <table:table-cell table:formula="of:=COM.MICROSOFT.CONCAT(SUBSTITUTE(LOWER([.B923]);&quot; &quot;;&quot;_&quot;);&quot; = Enemy(name = '&quot;;[.B923];&quot;', type = '&quot;;[.C923];&quot;', total = &quot;;[.D923];&quot;, hp = &quot;;[.E923];&quot;, attack = &quot;;[.F923];&quot;, defense = &quot;;[.G923];&quot;, spatk = &quot;;[.H923];&quot;, spdef = &quot;;[.I923];&quot;, speed = &quot;;[.J923]; &quot;)&quot;)" office:value-type="string" office:string-value="golisopod = Enemy(name = 'Golisopod', type = 'BUG WATER', total = 530, hp = 75, attack = 125, defense = 140, spatk = 60, spdef = 90, speed = 40)" calcext:value-type="string">
            <text:p>golisopod = Enemy(name = 'Golisopod', type = 'BUG WATER', total = 530, hp = 75, attack = 125, defense = 140, spatk = 60, spdef = 90, speed = 40)</text:p>
          </table:table-cell>
          <table:table-cell office:value-type="string" calcext:value-type="string">
            <text:p>Golisopod</text:p>
          </table:table-cell>
          <table:table-cell office:value-type="string" calcext:value-type="string">
            <text:p>BUG WATER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923]);&quot; &quot;;&quot;_&quot;)" office:value-type="string" office:string-value="golisopod" calcext:value-type="string">
            <text:p>golisopod</text:p>
          </table:table-cell>
        </table:table-row>
        <table:table-row table:style-name="ro1">
          <table:table-cell table:formula="of:=COM.MICROSOFT.CONCAT(SUBSTITUTE(LOWER([.B924]);&quot; &quot;;&quot;_&quot;);&quot; = Enemy(name = '&quot;;[.B924];&quot;', type = '&quot;;[.C924];&quot;', total = &quot;;[.D924];&quot;, hp = &quot;;[.E924];&quot;, attack = &quot;;[.F924];&quot;, defense = &quot;;[.G924];&quot;, spatk = &quot;;[.H924];&quot;, spdef = &quot;;[.I924];&quot;, speed = &quot;;[.J924]; &quot;)&quot;)" office:value-type="string" office:string-value="sandygast = Enemy(name = 'Sandygast', type = 'GHOST GROUND', total = 320, hp = 55, attack = 55, defense = 80, spatk = 70, spdef = 45, speed = 15)" calcext:value-type="string">
            <text:p>sandygast = Enemy(name = 'Sandygast', type = 'GHOST GROUND', total = 320, hp = 55, attack = 55, defense = 80, spatk = 70, spdef = 45, speed = 15)</text:p>
          </table:table-cell>
          <table:table-cell office:value-type="string" calcext:value-type="string">
            <text:p>Sandygast</text:p>
          </table:table-cell>
          <table:table-cell office:value-type="string" calcext:value-type="string">
            <text:p>GHOST GROUND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924]);&quot; &quot;;&quot;_&quot;)" office:value-type="string" office:string-value="sandygast" calcext:value-type="string">
            <text:p>sandygast</text:p>
          </table:table-cell>
        </table:table-row>
        <table:table-row table:style-name="ro1">
          <table:table-cell table:formula="of:=COM.MICROSOFT.CONCAT(SUBSTITUTE(LOWER([.B925]);&quot; &quot;;&quot;_&quot;);&quot; = Enemy(name = '&quot;;[.B925];&quot;', type = '&quot;;[.C925];&quot;', total = &quot;;[.D925];&quot;, hp = &quot;;[.E925];&quot;, attack = &quot;;[.F925];&quot;, defense = &quot;;[.G925];&quot;, spatk = &quot;;[.H925];&quot;, spdef = &quot;;[.I925];&quot;, speed = &quot;;[.J925]; &quot;)&quot;)" office:value-type="string" office:string-value="palossand = Enemy(name = 'Palossand', type = 'GHOST GROUND', total = 480, hp = 85, attack = 75, defense = 110, spatk = 100, spdef = 75, speed = 35)" calcext:value-type="string">
            <text:p>palossand = Enemy(name = 'Palossand', type = 'GHOST GROUND', total = 480, hp = 85, attack = 75, defense = 110, spatk = 100, spdef = 75, speed = 35)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GHOST GROUND</text:p>
          </table:table-cell>
          <table:table-cell office:value-type="float" office:value="480" calcext:value-type="float">
            <text:p>4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BSTITUTE(LOWER([.B925]);&quot; &quot;;&quot;_&quot;)" office:value-type="string" office:string-value="palossand" calcext:value-type="string">
            <text:p>palossand</text:p>
          </table:table-cell>
        </table:table-row>
        <table:table-row table:style-name="ro1">
          <table:table-cell table:formula="of:=COM.MICROSOFT.CONCAT(SUBSTITUTE(LOWER([.B926]);&quot; &quot;;&quot;_&quot;);&quot; = Enemy(name = '&quot;;[.B926];&quot;', type = '&quot;;[.C926];&quot;', total = &quot;;[.D926];&quot;, hp = &quot;;[.E926];&quot;, attack = &quot;;[.F926];&quot;, defense = &quot;;[.G926];&quot;, spatk = &quot;;[.H926];&quot;, spdef = &quot;;[.I926];&quot;, speed = &quot;;[.J926]; &quot;)&quot;)" office:value-type="string" office:string-value="pyukumuku = Enemy(name = 'Pyukumuku', type = 'WATER', total = 410, hp = 55, attack = 60, defense = 130, spatk = 30, spdef = 130, speed = 5)" calcext:value-type="string">
            <text:p>pyukumuku = Enemy(name = 'Pyukumuku', type = 'WATER', total = 410, hp = 55, attack = 60, defense = 130, spatk = 30, spdef = 130, speed = 5)</text:p>
          </table:table-cell>
          <table:table-cell office:value-type="string" calcext:value-type="string">
            <text:p>Pyukumuku</text:p>
          </table:table-cell>
          <table:table-cell office:value-type="string" calcext:value-type="string">
            <text:p>WATER</text:p>
          </table:table-cell>
          <table:table-cell office:value-type="float" office:value="410" calcext:value-type="float">
            <text:p>41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BSTITUTE(LOWER([.B926]);&quot; &quot;;&quot;_&quot;)" office:value-type="string" office:string-value="pyukumuku" calcext:value-type="string">
            <text:p>pyukumuku</text:p>
          </table:table-cell>
        </table:table-row>
        <table:table-row table:style-name="ro1">
          <table:table-cell table:formula="of:=COM.MICROSOFT.CONCAT(SUBSTITUTE(LOWER([.B927]);&quot; &quot;;&quot;_&quot;);&quot; = Enemy(name = '&quot;;[.B927];&quot;', type = '&quot;;[.C927];&quot;', total = &quot;;[.D927];&quot;, hp = &quot;;[.E927];&quot;, attack = &quot;;[.F927];&quot;, defense = &quot;;[.G927];&quot;, spatk = &quot;;[.H927];&quot;, spdef = &quot;;[.I927];&quot;, speed = &quot;;[.J927]; &quot;)&quot;)" office:value-type="string" office:string-value="type:_null = Enemy(name = 'Type: Null', type = 'NORMAL', total = 534, hp = 95, attack = 95, defense = 95, spatk = 95, spdef = 95, speed = 59)" calcext:value-type="string">
            <text:p>type:_null = Enemy(name = 'Type: Null', type = 'NORMAL', total = 534, hp = 95, attack = 95, defense = 95, spatk = 95, spdef = 95, speed = 59)</text:p>
          </table:table-cell>
          <table:table-cell office:value-type="string" calcext:value-type="string">
            <text:p>Type: Null</text:p>
          </table:table-cell>
          <table:table-cell office:value-type="string" calcext:value-type="string">
            <text:p>NORMAL</text:p>
          </table:table-cell>
          <table:table-cell office:value-type="float" office:value="534" calcext:value-type="float">
            <text:p>534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BSTITUTE(LOWER([.B927]);&quot; &quot;;&quot;_&quot;)" office:value-type="string" office:string-value="type:_null" calcext:value-type="string">
            <text:p>type:_null</text:p>
          </table:table-cell>
        </table:table-row>
        <table:table-row table:style-name="ro1">
          <table:table-cell table:formula="of:=COM.MICROSOFT.CONCAT(SUBSTITUTE(LOWER([.B928]);&quot; &quot;;&quot;_&quot;);&quot; = Enemy(name = '&quot;;[.B928];&quot;', type = '&quot;;[.C928];&quot;', total = &quot;;[.D928];&quot;, hp = &quot;;[.E928];&quot;, attack = &quot;;[.F928];&quot;, defense = &quot;;[.G928];&quot;, spatk = &quot;;[.H928];&quot;, spdef = &quot;;[.I928];&quot;, speed = &quot;;[.J928]; &quot;)&quot;)" office:value-type="string" office:string-value="silvally = Enemy(name = 'Silvally', type = 'NORMAL', total = 570, hp = 95, attack = 95, defense = 95, spatk = 95, spdef = 95, speed = 95)" calcext:value-type="string">
            <text:p>silvally = Enemy(name = 'Silvally', type = 'NORMAL', total = 570, hp = 95, attack = 95, defense = 95, spatk = 95, spdef = 95, speed = 95)</text:p>
          </table:table-cell>
          <table:table-cell office:value-type="string" calcext:value-type="string">
            <text:p>Silvally</text:p>
          </table:table-cell>
          <table:table-cell office:value-type="string" calcext:value-type="string">
            <text:p>NORMAL</text:p>
          </table:table-cell>
          <table:table-cell office:value-type="float" office:value="570" calcext:value-type="float">
            <text:p>570</text:p>
          </table:table-cell>
          <table:table-cell table:number-columns-repeated="6" office:value-type="float" office:value="95" calcext:value-type="float">
            <text:p>95</text:p>
          </table:table-cell>
          <table:table-cell/>
          <table:table-cell table:formula="of:=SUBSTITUTE(LOWER([.B928]);&quot; &quot;;&quot;_&quot;)" office:value-type="string" office:string-value="silvally" calcext:value-type="string">
            <text:p>silvally</text:p>
          </table:table-cell>
        </table:table-row>
        <table:table-row table:style-name="ro1">
          <table:table-cell table:formula="of:=COM.MICROSOFT.CONCAT(SUBSTITUTE(LOWER([.B929]);&quot; &quot;;&quot;_&quot;);&quot; = Enemy(name = '&quot;;[.B929];&quot;', type = '&quot;;[.C929];&quot;', total = &quot;;[.D929];&quot;, hp = &quot;;[.E929];&quot;, attack = &quot;;[.F929];&quot;, defense = &quot;;[.G929];&quot;, spatk = &quot;;[.H929];&quot;, spdef = &quot;;[.I929];&quot;, speed = &quot;;[.J929]; &quot;)&quot;)" office:value-type="string" office:string-value="minior_meteor_form = Enemy(name = 'Minior Meteor Form', type = 'ROCK FLYING', total = 440, hp = 60, attack = 60, defense = 100, spatk = 60, spdef = 100, speed = 60)" calcext:value-type="string">
            <text:p>minior_meteor_form = Enemy(name = 'Minior Meteor Form', type = 'ROCK FLYING', total = 440, hp = 60, attack = 60, defense = 100, spatk = 60, spdef = 100, speed = 60)</text:p>
          </table:table-cell>
          <table:table-cell office:value-type="string" calcext:value-type="string">
            <text:p>Minior Meteor Form</text:p>
          </table:table-cell>
          <table:table-cell office:value-type="string" calcext:value-type="string">
            <text:p>ROCK FLYING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929]);&quot; &quot;;&quot;_&quot;)" office:value-type="string" office:string-value="minior_meteor_form" calcext:value-type="string">
            <text:p>minior_meteor_form</text:p>
          </table:table-cell>
        </table:table-row>
        <table:table-row table:style-name="ro1">
          <table:table-cell table:formula="of:=COM.MICROSOFT.CONCAT(SUBSTITUTE(LOWER([.B930]);&quot; &quot;;&quot;_&quot;);&quot; = Enemy(name = '&quot;;[.B930];&quot;', type = '&quot;;[.C930];&quot;', total = &quot;;[.D930];&quot;, hp = &quot;;[.E930];&quot;, attack = &quot;;[.F930];&quot;, defense = &quot;;[.G930];&quot;, spatk = &quot;;[.H930];&quot;, spdef = &quot;;[.I930];&quot;, speed = &quot;;[.J930]; &quot;)&quot;)" office:value-type="string" office:string-value="minior_core_form = Enemy(name = 'Minior Core Form', type = 'ROCK FLYING', total = 500, hp = 60, attack = 100, defense = 60, spatk = 100, spdef = 60, speed = 120)" calcext:value-type="string">
            <text:p>minior_core_form = Enemy(name = 'Minior Core Form', type = 'ROCK FLYING', total = 500, hp = 60, attack = 100, defense = 60, spatk = 100, spdef = 60, speed = 120)</text:p>
          </table:table-cell>
          <table:table-cell office:value-type="string" calcext:value-type="string">
            <text:p>Minior Core Form</text:p>
          </table:table-cell>
          <table:table-cell office:value-type="string" calcext:value-type="string">
            <text:p>ROCK FLYING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930]);&quot; &quot;;&quot;_&quot;)" office:value-type="string" office:string-value="minior_core_form" calcext:value-type="string">
            <text:p>minior_core_form</text:p>
          </table:table-cell>
        </table:table-row>
        <table:table-row table:style-name="ro1">
          <table:table-cell table:formula="of:=COM.MICROSOFT.CONCAT(SUBSTITUTE(LOWER([.B931]);&quot; &quot;;&quot;_&quot;);&quot; = Enemy(name = '&quot;;[.B931];&quot;', type = '&quot;;[.C931];&quot;', total = &quot;;[.D931];&quot;, hp = &quot;;[.E931];&quot;, attack = &quot;;[.F931];&quot;, defense = &quot;;[.G931];&quot;, spatk = &quot;;[.H931];&quot;, spdef = &quot;;[.I931];&quot;, speed = &quot;;[.J931]; &quot;)&quot;)" office:value-type="string" office:string-value="komala = Enemy(name = 'Komala', type = 'NORMAL', total = 480, hp = 65, attack = 115, defense = 65, spatk = 75, spdef = 95, speed = 65)" calcext:value-type="string">
            <text:p>komala = Enemy(name = 'Komala', type = 'NORMAL', total = 480, hp = 65, attack = 115, defense = 65, spatk = 75, spdef = 95, speed = 65)</text:p>
          </table:table-cell>
          <table:table-cell office:value-type="string" calcext:value-type="string">
            <text:p>Komala</text:p>
          </table:table-cell>
          <table:table-cell office:value-type="string" calcext:value-type="string">
            <text:p>NORMAL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931]);&quot; &quot;;&quot;_&quot;)" office:value-type="string" office:string-value="komala" calcext:value-type="string">
            <text:p>komala</text:p>
          </table:table-cell>
        </table:table-row>
        <table:table-row table:style-name="ro1">
          <table:table-cell table:formula="of:=COM.MICROSOFT.CONCAT(SUBSTITUTE(LOWER([.B932]);&quot; &quot;;&quot;_&quot;);&quot; = Enemy(name = '&quot;;[.B932];&quot;', type = '&quot;;[.C932];&quot;', total = &quot;;[.D932];&quot;, hp = &quot;;[.E932];&quot;, attack = &quot;;[.F932];&quot;, defense = &quot;;[.G932];&quot;, spatk = &quot;;[.H932];&quot;, spdef = &quot;;[.I932];&quot;, speed = &quot;;[.J932]; &quot;)&quot;)" office:value-type="string" office:string-value="turtonator = Enemy(name = 'Turtonator', type = 'FIRE DRAGON', total = 485, hp = 60, attack = 78, defense = 135, spatk = 91, spdef = 85, speed = 36)" calcext:value-type="string">
            <text:p>turtonator = Enemy(name = 'Turtonator', type = 'FIRE DRAGON', total = 485, hp = 60, attack = 78, defense = 135, spatk = 91, spdef = 85, speed = 36)</text:p>
          </table:table-cell>
          <table:table-cell office:value-type="string" calcext:value-type="string">
            <text:p>Turtonator</text:p>
          </table:table-cell>
          <table:table-cell office:value-type="string" calcext:value-type="string">
            <text:p>FIRE DRAGON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932]);&quot; &quot;;&quot;_&quot;)" office:value-type="string" office:string-value="turtonator" calcext:value-type="string">
            <text:p>turtonator</text:p>
          </table:table-cell>
        </table:table-row>
        <table:table-row table:style-name="ro1">
          <table:table-cell table:formula="of:=COM.MICROSOFT.CONCAT(SUBSTITUTE(LOWER([.B933]);&quot; &quot;;&quot;_&quot;);&quot; = Enemy(name = '&quot;;[.B933];&quot;', type = '&quot;;[.C933];&quot;', total = &quot;;[.D933];&quot;, hp = &quot;;[.E933];&quot;, attack = &quot;;[.F933];&quot;, defense = &quot;;[.G933];&quot;, spatk = &quot;;[.H933];&quot;, spdef = &quot;;[.I933];&quot;, speed = &quot;;[.J933]; &quot;)&quot;)" office:value-type="string" office:string-value="togedemaru = Enemy(name = 'Togedemaru', type = 'ELECTRIC STEEL', total = 435, hp = 65, attack = 98, defense = 63, spatk = 40, spdef = 73, speed = 96)" calcext:value-type="string">
            <text:p>togedemaru = Enemy(name = 'Togedemaru', type = 'ELECTRIC STEEL', total = 435, hp = 65, attack = 98, defense = 63, spatk = 40, spdef = 73, speed = 96)</text:p>
          </table:table-cell>
          <table:table-cell office:value-type="string" calcext:value-type="string">
            <text:p>Togedemaru</text:p>
          </table:table-cell>
          <table:table-cell office:value-type="string" calcext:value-type="string">
            <text:p>ELECTRIC STEEL</text:p>
          </table:table-cell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BSTITUTE(LOWER([.B933]);&quot; &quot;;&quot;_&quot;)" office:value-type="string" office:string-value="togedemaru" calcext:value-type="string">
            <text:p>togedemaru</text:p>
          </table:table-cell>
        </table:table-row>
        <table:table-row table:style-name="ro1">
          <table:table-cell table:formula="of:=COM.MICROSOFT.CONCAT(SUBSTITUTE(LOWER([.B934]);&quot; &quot;;&quot;_&quot;);&quot; = Enemy(name = '&quot;;[.B934];&quot;', type = '&quot;;[.C934];&quot;', total = &quot;;[.D934];&quot;, hp = &quot;;[.E934];&quot;, attack = &quot;;[.F934];&quot;, defense = &quot;;[.G934];&quot;, spatk = &quot;;[.H934];&quot;, spdef = &quot;;[.I934];&quot;, speed = &quot;;[.J934]; &quot;)&quot;)" office:value-type="string" office:string-value="mimikyu = Enemy(name = 'Mimikyu', type = 'GHOST FAIRY', total = 476, hp = 55, attack = 90, defense = 80, spatk = 50, spdef = 105, speed = 96)" calcext:value-type="string">
            <text:p>mimikyu = Enemy(name = 'Mimikyu', type = 'GHOST FAIRY', total = 476, hp = 55, attack = 90, defense = 80, spatk = 50, spdef = 105, speed = 96)</text:p>
          </table:table-cell>
          <table:table-cell office:value-type="string" calcext:value-type="string">
            <text:p>Mimikyu</text:p>
          </table:table-cell>
          <table:table-cell office:value-type="string" calcext:value-type="string">
            <text:p>GHOST FAIRY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BSTITUTE(LOWER([.B934]);&quot; &quot;;&quot;_&quot;)" office:value-type="string" office:string-value="mimikyu" calcext:value-type="string">
            <text:p>mimikyu</text:p>
          </table:table-cell>
        </table:table-row>
        <table:table-row table:style-name="ro1">
          <table:table-cell table:formula="of:=COM.MICROSOFT.CONCAT(SUBSTITUTE(LOWER([.B935]);&quot; &quot;;&quot;_&quot;);&quot; = Enemy(name = '&quot;;[.B935];&quot;', type = '&quot;;[.C935];&quot;', total = &quot;;[.D935];&quot;, hp = &quot;;[.E935];&quot;, attack = &quot;;[.F935];&quot;, defense = &quot;;[.G935];&quot;, spatk = &quot;;[.H935];&quot;, spdef = &quot;;[.I935];&quot;, speed = &quot;;[.J935]; &quot;)&quot;)" office:value-type="string" office:string-value="bruxish = Enemy(name = 'Bruxish', type = 'WATER PSYCHIC', total = 475, hp = 68, attack = 105, defense = 70, spatk = 70, spdef = 70, speed = 92)" calcext:value-type="string">
            <text:p>bruxish = Enemy(name = 'Bruxish', type = 'WATER PSYCHIC', total = 475, hp = 68, attack = 105, defense = 70, spatk = 70, spdef = 70, speed = 92)</text:p>
          </table:table-cell>
          <table:table-cell office:value-type="string" calcext:value-type="string">
            <text:p>Bruxish</text:p>
          </table:table-cell>
          <table:table-cell office:value-type="string" calcext:value-type="string">
            <text:p>WATER PSYCHIC</text:p>
          </table:table-cell>
          <table:table-cell office:value-type="float" office:value="475" calcext:value-type="float">
            <text:p>475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SUBSTITUTE(LOWER([.B935]);&quot; &quot;;&quot;_&quot;)" office:value-type="string" office:string-value="bruxish" calcext:value-type="string">
            <text:p>bruxish</text:p>
          </table:table-cell>
        </table:table-row>
        <table:table-row table:style-name="ro1">
          <table:table-cell table:formula="of:=COM.MICROSOFT.CONCAT(SUBSTITUTE(LOWER([.B936]);&quot; &quot;;&quot;_&quot;);&quot; = Enemy(name = '&quot;;[.B936];&quot;', type = '&quot;;[.C936];&quot;', total = &quot;;[.D936];&quot;, hp = &quot;;[.E936];&quot;, attack = &quot;;[.F936];&quot;, defense = &quot;;[.G936];&quot;, spatk = &quot;;[.H936];&quot;, spdef = &quot;;[.I936];&quot;, speed = &quot;;[.J936]; &quot;)&quot;)" office:value-type="string" office:string-value="drampa = Enemy(name = 'Drampa', type = 'NORMAL DRAGON', total = 485, hp = 78, attack = 60, defense = 85, spatk = 135, spdef = 91, speed = 36)" calcext:value-type="string">
            <text:p>drampa = Enemy(name = 'Drampa', type = 'NORMAL DRAGON', total = 485, hp = 78, attack = 60, defense = 85, spatk = 135, spdef = 91, speed = 36)</text:p>
          </table:table-cell>
          <table:table-cell office:value-type="string" calcext:value-type="string">
            <text:p>Drampa</text:p>
          </table:table-cell>
          <table:table-cell office:value-type="string" calcext:value-type="string">
            <text:p>NORMAL DRAGON</text:p>
          </table:table-cell>
          <table:table-cell office:value-type="float" office:value="485" calcext:value-type="float">
            <text:p>48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BSTITUTE(LOWER([.B936]);&quot; &quot;;&quot;_&quot;)" office:value-type="string" office:string-value="drampa" calcext:value-type="string">
            <text:p>drampa</text:p>
          </table:table-cell>
        </table:table-row>
        <table:table-row table:style-name="ro1">
          <table:table-cell table:formula="of:=COM.MICROSOFT.CONCAT(SUBSTITUTE(LOWER([.B937]);&quot; &quot;;&quot;_&quot;);&quot; = Enemy(name = '&quot;;[.B937];&quot;', type = '&quot;;[.C937];&quot;', total = &quot;;[.D937];&quot;, hp = &quot;;[.E937];&quot;, attack = &quot;;[.F937];&quot;, defense = &quot;;[.G937];&quot;, spatk = &quot;;[.H937];&quot;, spdef = &quot;;[.I937];&quot;, speed = &quot;;[.J937]; &quot;)&quot;)" office:value-type="string" office:string-value="dhelmise = Enemy(name = 'Dhelmise', type = 'GHOST GRASS', total = 517, hp = 70, attack = 131, defense = 100, spatk = 86, spdef = 90, speed = 40)" calcext:value-type="string">
            <text:p>dhelmise = Enemy(name = 'Dhelmise', type = 'GHOST GRASS', total = 517, hp = 70, attack = 131, defense = 100, spatk = 86, spdef = 90, speed = 40)</text:p>
          </table:table-cell>
          <table:table-cell office:value-type="string" calcext:value-type="string">
            <text:p>Dhelmise</text:p>
          </table:table-cell>
          <table:table-cell office:value-type="string" calcext:value-type="string">
            <text:p>GHOST GRASS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937]);&quot; &quot;;&quot;_&quot;)" office:value-type="string" office:string-value="dhelmise" calcext:value-type="string">
            <text:p>dhelmise</text:p>
          </table:table-cell>
        </table:table-row>
        <table:table-row table:style-name="ro1">
          <table:table-cell table:formula="of:=COM.MICROSOFT.CONCAT(SUBSTITUTE(LOWER([.B938]);&quot; &quot;;&quot;_&quot;);&quot; = Enemy(name = '&quot;;[.B938];&quot;', type = '&quot;;[.C938];&quot;', total = &quot;;[.D938];&quot;, hp = &quot;;[.E938];&quot;, attack = &quot;;[.F938];&quot;, defense = &quot;;[.G938];&quot;, spatk = &quot;;[.H938];&quot;, spdef = &quot;;[.I938];&quot;, speed = &quot;;[.J938]; &quot;)&quot;)" office:value-type="string" office:string-value="jangmo-o = Enemy(name = 'Jangmo-o', type = 'DRAGON', total = 300, hp = 45, attack = 55, defense = 65, spatk = 45, spdef = 45, speed = 45)" calcext:value-type="string">
            <text:p>jangmo-o = Enemy(name = 'Jangmo-o', type = 'DRAGON', total = 300, hp = 45, attack = 55, defense = 65, spatk = 45, spdef = 45, speed = 45)</text:p>
          </table:table-cell>
          <table:table-cell office:value-type="string" calcext:value-type="string">
            <text:p>Jangmo-o</text:p>
          </table:table-cell>
          <table:table-cell office:value-type="string" calcext:value-type="string">
            <text:p>DRAGON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5" calcext:value-type="float">
            <text:p>45</text:p>
          </table:table-cell>
          <table:table-cell/>
          <table:table-cell table:formula="of:=SUBSTITUTE(LOWER([.B938]);&quot; &quot;;&quot;_&quot;)" office:value-type="string" office:string-value="jangmo-o" calcext:value-type="string">
            <text:p>jangmo-o</text:p>
          </table:table-cell>
        </table:table-row>
        <table:table-row table:style-name="ro1">
          <table:table-cell table:formula="of:=COM.MICROSOFT.CONCAT(SUBSTITUTE(LOWER([.B939]);&quot; &quot;;&quot;_&quot;);&quot; = Enemy(name = '&quot;;[.B939];&quot;', type = '&quot;;[.C939];&quot;', total = &quot;;[.D939];&quot;, hp = &quot;;[.E939];&quot;, attack = &quot;;[.F939];&quot;, defense = &quot;;[.G939];&quot;, spatk = &quot;;[.H939];&quot;, spdef = &quot;;[.I939];&quot;, speed = &quot;;[.J939]; &quot;)&quot;)" office:value-type="string" office:string-value="hakamo-o = Enemy(name = 'Hakamo-o', type = 'DRAGON FIGHTING', total = 420, hp = 55, attack = 75, defense = 90, spatk = 65, spdef = 70, speed = 65)" calcext:value-type="string">
            <text:p>hakamo-o = Enemy(name = 'Hakamo-o', type = 'DRAGON FIGHTING', total = 420, hp = 55, attack = 75, defense = 90, spatk = 65, spdef = 70, speed = 65)</text:p>
          </table:table-cell>
          <table:table-cell office:value-type="string" calcext:value-type="string">
            <text:p>Hakamo-o</text:p>
          </table:table-cell>
          <table:table-cell office:value-type="string" calcext:value-type="string">
            <text:p>DRAGON FIGHTING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939]);&quot; &quot;;&quot;_&quot;)" office:value-type="string" office:string-value="hakamo-o" calcext:value-type="string">
            <text:p>hakamo-o</text:p>
          </table:table-cell>
        </table:table-row>
        <table:table-row table:style-name="ro1">
          <table:table-cell table:formula="of:=COM.MICROSOFT.CONCAT(SUBSTITUTE(LOWER([.B940]);&quot; &quot;;&quot;_&quot;);&quot; = Enemy(name = '&quot;;[.B940];&quot;', type = '&quot;;[.C940];&quot;', total = &quot;;[.D940];&quot;, hp = &quot;;[.E940];&quot;, attack = &quot;;[.F940];&quot;, defense = &quot;;[.G940];&quot;, spatk = &quot;;[.H940];&quot;, spdef = &quot;;[.I940];&quot;, speed = &quot;;[.J940]; &quot;)&quot;)" office:value-type="string" office:string-value="kommo-o = Enemy(name = 'Kommo-o', type = 'DRAGON FIGHTING', total = 600, hp = 75, attack = 110, defense = 125, spatk = 100, spdef = 105, speed = 85)" calcext:value-type="string">
            <text:p>kommo-o = Enemy(name = 'Kommo-o', type = 'DRAGON FIGHTING', total = 600, hp = 75, attack = 110, defense = 125, spatk = 100, spdef = 105, speed = 85)</text:p>
          </table:table-cell>
          <table:table-cell office:value-type="string" calcext:value-type="string">
            <text:p>Kommo-o</text:p>
          </table:table-cell>
          <table:table-cell office:value-type="string" calcext:value-type="string">
            <text:p>DRAGON FIGHTING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940]);&quot; &quot;;&quot;_&quot;)" office:value-type="string" office:string-value="kommo-o" calcext:value-type="string">
            <text:p>kommo-o</text:p>
          </table:table-cell>
        </table:table-row>
        <table:table-row table:style-name="ro1">
          <table:table-cell table:formula="of:=COM.MICROSOFT.CONCAT(SUBSTITUTE(LOWER([.B941]);&quot; &quot;;&quot;_&quot;);&quot; = Enemy(name = '&quot;;[.B941];&quot;', type = '&quot;;[.C941];&quot;', total = &quot;;[.D941];&quot;, hp = &quot;;[.E941];&quot;, attack = &quot;;[.F941];&quot;, defense = &quot;;[.G941];&quot;, spatk = &quot;;[.H941];&quot;, spdef = &quot;;[.I941];&quot;, speed = &quot;;[.J941]; &quot;)&quot;)" office:value-type="string" office:string-value="tapu_koko = Enemy(name = 'Tapu Koko', type = 'ELECTRIC FAIRY', total = 570, hp = 70, attack = 115, defense = 85, spatk = 95, spdef = 75, speed = 130)" calcext:value-type="string">
            <text:p>tapu_koko = Enemy(name = 'Tapu Koko', type = 'ELECTRIC FAIRY', total = 570, hp = 70, attack = 115, defense = 85, spatk = 95, spdef = 75, speed = 130)</text:p>
          </table:table-cell>
          <table:table-cell office:value-type="string" calcext:value-type="string">
            <text:p>Tapu Koko</text:p>
          </table:table-cell>
          <table:table-cell office:value-type="string" calcext:value-type="string">
            <text:p>ELECTRIC FAIRY</text:p>
          </table:table-cell>
          <table:table-cell office:value-type="float" office:value="570" calcext:value-type="float">
            <text:p>57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941]);&quot; &quot;;&quot;_&quot;)" office:value-type="string" office:string-value="tapu_koko" calcext:value-type="string">
            <text:p>tapu_koko</text:p>
          </table:table-cell>
        </table:table-row>
        <table:table-row table:style-name="ro1">
          <table:table-cell table:formula="of:=COM.MICROSOFT.CONCAT(SUBSTITUTE(LOWER([.B942]);&quot; &quot;;&quot;_&quot;);&quot; = Enemy(name = '&quot;;[.B942];&quot;', type = '&quot;;[.C942];&quot;', total = &quot;;[.D942];&quot;, hp = &quot;;[.E942];&quot;, attack = &quot;;[.F942];&quot;, defense = &quot;;[.G942];&quot;, spatk = &quot;;[.H942];&quot;, spdef = &quot;;[.I942];&quot;, speed = &quot;;[.J942]; &quot;)&quot;)" office:value-type="string" office:string-value="tapu_lele = Enemy(name = 'Tapu Lele', type = 'PSYCHIC FAIRY', total = 570, hp = 70, attack = 85, defense = 75, spatk = 130, spdef = 115, speed = 95)" calcext:value-type="string">
            <text:p>tapu_lele = Enemy(name = 'Tapu Lele', type = 'PSYCHIC FAIRY', total = 570, hp = 70, attack = 85, defense = 75, spatk = 130, spdef = 115, speed = 95)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PSYCHIC FAIRY</text:p>
          </table:table-cell>
          <table:table-cell office:value-type="float" office:value="570" calcext:value-type="float">
            <text:p>57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942]);&quot; &quot;;&quot;_&quot;)" office:value-type="string" office:string-value="tapu_lele" calcext:value-type="string">
            <text:p>tapu_lele</text:p>
          </table:table-cell>
        </table:table-row>
        <table:table-row table:style-name="ro1">
          <table:table-cell table:formula="of:=COM.MICROSOFT.CONCAT(SUBSTITUTE(LOWER([.B943]);&quot; &quot;;&quot;_&quot;);&quot; = Enemy(name = '&quot;;[.B943];&quot;', type = '&quot;;[.C943];&quot;', total = &quot;;[.D943];&quot;, hp = &quot;;[.E943];&quot;, attack = &quot;;[.F943];&quot;, defense = &quot;;[.G943];&quot;, spatk = &quot;;[.H943];&quot;, spdef = &quot;;[.I943];&quot;, speed = &quot;;[.J943]; &quot;)&quot;)" office:value-type="string" office:string-value="tapu_bulu = Enemy(name = 'Tapu Bulu', type = 'GRASS FAIRY', total = 570, hp = 70, attack = 130, defense = 115, spatk = 85, spdef = 95, speed = 75)" calcext:value-type="string">
            <text:p>tapu_bulu = Enemy(name = 'Tapu Bulu', type = 'GRASS FAIRY', total = 570, hp = 70, attack = 130, defense = 115, spatk = 85, spdef = 95, speed = 75)</text:p>
          </table:table-cell>
          <table:table-cell office:value-type="string" calcext:value-type="string">
            <text:p>Tapu Bulu</text:p>
          </table:table-cell>
          <table:table-cell office:value-type="string" calcext:value-type="string">
            <text:p>GRASS FAIRY</text:p>
          </table:table-cell>
          <table:table-cell office:value-type="float" office:value="570" calcext:value-type="float">
            <text:p>57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943]);&quot; &quot;;&quot;_&quot;)" office:value-type="string" office:string-value="tapu_bulu" calcext:value-type="string">
            <text:p>tapu_bulu</text:p>
          </table:table-cell>
        </table:table-row>
        <table:table-row table:style-name="ro1">
          <table:table-cell table:formula="of:=COM.MICROSOFT.CONCAT(SUBSTITUTE(LOWER([.B944]);&quot; &quot;;&quot;_&quot;);&quot; = Enemy(name = '&quot;;[.B944];&quot;', type = '&quot;;[.C944];&quot;', total = &quot;;[.D944];&quot;, hp = &quot;;[.E944];&quot;, attack = &quot;;[.F944];&quot;, defense = &quot;;[.G944];&quot;, spatk = &quot;;[.H944];&quot;, spdef = &quot;;[.I944];&quot;, speed = &quot;;[.J944]; &quot;)&quot;)" office:value-type="string" office:string-value="tapu_fini = Enemy(name = 'Tapu Fini', type = 'WATER FAIRY', total = 570, hp = 70, attack = 75, defense = 115, spatk = 95, spdef = 130, speed = 85)" calcext:value-type="string">
            <text:p>tapu_fini = Enemy(name = 'Tapu Fini', type = 'WATER FAIRY', total = 570, hp = 70, attack = 75, defense = 115, spatk = 95, spdef = 130, speed = 85)</text:p>
          </table:table-cell>
          <table:table-cell office:value-type="string" calcext:value-type="string">
            <text:p>Tapu Fini</text:p>
          </table:table-cell>
          <table:table-cell office:value-type="string" calcext:value-type="string">
            <text:p>WATER FAIRY</text:p>
          </table:table-cell>
          <table:table-cell office:value-type="float" office:value="570" calcext:value-type="float">
            <text:p>57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944]);&quot; &quot;;&quot;_&quot;)" office:value-type="string" office:string-value="tapu_fini" calcext:value-type="string">
            <text:p>tapu_fini</text:p>
          </table:table-cell>
        </table:table-row>
        <table:table-row table:style-name="ro1">
          <table:table-cell table:formula="of:=COM.MICROSOFT.CONCAT(SUBSTITUTE(LOWER([.B945]);&quot; &quot;;&quot;_&quot;);&quot; = Enemy(name = '&quot;;[.B945];&quot;', type = '&quot;;[.C945];&quot;', total = &quot;;[.D945];&quot;, hp = &quot;;[.E945];&quot;, attack = &quot;;[.F945];&quot;, defense = &quot;;[.G945];&quot;, spatk = &quot;;[.H945];&quot;, spdef = &quot;;[.I945];&quot;, speed = &quot;;[.J945]; &quot;)&quot;)" office:value-type="string" office:string-value="cosmog = Enemy(name = 'Cosmog', type = 'PSYCHIC', total = 200, hp = 43, attack = 29, defense = 31, spatk = 29, spdef = 31, speed = 37)" calcext:value-type="string">
            <text:p>cosmog = Enemy(name = 'Cosmog', type = 'PSYCHIC', total = 200, hp = 43, attack = 29, defense = 31, spatk = 29, spdef = 31, speed = 37)</text:p>
          </table:table-cell>
          <table:table-cell office:value-type="string" calcext:value-type="string">
            <text:p>Cosmog</text:p>
          </table:table-cell>
          <table:table-cell office:value-type="string" calcext:value-type="string">
            <text:p>PSYCHIC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BSTITUTE(LOWER([.B945]);&quot; &quot;;&quot;_&quot;)" office:value-type="string" office:string-value="cosmog" calcext:value-type="string">
            <text:p>cosmog</text:p>
          </table:table-cell>
        </table:table-row>
        <table:table-row table:style-name="ro1">
          <table:table-cell table:formula="of:=COM.MICROSOFT.CONCAT(SUBSTITUTE(LOWER([.B946]);&quot; &quot;;&quot;_&quot;);&quot; = Enemy(name = '&quot;;[.B946];&quot;', type = '&quot;;[.C946];&quot;', total = &quot;;[.D946];&quot;, hp = &quot;;[.E946];&quot;, attack = &quot;;[.F946];&quot;, defense = &quot;;[.G946];&quot;, spatk = &quot;;[.H946];&quot;, spdef = &quot;;[.I946];&quot;, speed = &quot;;[.J946]; &quot;)&quot;)" office:value-type="string" office:string-value="cosmoem = Enemy(name = 'Cosmoem', type = 'PSYCHIC', total = 400, hp = 43, attack = 29, defense = 131, spatk = 29, spdef = 131, speed = 37)" calcext:value-type="string">
            <text:p>cosmoem = Enemy(name = 'Cosmoem', type = 'PSYCHIC', total = 400, hp = 43, attack = 29, defense = 131, spatk = 29, spdef = 131, speed = 37)</text:p>
          </table:table-cell>
          <table:table-cell office:value-type="string" calcext:value-type="string">
            <text:p>Cosmoem</text:p>
          </table:table-cell>
          <table:table-cell office:value-type="string" calcext:value-type="string">
            <text:p>PSYCHIC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BSTITUTE(LOWER([.B946]);&quot; &quot;;&quot;_&quot;)" office:value-type="string" office:string-value="cosmoem" calcext:value-type="string">
            <text:p>cosmoem</text:p>
          </table:table-cell>
        </table:table-row>
        <table:table-row table:style-name="ro1">
          <table:table-cell table:formula="of:=COM.MICROSOFT.CONCAT(SUBSTITUTE(LOWER([.B947]);&quot; &quot;;&quot;_&quot;);&quot; = Enemy(name = '&quot;;[.B947];&quot;', type = '&quot;;[.C947];&quot;', total = &quot;;[.D947];&quot;, hp = &quot;;[.E947];&quot;, attack = &quot;;[.F947];&quot;, defense = &quot;;[.G947];&quot;, spatk = &quot;;[.H947];&quot;, spdef = &quot;;[.I947];&quot;, speed = &quot;;[.J947]; &quot;)&quot;)" office:value-type="string" office:string-value="solgaleo = Enemy(name = 'Solgaleo', type = 'PSYCHIC STEEL', total = 680, hp = 137, attack = 137, defense = 107, spatk = 113, spdef = 89, speed = 97)" calcext:value-type="string">
            <text:p>solgaleo = Enemy(name = 'Solgaleo', type = 'PSYCHIC STEEL', total = 680, hp = 137, attack = 137, defense = 107, spatk = 113, spdef = 89, speed = 97)</text:p>
          </table:table-cell>
          <table:table-cell office:value-type="string" calcext:value-type="string">
            <text:p>Solgaleo</text:p>
          </table:table-cell>
          <table:table-cell office:value-type="string" calcext:value-type="string">
            <text:p>PSYCHIC STEEL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947]);&quot; &quot;;&quot;_&quot;)" office:value-type="string" office:string-value="solgaleo" calcext:value-type="string">
            <text:p>solgaleo</text:p>
          </table:table-cell>
        </table:table-row>
        <table:table-row table:style-name="ro1">
          <table:table-cell table:formula="of:=COM.MICROSOFT.CONCAT(SUBSTITUTE(LOWER([.B948]);&quot; &quot;;&quot;_&quot;);&quot; = Enemy(name = '&quot;;[.B948];&quot;', type = '&quot;;[.C948];&quot;', total = &quot;;[.D948];&quot;, hp = &quot;;[.E948];&quot;, attack = &quot;;[.F948];&quot;, defense = &quot;;[.G948];&quot;, spatk = &quot;;[.H948];&quot;, spdef = &quot;;[.I948];&quot;, speed = &quot;;[.J948]; &quot;)&quot;)" office:value-type="string" office:string-value="lunala = Enemy(name = 'Lunala', type = 'PSYCHIC GHOST', total = 680, hp = 137, attack = 113, defense = 89, spatk = 137, spdef = 107, speed = 97)" calcext:value-type="string">
            <text:p>lunala = Enemy(name = 'Lunala', type = 'PSYCHIC GHOST', total = 680, hp = 137, attack = 113, defense = 89, spatk = 137, spdef = 107, speed = 97)</text:p>
          </table:table-cell>
          <table:table-cell office:value-type="string" calcext:value-type="string">
            <text:p>Lunala</text:p>
          </table:table-cell>
          <table:table-cell office:value-type="string" calcext:value-type="string">
            <text:p>PSYCHIC GHOST</text:p>
          </table:table-cell>
          <table:table-cell office:value-type="float" office:value="680" calcext:value-type="float">
            <text:p>680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948]);&quot; &quot;;&quot;_&quot;)" office:value-type="string" office:string-value="lunala" calcext:value-type="string">
            <text:p>lunala</text:p>
          </table:table-cell>
        </table:table-row>
        <table:table-row table:style-name="ro1">
          <table:table-cell table:formula="of:=COM.MICROSOFT.CONCAT(SUBSTITUTE(LOWER([.B949]);&quot; &quot;;&quot;_&quot;);&quot; = Enemy(name = '&quot;;[.B949];&quot;', type = '&quot;;[.C949];&quot;', total = &quot;;[.D949];&quot;, hp = &quot;;[.E949];&quot;, attack = &quot;;[.F949];&quot;, defense = &quot;;[.G949];&quot;, spatk = &quot;;[.H949];&quot;, spdef = &quot;;[.I949];&quot;, speed = &quot;;[.J949]; &quot;)&quot;)" office:value-type="string" office:string-value="nihilego = Enemy(name = 'Nihilego', type = 'ROCK POISON', total = 570, hp = 109, attack = 53, defense = 47, spatk = 127, spdef = 131, speed = 103)" calcext:value-type="string">
            <text:p>nihilego = Enemy(name = 'Nihilego', type = 'ROCK POISON', total = 570, hp = 109, attack = 53, defense = 47, spatk = 127, spdef = 131, speed = 103)</text:p>
          </table:table-cell>
          <table:table-cell office:value-type="string" calcext:value-type="string">
            <text:p>Nihilego</text:p>
          </table:table-cell>
          <table:table-cell office:value-type="string" calcext:value-type="string">
            <text:p>ROCK POISON</text:p>
          </table:table-cell>
          <table:table-cell office:value-type="float" office:value="570" calcext:value-type="float">
            <text:p>570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BSTITUTE(LOWER([.B949]);&quot; &quot;;&quot;_&quot;)" office:value-type="string" office:string-value="nihilego" calcext:value-type="string">
            <text:p>nihilego</text:p>
          </table:table-cell>
        </table:table-row>
        <table:table-row table:style-name="ro1">
          <table:table-cell table:formula="of:=COM.MICROSOFT.CONCAT(SUBSTITUTE(LOWER([.B950]);&quot; &quot;;&quot;_&quot;);&quot; = Enemy(name = '&quot;;[.B950];&quot;', type = '&quot;;[.C950];&quot;', total = &quot;;[.D950];&quot;, hp = &quot;;[.E950];&quot;, attack = &quot;;[.F950];&quot;, defense = &quot;;[.G950];&quot;, spatk = &quot;;[.H950];&quot;, spdef = &quot;;[.I950];&quot;, speed = &quot;;[.J950]; &quot;)&quot;)" office:value-type="string" office:string-value="buzzwole = Enemy(name = 'Buzzwole', type = 'BUG FIGHTING', total = 570, hp = 107, attack = 139, defense = 139, spatk = 53, spdef = 53, speed = 79)" calcext:value-type="string">
            <text:p>buzzwole = Enemy(name = 'Buzzwole', type = 'BUG FIGHTING', total = 570, hp = 107, attack = 139, defense = 139, spatk = 53, spdef = 53, speed = 79)</text:p>
          </table:table-cell>
          <table:table-cell office:value-type="string" calcext:value-type="string">
            <text:p>Buzzwole</text:p>
          </table:table-cell>
          <table:table-cell office:value-type="string" calcext:value-type="string">
            <text:p>BUG FIGHTING</text:p>
          </table:table-cell>
          <table:table-cell office:value-type="float" office:value="570" calcext:value-type="float">
            <text:p>57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BSTITUTE(LOWER([.B950]);&quot; &quot;;&quot;_&quot;)" office:value-type="string" office:string-value="buzzwole" calcext:value-type="string">
            <text:p>buzzwole</text:p>
          </table:table-cell>
        </table:table-row>
        <table:table-row table:style-name="ro1">
          <table:table-cell table:formula="of:=COM.MICROSOFT.CONCAT(SUBSTITUTE(LOWER([.B951]);&quot; &quot;;&quot;_&quot;);&quot; = Enemy(name = '&quot;;[.B951];&quot;', type = '&quot;;[.C951];&quot;', total = &quot;;[.D951];&quot;, hp = &quot;;[.E951];&quot;, attack = &quot;;[.F951];&quot;, defense = &quot;;[.G951];&quot;, spatk = &quot;;[.H951];&quot;, spdef = &quot;;[.I951];&quot;, speed = &quot;;[.J951]; &quot;)&quot;)" office:value-type="string" office:string-value="pheromosa = Enemy(name = 'Pheromosa', type = 'BUG FIGHTING', total = 570, hp = 71, attack = 137, defense = 37, spatk = 137, spdef = 37, speed = 151)" calcext:value-type="string">
            <text:p>pheromosa = Enemy(name = 'Pheromosa', type = 'BUG FIGHTING', total = 570, hp = 71, attack = 137, defense = 37, spatk = 137, spdef = 37, speed = 151)</text:p>
          </table:table-cell>
          <table:table-cell office:value-type="string" calcext:value-type="string">
            <text:p>Pheromosa</text:p>
          </table:table-cell>
          <table:table-cell office:value-type="string" calcext:value-type="string">
            <text:p>BUG FIGHTING</text:p>
          </table:table-cell>
          <table:table-cell office:value-type="float" office:value="570" calcext:value-type="float">
            <text:p>570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SUBSTITUTE(LOWER([.B951]);&quot; &quot;;&quot;_&quot;)" office:value-type="string" office:string-value="pheromosa" calcext:value-type="string">
            <text:p>pheromosa</text:p>
          </table:table-cell>
        </table:table-row>
        <table:table-row table:style-name="ro1">
          <table:table-cell table:formula="of:=COM.MICROSOFT.CONCAT(SUBSTITUTE(LOWER([.B952]);&quot; &quot;;&quot;_&quot;);&quot; = Enemy(name = '&quot;;[.B952];&quot;', type = '&quot;;[.C952];&quot;', total = &quot;;[.D952];&quot;, hp = &quot;;[.E952];&quot;, attack = &quot;;[.F952];&quot;, defense = &quot;;[.G952];&quot;, spatk = &quot;;[.H952];&quot;, spdef = &quot;;[.I952];&quot;, speed = &quot;;[.J952]; &quot;)&quot;)" office:value-type="string" office:string-value="xurkitree = Enemy(name = 'Xurkitree', type = 'ELECTRIC', total = 570, hp = 83, attack = 89, defense = 71, spatk = 173, spdef = 71, speed = 83)" calcext:value-type="string">
            <text:p>xurkitree = Enemy(name = 'Xurkitree', type = 'ELECTRIC', total = 570, hp = 83, attack = 89, defense = 71, spatk = 173, spdef = 71, speed = 83)</text:p>
          </table:table-cell>
          <table:table-cell office:value-type="string" calcext:value-type="string">
            <text:p>Xurkitree</text:p>
          </table:table-cell>
          <table:table-cell office:value-type="string" calcext:value-type="string">
            <text:p>ELECTRIC</text:p>
          </table:table-cell>
          <table:table-cell office:value-type="float" office:value="570" calcext:value-type="float">
            <text:p>57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BSTITUTE(LOWER([.B952]);&quot; &quot;;&quot;_&quot;)" office:value-type="string" office:string-value="xurkitree" calcext:value-type="string">
            <text:p>xurkitree</text:p>
          </table:table-cell>
        </table:table-row>
        <table:table-row table:style-name="ro1">
          <table:table-cell table:formula="of:=COM.MICROSOFT.CONCAT(SUBSTITUTE(LOWER([.B953]);&quot; &quot;;&quot;_&quot;);&quot; = Enemy(name = '&quot;;[.B953];&quot;', type = '&quot;;[.C953];&quot;', total = &quot;;[.D953];&quot;, hp = &quot;;[.E953];&quot;, attack = &quot;;[.F953];&quot;, defense = &quot;;[.G953];&quot;, spatk = &quot;;[.H953];&quot;, spdef = &quot;;[.I953];&quot;, speed = &quot;;[.J953]; &quot;)&quot;)" office:value-type="string" office:string-value="celesteela = Enemy(name = 'Celesteela', type = 'STEEL FLYING', total = 570, hp = 97, attack = 101, defense = 103, spatk = 107, spdef = 101, speed = 61)" calcext:value-type="string">
            <text:p>celesteela = Enemy(name = 'Celesteela', type = 'STEEL FLYING', total = 570, hp = 97, attack = 101, defense = 103, spatk = 107, spdef = 101, speed = 61)</text:p>
          </table:table-cell>
          <table:table-cell office:value-type="string" calcext:value-type="string">
            <text:p>Celesteela</text:p>
          </table:table-cell>
          <table:table-cell office:value-type="string" calcext:value-type="string">
            <text:p>STEEL FLYING</text:p>
          </table:table-cell>
          <table:table-cell office:value-type="float" office:value="570" calcext:value-type="float">
            <text:p>57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BSTITUTE(LOWER([.B953]);&quot; &quot;;&quot;_&quot;)" office:value-type="string" office:string-value="celesteela" calcext:value-type="string">
            <text:p>celesteela</text:p>
          </table:table-cell>
        </table:table-row>
        <table:table-row table:style-name="ro1">
          <table:table-cell table:formula="of:=COM.MICROSOFT.CONCAT(SUBSTITUTE(LOWER([.B954]);&quot; &quot;;&quot;_&quot;);&quot; = Enemy(name = '&quot;;[.B954];&quot;', type = '&quot;;[.C954];&quot;', total = &quot;;[.D954];&quot;, hp = &quot;;[.E954];&quot;, attack = &quot;;[.F954];&quot;, defense = &quot;;[.G954];&quot;, spatk = &quot;;[.H954];&quot;, spdef = &quot;;[.I954];&quot;, speed = &quot;;[.J954]; &quot;)&quot;)" office:value-type="string" office:string-value="kartana = Enemy(name = 'Kartana', type = 'GRASS STEEL', total = 570, hp = 59, attack = 181, defense = 131, spatk = 59, spdef = 31, speed = 109)" calcext:value-type="string">
            <text:p>kartana = Enemy(name = 'Kartana', type = 'GRASS STEEL', total = 570, hp = 59, attack = 181, defense = 131, spatk = 59, spdef = 31, speed = 109)</text:p>
          </table:table-cell>
          <table:table-cell office:value-type="string" calcext:value-type="string">
            <text:p>Kartana</text:p>
          </table:table-cell>
          <table:table-cell office:value-type="string" calcext:value-type="string">
            <text:p>GRASS STEEL</text:p>
          </table:table-cell>
          <table:table-cell office:value-type="float" office:value="570" calcext:value-type="float">
            <text:p>570</text:p>
          </table:table-cell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BSTITUTE(LOWER([.B954]);&quot; &quot;;&quot;_&quot;)" office:value-type="string" office:string-value="kartana" calcext:value-type="string">
            <text:p>kartana</text:p>
          </table:table-cell>
        </table:table-row>
        <table:table-row table:style-name="ro1">
          <table:table-cell table:formula="of:=COM.MICROSOFT.CONCAT(SUBSTITUTE(LOWER([.B955]);&quot; &quot;;&quot;_&quot;);&quot; = Enemy(name = '&quot;;[.B955];&quot;', type = '&quot;;[.C955];&quot;', total = &quot;;[.D955];&quot;, hp = &quot;;[.E955];&quot;, attack = &quot;;[.F955];&quot;, defense = &quot;;[.G955];&quot;, spatk = &quot;;[.H955];&quot;, spdef = &quot;;[.I955];&quot;, speed = &quot;;[.J955]; &quot;)&quot;)" office:value-type="string" office:string-value="guzzlord = Enemy(name = 'Guzzlord', type = 'DARK DRAGON', total = 570, hp = 223, attack = 101, defense = 53, spatk = 97, spdef = 53, speed = 43)" calcext:value-type="string">
            <text:p>guzzlord = Enemy(name = 'Guzzlord', type = 'DARK DRAGON', total = 570, hp = 223, attack = 101, defense = 53, spatk = 97, spdef = 53, speed = 43)</text:p>
          </table:table-cell>
          <table:table-cell office:value-type="string" calcext:value-type="string">
            <text:p>Guzzlord</text:p>
          </table:table-cell>
          <table:table-cell office:value-type="string" calcext:value-type="string">
            <text:p>DARK DRAGON</text:p>
          </table:table-cell>
          <table:table-cell office:value-type="float" office:value="570" calcext:value-type="float">
            <text:p>570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BSTITUTE(LOWER([.B955]);&quot; &quot;;&quot;_&quot;)" office:value-type="string" office:string-value="guzzlord" calcext:value-type="string">
            <text:p>guzzlord</text:p>
          </table:table-cell>
        </table:table-row>
        <table:table-row table:style-name="ro1">
          <table:table-cell table:formula="of:=COM.MICROSOFT.CONCAT(SUBSTITUTE(LOWER([.B956]);&quot; &quot;;&quot;_&quot;);&quot; = Enemy(name = '&quot;;[.B956];&quot;', type = '&quot;;[.C956];&quot;', total = &quot;;[.D956];&quot;, hp = &quot;;[.E956];&quot;, attack = &quot;;[.F956];&quot;, defense = &quot;;[.G956];&quot;, spatk = &quot;;[.H956];&quot;, spdef = &quot;;[.I956];&quot;, speed = &quot;;[.J956]; &quot;)&quot;)" office:value-type="string" office:string-value="necrozma = Enemy(name = 'Necrozma', type = 'PSYCHIC', total = 600, hp = 97, attack = 107, defense = 101, spatk = 127, spdef = 89, speed = 79)" calcext:value-type="string">
            <text:p>necrozma = Enemy(name = 'Necrozma', type = 'PSYCHIC', total = 600, hp = 97, attack = 107, defense = 101, spatk = 127, spdef = 89, speed = 79)</text:p>
          </table:table-cell>
          <table:table-cell office:value-type="string" calcext:value-type="string">
            <text:p>Necrozma</text:p>
          </table:table-cell>
          <table:table-cell office:value-type="string" calcext:value-type="string">
            <text:p>PSYCHIC</text:p>
          </table:table-cell>
          <table:table-cell office:value-type="float" office:value="600" calcext:value-type="float">
            <text:p>60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BSTITUTE(LOWER([.B956]);&quot; &quot;;&quot;_&quot;)" office:value-type="string" office:string-value="necrozma" calcext:value-type="string">
            <text:p>necrozma</text:p>
          </table:table-cell>
        </table:table-row>
        <table:table-row table:style-name="ro1">
          <table:table-cell table:formula="of:=COM.MICROSOFT.CONCAT(SUBSTITUTE(LOWER([.B957]);&quot; &quot;;&quot;_&quot;);&quot; = Enemy(name = '&quot;;[.B957];&quot;', type = '&quot;;[.C957];&quot;', total = &quot;;[.D957];&quot;, hp = &quot;;[.E957];&quot;, attack = &quot;;[.F957];&quot;, defense = &quot;;[.G957];&quot;, spatk = &quot;;[.H957];&quot;, spdef = &quot;;[.I957];&quot;, speed = &quot;;[.J957]; &quot;)&quot;)" office:value-type="string" office:string-value="necrozma_dusk_mane_necrozma = Enemy(name = 'Necrozma Dusk Mane Necrozma', type = 'PSYCHIC STEEL', total = 680, hp = 97, attack = 157, defense = 127, spatk = 113, spdef = 109, speed = 77)" calcext:value-type="string">
            <text:p>necrozma_dusk_mane_necrozma = Enemy(name = 'Necrozma Dusk Mane Necrozma', type = 'PSYCHIC STEEL', total = 680, hp = 97, attack = 157, defense = 127, spatk = 113, spdef = 109, speed = 77)</text:p>
          </table:table-cell>
          <table:table-cell office:value-type="string" calcext:value-type="string">
            <text:p>Necrozma Dusk Mane Necrozma</text:p>
          </table:table-cell>
          <table:table-cell office:value-type="string" calcext:value-type="string">
            <text:p>PSYCHIC STEEL</text:p>
          </table:table-cell>
          <table:table-cell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957]);&quot; &quot;;&quot;_&quot;)" office:value-type="string" office:string-value="necrozma_dusk_mane_necrozma" calcext:value-type="string">
            <text:p>necrozma_dusk_mane_necrozma</text:p>
          </table:table-cell>
        </table:table-row>
        <table:table-row table:style-name="ro1">
          <table:table-cell table:formula="of:=COM.MICROSOFT.CONCAT(SUBSTITUTE(LOWER([.B958]);&quot; &quot;;&quot;_&quot;);&quot; = Enemy(name = '&quot;;[.B958];&quot;', type = '&quot;;[.C958];&quot;', total = &quot;;[.D958];&quot;, hp = &quot;;[.E958];&quot;, attack = &quot;;[.F958];&quot;, defense = &quot;;[.G958];&quot;, spatk = &quot;;[.H958];&quot;, spdef = &quot;;[.I958];&quot;, speed = &quot;;[.J958]; &quot;)&quot;)" office:value-type="string" office:string-value="necrozma_dawn_wings_necrozma = Enemy(name = 'Necrozma Dawn Wings Necrozma', type = 'PSYCHIC GHOST', total = 680, hp = 97, attack = 113, defense = 109, spatk = 157, spdef = 127, speed = 77)" calcext:value-type="string">
            <text:p>necrozma_dawn_wings_necrozma = Enemy(name = 'Necrozma Dawn Wings Necrozma', type = 'PSYCHIC GHOST', total = 680, hp = 97, attack = 113, defense = 109, spatk = 157, spdef = 127, speed = 77)</text:p>
          </table:table-cell>
          <table:table-cell office:value-type="string" calcext:value-type="string">
            <text:p>Necrozma Dawn Wings Necrozma</text:p>
          </table:table-cell>
          <table:table-cell office:value-type="string" calcext:value-type="string">
            <text:p>PSYCHIC GHOST</text:p>
          </table:table-cell>
          <table:table-cell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958]);&quot; &quot;;&quot;_&quot;)" office:value-type="string" office:string-value="necrozma_dawn_wings_necrozma" calcext:value-type="string">
            <text:p>necrozma_dawn_wings_necrozma</text:p>
          </table:table-cell>
        </table:table-row>
        <table:table-row table:style-name="ro1">
          <table:table-cell table:formula="of:=COM.MICROSOFT.CONCAT(SUBSTITUTE(LOWER([.B959]);&quot; &quot;;&quot;_&quot;);&quot; = Enemy(name = '&quot;;[.B959];&quot;', type = '&quot;;[.C959];&quot;', total = &quot;;[.D959];&quot;, hp = &quot;;[.E959];&quot;, attack = &quot;;[.F959];&quot;, defense = &quot;;[.G959];&quot;, spatk = &quot;;[.H959];&quot;, spdef = &quot;;[.I959];&quot;, speed = &quot;;[.J959]; &quot;)&quot;)" office:value-type="string" office:string-value="necrozma_ultra_necrozma = Enemy(name = 'Necrozma Ultra Necrozma', type = 'PSYCHIC DRAGON', total = 754, hp = 97, attack = 167, defense = 97, spatk = 167, spdef = 97, speed = 129)" calcext:value-type="string">
            <text:p>necrozma_ultra_necrozma = Enemy(name = 'Necrozma Ultra Necrozma', type = 'PSYCHIC DRAGON', total = 754, hp = 97, attack = 167, defense = 97, spatk = 167, spdef = 97, speed = 129)</text:p>
          </table:table-cell>
          <table:table-cell office:value-type="string" calcext:value-type="string">
            <text:p>Necrozma Ultra Necrozma</text:p>
          </table:table-cell>
          <table:table-cell office:value-type="string" calcext:value-type="string">
            <text:p>PSYCHIC DRAGON</text:p>
          </table:table-cell>
          <table:table-cell office:value-type="float" office:value="754" calcext:value-type="float">
            <text:p>754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SUBSTITUTE(LOWER([.B959]);&quot; &quot;;&quot;_&quot;)" office:value-type="string" office:string-value="necrozma_ultra_necrozma" calcext:value-type="string">
            <text:p>necrozma_ultra_necrozma</text:p>
          </table:table-cell>
        </table:table-row>
        <table:table-row table:style-name="ro1">
          <table:table-cell table:formula="of:=COM.MICROSOFT.CONCAT(SUBSTITUTE(LOWER([.B960]);&quot; &quot;;&quot;_&quot;);&quot; = Enemy(name = '&quot;;[.B960];&quot;', type = '&quot;;[.C960];&quot;', total = &quot;;[.D960];&quot;, hp = &quot;;[.E960];&quot;, attack = &quot;;[.F960];&quot;, defense = &quot;;[.G960];&quot;, spatk = &quot;;[.H960];&quot;, spdef = &quot;;[.I960];&quot;, speed = &quot;;[.J960]; &quot;)&quot;)" office:value-type="string" office:string-value="magearna = Enemy(name = 'Magearna', type = 'STEEL FAIRY', total = 600, hp = 80, attack = 95, defense = 115, spatk = 130, spdef = 115, speed = 65)" calcext:value-type="string">
            <text:p>magearna = Enemy(name = 'Magearna', type = 'STEEL FAIRY', total = 600, hp = 80, attack = 95, defense = 115, spatk = 130, spdef = 115, speed = 65)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STEEL FAIRY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960]);&quot; &quot;;&quot;_&quot;)" office:value-type="string" office:string-value="magearna" calcext:value-type="string">
            <text:p>magearna</text:p>
          </table:table-cell>
        </table:table-row>
        <table:table-row table:style-name="ro1">
          <table:table-cell table:formula="of:=COM.MICROSOFT.CONCAT(SUBSTITUTE(LOWER([.B961]);&quot; &quot;;&quot;_&quot;);&quot; = Enemy(name = '&quot;;[.B961];&quot;', type = '&quot;;[.C961];&quot;', total = &quot;;[.D961];&quot;, hp = &quot;;[.E961];&quot;, attack = &quot;;[.F961];&quot;, defense = &quot;;[.G961];&quot;, spatk = &quot;;[.H961];&quot;, spdef = &quot;;[.I961];&quot;, speed = &quot;;[.J961]; &quot;)&quot;)" office:value-type="string" office:string-value="marshadow = Enemy(name = 'Marshadow', type = 'FIGHTING GHOST', total = 600, hp = 90, attack = 125, defense = 80, spatk = 90, spdef = 90, speed = 125)" calcext:value-type="string">
            <text:p>marshadow = Enemy(name = 'Marshadow', type = 'FIGHTING GHOST', total = 600, hp = 90, attack = 125, defense = 80, spatk = 90, spdef = 90, speed = 125)</text:p>
          </table:table-cell>
          <table:table-cell office:value-type="string" calcext:value-type="string">
            <text:p>Marshadow</text:p>
          </table:table-cell>
          <table:table-cell office:value-type="string" calcext:value-type="string">
            <text:p>FIGHTING GHOST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BSTITUTE(LOWER([.B961]);&quot; &quot;;&quot;_&quot;)" office:value-type="string" office:string-value="marshadow" calcext:value-type="string">
            <text:p>marshadow</text:p>
          </table:table-cell>
        </table:table-row>
        <table:table-row table:style-name="ro1">
          <table:table-cell table:formula="of:=COM.MICROSOFT.CONCAT(SUBSTITUTE(LOWER([.B962]);&quot; &quot;;&quot;_&quot;);&quot; = Enemy(name = '&quot;;[.B962];&quot;', type = '&quot;;[.C962];&quot;', total = &quot;;[.D962];&quot;, hp = &quot;;[.E962];&quot;, attack = &quot;;[.F962];&quot;, defense = &quot;;[.G962];&quot;, spatk = &quot;;[.H962];&quot;, spdef = &quot;;[.I962];&quot;, speed = &quot;;[.J962]; &quot;)&quot;)" office:value-type="string" office:string-value="poipole = Enemy(name = 'Poipole', type = 'POISON', total = 420, hp = 67, attack = 73, defense = 67, spatk = 73, spdef = 67, speed = 73)" calcext:value-type="string">
            <text:p>poipole = Enemy(name = 'Poipole', type = 'POISON', total = 420, hp = 67, attack = 73, defense = 67, spatk = 73, spdef = 67, speed = 73)</text:p>
          </table:table-cell>
          <table:table-cell office:value-type="string" calcext:value-type="string">
            <text:p>Poipole</text:p>
          </table:table-cell>
          <table:table-cell office:value-type="string" calcext:value-type="string">
            <text:p>POISON</text:p>
          </table:table-cell>
          <table:table-cell office:value-type="float" office:value="420" calcext:value-type="float">
            <text:p>42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BSTITUTE(LOWER([.B962]);&quot; &quot;;&quot;_&quot;)" office:value-type="string" office:string-value="poipole" calcext:value-type="string">
            <text:p>poipole</text:p>
          </table:table-cell>
        </table:table-row>
        <table:table-row table:style-name="ro1">
          <table:table-cell table:formula="of:=COM.MICROSOFT.CONCAT(SUBSTITUTE(LOWER([.B963]);&quot; &quot;;&quot;_&quot;);&quot; = Enemy(name = '&quot;;[.B963];&quot;', type = '&quot;;[.C963];&quot;', total = &quot;;[.D963];&quot;, hp = &quot;;[.E963];&quot;, attack = &quot;;[.F963];&quot;, defense = &quot;;[.G963];&quot;, spatk = &quot;;[.H963];&quot;, spdef = &quot;;[.I963];&quot;, speed = &quot;;[.J963]; &quot;)&quot;)" office:value-type="string" office:string-value="naganadel = Enemy(name = 'Naganadel', type = 'POISON DRAGON', total = 540, hp = 73, attack = 73, defense = 73, spatk = 127, spdef = 73, speed = 121)" calcext:value-type="string">
            <text:p>naganadel = Enemy(name = 'Naganadel', type = 'POISON DRAGON', total = 540, hp = 73, attack = 73, defense = 73, spatk = 127, spdef = 73, speed = 121)</text:p>
          </table:table-cell>
          <table:table-cell office:value-type="string" calcext:value-type="string">
            <text:p>Naganadel</text:p>
          </table:table-cell>
          <table:table-cell office:value-type="string" calcext:value-type="string">
            <text:p>POISON DRAGON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BSTITUTE(LOWER([.B963]);&quot; &quot;;&quot;_&quot;)" office:value-type="string" office:string-value="naganadel" calcext:value-type="string">
            <text:p>naganadel</text:p>
          </table:table-cell>
        </table:table-row>
        <table:table-row table:style-name="ro1">
          <table:table-cell table:formula="of:=COM.MICROSOFT.CONCAT(SUBSTITUTE(LOWER([.B964]);&quot; &quot;;&quot;_&quot;);&quot; = Enemy(name = '&quot;;[.B964];&quot;', type = '&quot;;[.C964];&quot;', total = &quot;;[.D964];&quot;, hp = &quot;;[.E964];&quot;, attack = &quot;;[.F964];&quot;, defense = &quot;;[.G964];&quot;, spatk = &quot;;[.H964];&quot;, spdef = &quot;;[.I964];&quot;, speed = &quot;;[.J964]; &quot;)&quot;)" office:value-type="string" office:string-value="stakataka = Enemy(name = 'Stakataka', type = 'ROCK STEEL', total = 570, hp = 61, attack = 131, defense = 211, spatk = 53, spdef = 101, speed = 13)" calcext:value-type="string">
            <text:p>stakataka = Enemy(name = 'Stakataka', type = 'ROCK STEEL', total = 570, hp = 61, attack = 131, defense = 211, spatk = 53, spdef = 101, speed = 13)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ROCK STEEL</text:p>
          </table:table-cell>
          <table:table-cell office:value-type="float" office:value="570" calcext:value-type="float">
            <text:p>570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BSTITUTE(LOWER([.B964]);&quot; &quot;;&quot;_&quot;)" office:value-type="string" office:string-value="stakataka" calcext:value-type="string">
            <text:p>stakataka</text:p>
          </table:table-cell>
        </table:table-row>
        <table:table-row table:style-name="ro1">
          <table:table-cell table:formula="of:=COM.MICROSOFT.CONCAT(SUBSTITUTE(LOWER([.B965]);&quot; &quot;;&quot;_&quot;);&quot; = Enemy(name = '&quot;;[.B965];&quot;', type = '&quot;;[.C965];&quot;', total = &quot;;[.D965];&quot;, hp = &quot;;[.E965];&quot;, attack = &quot;;[.F965];&quot;, defense = &quot;;[.G965];&quot;, spatk = &quot;;[.H965];&quot;, spdef = &quot;;[.I965];&quot;, speed = &quot;;[.J965]; &quot;)&quot;)" office:value-type="string" office:string-value="blacephalon = Enemy(name = 'Blacephalon', type = 'FIRE GHOST', total = 570, hp = 53, attack = 127, defense = 53, spatk = 151, spdef = 79, speed = 107)" calcext:value-type="string">
            <text:p>blacephalon = Enemy(name = 'Blacephalon', type = 'FIRE GHOST', total = 570, hp = 53, attack = 127, defense = 53, spatk = 151, spdef = 79, speed = 107)</text:p>
          </table:table-cell>
          <table:table-cell office:value-type="string" calcext:value-type="string">
            <text:p>Blacephalon</text:p>
          </table:table-cell>
          <table:table-cell office:value-type="string" calcext:value-type="string">
            <text:p>FIRE GHOST</text:p>
          </table:table-cell>
          <table:table-cell office:value-type="float" office:value="570" calcext:value-type="float">
            <text:p>570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SUBSTITUTE(LOWER([.B965]);&quot; &quot;;&quot;_&quot;)" office:value-type="string" office:string-value="blacephalon" calcext:value-type="string">
            <text:p>blacephalon</text:p>
          </table:table-cell>
        </table:table-row>
        <table:table-row table:style-name="ro1">
          <table:table-cell table:formula="of:=COM.MICROSOFT.CONCAT(SUBSTITUTE(LOWER([.B966]);&quot; &quot;;&quot;_&quot;);&quot; = Enemy(name = '&quot;;[.B966];&quot;', type = '&quot;;[.C966];&quot;', total = &quot;;[.D966];&quot;, hp = &quot;;[.E966];&quot;, attack = &quot;;[.F966];&quot;, defense = &quot;;[.G966];&quot;, spatk = &quot;;[.H966];&quot;, spdef = &quot;;[.I966];&quot;, speed = &quot;;[.J966]; &quot;)&quot;)" office:value-type="string" office:string-value="zeraora = Enemy(name = 'Zeraora', type = 'ELECTRIC', total = 600, hp = 88, attack = 112, defense = 75, spatk = 102, spdef = 80, speed = 143)" calcext:value-type="string">
            <text:p>zeraora = Enemy(name = 'Zeraora', type = 'ELECTRIC', total = 600, hp = 88, attack = 112, defense = 75, spatk = 102, spdef = 80, speed = 143)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ELECTRIC</text:p>
          </table:table-cell>
          <table:table-cell office:value-type="float" office:value="600" calcext:value-type="float">
            <text:p>60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SUBSTITUTE(LOWER([.B966]);&quot; &quot;;&quot;_&quot;)" office:value-type="string" office:string-value="zeraora" calcext:value-type="string">
            <text:p>zeraora</text:p>
          </table:table-cell>
        </table:table-row>
        <table:table-row table:style-name="ro1">
          <table:table-cell table:formula="of:=COM.MICROSOFT.CONCAT(SUBSTITUTE(LOWER([.B967]);&quot; &quot;;&quot;_&quot;);&quot; = Enemy(name = '&quot;;[.B967];&quot;', type = '&quot;;[.C967];&quot;', total = &quot;;[.D967];&quot;, hp = &quot;;[.E967];&quot;, attack = &quot;;[.F967];&quot;, defense = &quot;;[.G967];&quot;, spatk = &quot;;[.H967];&quot;, spdef = &quot;;[.I967];&quot;, speed = &quot;;[.J967]; &quot;)&quot;)" office:value-type="string" office:string-value="meltan = Enemy(name = 'Meltan', type = 'STEEL', total = 300, hp = 46, attack = 65, defense = 65, spatk = 55, spdef = 35, speed = 34)" calcext:value-type="string">
            <text:p>meltan = Enemy(name = 'Meltan', type = 'STEEL', total = 300, hp = 46, attack = 65, defense = 65, spatk = 55, spdef = 35, speed = 34)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STEEL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BSTITUTE(LOWER([.B967]);&quot; &quot;;&quot;_&quot;)" office:value-type="string" office:string-value="meltan" calcext:value-type="string">
            <text:p>meltan</text:p>
          </table:table-cell>
        </table:table-row>
        <table:table-row table:style-name="ro1">
          <table:table-cell table:formula="of:=COM.MICROSOFT.CONCAT(SUBSTITUTE(LOWER([.B968]);&quot; &quot;;&quot;_&quot;);&quot; = Enemy(name = '&quot;;[.B968];&quot;', type = '&quot;;[.C968];&quot;', total = &quot;;[.D968];&quot;, hp = &quot;;[.E968];&quot;, attack = &quot;;[.F968];&quot;, defense = &quot;;[.G968];&quot;, spatk = &quot;;[.H968];&quot;, spdef = &quot;;[.I968];&quot;, speed = &quot;;[.J968]; &quot;)&quot;)" office:value-type="string" office:string-value="melmetal = Enemy(name = 'Melmetal', type = 'STEEL', total = 600, hp = 135, attack = 143, defense = 143, spatk = 80, spdef = 65, speed = 34)" calcext:value-type="string">
            <text:p>melmetal = Enemy(name = 'Melmetal', type = 'STEEL', total = 600, hp = 135, attack = 143, defense = 143, spatk = 80, spdef = 65, speed = 34)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STEEL</text:p>
          </table:table-cell>
          <table:table-cell office:value-type="float" office:value="600" calcext:value-type="float">
            <text:p>60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BSTITUTE(LOWER([.B968]);&quot; &quot;;&quot;_&quot;)" office:value-type="string" office:string-value="melmetal" calcext:value-type="string">
            <text:p>melmetal</text:p>
          </table:table-cell>
        </table:table-row>
        <table:table-row table:style-name="ro1">
          <table:table-cell table:formula="of:=COM.MICROSOFT.CONCAT(SUBSTITUTE(LOWER([.B969]);&quot; &quot;;&quot;_&quot;);&quot; = Enemy(name = '&quot;;[.B969];&quot;', type = '&quot;;[.C969];&quot;', total = &quot;;[.D969];&quot;, hp = &quot;;[.E969];&quot;, attack = &quot;;[.F969];&quot;, defense = &quot;;[.G969];&quot;, spatk = &quot;;[.H969];&quot;, spdef = &quot;;[.I969];&quot;, speed = &quot;;[.J969]; &quot;)&quot;)" office:value-type="string" office:string-value="grookey = Enemy(name = 'Grookey', type = 'GRASS', total = 310, hp = 50, attack = 65, defense = 50, spatk = 40, spdef = 40, speed = 65)" calcext:value-type="string">
            <text:p>grookey = Enemy(name = 'Grookey', type = 'GRASS', total = 310, hp = 50, attack = 65, defense = 50, spatk = 40, spdef = 40, speed = 65)</text:p>
          </table:table-cell>
          <table:table-cell office:value-type="string" calcext:value-type="string">
            <text:p>Grookey</text:p>
          </table:table-cell>
          <table:table-cell office:value-type="string" calcext:value-type="string">
            <text:p>GRASS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969]);&quot; &quot;;&quot;_&quot;)" office:value-type="string" office:string-value="grookey" calcext:value-type="string">
            <text:p>grookey</text:p>
          </table:table-cell>
        </table:table-row>
        <table:table-row table:style-name="ro1">
          <table:table-cell table:formula="of:=COM.MICROSOFT.CONCAT(SUBSTITUTE(LOWER([.B970]);&quot; &quot;;&quot;_&quot;);&quot; = Enemy(name = '&quot;;[.B970];&quot;', type = '&quot;;[.C970];&quot;', total = &quot;;[.D970];&quot;, hp = &quot;;[.E970];&quot;, attack = &quot;;[.F970];&quot;, defense = &quot;;[.G970];&quot;, spatk = &quot;;[.H970];&quot;, spdef = &quot;;[.I970];&quot;, speed = &quot;;[.J970]; &quot;)&quot;)" office:value-type="string" office:string-value="thwackey = Enemy(name = 'Thwackey', type = 'GRASS', total = 420, hp = 70, attack = 85, defense = 70, spatk = 55, spdef = 60, speed = 80)" calcext:value-type="string">
            <text:p>thwackey = Enemy(name = 'Thwackey', type = 'GRASS', total = 420, hp = 70, attack = 85, defense = 70, spatk = 55, spdef = 60, speed = 80)</text:p>
          </table:table-cell>
          <table:table-cell office:value-type="string" calcext:value-type="string">
            <text:p>Thwackey</text:p>
          </table:table-cell>
          <table:table-cell office:value-type="string" calcext:value-type="string">
            <text:p>GRASS</text:p>
          </table:table-cell>
          <table:table-cell office:value-type="float" office:value="420" calcext:value-type="float">
            <text:p>42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970]);&quot; &quot;;&quot;_&quot;)" office:value-type="string" office:string-value="thwackey" calcext:value-type="string">
            <text:p>thwackey</text:p>
          </table:table-cell>
        </table:table-row>
        <table:table-row table:style-name="ro1">
          <table:table-cell table:formula="of:=COM.MICROSOFT.CONCAT(SUBSTITUTE(LOWER([.B971]);&quot; &quot;;&quot;_&quot;);&quot; = Enemy(name = '&quot;;[.B971];&quot;', type = '&quot;;[.C971];&quot;', total = &quot;;[.D971];&quot;, hp = &quot;;[.E971];&quot;, attack = &quot;;[.F971];&quot;, defense = &quot;;[.G971];&quot;, spatk = &quot;;[.H971];&quot;, spdef = &quot;;[.I971];&quot;, speed = &quot;;[.J971]; &quot;)&quot;)" office:value-type="string" office:string-value="rillaboom = Enemy(name = 'Rillaboom', type = 'GRASS', total = 530, hp = 100, attack = 125, defense = 90, spatk = 60, spdef = 70, speed = 85)" calcext:value-type="string">
            <text:p>rillaboom = Enemy(name = 'Rillaboom', type = 'GRASS', total = 530, hp = 100, attack = 125, defense = 90, spatk = 60, spdef = 70, speed = 85)</text:p>
          </table:table-cell>
          <table:table-cell office:value-type="string" calcext:value-type="string">
            <text:p>Rillaboom</text:p>
          </table:table-cell>
          <table:table-cell office:value-type="string" calcext:value-type="string">
            <text:p>GRASS</text:p>
          </table:table-cell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971]);&quot; &quot;;&quot;_&quot;)" office:value-type="string" office:string-value="rillaboom" calcext:value-type="string">
            <text:p>rillaboom</text:p>
          </table:table-cell>
        </table:table-row>
        <table:table-row table:style-name="ro1">
          <table:table-cell table:formula="of:=COM.MICROSOFT.CONCAT(SUBSTITUTE(LOWER([.B972]);&quot; &quot;;&quot;_&quot;);&quot; = Enemy(name = '&quot;;[.B972];&quot;', type = '&quot;;[.C972];&quot;', total = &quot;;[.D972];&quot;, hp = &quot;;[.E972];&quot;, attack = &quot;;[.F972];&quot;, defense = &quot;;[.G972];&quot;, spatk = &quot;;[.H972];&quot;, spdef = &quot;;[.I972];&quot;, speed = &quot;;[.J972]; &quot;)&quot;)" office:value-type="string" office:string-value="scorbunny = Enemy(name = 'Scorbunny', type = 'FIRE', total = 310, hp = 50, attack = 71, defense = 40, spatk = 40, spdef = 40, speed = 69)" calcext:value-type="string">
            <text:p>scorbunny = Enemy(name = 'Scorbunny', type = 'FIRE', total = 310, hp = 50, attack = 71, defense = 40, spatk = 40, spdef = 40, speed = 69)</text:p>
          </table:table-cell>
          <table:table-cell office:value-type="string" calcext:value-type="string">
            <text:p>Scorbunny</text:p>
          </table:table-cell>
          <table:table-cell office:value-type="string" calcext:value-type="string">
            <text:p>FIRE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BSTITUTE(LOWER([.B972]);&quot; &quot;;&quot;_&quot;)" office:value-type="string" office:string-value="scorbunny" calcext:value-type="string">
            <text:p>scorbunny</text:p>
          </table:table-cell>
        </table:table-row>
        <table:table-row table:style-name="ro1">
          <table:table-cell table:formula="of:=COM.MICROSOFT.CONCAT(SUBSTITUTE(LOWER([.B973]);&quot; &quot;;&quot;_&quot;);&quot; = Enemy(name = '&quot;;[.B973];&quot;', type = '&quot;;[.C973];&quot;', total = &quot;;[.D973];&quot;, hp = &quot;;[.E973];&quot;, attack = &quot;;[.F973];&quot;, defense = &quot;;[.G973];&quot;, spatk = &quot;;[.H973];&quot;, spdef = &quot;;[.I973];&quot;, speed = &quot;;[.J973]; &quot;)&quot;)" office:value-type="string" office:string-value="raboot = Enemy(name = 'Raboot', type = 'FIRE', total = 420, hp = 65, attack = 86, defense = 60, spatk = 55, spdef = 60, speed = 94)" calcext:value-type="string">
            <text:p>raboot = Enemy(name = 'Raboot', type = 'FIRE', total = 420, hp = 65, attack = 86, defense = 60, spatk = 55, spdef = 60, speed = 94)</text:p>
          </table:table-cell>
          <table:table-cell office:value-type="string" calcext:value-type="string">
            <text:p>Raboot</text:p>
          </table:table-cell>
          <table:table-cell office:value-type="string" calcext:value-type="string">
            <text:p>FIRE</text:p>
          </table:table-cell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BSTITUTE(LOWER([.B973]);&quot; &quot;;&quot;_&quot;)" office:value-type="string" office:string-value="raboot" calcext:value-type="string">
            <text:p>raboot</text:p>
          </table:table-cell>
        </table:table-row>
        <table:table-row table:style-name="ro1">
          <table:table-cell table:formula="of:=COM.MICROSOFT.CONCAT(SUBSTITUTE(LOWER([.B974]);&quot; &quot;;&quot;_&quot;);&quot; = Enemy(name = '&quot;;[.B974];&quot;', type = '&quot;;[.C974];&quot;', total = &quot;;[.D974];&quot;, hp = &quot;;[.E974];&quot;, attack = &quot;;[.F974];&quot;, defense = &quot;;[.G974];&quot;, spatk = &quot;;[.H974];&quot;, spdef = &quot;;[.I974];&quot;, speed = &quot;;[.J974]; &quot;)&quot;)" office:value-type="string" office:string-value="cinderace = Enemy(name = 'Cinderace', type = 'FIRE', total = 530, hp = 80, attack = 116, defense = 75, spatk = 65, spdef = 75, speed = 119)" calcext:value-type="string">
            <text:p>cinderace = Enemy(name = 'Cinderace', type = 'FIRE', total = 530, hp = 80, attack = 116, defense = 75, spatk = 65, spdef = 75, speed = 119)</text:p>
          </table:table-cell>
          <table:table-cell office:value-type="string" calcext:value-type="string">
            <text:p>Cinderace</text:p>
          </table:table-cell>
          <table:table-cell office:value-type="string" calcext:value-type="string">
            <text:p>FIRE</text:p>
          </table:table-cell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BSTITUTE(LOWER([.B974]);&quot; &quot;;&quot;_&quot;)" office:value-type="string" office:string-value="cinderace" calcext:value-type="string">
            <text:p>cinderace</text:p>
          </table:table-cell>
        </table:table-row>
        <table:table-row table:style-name="ro1">
          <table:table-cell table:formula="of:=COM.MICROSOFT.CONCAT(SUBSTITUTE(LOWER([.B975]);&quot; &quot;;&quot;_&quot;);&quot; = Enemy(name = '&quot;;[.B975];&quot;', type = '&quot;;[.C975];&quot;', total = &quot;;[.D975];&quot;, hp = &quot;;[.E975];&quot;, attack = &quot;;[.F975];&quot;, defense = &quot;;[.G975];&quot;, spatk = &quot;;[.H975];&quot;, spdef = &quot;;[.I975];&quot;, speed = &quot;;[.J975]; &quot;)&quot;)" office:value-type="string" office:string-value="sobble = Enemy(name = 'Sobble', type = 'WATER', total = 310, hp = 50, attack = 40, defense = 40, spatk = 70, spdef = 40, speed = 70)" calcext:value-type="string">
            <text:p>sobble = Enemy(name = 'Sobble', type = 'WATER', total = 310, hp = 50, attack = 40, defense = 40, spatk = 70, spdef = 40, speed = 70)</text:p>
          </table:table-cell>
          <table:table-cell office:value-type="string" calcext:value-type="string">
            <text:p>Sobble</text:p>
          </table:table-cell>
          <table:table-cell office:value-type="string" calcext:value-type="string">
            <text:p>WATER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975]);&quot; &quot;;&quot;_&quot;)" office:value-type="string" office:string-value="sobble" calcext:value-type="string">
            <text:p>sobble</text:p>
          </table:table-cell>
        </table:table-row>
        <table:table-row table:style-name="ro1">
          <table:table-cell table:formula="of:=COM.MICROSOFT.CONCAT(SUBSTITUTE(LOWER([.B976]);&quot; &quot;;&quot;_&quot;);&quot; = Enemy(name = '&quot;;[.B976];&quot;', type = '&quot;;[.C976];&quot;', total = &quot;;[.D976];&quot;, hp = &quot;;[.E976];&quot;, attack = &quot;;[.F976];&quot;, defense = &quot;;[.G976];&quot;, spatk = &quot;;[.H976];&quot;, spdef = &quot;;[.I976];&quot;, speed = &quot;;[.J976]; &quot;)&quot;)" office:value-type="string" office:string-value="drizzile = Enemy(name = 'Drizzile', type = 'WATER', total = 420, hp = 65, attack = 60, defense = 55, spatk = 95, spdef = 55, speed = 90)" calcext:value-type="string">
            <text:p>drizzile = Enemy(name = 'Drizzile', type = 'WATER', total = 420, hp = 65, attack = 60, defense = 55, spatk = 95, spdef = 55, speed = 90)</text:p>
          </table:table-cell>
          <table:table-cell office:value-type="string" calcext:value-type="string">
            <text:p>Drizzile</text:p>
          </table:table-cell>
          <table:table-cell office:value-type="string" calcext:value-type="string">
            <text:p>WATER</text:p>
          </table:table-cell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976]);&quot; &quot;;&quot;_&quot;)" office:value-type="string" office:string-value="drizzile" calcext:value-type="string">
            <text:p>drizzile</text:p>
          </table:table-cell>
        </table:table-row>
        <table:table-row table:style-name="ro1">
          <table:table-cell table:formula="of:=COM.MICROSOFT.CONCAT(SUBSTITUTE(LOWER([.B977]);&quot; &quot;;&quot;_&quot;);&quot; = Enemy(name = '&quot;;[.B977];&quot;', type = '&quot;;[.C977];&quot;', total = &quot;;[.D977];&quot;, hp = &quot;;[.E977];&quot;, attack = &quot;;[.F977];&quot;, defense = &quot;;[.G977];&quot;, spatk = &quot;;[.H977];&quot;, spdef = &quot;;[.I977];&quot;, speed = &quot;;[.J977]; &quot;)&quot;)" office:value-type="string" office:string-value="inteleon = Enemy(name = 'Inteleon', type = 'WATER', total = 530, hp = 70, attack = 85, defense = 65, spatk = 125, spdef = 65, speed = 120)" calcext:value-type="string">
            <text:p>inteleon = Enemy(name = 'Inteleon', type = 'WATER', total = 530, hp = 70, attack = 85, defense = 65, spatk = 125, spdef = 65, speed = 120)</text:p>
          </table:table-cell>
          <table:table-cell office:value-type="string" calcext:value-type="string">
            <text:p>Inteleon</text:p>
          </table:table-cell>
          <table:table-cell office:value-type="string" calcext:value-type="string">
            <text:p>WATER</text:p>
          </table:table-cell>
          <table:table-cell office:value-type="float" office:value="530" calcext:value-type="float">
            <text:p>53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977]);&quot; &quot;;&quot;_&quot;)" office:value-type="string" office:string-value="inteleon" calcext:value-type="string">
            <text:p>inteleon</text:p>
          </table:table-cell>
        </table:table-row>
        <table:table-row table:style-name="ro1">
          <table:table-cell table:formula="of:=COM.MICROSOFT.CONCAT(SUBSTITUTE(LOWER([.B978]);&quot; &quot;;&quot;_&quot;);&quot; = Enemy(name = '&quot;;[.B978];&quot;', type = '&quot;;[.C978];&quot;', total = &quot;;[.D978];&quot;, hp = &quot;;[.E978];&quot;, attack = &quot;;[.F978];&quot;, defense = &quot;;[.G978];&quot;, spatk = &quot;;[.H978];&quot;, spdef = &quot;;[.I978];&quot;, speed = &quot;;[.J978]; &quot;)&quot;)" office:value-type="string" office:string-value="skwovet = Enemy(name = 'Skwovet', type = 'NORMAL', total = 275, hp = 70, attack = 55, defense = 55, spatk = 35, spdef = 35, speed = 25)" calcext:value-type="string">
            <text:p>skwovet = Enemy(name = 'Skwovet', type = 'NORMAL', total = 275, hp = 70, attack = 55, defense = 55, spatk = 35, spdef = 35, speed = 25)</text:p>
          </table:table-cell>
          <table:table-cell office:value-type="string" calcext:value-type="string">
            <text:p>Skwovet</text:p>
          </table:table-cell>
          <table:table-cell office:value-type="string" calcext:value-type="string">
            <text:p>NORMAL</text:p>
          </table:table-cell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BSTITUTE(LOWER([.B978]);&quot; &quot;;&quot;_&quot;)" office:value-type="string" office:string-value="skwovet" calcext:value-type="string">
            <text:p>skwovet</text:p>
          </table:table-cell>
        </table:table-row>
        <table:table-row table:style-name="ro1">
          <table:table-cell table:formula="of:=COM.MICROSOFT.CONCAT(SUBSTITUTE(LOWER([.B979]);&quot; &quot;;&quot;_&quot;);&quot; = Enemy(name = '&quot;;[.B979];&quot;', type = '&quot;;[.C979];&quot;', total = &quot;;[.D979];&quot;, hp = &quot;;[.E979];&quot;, attack = &quot;;[.F979];&quot;, defense = &quot;;[.G979];&quot;, spatk = &quot;;[.H979];&quot;, spdef = &quot;;[.I979];&quot;, speed = &quot;;[.J979]; &quot;)&quot;)" office:value-type="string" office:string-value="greedent = Enemy(name = 'Greedent', type = 'NORMAL', total = 460, hp = 120, attack = 95, defense = 95, spatk = 55, spdef = 75, speed = 20)" calcext:value-type="string">
            <text:p>greedent = Enemy(name = 'Greedent', type = 'NORMAL', total = 460, hp = 120, attack = 95, defense = 95, spatk = 55, spdef = 75, speed = 20)</text:p>
          </table:table-cell>
          <table:table-cell office:value-type="string" calcext:value-type="string">
            <text:p>Greedent</text:p>
          </table:table-cell>
          <table:table-cell office:value-type="string" calcext:value-type="string">
            <text:p>NORMAL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979]);&quot; &quot;;&quot;_&quot;)" office:value-type="string" office:string-value="greedent" calcext:value-type="string">
            <text:p>greedent</text:p>
          </table:table-cell>
        </table:table-row>
        <table:table-row table:style-name="ro1">
          <table:table-cell table:formula="of:=COM.MICROSOFT.CONCAT(SUBSTITUTE(LOWER([.B980]);&quot; &quot;;&quot;_&quot;);&quot; = Enemy(name = '&quot;;[.B980];&quot;', type = '&quot;;[.C980];&quot;', total = &quot;;[.D980];&quot;, hp = &quot;;[.E980];&quot;, attack = &quot;;[.F980];&quot;, defense = &quot;;[.G980];&quot;, spatk = &quot;;[.H980];&quot;, spdef = &quot;;[.I980];&quot;, speed = &quot;;[.J980]; &quot;)&quot;)" office:value-type="string" office:string-value="rookidee = Enemy(name = 'Rookidee', type = 'FLYING', total = 245, hp = 38, attack = 47, defense = 35, spatk = 33, spdef = 35, speed = 57)" calcext:value-type="string">
            <text:p>rookidee = Enemy(name = 'Rookidee', type = 'FLYING', total = 245, hp = 38, attack = 47, defense = 35, spatk = 33, spdef = 35, speed = 57)</text:p>
          </table:table-cell>
          <table:table-cell office:value-type="string" calcext:value-type="string">
            <text:p>Rookidee</text:p>
          </table:table-cell>
          <table:table-cell office:value-type="string" calcext:value-type="string">
            <text:p>FLYING</text:p>
          </table:table-cell>
          <table:table-cell office:value-type="float" office:value="245" calcext:value-type="float">
            <text:p>2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BSTITUTE(LOWER([.B980]);&quot; &quot;;&quot;_&quot;)" office:value-type="string" office:string-value="rookidee" calcext:value-type="string">
            <text:p>rookidee</text:p>
          </table:table-cell>
        </table:table-row>
        <table:table-row table:style-name="ro1">
          <table:table-cell table:formula="of:=COM.MICROSOFT.CONCAT(SUBSTITUTE(LOWER([.B981]);&quot; &quot;;&quot;_&quot;);&quot; = Enemy(name = '&quot;;[.B981];&quot;', type = '&quot;;[.C981];&quot;', total = &quot;;[.D981];&quot;, hp = &quot;;[.E981];&quot;, attack = &quot;;[.F981];&quot;, defense = &quot;;[.G981];&quot;, spatk = &quot;;[.H981];&quot;, spdef = &quot;;[.I981];&quot;, speed = &quot;;[.J981]; &quot;)&quot;)" office:value-type="string" office:string-value="corvisquire = Enemy(name = 'Corvisquire', type = 'FLYING', total = 365, hp = 68, attack = 67, defense = 55, spatk = 43, spdef = 55, speed = 77)" calcext:value-type="string">
            <text:p>corvisquire = Enemy(name = 'Corvisquire', type = 'FLYING', total = 365, hp = 68, attack = 67, defense = 55, spatk = 43, spdef = 55, speed = 77)</text:p>
          </table:table-cell>
          <table:table-cell office:value-type="string" calcext:value-type="string">
            <text:p>Corvisquire</text:p>
          </table:table-cell>
          <table:table-cell office:value-type="string" calcext:value-type="string">
            <text:p>FLYING</text:p>
          </table:table-cell>
          <table:table-cell office:value-type="float" office:value="365" calcext:value-type="float">
            <text:p>36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BSTITUTE(LOWER([.B981]);&quot; &quot;;&quot;_&quot;)" office:value-type="string" office:string-value="corvisquire" calcext:value-type="string">
            <text:p>corvisquire</text:p>
          </table:table-cell>
        </table:table-row>
        <table:table-row table:style-name="ro1">
          <table:table-cell table:formula="of:=COM.MICROSOFT.CONCAT(SUBSTITUTE(LOWER([.B982]);&quot; &quot;;&quot;_&quot;);&quot; = Enemy(name = '&quot;;[.B982];&quot;', type = '&quot;;[.C982];&quot;', total = &quot;;[.D982];&quot;, hp = &quot;;[.E982];&quot;, attack = &quot;;[.F982];&quot;, defense = &quot;;[.G982];&quot;, spatk = &quot;;[.H982];&quot;, spdef = &quot;;[.I982];&quot;, speed = &quot;;[.J982]; &quot;)&quot;)" office:value-type="string" office:string-value="corviknight = Enemy(name = 'Corviknight', type = 'FLYING STEEL', total = 495, hp = 98, attack = 87, defense = 105, spatk = 53, spdef = 85, speed = 67)" calcext:value-type="string">
            <text:p>corviknight = Enemy(name = 'Corviknight', type = 'FLYING STEEL', total = 495, hp = 98, attack = 87, defense = 105, spatk = 53, spdef = 85, speed = 67)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FLYING STEEL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BSTITUTE(LOWER([.B982]);&quot; &quot;;&quot;_&quot;)" office:value-type="string" office:string-value="corviknight" calcext:value-type="string">
            <text:p>corviknight</text:p>
          </table:table-cell>
        </table:table-row>
        <table:table-row table:style-name="ro1">
          <table:table-cell table:formula="of:=COM.MICROSOFT.CONCAT(SUBSTITUTE(LOWER([.B983]);&quot; &quot;;&quot;_&quot;);&quot; = Enemy(name = '&quot;;[.B983];&quot;', type = '&quot;;[.C983];&quot;', total = &quot;;[.D983];&quot;, hp = &quot;;[.E983];&quot;, attack = &quot;;[.F983];&quot;, defense = &quot;;[.G983];&quot;, spatk = &quot;;[.H983];&quot;, spdef = &quot;;[.I983];&quot;, speed = &quot;;[.J983]; &quot;)&quot;)" office:value-type="string" office:string-value="blipbug = Enemy(name = 'Blipbug', type = 'BUG', total = 180, hp = 25, attack = 20, defense = 20, spatk = 25, spdef = 45, speed = 45)" calcext:value-type="string">
            <text:p>blipbug = Enemy(name = 'Blipbug', type = 'BUG', total = 180, hp = 25, attack = 20, defense = 20, spatk = 25, spdef = 45, speed = 45)</text:p>
          </table:table-cell>
          <table:table-cell office:value-type="string" calcext:value-type="string">
            <text:p>Blipbug</text:p>
          </table:table-cell>
          <table:table-cell office:value-type="string" calcext:value-type="string">
            <text:p>BUG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formula="of:=SUBSTITUTE(LOWER([.B983]);&quot; &quot;;&quot;_&quot;)" office:value-type="string" office:string-value="blipbug" calcext:value-type="string">
            <text:p>blipbug</text:p>
          </table:table-cell>
        </table:table-row>
        <table:table-row table:style-name="ro1">
          <table:table-cell table:formula="of:=COM.MICROSOFT.CONCAT(SUBSTITUTE(LOWER([.B984]);&quot; &quot;;&quot;_&quot;);&quot; = Enemy(name = '&quot;;[.B984];&quot;', type = '&quot;;[.C984];&quot;', total = &quot;;[.D984];&quot;, hp = &quot;;[.E984];&quot;, attack = &quot;;[.F984];&quot;, defense = &quot;;[.G984];&quot;, spatk = &quot;;[.H984];&quot;, spdef = &quot;;[.I984];&quot;, speed = &quot;;[.J984]; &quot;)&quot;)" office:value-type="string" office:string-value="dottler = Enemy(name = 'Dottler', type = 'BUG PSYCHIC', total = 335, hp = 50, attack = 35, defense = 80, spatk = 50, spdef = 90, speed = 30)" calcext:value-type="string">
            <text:p>dottler = Enemy(name = 'Dottler', type = 'BUG PSYCHIC', total = 335, hp = 50, attack = 35, defense = 80, spatk = 50, spdef = 90, speed = 30)</text:p>
          </table:table-cell>
          <table:table-cell office:value-type="string" calcext:value-type="string">
            <text:p>Dottler</text:p>
          </table:table-cell>
          <table:table-cell office:value-type="string" calcext:value-type="string">
            <text:p>BUG PSYCHIC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984]);&quot; &quot;;&quot;_&quot;)" office:value-type="string" office:string-value="dottler" calcext:value-type="string">
            <text:p>dottler</text:p>
          </table:table-cell>
        </table:table-row>
        <table:table-row table:style-name="ro1">
          <table:table-cell table:formula="of:=COM.MICROSOFT.CONCAT(SUBSTITUTE(LOWER([.B985]);&quot; &quot;;&quot;_&quot;);&quot; = Enemy(name = '&quot;;[.B985];&quot;', type = '&quot;;[.C985];&quot;', total = &quot;;[.D985];&quot;, hp = &quot;;[.E985];&quot;, attack = &quot;;[.F985];&quot;, defense = &quot;;[.G985];&quot;, spatk = &quot;;[.H985];&quot;, spdef = &quot;;[.I985];&quot;, speed = &quot;;[.J985]; &quot;)&quot;)" office:value-type="string" office:string-value="orbeetle = Enemy(name = 'Orbeetle', type = 'BUG PSYCHIC', total = 505, hp = 60, attack = 45, defense = 110, spatk = 80, spdef = 120, speed = 90)" calcext:value-type="string">
            <text:p>orbeetle = Enemy(name = 'Orbeetle', type = 'BUG PSYCHIC', total = 505, hp = 60, attack = 45, defense = 110, spatk = 80, spdef = 120, speed = 90)</text:p>
          </table:table-cell>
          <table:table-cell office:value-type="string" calcext:value-type="string">
            <text:p>Orbeetle</text:p>
          </table:table-cell>
          <table:table-cell office:value-type="string" calcext:value-type="string">
            <text:p>BUG PSYCHIC</text:p>
          </table:table-cell>
          <table:table-cell office:value-type="float" office:value="505" calcext:value-type="float">
            <text:p>50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985]);&quot; &quot;;&quot;_&quot;)" office:value-type="string" office:string-value="orbeetle" calcext:value-type="string">
            <text:p>orbeetle</text:p>
          </table:table-cell>
        </table:table-row>
        <table:table-row table:style-name="ro1">
          <table:table-cell table:formula="of:=COM.MICROSOFT.CONCAT(SUBSTITUTE(LOWER([.B986]);&quot; &quot;;&quot;_&quot;);&quot; = Enemy(name = '&quot;;[.B986];&quot;', type = '&quot;;[.C986];&quot;', total = &quot;;[.D986];&quot;, hp = &quot;;[.E986];&quot;, attack = &quot;;[.F986];&quot;, defense = &quot;;[.G986];&quot;, spatk = &quot;;[.H986];&quot;, spdef = &quot;;[.I986];&quot;, speed = &quot;;[.J986]; &quot;)&quot;)" office:value-type="string" office:string-value="nickit = Enemy(name = 'Nickit', type = 'DARK', total = 245, hp = 40, attack = 28, defense = 28, spatk = 47, spdef = 52, speed = 50)" calcext:value-type="string">
            <text:p>nickit = Enemy(name = 'Nickit', type = 'DARK', total = 245, hp = 40, attack = 28, defense = 28, spatk = 47, spdef = 52, speed = 50)</text:p>
          </table:table-cell>
          <table:table-cell office:value-type="string" calcext:value-type="string">
            <text:p>Nickit</text:p>
          </table:table-cell>
          <table:table-cell office:value-type="string" calcext:value-type="string">
            <text:p>DARK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986]);&quot; &quot;;&quot;_&quot;)" office:value-type="string" office:string-value="nickit" calcext:value-type="string">
            <text:p>nickit</text:p>
          </table:table-cell>
        </table:table-row>
        <table:table-row table:style-name="ro1">
          <table:table-cell table:formula="of:=COM.MICROSOFT.CONCAT(SUBSTITUTE(LOWER([.B987]);&quot; &quot;;&quot;_&quot;);&quot; = Enemy(name = '&quot;;[.B987];&quot;', type = '&quot;;[.C987];&quot;', total = &quot;;[.D987];&quot;, hp = &quot;;[.E987];&quot;, attack = &quot;;[.F987];&quot;, defense = &quot;;[.G987];&quot;, spatk = &quot;;[.H987];&quot;, spdef = &quot;;[.I987];&quot;, speed = &quot;;[.J987]; &quot;)&quot;)" office:value-type="string" office:string-value="thievul = Enemy(name = 'Thievul', type = 'DARK', total = 455, hp = 70, attack = 58, defense = 58, spatk = 87, spdef = 92, speed = 90)" calcext:value-type="string">
            <text:p>thievul = Enemy(name = 'Thievul', type = 'DARK', total = 455, hp = 70, attack = 58, defense = 58, spatk = 87, spdef = 92, speed = 90)</text:p>
          </table:table-cell>
          <table:table-cell office:value-type="string" calcext:value-type="string">
            <text:p>Thievul</text:p>
          </table:table-cell>
          <table:table-cell office:value-type="string" calcext:value-type="string">
            <text:p>DARK</text:p>
          </table:table-cell>
          <table:table-cell office:value-type="float" office:value="455" calcext:value-type="float">
            <text:p>4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BSTITUTE(LOWER([.B987]);&quot; &quot;;&quot;_&quot;)" office:value-type="string" office:string-value="thievul" calcext:value-type="string">
            <text:p>thievul</text:p>
          </table:table-cell>
        </table:table-row>
        <table:table-row table:style-name="ro1">
          <table:table-cell table:formula="of:=COM.MICROSOFT.CONCAT(SUBSTITUTE(LOWER([.B988]);&quot; &quot;;&quot;_&quot;);&quot; = Enemy(name = '&quot;;[.B988];&quot;', type = '&quot;;[.C988];&quot;', total = &quot;;[.D988];&quot;, hp = &quot;;[.E988];&quot;, attack = &quot;;[.F988];&quot;, defense = &quot;;[.G988];&quot;, spatk = &quot;;[.H988];&quot;, spdef = &quot;;[.I988];&quot;, speed = &quot;;[.J988]; &quot;)&quot;)" office:value-type="string" office:string-value="gossifleur = Enemy(name = 'Gossifleur', type = 'GRASS', total = 250, hp = 40, attack = 40, defense = 60, spatk = 40, spdef = 60, speed = 10)" calcext:value-type="string">
            <text:p>gossifleur = Enemy(name = 'Gossifleur', type = 'GRASS', total = 250, hp = 40, attack = 40, defense = 60, spatk = 40, spdef = 60, speed = 10)</text:p>
          </table:table-cell>
          <table:table-cell office:value-type="string" calcext:value-type="string">
            <text:p>Gossifleur</text:p>
          </table:table-cell>
          <table:table-cell office:value-type="string" calcext:value-type="string">
            <text:p>GRASS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BSTITUTE(LOWER([.B988]);&quot; &quot;;&quot;_&quot;)" office:value-type="string" office:string-value="gossifleur" calcext:value-type="string">
            <text:p>gossifleur</text:p>
          </table:table-cell>
        </table:table-row>
        <table:table-row table:style-name="ro1">
          <table:table-cell table:formula="of:=COM.MICROSOFT.CONCAT(SUBSTITUTE(LOWER([.B989]);&quot; &quot;;&quot;_&quot;);&quot; = Enemy(name = '&quot;;[.B989];&quot;', type = '&quot;;[.C989];&quot;', total = &quot;;[.D989];&quot;, hp = &quot;;[.E989];&quot;, attack = &quot;;[.F989];&quot;, defense = &quot;;[.G989];&quot;, spatk = &quot;;[.H989];&quot;, spdef = &quot;;[.I989];&quot;, speed = &quot;;[.J989]; &quot;)&quot;)" office:value-type="string" office:string-value="eldegoss = Enemy(name = 'Eldegoss', type = 'GRASS', total = 460, hp = 60, attack = 50, defense = 90, spatk = 80, spdef = 120, speed = 60)" calcext:value-type="string">
            <text:p>eldegoss = Enemy(name = 'Eldegoss', type = 'GRASS', total = 460, hp = 60, attack = 50, defense = 90, spatk = 80, spdef = 120, speed = 60)</text:p>
          </table:table-cell>
          <table:table-cell office:value-type="string" calcext:value-type="string">
            <text:p>Eldegoss</text:p>
          </table:table-cell>
          <table:table-cell office:value-type="string" calcext:value-type="string">
            <text:p>GRASS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989]);&quot; &quot;;&quot;_&quot;)" office:value-type="string" office:string-value="eldegoss" calcext:value-type="string">
            <text:p>eldegoss</text:p>
          </table:table-cell>
        </table:table-row>
        <table:table-row table:style-name="ro1">
          <table:table-cell table:formula="of:=COM.MICROSOFT.CONCAT(SUBSTITUTE(LOWER([.B990]);&quot; &quot;;&quot;_&quot;);&quot; = Enemy(name = '&quot;;[.B990];&quot;', type = '&quot;;[.C990];&quot;', total = &quot;;[.D990];&quot;, hp = &quot;;[.E990];&quot;, attack = &quot;;[.F990];&quot;, defense = &quot;;[.G990];&quot;, spatk = &quot;;[.H990];&quot;, spdef = &quot;;[.I990];&quot;, speed = &quot;;[.J990]; &quot;)&quot;)" office:value-type="string" office:string-value="wooloo = Enemy(name = 'Wooloo', type = 'NORMAL', total = 270, hp = 42, attack = 40, defense = 55, spatk = 40, spdef = 45, speed = 48)" calcext:value-type="string">
            <text:p>wooloo = Enemy(name = 'Wooloo', type = 'NORMAL', total = 270, hp = 42, attack = 40, defense = 55, spatk = 40, spdef = 45, speed = 48)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NORMAL</text:p>
          </table:table-cell>
          <table:table-cell office:value-type="float" office:value="270" calcext:value-type="float">
            <text:p>27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BSTITUTE(LOWER([.B990]);&quot; &quot;;&quot;_&quot;)" office:value-type="string" office:string-value="wooloo" calcext:value-type="string">
            <text:p>wooloo</text:p>
          </table:table-cell>
        </table:table-row>
        <table:table-row table:style-name="ro1">
          <table:table-cell table:formula="of:=COM.MICROSOFT.CONCAT(SUBSTITUTE(LOWER([.B991]);&quot; &quot;;&quot;_&quot;);&quot; = Enemy(name = '&quot;;[.B991];&quot;', type = '&quot;;[.C991];&quot;', total = &quot;;[.D991];&quot;, hp = &quot;;[.E991];&quot;, attack = &quot;;[.F991];&quot;, defense = &quot;;[.G991];&quot;, spatk = &quot;;[.H991];&quot;, spdef = &quot;;[.I991];&quot;, speed = &quot;;[.J991]; &quot;)&quot;)" office:value-type="string" office:string-value="dubwool = Enemy(name = 'Dubwool', type = 'NORMAL', total = 490, hp = 72, attack = 80, defense = 100, spatk = 60, spdef = 90, speed = 88)" calcext:value-type="string">
            <text:p>dubwool = Enemy(name = 'Dubwool', type = 'NORMAL', total = 490, hp = 72, attack = 80, defense = 100, spatk = 60, spdef = 90, speed = 88)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NORMAL</text:p>
          </table:table-cell>
          <table:table-cell office:value-type="float" office:value="490" calcext:value-type="float">
            <text:p>49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BSTITUTE(LOWER([.B991]);&quot; &quot;;&quot;_&quot;)" office:value-type="string" office:string-value="dubwool" calcext:value-type="string">
            <text:p>dubwool</text:p>
          </table:table-cell>
        </table:table-row>
        <table:table-row table:style-name="ro1">
          <table:table-cell table:formula="of:=COM.MICROSOFT.CONCAT(SUBSTITUTE(LOWER([.B992]);&quot; &quot;;&quot;_&quot;);&quot; = Enemy(name = '&quot;;[.B992];&quot;', type = '&quot;;[.C992];&quot;', total = &quot;;[.D992];&quot;, hp = &quot;;[.E992];&quot;, attack = &quot;;[.F992];&quot;, defense = &quot;;[.G992];&quot;, spatk = &quot;;[.H992];&quot;, spdef = &quot;;[.I992];&quot;, speed = &quot;;[.J992]; &quot;)&quot;)" office:value-type="string" office:string-value="chewtle = Enemy(name = 'Chewtle', type = 'WATER', total = 284, hp = 50, attack = 64, defense = 50, spatk = 38, spdef = 38, speed = 44)" calcext:value-type="string">
            <text:p>chewtle = Enemy(name = 'Chewtle', type = 'WATER', total = 284, hp = 50, attack = 64, defense = 50, spatk = 38, spdef = 38, speed = 44)</text:p>
          </table:table-cell>
          <table:table-cell office:value-type="string" calcext:value-type="string">
            <text:p>Chewtle</text:p>
          </table:table-cell>
          <table:table-cell office:value-type="string" calcext:value-type="string">
            <text:p>WATER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BSTITUTE(LOWER([.B992]);&quot; &quot;;&quot;_&quot;)" office:value-type="string" office:string-value="chewtle" calcext:value-type="string">
            <text:p>chewtle</text:p>
          </table:table-cell>
        </table:table-row>
        <table:table-row table:style-name="ro1">
          <table:table-cell table:formula="of:=COM.MICROSOFT.CONCAT(SUBSTITUTE(LOWER([.B993]);&quot; &quot;;&quot;_&quot;);&quot; = Enemy(name = '&quot;;[.B993];&quot;', type = '&quot;;[.C993];&quot;', total = &quot;;[.D993];&quot;, hp = &quot;;[.E993];&quot;, attack = &quot;;[.F993];&quot;, defense = &quot;;[.G993];&quot;, spatk = &quot;;[.H993];&quot;, spdef = &quot;;[.I993];&quot;, speed = &quot;;[.J993]; &quot;)&quot;)" office:value-type="string" office:string-value="drednaw = Enemy(name = 'Drednaw', type = 'WATER ROCK', total = 485, hp = 90, attack = 115, defense = 90, spatk = 48, spdef = 68, speed = 74)" calcext:value-type="string">
            <text:p>drednaw = Enemy(name = 'Drednaw', type = 'WATER ROCK', total = 485, hp = 90, attack = 115, defense = 90, spatk = 48, spdef = 68, speed = 74)</text:p>
          </table:table-cell>
          <table:table-cell office:value-type="string" calcext:value-type="string">
            <text:p>Drednaw</text:p>
          </table:table-cell>
          <table:table-cell office:value-type="string" calcext:value-type="string">
            <text:p>WATER ROCK</text:p>
          </table:table-cell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BSTITUTE(LOWER([.B993]);&quot; &quot;;&quot;_&quot;)" office:value-type="string" office:string-value="drednaw" calcext:value-type="string">
            <text:p>drednaw</text:p>
          </table:table-cell>
        </table:table-row>
        <table:table-row table:style-name="ro1">
          <table:table-cell table:formula="of:=COM.MICROSOFT.CONCAT(SUBSTITUTE(LOWER([.B994]);&quot; &quot;;&quot;_&quot;);&quot; = Enemy(name = '&quot;;[.B994];&quot;', type = '&quot;;[.C994];&quot;', total = &quot;;[.D994];&quot;, hp = &quot;;[.E994];&quot;, attack = &quot;;[.F994];&quot;, defense = &quot;;[.G994];&quot;, spatk = &quot;;[.H994];&quot;, spdef = &quot;;[.I994];&quot;, speed = &quot;;[.J994]; &quot;)&quot;)" office:value-type="string" office:string-value="yamper = Enemy(name = 'Yamper', type = 'ELECTRIC', total = 270, hp = 59, attack = 45, defense = 50, spatk = 40, spdef = 50, speed = 26)" calcext:value-type="string">
            <text:p>yamper = Enemy(name = 'Yamper', type = 'ELECTRIC', total = 270, hp = 59, attack = 45, defense = 50, spatk = 40, spdef = 50, speed = 26)</text:p>
          </table:table-cell>
          <table:table-cell office:value-type="string" calcext:value-type="string">
            <text:p>Yamper</text:p>
          </table:table-cell>
          <table:table-cell office:value-type="string" calcext:value-type="string">
            <text:p>ELECTRIC</text:p>
          </table:table-cell>
          <table:table-cell office:value-type="float" office:value="270" calcext:value-type="float">
            <text:p>27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BSTITUTE(LOWER([.B994]);&quot; &quot;;&quot;_&quot;)" office:value-type="string" office:string-value="yamper" calcext:value-type="string">
            <text:p>yamper</text:p>
          </table:table-cell>
        </table:table-row>
        <table:table-row table:style-name="ro1">
          <table:table-cell table:formula="of:=COM.MICROSOFT.CONCAT(SUBSTITUTE(LOWER([.B995]);&quot; &quot;;&quot;_&quot;);&quot; = Enemy(name = '&quot;;[.B995];&quot;', type = '&quot;;[.C995];&quot;', total = &quot;;[.D995];&quot;, hp = &quot;;[.E995];&quot;, attack = &quot;;[.F995];&quot;, defense = &quot;;[.G995];&quot;, spatk = &quot;;[.H995];&quot;, spdef = &quot;;[.I995];&quot;, speed = &quot;;[.J995]; &quot;)&quot;)" office:value-type="string" office:string-value="boltund = Enemy(name = 'Boltund', type = 'ELECTRIC', total = 490, hp = 69, attack = 90, defense = 60, spatk = 90, spdef = 60, speed = 121)" calcext:value-type="string">
            <text:p>boltund = Enemy(name = 'Boltund', type = 'ELECTRIC', total = 490, hp = 69, attack = 90, defense = 60, spatk = 90, spdef = 60, speed = 121)</text:p>
          </table:table-cell>
          <table:table-cell office:value-type="string" calcext:value-type="string">
            <text:p>Boltund</text:p>
          </table:table-cell>
          <table:table-cell office:value-type="string" calcext:value-type="string">
            <text:p>ELECTRIC</text:p>
          </table:table-cell>
          <table:table-cell office:value-type="float" office:value="490" calcext:value-type="float">
            <text:p>49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BSTITUTE(LOWER([.B995]);&quot; &quot;;&quot;_&quot;)" office:value-type="string" office:string-value="boltund" calcext:value-type="string">
            <text:p>boltund</text:p>
          </table:table-cell>
        </table:table-row>
        <table:table-row table:style-name="ro1">
          <table:table-cell table:formula="of:=COM.MICROSOFT.CONCAT(SUBSTITUTE(LOWER([.B996]);&quot; &quot;;&quot;_&quot;);&quot; = Enemy(name = '&quot;;[.B996];&quot;', type = '&quot;;[.C996];&quot;', total = &quot;;[.D996];&quot;, hp = &quot;;[.E996];&quot;, attack = &quot;;[.F996];&quot;, defense = &quot;;[.G996];&quot;, spatk = &quot;;[.H996];&quot;, spdef = &quot;;[.I996];&quot;, speed = &quot;;[.J996]; &quot;)&quot;)" office:value-type="string" office:string-value="rolycoly = Enemy(name = 'Rolycoly', type = 'ROCK', total = 240, hp = 30, attack = 40, defense = 50, spatk = 40, spdef = 50, speed = 30)" calcext:value-type="string">
            <text:p>rolycoly = Enemy(name = 'Rolycoly', type = 'ROCK', total = 240, hp = 30, attack = 40, defense = 50, spatk = 40, spdef = 50, speed = 30)</text:p>
          </table:table-cell>
          <table:table-cell office:value-type="string" calcext:value-type="string">
            <text:p>Rolycoly</text:p>
          </table:table-cell>
          <table:table-cell office:value-type="string" calcext:value-type="string">
            <text:p>ROCK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996]);&quot; &quot;;&quot;_&quot;)" office:value-type="string" office:string-value="rolycoly" calcext:value-type="string">
            <text:p>rolycoly</text:p>
          </table:table-cell>
        </table:table-row>
        <table:table-row table:style-name="ro1">
          <table:table-cell table:formula="of:=COM.MICROSOFT.CONCAT(SUBSTITUTE(LOWER([.B997]);&quot; &quot;;&quot;_&quot;);&quot; = Enemy(name = '&quot;;[.B997];&quot;', type = '&quot;;[.C997];&quot;', total = &quot;;[.D997];&quot;, hp = &quot;;[.E997];&quot;, attack = &quot;;[.F997];&quot;, defense = &quot;;[.G997];&quot;, spatk = &quot;;[.H997];&quot;, spdef = &quot;;[.I997];&quot;, speed = &quot;;[.J997]; &quot;)&quot;)" office:value-type="string" office:string-value="carkol = Enemy(name = 'Carkol', type = 'ROCK FIRE', total = 410, hp = 80, attack = 60, defense = 90, spatk = 60, spdef = 70, speed = 50)" calcext:value-type="string">
            <text:p>carkol = Enemy(name = 'Carkol', type = 'ROCK FIRE', total = 410, hp = 80, attack = 60, defense = 90, spatk = 60, spdef = 70, speed = 50)</text:p>
          </table:table-cell>
          <table:table-cell office:value-type="string" calcext:value-type="string">
            <text:p>Carkol</text:p>
          </table:table-cell>
          <table:table-cell office:value-type="string" calcext:value-type="string">
            <text:p>ROCK FIRE</text:p>
          </table:table-cell>
          <table:table-cell office:value-type="float" office:value="410" calcext:value-type="float">
            <text:p>41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997]);&quot; &quot;;&quot;_&quot;)" office:value-type="string" office:string-value="carkol" calcext:value-type="string">
            <text:p>carkol</text:p>
          </table:table-cell>
        </table:table-row>
        <table:table-row table:style-name="ro1">
          <table:table-cell table:formula="of:=COM.MICROSOFT.CONCAT(SUBSTITUTE(LOWER([.B998]);&quot; &quot;;&quot;_&quot;);&quot; = Enemy(name = '&quot;;[.B998];&quot;', type = '&quot;;[.C998];&quot;', total = &quot;;[.D998];&quot;, hp = &quot;;[.E998];&quot;, attack = &quot;;[.F998];&quot;, defense = &quot;;[.G998];&quot;, spatk = &quot;;[.H998];&quot;, spdef = &quot;;[.I998];&quot;, speed = &quot;;[.J998]; &quot;)&quot;)" office:value-type="string" office:string-value="coalossal = Enemy(name = 'Coalossal', type = 'ROCK FIRE', total = 510, hp = 110, attack = 80, defense = 120, spatk = 80, spdef = 90, speed = 30)" calcext:value-type="string">
            <text:p>coalossal = Enemy(name = 'Coalossal', type = 'ROCK FIRE', total = 510, hp = 110, attack = 80, defense = 120, spatk = 80, spdef = 90, speed = 30)</text:p>
          </table:table-cell>
          <table:table-cell office:value-type="string" calcext:value-type="string">
            <text:p>Coalossal</text:p>
          </table:table-cell>
          <table:table-cell office:value-type="string" calcext:value-type="string">
            <text:p>ROCK FIRE</text:p>
          </table:table-cell>
          <table:table-cell office:value-type="float" office:value="510" calcext:value-type="float">
            <text:p>51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998]);&quot; &quot;;&quot;_&quot;)" office:value-type="string" office:string-value="coalossal" calcext:value-type="string">
            <text:p>coalossal</text:p>
          </table:table-cell>
        </table:table-row>
        <table:table-row table:style-name="ro1">
          <table:table-cell table:formula="of:=COM.MICROSOFT.CONCAT(SUBSTITUTE(LOWER([.B999]);&quot; &quot;;&quot;_&quot;);&quot; = Enemy(name = '&quot;;[.B999];&quot;', type = '&quot;;[.C999];&quot;', total = &quot;;[.D999];&quot;, hp = &quot;;[.E999];&quot;, attack = &quot;;[.F999];&quot;, defense = &quot;;[.G999];&quot;, spatk = &quot;;[.H999];&quot;, spdef = &quot;;[.I999];&quot;, speed = &quot;;[.J999]; &quot;)&quot;)" office:value-type="string" office:string-value="applin = Enemy(name = 'Applin', type = 'GRASS DRAGON', total = 260, hp = 40, attack = 40, defense = 80, spatk = 40, spdef = 40, speed = 20)" calcext:value-type="string">
            <text:p>applin = Enemy(name = 'Applin', type = 'GRASS DRAGON', total = 260, hp = 40, attack = 40, defense = 80, spatk = 40, spdef = 40, speed = 20)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GRASS DRAGON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999]);&quot; &quot;;&quot;_&quot;)" office:value-type="string" office:string-value="applin" calcext:value-type="string">
            <text:p>applin</text:p>
          </table:table-cell>
        </table:table-row>
        <table:table-row table:style-name="ro1">
          <table:table-cell table:formula="of:=COM.MICROSOFT.CONCAT(SUBSTITUTE(LOWER([.B1000]);&quot; &quot;;&quot;_&quot;);&quot; = Enemy(name = '&quot;;[.B1000];&quot;', type = '&quot;;[.C1000];&quot;', total = &quot;;[.D1000];&quot;, hp = &quot;;[.E1000];&quot;, attack = &quot;;[.F1000];&quot;, defense = &quot;;[.G1000];&quot;, spatk = &quot;;[.H1000];&quot;, spdef = &quot;;[.I1000];&quot;, speed = &quot;;[.J1000]; &quot;)&quot;)" office:value-type="string" office:string-value="flapple = Enemy(name = 'Flapple', type = 'GRASS DRAGON', total = 485, hp = 70, attack = 110, defense = 80, spatk = 95, spdef = 60, speed = 70)" calcext:value-type="string">
            <text:p>flapple = Enemy(name = 'Flapple', type = 'GRASS DRAGON', total = 485, hp = 70, attack = 110, defense = 80, spatk = 95, spdef = 60, speed = 70)</text:p>
          </table:table-cell>
          <table:table-cell office:value-type="string" calcext:value-type="string">
            <text:p>Flapple</text:p>
          </table:table-cell>
          <table:table-cell office:value-type="string" calcext:value-type="string">
            <text:p>GRASS DRAGON</text:p>
          </table:table-cell>
          <table:table-cell office:value-type="float" office:value="485" calcext:value-type="float">
            <text:p>48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000]);&quot; &quot;;&quot;_&quot;)" office:value-type="string" office:string-value="flapple" calcext:value-type="string">
            <text:p>flapple</text:p>
          </table:table-cell>
        </table:table-row>
        <table:table-row table:style-name="ro1">
          <table:table-cell table:formula="of:=COM.MICROSOFT.CONCAT(SUBSTITUTE(LOWER([.B1001]);&quot; &quot;;&quot;_&quot;);&quot; = Enemy(name = '&quot;;[.B1001];&quot;', type = '&quot;;[.C1001];&quot;', total = &quot;;[.D1001];&quot;, hp = &quot;;[.E1001];&quot;, attack = &quot;;[.F1001];&quot;, defense = &quot;;[.G1001];&quot;, spatk = &quot;;[.H1001];&quot;, spdef = &quot;;[.I1001];&quot;, speed = &quot;;[.J1001]; &quot;)&quot;)" office:value-type="string" office:string-value="appletun = Enemy(name = 'Appletun', type = 'GRASS DRAGON', total = 485, hp = 110, attack = 85, defense = 80, spatk = 100, spdef = 80, speed = 30)" calcext:value-type="string">
            <text:p>appletun = Enemy(name = 'Appletun', type = 'GRASS DRAGON', total = 485, hp = 110, attack = 85, defense = 80, spatk = 100, spdef = 80, speed = 30)</text:p>
          </table:table-cell>
          <table:table-cell office:value-type="string" calcext:value-type="string">
            <text:p>Appletun</text:p>
          </table:table-cell>
          <table:table-cell office:value-type="string" calcext:value-type="string">
            <text:p>GRASS DRAGON</text:p>
          </table:table-cell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01]);&quot; &quot;;&quot;_&quot;)" office:value-type="string" office:string-value="appletun" calcext:value-type="string">
            <text:p>appletun</text:p>
          </table:table-cell>
        </table:table-row>
        <table:table-row table:style-name="ro1">
          <table:table-cell table:formula="of:=COM.MICROSOFT.CONCAT(SUBSTITUTE(LOWER([.B1002]);&quot; &quot;;&quot;_&quot;);&quot; = Enemy(name = '&quot;;[.B1002];&quot;', type = '&quot;;[.C1002];&quot;', total = &quot;;[.D1002];&quot;, hp = &quot;;[.E1002];&quot;, attack = &quot;;[.F1002];&quot;, defense = &quot;;[.G1002];&quot;, spatk = &quot;;[.H1002];&quot;, spdef = &quot;;[.I1002];&quot;, speed = &quot;;[.J1002]; &quot;)&quot;)" office:value-type="string" office:string-value="silicobra = Enemy(name = 'Silicobra', type = 'GROUND', total = 315, hp = 52, attack = 57, defense = 75, spatk = 35, spdef = 50, speed = 46)" calcext:value-type="string">
            <text:p>silicobra = Enemy(name = 'Silicobra', type = 'GROUND', total = 315, hp = 52, attack = 57, defense = 75, spatk = 35, spdef = 50, speed = 46)</text:p>
          </table:table-cell>
          <table:table-cell office:value-type="string" calcext:value-type="string">
            <text:p>Silicobra</text:p>
          </table:table-cell>
          <table:table-cell office:value-type="string" calcext:value-type="string">
            <text:p>GROUND</text:p>
          </table:table-cell>
          <table:table-cell office:value-type="float" office:value="315" calcext:value-type="float">
            <text:p>31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1002]);&quot; &quot;;&quot;_&quot;)" office:value-type="string" office:string-value="silicobra" calcext:value-type="string">
            <text:p>silicobra</text:p>
          </table:table-cell>
        </table:table-row>
        <table:table-row table:style-name="ro1">
          <table:table-cell table:formula="of:=COM.MICROSOFT.CONCAT(SUBSTITUTE(LOWER([.B1003]);&quot; &quot;;&quot;_&quot;);&quot; = Enemy(name = '&quot;;[.B1003];&quot;', type = '&quot;;[.C1003];&quot;', total = &quot;;[.D1003];&quot;, hp = &quot;;[.E1003];&quot;, attack = &quot;;[.F1003];&quot;, defense = &quot;;[.G1003];&quot;, spatk = &quot;;[.H1003];&quot;, spdef = &quot;;[.I1003];&quot;, speed = &quot;;[.J1003]; &quot;)&quot;)" office:value-type="string" office:string-value="sandaconda = Enemy(name = 'Sandaconda', type = 'GROUND', total = 510, hp = 72, attack = 107, defense = 125, spatk = 65, spdef = 70, speed = 71)" calcext:value-type="string">
            <text:p>sandaconda = Enemy(name = 'Sandaconda', type = 'GROUND', total = 510, hp = 72, attack = 107, defense = 125, spatk = 65, spdef = 70, speed = 71)</text:p>
          </table:table-cell>
          <table:table-cell office:value-type="string" calcext:value-type="string">
            <text:p>Sandaconda</text:p>
          </table:table-cell>
          <table:table-cell office:value-type="string" calcext:value-type="string">
            <text:p>GROUND</text:p>
          </table:table-cell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BSTITUTE(LOWER([.B1003]);&quot; &quot;;&quot;_&quot;)" office:value-type="string" office:string-value="sandaconda" calcext:value-type="string">
            <text:p>sandaconda</text:p>
          </table:table-cell>
        </table:table-row>
        <table:table-row table:style-name="ro1">
          <table:table-cell table:formula="of:=COM.MICROSOFT.CONCAT(SUBSTITUTE(LOWER([.B1004]);&quot; &quot;;&quot;_&quot;);&quot; = Enemy(name = '&quot;;[.B1004];&quot;', type = '&quot;;[.C1004];&quot;', total = &quot;;[.D1004];&quot;, hp = &quot;;[.E1004];&quot;, attack = &quot;;[.F1004];&quot;, defense = &quot;;[.G1004];&quot;, spatk = &quot;;[.H1004];&quot;, spdef = &quot;;[.I1004];&quot;, speed = &quot;;[.J1004]; &quot;)&quot;)" office:value-type="string" office:string-value="cramorant = Enemy(name = 'Cramorant', type = 'FLYING WATER', total = 475, hp = 70, attack = 85, defense = 55, spatk = 85, spdef = 95, speed = 85)" calcext:value-type="string">
            <text:p>cramorant = Enemy(name = 'Cramorant', type = 'FLYING WATER', total = 475, hp = 70, attack = 85, defense = 55, spatk = 85, spdef = 95, speed = 85)</text:p>
          </table:table-cell>
          <table:table-cell office:value-type="string" calcext:value-type="string">
            <text:p>Cramorant</text:p>
          </table:table-cell>
          <table:table-cell office:value-type="string" calcext:value-type="string">
            <text:p>FLYING WATER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004]);&quot; &quot;;&quot;_&quot;)" office:value-type="string" office:string-value="cramorant" calcext:value-type="string">
            <text:p>cramorant</text:p>
          </table:table-cell>
        </table:table-row>
        <table:table-row table:style-name="ro1">
          <table:table-cell table:formula="of:=COM.MICROSOFT.CONCAT(SUBSTITUTE(LOWER([.B1005]);&quot; &quot;;&quot;_&quot;);&quot; = Enemy(name = '&quot;;[.B1005];&quot;', type = '&quot;;[.C1005];&quot;', total = &quot;;[.D1005];&quot;, hp = &quot;;[.E1005];&quot;, attack = &quot;;[.F1005];&quot;, defense = &quot;;[.G1005];&quot;, spatk = &quot;;[.H1005];&quot;, spdef = &quot;;[.I1005];&quot;, speed = &quot;;[.J1005]; &quot;)&quot;)" office:value-type="string" office:string-value="arrokuda = Enemy(name = 'Arrokuda', type = 'WATER', total = 280, hp = 41, attack = 63, defense = 40, spatk = 40, spdef = 30, speed = 66)" calcext:value-type="string">
            <text:p>arrokuda = Enemy(name = 'Arrokuda', type = 'WATER', total = 280, hp = 41, attack = 63, defense = 40, spatk = 40, spdef = 30, speed = 66)</text:p>
          </table:table-cell>
          <table:table-cell office:value-type="string" calcext:value-type="string">
            <text:p>Arrokuda</text:p>
          </table:table-cell>
          <table:table-cell office:value-type="string" calcext:value-type="string">
            <text:p>WATER</text:p>
          </table:table-cell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BSTITUTE(LOWER([.B1005]);&quot; &quot;;&quot;_&quot;)" office:value-type="string" office:string-value="arrokuda" calcext:value-type="string">
            <text:p>arrokuda</text:p>
          </table:table-cell>
        </table:table-row>
        <table:table-row table:style-name="ro1">
          <table:table-cell table:formula="of:=COM.MICROSOFT.CONCAT(SUBSTITUTE(LOWER([.B1006]);&quot; &quot;;&quot;_&quot;);&quot; = Enemy(name = '&quot;;[.B1006];&quot;', type = '&quot;;[.C1006];&quot;', total = &quot;;[.D1006];&quot;, hp = &quot;;[.E1006];&quot;, attack = &quot;;[.F1006];&quot;, defense = &quot;;[.G1006];&quot;, spatk = &quot;;[.H1006];&quot;, spdef = &quot;;[.I1006];&quot;, speed = &quot;;[.J1006]; &quot;)&quot;)" office:value-type="string" office:string-value="barraskewda = Enemy(name = 'Barraskewda', type = 'WATER', total = 490, hp = 61, attack = 123, defense = 60, spatk = 60, spdef = 50, speed = 136)" calcext:value-type="string">
            <text:p>barraskewda = Enemy(name = 'Barraskewda', type = 'WATER', total = 490, hp = 61, attack = 123, defense = 60, spatk = 60, spdef = 50, speed = 136)</text:p>
          </table:table-cell>
          <table:table-cell office:value-type="string" calcext:value-type="string">
            <text:p>Barraskewda</text:p>
          </table:table-cell>
          <table:table-cell office:value-type="string" calcext:value-type="string">
            <text:p>WATER</text:p>
          </table:table-cell>
          <table:table-cell office:value-type="float" office:value="490" calcext:value-type="float">
            <text:p>490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BSTITUTE(LOWER([.B1006]);&quot; &quot;;&quot;_&quot;)" office:value-type="string" office:string-value="barraskewda" calcext:value-type="string">
            <text:p>barraskewda</text:p>
          </table:table-cell>
        </table:table-row>
        <table:table-row table:style-name="ro1">
          <table:table-cell table:formula="of:=COM.MICROSOFT.CONCAT(SUBSTITUTE(LOWER([.B1007]);&quot; &quot;;&quot;_&quot;);&quot; = Enemy(name = '&quot;;[.B1007];&quot;', type = '&quot;;[.C1007];&quot;', total = &quot;;[.D1007];&quot;, hp = &quot;;[.E1007];&quot;, attack = &quot;;[.F1007];&quot;, defense = &quot;;[.G1007];&quot;, spatk = &quot;;[.H1007];&quot;, spdef = &quot;;[.I1007];&quot;, speed = &quot;;[.J1007]; &quot;)&quot;)" office:value-type="string" office:string-value="toxel = Enemy(name = 'Toxel', type = 'ELECTRIC POISON', total = 242, hp = 40, attack = 38, defense = 35, spatk = 54, spdef = 35, speed = 40)" calcext:value-type="string">
            <text:p>toxel = Enemy(name = 'Toxel', type = 'ELECTRIC POISON', total = 242, hp = 40, attack = 38, defense = 35, spatk = 54, spdef = 35, speed = 40)</text:p>
          </table:table-cell>
          <table:table-cell office:value-type="string" calcext:value-type="string">
            <text:p>Toxel</text:p>
          </table:table-cell>
          <table:table-cell office:value-type="string" calcext:value-type="string">
            <text:p>ELECTRIC POISON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007]);&quot; &quot;;&quot;_&quot;)" office:value-type="string" office:string-value="toxel" calcext:value-type="string">
            <text:p>toxel</text:p>
          </table:table-cell>
        </table:table-row>
        <table:table-row table:style-name="ro1">
          <table:table-cell table:formula="of:=COM.MICROSOFT.CONCAT(SUBSTITUTE(LOWER([.B1008]);&quot; &quot;;&quot;_&quot;);&quot; = Enemy(name = '&quot;;[.B1008];&quot;', type = '&quot;;[.C1008];&quot;', total = &quot;;[.D1008];&quot;, hp = &quot;;[.E1008];&quot;, attack = &quot;;[.F1008];&quot;, defense = &quot;;[.G1008];&quot;, spatk = &quot;;[.H1008];&quot;, spdef = &quot;;[.I1008];&quot;, speed = &quot;;[.J1008]; &quot;)&quot;)" office:value-type="string" office:string-value="toxtricity_amped_form = Enemy(name = 'Toxtricity Amped Form', type = 'ELECTRIC POISON', total = 502, hp = 75, attack = 98, defense = 70, spatk = 114, spdef = 70, speed = 75)" calcext:value-type="string">
            <text:p>toxtricity_amped_form = Enemy(name = 'Toxtricity Amped Form', type = 'ELECTRIC POISON', total = 502, hp = 75, attack = 98, defense = 70, spatk = 114, spdef = 70, speed = 75)</text:p>
          </table:table-cell>
          <table:table-cell office:value-type="string" calcext:value-type="string">
            <text:p>Toxtricity Amped Form</text:p>
          </table:table-cell>
          <table:table-cell office:value-type="string" calcext:value-type="string">
            <text:p>ELECTRIC POISON</text:p>
          </table:table-cell>
          <table:table-cell office:value-type="float" office:value="502" calcext:value-type="float">
            <text:p>502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008]);&quot; &quot;;&quot;_&quot;)" office:value-type="string" office:string-value="toxtricity_amped_form" calcext:value-type="string">
            <text:p>toxtricity_amped_form</text:p>
          </table:table-cell>
        </table:table-row>
        <table:table-row table:style-name="ro1">
          <table:table-cell table:formula="of:=COM.MICROSOFT.CONCAT(SUBSTITUTE(LOWER([.B1009]);&quot; &quot;;&quot;_&quot;);&quot; = Enemy(name = '&quot;;[.B1009];&quot;', type = '&quot;;[.C1009];&quot;', total = &quot;;[.D1009];&quot;, hp = &quot;;[.E1009];&quot;, attack = &quot;;[.F1009];&quot;, defense = &quot;;[.G1009];&quot;, spatk = &quot;;[.H1009];&quot;, spdef = &quot;;[.I1009];&quot;, speed = &quot;;[.J1009]; &quot;)&quot;)" office:value-type="string" office:string-value="toxtricity_low_key_form = Enemy(name = 'Toxtricity Low Key Form', type = 'ELECTRIC POISON', total = 502, hp = 75, attack = 98, defense = 70, spatk = 114, spdef = 70, speed = 75)" calcext:value-type="string">
            <text:p>toxtricity_low_key_form = Enemy(name = 'Toxtricity Low Key Form', type = 'ELECTRIC POISON', total = 502, hp = 75, attack = 98, defense = 70, spatk = 114, spdef = 70, speed = 75)</text:p>
          </table:table-cell>
          <table:table-cell office:value-type="string" calcext:value-type="string">
            <text:p>Toxtricity Low Key Form</text:p>
          </table:table-cell>
          <table:table-cell office:value-type="string" calcext:value-type="string">
            <text:p>ELECTRIC POISON</text:p>
          </table:table-cell>
          <table:table-cell office:value-type="float" office:value="502" calcext:value-type="float">
            <text:p>502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009]);&quot; &quot;;&quot;_&quot;)" office:value-type="string" office:string-value="toxtricity_low_key_form" calcext:value-type="string">
            <text:p>toxtricity_low_key_form</text:p>
          </table:table-cell>
        </table:table-row>
        <table:table-row table:style-name="ro1">
          <table:table-cell table:formula="of:=COM.MICROSOFT.CONCAT(SUBSTITUTE(LOWER([.B1010]);&quot; &quot;;&quot;_&quot;);&quot; = Enemy(name = '&quot;;[.B1010];&quot;', type = '&quot;;[.C1010];&quot;', total = &quot;;[.D1010];&quot;, hp = &quot;;[.E1010];&quot;, attack = &quot;;[.F1010];&quot;, defense = &quot;;[.G1010];&quot;, spatk = &quot;;[.H1010];&quot;, spdef = &quot;;[.I1010];&quot;, speed = &quot;;[.J1010]; &quot;)&quot;)" office:value-type="string" office:string-value="sizzlipede = Enemy(name = 'Sizzlipede', type = 'FIRE BUG', total = 305, hp = 50, attack = 65, defense = 45, spatk = 50, spdef = 50, speed = 45)" calcext:value-type="string">
            <text:p>sizzlipede = Enemy(name = 'Sizzlipede', type = 'FIRE BUG', total = 305, hp = 50, attack = 65, defense = 45, spatk = 50, spdef = 50, speed = 45)</text:p>
          </table:table-cell>
          <table:table-cell office:value-type="string" calcext:value-type="string">
            <text:p>Sizzlipede</text:p>
          </table:table-cell>
          <table:table-cell office:value-type="string" calcext:value-type="string">
            <text:p>FIRE BUG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BSTITUTE(LOWER([.B1010]);&quot; &quot;;&quot;_&quot;)" office:value-type="string" office:string-value="sizzlipede" calcext:value-type="string">
            <text:p>sizzlipede</text:p>
          </table:table-cell>
        </table:table-row>
        <table:table-row table:style-name="ro1">
          <table:table-cell table:formula="of:=COM.MICROSOFT.CONCAT(SUBSTITUTE(LOWER([.B1011]);&quot; &quot;;&quot;_&quot;);&quot; = Enemy(name = '&quot;;[.B1011];&quot;', type = '&quot;;[.C1011];&quot;', total = &quot;;[.D1011];&quot;, hp = &quot;;[.E1011];&quot;, attack = &quot;;[.F1011];&quot;, defense = &quot;;[.G1011];&quot;, spatk = &quot;;[.H1011];&quot;, spdef = &quot;;[.I1011];&quot;, speed = &quot;;[.J1011]; &quot;)&quot;)" office:value-type="string" office:string-value="centiskorch = Enemy(name = 'Centiskorch', type = 'FIRE BUG', total = 525, hp = 100, attack = 115, defense = 65, spatk = 90, spdef = 90, speed = 65)" calcext:value-type="string">
            <text:p>centiskorch = Enemy(name = 'Centiskorch', type = 'FIRE BUG', total = 525, hp = 100, attack = 115, defense = 65, spatk = 90, spdef = 90, speed = 65)</text:p>
          </table:table-cell>
          <table:table-cell office:value-type="string" calcext:value-type="string">
            <text:p>Centiskorch</text:p>
          </table:table-cell>
          <table:table-cell office:value-type="string" calcext:value-type="string">
            <text:p>FIRE BUG</text:p>
          </table:table-cell>
          <table:table-cell office:value-type="float" office:value="525" calcext:value-type="float">
            <text:p>52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011]);&quot; &quot;;&quot;_&quot;)" office:value-type="string" office:string-value="centiskorch" calcext:value-type="string">
            <text:p>centiskorch</text:p>
          </table:table-cell>
        </table:table-row>
        <table:table-row table:style-name="ro1">
          <table:table-cell table:formula="of:=COM.MICROSOFT.CONCAT(SUBSTITUTE(LOWER([.B1012]);&quot; &quot;;&quot;_&quot;);&quot; = Enemy(name = '&quot;;[.B1012];&quot;', type = '&quot;;[.C1012];&quot;', total = &quot;;[.D1012];&quot;, hp = &quot;;[.E1012];&quot;, attack = &quot;;[.F1012];&quot;, defense = &quot;;[.G1012];&quot;, spatk = &quot;;[.H1012];&quot;, spdef = &quot;;[.I1012];&quot;, speed = &quot;;[.J1012]; &quot;)&quot;)" office:value-type="string" office:string-value="clobbopus = Enemy(name = 'Clobbopus', type = 'FIGHTING', total = 310, hp = 50, attack = 68, defense = 60, spatk = 50, spdef = 50, speed = 32)" calcext:value-type="string">
            <text:p>clobbopus = Enemy(name = 'Clobbopus', type = 'FIGHTING', total = 310, hp = 50, attack = 68, defense = 60, spatk = 50, spdef = 50, speed = 32)</text:p>
          </table:table-cell>
          <table:table-cell office:value-type="string" calcext:value-type="string">
            <text:p>Clobbopus</text:p>
          </table:table-cell>
          <table:table-cell office:value-type="string" calcext:value-type="string">
            <text:p>FIGHTING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BSTITUTE(LOWER([.B1012]);&quot; &quot;;&quot;_&quot;)" office:value-type="string" office:string-value="clobbopus" calcext:value-type="string">
            <text:p>clobbopus</text:p>
          </table:table-cell>
        </table:table-row>
        <table:table-row table:style-name="ro1">
          <table:table-cell table:formula="of:=COM.MICROSOFT.CONCAT(SUBSTITUTE(LOWER([.B1013]);&quot; &quot;;&quot;_&quot;);&quot; = Enemy(name = '&quot;;[.B1013];&quot;', type = '&quot;;[.C1013];&quot;', total = &quot;;[.D1013];&quot;, hp = &quot;;[.E1013];&quot;, attack = &quot;;[.F1013];&quot;, defense = &quot;;[.G1013];&quot;, spatk = &quot;;[.H1013];&quot;, spdef = &quot;;[.I1013];&quot;, speed = &quot;;[.J1013]; &quot;)&quot;)" office:value-type="string" office:string-value="grapploct = Enemy(name = 'Grapploct', type = 'FIGHTING', total = 480, hp = 80, attack = 118, defense = 90, spatk = 70, spdef = 80, speed = 42)" calcext:value-type="string">
            <text:p>grapploct = Enemy(name = 'Grapploct', type = 'FIGHTING', total = 480, hp = 80, attack = 118, defense = 90, spatk = 70, spdef = 80, speed = 42)</text:p>
          </table:table-cell>
          <table:table-cell office:value-type="string" calcext:value-type="string">
            <text:p>Grapploct</text:p>
          </table:table-cell>
          <table:table-cell office:value-type="string" calcext:value-type="string">
            <text:p>FIGHTING</text:p>
          </table:table-cell>
          <table:table-cell office:value-type="float" office:value="480" calcext:value-type="float">
            <text:p>48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BSTITUTE(LOWER([.B1013]);&quot; &quot;;&quot;_&quot;)" office:value-type="string" office:string-value="grapploct" calcext:value-type="string">
            <text:p>grapploct</text:p>
          </table:table-cell>
        </table:table-row>
        <table:table-row table:style-name="ro1">
          <table:table-cell table:formula="of:=COM.MICROSOFT.CONCAT(SUBSTITUTE(LOWER([.B1014]);&quot; &quot;;&quot;_&quot;);&quot; = Enemy(name = '&quot;;[.B1014];&quot;', type = '&quot;;[.C1014];&quot;', total = &quot;;[.D1014];&quot;, hp = &quot;;[.E1014];&quot;, attack = &quot;;[.F1014];&quot;, defense = &quot;;[.G1014];&quot;, spatk = &quot;;[.H1014];&quot;, spdef = &quot;;[.I1014];&quot;, speed = &quot;;[.J1014]; &quot;)&quot;)" office:value-type="string" office:string-value="sinistea = Enemy(name = 'Sinistea', type = 'GHOST', total = 308, hp = 40, attack = 45, defense = 45, spatk = 74, spdef = 54, speed = 50)" calcext:value-type="string">
            <text:p>sinistea = Enemy(name = 'Sinistea', type = 'GHOST', total = 308, hp = 40, attack = 45, defense = 45, spatk = 74, spdef = 54, speed = 50)</text:p>
          </table:table-cell>
          <table:table-cell office:value-type="string" calcext:value-type="string">
            <text:p>Sinistea</text:p>
          </table:table-cell>
          <table:table-cell office:value-type="string" calcext:value-type="string">
            <text:p>GHOST</text:p>
          </table:table-cell>
          <table:table-cell office:value-type="float" office:value="308" calcext:value-type="float">
            <text:p>30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14]);&quot; &quot;;&quot;_&quot;)" office:value-type="string" office:string-value="sinistea" calcext:value-type="string">
            <text:p>sinistea</text:p>
          </table:table-cell>
        </table:table-row>
        <table:table-row table:style-name="ro1">
          <table:table-cell table:formula="of:=COM.MICROSOFT.CONCAT(SUBSTITUTE(LOWER([.B1015]);&quot; &quot;;&quot;_&quot;);&quot; = Enemy(name = '&quot;;[.B1015];&quot;', type = '&quot;;[.C1015];&quot;', total = &quot;;[.D1015];&quot;, hp = &quot;;[.E1015];&quot;, attack = &quot;;[.F1015];&quot;, defense = &quot;;[.G1015];&quot;, spatk = &quot;;[.H1015];&quot;, spdef = &quot;;[.I1015];&quot;, speed = &quot;;[.J1015]; &quot;)&quot;)" office:value-type="string" office:string-value="polteageist = Enemy(name = 'Polteageist', type = 'GHOST', total = 508, hp = 60, attack = 65, defense = 65, spatk = 134, spdef = 114, speed = 70)" calcext:value-type="string">
            <text:p>polteageist = Enemy(name = 'Polteageist', type = 'GHOST', total = 508, hp = 60, attack = 65, defense = 65, spatk = 134, spdef = 114, speed = 70)</text:p>
          </table:table-cell>
          <table:table-cell office:value-type="string" calcext:value-type="string">
            <text:p>Polteageist</text:p>
          </table:table-cell>
          <table:table-cell office:value-type="string" calcext:value-type="string">
            <text:p>GHOST</text:p>
          </table:table-cell>
          <table:table-cell office:value-type="float" office:value="508" calcext:value-type="float">
            <text:p>50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015]);&quot; &quot;;&quot;_&quot;)" office:value-type="string" office:string-value="polteageist" calcext:value-type="string">
            <text:p>polteageist</text:p>
          </table:table-cell>
        </table:table-row>
        <table:table-row table:style-name="ro1">
          <table:table-cell table:formula="of:=COM.MICROSOFT.CONCAT(SUBSTITUTE(LOWER([.B1016]);&quot; &quot;;&quot;_&quot;);&quot; = Enemy(name = '&quot;;[.B1016];&quot;', type = '&quot;;[.C1016];&quot;', total = &quot;;[.D1016];&quot;, hp = &quot;;[.E1016];&quot;, attack = &quot;;[.F1016];&quot;, defense = &quot;;[.G1016];&quot;, spatk = &quot;;[.H1016];&quot;, spdef = &quot;;[.I1016];&quot;, speed = &quot;;[.J1016]; &quot;)&quot;)" office:value-type="string" office:string-value="hatenna = Enemy(name = 'Hatenna', type = 'PSYCHIC', total = 265, hp = 42, attack = 30, defense = 45, spatk = 56, spdef = 53, speed = 39)" calcext:value-type="string">
            <text:p>hatenna = Enemy(name = 'Hatenna', type = 'PSYCHIC', total = 265, hp = 42, attack = 30, defense = 45, spatk = 56, spdef = 53, speed = 39)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SYCHIC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BSTITUTE(LOWER([.B1016]);&quot; &quot;;&quot;_&quot;)" office:value-type="string" office:string-value="hatenna" calcext:value-type="string">
            <text:p>hatenna</text:p>
          </table:table-cell>
        </table:table-row>
        <table:table-row table:style-name="ro1">
          <table:table-cell table:formula="of:=COM.MICROSOFT.CONCAT(SUBSTITUTE(LOWER([.B1017]);&quot; &quot;;&quot;_&quot;);&quot; = Enemy(name = '&quot;;[.B1017];&quot;', type = '&quot;;[.C1017];&quot;', total = &quot;;[.D1017];&quot;, hp = &quot;;[.E1017];&quot;, attack = &quot;;[.F1017];&quot;, defense = &quot;;[.G1017];&quot;, spatk = &quot;;[.H1017];&quot;, spdef = &quot;;[.I1017];&quot;, speed = &quot;;[.J1017]; &quot;)&quot;)" office:value-type="string" office:string-value="hattrem = Enemy(name = 'Hattrem', type = 'PSYCHIC', total = 370, hp = 57, attack = 40, defense = 65, spatk = 86, spdef = 73, speed = 49)" calcext:value-type="string">
            <text:p>hattrem = Enemy(name = 'Hattrem', type = 'PSYCHIC', total = 370, hp = 57, attack = 40, defense = 65, spatk = 86, spdef = 73, speed = 49)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SYCHIC</text:p>
          </table:table-cell>
          <table:table-cell office:value-type="float" office:value="370" calcext:value-type="float">
            <text:p>37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SUBSTITUTE(LOWER([.B1017]);&quot; &quot;;&quot;_&quot;)" office:value-type="string" office:string-value="hattrem" calcext:value-type="string">
            <text:p>hattrem</text:p>
          </table:table-cell>
        </table:table-row>
        <table:table-row table:style-name="ro1">
          <table:table-cell table:formula="of:=COM.MICROSOFT.CONCAT(SUBSTITUTE(LOWER([.B1018]);&quot; &quot;;&quot;_&quot;);&quot; = Enemy(name = '&quot;;[.B1018];&quot;', type = '&quot;;[.C1018];&quot;', total = &quot;;[.D1018];&quot;, hp = &quot;;[.E1018];&quot;, attack = &quot;;[.F1018];&quot;, defense = &quot;;[.G1018];&quot;, spatk = &quot;;[.H1018];&quot;, spdef = &quot;;[.I1018];&quot;, speed = &quot;;[.J1018]; &quot;)&quot;)" office:value-type="string" office:string-value="hatterene = Enemy(name = 'Hatterene', type = 'PSYCHIC FAIRY', total = 510, hp = 57, attack = 90, defense = 95, spatk = 136, spdef = 103, speed = 29)" calcext:value-type="string">
            <text:p>hatterene = Enemy(name = 'Hatterene', type = 'PSYCHIC FAIRY', total = 510, hp = 57, attack = 90, defense = 95, spatk = 136, spdef = 103, speed = 29)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PSYCHIC FAIRY</text:p>
          </table:table-cell>
          <table:table-cell office:value-type="float" office:value="510" calcext:value-type="float">
            <text:p>51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BSTITUTE(LOWER([.B1018]);&quot; &quot;;&quot;_&quot;)" office:value-type="string" office:string-value="hatterene" calcext:value-type="string">
            <text:p>hatterene</text:p>
          </table:table-cell>
        </table:table-row>
        <table:table-row table:style-name="ro1">
          <table:table-cell table:formula="of:=COM.MICROSOFT.CONCAT(SUBSTITUTE(LOWER([.B1019]);&quot; &quot;;&quot;_&quot;);&quot; = Enemy(name = '&quot;;[.B1019];&quot;', type = '&quot;;[.C1019];&quot;', total = &quot;;[.D1019];&quot;, hp = &quot;;[.E1019];&quot;, attack = &quot;;[.F1019];&quot;, defense = &quot;;[.G1019];&quot;, spatk = &quot;;[.H1019];&quot;, spdef = &quot;;[.I1019];&quot;, speed = &quot;;[.J1019]; &quot;)&quot;)" office:value-type="string" office:string-value="impidimp = Enemy(name = 'Impidimp', type = 'DARK FAIRY', total = 265, hp = 45, attack = 45, defense = 30, spatk = 55, spdef = 40, speed = 50)" calcext:value-type="string">
            <text:p>impidimp = Enemy(name = 'Impidimp', type = 'DARK FAIRY', total = 265, hp = 45, attack = 45, defense = 30, spatk = 55, spdef = 40, speed = 50)</text:p>
          </table:table-cell>
          <table:table-cell office:value-type="string" calcext:value-type="string">
            <text:p>Impidimp</text:p>
          </table:table-cell>
          <table:table-cell office:value-type="string" calcext:value-type="string">
            <text:p>DARK FAIRY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19]);&quot; &quot;;&quot;_&quot;)" office:value-type="string" office:string-value="impidimp" calcext:value-type="string">
            <text:p>impidimp</text:p>
          </table:table-cell>
        </table:table-row>
        <table:table-row table:style-name="ro1">
          <table:table-cell table:formula="of:=COM.MICROSOFT.CONCAT(SUBSTITUTE(LOWER([.B1020]);&quot; &quot;;&quot;_&quot;);&quot; = Enemy(name = '&quot;;[.B1020];&quot;', type = '&quot;;[.C1020];&quot;', total = &quot;;[.D1020];&quot;, hp = &quot;;[.E1020];&quot;, attack = &quot;;[.F1020];&quot;, defense = &quot;;[.G1020];&quot;, spatk = &quot;;[.H1020];&quot;, spdef = &quot;;[.I1020];&quot;, speed = &quot;;[.J1020]; &quot;)&quot;)" office:value-type="string" office:string-value="morgrem = Enemy(name = 'Morgrem', type = 'DARK FAIRY', total = 370, hp = 65, attack = 60, defense = 45, spatk = 75, spdef = 55, speed = 70)" calcext:value-type="string">
            <text:p>morgrem = Enemy(name = 'Morgrem', type = 'DARK FAIRY', total = 370, hp = 65, attack = 60, defense = 45, spatk = 75, spdef = 55, speed = 70)</text:p>
          </table:table-cell>
          <table:table-cell office:value-type="string" calcext:value-type="string">
            <text:p>Morgrem</text:p>
          </table:table-cell>
          <table:table-cell office:value-type="string" calcext:value-type="string">
            <text:p>DARK FAIRY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020]);&quot; &quot;;&quot;_&quot;)" office:value-type="string" office:string-value="morgrem" calcext:value-type="string">
            <text:p>morgrem</text:p>
          </table:table-cell>
        </table:table-row>
        <table:table-row table:style-name="ro1">
          <table:table-cell table:formula="of:=COM.MICROSOFT.CONCAT(SUBSTITUTE(LOWER([.B1021]);&quot; &quot;;&quot;_&quot;);&quot; = Enemy(name = '&quot;;[.B1021];&quot;', type = '&quot;;[.C1021];&quot;', total = &quot;;[.D1021];&quot;, hp = &quot;;[.E1021];&quot;, attack = &quot;;[.F1021];&quot;, defense = &quot;;[.G1021];&quot;, spatk = &quot;;[.H1021];&quot;, spdef = &quot;;[.I1021];&quot;, speed = &quot;;[.J1021]; &quot;)&quot;)" office:value-type="string" office:string-value="grimmsnarl = Enemy(name = 'Grimmsnarl', type = 'DARK FAIRY', total = 510, hp = 95, attack = 120, defense = 65, spatk = 95, spdef = 75, speed = 60)" calcext:value-type="string">
            <text:p>grimmsnarl = Enemy(name = 'Grimmsnarl', type = 'DARK FAIRY', total = 510, hp = 95, attack = 120, defense = 65, spatk = 95, spdef = 75, speed = 60)</text:p>
          </table:table-cell>
          <table:table-cell office:value-type="string" calcext:value-type="string">
            <text:p>Grimmsnarl</text:p>
          </table:table-cell>
          <table:table-cell office:value-type="string" calcext:value-type="string">
            <text:p>DARK FAIRY</text:p>
          </table:table-cell>
          <table:table-cell office:value-type="float" office:value="510" calcext:value-type="float">
            <text:p>51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BSTITUTE(LOWER([.B1021]);&quot; &quot;;&quot;_&quot;)" office:value-type="string" office:string-value="grimmsnarl" calcext:value-type="string">
            <text:p>grimmsnarl</text:p>
          </table:table-cell>
        </table:table-row>
        <table:table-row table:style-name="ro1">
          <table:table-cell table:formula="of:=COM.MICROSOFT.CONCAT(SUBSTITUTE(LOWER([.B1022]);&quot; &quot;;&quot;_&quot;);&quot; = Enemy(name = '&quot;;[.B1022];&quot;', type = '&quot;;[.C1022];&quot;', total = &quot;;[.D1022];&quot;, hp = &quot;;[.E1022];&quot;, attack = &quot;;[.F1022];&quot;, defense = &quot;;[.G1022];&quot;, spatk = &quot;;[.H1022];&quot;, spdef = &quot;;[.I1022];&quot;, speed = &quot;;[.J1022]; &quot;)&quot;)" office:value-type="string" office:string-value="obstagoon = Enemy(name = 'Obstagoon', type = 'DARK NORMAL', total = 520, hp = 93, attack = 90, defense = 101, spatk = 60, spdef = 81, speed = 95)" calcext:value-type="string">
            <text:p>obstagoon = Enemy(name = 'Obstagoon', type = 'DARK NORMAL', total = 520, hp = 93, attack = 90, defense = 101, spatk = 60, spdef = 81, speed = 95)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DARK NORMAL</text:p>
          </table:table-cell>
          <table:table-cell office:value-type="float" office:value="520" calcext:value-type="float">
            <text:p>52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BSTITUTE(LOWER([.B1022]);&quot; &quot;;&quot;_&quot;)" office:value-type="string" office:string-value="obstagoon" calcext:value-type="string">
            <text:p>obstagoon</text:p>
          </table:table-cell>
        </table:table-row>
        <table:table-row table:style-name="ro1">
          <table:table-cell table:formula="of:=COM.MICROSOFT.CONCAT(SUBSTITUTE(LOWER([.B1023]);&quot; &quot;;&quot;_&quot;);&quot; = Enemy(name = '&quot;;[.B1023];&quot;', type = '&quot;;[.C1023];&quot;', total = &quot;;[.D1023];&quot;, hp = &quot;;[.E1023];&quot;, attack = &quot;;[.F1023];&quot;, defense = &quot;;[.G1023];&quot;, spatk = &quot;;[.H1023];&quot;, spdef = &quot;;[.I1023];&quot;, speed = &quot;;[.J1023]; &quot;)&quot;)" office:value-type="string" office:string-value="perrserker = Enemy(name = 'Perrserker', type = 'STEEL', total = 440, hp = 70, attack = 110, defense = 100, spatk = 50, spdef = 60, speed = 50)" calcext:value-type="string">
            <text:p>perrserker = Enemy(name = 'Perrserker', type = 'STEEL', total = 440, hp = 70, attack = 110, defense = 100, spatk = 50, spdef = 60, speed = 50)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STEEL</text:p>
          </table:table-cell>
          <table:table-cell office:value-type="float" office:value="440" calcext:value-type="float">
            <text:p>4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23]);&quot; &quot;;&quot;_&quot;)" office:value-type="string" office:string-value="perrserker" calcext:value-type="string">
            <text:p>perrserker</text:p>
          </table:table-cell>
        </table:table-row>
        <table:table-row table:style-name="ro1">
          <table:table-cell table:formula="of:=COM.MICROSOFT.CONCAT(SUBSTITUTE(LOWER([.B1024]);&quot; &quot;;&quot;_&quot;);&quot; = Enemy(name = '&quot;;[.B1024];&quot;', type = '&quot;;[.C1024];&quot;', total = &quot;;[.D1024];&quot;, hp = &quot;;[.E1024];&quot;, attack = &quot;;[.F1024];&quot;, defense = &quot;;[.G1024];&quot;, spatk = &quot;;[.H1024];&quot;, spdef = &quot;;[.I1024];&quot;, speed = &quot;;[.J1024]; &quot;)&quot;)" office:value-type="string" office:string-value="cursola = Enemy(name = 'Cursola', type = 'GHOST', total = 510, hp = 60, attack = 95, defense = 50, spatk = 145, spdef = 130, speed = 30)" calcext:value-type="string">
            <text:p>cursola = Enemy(name = 'Cursola', type = 'GHOST', total = 510, hp = 60, attack = 95, defense = 50, spatk = 145, spdef = 130, speed = 30)</text:p>
          </table:table-cell>
          <table:table-cell office:value-type="string" calcext:value-type="string">
            <text:p>Cursola</text:p>
          </table:table-cell>
          <table:table-cell office:value-type="string" calcext:value-type="string">
            <text:p>GHOST</text:p>
          </table:table-cell>
          <table:table-cell office:value-type="float" office:value="510" calcext:value-type="float">
            <text:p>5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24]);&quot; &quot;;&quot;_&quot;)" office:value-type="string" office:string-value="cursola" calcext:value-type="string">
            <text:p>cursola</text:p>
          </table:table-cell>
        </table:table-row>
        <table:table-row table:style-name="ro1">
          <table:table-cell table:formula="of:=COM.MICROSOFT.CONCAT(SUBSTITUTE(LOWER([.B1025]);&quot; &quot;;&quot;_&quot;);&quot; = Enemy(name = '&quot;;[.B1025];&quot;', type = '&quot;;[.C1025];&quot;', total = &quot;;[.D1025];&quot;, hp = &quot;;[.E1025];&quot;, attack = &quot;;[.F1025];&quot;, defense = &quot;;[.G1025];&quot;, spatk = &quot;;[.H1025];&quot;, spdef = &quot;;[.I1025];&quot;, speed = &quot;;[.J1025]; &quot;)&quot;)" office:value-type="string" office:string-value="sirfetch'd = Enemy(name = 'Sirfetch'd', type = 'FIGHTING', total = 507, hp = 62, attack = 135, defense = 95, spatk = 68, spdef = 82, speed = 65)" calcext:value-type="string">
            <text:p>sirfetch'd = Enemy(name = 'Sirfetch'd', type = 'FIGHTING', total = 507, hp = 62, attack = 135, defense = 95, spatk = 68, spdef = 82, speed = 65)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FIGHTING</text:p>
          </table:table-cell>
          <table:table-cell office:value-type="float" office:value="507" calcext:value-type="float">
            <text:p>507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025]);&quot; &quot;;&quot;_&quot;)" office:value-type="string" office:string-value="sirfetch'd" calcext:value-type="string">
            <text:p>sirfetch'd</text:p>
          </table:table-cell>
        </table:table-row>
        <table:table-row table:style-name="ro1">
          <table:table-cell table:formula="of:=COM.MICROSOFT.CONCAT(SUBSTITUTE(LOWER([.B1026]);&quot; &quot;;&quot;_&quot;);&quot; = Enemy(name = '&quot;;[.B1026];&quot;', type = '&quot;;[.C1026];&quot;', total = &quot;;[.D1026];&quot;, hp = &quot;;[.E1026];&quot;, attack = &quot;;[.F1026];&quot;, defense = &quot;;[.G1026];&quot;, spatk = &quot;;[.H1026];&quot;, spdef = &quot;;[.I1026];&quot;, speed = &quot;;[.J1026]; &quot;)&quot;)" office:value-type="string" office:string-value="mr._rime = Enemy(name = 'Mr. Rime', type = 'ICE PSYCHIC', total = 520, hp = 80, attack = 85, defense = 75, spatk = 110, spdef = 100, speed = 70)" calcext:value-type="string">
            <text:p>mr._rime = Enemy(name = 'Mr. Rime', type = 'ICE PSYCHIC', total = 520, hp = 80, attack = 85, defense = 75, spatk = 110, spdef = 100, speed = 70)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ICE PSYCHIC</text:p>
          </table:table-cell>
          <table:table-cell office:value-type="float" office:value="520" calcext:value-type="float">
            <text:p>5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026]);&quot; &quot;;&quot;_&quot;)" office:value-type="string" office:string-value="mr._rime" calcext:value-type="string">
            <text:p>mr._rime</text:p>
          </table:table-cell>
        </table:table-row>
        <table:table-row table:style-name="ro1">
          <table:table-cell table:formula="of:=COM.MICROSOFT.CONCAT(SUBSTITUTE(LOWER([.B1027]);&quot; &quot;;&quot;_&quot;);&quot; = Enemy(name = '&quot;;[.B1027];&quot;', type = '&quot;;[.C1027];&quot;', total = &quot;;[.D1027];&quot;, hp = &quot;;[.E1027];&quot;, attack = &quot;;[.F1027];&quot;, defense = &quot;;[.G1027];&quot;, spatk = &quot;;[.H1027];&quot;, spdef = &quot;;[.I1027];&quot;, speed = &quot;;[.J1027]; &quot;)&quot;)" office:value-type="string" office:string-value="runerigus = Enemy(name = 'Runerigus', type = 'GROUND GHOST', total = 483, hp = 58, attack = 95, defense = 145, spatk = 50, spdef = 105, speed = 30)" calcext:value-type="string">
            <text:p>runerigus = Enemy(name = 'Runerigus', type = 'GROUND GHOST', total = 483, hp = 58, attack = 95, defense = 145, spatk = 50, spdef = 105, speed = 30)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GROUND GHOST</text:p>
          </table:table-cell>
          <table:table-cell office:value-type="float" office:value="483" calcext:value-type="float">
            <text:p>483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27]);&quot; &quot;;&quot;_&quot;)" office:value-type="string" office:string-value="runerigus" calcext:value-type="string">
            <text:p>runerigus</text:p>
          </table:table-cell>
        </table:table-row>
        <table:table-row table:style-name="ro1">
          <table:table-cell table:formula="of:=COM.MICROSOFT.CONCAT(SUBSTITUTE(LOWER([.B1028]);&quot; &quot;;&quot;_&quot;);&quot; = Enemy(name = '&quot;;[.B1028];&quot;', type = '&quot;;[.C1028];&quot;', total = &quot;;[.D1028];&quot;, hp = &quot;;[.E1028];&quot;, attack = &quot;;[.F1028];&quot;, defense = &quot;;[.G1028];&quot;, spatk = &quot;;[.H1028];&quot;, spdef = &quot;;[.I1028];&quot;, speed = &quot;;[.J1028]; &quot;)&quot;)" office:value-type="string" office:string-value="milcery = Enemy(name = 'Milcery', type = 'FAIRY', total = 270, hp = 45, attack = 40, defense = 40, spatk = 50, spdef = 61, speed = 34)" calcext:value-type="string">
            <text:p>milcery = Enemy(name = 'Milcery', type = 'FAIRY', total = 270, hp = 45, attack = 40, defense = 40, spatk = 50, spdef = 61, speed = 34)</text:p>
          </table:table-cell>
          <table:table-cell office:value-type="string" calcext:value-type="string">
            <text:p>Milcery</text:p>
          </table:table-cell>
          <table:table-cell office:value-type="string" calcext:value-type="string">
            <text:p>FAIRY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BSTITUTE(LOWER([.B1028]);&quot; &quot;;&quot;_&quot;)" office:value-type="string" office:string-value="milcery" calcext:value-type="string">
            <text:p>milcery</text:p>
          </table:table-cell>
        </table:table-row>
        <table:table-row table:style-name="ro1">
          <table:table-cell table:formula="of:=COM.MICROSOFT.CONCAT(SUBSTITUTE(LOWER([.B1029]);&quot; &quot;;&quot;_&quot;);&quot; = Enemy(name = '&quot;;[.B1029];&quot;', type = '&quot;;[.C1029];&quot;', total = &quot;;[.D1029];&quot;, hp = &quot;;[.E1029];&quot;, attack = &quot;;[.F1029];&quot;, defense = &quot;;[.G1029];&quot;, spatk = &quot;;[.H1029];&quot;, spdef = &quot;;[.I1029];&quot;, speed = &quot;;[.J1029]; &quot;)&quot;)" office:value-type="string" office:string-value="alcremie = Enemy(name = 'Alcremie', type = 'FAIRY', total = 495, hp = 65, attack = 60, defense = 75, spatk = 110, spdef = 121, speed = 64)" calcext:value-type="string">
            <text:p>alcremie = Enemy(name = 'Alcremie', type = 'FAIRY', total = 495, hp = 65, attack = 60, defense = 75, spatk = 110, spdef = 121, speed = 64)</text:p>
          </table:table-cell>
          <table:table-cell office:value-type="string" calcext:value-type="string">
            <text:p>Alcremie</text:p>
          </table:table-cell>
          <table:table-cell office:value-type="string" calcext:value-type="string">
            <text:p>FAIRY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BSTITUTE(LOWER([.B1029]);&quot; &quot;;&quot;_&quot;)" office:value-type="string" office:string-value="alcremie" calcext:value-type="string">
            <text:p>alcremie</text:p>
          </table:table-cell>
        </table:table-row>
        <table:table-row table:style-name="ro1">
          <table:table-cell table:formula="of:=COM.MICROSOFT.CONCAT(SUBSTITUTE(LOWER([.B1030]);&quot; &quot;;&quot;_&quot;);&quot; = Enemy(name = '&quot;;[.B1030];&quot;', type = '&quot;;[.C1030];&quot;', total = &quot;;[.D1030];&quot;, hp = &quot;;[.E1030];&quot;, attack = &quot;;[.F1030];&quot;, defense = &quot;;[.G1030];&quot;, spatk = &quot;;[.H1030];&quot;, spdef = &quot;;[.I1030];&quot;, speed = &quot;;[.J1030]; &quot;)&quot;)" office:value-type="string" office:string-value="falinks = Enemy(name = 'Falinks', type = 'FIGHTING', total = 470, hp = 65, attack = 100, defense = 100, spatk = 70, spdef = 60, speed = 75)" calcext:value-type="string">
            <text:p>falinks = Enemy(name = 'Falinks', type = 'FIGHTING', total = 470, hp = 65, attack = 100, defense = 100, spatk = 70, spdef = 60, speed = 75)</text:p>
          </table:table-cell>
          <table:table-cell office:value-type="string" calcext:value-type="string">
            <text:p>Falinks</text:p>
          </table:table-cell>
          <table:table-cell office:value-type="string" calcext:value-type="string">
            <text:p>FIGHTING</text:p>
          </table:table-cell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030]);&quot; &quot;;&quot;_&quot;)" office:value-type="string" office:string-value="falinks" calcext:value-type="string">
            <text:p>falinks</text:p>
          </table:table-cell>
        </table:table-row>
        <table:table-row table:style-name="ro1">
          <table:table-cell table:formula="of:=COM.MICROSOFT.CONCAT(SUBSTITUTE(LOWER([.B1031]);&quot; &quot;;&quot;_&quot;);&quot; = Enemy(name = '&quot;;[.B1031];&quot;', type = '&quot;;[.C1031];&quot;', total = &quot;;[.D1031];&quot;, hp = &quot;;[.E1031];&quot;, attack = &quot;;[.F1031];&quot;, defense = &quot;;[.G1031];&quot;, spatk = &quot;;[.H1031];&quot;, spdef = &quot;;[.I1031];&quot;, speed = &quot;;[.J1031]; &quot;)&quot;)" office:value-type="string" office:string-value="pincurchin = Enemy(name = 'Pincurchin', type = 'ELECTRIC', total = 435, hp = 48, attack = 101, defense = 95, spatk = 91, spdef = 85, speed = 15)" calcext:value-type="string">
            <text:p>pincurchin = Enemy(name = 'Pincurchin', type = 'ELECTRIC', total = 435, hp = 48, attack = 101, defense = 95, spatk = 91, spdef = 85, speed = 15)</text:p>
          </table:table-cell>
          <table:table-cell office:value-type="string" calcext:value-type="string">
            <text:p>Pincurchin</text:p>
          </table:table-cell>
          <table:table-cell office:value-type="string" calcext:value-type="string">
            <text:p>ELECTRIC</text:p>
          </table:table-cell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BSTITUTE(LOWER([.B1031]);&quot; &quot;;&quot;_&quot;)" office:value-type="string" office:string-value="pincurchin" calcext:value-type="string">
            <text:p>pincurchin</text:p>
          </table:table-cell>
        </table:table-row>
        <table:table-row table:style-name="ro1">
          <table:table-cell table:formula="of:=COM.MICROSOFT.CONCAT(SUBSTITUTE(LOWER([.B1032]);&quot; &quot;;&quot;_&quot;);&quot; = Enemy(name = '&quot;;[.B1032];&quot;', type = '&quot;;[.C1032];&quot;', total = &quot;;[.D1032];&quot;, hp = &quot;;[.E1032];&quot;, attack = &quot;;[.F1032];&quot;, defense = &quot;;[.G1032];&quot;, spatk = &quot;;[.H1032];&quot;, spdef = &quot;;[.I1032];&quot;, speed = &quot;;[.J1032]; &quot;)&quot;)" office:value-type="string" office:string-value="snom = Enemy(name = 'Snom', type = 'ICE BUG', total = 185, hp = 30, attack = 25, defense = 35, spatk = 45, spdef = 30, speed = 20)" calcext:value-type="string">
            <text:p>snom = Enemy(name = 'Snom', type = 'ICE BUG', total = 185, hp = 30, attack = 25, defense = 35, spatk = 45, spdef = 30, speed = 20)</text:p>
          </table:table-cell>
          <table:table-cell office:value-type="string" calcext:value-type="string">
            <text:p>Snom</text:p>
          </table:table-cell>
          <table:table-cell office:value-type="string" calcext:value-type="string">
            <text:p>ICE BUG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BSTITUTE(LOWER([.B1032]);&quot; &quot;;&quot;_&quot;)" office:value-type="string" office:string-value="snom" calcext:value-type="string">
            <text:p>snom</text:p>
          </table:table-cell>
        </table:table-row>
        <table:table-row table:style-name="ro1">
          <table:table-cell table:formula="of:=COM.MICROSOFT.CONCAT(SUBSTITUTE(LOWER([.B1033]);&quot; &quot;;&quot;_&quot;);&quot; = Enemy(name = '&quot;;[.B1033];&quot;', type = '&quot;;[.C1033];&quot;', total = &quot;;[.D1033];&quot;, hp = &quot;;[.E1033];&quot;, attack = &quot;;[.F1033];&quot;, defense = &quot;;[.G1033];&quot;, spatk = &quot;;[.H1033];&quot;, spdef = &quot;;[.I1033];&quot;, speed = &quot;;[.J1033]; &quot;)&quot;)" office:value-type="string" office:string-value="frosmoth = Enemy(name = 'Frosmoth', type = 'ICE BUG', total = 475, hp = 70, attack = 65, defense = 60, spatk = 125, spdef = 90, speed = 65)" calcext:value-type="string">
            <text:p>frosmoth = Enemy(name = 'Frosmoth', type = 'ICE BUG', total = 475, hp = 70, attack = 65, defense = 60, spatk = 125, spdef = 90, speed = 65)</text:p>
          </table:table-cell>
          <table:table-cell office:value-type="string" calcext:value-type="string">
            <text:p>Frosmoth</text:p>
          </table:table-cell>
          <table:table-cell office:value-type="string" calcext:value-type="string">
            <text:p>ICE BUG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033]);&quot; &quot;;&quot;_&quot;)" office:value-type="string" office:string-value="frosmoth" calcext:value-type="string">
            <text:p>frosmoth</text:p>
          </table:table-cell>
        </table:table-row>
        <table:table-row table:style-name="ro1">
          <table:table-cell table:formula="of:=COM.MICROSOFT.CONCAT(SUBSTITUTE(LOWER([.B1034]);&quot; &quot;;&quot;_&quot;);&quot; = Enemy(name = '&quot;;[.B1034];&quot;', type = '&quot;;[.C1034];&quot;', total = &quot;;[.D1034];&quot;, hp = &quot;;[.E1034];&quot;, attack = &quot;;[.F1034];&quot;, defense = &quot;;[.G1034];&quot;, spatk = &quot;;[.H1034];&quot;, spdef = &quot;;[.I1034];&quot;, speed = &quot;;[.J1034]; &quot;)&quot;)" office:value-type="string" office:string-value="stonjourner = Enemy(name = 'Stonjourner', type = 'ROCK', total = 470, hp = 100, attack = 125, defense = 135, spatk = 20, spdef = 20, speed = 70)" calcext:value-type="string">
            <text:p>stonjourner = Enemy(name = 'Stonjourner', type = 'ROCK', total = 470, hp = 100, attack = 125, defense = 135, spatk = 20, spdef = 20, speed = 70)</text:p>
          </table:table-cell>
          <table:table-cell office:value-type="string" calcext:value-type="string">
            <text:p>Stonjourner</text:p>
          </table:table-cell>
          <table:table-cell office:value-type="string" calcext:value-type="string">
            <text:p>ROCK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BSTITUTE(LOWER([.B1034]);&quot; &quot;;&quot;_&quot;)" office:value-type="string" office:string-value="stonjourner" calcext:value-type="string">
            <text:p>stonjourner</text:p>
          </table:table-cell>
        </table:table-row>
        <table:table-row table:style-name="ro1">
          <table:table-cell table:formula="of:=COM.MICROSOFT.CONCAT(SUBSTITUTE(LOWER([.B1035]);&quot; &quot;;&quot;_&quot;);&quot; = Enemy(name = '&quot;;[.B1035];&quot;', type = '&quot;;[.C1035];&quot;', total = &quot;;[.D1035];&quot;, hp = &quot;;[.E1035];&quot;, attack = &quot;;[.F1035];&quot;, defense = &quot;;[.G1035];&quot;, spatk = &quot;;[.H1035];&quot;, spdef = &quot;;[.I1035];&quot;, speed = &quot;;[.J1035]; &quot;)&quot;)" office:value-type="string" office:string-value="eiscue_ice_face = Enemy(name = 'Eiscue Ice Face', type = 'ICE', total = 470, hp = 75, attack = 80, defense = 110, spatk = 65, spdef = 90, speed = 50)" calcext:value-type="string">
            <text:p>eiscue_ice_face = Enemy(name = 'Eiscue Ice Face', type = 'ICE', total = 470, hp = 75, attack = 80, defense = 110, spatk = 65, spdef = 90, speed = 50)</text:p>
          </table:table-cell>
          <table:table-cell office:value-type="string" calcext:value-type="string">
            <text:p>Eiscue Ice Face</text:p>
          </table:table-cell>
          <table:table-cell office:value-type="string" calcext:value-type="string">
            <text:p>ICE</text:p>
          </table:table-cell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35]);&quot; &quot;;&quot;_&quot;)" office:value-type="string" office:string-value="eiscue_ice_face" calcext:value-type="string">
            <text:p>eiscue_ice_face</text:p>
          </table:table-cell>
        </table:table-row>
        <table:table-row table:style-name="ro1">
          <table:table-cell table:formula="of:=COM.MICROSOFT.CONCAT(SUBSTITUTE(LOWER([.B1036]);&quot; &quot;;&quot;_&quot;);&quot; = Enemy(name = '&quot;;[.B1036];&quot;', type = '&quot;;[.C1036];&quot;', total = &quot;;[.D1036];&quot;, hp = &quot;;[.E1036];&quot;, attack = &quot;;[.F1036];&quot;, defense = &quot;;[.G1036];&quot;, spatk = &quot;;[.H1036];&quot;, spdef = &quot;;[.I1036];&quot;, speed = &quot;;[.J1036]; &quot;)&quot;)" office:value-type="string" office:string-value="eiscue_noice_face = Enemy(name = 'Eiscue Noice Face', type = 'ICE', total = 470, hp = 75, attack = 80, defense = 70, spatk = 65, spdef = 50, speed = 130)" calcext:value-type="string">
            <text:p>eiscue_noice_face = Enemy(name = 'Eiscue Noice Face', type = 'ICE', total = 470, hp = 75, attack = 80, defense = 70, spatk = 65, spdef = 50, speed = 130)</text:p>
          </table:table-cell>
          <table:table-cell office:value-type="string" calcext:value-type="string">
            <text:p>Eiscue Noice Face</text:p>
          </table:table-cell>
          <table:table-cell office:value-type="string" calcext:value-type="string">
            <text:p>ICE</text:p>
          </table:table-cell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036]);&quot; &quot;;&quot;_&quot;)" office:value-type="string" office:string-value="eiscue_noice_face" calcext:value-type="string">
            <text:p>eiscue_noice_face</text:p>
          </table:table-cell>
        </table:table-row>
        <table:table-row table:style-name="ro1">
          <table:table-cell table:formula="of:=COM.MICROSOFT.CONCAT(SUBSTITUTE(LOWER([.B1037]);&quot; &quot;;&quot;_&quot;);&quot; = Enemy(name = '&quot;;[.B1037];&quot;', type = '&quot;;[.C1037];&quot;', total = &quot;;[.D1037];&quot;, hp = &quot;;[.E1037];&quot;, attack = &quot;;[.F1037];&quot;, defense = &quot;;[.G1037];&quot;, spatk = &quot;;[.H1037];&quot;, spdef = &quot;;[.I1037];&quot;, speed = &quot;;[.J1037]; &quot;)&quot;)" office:value-type="string" office:string-value="indeedee_male = Enemy(name = 'Indeedee Male', type = 'PSYCHIC NORMAL', total = 475, hp = 60, attack = 65, defense = 55, spatk = 105, spdef = 95, speed = 95)" calcext:value-type="string">
            <text:p>indeedee_male = Enemy(name = 'Indeedee Male', type = 'PSYCHIC NORMAL', total = 475, hp = 60, attack = 65, defense = 55, spatk = 105, spdef = 95, speed = 95)</text:p>
          </table:table-cell>
          <table:table-cell office:value-type="string" calcext:value-type="string">
            <text:p>Indeedee Male</text:p>
          </table:table-cell>
          <table:table-cell office:value-type="string" calcext:value-type="string">
            <text:p>PSYCHIC NORMAL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table:formula="of:=SUBSTITUTE(LOWER([.B1037]);&quot; &quot;;&quot;_&quot;)" office:value-type="string" office:string-value="indeedee_male" calcext:value-type="string">
            <text:p>indeedee_male</text:p>
          </table:table-cell>
        </table:table-row>
        <table:table-row table:style-name="ro1">
          <table:table-cell table:formula="of:=COM.MICROSOFT.CONCAT(SUBSTITUTE(LOWER([.B1038]);&quot; &quot;;&quot;_&quot;);&quot; = Enemy(name = '&quot;;[.B1038];&quot;', type = '&quot;;[.C1038];&quot;', total = &quot;;[.D1038];&quot;, hp = &quot;;[.E1038];&quot;, attack = &quot;;[.F1038];&quot;, defense = &quot;;[.G1038];&quot;, spatk = &quot;;[.H1038];&quot;, spdef = &quot;;[.I1038];&quot;, speed = &quot;;[.J1038]; &quot;)&quot;)" office:value-type="string" office:string-value="indeedee_female = Enemy(name = 'Indeedee Female', type = 'PSYCHIC NORMAL', total = 475, hp = 70, attack = 55, defense = 65, spatk = 95, spdef = 105, speed = 85)" calcext:value-type="string">
            <text:p>indeedee_female = Enemy(name = 'Indeedee Female', type = 'PSYCHIC NORMAL', total = 475, hp = 70, attack = 55, defense = 65, spatk = 95, spdef = 105, speed = 85)</text:p>
          </table:table-cell>
          <table:table-cell office:value-type="string" calcext:value-type="string">
            <text:p>Indeedee Female</text:p>
          </table:table-cell>
          <table:table-cell office:value-type="string" calcext:value-type="string">
            <text:p>PSYCHIC NORMAL</text:p>
          </table:table-cell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038]);&quot; &quot;;&quot;_&quot;)" office:value-type="string" office:string-value="indeedee_female" calcext:value-type="string">
            <text:p>indeedee_female</text:p>
          </table:table-cell>
        </table:table-row>
        <table:table-row table:style-name="ro1">
          <table:table-cell table:formula="of:=COM.MICROSOFT.CONCAT(SUBSTITUTE(LOWER([.B1039]);&quot; &quot;;&quot;_&quot;);&quot; = Enemy(name = '&quot;;[.B1039];&quot;', type = '&quot;;[.C1039];&quot;', total = &quot;;[.D1039];&quot;, hp = &quot;;[.E1039];&quot;, attack = &quot;;[.F1039];&quot;, defense = &quot;;[.G1039];&quot;, spatk = &quot;;[.H1039];&quot;, spdef = &quot;;[.I1039];&quot;, speed = &quot;;[.J1039]; &quot;)&quot;)" office:value-type="string" office:string-value="morpeko_full_belly_mode = Enemy(name = 'Morpeko Full Belly Mode', type = 'ELECTRIC DARK', total = 436, hp = 58, attack = 95, defense = 58, spatk = 70, spdef = 58, speed = 97)" calcext:value-type="string">
            <text:p>morpeko_full_belly_mode = Enemy(name = 'Morpeko Full Belly Mode', type = 'ELECTRIC DARK', total = 436, hp = 58, attack = 95, defense = 58, spatk = 70, spdef = 58, speed = 97)</text:p>
          </table:table-cell>
          <table:table-cell office:value-type="string" calcext:value-type="string">
            <text:p>Morpeko Full Belly Mode</text:p>
          </table:table-cell>
          <table:table-cell office:value-type="string" calcext:value-type="string">
            <text:p>ELECTRIC DARK</text:p>
          </table:table-cell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1039]);&quot; &quot;;&quot;_&quot;)" office:value-type="string" office:string-value="morpeko_full_belly_mode" calcext:value-type="string">
            <text:p>morpeko_full_belly_mode</text:p>
          </table:table-cell>
        </table:table-row>
        <table:table-row table:style-name="ro1">
          <table:table-cell table:formula="of:=COM.MICROSOFT.CONCAT(SUBSTITUTE(LOWER([.B1040]);&quot; &quot;;&quot;_&quot;);&quot; = Enemy(name = '&quot;;[.B1040];&quot;', type = '&quot;;[.C1040];&quot;', total = &quot;;[.D1040];&quot;, hp = &quot;;[.E1040];&quot;, attack = &quot;;[.F1040];&quot;, defense = &quot;;[.G1040];&quot;, spatk = &quot;;[.H1040];&quot;, spdef = &quot;;[.I1040];&quot;, speed = &quot;;[.J1040]; &quot;)&quot;)" office:value-type="string" office:string-value="morpeko_hangry_mode = Enemy(name = 'Morpeko Hangry Mode', type = 'ELECTRIC DARK', total = 436, hp = 58, attack = 95, defense = 58, spatk = 70, spdef = 58, speed = 97)" calcext:value-type="string">
            <text:p>morpeko_hangry_mode = Enemy(name = 'Morpeko Hangry Mode', type = 'ELECTRIC DARK', total = 436, hp = 58, attack = 95, defense = 58, spatk = 70, spdef = 58, speed = 97)</text:p>
          </table:table-cell>
          <table:table-cell office:value-type="string" calcext:value-type="string">
            <text:p>Morpeko Hangry Mode</text:p>
          </table:table-cell>
          <table:table-cell office:value-type="string" calcext:value-type="string">
            <text:p>ELECTRIC DARK</text:p>
          </table:table-cell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1040]);&quot; &quot;;&quot;_&quot;)" office:value-type="string" office:string-value="morpeko_hangry_mode" calcext:value-type="string">
            <text:p>morpeko_hangry_mode</text:p>
          </table:table-cell>
        </table:table-row>
        <table:table-row table:style-name="ro1">
          <table:table-cell table:formula="of:=COM.MICROSOFT.CONCAT(SUBSTITUTE(LOWER([.B1041]);&quot; &quot;;&quot;_&quot;);&quot; = Enemy(name = '&quot;;[.B1041];&quot;', type = '&quot;;[.C1041];&quot;', total = &quot;;[.D1041];&quot;, hp = &quot;;[.E1041];&quot;, attack = &quot;;[.F1041];&quot;, defense = &quot;;[.G1041];&quot;, spatk = &quot;;[.H1041];&quot;, spdef = &quot;;[.I1041];&quot;, speed = &quot;;[.J1041]; &quot;)&quot;)" office:value-type="string" office:string-value="cufant = Enemy(name = 'Cufant', type = 'STEEL', total = 330, hp = 72, attack = 80, defense = 49, spatk = 40, spdef = 49, speed = 40)" calcext:value-type="string">
            <text:p>cufant = Enemy(name = 'Cufant', type = 'STEEL', total = 330, hp = 72, attack = 80, defense = 49, spatk = 40, spdef = 49, speed = 40)</text:p>
          </table:table-cell>
          <table:table-cell office:value-type="string" calcext:value-type="string">
            <text:p>Cufant</text:p>
          </table:table-cell>
          <table:table-cell office:value-type="string" calcext:value-type="string">
            <text:p>STEEL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BSTITUTE(LOWER([.B1041]);&quot; &quot;;&quot;_&quot;)" office:value-type="string" office:string-value="cufant" calcext:value-type="string">
            <text:p>cufant</text:p>
          </table:table-cell>
        </table:table-row>
        <table:table-row table:style-name="ro1">
          <table:table-cell table:formula="of:=COM.MICROSOFT.CONCAT(SUBSTITUTE(LOWER([.B1042]);&quot; &quot;;&quot;_&quot;);&quot; = Enemy(name = '&quot;;[.B1042];&quot;', type = '&quot;;[.C1042];&quot;', total = &quot;;[.D1042];&quot;, hp = &quot;;[.E1042];&quot;, attack = &quot;;[.F1042];&quot;, defense = &quot;;[.G1042];&quot;, spatk = &quot;;[.H1042];&quot;, spdef = &quot;;[.I1042];&quot;, speed = &quot;;[.J1042]; &quot;)&quot;)" office:value-type="string" office:string-value="copperajah = Enemy(name = 'Copperajah', type = 'STEEL', total = 500, hp = 122, attack = 130, defense = 69, spatk = 80, spdef = 69, speed = 30)" calcext:value-type="string">
            <text:p>copperajah = Enemy(name = 'Copperajah', type = 'STEEL', total = 500, hp = 122, attack = 130, defense = 69, spatk = 80, spdef = 69, speed = 30)</text:p>
          </table:table-cell>
          <table:table-cell office:value-type="string" calcext:value-type="string">
            <text:p>Copperajah</text:p>
          </table:table-cell>
          <table:table-cell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42]);&quot; &quot;;&quot;_&quot;)" office:value-type="string" office:string-value="copperajah" calcext:value-type="string">
            <text:p>copperajah</text:p>
          </table:table-cell>
        </table:table-row>
        <table:table-row table:style-name="ro1">
          <table:table-cell table:formula="of:=COM.MICROSOFT.CONCAT(SUBSTITUTE(LOWER([.B1043]);&quot; &quot;;&quot;_&quot;);&quot; = Enemy(name = '&quot;;[.B1043];&quot;', type = '&quot;;[.C1043];&quot;', total = &quot;;[.D1043];&quot;, hp = &quot;;[.E1043];&quot;, attack = &quot;;[.F1043];&quot;, defense = &quot;;[.G1043];&quot;, spatk = &quot;;[.H1043];&quot;, spdef = &quot;;[.I1043];&quot;, speed = &quot;;[.J1043]; &quot;)&quot;)" office:value-type="string" office:string-value="dracozolt = Enemy(name = 'Dracozolt', type = 'ELECTRIC DRAGON', total = 505, hp = 90, attack = 100, defense = 90, spatk = 80, spdef = 70, speed = 75)" calcext:value-type="string">
            <text:p>dracozolt = Enemy(name = 'Dracozolt', type = 'ELECTRIC DRAGON', total = 505, hp = 90, attack = 100, defense = 90, spatk = 80, spdef = 70, speed = 75)</text:p>
          </table:table-cell>
          <table:table-cell office:value-type="string" calcext:value-type="string">
            <text:p>Dracozolt</text:p>
          </table:table-cell>
          <table:table-cell office:value-type="string" calcext:value-type="string">
            <text:p>ELECTRIC DRAGON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043]);&quot; &quot;;&quot;_&quot;)" office:value-type="string" office:string-value="dracozolt" calcext:value-type="string">
            <text:p>dracozolt</text:p>
          </table:table-cell>
        </table:table-row>
        <table:table-row table:style-name="ro1">
          <table:table-cell table:formula="of:=COM.MICROSOFT.CONCAT(SUBSTITUTE(LOWER([.B1044]);&quot; &quot;;&quot;_&quot;);&quot; = Enemy(name = '&quot;;[.B1044];&quot;', type = '&quot;;[.C1044];&quot;', total = &quot;;[.D1044];&quot;, hp = &quot;;[.E1044];&quot;, attack = &quot;;[.F1044];&quot;, defense = &quot;;[.G1044];&quot;, spatk = &quot;;[.H1044];&quot;, spdef = &quot;;[.I1044];&quot;, speed = &quot;;[.J1044]; &quot;)&quot;)" office:value-type="string" office:string-value="arctozolt = Enemy(name = 'Arctozolt', type = 'ELECTRIC ICE', total = 505, hp = 90, attack = 100, defense = 90, spatk = 90, spdef = 80, speed = 55)" calcext:value-type="string">
            <text:p>arctozolt = Enemy(name = 'Arctozolt', type = 'ELECTRIC ICE', total = 505, hp = 90, attack = 100, defense = 90, spatk = 90, spdef = 80, speed = 55)</text:p>
          </table:table-cell>
          <table:table-cell office:value-type="string" calcext:value-type="string">
            <text:p>Arctozolt</text:p>
          </table:table-cell>
          <table:table-cell office:value-type="string" calcext:value-type="string">
            <text:p>ELECTRIC ICE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044]);&quot; &quot;;&quot;_&quot;)" office:value-type="string" office:string-value="arctozolt" calcext:value-type="string">
            <text:p>arctozolt</text:p>
          </table:table-cell>
        </table:table-row>
        <table:table-row table:style-name="ro1">
          <table:table-cell table:formula="of:=COM.MICROSOFT.CONCAT(SUBSTITUTE(LOWER([.B1045]);&quot; &quot;;&quot;_&quot;);&quot; = Enemy(name = '&quot;;[.B1045];&quot;', type = '&quot;;[.C1045];&quot;', total = &quot;;[.D1045];&quot;, hp = &quot;;[.E1045];&quot;, attack = &quot;;[.F1045];&quot;, defense = &quot;;[.G1045];&quot;, spatk = &quot;;[.H1045];&quot;, spdef = &quot;;[.I1045];&quot;, speed = &quot;;[.J1045]; &quot;)&quot;)" office:value-type="string" office:string-value="dracovish = Enemy(name = 'Dracovish', type = 'WATER DRAGON', total = 505, hp = 90, attack = 90, defense = 100, spatk = 70, spdef = 80, speed = 75)" calcext:value-type="string">
            <text:p>dracovish = Enemy(name = 'Dracovish', type = 'WATER DRAGON', total = 505, hp = 90, attack = 90, defense = 100, spatk = 70, spdef = 80, speed = 75)</text:p>
          </table:table-cell>
          <table:table-cell office:value-type="string" calcext:value-type="string">
            <text:p>Dracovish</text:p>
          </table:table-cell>
          <table:table-cell office:value-type="string" calcext:value-type="string">
            <text:p>WATER DRAGON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BSTITUTE(LOWER([.B1045]);&quot; &quot;;&quot;_&quot;)" office:value-type="string" office:string-value="dracovish" calcext:value-type="string">
            <text:p>dracovish</text:p>
          </table:table-cell>
        </table:table-row>
        <table:table-row table:style-name="ro1">
          <table:table-cell table:formula="of:=COM.MICROSOFT.CONCAT(SUBSTITUTE(LOWER([.B1046]);&quot; &quot;;&quot;_&quot;);&quot; = Enemy(name = '&quot;;[.B1046];&quot;', type = '&quot;;[.C1046];&quot;', total = &quot;;[.D1046];&quot;, hp = &quot;;[.E1046];&quot;, attack = &quot;;[.F1046];&quot;, defense = &quot;;[.G1046];&quot;, spatk = &quot;;[.H1046];&quot;, spdef = &quot;;[.I1046];&quot;, speed = &quot;;[.J1046]; &quot;)&quot;)" office:value-type="string" office:string-value="arctovish = Enemy(name = 'Arctovish', type = 'WATER ICE', total = 505, hp = 90, attack = 90, defense = 100, spatk = 80, spdef = 90, speed = 55)" calcext:value-type="string">
            <text:p>arctovish = Enemy(name = 'Arctovish', type = 'WATER ICE', total = 505, hp = 90, attack = 90, defense = 100, spatk = 80, spdef = 90, speed = 55)</text:p>
          </table:table-cell>
          <table:table-cell office:value-type="string" calcext:value-type="string">
            <text:p>Arctovish</text:p>
          </table:table-cell>
          <table:table-cell office:value-type="string" calcext:value-type="string">
            <text:p>WATER ICE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BSTITUTE(LOWER([.B1046]);&quot; &quot;;&quot;_&quot;)" office:value-type="string" office:string-value="arctovish" calcext:value-type="string">
            <text:p>arctovish</text:p>
          </table:table-cell>
        </table:table-row>
        <table:table-row table:style-name="ro1">
          <table:table-cell table:formula="of:=COM.MICROSOFT.CONCAT(SUBSTITUTE(LOWER([.B1047]);&quot; &quot;;&quot;_&quot;);&quot; = Enemy(name = '&quot;;[.B1047];&quot;', type = '&quot;;[.C1047];&quot;', total = &quot;;[.D1047];&quot;, hp = &quot;;[.E1047];&quot;, attack = &quot;;[.F1047];&quot;, defense = &quot;;[.G1047];&quot;, spatk = &quot;;[.H1047];&quot;, spdef = &quot;;[.I1047];&quot;, speed = &quot;;[.J1047]; &quot;)&quot;)" office:value-type="string" office:string-value="duraludon = Enemy(name = 'Duraludon', type = 'STEEL DRAGON', total = 535, hp = 70, attack = 95, defense = 115, spatk = 120, spdef = 50, speed = 85)" calcext:value-type="string">
            <text:p>duraludon = Enemy(name = 'Duraludon', type = 'STEEL DRAGON', total = 535, hp = 70, attack = 95, defense = 115, spatk = 120, spdef = 50, speed = 85)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STEEL DRAGON</text:p>
          </table:table-cell>
          <table:table-cell office:value-type="float" office:value="535" calcext:value-type="float">
            <text:p>5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047]);&quot; &quot;;&quot;_&quot;)" office:value-type="string" office:string-value="duraludon" calcext:value-type="string">
            <text:p>duraludon</text:p>
          </table:table-cell>
        </table:table-row>
        <table:table-row table:style-name="ro1">
          <table:table-cell table:formula="of:=COM.MICROSOFT.CONCAT(SUBSTITUTE(LOWER([.B1048]);&quot; &quot;;&quot;_&quot;);&quot; = Enemy(name = '&quot;;[.B1048];&quot;', type = '&quot;;[.C1048];&quot;', total = &quot;;[.D1048];&quot;, hp = &quot;;[.E1048];&quot;, attack = &quot;;[.F1048];&quot;, defense = &quot;;[.G1048];&quot;, spatk = &quot;;[.H1048];&quot;, spdef = &quot;;[.I1048];&quot;, speed = &quot;;[.J1048]; &quot;)&quot;)" office:value-type="string" office:string-value="dreepy = Enemy(name = 'Dreepy', type = 'DRAGON GHOST', total = 270, hp = 28, attack = 60, defense = 30, spatk = 40, spdef = 30, speed = 82)" calcext:value-type="string">
            <text:p>dreepy = Enemy(name = 'Dreepy', type = 'DRAGON GHOST', total = 270, hp = 28, attack = 60, defense = 30, spatk = 40, spdef = 30, speed = 82)</text:p>
          </table:table-cell>
          <table:table-cell office:value-type="string" calcext:value-type="string">
            <text:p>Dreepy</text:p>
          </table:table-cell>
          <table:table-cell office:value-type="string" calcext:value-type="string">
            <text:p>DRAGON GHOST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BSTITUTE(LOWER([.B1048]);&quot; &quot;;&quot;_&quot;)" office:value-type="string" office:string-value="dreepy" calcext:value-type="string">
            <text:p>dreepy</text:p>
          </table:table-cell>
        </table:table-row>
        <table:table-row table:style-name="ro1">
          <table:table-cell table:formula="of:=COM.MICROSOFT.CONCAT(SUBSTITUTE(LOWER([.B1049]);&quot; &quot;;&quot;_&quot;);&quot; = Enemy(name = '&quot;;[.B1049];&quot;', type = '&quot;;[.C1049];&quot;', total = &quot;;[.D1049];&quot;, hp = &quot;;[.E1049];&quot;, attack = &quot;;[.F1049];&quot;, defense = &quot;;[.G1049];&quot;, spatk = &quot;;[.H1049];&quot;, spdef = &quot;;[.I1049];&quot;, speed = &quot;;[.J1049]; &quot;)&quot;)" office:value-type="string" office:string-value="drakloak = Enemy(name = 'Drakloak', type = 'DRAGON GHOST', total = 410, hp = 68, attack = 80, defense = 50, spatk = 60, spdef = 50, speed = 102)" calcext:value-type="string">
            <text:p>drakloak = Enemy(name = 'Drakloak', type = 'DRAGON GHOST', total = 410, hp = 68, attack = 80, defense = 50, spatk = 60, spdef = 50, speed = 102)</text:p>
          </table:table-cell>
          <table:table-cell office:value-type="string" calcext:value-type="string">
            <text:p>Drakloak</text:p>
          </table:table-cell>
          <table:table-cell office:value-type="string" calcext:value-type="string">
            <text:p>DRAGON GHOST</text:p>
          </table:table-cell>
          <table:table-cell office:value-type="float" office:value="410" calcext:value-type="float">
            <text:p>41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BSTITUTE(LOWER([.B1049]);&quot; &quot;;&quot;_&quot;)" office:value-type="string" office:string-value="drakloak" calcext:value-type="string">
            <text:p>drakloak</text:p>
          </table:table-cell>
        </table:table-row>
        <table:table-row table:style-name="ro1">
          <table:table-cell table:formula="of:=COM.MICROSOFT.CONCAT(SUBSTITUTE(LOWER([.B1050]);&quot; &quot;;&quot;_&quot;);&quot; = Enemy(name = '&quot;;[.B1050];&quot;', type = '&quot;;[.C1050];&quot;', total = &quot;;[.D1050];&quot;, hp = &quot;;[.E1050];&quot;, attack = &quot;;[.F1050];&quot;, defense = &quot;;[.G1050];&quot;, spatk = &quot;;[.H1050];&quot;, spdef = &quot;;[.I1050];&quot;, speed = &quot;;[.J1050]; &quot;)&quot;)" office:value-type="string" office:string-value="dragapult = Enemy(name = 'Dragapult', type = 'DRAGON GHOST', total = 600, hp = 88, attack = 120, defense = 75, spatk = 100, spdef = 75, speed = 142)" calcext:value-type="string">
            <text:p>dragapult = Enemy(name = 'Dragapult', type = 'DRAGON GHOST', total = 600, hp = 88, attack = 120, defense = 75, spatk = 100, spdef = 75, speed = 142)</text:p>
          </table:table-cell>
          <table:table-cell office:value-type="string" calcext:value-type="string">
            <text:p>Dragapult</text:p>
          </table:table-cell>
          <table:table-cell office:value-type="string" calcext:value-type="string">
            <text:p>DRAGON GHOST</text:p>
          </table:table-cell>
          <table:table-cell office:value-type="float" office:value="600" calcext:value-type="float">
            <text:p>60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SUBSTITUTE(LOWER([.B1050]);&quot; &quot;;&quot;_&quot;)" office:value-type="string" office:string-value="dragapult" calcext:value-type="string">
            <text:p>dragapult</text:p>
          </table:table-cell>
        </table:table-row>
        <table:table-row table:style-name="ro1">
          <table:table-cell table:formula="of:=COM.MICROSOFT.CONCAT(SUBSTITUTE(LOWER([.B1051]);&quot; &quot;;&quot;_&quot;);&quot; = Enemy(name = '&quot;;[.B1051];&quot;', type = '&quot;;[.C1051];&quot;', total = &quot;;[.D1051];&quot;, hp = &quot;;[.E1051];&quot;, attack = &quot;;[.F1051];&quot;, defense = &quot;;[.G1051];&quot;, spatk = &quot;;[.H1051];&quot;, spdef = &quot;;[.I1051];&quot;, speed = &quot;;[.J1051]; &quot;)&quot;)" office:value-type="string" office:string-value="zacian_hero_of_many_battles = Enemy(name = 'Zacian Hero of Many Battles', type = 'FAIRY', total = 670, hp = 92, attack = 130, defense = 115, spatk = 80, spdef = 115, speed = 138)" calcext:value-type="string">
            <text:p>zacian_hero_of_many_battles = Enemy(name = 'Zacian Hero of Many Battles', type = 'FAIRY', total = 670, hp = 92, attack = 130, defense = 115, spatk = 80, spdef = 115, speed = 138)</text:p>
          </table:table-cell>
          <table:table-cell office:value-type="string" calcext:value-type="string">
            <text:p>Zacian Hero of Many Battles</text:p>
          </table:table-cell>
          <table:table-cell office:value-type="string" calcext:value-type="string">
            <text:p>FAIRY</text:p>
          </table:table-cell>
          <table:table-cell office:value-type="float" office:value="670" calcext:value-type="float">
            <text:p>67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SUBSTITUTE(LOWER([.B1051]);&quot; &quot;;&quot;_&quot;)" office:value-type="string" office:string-value="zacian_hero_of_many_battles" calcext:value-type="string">
            <text:p>zacian_hero_of_many_battles</text:p>
          </table:table-cell>
        </table:table-row>
        <table:table-row table:style-name="ro1">
          <table:table-cell table:formula="of:=COM.MICROSOFT.CONCAT(SUBSTITUTE(LOWER([.B1052]);&quot; &quot;;&quot;_&quot;);&quot; = Enemy(name = '&quot;;[.B1052];&quot;', type = '&quot;;[.C1052];&quot;', total = &quot;;[.D1052];&quot;, hp = &quot;;[.E1052];&quot;, attack = &quot;;[.F1052];&quot;, defense = &quot;;[.G1052];&quot;, spatk = &quot;;[.H1052];&quot;, spdef = &quot;;[.I1052];&quot;, speed = &quot;;[.J1052]; &quot;)&quot;)" office:value-type="string" office:string-value="zacian_crowned_sword = Enemy(name = 'Zacian Crowned Sword', type = 'FAIRY STEEL', total = 720, hp = 92, attack = 170, defense = 115, spatk = 80, spdef = 115, speed = 148)" calcext:value-type="string">
            <text:p>zacian_crowned_sword = Enemy(name = 'Zacian Crowned Sword', type = 'FAIRY STEEL', total = 720, hp = 92, attack = 170, defense = 115, spatk = 80, spdef = 115, speed = 148)</text:p>
          </table:table-cell>
          <table:table-cell office:value-type="string" calcext:value-type="string">
            <text:p>Zacian Crowned Sword</text:p>
          </table:table-cell>
          <table:table-cell office:value-type="string" calcext:value-type="string">
            <text:p>FAIRY STEEL</text:p>
          </table:table-cell>
          <table:table-cell office:value-type="float" office:value="720" calcext:value-type="float">
            <text:p>720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SUBSTITUTE(LOWER([.B1052]);&quot; &quot;;&quot;_&quot;)" office:value-type="string" office:string-value="zacian_crowned_sword" calcext:value-type="string">
            <text:p>zacian_crowned_sword</text:p>
          </table:table-cell>
        </table:table-row>
        <table:table-row table:style-name="ro1">
          <table:table-cell table:formula="of:=COM.MICROSOFT.CONCAT(SUBSTITUTE(LOWER([.B1053]);&quot; &quot;;&quot;_&quot;);&quot; = Enemy(name = '&quot;;[.B1053];&quot;', type = '&quot;;[.C1053];&quot;', total = &quot;;[.D1053];&quot;, hp = &quot;;[.E1053];&quot;, attack = &quot;;[.F1053];&quot;, defense = &quot;;[.G1053];&quot;, spatk = &quot;;[.H1053];&quot;, spdef = &quot;;[.I1053];&quot;, speed = &quot;;[.J1053]; &quot;)&quot;)" office:value-type="string" office:string-value="zamazenta_hero_of_many_battles = Enemy(name = 'Zamazenta Hero of Many Battles', type = 'FIGHTING', total = 670, hp = 92, attack = 130, defense = 115, spatk = 80, spdef = 115, speed = 138)" calcext:value-type="string">
            <text:p>zamazenta_hero_of_many_battles = Enemy(name = 'Zamazenta Hero of Many Battles', type = 'FIGHTING', total = 670, hp = 92, attack = 130, defense = 115, spatk = 80, spdef = 115, speed = 138)</text:p>
          </table:table-cell>
          <table:table-cell office:value-type="string" calcext:value-type="string">
            <text:p>Zamazenta Hero of Many Battles</text:p>
          </table:table-cell>
          <table:table-cell office:value-type="string" calcext:value-type="string">
            <text:p>FIGHTING</text:p>
          </table:table-cell>
          <table:table-cell office:value-type="float" office:value="670" calcext:value-type="float">
            <text:p>67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SUBSTITUTE(LOWER([.B1053]);&quot; &quot;;&quot;_&quot;)" office:value-type="string" office:string-value="zamazenta_hero_of_many_battles" calcext:value-type="string">
            <text:p>zamazenta_hero_of_many_battles</text:p>
          </table:table-cell>
        </table:table-row>
        <table:table-row table:style-name="ro1">
          <table:table-cell table:formula="of:=COM.MICROSOFT.CONCAT(SUBSTITUTE(LOWER([.B1054]);&quot; &quot;;&quot;_&quot;);&quot; = Enemy(name = '&quot;;[.B1054];&quot;', type = '&quot;;[.C1054];&quot;', total = &quot;;[.D1054];&quot;, hp = &quot;;[.E1054];&quot;, attack = &quot;;[.F1054];&quot;, defense = &quot;;[.G1054];&quot;, spatk = &quot;;[.H1054];&quot;, spdef = &quot;;[.I1054];&quot;, speed = &quot;;[.J1054]; &quot;)&quot;)" office:value-type="string" office:string-value="zamazenta_crowned_shield = Enemy(name = 'Zamazenta Crowned Shield', type = 'FIGHTING STEEL', total = 720, hp = 92, attack = 130, defense = 145, spatk = 80, spdef = 145, speed = 128)" calcext:value-type="string">
            <text:p>zamazenta_crowned_shield = Enemy(name = 'Zamazenta Crowned Shield', type = 'FIGHTING STEEL', total = 720, hp = 92, attack = 130, defense = 145, spatk = 80, spdef = 145, speed = 128)</text:p>
          </table:table-cell>
          <table:table-cell office:value-type="string" calcext:value-type="string">
            <text:p>Zamazenta Crowned Shield</text:p>
          </table:table-cell>
          <table:table-cell office:value-type="string" calcext:value-type="string">
            <text:p>FIGHTING STEEL</text:p>
          </table:table-cell>
          <table:table-cell office:value-type="float" office:value="720" calcext:value-type="float">
            <text:p>72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SUBSTITUTE(LOWER([.B1054]);&quot; &quot;;&quot;_&quot;)" office:value-type="string" office:string-value="zamazenta_crowned_shield" calcext:value-type="string">
            <text:p>zamazenta_crowned_shield</text:p>
          </table:table-cell>
        </table:table-row>
        <table:table-row table:style-name="ro1">
          <table:table-cell table:formula="of:=COM.MICROSOFT.CONCAT(SUBSTITUTE(LOWER([.B1055]);&quot; &quot;;&quot;_&quot;);&quot; = Enemy(name = '&quot;;[.B1055];&quot;', type = '&quot;;[.C1055];&quot;', total = &quot;;[.D1055];&quot;, hp = &quot;;[.E1055];&quot;, attack = &quot;;[.F1055];&quot;, defense = &quot;;[.G1055];&quot;, spatk = &quot;;[.H1055];&quot;, spdef = &quot;;[.I1055];&quot;, speed = &quot;;[.J1055]; &quot;)&quot;)" office:value-type="string" office:string-value="eternatus = Enemy(name = 'Eternatus', type = 'POISON DRAGON', total = 690, hp = 140, attack = 85, defense = 95, spatk = 145, spdef = 95, speed = 130)" calcext:value-type="string">
            <text:p>eternatus = Enemy(name = 'Eternatus', type = 'POISON DRAGON', total = 690, hp = 140, attack = 85, defense = 95, spatk = 145, spdef = 95, speed = 130)</text:p>
          </table:table-cell>
          <table:table-cell office:value-type="string" calcext:value-type="string">
            <text:p>Eternatus</text:p>
          </table:table-cell>
          <table:table-cell office:value-type="string" calcext:value-type="string">
            <text:p>POISON DRAGON</text:p>
          </table:table-cell>
          <table:table-cell office:value-type="float" office:value="690" calcext:value-type="float">
            <text:p>690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055]);&quot; &quot;;&quot;_&quot;)" office:value-type="string" office:string-value="eternatus" calcext:value-type="string">
            <text:p>eternatus</text:p>
          </table:table-cell>
        </table:table-row>
        <table:table-row table:style-name="ro1">
          <table:table-cell table:formula="of:=COM.MICROSOFT.CONCAT(SUBSTITUTE(LOWER([.B1056]);&quot; &quot;;&quot;_&quot;);&quot; = Enemy(name = '&quot;;[.B1056];&quot;', type = '&quot;;[.C1056];&quot;', total = &quot;;[.D1056];&quot;, hp = &quot;;[.E1056];&quot;, attack = &quot;;[.F1056];&quot;, defense = &quot;;[.G1056];&quot;, spatk = &quot;;[.H1056];&quot;, spdef = &quot;;[.I1056];&quot;, speed = &quot;;[.J1056]; &quot;)&quot;)" office:value-type="string" office:string-value="eternatus_eternamax = Enemy(name = 'Eternatus Eternamax', type = 'POISON DRAGON', total = 1125, hp = 255, attack = 115, defense = 250, spatk = 125, spdef = 250, speed = 130)" calcext:value-type="string">
            <text:p>eternatus_eternamax = Enemy(name = 'Eternatus Eternamax', type = 'POISON DRAGON', total = 1125, hp = 255, attack = 115, defense = 250, spatk = 125, spdef = 250, speed = 130)</text:p>
          </table:table-cell>
          <table:table-cell office:value-type="string" calcext:value-type="string">
            <text:p>Eternatus Eternamax</text:p>
          </table:table-cell>
          <table:table-cell office:value-type="string" calcext:value-type="string">
            <text:p>POISON DRAGON</text:p>
          </table:table-cell>
          <table:table-cell office:value-type="float" office:value="1125" calcext:value-type="float">
            <text:p>1125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056]);&quot; &quot;;&quot;_&quot;)" office:value-type="string" office:string-value="eternatus_eternamax" calcext:value-type="string">
            <text:p>eternatus_eternamax</text:p>
          </table:table-cell>
        </table:table-row>
        <table:table-row table:style-name="ro1">
          <table:table-cell table:formula="of:=COM.MICROSOFT.CONCAT(SUBSTITUTE(LOWER([.B1057]);&quot; &quot;;&quot;_&quot;);&quot; = Enemy(name = '&quot;;[.B1057];&quot;', type = '&quot;;[.C1057];&quot;', total = &quot;;[.D1057];&quot;, hp = &quot;;[.E1057];&quot;, attack = &quot;;[.F1057];&quot;, defense = &quot;;[.G1057];&quot;, spatk = &quot;;[.H1057];&quot;, spdef = &quot;;[.I1057];&quot;, speed = &quot;;[.J1057]; &quot;)&quot;)" office:value-type="string" office:string-value="kubfu = Enemy(name = 'Kubfu', type = 'FIGHTING', total = 385, hp = 60, attack = 90, defense = 60, spatk = 53, spdef = 50, speed = 72)" calcext:value-type="string">
            <text:p>kubfu = Enemy(name = 'Kubfu', type = 'FIGHTING', total = 385, hp = 60, attack = 90, defense = 60, spatk = 53, spdef = 50, speed = 72)</text:p>
          </table:table-cell>
          <table:table-cell office:value-type="string" calcext:value-type="string">
            <text:p>Kubfu</text:p>
          </table:table-cell>
          <table:table-cell office:value-type="string" calcext:value-type="string">
            <text:p>FIGHTING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BSTITUTE(LOWER([.B1057]);&quot; &quot;;&quot;_&quot;)" office:value-type="string" office:string-value="kubfu" calcext:value-type="string">
            <text:p>kubfu</text:p>
          </table:table-cell>
        </table:table-row>
        <table:table-row table:style-name="ro1">
          <table:table-cell table:formula="of:=COM.MICROSOFT.CONCAT(SUBSTITUTE(LOWER([.B1058]);&quot; &quot;;&quot;_&quot;);&quot; = Enemy(name = '&quot;;[.B1058];&quot;', type = '&quot;;[.C1058];&quot;', total = &quot;;[.D1058];&quot;, hp = &quot;;[.E1058];&quot;, attack = &quot;;[.F1058];&quot;, defense = &quot;;[.G1058];&quot;, spatk = &quot;;[.H1058];&quot;, spdef = &quot;;[.I1058];&quot;, speed = &quot;;[.J1058]; &quot;)&quot;)" office:value-type="string" office:string-value="urshifu_single_strike_style = Enemy(name = 'Urshifu Single Strike Style', type = 'FIGHTING DARK', total = 550, hp = 100, attack = 130, defense = 100, spatk = 63, spdef = 60, speed = 97)" calcext:value-type="string">
            <text:p>urshifu_single_strike_style = Enemy(name = 'Urshifu Single Strike Style', type = 'FIGHTING DARK', total = 550, hp = 100, attack = 130, defense = 100, spatk = 63, spdef = 60, speed = 97)</text:p>
          </table:table-cell>
          <table:table-cell office:value-type="string" calcext:value-type="string">
            <text:p>Urshifu Single Strike Style</text:p>
          </table:table-cell>
          <table:table-cell office:value-type="string" calcext:value-type="string">
            <text:p>FIGHTING DARK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1058]);&quot; &quot;;&quot;_&quot;)" office:value-type="string" office:string-value="urshifu_single_strike_style" calcext:value-type="string">
            <text:p>urshifu_single_strike_style</text:p>
          </table:table-cell>
        </table:table-row>
        <table:table-row table:style-name="ro1">
          <table:table-cell table:formula="of:=COM.MICROSOFT.CONCAT(SUBSTITUTE(LOWER([.B1059]);&quot; &quot;;&quot;_&quot;);&quot; = Enemy(name = '&quot;;[.B1059];&quot;', type = '&quot;;[.C1059];&quot;', total = &quot;;[.D1059];&quot;, hp = &quot;;[.E1059];&quot;, attack = &quot;;[.F1059];&quot;, defense = &quot;;[.G1059];&quot;, spatk = &quot;;[.H1059];&quot;, spdef = &quot;;[.I1059];&quot;, speed = &quot;;[.J1059]; &quot;)&quot;)" office:value-type="string" office:string-value="urshifu_rapid_strike_style = Enemy(name = 'Urshifu Rapid Strike Style', type = 'FIGHTING WATER', total = 550, hp = 100, attack = 130, defense = 100, spatk = 63, spdef = 60, speed = 97)" calcext:value-type="string">
            <text:p>urshifu_rapid_strike_style = Enemy(name = 'Urshifu Rapid Strike Style', type = 'FIGHTING WATER', total = 550, hp = 100, attack = 130, defense = 100, spatk = 63, spdef = 60, speed = 97)</text:p>
          </table:table-cell>
          <table:table-cell office:value-type="string" calcext:value-type="string">
            <text:p>Urshifu Rapid Strike Style</text:p>
          </table:table-cell>
          <table:table-cell office:value-type="string" calcext:value-type="string">
            <text:p>FIGHTING WATER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BSTITUTE(LOWER([.B1059]);&quot; &quot;;&quot;_&quot;)" office:value-type="string" office:string-value="urshifu_rapid_strike_style" calcext:value-type="string">
            <text:p>urshifu_rapid_strike_style</text:p>
          </table:table-cell>
        </table:table-row>
        <table:table-row table:style-name="ro1">
          <table:table-cell table:formula="of:=COM.MICROSOFT.CONCAT(SUBSTITUTE(LOWER([.B1060]);&quot; &quot;;&quot;_&quot;);&quot; = Enemy(name = '&quot;;[.B1060];&quot;', type = '&quot;;[.C1060];&quot;', total = &quot;;[.D1060];&quot;, hp = &quot;;[.E1060];&quot;, attack = &quot;;[.F1060];&quot;, defense = &quot;;[.G1060];&quot;, spatk = &quot;;[.H1060];&quot;, spdef = &quot;;[.I1060];&quot;, speed = &quot;;[.J1060]; &quot;)&quot;)" office:value-type="string" office:string-value="zarude = Enemy(name = 'Zarude', type = 'DARK GRASS', total = 600, hp = 105, attack = 120, defense = 105, spatk = 70, spdef = 95, speed = 105)" calcext:value-type="string">
            <text:p>zarude = Enemy(name = 'Zarude', type = 'DARK GRASS', total = 600, hp = 105, attack = 120, defense = 105, spatk = 70, spdef = 95, speed = 105)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DARK GRASS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BSTITUTE(LOWER([.B1060]);&quot; &quot;;&quot;_&quot;)" office:value-type="string" office:string-value="zarude" calcext:value-type="string">
            <text:p>zarude</text:p>
          </table:table-cell>
        </table:table-row>
        <table:table-row table:style-name="ro1">
          <table:table-cell table:formula="of:=COM.MICROSOFT.CONCAT(SUBSTITUTE(LOWER([.B1061]);&quot; &quot;;&quot;_&quot;);&quot; = Enemy(name = '&quot;;[.B1061];&quot;', type = '&quot;;[.C1061];&quot;', total = &quot;;[.D1061];&quot;, hp = &quot;;[.E1061];&quot;, attack = &quot;;[.F1061];&quot;, defense = &quot;;[.G1061];&quot;, spatk = &quot;;[.H1061];&quot;, spdef = &quot;;[.I1061];&quot;, speed = &quot;;[.J1061]; &quot;)&quot;)" office:value-type="string" office:string-value="regieleki = Enemy(name = 'Regieleki', type = 'ELECTRIC', total = 580, hp = 80, attack = 100, defense = 50, spatk = 100, spdef = 50, speed = 200)" calcext:value-type="string">
            <text:p>regieleki = Enemy(name = 'Regieleki', type = 'ELECTRIC', total = 580, hp = 80, attack = 100, defense = 50, spatk = 100, spdef = 50, speed = 200)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ELECTRIC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BSTITUTE(LOWER([.B1061]);&quot; &quot;;&quot;_&quot;)" office:value-type="string" office:string-value="regieleki" calcext:value-type="string">
            <text:p>regieleki</text:p>
          </table:table-cell>
        </table:table-row>
        <table:table-row table:style-name="ro1">
          <table:table-cell table:formula="of:=COM.MICROSOFT.CONCAT(SUBSTITUTE(LOWER([.B1062]);&quot; &quot;;&quot;_&quot;);&quot; = Enemy(name = '&quot;;[.B1062];&quot;', type = '&quot;;[.C1062];&quot;', total = &quot;;[.D1062];&quot;, hp = &quot;;[.E1062];&quot;, attack = &quot;;[.F1062];&quot;, defense = &quot;;[.G1062];&quot;, spatk = &quot;;[.H1062];&quot;, spdef = &quot;;[.I1062];&quot;, speed = &quot;;[.J1062]; &quot;)&quot;)" office:value-type="string" office:string-value="regidrago = Enemy(name = 'Regidrago', type = 'DRAGON', total = 580, hp = 200, attack = 100, defense = 50, spatk = 100, spdef = 50, speed = 80)" calcext:value-type="string">
            <text:p>regidrago = Enemy(name = 'Regidrago', type = 'DRAGON', total = 580, hp = 200, attack = 100, defense = 50, spatk = 100, spdef = 50, speed = 80)</text:p>
          </table:table-cell>
          <table:table-cell office:value-type="string" calcext:value-type="string">
            <text:p>Regidrago</text:p>
          </table:table-cell>
          <table:table-cell office:value-type="string" calcext:value-type="string">
            <text:p>DRAGON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BSTITUTE(LOWER([.B1062]);&quot; &quot;;&quot;_&quot;)" office:value-type="string" office:string-value="regidrago" calcext:value-type="string">
            <text:p>regidrago</text:p>
          </table:table-cell>
        </table:table-row>
        <table:table-row table:style-name="ro1">
          <table:table-cell table:formula="of:=COM.MICROSOFT.CONCAT(SUBSTITUTE(LOWER([.B1063]);&quot; &quot;;&quot;_&quot;);&quot; = Enemy(name = '&quot;;[.B1063];&quot;', type = '&quot;;[.C1063];&quot;', total = &quot;;[.D1063];&quot;, hp = &quot;;[.E1063];&quot;, attack = &quot;;[.F1063];&quot;, defense = &quot;;[.G1063];&quot;, spatk = &quot;;[.H1063];&quot;, spdef = &quot;;[.I1063];&quot;, speed = &quot;;[.J1063]; &quot;)&quot;)" office:value-type="string" office:string-value="glastrier = Enemy(name = 'Glastrier', type = 'ICE', total = 580, hp = 100, attack = 145, defense = 130, spatk = 65, spdef = 110, speed = 30)" calcext:value-type="string">
            <text:p>glastrier = Enemy(name = 'Glastrier', type = 'ICE', total = 580, hp = 100, attack = 145, defense = 130, spatk = 65, spdef = 110, speed = 30)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ICE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BSTITUTE(LOWER([.B1063]);&quot; &quot;;&quot;_&quot;)" office:value-type="string" office:string-value="glastrier" calcext:value-type="string">
            <text:p>glastrier</text:p>
          </table:table-cell>
        </table:table-row>
        <table:table-row table:style-name="ro1">
          <table:table-cell table:formula="of:=COM.MICROSOFT.CONCAT(SUBSTITUTE(LOWER([.B1064]);&quot; &quot;;&quot;_&quot;);&quot; = Enemy(name = '&quot;;[.B1064];&quot;', type = '&quot;;[.C1064];&quot;', total = &quot;;[.D1064];&quot;, hp = &quot;;[.E1064];&quot;, attack = &quot;;[.F1064];&quot;, defense = &quot;;[.G1064];&quot;, spatk = &quot;;[.H1064];&quot;, spdef = &quot;;[.I1064];&quot;, speed = &quot;;[.J1064]; &quot;)&quot;)" office:value-type="string" office:string-value="spectrier = Enemy(name = 'Spectrier', type = 'GHOST', total = 580, hp = 100, attack = 65, defense = 60, spatk = 145, spdef = 80, speed = 130)" calcext:value-type="string">
            <text:p>spectrier = Enemy(name = 'Spectrier', type = 'GHOST', total = 580, hp = 100, attack = 65, defense = 60, spatk = 145, spdef = 80, speed = 130)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GHOST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BSTITUTE(LOWER([.B1064]);&quot; &quot;;&quot;_&quot;)" office:value-type="string" office:string-value="spectrier" calcext:value-type="string">
            <text:p>spectrier</text:p>
          </table:table-cell>
        </table:table-row>
        <table:table-row table:style-name="ro1">
          <table:table-cell table:formula="of:=COM.MICROSOFT.CONCAT(SUBSTITUTE(LOWER([.B1065]);&quot; &quot;;&quot;_&quot;);&quot; = Enemy(name = '&quot;;[.B1065];&quot;', type = '&quot;;[.C1065];&quot;', total = &quot;;[.D1065];&quot;, hp = &quot;;[.E1065];&quot;, attack = &quot;;[.F1065];&quot;, defense = &quot;;[.G1065];&quot;, spatk = &quot;;[.H1065];&quot;, spdef = &quot;;[.I1065];&quot;, speed = &quot;;[.J1065]; &quot;)&quot;)" office:value-type="string" office:string-value="calyrex = Enemy(name = 'Calyrex', type = 'PSYCHIC GRASS', total = 500, hp = 100, attack = 80, defense = 80, spatk = 80, spdef = 80, speed = 80)" calcext:value-type="string">
            <text:p>calyrex = Enemy(name = 'Calyrex', type = 'PSYCHIC GRASS', total = 500, hp = 100, attack = 80, defense = 80, spatk = 80, spdef = 80, speed = 80)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PSYCHIC GRASS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80" calcext:value-type="float">
            <text:p>80</text:p>
          </table:table-cell>
          <table:table-cell/>
          <table:table-cell table:formula="of:=SUBSTITUTE(LOWER([.B1065]);&quot; &quot;;&quot;_&quot;)" office:value-type="string" office:string-value="calyrex" calcext:value-type="string">
            <text:p>calyrex</text:p>
          </table:table-cell>
        </table:table-row>
        <table:table-row table:style-name="ro1">
          <table:table-cell table:formula="of:=COM.MICROSOFT.CONCAT(SUBSTITUTE(LOWER([.B1066]);&quot; &quot;;&quot;_&quot;);&quot; = Enemy(name = '&quot;;[.B1066];&quot;', type = '&quot;;[.C1066];&quot;', total = &quot;;[.D1066];&quot;, hp = &quot;;[.E1066];&quot;, attack = &quot;;[.F1066];&quot;, defense = &quot;;[.G1066];&quot;, spatk = &quot;;[.H1066];&quot;, spdef = &quot;;[.I1066];&quot;, speed = &quot;;[.J1066]; &quot;)&quot;)" office:value-type="string" office:string-value="calyrex_ice_rider = Enemy(name = 'Calyrex Ice Rider', type = 'PSYCHIC ICE', total = 680, hp = 100, attack = 165, defense = 150, spatk = 85, spdef = 130, speed = 50)" calcext:value-type="string">
            <text:p>calyrex_ice_rider = Enemy(name = 'Calyrex Ice Rider', type = 'PSYCHIC ICE', total = 680, hp = 100, attack = 165, defense = 150, spatk = 85, spdef = 130, speed = 50)</text:p>
          </table:table-cell>
          <table:table-cell office:value-type="string" calcext:value-type="string">
            <text:p>Calyrex Ice Rider</text:p>
          </table:table-cell>
          <table:table-cell office:value-type="string" calcext:value-type="string">
            <text:p>PSYCHIC ICE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66]);&quot; &quot;;&quot;_&quot;)" office:value-type="string" office:string-value="calyrex_ice_rider" calcext:value-type="string">
            <text:p>calyrex_ice_rider</text:p>
          </table:table-cell>
        </table:table-row>
        <table:table-row table:style-name="ro1">
          <table:table-cell table:formula="of:=COM.MICROSOFT.CONCAT(SUBSTITUTE(LOWER([.B1067]);&quot; &quot;;&quot;_&quot;);&quot; = Enemy(name = '&quot;;[.B1067];&quot;', type = '&quot;;[.C1067];&quot;', total = &quot;;[.D1067];&quot;, hp = &quot;;[.E1067];&quot;, attack = &quot;;[.F1067];&quot;, defense = &quot;;[.G1067];&quot;, spatk = &quot;;[.H1067];&quot;, spdef = &quot;;[.I1067];&quot;, speed = &quot;;[.J1067]; &quot;)&quot;)" office:value-type="string" office:string-value="calyrex_shadow_rider = Enemy(name = 'Calyrex Shadow Rider', type = 'PSYCHIC GHOST', total = 680, hp = 100, attack = 85, defense = 80, spatk = 165, spdef = 100, speed = 150)" calcext:value-type="string">
            <text:p>calyrex_shadow_rider = Enemy(name = 'Calyrex Shadow Rider', type = 'PSYCHIC GHOST', total = 680, hp = 100, attack = 85, defense = 80, spatk = 165, spdef = 100, speed = 150)</text:p>
          </table:table-cell>
          <table:table-cell office:value-type="string" calcext:value-type="string">
            <text:p>Calyrex Shadow Rider</text:p>
          </table:table-cell>
          <table:table-cell office:value-type="string" calcext:value-type="string">
            <text:p>PSYCHIC GHOST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BSTITUTE(LOWER([.B1067]);&quot; &quot;;&quot;_&quot;)" office:value-type="string" office:string-value="calyrex_shadow_rider" calcext:value-type="string">
            <text:p>calyrex_shadow_rider</text:p>
          </table:table-cell>
        </table:table-row>
        <table:table-row table:style-name="ro1">
          <table:table-cell table:formula="of:=COM.MICROSOFT.CONCAT(SUBSTITUTE(LOWER([.B1068]);&quot; &quot;;&quot;_&quot;);&quot; = Enemy(name = '&quot;;[.B1068];&quot;', type = '&quot;;[.C1068];&quot;', total = &quot;;[.D1068];&quot;, hp = &quot;;[.E1068];&quot;, attack = &quot;;[.F1068];&quot;, defense = &quot;;[.G1068];&quot;, spatk = &quot;;[.H1068];&quot;, spdef = &quot;;[.I1068];&quot;, speed = &quot;;[.J1068]; &quot;)&quot;)" office:value-type="string" office:string-value="wyrdeer = Enemy(name = 'Wyrdeer', type = 'NORMAL PSYCHIC', total = 525, hp = 103, attack = 105, defense = 72, spatk = 105, spdef = 75, speed = 65)" calcext:value-type="string">
            <text:p>wyrdeer = Enemy(name = 'Wyrdeer', type = 'NORMAL PSYCHIC', total = 525, hp = 103, attack = 105, defense = 72, spatk = 105, spdef = 75, speed = 65)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NORMAL PSYCHIC</text:p>
          </table:table-cell>
          <table:table-cell office:value-type="float" office:value="525" calcext:value-type="float">
            <text:p>52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BSTITUTE(LOWER([.B1068]);&quot; &quot;;&quot;_&quot;)" office:value-type="string" office:string-value="wyrdeer" calcext:value-type="string">
            <text:p>wyrdeer</text:p>
          </table:table-cell>
        </table:table-row>
        <table:table-row table:style-name="ro1">
          <table:table-cell table:formula="of:=COM.MICROSOFT.CONCAT(SUBSTITUTE(LOWER([.B1069]);&quot; &quot;;&quot;_&quot;);&quot; = Enemy(name = '&quot;;[.B1069];&quot;', type = '&quot;;[.C1069];&quot;', total = &quot;;[.D1069];&quot;, hp = &quot;;[.E1069];&quot;, attack = &quot;;[.F1069];&quot;, defense = &quot;;[.G1069];&quot;, spatk = &quot;;[.H1069];&quot;, spdef = &quot;;[.I1069];&quot;, speed = &quot;;[.J1069]; &quot;)&quot;)" office:value-type="string" office:string-value="kleavor = Enemy(name = 'Kleavor', type = 'BUG ROCK', total = 500, hp = 70, attack = 135, defense = 95, spatk = 45, spdef = 70, speed = 85)" calcext:value-type="string">
            <text:p>kleavor = Enemy(name = 'Kleavor', type = 'BUG ROCK', total = 500, hp = 70, attack = 135, defense = 95, spatk = 45, spdef = 70, speed = 85)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BUG ROCK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069]);&quot; &quot;;&quot;_&quot;)" office:value-type="string" office:string-value="kleavor" calcext:value-type="string">
            <text:p>kleavor</text:p>
          </table:table-cell>
        </table:table-row>
        <table:table-row table:style-name="ro1">
          <table:table-cell table:formula="of:=COM.MICROSOFT.CONCAT(SUBSTITUTE(LOWER([.B1070]);&quot; &quot;;&quot;_&quot;);&quot; = Enemy(name = '&quot;;[.B1070];&quot;', type = '&quot;;[.C1070];&quot;', total = &quot;;[.D1070];&quot;, hp = &quot;;[.E1070];&quot;, attack = &quot;;[.F1070];&quot;, defense = &quot;;[.G1070];&quot;, spatk = &quot;;[.H1070];&quot;, spdef = &quot;;[.I1070];&quot;, speed = &quot;;[.J1070]; &quot;)&quot;)" office:value-type="string" office:string-value="ursaluna = Enemy(name = 'Ursaluna', type = 'NORMAL GROUND', total = 550, hp = 130, attack = 140, defense = 105, spatk = 45, spdef = 80, speed = 50)" calcext:value-type="string">
            <text:p>ursaluna = Enemy(name = 'Ursaluna', type = 'NORMAL GROUND', total = 550, hp = 130, attack = 140, defense = 105, spatk = 45, spdef = 80, speed = 50)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NORMAL GROUND</text:p>
          </table:table-cell>
          <table:table-cell office:value-type="float" office:value="550" calcext:value-type="float">
            <text:p>5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BSTITUTE(LOWER([.B1070]);&quot; &quot;;&quot;_&quot;)" office:value-type="string" office:string-value="ursaluna" calcext:value-type="string">
            <text:p>ursaluna</text:p>
          </table:table-cell>
        </table:table-row>
        <table:table-row table:style-name="ro1">
          <table:table-cell table:formula="of:=COM.MICROSOFT.CONCAT(SUBSTITUTE(LOWER([.B1071]);&quot; &quot;;&quot;_&quot;);&quot; = Enemy(name = '&quot;;[.B1071];&quot;', type = '&quot;;[.C1071];&quot;', total = &quot;;[.D1071];&quot;, hp = &quot;;[.E1071];&quot;, attack = &quot;;[.F1071];&quot;, defense = &quot;;[.G1071];&quot;, spatk = &quot;;[.H1071];&quot;, spdef = &quot;;[.I1071];&quot;, speed = &quot;;[.J1071]; &quot;)&quot;)" office:value-type="string" office:string-value="basculegion_male = Enemy(name = 'Basculegion Male', type = 'WATER GHOST', total = 530, hp = 120, attack = 112, defense = 65, spatk = 80, spdef = 75, speed = 78)" calcext:value-type="string">
            <text:p>basculegion_male = Enemy(name = 'Basculegion Male', type = 'WATER GHOST', total = 530, hp = 120, attack = 112, defense = 65, spatk = 80, spdef = 75, speed = 78)</text:p>
          </table:table-cell>
          <table:table-cell office:value-type="string" calcext:value-type="string">
            <text:p>Basculegion Male</text:p>
          </table:table-cell>
          <table:table-cell office:value-type="string" calcext:value-type="string">
            <text:p>WATER GHOST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1071]);&quot; &quot;;&quot;_&quot;)" office:value-type="string" office:string-value="basculegion_male" calcext:value-type="string">
            <text:p>basculegion_male</text:p>
          </table:table-cell>
        </table:table-row>
        <table:table-row table:style-name="ro1">
          <table:table-cell table:formula="of:=COM.MICROSOFT.CONCAT(SUBSTITUTE(LOWER([.B1072]);&quot; &quot;;&quot;_&quot;);&quot; = Enemy(name = '&quot;;[.B1072];&quot;', type = '&quot;;[.C1072];&quot;', total = &quot;;[.D1072];&quot;, hp = &quot;;[.E1072];&quot;, attack = &quot;;[.F1072];&quot;, defense = &quot;;[.G1072];&quot;, spatk = &quot;;[.H1072];&quot;, spdef = &quot;;[.I1072];&quot;, speed = &quot;;[.J1072]; &quot;)&quot;)" office:value-type="string" office:string-value="basculegion_female = Enemy(name = 'Basculegion Female', type = 'WATER GHOST', total = 530, hp = 120, attack = 92, defense = 65, spatk = 100, spdef = 75, speed = 78)" calcext:value-type="string">
            <text:p>basculegion_female = Enemy(name = 'Basculegion Female', type = 'WATER GHOST', total = 530, hp = 120, attack = 92, defense = 65, spatk = 100, spdef = 75, speed = 78)</text:p>
          </table:table-cell>
          <table:table-cell office:value-type="string" calcext:value-type="string">
            <text:p>Basculegion Female</text:p>
          </table:table-cell>
          <table:table-cell office:value-type="string" calcext:value-type="string">
            <text:p>WATER GHOST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BSTITUTE(LOWER([.B1072]);&quot; &quot;;&quot;_&quot;)" office:value-type="string" office:string-value="basculegion_female" calcext:value-type="string">
            <text:p>basculegion_female</text:p>
          </table:table-cell>
        </table:table-row>
        <table:table-row table:style-name="ro1">
          <table:table-cell table:formula="of:=COM.MICROSOFT.CONCAT(SUBSTITUTE(LOWER([.B1073]);&quot; &quot;;&quot;_&quot;);&quot; = Enemy(name = '&quot;;[.B1073];&quot;', type = '&quot;;[.C1073];&quot;', total = &quot;;[.D1073];&quot;, hp = &quot;;[.E1073];&quot;, attack = &quot;;[.F1073];&quot;, defense = &quot;;[.G1073];&quot;, spatk = &quot;;[.H1073];&quot;, spdef = &quot;;[.I1073];&quot;, speed = &quot;;[.J1073]; &quot;)&quot;)" office:value-type="string" office:string-value="sneasler = Enemy(name = 'Sneasler', type = 'POISON FIGHTING', total = 510, hp = 80, attack = 130, defense = 60, spatk = 40, spdef = 80, speed = 120)" calcext:value-type="string">
            <text:p>sneasler = Enemy(name = 'Sneasler', type = 'POISON FIGHTING', total = 510, hp = 80, attack = 130, defense = 60, spatk = 40, spdef = 80, speed = 120)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POISON FIGHTING</text:p>
          </table:table-cell>
          <table:table-cell office:value-type="float" office:value="510" calcext:value-type="float">
            <text:p>51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BSTITUTE(LOWER([.B1073]);&quot; &quot;;&quot;_&quot;)" office:value-type="string" office:string-value="sneasler" calcext:value-type="string">
            <text:p>sneasler</text:p>
          </table:table-cell>
        </table:table-row>
        <table:table-row table:style-name="ro1">
          <table:table-cell table:formula="of:=COM.MICROSOFT.CONCAT(SUBSTITUTE(LOWER([.B1074]);&quot; &quot;;&quot;_&quot;);&quot; = Enemy(name = '&quot;;[.B1074];&quot;', type = '&quot;;[.C1074];&quot;', total = &quot;;[.D1074];&quot;, hp = &quot;;[.E1074];&quot;, attack = &quot;;[.F1074];&quot;, defense = &quot;;[.G1074];&quot;, spatk = &quot;;[.H1074];&quot;, spdef = &quot;;[.I1074];&quot;, speed = &quot;;[.J1074]; &quot;)&quot;)" office:value-type="string" office:string-value="overqwil = Enemy(name = 'Overqwil', type = 'DARK POISON', total = 510, hp = 85, attack = 115, defense = 95, spatk = 65, spdef = 65, speed = 85)" calcext:value-type="string">
            <text:p>overqwil = Enemy(name = 'Overqwil', type = 'DARK POISON', total = 510, hp = 85, attack = 115, defense = 95, spatk = 65, spdef = 65, speed = 85)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DARK POISON</text:p>
          </table:table-cell>
          <table:table-cell office:value-type="float" office:value="510" calcext:value-type="float">
            <text:p>51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BSTITUTE(LOWER([.B1074]);&quot; &quot;;&quot;_&quot;)" office:value-type="string" office:string-value="overqwil" calcext:value-type="string">
            <text:p>overqwil</text:p>
          </table:table-cell>
        </table:table-row>
        <table:table-row table:style-name="ro1">
          <table:table-cell table:formula="of:=COM.MICROSOFT.CONCAT(SUBSTITUTE(LOWER([.B1075]);&quot; &quot;;&quot;_&quot;);&quot; = Enemy(name = '&quot;;[.B1075];&quot;', type = '&quot;;[.C1075];&quot;', total = &quot;;[.D1075];&quot;, hp = &quot;;[.E1075];&quot;, attack = &quot;;[.F1075];&quot;, defense = &quot;;[.G1075];&quot;, spatk = &quot;;[.H1075];&quot;, spdef = &quot;;[.I1075];&quot;, speed = &quot;;[.J1075]; &quot;)&quot;)" office:value-type="string" office:string-value="enamorus_incarnate_forme = Enemy(name = 'Enamorus Incarnate Forme', type = 'FAIRY FLYING', total = 580, hp = 74, attack = 115, defense = 70, spatk = 135, spdef = 80, speed = 106)" calcext:value-type="string">
            <text:p>enamorus_incarnate_forme = Enemy(name = 'Enamorus Incarnate Forme', type = 'FAIRY FLYING', total = 580, hp = 74, attack = 115, defense = 70, spatk = 135, spdef = 80, speed = 106)</text:p>
          </table:table-cell>
          <table:table-cell office:value-type="string" calcext:value-type="string">
            <text:p>Enamorus Incarnate Forme</text:p>
          </table:table-cell>
          <table:table-cell office:value-type="string" calcext:value-type="string">
            <text:p>FAIRY FLYING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SUBSTITUTE(LOWER([.B1075]);&quot; &quot;;&quot;_&quot;)" office:value-type="string" office:string-value="enamorus_incarnate_forme" calcext:value-type="string">
            <text:p>enamorus_incarnate_forme</text:p>
          </table:table-cell>
        </table:table-row>
        <table:table-row table:style-name="ro1">
          <table:table-cell table:formula="of:=COM.MICROSOFT.CONCAT(SUBSTITUTE(LOWER([.B1076]);&quot; &quot;;&quot;_&quot;);&quot; = Enemy(name = '&quot;;[.B1076];&quot;', type = '&quot;;[.C1076];&quot;', total = &quot;;[.D1076];&quot;, hp = &quot;;[.E1076];&quot;, attack = &quot;;[.F1076];&quot;, defense = &quot;;[.G1076];&quot;, spatk = &quot;;[.H1076];&quot;, spdef = &quot;;[.I1076];&quot;, speed = &quot;;[.J1076]; &quot;)&quot;)" office:value-type="string" office:string-value="enamorus_therian_forme = Enemy(name = 'Enamorus Therian Forme', type = 'FAIRY FLYING', total = 580, hp = 74, attack = 115, defense = 110, spatk = 135, spdef = 100, speed = 46)" calcext:value-type="string">
            <text:p>enamorus_therian_forme = Enemy(name = 'Enamorus Therian Forme', type = 'FAIRY FLYING', total = 580, hp = 74, attack = 115, defense = 110, spatk = 135, spdef = 100, speed = 46)</text:p>
          </table:table-cell>
          <table:table-cell office:value-type="string" calcext:value-type="string">
            <text:p>Enamorus Therian Forme</text:p>
          </table:table-cell>
          <table:table-cell office:value-type="string" calcext:value-type="string">
            <text:p>FAIRY FLYING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BSTITUTE(LOWER([.B1076]);&quot; &quot;;&quot;_&quot;)" office:value-type="string" office:string-value="enamorus_therian_forme" calcext:value-type="string">
            <text:p>enamorus_therian_for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2:13:11.701000000</meta:creation-date>
    <dc:date>2022-09-25T23:45:13.831000000</dc:date>
    <meta:editing-duration>PT9M48S</meta:editing-duration>
    <meta:editing-cycles>2</meta:editing-cycles>
    <meta:generator>LibreOffice/7.0.4.2$Windows_X86_64 LibreOffice_project/dcf040e67528d9187c66b2379df5ea4407429775</meta:generator>
    <meta:document-statistic meta:table-count="1" meta:cell-count="11835" meta:object-count="0"/>
  </office:meta>
</office:document-meta>
</file>